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113"/>
    <style:style style:name="ce2" style:family="table-cell" style:parent-style-name="Default" style:data-style-name="N2"/>
    <style:style style:name="ce4" style:family="table-cell" style:parent-style-name="Default" style:data-style-name="N37"/>
    <style:style style:name="ce8" style:family="table-cell" style:parent-style-name="Default">
      <style:text-properties style:font-name="Liberation Sans1"/>
    </style:style>
    <style:style style:name="ce9" style:family="table-cell" style:parent-style-name="Default">
      <style:text-properties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5"/>
    <style:style style:name="ce6" style:family="table-cell" style:parent-style-name="Default" style:data-style-name="N1"/>
    <style:style style:name="ce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s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21" table:default-cell-style-name="Default"/>
        <table:table-row table:style-name="ro1"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\begin{tabular}{lcccc}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4" table:formula="of:=[$'cz.csv'.A2]+[.T1]" office:value-type="date" office:date-value="2020-02-24" calcext:value-type="date">
            <text:p>24/02/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{"marchimportrate"</text:p>
          </table:table-cell>
          <table:table-cell office:value-type="float" office:value="1.82882" calcext:value-type="float">
            <text:p>1.82882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table:style-name="Default" office:value-type="float" office:value="0.204276" calcext:value-type="float">
            <text:p>0.204276</text:p>
          </table:table-cell>
          <table:table-cell table:style-name="Default"/>
          <table:table-cell table:number-columns-repeated="1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{"beta"</text:p>
          </table:table-cell>
          <table:table-cell office:value-type="float" office:value="1.19497" calcext:value-type="float">
            <text:p>1.19497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table:style-name="Default" office:value-type="float" office:value="0.302035" calcext:value-type="float">
            <text:p>0.302035</text:p>
          </table:table-cell>
          <table:table-cell table:style-name="Default"/>
          <table:table-cell table:number-columns-repeated="1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{"shift"</text:p>
          </table:table-cell>
          <table:table-cell office:value-type="float" office:value="5.14679" calcext:value-type="float">
            <text:p>5.14679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table:style-name="Default" office:value-type="float" office:value="0.314026" calcext:value-type="float">
            <text:p>0.314026</text:p>
          </table:table-cell>
          <table:table-cell table:style-name="Default"/>
          <table:table-cell table:number-columns-repeated="1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{"mu"</text:p>
          </table:table-cell>
          <table:table-cell office:value-type="float" office:value="0.00198165" calcext:value-type="float">
            <text:p>0.00198165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table:style-name="Default" office:value-type="float" office:value="0.000346351" calcext:value-type="float">
            <text:p>0.000346351</text:p>
          </table:table-cell>
          <table:table-cell table:style-name="Default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<text:s text:c="4"/>{"marchimportrate"</text:p>
          </table:table-cell>
          <table:table-cell office:value-type="float" office:value="1.61457" calcext:value-type="float">
            <text:p>1.61457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office:value-type="float" office:value="0.33837" calcext:value-type="float">
            <text:p>0.338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"omega1"</text:p>
          </table:table-cell>
          <table:table-cell office:value-type="float" office:value="2.30022" calcext:value-type="float">
            <text:p>2.30022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table:style-name="Default" office:value-type="float" office:value="1.00413" calcext:value-type="float">
            <text:p>1.00413</text:p>
          </table:table-cell>
          <table:table-cell table:style-name="Default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<text:s text:c="4"/>{"beta"</text:p>
          </table:table-cell>
          <table:table-cell office:value-type="float" office:value="0.926515" calcext:value-type="float">
            <text:p>0.926515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office:value-type="float" office:value="0.219238" calcext:value-type="float">
            <text:p>0.219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"omega2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table:style-name="Default" office:value-type="float" office:value="1.01918" calcext:value-type="float">
            <text:p>1.01918</text:p>
          </table:table-cell>
          <table:table-cell table:style-name="Default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<text:s text:c="4"/>{"imunity"</text:p>
          </table:table-cell>
          <table:table-cell office:value-type="float" office:value="0.821005" calcext:value-type="float">
            <text:p>0.821005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55114" calcext:value-type="float">
            <text:p>0.55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"rho"</text:p>
          </table:table-cell>
          <table:table-cell office:value-type="float" office:value="0.0347199" calcext:value-type="float">
            <text:p>0.0347199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table:style-name="Default" office:value-type="float" office:value="0.000134977" calcext:value-type="float">
            <text:p>0.000134977</text:p>
          </table:table-cell>
          <table:table-cell table:style-name="Default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<text:s text:c="4"/>{"shift"</text:p>
          </table:table-cell>
          <table:table-cell office:value-type="float" office:value="6.19343" calcext:value-type="float">
            <text:p>6.19343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office:value-type="float" office:value="0.381288" calcext:value-type="float">
            <text:p>0.3812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"eta"</text:p>
          </table:table-cell>
          <table:table-cell office:value-type="float" office:value="0.644159" calcext:value-type="float">
            <text:p>0.644159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table:style-name="Default" office:value-type="float" office:value="0.00452093" calcext:value-type="float">
            <text:p>0.00452093</text:p>
          </table:table-cell>
          <table:table-cell table:style-name="Default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<text:s text:c="4"/>{"mu"</text:p>
          </table:table-cell>
          <table:table-cell office:value-type="float" office:value="0.00156671" calcext:value-type="float">
            <text:p>0.00156671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table:style-name="ce1" office:value-type="float" office:value="0.00009835" calcext:value-type="float">
            <text:p>9.84E-05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<text:s text:c="4"/>{"omega1"</text:p>
          </table:table-cell>
          <table:table-cell office:value-type="float" office:value="1.91768" calcext:value-type="float">
            <text:p>1.91768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942804" calcext:value-type="float">
            <text:p>0.94280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stimate</text:p>
          </table:table-cell>
          <table:table-cell office:value-type="string" calcext:value-type="string">
            <text:p>Std. Error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Significanc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[.E11]" office:value-type="string" office:string-value="Estimate" calcext:value-type="string">
            <text:p>Estimate</text:p>
          </table:table-cell>
          <table:table-cell office:value-type="string" calcext:value-type="string">
            <text:p>&amp;</text:p>
          </table:table-cell>
          <table:table-cell table:formula="of:=[.F11]" office:value-type="string" office:string-value="Std. Error" calcext:value-type="string">
            <text:p>Std. Error</text:p>
          </table:table-cell>
          <table:table-cell office:value-type="string" calcext:value-type="string">
            <text:p>&amp;</text:p>
          </table:table-cell>
          <table:table-cell table:formula="of:=[.G11]" office:value-type="string" office:string-value="z" calcext:value-type="string">
            <text:p>z</text:p>
          </table:table-cell>
          <table:table-cell office:value-type="string" calcext:value-type="string">
            <text:p>&amp;</text:p>
          </table:table-cell>
          <table:table-cell table:formula="of:=[.H11]" office:value-type="string" office:string-value="Significance" calcext:value-type="string">
            <text:p>Significance</text:p>
          </table:table-cell>
          <table:table-cell office:value-type="string" calcext:value-type="string">
            <text:p>\\ \hline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<text:s text:c="4"/>{"omega2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office:value-type="float" office:value="1.0083" calcext:value-type="float">
            <text:p>1.008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\iota</text:p>
          </table:table-cell>
          <table:table-cell table:formula="of:=[.D2]" office:value-type="float" office:value="1.82882" calcext:value-type="float">
            <text:p>1.82882</text:p>
          </table:table-cell>
          <table:table-cell table:formula="of:=[.G2]" office:value-type="float" office:value="0.204276" calcext:value-type="float">
            <text:p>0.204276</text:p>
          </table:table-cell>
          <table:table-cell table:formula="of:=[.E12]/[.F12]" office:value-type="float" office:value="8.95269145665668" calcext:value-type="float">
            <text:p>8.95</text:p>
          </table:table-cell>
          <table:table-cell table:formula="of:=(1-LEGACY.NORMSDIST([.G12]))*2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12]&amp;&quot;$&quot;" office:value-type="string" office:string-value="$\iota$" calcext:value-type="string">
            <text:p>$\iota$</text:p>
          </table:table-cell>
          <table:table-cell office:value-type="string" calcext:value-type="string">
            <text:p>&amp;</text:p>
          </table:table-cell>
          <table:table-cell table:formula="of:=&quot;$&quot;&amp;[.E12]&amp;&quot;$&quot;" office:value-type="string" office:string-value="$1.82882$" calcext:value-type="string">
            <text:p>$1.82882$</text:p>
          </table:table-cell>
          <table:table-cell office:value-type="string" calcext:value-type="string">
            <text:p>&amp;</text:p>
          </table:table-cell>
          <table:table-cell table:formula="of:=&quot;$&quot;&amp;ROUND([.F12];3)&amp;&quot;$&quot;" office:value-type="string" office:string-value="$0.204$" calcext:value-type="string">
            <text:p>$0.204$</text:p>
          </table:table-cell>
          <table:table-cell office:value-type="string" calcext:value-type="string">
            <text:p>&amp;</text:p>
          </table:table-cell>
          <table:table-cell table:formula="of:=&quot;$&quot;&amp;ROUND([.G12];3)&amp;&quot;$&quot;" office:value-type="string" office:string-value="$8.953$" calcext:value-type="string">
            <text:p>$8.953$</text:p>
          </table:table-cell>
          <table:table-cell office:value-type="string" calcext:value-type="string">
            <text:p>&amp;</text:p>
          </table:table-cell>
          <table:table-cell table:formula="of:=&quot;$&quot;&amp;ROUND([.H12];4)&amp;&quot;^{&quot;&amp;[.I12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&amp;</text:p>
          </table:table-cell>
          <table:table-cell table:style-name="ce4" table:formula="of:=&quot;$&quot;&amp;[.D12]&amp;&quot;$&quot;" office:value-type="string" office:string-value="$\iota$" calcext:value-type="string">
            <text:p>$\iota$</text:p>
          </table:table-cell>
          <table:table-cell office:value-type="string" calcext:value-type="string">
            <text:p>&amp;</text:p>
          </table:table-cell>
          <table:table-cell table:formula="of:=[.R12]" office:value-type="string" office:string-value="$0^{***}$" calcext:value-type="string">
            <text:p>$0^{***}$</text:p>
          </table:table-cell>
          <table:table-cell/>
          <table:table-cell office:value-type="string" calcext:value-type="string">
            <text:p><text:s text:c="4"/>{"rho0"</text:p>
          </table:table-cell>
          <table:table-cell office:value-type="float" office:value="0.0265263" calcext:value-type="float">
            <text:p>0.0265263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office:value-type="float" office:value="0.226396" calcext:value-type="float">
            <text:p>0.22639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_{0}</text:p>
          </table:table-cell>
          <table:table-cell table:formula="of:=[.D3]" office:value-type="float" office:value="1.19497" calcext:value-type="float">
            <text:p>1.19497</text:p>
          </table:table-cell>
          <table:table-cell table:formula="of:=[.G3]" office:value-type="float" office:value="0.302035" calcext:value-type="float">
            <text:p>0.302035</text:p>
          </table:table-cell>
          <table:table-cell table:formula="of:=[.E13]/[.F13]" office:value-type="float" office:value="3.9563957819458" calcext:value-type="float">
            <text:p>3.96</text:p>
          </table:table-cell>
          <table:table-cell table:formula="of:=(1-LEGACY.NORMSDIST([.G13]))*2" office:value-type="float" office:value="0.0000760890604152298" calcext:value-type="float">
            <text:p>0.0001</text:p>
          </table:table-cell>
          <table:table-cell office:value-type="string" calcext:value-type="string">
            <text:p>***</text:p>
          </table:table-cell>
          <table:table-cell table:formula="of:=&quot;$&quot;&amp;[.D13]&amp;&quot;$&quot;" office:value-type="string" office:string-value="$b_{0}$" calcext:value-type="string">
            <text:p>$b_{0}$</text:p>
          </table:table-cell>
          <table:table-cell office:value-type="string" calcext:value-type="string">
            <text:p>&amp;</text:p>
          </table:table-cell>
          <table:table-cell table:formula="of:=&quot;$&quot;&amp;[.E13]&amp;&quot;$&quot;" office:value-type="string" office:string-value="$1.19497$" calcext:value-type="string">
            <text:p>$1.19497$</text:p>
          </table:table-cell>
          <table:table-cell office:value-type="string" calcext:value-type="string">
            <text:p>&amp;</text:p>
          </table:table-cell>
          <table:table-cell table:formula="of:=&quot;$&quot;&amp;ROUND([.F13];3)&amp;&quot;$&quot;" office:value-type="string" office:string-value="$0.302$" calcext:value-type="string">
            <text:p>$0.302$</text:p>
          </table:table-cell>
          <table:table-cell office:value-type="string" calcext:value-type="string">
            <text:p>&amp;</text:p>
          </table:table-cell>
          <table:table-cell table:formula="of:=&quot;$&quot;&amp;ROUND([.G13];3)&amp;&quot;$&quot;" office:value-type="string" office:string-value="$3.956$" calcext:value-type="string">
            <text:p>$3.956$</text:p>
          </table:table-cell>
          <table:table-cell office:value-type="string" calcext:value-type="string">
            <text:p>&amp;</text:p>
          </table:table-cell>
          <table:table-cell table:formula="of:=&quot;$&quot;&amp;ROUND([.H13];4)&amp;&quot;^{&quot;&amp;[.I13]&amp;&quot;}$&quot;" office:value-type="string" office:string-value="$0.0001^{***}$" calcext:value-type="string">
            <text:p>$0.0001^{***}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&amp;</text:p>
          </table:table-cell>
          <table:table-cell table:style-name="ce4" table:formula="of:=&quot;$&quot;&amp;[.D13]&amp;&quot;$&quot;" office:value-type="string" office:string-value="$b_{0}$" calcext:value-type="string">
            <text:p>$b_{0}$</text:p>
          </table:table-cell>
          <table:table-cell office:value-type="string" calcext:value-type="string">
            <text:p>&amp;</text:p>
          </table:table-cell>
          <table:table-cell table:formula="of:=[.R13]" office:value-type="string" office:string-value="$0.0001^{***}$" calcext:value-type="string">
            <text:p>$0.0001^{***}$</text:p>
          </table:table-cell>
          <table:table-cell/>
          <table:table-cell office:value-type="string" calcext:value-type="string">
            <text:p><text:s text:c="4"/>{"rho1"</text:p>
          </table:table-cell>
          <table:table-cell office:value-type="float" office:value="0.0284021" calcext:value-type="float">
            <text:p>0.0284021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143141" calcext:value-type="float">
            <text:p>0.01431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\omega_{1}</text:p>
          </table:table-cell>
          <table:table-cell table:formula="of:=[.D6]" office:value-type="float" office:value="2.30022" calcext:value-type="float">
            <text:p>2.30022</text:p>
          </table:table-cell>
          <table:table-cell table:formula="of:=[.G6]" office:value-type="float" office:value="1.00413" calcext:value-type="float">
            <text:p>1.00413</text:p>
          </table:table-cell>
          <table:table-cell table:formula="of:=[.E14]/[.F14]" office:value-type="float" office:value="2.29075916465" calcext:value-type="float">
            <text:p>2.29</text:p>
          </table:table-cell>
          <table:table-cell table:formula="of:=(1-LEGACY.NORMSDIST([.G14]))*2" office:value-type="float" office:value="0.0219773466253168" calcext:value-type="float">
            <text:p>0.0220</text:p>
          </table:table-cell>
          <table:table-cell office:value-type="string" calcext:value-type="string">
            <text:p>*</text:p>
          </table:table-cell>
          <table:table-cell table:formula="of:=&quot;$&quot;&amp;[.D14]&amp;&quot;$&quot;" office:value-type="string" office:string-value="$\omega_{1}$" calcext:value-type="string">
            <text:p>$\omega_{1}$</text:p>
          </table:table-cell>
          <table:table-cell office:value-type="string" calcext:value-type="string">
            <text:p>&amp;</text:p>
          </table:table-cell>
          <table:table-cell table:formula="of:=&quot;$&quot;&amp;[.E14]&amp;&quot;$&quot;" office:value-type="string" office:string-value="$2.30022$" calcext:value-type="string">
            <text:p>$2.30022$</text:p>
          </table:table-cell>
          <table:table-cell office:value-type="string" calcext:value-type="string">
            <text:p>&amp;</text:p>
          </table:table-cell>
          <table:table-cell table:formula="of:=&quot;$&quot;&amp;ROUND([.F14];3)&amp;&quot;$&quot;" office:value-type="string" office:string-value="$1.004$" calcext:value-type="string">
            <text:p>$1.004$</text:p>
          </table:table-cell>
          <table:table-cell office:value-type="string" calcext:value-type="string">
            <text:p>&amp;</text:p>
          </table:table-cell>
          <table:table-cell table:formula="of:=&quot;$&quot;&amp;ROUND([.G14];3)&amp;&quot;$&quot;" office:value-type="string" office:string-value="$2.291$" calcext:value-type="string">
            <text:p>$2.291$</text:p>
          </table:table-cell>
          <table:table-cell office:value-type="string" calcext:value-type="string">
            <text:p>&amp;</text:p>
          </table:table-cell>
          <table:table-cell table:formula="of:=&quot;$&quot;&amp;ROUND([.H14];4)&amp;&quot;^{&quot;&amp;[.I14]&amp;&quot;}$&quot;" office:value-type="string" office:string-value="$0.022^{*}$" calcext:value-type="string">
            <text:p>$0.022^{*}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&amp;</text:p>
          </table:table-cell>
          <table:table-cell table:style-name="ce4" table:formula="of:=&quot;$&quot;&amp;[.D14]&amp;&quot;$&quot;" office:value-type="string" office:string-value="$\omega_{1}$" calcext:value-type="string">
            <text:p>$\omega_{1}$</text:p>
          </table:table-cell>
          <table:table-cell office:value-type="string" calcext:value-type="string">
            <text:p>&amp;</text:p>
          </table:table-cell>
          <table:table-cell table:formula="of:=[.R14]" office:value-type="string" office:string-value="$0.022^{*}$" calcext:value-type="string">
            <text:p>$0.022^{*}$</text:p>
          </table:table-cell>
          <table:table-cell/>
          <table:table-cell office:value-type="string" calcext:value-type="string">
            <text:p><text:s text:c="4"/>{"rho2"</text:p>
          </table:table-cell>
          <table:table-cell office:value-type="float" office:value="0.0191614" calcext:value-type="float">
            <text:p>0.0191614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0828264" calcext:value-type="float">
            <text:p>0.0082826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\Delta</text:p>
          </table:table-cell>
          <table:table-cell table:formula="of:=[.D4]" office:value-type="float" office:value="5.14679" calcext:value-type="float">
            <text:p>5.14679</text:p>
          </table:table-cell>
          <table:table-cell table:formula="of:=[.G4]" office:value-type="float" office:value="0.314026" calcext:value-type="float">
            <text:p>0.314026</text:p>
          </table:table-cell>
          <table:table-cell table:formula="of:=[.E15]/[.F15]" office:value-type="float" office:value="16.3896938470063" calcext:value-type="float">
            <text:p>16.39</text:p>
          </table:table-cell>
          <table:table-cell table:formula="of:=(1-LEGACY.NORMSDIST([.G15]))*2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15]&amp;&quot;$&quot;" office:value-type="string" office:string-value="$\Delta$" calcext:value-type="string">
            <text:p>$\Delta$</text:p>
          </table:table-cell>
          <table:table-cell office:value-type="string" calcext:value-type="string">
            <text:p>&amp;</text:p>
          </table:table-cell>
          <table:table-cell table:formula="of:=&quot;$&quot;&amp;[.E15]&amp;&quot;$&quot;" office:value-type="string" office:string-value="$5.14679$" calcext:value-type="string">
            <text:p>$5.14679$</text:p>
          </table:table-cell>
          <table:table-cell office:value-type="string" calcext:value-type="string">
            <text:p>&amp;</text:p>
          </table:table-cell>
          <table:table-cell table:formula="of:=&quot;$&quot;&amp;ROUND([.F15];3)&amp;&quot;$&quot;" office:value-type="string" office:string-value="$0.314$" calcext:value-type="string">
            <text:p>$0.314$</text:p>
          </table:table-cell>
          <table:table-cell office:value-type="string" calcext:value-type="string">
            <text:p>&amp;</text:p>
          </table:table-cell>
          <table:table-cell table:formula="of:=&quot;$&quot;&amp;ROUND([.G15];3)&amp;&quot;$&quot;" office:value-type="string" office:string-value="$16.39$" calcext:value-type="string">
            <text:p>$16.39$</text:p>
          </table:table-cell>
          <table:table-cell office:value-type="string" calcext:value-type="string">
            <text:p>&amp;</text:p>
          </table:table-cell>
          <table:table-cell table:formula="of:=&quot;$&quot;&amp;ROUND([.H15];4)&amp;&quot;^{&quot;&amp;[.I15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&amp;</text:p>
          </table:table-cell>
          <table:table-cell table:style-name="ce4" table:formula="of:=&quot;$&quot;&amp;[.D15]&amp;&quot;$&quot;" office:value-type="string" office:string-value="$\Delta$" calcext:value-type="string">
            <text:p>$\Delta$</text:p>
          </table:table-cell>
          <table:table-cell office:value-type="string" calcext:value-type="string">
            <text:p>&amp;</text:p>
          </table:table-cell>
          <table:table-cell table:formula="of:=[.R15]" office:value-type="string" office:string-value="$0^{***}$" calcext:value-type="string">
            <text:p>$0^{***}$</text:p>
          </table:table-cell>
          <table:table-cell/>
          <table:table-cell office:value-type="string" calcext:value-type="string">
            <text:p><text:s text:c="4"/>{"rho3"</text:p>
          </table:table-cell>
          <table:table-cell office:value-type="float" office:value="0.0276582" calcext:value-type="float">
            <text:p>0.0276582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00715733" calcext:value-type="float">
            <text:p>0.0007157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\mu</text:p>
          </table:table-cell>
          <table:table-cell table:formula="of:=[.D5]" office:value-type="float" office:value="0.00198165" calcext:value-type="float">
            <text:p>0.00198165</text:p>
          </table:table-cell>
          <table:table-cell table:formula="of:=[.G5]" office:value-type="float" office:value="0.000346351" calcext:value-type="float">
            <text:p>0.000346351</text:p>
          </table:table-cell>
          <table:table-cell table:formula="of:=[.E16]/[.F16]" office:value-type="float" office:value="5.72150795002757" calcext:value-type="float">
            <text:p>5.72</text:p>
          </table:table-cell>
          <table:table-cell table:formula="of:=(1-LEGACY.NORMSDIST([.G16]))*2" office:value-type="float" office:value="0.0000000105582715903552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16]&amp;&quot;$&quot;" office:value-type="string" office:string-value="$\mu$" calcext:value-type="string">
            <text:p>$\mu$</text:p>
          </table:table-cell>
          <table:table-cell office:value-type="string" calcext:value-type="string">
            <text:p>&amp;</text:p>
          </table:table-cell>
          <table:table-cell table:formula="of:=&quot;$&quot;&amp;[.E16]&amp;&quot;$&quot;" office:value-type="string" office:string-value="$0.00198165$" calcext:value-type="string">
            <text:p>$0.00198165$</text:p>
          </table:table-cell>
          <table:table-cell office:value-type="string" calcext:value-type="string">
            <text:p>&amp;</text:p>
          </table:table-cell>
          <table:table-cell table:formula="of:=&quot;$&quot;&amp;ROUND([.F16];3)&amp;&quot;$&quot;" office:value-type="string" office:string-value="$0$" calcext:value-type="string">
            <text:p>$0$</text:p>
          </table:table-cell>
          <table:table-cell office:value-type="string" calcext:value-type="string">
            <text:p>&amp;</text:p>
          </table:table-cell>
          <table:table-cell table:formula="of:=&quot;$&quot;&amp;ROUND([.G16];3)&amp;&quot;$&quot;" office:value-type="string" office:string-value="$5.722$" calcext:value-type="string">
            <text:p>$5.722$</text:p>
          </table:table-cell>
          <table:table-cell office:value-type="string" calcext:value-type="string">
            <text:p>&amp;</text:p>
          </table:table-cell>
          <table:table-cell table:formula="of:=&quot;$&quot;&amp;ROUND([.H16];4)&amp;&quot;^{&quot;&amp;[.I16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&amp;</text:p>
          </table:table-cell>
          <table:table-cell table:style-name="ce4" table:formula="of:=&quot;$&quot;&amp;[.D16]&amp;&quot;$&quot;" office:value-type="string" office:string-value="$\mu$" calcext:value-type="string">
            <text:p>$\mu$</text:p>
          </table:table-cell>
          <table:table-cell office:value-type="string" calcext:value-type="string">
            <text:p>&amp;</text:p>
          </table:table-cell>
          <table:table-cell table:formula="of:=[.R16]" office:value-type="string" office:string-value="$0^{***}$" calcext:value-type="string">
            <text:p>$0^{***}$</text:p>
          </table:table-cell>
          <table:table-cell/>
          <table:table-cell office:value-type="string" calcext:value-type="string">
            <text:p><text:s text:c="4"/>{"eta"</text:p>
          </table:table-cell>
          <table:table-cell office:value-type="float" office:value="0.780036" calcext:value-type="float">
            <text:p>0.780036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0410607" calcext:value-type="float">
            <text:p>0.0041060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\theta</text:p>
          </table:table-cell>
          <table:table-cell table:formula="of:=[.D8]" office:value-type="float" office:value="0.0347199" calcext:value-type="float">
            <text:p>0.0347199</text:p>
          </table:table-cell>
          <table:table-cell table:formula="of:=[.G8]" office:value-type="float" office:value="0.000134977" calcext:value-type="float">
            <text:p>0.000134977</text:p>
          </table:table-cell>
          <table:table-cell table:formula="of:=[.E17]/[.F17]" office:value-type="float" office:value="257.228268519822" calcext:value-type="float">
            <text:p>257.23</text:p>
          </table:table-cell>
          <table:table-cell table:formula="of:=(1-LEGACY.NORMSDIST([.G17]))*2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17]&amp;&quot;$&quot;" office:value-type="string" office:string-value="$\theta$" calcext:value-type="string">
            <text:p>$\theta$</text:p>
          </table:table-cell>
          <table:table-cell office:value-type="string" calcext:value-type="string">
            <text:p>&amp;</text:p>
          </table:table-cell>
          <table:table-cell table:formula="of:=&quot;$&quot;&amp;[.E17]&amp;&quot;$&quot;" office:value-type="string" office:string-value="$0.0347199$" calcext:value-type="string">
            <text:p>$0.0347199$</text:p>
          </table:table-cell>
          <table:table-cell office:value-type="string" calcext:value-type="string">
            <text:p>&amp;</text:p>
          </table:table-cell>
          <table:table-cell table:formula="of:=&quot;$&quot;&amp;ROUND([.F17];3)&amp;&quot;$&quot;" office:value-type="string" office:string-value="$0$" calcext:value-type="string">
            <text:p>$0$</text:p>
          </table:table-cell>
          <table:table-cell office:value-type="string" calcext:value-type="string">
            <text:p>&amp;</text:p>
          </table:table-cell>
          <table:table-cell table:formula="of:=&quot;$&quot;&amp;ROUND([.G17];3)&amp;&quot;$&quot;" office:value-type="string" office:string-value="$257.228$" calcext:value-type="string">
            <text:p>$257.228$</text:p>
          </table:table-cell>
          <table:table-cell office:value-type="string" calcext:value-type="string">
            <text:p>&amp;</text:p>
          </table:table-cell>
          <table:table-cell table:formula="of:=&quot;$&quot;&amp;ROUND([.H17];4)&amp;&quot;^{&quot;&amp;[.I17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&amp;</text:p>
          </table:table-cell>
          <table:table-cell table:style-name="ce4" table:formula="of:=&quot;$&quot;&amp;[.D17]&amp;&quot;$&quot;" office:value-type="string" office:string-value="$\theta$" calcext:value-type="string">
            <text:p>$\theta$</text:p>
          </table:table-cell>
          <table:table-cell office:value-type="string" calcext:value-type="string">
            <text:p>&amp;</text:p>
          </table:table-cell>
          <table:table-cell table:formula="of:=[.R17]" office:value-type="string" office:string-value="$0^{***}$" calcext:value-type="string">
            <text:p>$0^{***}$</text:p>
          </table:table-cell>
          <table:table-cell/>
          <table:table-cell office:value-type="string" calcext:value-type="string">
            <text:p><text:s text:c="4"/>{"daktela"</text:p>
          </table:table-cell>
          <table:table-cell office:value-type="float" office:value="0.00178662" calcext:value-type="float">
            <text:p>0.00178662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00242616" calcext:value-type="float">
            <text:p>0.0002426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\eta</text:p>
          </table:table-cell>
          <table:table-cell table:formula="of:=[.D9]" office:value-type="float" office:value="0.644159" calcext:value-type="float">
            <text:p>0.644159</text:p>
          </table:table-cell>
          <table:table-cell table:formula="of:=[.G9]" office:value-type="float" office:value="0.00452093" calcext:value-type="float">
            <text:p>0.00452093</text:p>
          </table:table-cell>
          <table:table-cell table:formula="of:=[.E18]/[.F18]" office:value-type="float" office:value="142.483736753279" calcext:value-type="float">
            <text:p>142.48</text:p>
          </table:table-cell>
          <table:table-cell table:formula="of:=(1-LEGACY.NORMSDIST([.G18]))*2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18]&amp;&quot;$&quot;" office:value-type="string" office:string-value="$\eta$" calcext:value-type="string">
            <text:p>$\eta$</text:p>
          </table:table-cell>
          <table:table-cell office:value-type="string" calcext:value-type="string">
            <text:p>&amp;</text:p>
          </table:table-cell>
          <table:table-cell table:formula="of:=&quot;$&quot;&amp;[.E18]&amp;&quot;$&quot;" office:value-type="string" office:string-value="$0.644159$" calcext:value-type="string">
            <text:p>$0.644159$</text:p>
          </table:table-cell>
          <table:table-cell office:value-type="string" calcext:value-type="string">
            <text:p>&amp;</text:p>
          </table:table-cell>
          <table:table-cell table:formula="of:=&quot;$&quot;&amp;ROUND([.F18];3)&amp;&quot;$&quot;" office:value-type="string" office:string-value="$0.005$" calcext:value-type="string">
            <text:p>$0.005$</text:p>
          </table:table-cell>
          <table:table-cell office:value-type="string" calcext:value-type="string">
            <text:p>&amp;</text:p>
          </table:table-cell>
          <table:table-cell table:formula="of:=&quot;$&quot;&amp;ROUND([.G18];3)&amp;&quot;$&quot;" office:value-type="string" office:string-value="$142.484$" calcext:value-type="string">
            <text:p>$142.484$</text:p>
          </table:table-cell>
          <table:table-cell office:value-type="string" calcext:value-type="string">
            <text:p>&amp;</text:p>
          </table:table-cell>
          <table:table-cell table:formula="of:=&quot;$&quot;&amp;ROUND([.H18];4)&amp;&quot;^{&quot;&amp;[.I18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&amp;</text:p>
          </table:table-cell>
          <table:table-cell table:style-name="ce4" table:formula="of:=&quot;$&quot;&amp;[.D18]&amp;&quot;$&quot;" office:value-type="string" office:string-value="$\eta$" calcext:value-type="string">
            <text:p>$\eta$</text:p>
          </table:table-cell>
          <table:table-cell office:value-type="string" calcext:value-type="string">
            <text:p>&amp;</text:p>
          </table:table-cell>
          <table:table-cell table:formula="of:=[.R18]" office:value-type="string" office:string-value="$0^{***}$" calcext:value-type="string">
            <text:p>$0^{***}$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 calcext:value-type="string">
            <text:p>\end{tabular}</text:p>
          </table:table-cell>
          <table:table-cell table:number-columns-repeated="19"/>
        </table:table-row>
        <table:table-row table:style-name="ro2">
          <table:table-cell table:number-columns-repeated="29"/>
        </table:table-row>
        <table:table-row table:style-name="ro2">
          <table:table-cell table:number-columns-repeated="3"/>
          <table:table-cell office:value-type="string" calcext:value-type="string">
            <text:p>{"marchimportrate"</text:p>
          </table:table-cell>
          <table:table-cell office:value-type="float" office:value="1.61457" calcext:value-type="float">
            <text:p>1.61457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343823" calcext:value-type="float">
            <text:p>0.3438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{"beta"</text:p>
          </table:table-cell>
          <table:table-cell office:value-type="float" office:value="0.926515" calcext:value-type="float">
            <text:p>0.926515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218938" calcext:value-type="float">
            <text:p>0.2189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{"shift"</text:p>
          </table:table-cell>
          <table:table-cell office:value-type="float" office:value="6.19343" calcext:value-type="float">
            <text:p>6.19343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353725" calcext:value-type="float">
            <text:p>0.3537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{"mu"</text:p>
          </table:table-cell>
          <table:table-cell office:value-type="float" office:value="0.00156671" calcext:value-type="float">
            <text:p>0.00156671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00096848" calcext:value-type="float">
            <text:p>0.0001</text:p>
          </table:table-cell>
          <table:table-cell/>
          <table:table-cell table:formula="of:=[.J1]" office:value-type="string" office:string-value="\begin{tabular}{lcccc}" calcext:value-type="string">
            <text:p>\begin{tabular}{lcccc}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{"omega1"</text:p>
          </table:table-cell>
          <table:table-cell office:value-type="float" office:value="1.95501" calcext:value-type="float">
            <text:p>1.95501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909258" calcext:value-type="float">
            <text:p>0.9093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{"omega2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office:value-type="float" office:value="0.895589" calcext:value-type="float">
            <text:p>0.8956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{"rho0"</text:p>
          </table:table-cell>
          <table:table-cell office:value-type="float" office:value="0.0265263" calcext:value-type="float">
            <text:p>0.0265263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235042" calcext:value-type="float">
            <text:p>0.2350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{"rho1"</text:p>
          </table:table-cell>
          <table:table-cell office:value-type="float" office:value="0.0321048" calcext:value-type="float">
            <text:p>0.0321048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139941" calcext:value-type="float">
            <text:p>0.0140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{"rho2"</text:p>
          </table:table-cell>
          <table:table-cell office:value-type="float" office:value="0.0202056" calcext:value-type="float">
            <text:p>0.0202056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0769514" calcext:value-type="float">
            <text:p>0.0077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{"rho3"</text:p>
          </table:table-cell>
          <table:table-cell office:value-type="float" office:value="0.0275624" calcext:value-type="float">
            <text:p>0.0275624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00714246" calcext:value-type="float">
            <text:p>0.0007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{"eta"</text:p>
          </table:table-cell>
          <table:table-cell office:value-type="float" office:value="0.784232" calcext:value-type="float">
            <text:p>0.784232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0417396" calcext:value-type="float">
            <text:p>0.0042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{"daktela"</text:p>
          </table:table-cell>
          <table:table-cell office:value-type="float" office:value="0.00185277" calcext:value-type="float">
            <text:p>0.00185277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00242542" calcext:value-type="float">
            <text:p>0.0002</text:p>
          </table:table-cell>
          <table:table-cell table:number-columns-repeated="21"/>
        </table:table-row>
        <table:table-row table:style-name="ro2" table:number-rows-repeated="2">
          <table:table-cell table:number-columns-repeated="29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2"/>
          <table:table-cell table:formula="of:=[.K11]" office:value-type="string" office:string-value="&amp;" calcext:value-type="string">
            <text:p>&amp;</text:p>
          </table:table-cell>
          <table:table-cell table:formula="of:=[.L11]" office:value-type="string" office:string-value="Estimate" calcext:value-type="string">
            <text:p>Estimate</text:p>
          </table:table-cell>
          <table:table-cell table:formula="of:=[.M11]" office:value-type="string" office:string-value="&amp;" calcext:value-type="string">
            <text:p>&amp;</text:p>
          </table:table-cell>
          <table:table-cell table:formula="of:=[.N11]" office:value-type="string" office:string-value="Std. Error" calcext:value-type="string">
            <text:p>Std. Error</text:p>
          </table:table-cell>
          <table:table-cell table:formula="of:=[.O11]" office:value-type="string" office:string-value="&amp;" calcext:value-type="string">
            <text:p>&amp;</text:p>
          </table:table-cell>
          <table:table-cell table:formula="of:=[.P11]" office:value-type="string" office:string-value="z" calcext:value-type="string">
            <text:p>z</text:p>
          </table:table-cell>
          <table:table-cell table:formula="of:=[.Q11]" office:value-type="string" office:string-value="&amp;" calcext:value-type="string">
            <text:p>&amp;</text:p>
          </table:table-cell>
          <table:table-cell table:formula="of:=[.R11]" office:value-type="string" office:string-value="Significance" calcext:value-type="string">
            <text:p>Significance</text:p>
          </table:table-cell>
          <table:table-cell table:formula="of:=[.S11]" office:value-type="string" office:string-value="\\ \hline" calcext:value-type="string">
            <text:p>\\ \hline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iota</text:p>
          </table:table-cell>
          <table:table-cell table:formula="of:=[.E21]" office:value-type="float" office:value="1.61457" calcext:value-type="float">
            <text:p>1.61457</text:p>
          </table:table-cell>
          <table:table-cell table:style-name="ce3" table:formula="of:=[.H21]" office:value-type="float" office:value="0.343823" calcext:value-type="float">
            <text:p>0.3438</text:p>
          </table:table-cell>
          <table:table-cell table:formula="of:=[.E36]/[.F36]" office:value-type="float" office:value="4.695933663542" calcext:value-type="float">
            <text:p>4.70</text:p>
          </table:table-cell>
          <table:table-cell table:formula="of:=(1-LEGACY.NORMSDIST([.G36]))*2" office:value-type="float" office:value="0.00000265391666709469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36]&amp;&quot;$&quot;" office:value-type="string" office:string-value="$\iota$" calcext:value-type="string">
            <text:p>$\iota$</text:p>
          </table:table-cell>
          <table:table-cell office:value-type="string" calcext:value-type="string">
            <text:p>&amp;</text:p>
          </table:table-cell>
          <table:table-cell table:formula="of:=&quot;$&quot;&amp;[.E36]&amp;&quot;$&quot;" office:value-type="string" office:string-value="$1.61457$" calcext:value-type="string">
            <text:p>$1.61457$</text:p>
          </table:table-cell>
          <table:table-cell office:value-type="string" calcext:value-type="string">
            <text:p>&amp;</text:p>
          </table:table-cell>
          <table:table-cell table:formula="of:=&quot;$&quot;&amp;ROUND([.F36];3)&amp;&quot;$&quot;" office:value-type="string" office:string-value="$0.344$" calcext:value-type="string">
            <text:p>$0.344$</text:p>
          </table:table-cell>
          <table:table-cell office:value-type="string" calcext:value-type="string">
            <text:p>&amp;</text:p>
          </table:table-cell>
          <table:table-cell table:formula="of:=&quot;$&quot;&amp;ROUND([.G36];3)&amp;&quot;$&quot;" office:value-type="string" office:string-value="$4.696$" calcext:value-type="string">
            <text:p>$4.696$</text:p>
          </table:table-cell>
          <table:table-cell office:value-type="string" calcext:value-type="string">
            <text:p>&amp;</text:p>
          </table:table-cell>
          <table:table-cell table:formula="of:=&quot;$&quot;&amp;ROUND([.H36];4)&amp;&quot;^{&quot;&amp;[.I36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b_0</text:p>
          </table:table-cell>
          <table:table-cell table:formula="of:=[.E22]" office:value-type="float" office:value="0.926515" calcext:value-type="float">
            <text:p>0.926515</text:p>
          </table:table-cell>
          <table:table-cell table:style-name="ce3" table:formula="of:=[.H22]" office:value-type="float" office:value="0.218938" calcext:value-type="float">
            <text:p>0.2189</text:p>
          </table:table-cell>
          <table:table-cell table:formula="of:=[.E37]/[.F37]" office:value-type="float" office:value="4.23186016132421" calcext:value-type="float">
            <text:p>4.23</text:p>
          </table:table-cell>
          <table:table-cell table:formula="of:=(1-LEGACY.NORMSDIST([.G37]))*2" office:value-type="float" office:value="0.0000231766496623376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37]&amp;&quot;$&quot;" office:value-type="string" office:string-value="$b_0$" calcext:value-type="string">
            <text:p>$b_0$</text:p>
          </table:table-cell>
          <table:table-cell office:value-type="string" calcext:value-type="string">
            <text:p>&amp;</text:p>
          </table:table-cell>
          <table:table-cell table:formula="of:=&quot;$&quot;&amp;[.E37]&amp;&quot;$&quot;" office:value-type="string" office:string-value="$0.926515$" calcext:value-type="string">
            <text:p>$0.926515$</text:p>
          </table:table-cell>
          <table:table-cell office:value-type="string" calcext:value-type="string">
            <text:p>&amp;</text:p>
          </table:table-cell>
          <table:table-cell table:formula="of:=&quot;$&quot;&amp;ROUND([.F37];3)&amp;&quot;$&quot;" office:value-type="string" office:string-value="$0.219$" calcext:value-type="string">
            <text:p>$0.219$</text:p>
          </table:table-cell>
          <table:table-cell office:value-type="string" calcext:value-type="string">
            <text:p>&amp;</text:p>
          </table:table-cell>
          <table:table-cell table:formula="of:=&quot;$&quot;&amp;ROUND([.G37];3)&amp;&quot;$&quot;" office:value-type="string" office:string-value="$4.232$" calcext:value-type="string">
            <text:p>$4.232$</text:p>
          </table:table-cell>
          <table:table-cell office:value-type="string" calcext:value-type="string">
            <text:p>&amp;</text:p>
          </table:table-cell>
          <table:table-cell table:formula="of:=&quot;$&quot;&amp;ROUND([.H37];4)&amp;&quot;^{&quot;&amp;[.I37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omega_{1}</text:p>
          </table:table-cell>
          <table:table-cell table:formula="of:=[.E25]" office:value-type="float" office:value="1.95501" calcext:value-type="float">
            <text:p>1.95501</text:p>
          </table:table-cell>
          <table:table-cell table:style-name="ce3" table:formula="of:=[.H25]" office:value-type="float" office:value="0.909258" calcext:value-type="float">
            <text:p>0.9093</text:p>
          </table:table-cell>
          <table:table-cell table:formula="of:=[.E38]/[.F38]" office:value-type="float" office:value="2.15011580871436" calcext:value-type="float">
            <text:p>2.15</text:p>
          </table:table-cell>
          <table:table-cell table:formula="of:=(1-LEGACY.NORMSDIST([.G38]))*2" office:value-type="float" office:value="0.0315460554435962" calcext:value-type="float">
            <text:p>0.0315</text:p>
          </table:table-cell>
          <table:table-cell office:value-type="string" calcext:value-type="string">
            <text:p>**</text:p>
          </table:table-cell>
          <table:table-cell table:formula="of:=&quot;$&quot;&amp;[.D38]&amp;&quot;$&quot;" office:value-type="string" office:string-value="$\omega_{1}$" calcext:value-type="string">
            <text:p>$\omega_{1}$</text:p>
          </table:table-cell>
          <table:table-cell office:value-type="string" calcext:value-type="string">
            <text:p>&amp;</text:p>
          </table:table-cell>
          <table:table-cell table:formula="of:=&quot;$&quot;&amp;[.E38]&amp;&quot;$&quot;" office:value-type="string" office:string-value="$1.95501$" calcext:value-type="string">
            <text:p>$1.95501$</text:p>
          </table:table-cell>
          <table:table-cell office:value-type="string" calcext:value-type="string">
            <text:p>&amp;</text:p>
          </table:table-cell>
          <table:table-cell table:formula="of:=&quot;$&quot;&amp;ROUND([.F38];3)&amp;&quot;$&quot;" office:value-type="string" office:string-value="$0.909$" calcext:value-type="string">
            <text:p>$0.909$</text:p>
          </table:table-cell>
          <table:table-cell office:value-type="string" calcext:value-type="string">
            <text:p>&amp;</text:p>
          </table:table-cell>
          <table:table-cell table:formula="of:=&quot;$&quot;&amp;ROUND([.G38];3)&amp;&quot;$&quot;" office:value-type="string" office:string-value="$2.15$" calcext:value-type="string">
            <text:p>$2.15$</text:p>
          </table:table-cell>
          <table:table-cell office:value-type="string" calcext:value-type="string">
            <text:p>&amp;</text:p>
          </table:table-cell>
          <table:table-cell table:formula="of:=&quot;$&quot;&amp;ROUND([.H38];4)&amp;&quot;^{&quot;&amp;[.I38]&amp;&quot;}$&quot;" office:value-type="string" office:string-value="$0.0315^{**}$" calcext:value-type="string">
            <text:p>$0.0315^{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Delta</text:p>
          </table:table-cell>
          <table:table-cell table:formula="of:=[.E23]" office:value-type="float" office:value="6.19343" calcext:value-type="float">
            <text:p>6.19343</text:p>
          </table:table-cell>
          <table:table-cell table:style-name="ce3" table:formula="of:=[.H23]" office:value-type="float" office:value="0.353725" calcext:value-type="float">
            <text:p>0.3537</text:p>
          </table:table-cell>
          <table:table-cell table:formula="of:=[.E39]/[.F39]" office:value-type="float" office:value="17.5091667255636" calcext:value-type="float">
            <text:p>17.51</text:p>
          </table:table-cell>
          <table:table-cell table:formula="of:=(1-LEGACY.NORMSDIST([.G39]))*2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39]&amp;&quot;$&quot;" office:value-type="string" office:string-value="$\Delta$" calcext:value-type="string">
            <text:p>$\Delta$</text:p>
          </table:table-cell>
          <table:table-cell office:value-type="string" calcext:value-type="string">
            <text:p>&amp;</text:p>
          </table:table-cell>
          <table:table-cell table:formula="of:=&quot;$&quot;&amp;[.E39]&amp;&quot;$&quot;" office:value-type="string" office:string-value="$6.19343$" calcext:value-type="string">
            <text:p>$6.19343$</text:p>
          </table:table-cell>
          <table:table-cell office:value-type="string" calcext:value-type="string">
            <text:p>&amp;</text:p>
          </table:table-cell>
          <table:table-cell table:formula="of:=&quot;$&quot;&amp;ROUND([.F39];3)&amp;&quot;$&quot;" office:value-type="string" office:string-value="$0.354$" calcext:value-type="string">
            <text:p>$0.354$</text:p>
          </table:table-cell>
          <table:table-cell office:value-type="string" calcext:value-type="string">
            <text:p>&amp;</text:p>
          </table:table-cell>
          <table:table-cell table:formula="of:=&quot;$&quot;&amp;ROUND([.G39];3)&amp;&quot;$&quot;" office:value-type="string" office:string-value="$17.509$" calcext:value-type="string">
            <text:p>$17.509$</text:p>
          </table:table-cell>
          <table:table-cell office:value-type="string" calcext:value-type="string">
            <text:p>&amp;</text:p>
          </table:table-cell>
          <table:table-cell table:formula="of:=&quot;$&quot;&amp;ROUND([.H39];4)&amp;&quot;^{&quot;&amp;[.I39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theta_0</text:p>
          </table:table-cell>
          <table:table-cell table:formula="of:=[.E27]" office:value-type="float" office:value="0.0265263" calcext:value-type="float">
            <text:p>0.0265263</text:p>
          </table:table-cell>
          <table:table-cell table:style-name="ce3" table:formula="of:=[.H27]" office:value-type="float" office:value="0.235042" calcext:value-type="float">
            <text:p>0.2350</text:p>
          </table:table-cell>
          <table:table-cell table:formula="of:=[.E40]/[.F40]" office:value-type="float" office:value="0.112857702027723" calcext:value-type="float">
            <text:p>0.11</text:p>
          </table:table-cell>
          <table:table-cell table:formula="of:=(1-LEGACY.NORMSDIST([.G40]))*2" office:value-type="float" office:value="0.910143370906041" calcext:value-type="float">
            <text:p>0.9101</text:p>
          </table:table-cell>
          <table:table-cell office:value-type="string" calcext:value-type="string">
            <text:p>*</text:p>
          </table:table-cell>
          <table:table-cell table:formula="of:=&quot;$&quot;&amp;[.D40]&amp;&quot;$&quot;" office:value-type="string" office:string-value="$\theta_0$" calcext:value-type="string">
            <text:p>$\theta_0$</text:p>
          </table:table-cell>
          <table:table-cell office:value-type="string" calcext:value-type="string">
            <text:p>&amp;</text:p>
          </table:table-cell>
          <table:table-cell table:formula="of:=&quot;$&quot;&amp;[.E40]&amp;&quot;$&quot;" office:value-type="string" office:string-value="$0.0265263$" calcext:value-type="string">
            <text:p>$0.0265263$</text:p>
          </table:table-cell>
          <table:table-cell office:value-type="string" calcext:value-type="string">
            <text:p>&amp;</text:p>
          </table:table-cell>
          <table:table-cell table:formula="of:=&quot;$&quot;&amp;ROUND([.F40];3)&amp;&quot;$&quot;" office:value-type="string" office:string-value="$0.235$" calcext:value-type="string">
            <text:p>$0.235$</text:p>
          </table:table-cell>
          <table:table-cell office:value-type="string" calcext:value-type="string">
            <text:p>&amp;</text:p>
          </table:table-cell>
          <table:table-cell table:formula="of:=&quot;$&quot;&amp;ROUND([.G40];3)&amp;&quot;$&quot;" office:value-type="string" office:string-value="$0.113$" calcext:value-type="string">
            <text:p>$0.113$</text:p>
          </table:table-cell>
          <table:table-cell office:value-type="string" calcext:value-type="string">
            <text:p>&amp;</text:p>
          </table:table-cell>
          <table:table-cell table:formula="of:=&quot;$&quot;&amp;ROUND([.H40];4)&amp;&quot;^{&quot;&amp;[.I40]&amp;&quot;}$&quot;" office:value-type="string" office:string-value="$0.9101^{*}$" calcext:value-type="string">
            <text:p>$0.9101^{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mu</text:p>
          </table:table-cell>
          <table:table-cell table:formula="of:=[.E24]" office:value-type="float" office:value="0.00156671" calcext:value-type="float">
            <text:p>0.00156671</text:p>
          </table:table-cell>
          <table:table-cell table:style-name="ce3" table:formula="of:=[.H24]" office:value-type="float" office:value="0.000096848" calcext:value-type="float">
            <text:p>0.0001</text:p>
          </table:table-cell>
          <table:table-cell table:formula="of:=[.E41]/[.F41]" office:value-type="float" office:value="16.176999008756" calcext:value-type="float">
            <text:p>16.18</text:p>
          </table:table-cell>
          <table:table-cell table:formula="of:=(1-LEGACY.NORMSDIST([.G41]))*2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41]&amp;&quot;$&quot;" office:value-type="string" office:string-value="$\mu$" calcext:value-type="string">
            <text:p>$\mu$</text:p>
          </table:table-cell>
          <table:table-cell office:value-type="string" calcext:value-type="string">
            <text:p>&amp;</text:p>
          </table:table-cell>
          <table:table-cell table:formula="of:=&quot;$&quot;&amp;[.E41]&amp;&quot;$&quot;" office:value-type="string" office:string-value="$0.00156671$" calcext:value-type="string">
            <text:p>$0.00156671$</text:p>
          </table:table-cell>
          <table:table-cell office:value-type="string" calcext:value-type="string">
            <text:p>&amp;</text:p>
          </table:table-cell>
          <table:table-cell table:formula="of:=&quot;$&quot;&amp;ROUND([.F41];3)&amp;&quot;$&quot;" office:value-type="string" office:string-value="$0$" calcext:value-type="string">
            <text:p>$0$</text:p>
          </table:table-cell>
          <table:table-cell office:value-type="string" calcext:value-type="string">
            <text:p>&amp;</text:p>
          </table:table-cell>
          <table:table-cell table:formula="of:=&quot;$&quot;&amp;ROUND([.G41];3)&amp;&quot;$&quot;" office:value-type="string" office:string-value="$16.177$" calcext:value-type="string">
            <text:p>$16.177$</text:p>
          </table:table-cell>
          <table:table-cell office:value-type="string" calcext:value-type="string">
            <text:p>&amp;</text:p>
          </table:table-cell>
          <table:table-cell table:formula="of:=&quot;$&quot;&amp;ROUND([.H41];4)&amp;&quot;^{&quot;&amp;[.I41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theta</text:p>
          </table:table-cell>
          <table:table-cell table:formula="of:=[.E28]" office:value-type="float" office:value="0.0321048" calcext:value-type="float">
            <text:p>0.0321048</text:p>
          </table:table-cell>
          <table:table-cell table:style-name="ce3" table:formula="of:=[.H28]" office:value-type="float" office:value="0.0139941" calcext:value-type="float">
            <text:p>0.0140</text:p>
          </table:table-cell>
          <table:table-cell table:formula="of:=[.E42]/[.F42]" office:value-type="float" office:value="2.29416682744871" calcext:value-type="float">
            <text:p>2.29</text:p>
          </table:table-cell>
          <table:table-cell table:formula="of:=(1-LEGACY.NORMSDIST([.G42]))*2" office:value-type="float" office:value="0.0217809179576143" calcext:value-type="float">
            <text:p>0.0218</text:p>
          </table:table-cell>
          <table:table-cell office:value-type="string" calcext:value-type="string">
            <text:p>**</text:p>
          </table:table-cell>
          <table:table-cell table:formula="of:=&quot;$&quot;&amp;[.D42]&amp;&quot;$&quot;" office:value-type="string" office:string-value="$\theta$" calcext:value-type="string">
            <text:p>$\theta$</text:p>
          </table:table-cell>
          <table:table-cell office:value-type="string" calcext:value-type="string">
            <text:p>&amp;</text:p>
          </table:table-cell>
          <table:table-cell table:formula="of:=&quot;$&quot;&amp;[.E42]&amp;&quot;$&quot;" office:value-type="string" office:string-value="$0.0321048$" calcext:value-type="string">
            <text:p>$0.0321048$</text:p>
          </table:table-cell>
          <table:table-cell office:value-type="string" calcext:value-type="string">
            <text:p>&amp;</text:p>
          </table:table-cell>
          <table:table-cell table:formula="of:=&quot;$&quot;&amp;ROUND([.F42];3)&amp;&quot;$&quot;" office:value-type="string" office:string-value="$0.014$" calcext:value-type="string">
            <text:p>$0.014$</text:p>
          </table:table-cell>
          <table:table-cell office:value-type="string" calcext:value-type="string">
            <text:p>&amp;</text:p>
          </table:table-cell>
          <table:table-cell table:formula="of:=&quot;$&quot;&amp;ROUND([.G42];3)&amp;&quot;$&quot;" office:value-type="string" office:string-value="$2.294$" calcext:value-type="string">
            <text:p>$2.294$</text:p>
          </table:table-cell>
          <table:table-cell office:value-type="string" calcext:value-type="string">
            <text:p>&amp;</text:p>
          </table:table-cell>
          <table:table-cell table:formula="of:=&quot;$&quot;&amp;ROUND([.H42];4)&amp;&quot;^{&quot;&amp;[.I42]&amp;&quot;}$&quot;" office:value-type="string" office:string-value="$0.0218^{**}$" calcext:value-type="string">
            <text:p>$0.0218^{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theta</text:p>
          </table:table-cell>
          <table:table-cell table:formula="of:=[.E29]" office:value-type="float" office:value="0.0202056" calcext:value-type="float">
            <text:p>0.0202056</text:p>
          </table:table-cell>
          <table:table-cell table:style-name="ce3" table:formula="of:=[.H29]" office:value-type="float" office:value="0.00769514" calcext:value-type="float">
            <text:p>0.0077</text:p>
          </table:table-cell>
          <table:table-cell table:formula="of:=[.E43]/[.F43]" office:value-type="float" office:value="2.6257611947281" calcext:value-type="float">
            <text:p>2.63</text:p>
          </table:table-cell>
          <table:table-cell table:formula="of:=(1-LEGACY.NORMSDIST([.G43]))*2" office:value-type="float" office:value="0.00864554490821501" calcext:value-type="float">
            <text:p>0.0086</text:p>
          </table:table-cell>
          <table:table-cell office:value-type="string" calcext:value-type="string">
            <text:p>***</text:p>
          </table:table-cell>
          <table:table-cell table:formula="of:=&quot;$&quot;&amp;[.D43]&amp;&quot;$&quot;" office:value-type="string" office:string-value="$\theta$" calcext:value-type="string">
            <text:p>$\theta$</text:p>
          </table:table-cell>
          <table:table-cell office:value-type="string" calcext:value-type="string">
            <text:p>&amp;</text:p>
          </table:table-cell>
          <table:table-cell table:formula="of:=&quot;$&quot;&amp;[.E43]&amp;&quot;$&quot;" office:value-type="string" office:string-value="$0.0202056$" calcext:value-type="string">
            <text:p>$0.0202056$</text:p>
          </table:table-cell>
          <table:table-cell office:value-type="string" calcext:value-type="string">
            <text:p>&amp;</text:p>
          </table:table-cell>
          <table:table-cell table:formula="of:=&quot;$&quot;&amp;ROUND([.F43];3)&amp;&quot;$&quot;" office:value-type="string" office:string-value="$0.008$" calcext:value-type="string">
            <text:p>$0.008$</text:p>
          </table:table-cell>
          <table:table-cell office:value-type="string" calcext:value-type="string">
            <text:p>&amp;</text:p>
          </table:table-cell>
          <table:table-cell table:formula="of:=&quot;$&quot;&amp;ROUND([.G43];3)&amp;&quot;$&quot;" office:value-type="string" office:string-value="$2.626$" calcext:value-type="string">
            <text:p>$2.626$</text:p>
          </table:table-cell>
          <table:table-cell office:value-type="string" calcext:value-type="string">
            <text:p>&amp;</text:p>
          </table:table-cell>
          <table:table-cell table:formula="of:=&quot;$&quot;&amp;ROUND([.H43];4)&amp;&quot;^{&quot;&amp;[.I43]&amp;&quot;}$&quot;" office:value-type="string" office:string-value="$0.0086^{***}$" calcext:value-type="string">
            <text:p>$0.0086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theta</text:p>
          </table:table-cell>
          <table:table-cell table:formula="of:=[.E30]" office:value-type="float" office:value="0.0275624" calcext:value-type="float">
            <text:p>0.0275624</text:p>
          </table:table-cell>
          <table:table-cell table:style-name="ce3" table:formula="of:=[.H30]" office:value-type="float" office:value="0.000714246" calcext:value-type="float">
            <text:p>0.0007</text:p>
          </table:table-cell>
          <table:table-cell table:formula="of:=[.E44]/[.F44]" office:value-type="float" office:value="38.58950557651" calcext:value-type="float">
            <text:p>38.59</text:p>
          </table:table-cell>
          <table:table-cell table:formula="of:=(1-LEGACY.NORMSDIST([.G44]))*2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44]&amp;&quot;$&quot;" office:value-type="string" office:string-value="$\theta$" calcext:value-type="string">
            <text:p>$\theta$</text:p>
          </table:table-cell>
          <table:table-cell office:value-type="string" calcext:value-type="string">
            <text:p>&amp;</text:p>
          </table:table-cell>
          <table:table-cell table:formula="of:=&quot;$&quot;&amp;[.E44]&amp;&quot;$&quot;" office:value-type="string" office:string-value="$0.0275624$" calcext:value-type="string">
            <text:p>$0.0275624$</text:p>
          </table:table-cell>
          <table:table-cell office:value-type="string" calcext:value-type="string">
            <text:p>&amp;</text:p>
          </table:table-cell>
          <table:table-cell table:formula="of:=&quot;$&quot;&amp;ROUND([.F44];3)&amp;&quot;$&quot;" office:value-type="string" office:string-value="$0.001$" calcext:value-type="string">
            <text:p>$0.001$</text:p>
          </table:table-cell>
          <table:table-cell office:value-type="string" calcext:value-type="string">
            <text:p>&amp;</text:p>
          </table:table-cell>
          <table:table-cell table:formula="of:=&quot;$&quot;&amp;ROUND([.G44];3)&amp;&quot;$&quot;" office:value-type="string" office:string-value="$38.59$" calcext:value-type="string">
            <text:p>$38.59$</text:p>
          </table:table-cell>
          <table:table-cell office:value-type="string" calcext:value-type="string">
            <text:p>&amp;</text:p>
          </table:table-cell>
          <table:table-cell table:formula="of:=&quot;$&quot;&amp;ROUND([.H44];4)&amp;&quot;^{&quot;&amp;[.I44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eta</text:p>
          </table:table-cell>
          <table:table-cell table:formula="of:=[.E31]" office:value-type="float" office:value="0.784232" calcext:value-type="float">
            <text:p>0.784232</text:p>
          </table:table-cell>
          <table:table-cell table:style-name="ce3" table:formula="of:=[.H31]" office:value-type="float" office:value="0.00417396" calcext:value-type="float">
            <text:p>0.0042</text:p>
          </table:table-cell>
          <table:table-cell table:formula="of:=[.E45]/[.F45]" office:value-type="float" office:value="187.886802940134" calcext:value-type="float">
            <text:p>187.89</text:p>
          </table:table-cell>
          <table:table-cell table:formula="of:=(1-LEGACY.NORMSDIST([.G45]))*2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45]&amp;&quot;$&quot;" office:value-type="string" office:string-value="$\eta$" calcext:value-type="string">
            <text:p>$\eta$</text:p>
          </table:table-cell>
          <table:table-cell office:value-type="string" calcext:value-type="string">
            <text:p>&amp;</text:p>
          </table:table-cell>
          <table:table-cell table:formula="of:=&quot;$&quot;&amp;[.E45]&amp;&quot;$&quot;" office:value-type="string" office:string-value="$0.784232$" calcext:value-type="string">
            <text:p>$0.784232$</text:p>
          </table:table-cell>
          <table:table-cell office:value-type="string" calcext:value-type="string">
            <text:p>&amp;</text:p>
          </table:table-cell>
          <table:table-cell table:formula="of:=&quot;$&quot;&amp;ROUND([.F45];3)&amp;&quot;$&quot;" office:value-type="string" office:string-value="$0.004$" calcext:value-type="string">
            <text:p>$0.004$</text:p>
          </table:table-cell>
          <table:table-cell office:value-type="string" calcext:value-type="string">
            <text:p>&amp;</text:p>
          </table:table-cell>
          <table:table-cell table:formula="of:=&quot;$&quot;&amp;ROUND([.G45];3)&amp;&quot;$&quot;" office:value-type="string" office:string-value="$187.887$" calcext:value-type="string">
            <text:p>$187.887$</text:p>
          </table:table-cell>
          <table:table-cell office:value-type="string" calcext:value-type="string">
            <text:p>&amp;</text:p>
          </table:table-cell>
          <table:table-cell table:formula="of:=&quot;$&quot;&amp;ROUND([.H45];4)&amp;&quot;^{&quot;&amp;[.I45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d</text:p>
          </table:table-cell>
          <table:table-cell table:formula="of:=[.E32]" office:value-type="float" office:value="0.00185277" calcext:value-type="float">
            <text:p>0.00185277</text:p>
          </table:table-cell>
          <table:table-cell table:style-name="ce3" table:formula="of:=[.H32]" office:value-type="float" office:value="0.000242542" calcext:value-type="float">
            <text:p>0.0002</text:p>
          </table:table-cell>
          <table:table-cell table:formula="of:=[.E46]/[.F46]" office:value-type="float" office:value="7.6389656224489" calcext:value-type="float">
            <text:p>7.64</text:p>
          </table:table-cell>
          <table:table-cell table:formula="of:=(1-LEGACY.NORMSDIST([.G46]))*2" office:value-type="float" office:value="0.0000000000000219824158875781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46]&amp;&quot;$&quot;" office:value-type="string" office:string-value="$d$" calcext:value-type="string">
            <text:p>$d$</text:p>
          </table:table-cell>
          <table:table-cell office:value-type="string" calcext:value-type="string">
            <text:p>&amp;</text:p>
          </table:table-cell>
          <table:table-cell table:formula="of:=&quot;$&quot;&amp;[.E46]&amp;&quot;$&quot;" office:value-type="string" office:string-value="$0.00185277$" calcext:value-type="string">
            <text:p>$0.00185277$</text:p>
          </table:table-cell>
          <table:table-cell office:value-type="string" calcext:value-type="string">
            <text:p>&amp;</text:p>
          </table:table-cell>
          <table:table-cell table:formula="of:=&quot;$&quot;&amp;ROUND([.F46];3)&amp;&quot;$&quot;" office:value-type="string" office:string-value="$0$" calcext:value-type="string">
            <text:p>$0$</text:p>
          </table:table-cell>
          <table:table-cell office:value-type="string" calcext:value-type="string">
            <text:p>&amp;</text:p>
          </table:table-cell>
          <table:table-cell table:formula="of:=&quot;$&quot;&amp;ROUND([.G46];3)&amp;&quot;$&quot;" office:value-type="string" office:string-value="$7.639$" calcext:value-type="string">
            <text:p>$7.639$</text:p>
          </table:table-cell>
          <table:table-cell office:value-type="string" calcext:value-type="string">
            <text:p>&amp;</text:p>
          </table:table-cell>
          <table:table-cell table:formula="of:=&quot;$&quot;&amp;ROUND([.H46];4)&amp;&quot;^{&quot;&amp;[.I46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 table:number-rows-repeated="3">
          <table:table-cell table:number-columns-repeated="5"/>
          <table:table-cell table:style-name="ce3"/>
          <table:table-cell table:style-name="Default" table:number-columns-repeated="2"/>
          <table:table-cell table:number-columns-repeated="21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2"/>
          <table:table-cell table:formula="of:=[.K11]" office:value-type="string" office:string-value="&amp;" calcext:value-type="string">
            <text:p>&amp;</text:p>
          </table:table-cell>
          <table:table-cell table:formula="of:=[.L11]" office:value-type="string" office:string-value="Estimate" calcext:value-type="string">
            <text:p>Estimate</text:p>
          </table:table-cell>
          <table:table-cell table:formula="of:=[.M11]" office:value-type="string" office:string-value="&amp;" calcext:value-type="string">
            <text:p>&amp;</text:p>
          </table:table-cell>
          <table:table-cell table:formula="of:=[.N11]" office:value-type="string" office:string-value="Std. Error" calcext:value-type="string">
            <text:p>Std. Error</text:p>
          </table:table-cell>
          <table:table-cell table:formula="of:=[.O11]" office:value-type="string" office:string-value="&amp;" calcext:value-type="string">
            <text:p>&amp;</text:p>
          </table:table-cell>
          <table:table-cell table:formula="of:=[.P11]" office:value-type="string" office:string-value="z" calcext:value-type="string">
            <text:p>z</text:p>
          </table:table-cell>
          <table:table-cell table:formula="of:=[.Q11]" office:value-type="string" office:string-value="&amp;" calcext:value-type="string">
            <text:p>&amp;</text:p>
          </table:table-cell>
          <table:table-cell table:formula="of:=[.R11]" office:value-type="string" office:string-value="Significance" calcext:value-type="string">
            <text:p>Significance</text:p>
          </table:table-cell>
          <table:table-cell table:formula="of:=[.S11]" office:value-type="string" office:string-value="\\ \hline" calcext:value-type="string">
            <text:p>\\ \hline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iota</text:p>
          </table:table-cell>
          <table:table-cell office:value-type="float" office:value="9.96795" calcext:value-type="float">
            <text:p>9.96795</text:p>
          </table:table-cell>
          <table:table-cell office:value-type="float" office:value="0.801187" calcext:value-type="float">
            <text:p>0.801187</text:p>
          </table:table-cell>
          <table:table-cell table:formula="of:=[.E51]/[.F51]" office:value-type="float" office:value="12.441477457822" calcext:value-type="float">
            <text:p>12.44</text:p>
          </table:table-cell>
          <table:table-cell table:formula="of:=1-LEGACY.NORMSDIST([.G51])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51]&amp;&quot;$&quot;" office:value-type="string" office:string-value="$\iota$" calcext:value-type="string">
            <text:p>$\iota$</text:p>
          </table:table-cell>
          <table:table-cell office:value-type="string" calcext:value-type="string">
            <text:p>&amp;</text:p>
          </table:table-cell>
          <table:table-cell table:formula="of:=&quot;$&quot;&amp;[.E51]&amp;&quot;$&quot;" office:value-type="string" office:string-value="$9.96795$" calcext:value-type="string">
            <text:p>$9.96795$</text:p>
          </table:table-cell>
          <table:table-cell office:value-type="string" calcext:value-type="string">
            <text:p>&amp;</text:p>
          </table:table-cell>
          <table:table-cell table:formula="of:=&quot;$&quot;&amp;ROUND([.F51];3)&amp;&quot;$&quot;" office:value-type="string" office:string-value="$0.801$" calcext:value-type="string">
            <text:p>$0.801$</text:p>
          </table:table-cell>
          <table:table-cell office:value-type="string" calcext:value-type="string">
            <text:p>&amp;</text:p>
          </table:table-cell>
          <table:table-cell table:formula="of:=&quot;$&quot;&amp;ROUND([.G51];3)&amp;&quot;$&quot;" office:value-type="string" office:string-value="$12.441$" calcext:value-type="string">
            <text:p>$12.441$</text:p>
          </table:table-cell>
          <table:table-cell office:value-type="string" calcext:value-type="string">
            <text:p>&amp;</text:p>
          </table:table-cell>
          <table:table-cell table:formula="of:=&quot;$&quot;&amp;ROUND([.H51];4)&amp;&quot;^{&quot;&amp;[.I51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beta_{0}</text:p>
          </table:table-cell>
          <table:table-cell office:value-type="float" office:value="0.618509" calcext:value-type="float">
            <text:p>0.618509</text:p>
          </table:table-cell>
          <table:table-cell office:value-type="float" office:value="0.0352657" calcext:value-type="float">
            <text:p>0.0352657</text:p>
          </table:table-cell>
          <table:table-cell table:formula="of:=[.E52]/[.F52]" office:value-type="float" office:value="17.5385431169663" calcext:value-type="float">
            <text:p>17.54</text:p>
          </table:table-cell>
          <table:table-cell table:formula="of:=1-LEGACY.NORMSDIST([.G52])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52]&amp;&quot;$&quot;" office:value-type="string" office:string-value="$\beta_{0}$" calcext:value-type="string">
            <text:p>$\beta_{0}$</text:p>
          </table:table-cell>
          <table:table-cell office:value-type="string" calcext:value-type="string">
            <text:p>&amp;</text:p>
          </table:table-cell>
          <table:table-cell table:formula="of:=&quot;$&quot;&amp;[.E52]&amp;&quot;$&quot;" office:value-type="string" office:string-value="$0.618509$" calcext:value-type="string">
            <text:p>$0.618509$</text:p>
          </table:table-cell>
          <table:table-cell office:value-type="string" calcext:value-type="string">
            <text:p>&amp;</text:p>
          </table:table-cell>
          <table:table-cell table:formula="of:=&quot;$&quot;&amp;ROUND([.F52];3)&amp;&quot;$&quot;" office:value-type="string" office:string-value="$0.035$" calcext:value-type="string">
            <text:p>$0.035$</text:p>
          </table:table-cell>
          <table:table-cell office:value-type="string" calcext:value-type="string">
            <text:p>&amp;</text:p>
          </table:table-cell>
          <table:table-cell table:formula="of:=&quot;$&quot;&amp;ROUND([.G52];3)&amp;&quot;$&quot;" office:value-type="string" office:string-value="$17.539$" calcext:value-type="string">
            <text:p>$17.539$</text:p>
          </table:table-cell>
          <table:table-cell office:value-type="string" calcext:value-type="string">
            <text:p>&amp;</text:p>
          </table:table-cell>
          <table:table-cell table:formula="of:=&quot;$&quot;&amp;ROUND([.H52];4)&amp;&quot;^{&quot;&amp;[.I52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alpha</text:p>
          </table:table-cell>
          <table:table-cell office:value-type="float" office:value="0.549047" calcext:value-type="float">
            <text:p>0.549047</text:p>
          </table:table-cell>
          <table:table-cell office:value-type="float" office:value="0.0256539" calcext:value-type="float">
            <text:p>0.0256539</text:p>
          </table:table-cell>
          <table:table-cell table:formula="of:=[.E53]/[.F53]" office:value-type="float" office:value="21.4020870121112" calcext:value-type="float">
            <text:p>21.40</text:p>
          </table:table-cell>
          <table:table-cell table:formula="of:=1-LEGACY.NORMSDIST([.G53])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53]&amp;&quot;$&quot;" office:value-type="string" office:string-value="$\alpha$" calcext:value-type="string">
            <text:p>$\alpha$</text:p>
          </table:table-cell>
          <table:table-cell office:value-type="string" calcext:value-type="string">
            <text:p>&amp;</text:p>
          </table:table-cell>
          <table:table-cell table:formula="of:=&quot;$&quot;&amp;[.E53]&amp;&quot;$&quot;" office:value-type="string" office:string-value="$0.549047$" calcext:value-type="string">
            <text:p>$0.549047$</text:p>
          </table:table-cell>
          <table:table-cell office:value-type="string" calcext:value-type="string">
            <text:p>&amp;</text:p>
          </table:table-cell>
          <table:table-cell table:formula="of:=&quot;$&quot;&amp;ROUND([.F53];3)&amp;&quot;$&quot;" office:value-type="string" office:string-value="$0.026$" calcext:value-type="string">
            <text:p>$0.026$</text:p>
          </table:table-cell>
          <table:table-cell office:value-type="string" calcext:value-type="string">
            <text:p>&amp;</text:p>
          </table:table-cell>
          <table:table-cell table:formula="of:=&quot;$&quot;&amp;ROUND([.G53];3)&amp;&quot;$&quot;" office:value-type="string" office:string-value="$21.402$" calcext:value-type="string">
            <text:p>$21.402$</text:p>
          </table:table-cell>
          <table:table-cell office:value-type="string" calcext:value-type="string">
            <text:p>&amp;</text:p>
          </table:table-cell>
          <table:table-cell table:formula="of:=&quot;$&quot;&amp;ROUND([.H53];4)&amp;&quot;^{&quot;&amp;[.I53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omega_{1}</text:p>
          </table:table-cell>
          <table:table-cell office:value-type="float" office:value="0.550946" calcext:value-type="float">
            <text:p>0.550946</text:p>
          </table:table-cell>
          <table:table-cell office:value-type="float" office:value="0.0613134" calcext:value-type="float">
            <text:p>0.0613134</text:p>
          </table:table-cell>
          <table:table-cell table:formula="of:=[.E54]/[.F54]" office:value-type="float" office:value="8.98573558145528" calcext:value-type="float">
            <text:p>8.99</text:p>
          </table:table-cell>
          <table:table-cell table:formula="of:=1-LEGACY.NORMSDIST([.G54])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54]&amp;&quot;$&quot;" office:value-type="string" office:string-value="$\omega_{1}$" calcext:value-type="string">
            <text:p>$\omega_{1}$</text:p>
          </table:table-cell>
          <table:table-cell office:value-type="string" calcext:value-type="string">
            <text:p>&amp;</text:p>
          </table:table-cell>
          <table:table-cell table:formula="of:=&quot;$&quot;&amp;[.E54]&amp;&quot;$&quot;" office:value-type="string" office:string-value="$0.550946$" calcext:value-type="string">
            <text:p>$0.550946$</text:p>
          </table:table-cell>
          <table:table-cell office:value-type="string" calcext:value-type="string">
            <text:p>&amp;</text:p>
          </table:table-cell>
          <table:table-cell table:formula="of:=&quot;$&quot;&amp;ROUND([.F54];3)&amp;&quot;$&quot;" office:value-type="string" office:string-value="$0.061$" calcext:value-type="string">
            <text:p>$0.061$</text:p>
          </table:table-cell>
          <table:table-cell office:value-type="string" calcext:value-type="string">
            <text:p>&amp;</text:p>
          </table:table-cell>
          <table:table-cell table:formula="of:=&quot;$&quot;&amp;ROUND([.G54];3)&amp;&quot;$&quot;" office:value-type="string" office:string-value="$8.986$" calcext:value-type="string">
            <text:p>$8.986$</text:p>
          </table:table-cell>
          <table:table-cell office:value-type="string" calcext:value-type="string">
            <text:p>&amp;</text:p>
          </table:table-cell>
          <table:table-cell table:formula="of:=&quot;$&quot;&amp;ROUND([.H54];4)&amp;&quot;^{&quot;&amp;[.I54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theta_0</text:p>
          </table:table-cell>
          <table:table-cell office:value-type="float" office:value="0.0194497" calcext:value-type="float">
            <text:p>0.0194497</text:p>
          </table:table-cell>
          <table:table-cell office:value-type="float" office:value="0.0147655" calcext:value-type="float">
            <text:p>0.0147655</text:p>
          </table:table-cell>
          <table:table-cell table:formula="of:=[.E55]/[.F55]" office:value-type="float" office:value="1.31723951102232" calcext:value-type="float">
            <text:p>1.32</text:p>
          </table:table-cell>
          <table:table-cell table:formula="of:=1-LEGACY.NORMSDIST([.G55])" office:value-type="float" office:value="0.0938791768837606" calcext:value-type="float">
            <text:p>0.0939</text:p>
          </table:table-cell>
          <table:table-cell office:value-type="string" calcext:value-type="string">
            <text:p>*</text:p>
          </table:table-cell>
          <table:table-cell table:formula="of:=&quot;$&quot;&amp;[.D55]&amp;&quot;$&quot;" office:value-type="string" office:string-value="$\theta_0$" calcext:value-type="string">
            <text:p>$\theta_0$</text:p>
          </table:table-cell>
          <table:table-cell office:value-type="string" calcext:value-type="string">
            <text:p>&amp;</text:p>
          </table:table-cell>
          <table:table-cell table:formula="of:=&quot;$&quot;&amp;[.E55]&amp;&quot;$&quot;" office:value-type="string" office:string-value="$0.0194497$" calcext:value-type="string">
            <text:p>$0.0194497$</text:p>
          </table:table-cell>
          <table:table-cell office:value-type="string" calcext:value-type="string">
            <text:p>&amp;</text:p>
          </table:table-cell>
          <table:table-cell table:formula="of:=&quot;$&quot;&amp;ROUND([.F55];3)&amp;&quot;$&quot;" office:value-type="string" office:string-value="$0.015$" calcext:value-type="string">
            <text:p>$0.015$</text:p>
          </table:table-cell>
          <table:table-cell office:value-type="string" calcext:value-type="string">
            <text:p>&amp;</text:p>
          </table:table-cell>
          <table:table-cell table:formula="of:=&quot;$&quot;&amp;ROUND([.G55];3)&amp;&quot;$&quot;" office:value-type="string" office:string-value="$1.317$" calcext:value-type="string">
            <text:p>$1.317$</text:p>
          </table:table-cell>
          <table:table-cell office:value-type="string" calcext:value-type="string">
            <text:p>&amp;</text:p>
          </table:table-cell>
          <table:table-cell table:formula="of:=&quot;$&quot;&amp;ROUND([.H55];4)&amp;&quot;^{&quot;&amp;[.I55]&amp;&quot;}$&quot;" office:value-type="string" office:string-value="$0.0939^{*}$" calcext:value-type="string">
            <text:p>$0.0939^{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theta_1</text:p>
          </table:table-cell>
          <table:table-cell office:value-type="float" office:value="0.00402584" calcext:value-type="float">
            <text:p>0.00402584</text:p>
          </table:table-cell>
          <table:table-cell office:value-type="float" office:value="0.00305399" calcext:value-type="float">
            <text:p>0.00305399</text:p>
          </table:table-cell>
          <table:table-cell table:formula="of:=[.E56]/[.F56]" office:value-type="float" office:value="1.31822304591698" calcext:value-type="float">
            <text:p>1.32</text:p>
          </table:table-cell>
          <table:table-cell table:formula="of:=1-LEGACY.NORMSDIST([.G56])" office:value-type="float" office:value="0.0937144964628819" calcext:value-type="float">
            <text:p>0.0937</text:p>
          </table:table-cell>
          <table:table-cell office:value-type="string" calcext:value-type="string">
            <text:p>*</text:p>
          </table:table-cell>
          <table:table-cell table:formula="of:=&quot;$&quot;&amp;[.D56]&amp;&quot;$&quot;" office:value-type="string" office:string-value="$\theta_1$" calcext:value-type="string">
            <text:p>$\theta_1$</text:p>
          </table:table-cell>
          <table:table-cell office:value-type="string" calcext:value-type="string">
            <text:p>&amp;</text:p>
          </table:table-cell>
          <table:table-cell table:formula="of:=&quot;$&quot;&amp;[.E56]&amp;&quot;$&quot;" office:value-type="string" office:string-value="$0.00402584$" calcext:value-type="string">
            <text:p>$0.00402584$</text:p>
          </table:table-cell>
          <table:table-cell office:value-type="string" calcext:value-type="string">
            <text:p>&amp;</text:p>
          </table:table-cell>
          <table:table-cell table:formula="of:=&quot;$&quot;&amp;ROUND([.F56];3)&amp;&quot;$&quot;" office:value-type="string" office:string-value="$0.003$" calcext:value-type="string">
            <text:p>$0.003$</text:p>
          </table:table-cell>
          <table:table-cell office:value-type="string" calcext:value-type="string">
            <text:p>&amp;</text:p>
          </table:table-cell>
          <table:table-cell table:formula="of:=&quot;$&quot;&amp;ROUND([.G56];3)&amp;&quot;$&quot;" office:value-type="string" office:string-value="$1.318$" calcext:value-type="string">
            <text:p>$1.318$</text:p>
          </table:table-cell>
          <table:table-cell office:value-type="string" calcext:value-type="string">
            <text:p>&amp;</text:p>
          </table:table-cell>
          <table:table-cell table:formula="of:=&quot;$&quot;&amp;ROUND([.H56];4)&amp;&quot;^{&quot;&amp;[.I56]&amp;&quot;}$&quot;" office:value-type="string" office:string-value="$0.0937^{*}$" calcext:value-type="string">
            <text:p>$0.0937^{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theta_2</text:p>
          </table:table-cell>
          <table:table-cell office:value-type="float" office:value="0.0204434" calcext:value-type="float">
            <text:p>0.0204434</text:p>
          </table:table-cell>
          <table:table-cell office:value-type="float" office:value="0.00610917" calcext:value-type="float">
            <text:p>0.00610917</text:p>
          </table:table-cell>
          <table:table-cell table:formula="of:=[.E57]/[.F57]" office:value-type="float" office:value="3.3463465577157" calcext:value-type="float">
            <text:p>3.35</text:p>
          </table:table-cell>
          <table:table-cell table:formula="of:=1-LEGACY.NORMSDIST([.G57])" office:value-type="float" office:value="0.000409419925440968" calcext:value-type="float">
            <text:p>0.0004</text:p>
          </table:table-cell>
          <table:table-cell office:value-type="string" calcext:value-type="string">
            <text:p>***</text:p>
          </table:table-cell>
          <table:table-cell table:formula="of:=&quot;$&quot;&amp;[.D57]&amp;&quot;$&quot;" office:value-type="string" office:string-value="$\theta_2$" calcext:value-type="string">
            <text:p>$\theta_2$</text:p>
          </table:table-cell>
          <table:table-cell office:value-type="string" calcext:value-type="string">
            <text:p>&amp;</text:p>
          </table:table-cell>
          <table:table-cell table:formula="of:=&quot;$&quot;&amp;[.E57]&amp;&quot;$&quot;" office:value-type="string" office:string-value="$0.0204434$" calcext:value-type="string">
            <text:p>$0.0204434$</text:p>
          </table:table-cell>
          <table:table-cell office:value-type="string" calcext:value-type="string">
            <text:p>&amp;</text:p>
          </table:table-cell>
          <table:table-cell table:formula="of:=&quot;$&quot;&amp;ROUND([.F57];3)&amp;&quot;$&quot;" office:value-type="string" office:string-value="$0.006$" calcext:value-type="string">
            <text:p>$0.006$</text:p>
          </table:table-cell>
          <table:table-cell office:value-type="string" calcext:value-type="string">
            <text:p>&amp;</text:p>
          </table:table-cell>
          <table:table-cell table:formula="of:=&quot;$&quot;&amp;ROUND([.G57];3)&amp;&quot;$&quot;" office:value-type="string" office:string-value="$3.346$" calcext:value-type="string">
            <text:p>$3.346$</text:p>
          </table:table-cell>
          <table:table-cell office:value-type="string" calcext:value-type="string">
            <text:p>&amp;</text:p>
          </table:table-cell>
          <table:table-cell table:formula="of:=&quot;$&quot;&amp;ROUND([.H57];4)&amp;&quot;^{&quot;&amp;[.I57]&amp;&quot;}$&quot;" office:value-type="string" office:string-value="$0.0004^{***}$" calcext:value-type="string">
            <text:p>$0.0004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theta_3</text:p>
          </table:table-cell>
          <table:table-cell office:value-type="float" office:value="0.0260418" calcext:value-type="float">
            <text:p>0.0260418</text:p>
          </table:table-cell>
          <table:table-cell office:value-type="float" office:value="0.00449858" calcext:value-type="float">
            <text:p>0.00449858</text:p>
          </table:table-cell>
          <table:table-cell table:formula="of:=[.E58]/[.F58]" office:value-type="float" office:value="5.78889338413455" calcext:value-type="float">
            <text:p>5.79</text:p>
          </table:table-cell>
          <table:table-cell table:formula="of:=1-LEGACY.NORMSDIST([.G58])" office:value-type="float" office:value="0.00000000354258244961159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58]&amp;&quot;$&quot;" office:value-type="string" office:string-value="$\theta_3$" calcext:value-type="string">
            <text:p>$\theta_3$</text:p>
          </table:table-cell>
          <table:table-cell office:value-type="string" calcext:value-type="string">
            <text:p>&amp;</text:p>
          </table:table-cell>
          <table:table-cell table:formula="of:=&quot;$&quot;&amp;[.E58]&amp;&quot;$&quot;" office:value-type="string" office:string-value="$0.0260418$" calcext:value-type="string">
            <text:p>$0.0260418$</text:p>
          </table:table-cell>
          <table:table-cell office:value-type="string" calcext:value-type="string">
            <text:p>&amp;</text:p>
          </table:table-cell>
          <table:table-cell table:formula="of:=&quot;$&quot;&amp;ROUND([.F58];3)&amp;&quot;$&quot;" office:value-type="string" office:string-value="$0.004$" calcext:value-type="string">
            <text:p>$0.004$</text:p>
          </table:table-cell>
          <table:table-cell office:value-type="string" calcext:value-type="string">
            <text:p>&amp;</text:p>
          </table:table-cell>
          <table:table-cell table:formula="of:=&quot;$&quot;&amp;ROUND([.G58];3)&amp;&quot;$&quot;" office:value-type="string" office:string-value="$5.789$" calcext:value-type="string">
            <text:p>$5.789$</text:p>
          </table:table-cell>
          <table:table-cell office:value-type="string" calcext:value-type="string">
            <text:p>&amp;</text:p>
          </table:table-cell>
          <table:table-cell table:formula="of:=&quot;$&quot;&amp;ROUND([.H58];4)&amp;&quot;^{&quot;&amp;[.I58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theta_4</text:p>
          </table:table-cell>
          <table:table-cell office:value-type="float" office:value="0.0248783" calcext:value-type="float">
            <text:p>0.0248783</text:p>
          </table:table-cell>
          <table:table-cell office:value-type="float" office:value="0.00366737" calcext:value-type="float">
            <text:p>0.00366737</text:p>
          </table:table-cell>
          <table:table-cell table:formula="of:=[.E59]/[.F59]" office:value-type="float" office:value="6.78368967407161" calcext:value-type="float">
            <text:p>6.78</text:p>
          </table:table-cell>
          <table:table-cell table:formula="of:=1-LEGACY.NORMSDIST([.G59])" office:value-type="float" office:value="0.00000000000585720361101494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59]&amp;&quot;$&quot;" office:value-type="string" office:string-value="$\theta_4$" calcext:value-type="string">
            <text:p>$\theta_4$</text:p>
          </table:table-cell>
          <table:table-cell office:value-type="string" calcext:value-type="string">
            <text:p>&amp;</text:p>
          </table:table-cell>
          <table:table-cell table:formula="of:=&quot;$&quot;&amp;[.E59]&amp;&quot;$&quot;" office:value-type="string" office:string-value="$0.0248783$" calcext:value-type="string">
            <text:p>$0.0248783$</text:p>
          </table:table-cell>
          <table:table-cell office:value-type="string" calcext:value-type="string">
            <text:p>&amp;</text:p>
          </table:table-cell>
          <table:table-cell table:formula="of:=&quot;$&quot;&amp;ROUND([.F59];3)&amp;&quot;$&quot;" office:value-type="string" office:string-value="$0.004$" calcext:value-type="string">
            <text:p>$0.004$</text:p>
          </table:table-cell>
          <table:table-cell office:value-type="string" calcext:value-type="string">
            <text:p>&amp;</text:p>
          </table:table-cell>
          <table:table-cell table:formula="of:=&quot;$&quot;&amp;ROUND([.G59];3)&amp;&quot;$&quot;" office:value-type="string" office:string-value="$6.784$" calcext:value-type="string">
            <text:p>$6.784$</text:p>
          </table:table-cell>
          <table:table-cell office:value-type="string" calcext:value-type="string">
            <text:p>&amp;</text:p>
          </table:table-cell>
          <table:table-cell table:formula="of:=&quot;$&quot;&amp;ROUND([.H59];4)&amp;&quot;^{&quot;&amp;[.I59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theta_5</text:p>
          </table:table-cell>
          <table:table-cell office:value-type="float" office:value="0.00966628" calcext:value-type="float">
            <text:p>0.00966628</text:p>
          </table:table-cell>
          <table:table-cell office:value-type="float" office:value="0.000578787" calcext:value-type="float">
            <text:p>0.000578787</text:p>
          </table:table-cell>
          <table:table-cell table:formula="of:=[.E60]/[.F60]" office:value-type="float" office:value="16.700927975231" calcext:value-type="float">
            <text:p>16.70</text:p>
          </table:table-cell>
          <table:table-cell table:formula="of:=1-LEGACY.NORMSDIST([.G60])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60]&amp;&quot;$&quot;" office:value-type="string" office:string-value="$\theta_5$" calcext:value-type="string">
            <text:p>$\theta_5$</text:p>
          </table:table-cell>
          <table:table-cell office:value-type="string" calcext:value-type="string">
            <text:p>&amp;</text:p>
          </table:table-cell>
          <table:table-cell table:formula="of:=&quot;$&quot;&amp;[.E60]&amp;&quot;$&quot;" office:value-type="string" office:string-value="$0.00966628$" calcext:value-type="string">
            <text:p>$0.00966628$</text:p>
          </table:table-cell>
          <table:table-cell office:value-type="string" calcext:value-type="string">
            <text:p>&amp;</text:p>
          </table:table-cell>
          <table:table-cell table:formula="of:=&quot;$&quot;&amp;ROUND([.F60];3)&amp;&quot;$&quot;" office:value-type="string" office:string-value="$0.001$" calcext:value-type="string">
            <text:p>$0.001$</text:p>
          </table:table-cell>
          <table:table-cell office:value-type="string" calcext:value-type="string">
            <text:p>&amp;</text:p>
          </table:table-cell>
          <table:table-cell table:formula="of:=&quot;$&quot;&amp;ROUND([.G60];3)&amp;&quot;$&quot;" office:value-type="string" office:string-value="$16.701$" calcext:value-type="string">
            <text:p>$16.701$</text:p>
          </table:table-cell>
          <table:table-cell office:value-type="string" calcext:value-type="string">
            <text:p>&amp;</text:p>
          </table:table-cell>
          <table:table-cell table:formula="of:=&quot;$&quot;&amp;ROUND([.H60];4)&amp;&quot;^{&quot;&amp;[.I60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theta_6</text:p>
          </table:table-cell>
          <table:table-cell office:value-type="float" office:value="0.0221601" calcext:value-type="float">
            <text:p>0.0221601</text:p>
          </table:table-cell>
          <table:table-cell office:value-type="float" office:value="0.00148755" calcext:value-type="float">
            <text:p>0.00148755</text:p>
          </table:table-cell>
          <table:table-cell table:formula="of:=[.E61]/[.F61]" office:value-type="float" office:value="14.8970454774629" calcext:value-type="float">
            <text:p>14.90</text:p>
          </table:table-cell>
          <table:table-cell table:formula="of:=1-LEGACY.NORMSDIST([.G61])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61]&amp;&quot;$&quot;" office:value-type="string" office:string-value="$\theta_6$" calcext:value-type="string">
            <text:p>$\theta_6$</text:p>
          </table:table-cell>
          <table:table-cell office:value-type="string" calcext:value-type="string">
            <text:p>&amp;</text:p>
          </table:table-cell>
          <table:table-cell table:formula="of:=&quot;$&quot;&amp;[.E61]&amp;&quot;$&quot;" office:value-type="string" office:string-value="$0.0221601$" calcext:value-type="string">
            <text:p>$0.0221601$</text:p>
          </table:table-cell>
          <table:table-cell office:value-type="string" calcext:value-type="string">
            <text:p>&amp;</text:p>
          </table:table-cell>
          <table:table-cell table:formula="of:=&quot;$&quot;&amp;ROUND([.F61];3)&amp;&quot;$&quot;" office:value-type="string" office:string-value="$0.001$" calcext:value-type="string">
            <text:p>$0.001$</text:p>
          </table:table-cell>
          <table:table-cell office:value-type="string" calcext:value-type="string">
            <text:p>&amp;</text:p>
          </table:table-cell>
          <table:table-cell table:formula="of:=&quot;$&quot;&amp;ROUND([.G61];3)&amp;&quot;$&quot;" office:value-type="string" office:string-value="$14.897$" calcext:value-type="string">
            <text:p>$14.897$</text:p>
          </table:table-cell>
          <table:table-cell office:value-type="string" calcext:value-type="string">
            <text:p>&amp;</text:p>
          </table:table-cell>
          <table:table-cell table:formula="of:=&quot;$&quot;&amp;ROUND([.H61];4)&amp;&quot;^{&quot;&amp;[.I61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\eta</text:p>
          </table:table-cell>
          <table:table-cell office:value-type="float" office:value="0.624971" calcext:value-type="float">
            <text:p>0.624971</text:p>
          </table:table-cell>
          <table:table-cell office:value-type="float" office:value="0.00699778" calcext:value-type="float">
            <text:p>0.00699778</text:p>
          </table:table-cell>
          <table:table-cell table:formula="of:=[.E62]/[.F62]" office:value-type="float" office:value="89.3098954239773" calcext:value-type="float">
            <text:p>89.31</text:p>
          </table:table-cell>
          <table:table-cell table:formula="of:=1-LEGACY.NORMSDIST([.G62])" office:value-type="float" office:value="0" calcext:value-type="float">
            <text:p>0.0000</text:p>
          </table:table-cell>
          <table:table-cell office:value-type="string" calcext:value-type="string">
            <text:p>***</text:p>
          </table:table-cell>
          <table:table-cell table:formula="of:=&quot;$&quot;&amp;[.D62]&amp;&quot;$&quot;" office:value-type="string" office:string-value="$\eta$" calcext:value-type="string">
            <text:p>$\eta$</text:p>
          </table:table-cell>
          <table:table-cell office:value-type="string" calcext:value-type="string">
            <text:p>&amp;</text:p>
          </table:table-cell>
          <table:table-cell table:formula="of:=&quot;$&quot;&amp;[.E62]&amp;&quot;$&quot;" office:value-type="string" office:string-value="$0.624971$" calcext:value-type="string">
            <text:p>$0.624971$</text:p>
          </table:table-cell>
          <table:table-cell office:value-type="string" calcext:value-type="string">
            <text:p>&amp;</text:p>
          </table:table-cell>
          <table:table-cell table:formula="of:=&quot;$&quot;&amp;ROUND([.F62];3)&amp;&quot;$&quot;" office:value-type="string" office:string-value="$0.007$" calcext:value-type="string">
            <text:p>$0.007$</text:p>
          </table:table-cell>
          <table:table-cell office:value-type="string" calcext:value-type="string">
            <text:p>&amp;</text:p>
          </table:table-cell>
          <table:table-cell table:formula="of:=&quot;$&quot;&amp;ROUND([.G62];3)&amp;&quot;$&quot;" office:value-type="string" office:string-value="$89.31$" calcext:value-type="string">
            <text:p>$89.31$</text:p>
          </table:table-cell>
          <table:table-cell office:value-type="string" calcext:value-type="string">
            <text:p>&amp;</text:p>
          </table:table-cell>
          <table:table-cell table:formula="of:=&quot;$&quot;&amp;ROUND([.H62];4)&amp;&quot;^{&quot;&amp;[.I62]&amp;&quot;}$&quot;" office:value-type="string" office:string-value="$0^{***}$" calcext:value-type="string">
            <text:p>$0^{***}$</text:p>
          </table:table-cell>
          <table:table-cell office:value-type="string" calcext:value-type="string">
            <text:p>\\ \hline</text:p>
          </table:table-cell>
          <table:table-cell table:number-columns-repeated="10"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formula="of:=[.J43]" office:value-type="string" office:string-value="$\theta$" calcext:value-type="string">
            <text:p>$\theta$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"marchimportrate"</text:p>
          </table:table-cell>
          <table:table-cell office:value-type="float" office:value="1.61457" calcext:value-type="float">
            <text:p>1.61457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office:value-type="float" office:value="0.28579" calcext:value-type="float">
            <text:p>0.28579</text:p>
          </table:table-cell>
          <table:table-cell/>
          <table:table-cell table:style-name="Default" table:formula="of:=[.B64]" office:value-type="float" office:value="1.61457" calcext:value-type="float">
            <text:p>1.61457</text:p>
          </table:table-cell>
          <table:table-cell table:style-name="Default" table:formula="of:=[.E64]" office:value-type="float" office:value="0.28579" calcext:value-type="float">
            <text:p>0.28579</text:p>
          </table:table-cell>
          <table:table-cell table:style-name="ce2" table:formula="of:=[.G64]/[.H64]" office:value-type="float" office:value="5.64949788306099" calcext:value-type="float">
            <text:p>5.65</text:p>
          </table:table-cell>
          <table:table-cell table:style-name="ce3" table:formula="of:=1-LEGACY.NORMSDIST([.I64])" office:value-type="float" office:value="0.00000000804585831293281" calcext:value-type="float">
            <text:p>0.00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"beta"</text:p>
          </table:table-cell>
          <table:table-cell office:value-type="float" office:value="0.926515" calcext:value-type="float">
            <text:p>0.926515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office:value-type="float" office:value="0.237093" calcext:value-type="float">
            <text:p>0.237093</text:p>
          </table:table-cell>
          <table:table-cell/>
          <table:table-cell table:style-name="Default" table:formula="of:=[.B65]" office:value-type="float" office:value="0.926515" calcext:value-type="float">
            <text:p>0.926515</text:p>
          </table:table-cell>
          <table:table-cell table:style-name="Default" table:formula="of:=[.E65]" office:value-type="float" office:value="0.237093" calcext:value-type="float">
            <text:p>0.237093</text:p>
          </table:table-cell>
          <table:table-cell table:style-name="ce2" table:formula="of:=[.G65]/[.H65]" office:value-type="float" office:value="3.90781254613169" calcext:value-type="float">
            <text:p>3.91</text:p>
          </table:table-cell>
          <table:table-cell table:style-name="ce3" table:formula="of:=1-LEGACY.NORMSDIST([.I65])" office:value-type="float" office:value="0.0000465677600633985" calcext:value-type="float">
            <text:p>0.00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"imunity"</text:p>
          </table:table-cell>
          <table:table-cell office:value-type="float" office:value="1.70779" calcext:value-type="float">
            <text:p>1.70779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686771" calcext:value-type="float">
            <text:p>0.686771</text:p>
          </table:table-cell>
          <table:table-cell/>
          <table:table-cell table:style-name="Default" table:formula="of:=[.B66]" office:value-type="float" office:value="1.70779" calcext:value-type="float">
            <text:p>1.70779</text:p>
          </table:table-cell>
          <table:table-cell table:style-name="Default" table:formula="of:=[.E66]" office:value-type="float" office:value="0.686771" calcext:value-type="float">
            <text:p>0.686771</text:p>
          </table:table-cell>
          <table:table-cell table:style-name="ce2" table:formula="of:=[.G66]/[.H66]" office:value-type="float" office:value="2.48669498275262" calcext:value-type="float">
            <text:p>2.49</text:p>
          </table:table-cell>
          <table:table-cell table:style-name="ce3" table:formula="of:=1-LEGACY.NORMSDIST([.I66])" office:value-type="float" office:value="0.00644679462728237" calcext:value-type="float">
            <text:p>0.006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"shift"</text:p>
          </table:table-cell>
          <table:table-cell office:value-type="float" office:value="6.19343" calcext:value-type="float">
            <text:p>6.19343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office:value-type="float" office:value="0.388453" calcext:value-type="float">
            <text:p>0.388453</text:p>
          </table:table-cell>
          <table:table-cell/>
          <table:table-cell table:style-name="Default" table:formula="of:=[.B67]" office:value-type="float" office:value="6.19343" calcext:value-type="float">
            <text:p>6.19343</text:p>
          </table:table-cell>
          <table:table-cell table:style-name="Default" table:formula="of:=[.E67]" office:value-type="float" office:value="0.388453" calcext:value-type="float">
            <text:p>0.388453</text:p>
          </table:table-cell>
          <table:table-cell table:style-name="ce2" table:formula="of:=[.G67]/[.H67]" office:value-type="float" office:value="15.9438336169369" calcext:value-type="float">
            <text:p>15.94</text:p>
          </table:table-cell>
          <table:table-cell table:style-name="ce3" table:formula="of:=1-LEGACY.NORMSDIST([.I67])" office:value-type="float" office:value="0" calcext:value-type="float">
            <text:p>0.00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"mu"</text:p>
          </table:table-cell>
          <table:table-cell office:value-type="float" office:value="0.00156671" calcext:value-type="float">
            <text:p>0.00156671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table:style-name="ce1" office:value-type="float" office:value="0.0000970309" calcext:value-type="float">
            <text:p>9.70E-05</text:p>
          </table:table-cell>
          <table:table-cell table:style-name="ce3"/>
          <table:table-cell table:style-name="Default" table:formula="of:=[.B68]" office:value-type="float" office:value="0.00156671" calcext:value-type="float">
            <text:p>0.00156671</text:p>
          </table:table-cell>
          <table:table-cell table:style-name="Default" table:formula="of:=[.E68]" office:value-type="float" office:value="0.0000970309" calcext:value-type="float">
            <text:p>9.70309E-05</text:p>
          </table:table-cell>
          <table:table-cell table:style-name="ce2" table:formula="of:=[.G68]/[.H68]" office:value-type="float" office:value="16.1465059068812" calcext:value-type="float">
            <text:p>16.15</text:p>
          </table:table-cell>
          <table:table-cell table:style-name="ce3" table:formula="of:=1-LEGACY.NORMSDIST([.I68])" office:value-type="float" office:value="0" calcext:value-type="float">
            <text:p>0.00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"omega1"</text:p>
          </table:table-cell>
          <table:table-cell office:value-type="float" office:value="1.86638" calcext:value-type="float">
            <text:p>1.86638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1.02241" calcext:value-type="float">
            <text:p>1.02241</text:p>
          </table:table-cell>
          <table:table-cell/>
          <table:table-cell table:style-name="Default" table:formula="of:=[.B69]" office:value-type="float" office:value="1.86638" calcext:value-type="float">
            <text:p>1.86638</text:p>
          </table:table-cell>
          <table:table-cell table:style-name="Default" table:formula="of:=[.E69]" office:value-type="float" office:value="1.02241" calcext:value-type="float">
            <text:p>1.02241</text:p>
          </table:table-cell>
          <table:table-cell table:style-name="ce2" table:formula="of:=[.G69]/[.H69]" office:value-type="float" office:value="1.82547119061825" calcext:value-type="float">
            <text:p>1.83</text:p>
          </table:table-cell>
          <table:table-cell table:style-name="ce3" table:formula="of:=1-LEGACY.NORMSDIST([.I69])" office:value-type="float" office:value="0.0339649774099134" calcext:value-type="float">
            <text:p>0.03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"omega2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office:value-type="float" office:value="1.09168" calcext:value-type="float">
            <text:p>1.09168</text:p>
          </table:table-cell>
          <table:table-cell/>
          <table:table-cell table:style-name="Default" table:formula="of:=[.B70]" office:value-type="float" office:value="0" calcext:value-type="float">
            <text:p>0</text:p>
          </table:table-cell>
          <table:table-cell table:style-name="Default" table:formula="of:=[.E70]" office:value-type="float" office:value="1.09168" calcext:value-type="float">
            <text:p>1.09168</text:p>
          </table:table-cell>
          <table:table-cell table:style-name="ce2" table:formula="of:=[.G70]/[.H70]" office:value-type="float" office:value="0" calcext:value-type="float">
            <text:p>0.00</text:p>
          </table:table-cell>
          <table:table-cell table:style-name="ce3" table:formula="of:=1-LEGACY.NORMSDIST([.I70])" office:value-type="float" office:value="0.5" calcext:value-type="float">
            <text:p>0.50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"rho0"</text:p>
          </table:table-cell>
          <table:table-cell office:value-type="float" office:value="0.0265263" calcext:value-type="float">
            <text:p>0.0265263</text:p>
          </table:table-cell>
          <table:table-cell office:value-type="string" calcext:value-type="string">
            <text:p>true}</text:p>
          </table:table-cell>
          <table:table-cell office:value-type="string" calcext:value-type="string">
            <text:p>// </text:p>
          </table:table-cell>
          <table:table-cell office:value-type="float" office:value="0.214475" calcext:value-type="float">
            <text:p>0.214475</text:p>
          </table:table-cell>
          <table:table-cell/>
          <table:table-cell table:style-name="Default" table:formula="of:=[.B71]" office:value-type="float" office:value="0.0265263" calcext:value-type="float">
            <text:p>0.0265263</text:p>
          </table:table-cell>
          <table:table-cell table:style-name="Default" table:formula="of:=[.E71]" office:value-type="float" office:value="0.214475" calcext:value-type="float">
            <text:p>0.214475</text:p>
          </table:table-cell>
          <table:table-cell table:style-name="ce2" table:formula="of:=[.G71]/[.H71]" office:value-type="float" office:value="0.123680149201539" calcext:value-type="float">
            <text:p>0.12</text:p>
          </table:table-cell>
          <table:table-cell table:style-name="ce3" table:formula="of:=1-LEGACY.NORMSDIST([.I71])" office:value-type="float" office:value="0.450784264804709" calcext:value-type="float">
            <text:p>0.450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"rho1"</text:p>
          </table:table-cell>
          <table:table-cell office:value-type="float" office:value="0.026179" calcext:value-type="float">
            <text:p>0.026179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143308" calcext:value-type="float">
            <text:p>0.0143308</text:p>
          </table:table-cell>
          <table:table-cell/>
          <table:table-cell table:style-name="Default" table:formula="of:=[.B72]" office:value-type="float" office:value="0.026179" calcext:value-type="float">
            <text:p>0.026179</text:p>
          </table:table-cell>
          <table:table-cell table:style-name="Default" table:formula="of:=[.E72]" office:value-type="float" office:value="0.0143308" calcext:value-type="float">
            <text:p>0.0143308</text:p>
          </table:table-cell>
          <table:table-cell table:style-name="ce2" table:formula="of:=[.G72]/[.H72]" office:value-type="float" office:value="1.82676473051051" calcext:value-type="float">
            <text:p>1.83</text:p>
          </table:table-cell>
          <table:table-cell table:style-name="ce3" table:formula="of:=1-LEGACY.NORMSDIST([.I72])" office:value-type="float" office:value="0.033867575475756" calcext:value-type="float">
            <text:p>0.0339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"rho2"</text:p>
          </table:table-cell>
          <table:table-cell office:value-type="float" office:value="0.0188695" calcext:value-type="float">
            <text:p>0.0188695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0826726" calcext:value-type="float">
            <text:p>0.00826726</text:p>
          </table:table-cell>
          <table:table-cell/>
          <table:table-cell table:style-name="Default" table:formula="of:=[.B73]" office:value-type="float" office:value="0.0188695" calcext:value-type="float">
            <text:p>0.0188695</text:p>
          </table:table-cell>
          <table:table-cell table:style-name="Default" table:formula="of:=[.E73]" office:value-type="float" office:value="0.00826726" calcext:value-type="float">
            <text:p>0.00826726</text:p>
          </table:table-cell>
          <table:table-cell table:style-name="ce2" table:formula="of:=[.G73]/[.H73]" office:value-type="float" office:value="2.28243698637759" calcext:value-type="float">
            <text:p>2.28</text:p>
          </table:table-cell>
          <table:table-cell table:style-name="ce3" table:formula="of:=1-LEGACY.NORMSDIST([.I73])" office:value-type="float" office:value="0.0112317768910335" calcext:value-type="float">
            <text:p>0.011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"rho3"</text:p>
          </table:table-cell>
          <table:table-cell office:value-type="float" office:value="0.0286006" calcext:value-type="float">
            <text:p>0.0286006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00739174" calcext:value-type="float">
            <text:p>0.000739174</text:p>
          </table:table-cell>
          <table:table-cell/>
          <table:table-cell table:style-name="Default" table:formula="of:=[.B74]" office:value-type="float" office:value="0.0286006" calcext:value-type="float">
            <text:p>0.0286006</text:p>
          </table:table-cell>
          <table:table-cell table:style-name="Default" table:formula="of:=[.E74]" office:value-type="float" office:value="0.000739174" calcext:value-type="float">
            <text:p>0.000739174</text:p>
          </table:table-cell>
          <table:table-cell table:style-name="ce2" table:formula="of:=[.G74]/[.H74]" office:value-type="float" office:value="38.6926488215224" calcext:value-type="float">
            <text:p>38.69</text:p>
          </table:table-cell>
          <table:table-cell table:style-name="ce3" table:formula="of:=1-LEGACY.NORMSDIST([.I74])" office:value-type="float" office:value="0" calcext:value-type="float">
            <text:p>0.00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"eta"</text:p>
          </table:table-cell>
          <table:table-cell office:value-type="float" office:value="0.763641" calcext:value-type="float">
            <text:p>0.763641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0430155" calcext:value-type="float">
            <text:p>0.00430155</text:p>
          </table:table-cell>
          <table:table-cell/>
          <table:table-cell table:style-name="Default" table:formula="of:=[.B75]" office:value-type="float" office:value="0.763641" calcext:value-type="float">
            <text:p>0.763641</text:p>
          </table:table-cell>
          <table:table-cell table:style-name="Default" table:formula="of:=[.E75]" office:value-type="float" office:value="0.00430155" calcext:value-type="float">
            <text:p>0.00430155</text:p>
          </table:table-cell>
          <table:table-cell table:style-name="ce2" table:formula="of:=[.G75]/[.H75]" office:value-type="float" office:value="177.526937964222" calcext:value-type="float">
            <text:p>177.53</text:p>
          </table:table-cell>
          <table:table-cell table:style-name="ce3" table:formula="of:=1-LEGACY.NORMSDIST([.I75])" office:value-type="float" office:value="0" calcext:value-type="float">
            <text:p>0.00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"daktela"</text:p>
          </table:table-cell>
          <table:table-cell office:value-type="float" office:value="0.0015361" calcext:value-type="float">
            <text:p>0.0015361</text:p>
          </table:table-cell>
          <table:table-cell office:value-type="string" calcext:value-type="string">
            <text:p>false}</text:p>
          </table:table-cell>
          <table:table-cell office:value-type="string" calcext:value-type="string">
            <text:p>// </text:p>
          </table:table-cell>
          <table:table-cell office:value-type="float" office:value="0.000249859" calcext:value-type="float">
            <text:p>0.000249859</text:p>
          </table:table-cell>
          <table:table-cell/>
          <table:table-cell table:style-name="Default" table:formula="of:=[.B76]" office:value-type="float" office:value="0.0015361" calcext:value-type="float">
            <text:p>0.0015361</text:p>
          </table:table-cell>
          <table:table-cell table:style-name="Default" table:formula="of:=[.E76]" office:value-type="float" office:value="0.000249859" calcext:value-type="float">
            <text:p>0.000249859</text:p>
          </table:table-cell>
          <table:table-cell table:style-name="ce2" table:formula="of:=[.G76]/[.H76]" office:value-type="float" office:value="6.14786739721203" calcext:value-type="float">
            <text:p>6.15</text:p>
          </table:table-cell>
          <table:table-cell table:style-name="ce3" table:formula="of:=1-LEGACY.NORMSDIST([.I76])" office:value-type="float" office:value="0.000000000392658239256605" calcext:value-type="float">
            <text:p>0.0000</text:p>
          </table:table-cell>
          <table:table-cell table:number-columns-repeated="19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2"/>
          <table:table-cell table:style-name="ce3"/>
          <table:table-cell table:number-columns-repeated="19"/>
        </table:table-row>
      </table:table>
      <table:table table:name="Papergraphs" table:style-name="ta1">
        <table:shapes>
          <draw:frame draw:z-index="0" draw:style-name="gr1" draw:text-style-name="P1" svg:width="6.2988in" svg:height="3.5429in" svg:x="10.8276in" svg:y="0in">
            <draw:object draw:notify-on-update-of-ranges="Papergraphs.B2:Papergraphs.B247 Papergraphs.C1:Papergraphs.C1 Papergraphs.C2:Papergraphs.C247 Papergraphs.D1:Papergraphs.D1 Papergraphs.D2:Papergraphs.D247 Papergraphs.E1:Papergraphs.E1 Papergraphs.E2:Papergraphs.E2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7563in" svg:y="3.902in">
            <draw:object draw:notify-on-update-of-ranges="Papergraphs.G2:Papergraphs.G247 Papergraphs.H1:Papergraphs.H1 Papergraphs.H2:Papergraphs.H247 Papergraphs.I1:Papergraphs.I1 Papergraphs.I2:Papergraphs.I2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7.8075in" svg:y="42.528in">
            <draw:object draw:notify-on-update-of-ranges="Papergraphs.U2:Papergraphs.U247 Papergraphs.V1:Papergraphs.V1 Papergraphs.V2:Papergraphs.V2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5.3327in" svg:y="42.511in">
            <draw:object draw:notify-on-update-of-ranges="Papergraphs.X2:Papergraphs.X247 Papergraphs.Y1:Papergraphs.Y1 Papergraphs.Y2:Papergraphs.Y2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7.8173in" svg:y="46.7059in">
            <draw:object draw:notify-on-update-of-ranges="Papergraphs.AA2:Papergraphs.AA247 Papergraphs.AB1:Papergraphs.AB1 Papergraphs.AB2:Papergraphs.AB24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25.3193in" svg:y="46.502in">
            <draw:object draw:notify-on-update-of-ranges="Papergraphs.AD2:Papergraphs.AD247 Papergraphs.AE1:Papergraphs.AE1 Papergraphs.AE2:Papergraphs.AE2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2">
          <table:table-cell office:value-type="string" calcext:value-type="string">
            <text:p>omega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 (linear)</text:p>
          </table:table-cell>
          <table:table-cell table:number-columns-repeated="2"/>
          <table:table-cell table:style-name="ce8" office:value-type="string" calcext:value-type="string">
            <text:p>γ</text:p>
          </table:table-cell>
          <table:table-cell table:style-name="ce9" office:value-type="string" calcext:value-type="string">
            <text:p>γ (linear)</text:p>
          </table:table-cell>
          <table:table-cell table:number-columns-repeated="1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M</text:p>
          </table:table-cell>
        </table:table-row>
        <table:table-row table:style-name="ro2">
          <table:table-cell table:formula="of:=[$tables.E15]" office:value-type="float" office:value="5.14679" calcext:value-type="float">
            <text:p>5.14679</text:p>
          </table:table-cell>
          <table:table-cell table:style-name="ce4" table:formula="of:=[$'cz.csv'.A2]" office:value-type="date" office:date-value="2020-02-24" calcext:value-type="date">
            <text:p>24/02/20</text:p>
          </table:table-cell>
          <table:table-cell table:formula="of:=[$'cz.csv'.I2]" office:value-type="float" office:value="0.937034439737645" calcext:value-type="float">
            <text:p>0.937034439737645</text:p>
          </table:table-cell>
          <table:table-cell table:formula="of:=EXP(-[.$A$2]*[$'cz.csv'.J2])" office:value-type="float" office:value="1" calcext:value-type="float">
            <text:p>1</text:p>
          </table:table-cell>
          <table:table-cell table:formula="of:=1-[.$A$4]*[$'cz.csv'.J2]" office:value-type="float" office:value="1" calcext:value-type="float">
            <text:p>1</text:p>
          </table:table-cell>
          <table:table-cell/>
          <table:table-cell table:style-name="ce4" table:formula="of:=[.B2]" office:value-type="date" office:date-value="2020-02-24" calcext:value-type="date">
            <text:p>24/02/20</text:p>
          </table:table-cell>
          <table:table-cell table:formula="of:=[.C2]*[.D2]*[.$A$6]" office:value-type="float" office:value="1.11972804445329" calcext:value-type="float">
            <text:p>1.11972804445329</text:p>
          </table:table-cell>
          <table:table-cell table:formula="of:=[.$A$8]*[.C2]*[.E2]" office:value-type="float" office:value="0.868176463933524" calcext:value-type="float">
            <text:p>0.868176463933524</text:p>
          </table:table-cell>
          <table:table-cell table:number-columns-repeated="11"/>
          <table:table-cell table:style-name="ce4" table:formula="of:=[$'cz.csv'.A2]" office:value-type="date" office:date-value="2020-02-24" calcext:value-type="date">
            <text:p>24/02/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formula="of:=[.U2]" office:value-type="date" office:date-value="2020-02-24" calcext:value-type="date">
            <text:p>24/02/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formula="of:=[.X2]" office:value-type="date" office:date-value="2020-02-24" calcext:value-type="date">
            <text:p>24/02/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formula="of:=[.AA2]" office:value-type="date" office:date-value="2020-02-24" calcext:value-type="date">
            <text:p>24/02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mega linear</text:p>
          </table:table-cell>
          <table:table-cell table:style-name="ce4" table:formula="of:=[$'cz.csv'.A3]" office:value-type="date" office:date-value="2020-02-25" calcext:value-type="date">
            <text:p>25/02/20</text:p>
          </table:table-cell>
          <table:table-cell table:formula="of:=[$'cz.csv'.I3]" office:value-type="float" office:value="0.937034439737645" calcext:value-type="float">
            <text:p>0.937034439737645</text:p>
          </table:table-cell>
          <table:table-cell table:formula="of:=EXP(-[.$A$2]*[$'cz.csv'.J3])" office:value-type="float" office:value="1" calcext:value-type="float">
            <text:p>1</text:p>
          </table:table-cell>
          <table:table-cell table:formula="of:=1-[.$A$4]*[$'cz.csv'.J3]" office:value-type="float" office:value="1" calcext:value-type="float">
            <text:p>1</text:p>
          </table:table-cell>
          <table:table-cell/>
          <table:table-cell table:style-name="ce4" table:formula="of:=[.B3]" office:value-type="date" office:date-value="2020-02-25" calcext:value-type="date">
            <text:p>25/02/20</text:p>
          </table:table-cell>
          <table:table-cell table:formula="of:=[.C3]*[.D3]*[.$A$6]" office:value-type="float" office:value="1.11972804445329" calcext:value-type="float">
            <text:p>1.11972804445329</text:p>
          </table:table-cell>
          <table:table-cell table:formula="of:=[.$A$8]*[.C3]*[.E3]" office:value-type="float" office:value="0.868176463933524" calcext:value-type="float">
            <text:p>0.868176463933524</text:p>
          </table:table-cell>
          <table:table-cell table:number-columns-repeated="11"/>
          <table:table-cell table:style-name="ce4" table:formula="of:=[$'cz.csv'.A3]" office:value-type="date" office:date-value="2020-02-25" calcext:value-type="date">
            <text:p>25/02/20</text:p>
          </table:table-cell>
          <table:table-cell table:formula="of:=[$'cz.csv'.B3]-[$'cz.csv'.B2]" office:value-type="float" office:value="0" calcext:value-type="float">
            <text:p>0</text:p>
          </table:table-cell>
          <table:table-cell/>
          <table:table-cell table:style-name="ce4" table:formula="of:=[.U3]" office:value-type="date" office:date-value="2020-02-25" calcext:value-type="date">
            <text:p>25/02/20</text:p>
          </table:table-cell>
          <table:table-cell table:formula="of:=[$'cz.csv'.C3]-[$'cz.csv'.C2]" office:value-type="float" office:value="0" calcext:value-type="float">
            <text:p>0</text:p>
          </table:table-cell>
          <table:table-cell/>
          <table:table-cell table:style-name="ce4" table:formula="of:=[.X3]" office:value-type="date" office:date-value="2020-02-25" calcext:value-type="date">
            <text:p>25/02/20</text:p>
          </table:table-cell>
          <table:table-cell table:formula="of:=[$'cz.csv'.E3]-[$'cz.csv'.E2]" office:value-type="float" office:value="0" calcext:value-type="float">
            <text:p>0</text:p>
          </table:table-cell>
          <table:table-cell/>
          <table:table-cell table:style-name="ce4" table:formula="of:=[.AA3]" office:value-type="date" office:date-value="2020-02-25" calcext:value-type="date">
            <text:p>25/02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$tables.E39]/[$tables.E37]" office:value-type="float" office:value="6.68465162463641" calcext:value-type="float">
            <text:p>6.68465162463641</text:p>
          </table:table-cell>
          <table:table-cell table:style-name="ce4" table:formula="of:=[$'cz.csv'.A4]" office:value-type="date" office:date-value="2020-02-26" calcext:value-type="date">
            <text:p>26/02/20</text:p>
          </table:table-cell>
          <table:table-cell table:formula="of:=[$'cz.csv'.I4]" office:value-type="float" office:value="0.937034439737645" calcext:value-type="float">
            <text:p>0.937034439737645</text:p>
          </table:table-cell>
          <table:table-cell table:formula="of:=EXP(-[.$A$2]*[$'cz.csv'.J4])" office:value-type="float" office:value="1" calcext:value-type="float">
            <text:p>1</text:p>
          </table:table-cell>
          <table:table-cell table:formula="of:=1-[.$A$4]*[$'cz.csv'.J4]" office:value-type="float" office:value="1" calcext:value-type="float">
            <text:p>1</text:p>
          </table:table-cell>
          <table:table-cell/>
          <table:table-cell table:style-name="ce4" table:formula="of:=[.B4]" office:value-type="date" office:date-value="2020-02-26" calcext:value-type="date">
            <text:p>26/02/20</text:p>
          </table:table-cell>
          <table:table-cell table:formula="of:=[.C4]*[.D4]*[.$A$6]" office:value-type="float" office:value="1.11972804445329" calcext:value-type="float">
            <text:p>1.11972804445329</text:p>
          </table:table-cell>
          <table:table-cell table:formula="of:=[.$A$8]*[.C4]*[.E4]" office:value-type="float" office:value="0.868176463933524" calcext:value-type="float">
            <text:p>0.868176463933524</text:p>
          </table:table-cell>
          <table:table-cell table:number-columns-repeated="11"/>
          <table:table-cell table:style-name="ce4" table:formula="of:=[$'cz.csv'.A4]" office:value-type="date" office:date-value="2020-02-26" calcext:value-type="date">
            <text:p>26/02/20</text:p>
          </table:table-cell>
          <table:table-cell table:formula="of:=[$'cz.csv'.B4]-[$'cz.csv'.B3]" office:value-type="float" office:value="0" calcext:value-type="float">
            <text:p>0</text:p>
          </table:table-cell>
          <table:table-cell/>
          <table:table-cell table:style-name="ce4" table:formula="of:=[.U4]" office:value-type="date" office:date-value="2020-02-26" calcext:value-type="date">
            <text:p>26/02/20</text:p>
          </table:table-cell>
          <table:table-cell table:formula="of:=[$'cz.csv'.C4]-[$'cz.csv'.C3]" office:value-type="float" office:value="0" calcext:value-type="float">
            <text:p>0</text:p>
          </table:table-cell>
          <table:table-cell/>
          <table:table-cell table:style-name="ce4" table:formula="of:=[.X4]" office:value-type="date" office:date-value="2020-02-26" calcext:value-type="date">
            <text:p>26/02/20</text:p>
          </table:table-cell>
          <table:table-cell table:formula="of:=[$'cz.csv'.E4]-[$'cz.csv'.E3]" office:value-type="float" office:value="0" calcext:value-type="float">
            <text:p>0</text:p>
          </table:table-cell>
          <table:table-cell/>
          <table:table-cell table:style-name="ce4" table:formula="of:=[.AA4]" office:value-type="date" office:date-value="2020-02-26" calcext:value-type="date">
            <text:p>26/02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ta</text:p>
          </table:table-cell>
          <table:table-cell table:style-name="ce4" table:formula="of:=[$'cz.csv'.A5]" office:value-type="date" office:date-value="2020-02-27" calcext:value-type="date">
            <text:p>27/02/20</text:p>
          </table:table-cell>
          <table:table-cell table:formula="of:=[$'cz.csv'.I5]" office:value-type="float" office:value="0.937034439737645" calcext:value-type="float">
            <text:p>0.937034439737645</text:p>
          </table:table-cell>
          <table:table-cell table:formula="of:=EXP(-[.$A$2]*[$'cz.csv'.J5])" office:value-type="float" office:value="1" calcext:value-type="float">
            <text:p>1</text:p>
          </table:table-cell>
          <table:table-cell table:formula="of:=1-[.$A$4]*[$'cz.csv'.J5]" office:value-type="float" office:value="1" calcext:value-type="float">
            <text:p>1</text:p>
          </table:table-cell>
          <table:table-cell/>
          <table:table-cell table:style-name="ce4" table:formula="of:=[.B5]" office:value-type="date" office:date-value="2020-02-27" calcext:value-type="date">
            <text:p>27/02/20</text:p>
          </table:table-cell>
          <table:table-cell table:formula="of:=[.C5]*[.D5]*[.$A$6]" office:value-type="float" office:value="1.11972804445329" calcext:value-type="float">
            <text:p>1.11972804445329</text:p>
          </table:table-cell>
          <table:table-cell table:formula="of:=[.$A$8]*[.C5]*[.E5]" office:value-type="float" office:value="0.868176463933524" calcext:value-type="float">
            <text:p>0.868176463933524</text:p>
          </table:table-cell>
          <table:table-cell table:number-columns-repeated="11"/>
          <table:table-cell table:style-name="ce4" table:formula="of:=[$'cz.csv'.A5]" office:value-type="date" office:date-value="2020-02-27" calcext:value-type="date">
            <text:p>27/02/20</text:p>
          </table:table-cell>
          <table:table-cell table:formula="of:=[$'cz.csv'.B5]-[$'cz.csv'.B4]" office:value-type="float" office:value="0" calcext:value-type="float">
            <text:p>0</text:p>
          </table:table-cell>
          <table:table-cell/>
          <table:table-cell table:style-name="ce4" table:formula="of:=[.U5]" office:value-type="date" office:date-value="2020-02-27" calcext:value-type="date">
            <text:p>27/02/20</text:p>
          </table:table-cell>
          <table:table-cell table:formula="of:=[$'cz.csv'.C5]-[$'cz.csv'.C4]" office:value-type="float" office:value="0" calcext:value-type="float">
            <text:p>0</text:p>
          </table:table-cell>
          <table:table-cell/>
          <table:table-cell table:style-name="ce4" table:formula="of:=[.X5]" office:value-type="date" office:date-value="2020-02-27" calcext:value-type="date">
            <text:p>27/02/20</text:p>
          </table:table-cell>
          <table:table-cell table:formula="of:=[$'cz.csv'.E5]-[$'cz.csv'.E4]" office:value-type="float" office:value="0" calcext:value-type="float">
            <text:p>0</text:p>
          </table:table-cell>
          <table:table-cell/>
          <table:table-cell table:style-name="ce4" table:formula="of:=[.AA5]" office:value-type="date" office:date-value="2020-02-27" calcext:value-type="date">
            <text:p>27/02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$tables.E13]" office:value-type="float" office:value="1.19497" calcext:value-type="float">
            <text:p>1.19497</text:p>
          </table:table-cell>
          <table:table-cell table:style-name="ce4" table:formula="of:=[$'cz.csv'.A6]" office:value-type="date" office:date-value="2020-02-28" calcext:value-type="date">
            <text:p>28/02/20</text:p>
          </table:table-cell>
          <table:table-cell table:formula="of:=[$'cz.csv'.I6]" office:value-type="float" office:value="0.937034439737645" calcext:value-type="float">
            <text:p>0.937034439737645</text:p>
          </table:table-cell>
          <table:table-cell table:formula="of:=EXP(-[.$A$2]*[$'cz.csv'.J6])" office:value-type="float" office:value="1" calcext:value-type="float">
            <text:p>1</text:p>
          </table:table-cell>
          <table:table-cell table:formula="of:=1-[.$A$4]*[$'cz.csv'.J6]" office:value-type="float" office:value="1" calcext:value-type="float">
            <text:p>1</text:p>
          </table:table-cell>
          <table:table-cell/>
          <table:table-cell table:style-name="ce4" table:formula="of:=[.B6]" office:value-type="date" office:date-value="2020-02-28" calcext:value-type="date">
            <text:p>28/02/20</text:p>
          </table:table-cell>
          <table:table-cell table:formula="of:=[.C6]*[.D6]*[.$A$6]" office:value-type="float" office:value="1.11972804445329" calcext:value-type="float">
            <text:p>1.11972804445329</text:p>
          </table:table-cell>
          <table:table-cell table:formula="of:=[.$A$8]*[.C6]*[.E6]" office:value-type="float" office:value="0.868176463933524" calcext:value-type="float">
            <text:p>0.868176463933524</text:p>
          </table:table-cell>
          <table:table-cell table:number-columns-repeated="11"/>
          <table:table-cell table:style-name="ce4" table:formula="of:=[$'cz.csv'.A6]" office:value-type="date" office:date-value="2020-02-28" calcext:value-type="date">
            <text:p>28/02/20</text:p>
          </table:table-cell>
          <table:table-cell table:formula="of:=[$'cz.csv'.B6]-[$'cz.csv'.B5]" office:value-type="float" office:value="0" calcext:value-type="float">
            <text:p>0</text:p>
          </table:table-cell>
          <table:table-cell/>
          <table:table-cell table:style-name="ce4" table:formula="of:=[.U6]" office:value-type="date" office:date-value="2020-02-28" calcext:value-type="date">
            <text:p>28/02/20</text:p>
          </table:table-cell>
          <table:table-cell table:formula="of:=[$'cz.csv'.C6]-[$'cz.csv'.C5]" office:value-type="float" office:value="0" calcext:value-type="float">
            <text:p>0</text:p>
          </table:table-cell>
          <table:table-cell/>
          <table:table-cell table:style-name="ce4" table:formula="of:=[.X6]" office:value-type="date" office:date-value="2020-02-28" calcext:value-type="date">
            <text:p>28/02/20</text:p>
          </table:table-cell>
          <table:table-cell table:formula="of:=[$'cz.csv'.E6]-[$'cz.csv'.E5]" office:value-type="float" office:value="0" calcext:value-type="float">
            <text:p>0</text:p>
          </table:table-cell>
          <table:table-cell/>
          <table:table-cell table:style-name="ce4" table:formula="of:=[.AA6]" office:value-type="date" office:date-value="2020-02-28" calcext:value-type="date">
            <text:p>28/02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ta linear</text:p>
          </table:table-cell>
          <table:table-cell table:style-name="ce4" table:formula="of:=[$'cz.csv'.A7]" office:value-type="date" office:date-value="2020-02-29" calcext:value-type="date">
            <text:p>29/02/20</text:p>
          </table:table-cell>
          <table:table-cell table:formula="of:=[$'cz.csv'.I7]" office:value-type="float" office:value="0.937034439737645" calcext:value-type="float">
            <text:p>0.937034439737645</text:p>
          </table:table-cell>
          <table:table-cell table:formula="of:=EXP(-[.$A$2]*[$'cz.csv'.J7])" office:value-type="float" office:value="1" calcext:value-type="float">
            <text:p>1</text:p>
          </table:table-cell>
          <table:table-cell table:formula="of:=1-[.$A$4]*[$'cz.csv'.J7]" office:value-type="float" office:value="1" calcext:value-type="float">
            <text:p>1</text:p>
          </table:table-cell>
          <table:table-cell/>
          <table:table-cell table:style-name="ce4" table:formula="of:=[.B7]" office:value-type="date" office:date-value="2020-02-29" calcext:value-type="date">
            <text:p>29/02/20</text:p>
          </table:table-cell>
          <table:table-cell table:formula="of:=[.C7]*[.D7]*[.$A$6]" office:value-type="float" office:value="1.11972804445329" calcext:value-type="float">
            <text:p>1.11972804445329</text:p>
          </table:table-cell>
          <table:table-cell table:formula="of:=[.$A$8]*[.C7]*[.E7]" office:value-type="float" office:value="0.868176463933524" calcext:value-type="float">
            <text:p>0.868176463933524</text:p>
          </table:table-cell>
          <table:table-cell table:number-columns-repeated="11"/>
          <table:table-cell table:style-name="ce4" table:formula="of:=[$'cz.csv'.A7]" office:value-type="date" office:date-value="2020-02-29" calcext:value-type="date">
            <text:p>29/02/20</text:p>
          </table:table-cell>
          <table:table-cell table:formula="of:=[$'cz.csv'.B7]-[$'cz.csv'.B6]" office:value-type="float" office:value="5" calcext:value-type="float">
            <text:p>5</text:p>
          </table:table-cell>
          <table:table-cell/>
          <table:table-cell table:style-name="ce4" table:formula="of:=[.U7]" office:value-type="date" office:date-value="2020-02-29" calcext:value-type="date">
            <text:p>29/02/20</text:p>
          </table:table-cell>
          <table:table-cell table:formula="of:=[$'cz.csv'.C7]-[$'cz.csv'.C6]" office:value-type="float" office:value="7" calcext:value-type="float">
            <text:p>7</text:p>
          </table:table-cell>
          <table:table-cell/>
          <table:table-cell table:style-name="ce4" table:formula="of:=[.X7]" office:value-type="date" office:date-value="2020-02-29" calcext:value-type="date">
            <text:p>29/02/20</text:p>
          </table:table-cell>
          <table:table-cell table:formula="of:=[$'cz.csv'.E7]-[$'cz.csv'.E6]" office:value-type="float" office:value="0" calcext:value-type="float">
            <text:p>0</text:p>
          </table:table-cell>
          <table:table-cell/>
          <table:table-cell table:style-name="ce4" table:formula="of:=[.AA7]" office:value-type="date" office:date-value="2020-02-29" calcext:value-type="date">
            <text:p>29/02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$tables.E37]" office:value-type="float" office:value="0.926515" calcext:value-type="float">
            <text:p>0.926515</text:p>
          </table:table-cell>
          <table:table-cell table:style-name="ce4" table:formula="of:=[$'cz.csv'.A8]" office:value-type="date" office:date-value="2020-03-01" calcext:value-type="date">
            <text:p>01/03/20</text:p>
          </table:table-cell>
          <table:table-cell table:formula="of:=[$'cz.csv'.I8]" office:value-type="float" office:value="0.937034439737645" calcext:value-type="float">
            <text:p>0.937034439737645</text:p>
          </table:table-cell>
          <table:table-cell table:formula="of:=EXP(-[.$A$2]*[$'cz.csv'.J8])" office:value-type="float" office:value="1" calcext:value-type="float">
            <text:p>1</text:p>
          </table:table-cell>
          <table:table-cell table:formula="of:=1-[.$A$4]*[$'cz.csv'.J8]" office:value-type="float" office:value="1" calcext:value-type="float">
            <text:p>1</text:p>
          </table:table-cell>
          <table:table-cell/>
          <table:table-cell table:style-name="ce4" table:formula="of:=[.B8]" office:value-type="date" office:date-value="2020-03-01" calcext:value-type="date">
            <text:p>01/03/20</text:p>
          </table:table-cell>
          <table:table-cell table:formula="of:=[.C8]*[.D8]*[.$A$6]" office:value-type="float" office:value="1.11972804445329" calcext:value-type="float">
            <text:p>1.11972804445329</text:p>
          </table:table-cell>
          <table:table-cell table:formula="of:=[.$A$8]*[.C8]*[.E8]" office:value-type="float" office:value="0.868176463933524" calcext:value-type="float">
            <text:p>0.868176463933524</text:p>
          </table:table-cell>
          <table:table-cell table:number-columns-repeated="11"/>
          <table:table-cell table:style-name="ce4" table:formula="of:=[$'cz.csv'.A8]" office:value-type="date" office:date-value="2020-03-01" calcext:value-type="date">
            <text:p>01/03/20</text:p>
          </table:table-cell>
          <table:table-cell table:formula="of:=[$'cz.csv'.B8]-[$'cz.csv'.B7]" office:value-type="float" office:value="4" calcext:value-type="float">
            <text:p>4</text:p>
          </table:table-cell>
          <table:table-cell/>
          <table:table-cell table:style-name="ce4" table:formula="of:=[.U8]" office:value-type="date" office:date-value="2020-03-01" calcext:value-type="date">
            <text:p>01/03/20</text:p>
          </table:table-cell>
          <table:table-cell table:formula="of:=[$'cz.csv'.C8]-[$'cz.csv'.C7]" office:value-type="float" office:value="2" calcext:value-type="float">
            <text:p>2</text:p>
          </table:table-cell>
          <table:table-cell/>
          <table:table-cell table:style-name="ce4" table:formula="of:=[.X8]" office:value-type="date" office:date-value="2020-03-01" calcext:value-type="date">
            <text:p>01/03/20</text:p>
          </table:table-cell>
          <table:table-cell table:formula="of:=[$'cz.csv'.E8]-[$'cz.csv'.E7]" office:value-type="float" office:value="0" calcext:value-type="float">
            <text:p>0</text:p>
          </table:table-cell>
          <table:table-cell/>
          <table:table-cell table:style-name="ce4" table:formula="of:=[.AA8]" office:value-type="date" office:date-value="2020-03-01" calcext:value-type="date">
            <text:p>0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formula="of:=[$'cz.csv'.A9]" office:value-type="date" office:date-value="2020-03-02" calcext:value-type="date">
            <text:p>02/03/20</text:p>
          </table:table-cell>
          <table:table-cell table:formula="of:=[$'cz.csv'.I9]" office:value-type="float" office:value="0.937034439737645" calcext:value-type="float">
            <text:p>0.937034439737645</text:p>
          </table:table-cell>
          <table:table-cell table:formula="of:=EXP(-[.$A$2]*[$'cz.csv'.J9])" office:value-type="float" office:value="1" calcext:value-type="float">
            <text:p>1</text:p>
          </table:table-cell>
          <table:table-cell table:formula="of:=1-[.$A$4]*[$'cz.csv'.J9]" office:value-type="float" office:value="1" calcext:value-type="float">
            <text:p>1</text:p>
          </table:table-cell>
          <table:table-cell/>
          <table:table-cell table:style-name="ce4" table:formula="of:=[.B9]" office:value-type="date" office:date-value="2020-03-02" calcext:value-type="date">
            <text:p>02/03/20</text:p>
          </table:table-cell>
          <table:table-cell table:formula="of:=[.C9]*[.D9]*[.$A$6]" office:value-type="float" office:value="1.11972804445329" calcext:value-type="float">
            <text:p>1.11972804445329</text:p>
          </table:table-cell>
          <table:table-cell table:formula="of:=[.$A$8]*[.C9]*[.E9]" office:value-type="float" office:value="0.868176463933524" calcext:value-type="float">
            <text:p>0.868176463933524</text:p>
          </table:table-cell>
          <table:table-cell table:number-columns-repeated="11"/>
          <table:table-cell table:style-name="ce4" table:formula="of:=[$'cz.csv'.A9]" office:value-type="date" office:date-value="2020-03-02" calcext:value-type="date">
            <text:p>02/03/20</text:p>
          </table:table-cell>
          <table:table-cell table:formula="of:=[$'cz.csv'.B9]-[$'cz.csv'.B8]" office:value-type="float" office:value="1" calcext:value-type="float">
            <text:p>1</text:p>
          </table:table-cell>
          <table:table-cell/>
          <table:table-cell table:style-name="ce4" table:formula="of:=[.U9]" office:value-type="date" office:date-value="2020-03-02" calcext:value-type="date">
            <text:p>02/03/20</text:p>
          </table:table-cell>
          <table:table-cell table:formula="of:=[$'cz.csv'.C9]-[$'cz.csv'.C8]" office:value-type="float" office:value="2" calcext:value-type="float">
            <text:p>2</text:p>
          </table:table-cell>
          <table:table-cell/>
          <table:table-cell table:style-name="ce4" table:formula="of:=[.X9]" office:value-type="date" office:date-value="2020-03-02" calcext:value-type="date">
            <text:p>02/03/20</text:p>
          </table:table-cell>
          <table:table-cell table:formula="of:=[$'cz.csv'.E9]-[$'cz.csv'.E8]" office:value-type="float" office:value="0" calcext:value-type="float">
            <text:p>0</text:p>
          </table:table-cell>
          <table:table-cell/>
          <table:table-cell table:style-name="ce4" table:formula="of:=[.AA9]"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10]" office:value-type="date" office:date-value="2020-03-03" calcext:value-type="date">
            <text:p>03/03/20</text:p>
          </table:table-cell>
          <table:table-cell table:formula="of:=[$'cz.csv'.I10]" office:value-type="float" office:value="0.937034439737645" calcext:value-type="float">
            <text:p>0.937034439737645</text:p>
          </table:table-cell>
          <table:table-cell table:formula="of:=EXP(-[.$A$2]*[$'cz.csv'.J10])" office:value-type="float" office:value="1" calcext:value-type="float">
            <text:p>1</text:p>
          </table:table-cell>
          <table:table-cell table:formula="of:=1-[.$A$4]*[$'cz.csv'.J10]" office:value-type="float" office:value="1" calcext:value-type="float">
            <text:p>1</text:p>
          </table:table-cell>
          <table:table-cell/>
          <table:table-cell table:style-name="ce4" table:formula="of:=[.B10]" office:value-type="date" office:date-value="2020-03-03" calcext:value-type="date">
            <text:p>03/03/20</text:p>
          </table:table-cell>
          <table:table-cell table:formula="of:=[.C10]*[.D10]*[.$A$6]" office:value-type="float" office:value="1.11972804445329" calcext:value-type="float">
            <text:p>1.11972804445329</text:p>
          </table:table-cell>
          <table:table-cell table:formula="of:=[.$A$8]*[.C10]*[.E10]" office:value-type="float" office:value="0.868176463933524" calcext:value-type="float">
            <text:p>0.868176463933524</text:p>
          </table:table-cell>
          <table:table-cell table:number-columns-repeated="11"/>
          <table:table-cell table:style-name="ce4" table:formula="of:=[$'cz.csv'.A10]" office:value-type="date" office:date-value="2020-03-03" calcext:value-type="date">
            <text:p>03/03/20</text:p>
          </table:table-cell>
          <table:table-cell table:formula="of:=[$'cz.csv'.B10]-[$'cz.csv'.B9]" office:value-type="float" office:value="2" calcext:value-type="float">
            <text:p>2</text:p>
          </table:table-cell>
          <table:table-cell/>
          <table:table-cell table:style-name="ce4" table:formula="of:=[.U10]" office:value-type="date" office:date-value="2020-03-03" calcext:value-type="date">
            <text:p>03/03/20</text:p>
          </table:table-cell>
          <table:table-cell table:formula="of:=[$'cz.csv'.C10]-[$'cz.csv'.C9]" office:value-type="float" office:value="6" calcext:value-type="float">
            <text:p>6</text:p>
          </table:table-cell>
          <table:table-cell/>
          <table:table-cell table:style-name="ce4" table:formula="of:=[.X10]" office:value-type="date" office:date-value="2020-03-03" calcext:value-type="date">
            <text:p>03/03/20</text:p>
          </table:table-cell>
          <table:table-cell table:formula="of:=[$'cz.csv'.E10]-[$'cz.csv'.E9]" office:value-type="float" office:value="0" calcext:value-type="float">
            <text:p>0</text:p>
          </table:table-cell>
          <table:table-cell/>
          <table:table-cell table:style-name="ce4" table:formula="of:=[.AA10]" office:value-type="date" office:date-value="2020-03-03" calcext:value-type="date">
            <text:p>03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11]" office:value-type="date" office:date-value="2020-03-04" calcext:value-type="date">
            <text:p>04/03/20</text:p>
          </table:table-cell>
          <table:table-cell table:formula="of:=[$'cz.csv'.I11]" office:value-type="float" office:value="0.937034439737645" calcext:value-type="float">
            <text:p>0.937034439737645</text:p>
          </table:table-cell>
          <table:table-cell table:formula="of:=EXP(-[.$A$2]*[$'cz.csv'.J11])" office:value-type="float" office:value="1" calcext:value-type="float">
            <text:p>1</text:p>
          </table:table-cell>
          <table:table-cell table:formula="of:=1-[.$A$4]*[$'cz.csv'.J11]" office:value-type="float" office:value="1" calcext:value-type="float">
            <text:p>1</text:p>
          </table:table-cell>
          <table:table-cell/>
          <table:table-cell table:style-name="ce4" table:formula="of:=[.B11]" office:value-type="date" office:date-value="2020-03-04" calcext:value-type="date">
            <text:p>04/03/20</text:p>
          </table:table-cell>
          <table:table-cell table:formula="of:=[.C11]*[.D11]*[.$A$6]" office:value-type="float" office:value="1.11972804445329" calcext:value-type="float">
            <text:p>1.11972804445329</text:p>
          </table:table-cell>
          <table:table-cell table:formula="of:=[.$A$8]*[.C11]*[.E11]" office:value-type="float" office:value="0.868176463933524" calcext:value-type="float">
            <text:p>0.868176463933524</text:p>
          </table:table-cell>
          <table:table-cell table:number-columns-repeated="11"/>
          <table:table-cell table:style-name="ce4" table:formula="of:=[$'cz.csv'.A11]" office:value-type="date" office:date-value="2020-03-04" calcext:value-type="date">
            <text:p>04/03/20</text:p>
          </table:table-cell>
          <table:table-cell table:formula="of:=[$'cz.csv'.B11]-[$'cz.csv'.B10]" office:value-type="float" office:value="2" calcext:value-type="float">
            <text:p>2</text:p>
          </table:table-cell>
          <table:table-cell/>
          <table:table-cell table:style-name="ce4" table:formula="of:=[.U11]" office:value-type="date" office:date-value="2020-03-04" calcext:value-type="date">
            <text:p>04/03/20</text:p>
          </table:table-cell>
          <table:table-cell table:formula="of:=[$'cz.csv'.C11]-[$'cz.csv'.C10]" office:value-type="float" office:value="2" calcext:value-type="float">
            <text:p>2</text:p>
          </table:table-cell>
          <table:table-cell/>
          <table:table-cell table:style-name="ce4" table:formula="of:=[.X11]" office:value-type="date" office:date-value="2020-03-04" calcext:value-type="date">
            <text:p>04/03/20</text:p>
          </table:table-cell>
          <table:table-cell table:formula="of:=[$'cz.csv'.E11]-[$'cz.csv'.E10]" office:value-type="float" office:value="0" calcext:value-type="float">
            <text:p>0</text:p>
          </table:table-cell>
          <table:table-cell/>
          <table:table-cell table:style-name="ce4" table:formula="of:=[.AA11]" office:value-type="date" office:date-value="2020-03-04" calcext:value-type="date">
            <text:p>04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12]" office:value-type="date" office:date-value="2020-03-05" calcext:value-type="date">
            <text:p>05/03/20</text:p>
          </table:table-cell>
          <table:table-cell table:formula="of:=[$'cz.csv'.I12]" office:value-type="float" office:value="0.937034439737645" calcext:value-type="float">
            <text:p>0.937034439737645</text:p>
          </table:table-cell>
          <table:table-cell table:formula="of:=EXP(-[.$A$2]*[$'cz.csv'.J12])" office:value-type="float" office:value="1" calcext:value-type="float">
            <text:p>1</text:p>
          </table:table-cell>
          <table:table-cell table:formula="of:=1-[.$A$4]*[$'cz.csv'.J12]" office:value-type="float" office:value="1" calcext:value-type="float">
            <text:p>1</text:p>
          </table:table-cell>
          <table:table-cell/>
          <table:table-cell table:style-name="ce4" table:formula="of:=[.B12]" office:value-type="date" office:date-value="2020-03-05" calcext:value-type="date">
            <text:p>05/03/20</text:p>
          </table:table-cell>
          <table:table-cell table:formula="of:=[.C12]*[.D12]*[.$A$6]" office:value-type="float" office:value="1.11972804445329" calcext:value-type="float">
            <text:p>1.11972804445329</text:p>
          </table:table-cell>
          <table:table-cell table:formula="of:=[.$A$8]*[.C12]*[.E12]" office:value-type="float" office:value="0.868176463933524" calcext:value-type="float">
            <text:p>0.868176463933524</text:p>
          </table:table-cell>
          <table:table-cell table:number-columns-repeated="11"/>
          <table:table-cell table:style-name="ce4" table:formula="of:=[$'cz.csv'.A12]" office:value-type="date" office:date-value="2020-03-05" calcext:value-type="date">
            <text:p>05/03/20</text:p>
          </table:table-cell>
          <table:table-cell table:formula="of:=[$'cz.csv'.B12]-[$'cz.csv'.B11]" office:value-type="float" office:value="4" calcext:value-type="float">
            <text:p>4</text:p>
          </table:table-cell>
          <table:table-cell/>
          <table:table-cell table:style-name="ce4" table:formula="of:=[.U12]" office:value-type="date" office:date-value="2020-03-05" calcext:value-type="date">
            <text:p>05/03/20</text:p>
          </table:table-cell>
          <table:table-cell table:formula="of:=[$'cz.csv'.C12]-[$'cz.csv'.C11]" office:value-type="float" office:value="4" calcext:value-type="float">
            <text:p>4</text:p>
          </table:table-cell>
          <table:table-cell/>
          <table:table-cell table:style-name="ce4" table:formula="of:=[.X12]" office:value-type="date" office:date-value="2020-03-05" calcext:value-type="date">
            <text:p>05/03/20</text:p>
          </table:table-cell>
          <table:table-cell table:formula="of:=[$'cz.csv'.E12]-[$'cz.csv'.E11]" office:value-type="float" office:value="0" calcext:value-type="float">
            <text:p>0</text:p>
          </table:table-cell>
          <table:table-cell/>
          <table:table-cell table:style-name="ce4" table:formula="of:=[.AA12]" office:value-type="date" office:date-value="2020-03-05" calcext:value-type="date">
            <text:p>05/03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13]" office:value-type="date" office:date-value="2020-03-06" calcext:value-type="date">
            <text:p>06/03/20</text:p>
          </table:table-cell>
          <table:table-cell table:formula="of:=[$'cz.csv'.I13]" office:value-type="float" office:value="0.902473868187464" calcext:value-type="float">
            <text:p>0.902473868187464</text:p>
          </table:table-cell>
          <table:table-cell table:formula="of:=EXP(-[.$A$2]*[$'cz.csv'.J13])" office:value-type="float" office:value="0.830365177131002" calcext:value-type="float">
            <text:p>0.830365177131002</text:p>
          </table:table-cell>
          <table:table-cell table:formula="of:=1-[.$A$4]*[$'cz.csv'.J13]" office:value-type="float" office:value="0.758566426482032" calcext:value-type="float">
            <text:p>0.758566426482032</text:p>
          </table:table-cell>
          <table:table-cell/>
          <table:table-cell table:style-name="ce4" table:formula="of:=[.B13]" office:value-type="date" office:date-value="2020-03-06" calcext:value-type="date">
            <text:p>06/03/20</text:p>
          </table:table-cell>
          <table:table-cell table:formula="of:=[.C13]*[.D13]*[.$A$6]" office:value-type="float" office:value="0.895490052243031" calcext:value-type="float">
            <text:p>0.895490052243031</text:p>
          </table:table-cell>
          <table:table-cell table:formula="of:=[.$A$8]*[.C13]*[.E13]" office:value-type="float" office:value="0.634279547256987" calcext:value-type="float">
            <text:p>0.634279547256987</text:p>
          </table:table-cell>
          <table:table-cell table:number-columns-repeated="11"/>
          <table:table-cell table:style-name="ce4" table:formula="of:=[$'cz.csv'.A13]" office:value-type="date" office:date-value="2020-03-06" calcext:value-type="date">
            <text:p>06/03/20</text:p>
          </table:table-cell>
          <table:table-cell table:formula="of:=[$'cz.csv'.B13]-[$'cz.csv'.B12]" office:value-type="float" office:value="1" calcext:value-type="float">
            <text:p>1</text:p>
          </table:table-cell>
          <table:table-cell/>
          <table:table-cell table:style-name="ce4" table:formula="of:=[.U13]" office:value-type="date" office:date-value="2020-03-06" calcext:value-type="date">
            <text:p>06/03/20</text:p>
          </table:table-cell>
          <table:table-cell table:formula="of:=[$'cz.csv'.C13]-[$'cz.csv'.C12]" office:value-type="float" office:value="2" calcext:value-type="float">
            <text:p>2</text:p>
          </table:table-cell>
          <table:table-cell/>
          <table:table-cell table:style-name="ce4" table:formula="of:=[.X13]" office:value-type="date" office:date-value="2020-03-06" calcext:value-type="date">
            <text:p>06/03/20</text:p>
          </table:table-cell>
          <table:table-cell table:formula="of:=[$'cz.csv'.E13]-[$'cz.csv'.E12]" office:value-type="float" office:value="0" calcext:value-type="float">
            <text:p>0</text:p>
          </table:table-cell>
          <table:table-cell/>
          <table:table-cell table:style-name="ce4" table:formula="of:=[.AA13]" office:value-type="date" office:date-value="2020-03-06" calcext:value-type="date">
            <text:p>06/03/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4" table:formula="of:=[$'cz.csv'.A14]" office:value-type="date" office:date-value="2020-03-07" calcext:value-type="date">
            <text:p>07/03/20</text:p>
          </table:table-cell>
          <table:table-cell table:formula="of:=[$'cz.csv'.I14]" office:value-type="float" office:value="0.867913296637283" calcext:value-type="float">
            <text:p>0.867913296637283</text:p>
          </table:table-cell>
          <table:table-cell table:formula="of:=EXP(-[.$A$2]*[$'cz.csv'.J14])" office:value-type="float" office:value="0.689505972517465" calcext:value-type="float">
            <text:p>0.689505972517465</text:p>
          </table:table-cell>
          <table:table-cell table:formula="of:=1-[.$A$4]*[$'cz.csv'.J14]" office:value-type="float" office:value="0.517132184498902" calcext:value-type="float">
            <text:p>0.517132184498902</text:p>
          </table:table-cell>
          <table:table-cell/>
          <table:table-cell table:style-name="ce4" table:formula="of:=[.B14]" office:value-type="date" office:date-value="2020-03-07" calcext:value-type="date">
            <text:p>07/03/20</text:p>
          </table:table-cell>
          <table:table-cell table:formula="of:=[.C14]*[.D14]*[.$A$6]" office:value-type="float" office:value="0.715107572040131" calcext:value-type="float">
            <text:p>0.715107572040131</text:p>
          </table:table-cell>
          <table:table-cell table:formula="of:=[.$A$8]*[.C14]*[.E14]" office:value-type="float" office:value="0.41584392785431" calcext:value-type="float">
            <text:p>0.41584392785431</text:p>
          </table:table-cell>
          <table:table-cell table:number-columns-repeated="11"/>
          <table:table-cell table:style-name="ce4" table:formula="of:=[$'cz.csv'.A14]" office:value-type="date" office:date-value="2020-03-07" calcext:value-type="date">
            <text:p>07/03/20</text:p>
          </table:table-cell>
          <table:table-cell table:formula="of:=[$'cz.csv'.B14]-[$'cz.csv'.B13]" office:value-type="float" office:value="5" calcext:value-type="float">
            <text:p>5</text:p>
          </table:table-cell>
          <table:table-cell/>
          <table:table-cell table:style-name="ce4" table:formula="of:=[.U14]" office:value-type="date" office:date-value="2020-03-07" calcext:value-type="date">
            <text:p>07/03/20</text:p>
          </table:table-cell>
          <table:table-cell table:formula="of:=[$'cz.csv'.C14]-[$'cz.csv'.C13]" office:value-type="float" office:value="6" calcext:value-type="float">
            <text:p>6</text:p>
          </table:table-cell>
          <table:table-cell/>
          <table:table-cell table:style-name="ce4" table:formula="of:=[.X14]" office:value-type="date" office:date-value="2020-03-07" calcext:value-type="date">
            <text:p>07/03/20</text:p>
          </table:table-cell>
          <table:table-cell table:formula="of:=[$'cz.csv'.E14]-[$'cz.csv'.E13]" office:value-type="float" office:value="0" calcext:value-type="float">
            <text:p>0</text:p>
          </table:table-cell>
          <table:table-cell/>
          <table:table-cell table:style-name="ce4" table:formula="of:=[.AA14]" office:value-type="date" office:date-value="2020-03-07" calcext:value-type="date">
            <text:p>07/03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4" table:formula="of:=[$'cz.csv'.A15]" office:value-type="date" office:date-value="2020-03-08" calcext:value-type="date">
            <text:p>08/03/20</text:p>
          </table:table-cell>
          <table:table-cell table:formula="of:=[$'cz.csv'.I15]" office:value-type="float" office:value="0.833352725087102" calcext:value-type="float">
            <text:p>0.833352725087102</text:p>
          </table:table-cell>
          <table:table-cell table:formula="of:=EXP(-[.$A$2]*[$'cz.csv'.J15])" office:value-type="float" office:value="0.572541749002349" calcext:value-type="float">
            <text:p>0.572541749002349</text:p>
          </table:table-cell>
          <table:table-cell table:formula="of:=1-[.$A$4]*[$'cz.csv'.J15]" office:value-type="float" office:value="0.275698610980934" calcext:value-type="float">
            <text:p>0.275698610980934</text:p>
          </table:table-cell>
          <table:table-cell/>
          <table:table-cell table:style-name="ce4" table:formula="of:=[.B15]" office:value-type="date" office:date-value="2020-03-08" calcext:value-type="date">
            <text:p>08/03/20</text:p>
          </table:table-cell>
          <table:table-cell table:formula="of:=[.C15]*[.D15]*[.$A$6]" office:value-type="float" office:value="0.570155112098102" calcext:value-type="float">
            <text:p>0.570155112098102</text:p>
          </table:table-cell>
          <table:table-cell table:formula="of:=[.$A$8]*[.C15]*[.E15]" office:value-type="float" office:value="0.21287070220239" calcext:value-type="float">
            <text:p>0.21287070220239</text:p>
          </table:table-cell>
          <table:table-cell table:number-columns-repeated="11"/>
          <table:table-cell table:style-name="ce4" table:formula="of:=[$'cz.csv'.A15]" office:value-type="date" office:date-value="2020-03-08" calcext:value-type="date">
            <text:p>08/03/20</text:p>
          </table:table-cell>
          <table:table-cell table:formula="of:=[$'cz.csv'.B15]-[$'cz.csv'.B14]" office:value-type="float" office:value="2" calcext:value-type="float">
            <text:p>2</text:p>
          </table:table-cell>
          <table:table-cell/>
          <table:table-cell table:style-name="ce4" table:formula="of:=[.U15]" office:value-type="date" office:date-value="2020-03-08" calcext:value-type="date">
            <text:p>08/03/20</text:p>
          </table:table-cell>
          <table:table-cell table:formula="of:=[$'cz.csv'.C15]-[$'cz.csv'.C14]" office:value-type="float" office:value="8" calcext:value-type="float">
            <text:p>8</text:p>
          </table:table-cell>
          <table:table-cell/>
          <table:table-cell table:style-name="ce4" table:formula="of:=[.X15]" office:value-type="date" office:date-value="2020-03-08" calcext:value-type="date">
            <text:p>08/03/20</text:p>
          </table:table-cell>
          <table:table-cell table:formula="of:=[$'cz.csv'.E15]-[$'cz.csv'.E14]" office:value-type="float" office:value="0" calcext:value-type="float">
            <text:p>0</text:p>
          </table:table-cell>
          <table:table-cell/>
          <table:table-cell table:style-name="ce4" table:formula="of:=[.AA15]" office:value-type="date" office:date-value="2020-03-08" calcext:value-type="date">
            <text:p>08/03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4" table:formula="of:=[$'cz.csv'.A16]" office:value-type="date" office:date-value="2020-03-09" calcext:value-type="date">
            <text:p>09/03/20</text:p>
          </table:table-cell>
          <table:table-cell table:formula="of:=[$'cz.csv'.I16]" office:value-type="float" office:value="0.798792153536921" calcext:value-type="float">
            <text:p>0.798792153536921</text:p>
          </table:table-cell>
          <table:table-cell table:formula="of:=EXP(-[.$A$2]*[$'cz.csv'.J16])" office:value-type="float" office:value="0.475418730825229" calcext:value-type="float">
            <text:p>0.475418730825229</text:p>
          </table:table-cell>
          <table:table-cell table:formula="of:=1-[.$A$4]*[$'cz.csv'.J16]" office:value-type="float" office:value="0.0342650374629661" calcext:value-type="float">
            <text:p>0.034265037462966</text:p>
          </table:table-cell>
          <table:table-cell/>
          <table:table-cell table:style-name="ce4" table:formula="of:=[.B16]" office:value-type="date" office:date-value="2020-03-09" calcext:value-type="date">
            <text:p>09/03/20</text:p>
          </table:table-cell>
          <table:table-cell table:formula="of:=[.C16]*[.D16]*[.$A$6]" office:value-type="float" office:value="0.453802705611516" calcext:value-type="float">
            <text:p>0.453802705611516</text:p>
          </table:table-cell>
          <table:table-cell table:formula="of:=[.$A$8]*[.C16]*[.E16]" office:value-type="float" office:value="0.0253593113603561" calcext:value-type="float">
            <text:p>0.025359311360356</text:p>
          </table:table-cell>
          <table:table-cell table:number-columns-repeated="11"/>
          <table:table-cell table:style-name="ce4" table:formula="of:=[$'cz.csv'.A16]" office:value-type="date" office:date-value="2020-03-09" calcext:value-type="date">
            <text:p>09/03/20</text:p>
          </table:table-cell>
          <table:table-cell table:formula="of:=[$'cz.csv'.B16]-[$'cz.csv'.B15]" office:value-type="float" office:value="6" calcext:value-type="float">
            <text:p>6</text:p>
          </table:table-cell>
          <table:table-cell/>
          <table:table-cell table:style-name="ce4" table:formula="of:=[.U16]" office:value-type="date" office:date-value="2020-03-09" calcext:value-type="date">
            <text:p>09/03/20</text:p>
          </table:table-cell>
          <table:table-cell table:formula="of:=[$'cz.csv'.C16]-[$'cz.csv'.C15]" office:value-type="float" office:value="11" calcext:value-type="float">
            <text:p>11</text:p>
          </table:table-cell>
          <table:table-cell/>
          <table:table-cell table:style-name="ce4" table:formula="of:=[.X16]" office:value-type="date" office:date-value="2020-03-09" calcext:value-type="date">
            <text:p>09/03/20</text:p>
          </table:table-cell>
          <table:table-cell table:formula="of:=[$'cz.csv'.E16]-[$'cz.csv'.E15]" office:value-type="float" office:value="0" calcext:value-type="float">
            <text:p>0</text:p>
          </table:table-cell>
          <table:table-cell/>
          <table:table-cell table:style-name="ce4" table:formula="of:=[.AA16]" office:value-type="date" office:date-value="2020-03-09" calcext:value-type="date">
            <text:p>09/03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4" table:formula="of:=[$'cz.csv'.A17]" office:value-type="date" office:date-value="2020-03-10" calcext:value-type="date">
            <text:p>10/03/20</text:p>
          </table:table-cell>
          <table:table-cell table:formula="of:=[$'cz.csv'.I17]" office:value-type="float" office:value="0.76423158198674" calcext:value-type="float">
            <text:p>0.76423158198674</text:p>
          </table:table-cell>
          <table:table-cell table:formula="of:=EXP(-[.$A$2]*[$'cz.csv'.J17])" office:value-type="float" office:value="0.394770955452715" calcext:value-type="float">
            <text:p>0.394770955452715</text:p>
          </table:table-cell>
          <table:table-cell table:formula="of:=1-[.$A$4]*[$'cz.csv'.J17]" office:value-type="float" office:value="-0.207169204520164" calcext:value-type="float">
            <text:p>-0.207169204520164</text:p>
          </table:table-cell>
          <table:table-cell/>
          <table:table-cell table:style-name="ce4" table:formula="of:=[.B17]" office:value-type="date" office:date-value="2020-03-10" calcext:value-type="date">
            <text:p>10/03/20</text:p>
          </table:table-cell>
          <table:table-cell table:formula="of:=[.C17]*[.D17]*[.$A$6]" office:value-type="float" office:value="0.360518185117659" calcext:value-type="float">
            <text:p>0.360518185117659</text:p>
          </table:table-cell>
          <table:table-cell table:formula="of:=[.$A$8]*[.C17]*[.E17]" office:value-type="float" office:value="-0.146690717993274" calcext:value-type="float">
            <text:p>-0.146690717993274</text:p>
          </table:table-cell>
          <table:table-cell table:number-columns-repeated="11"/>
          <table:table-cell table:style-name="ce4" table:formula="of:=[$'cz.csv'.A17]" office:value-type="date" office:date-value="2020-03-10" calcext:value-type="date">
            <text:p>10/03/20</text:p>
          </table:table-cell>
          <table:table-cell table:formula="of:=[$'cz.csv'.B17]-[$'cz.csv'.B16]" office:value-type="float" office:value="7" calcext:value-type="float">
            <text:p>7</text:p>
          </table:table-cell>
          <table:table-cell/>
          <table:table-cell table:style-name="ce4" table:formula="of:=[.U17]" office:value-type="date" office:date-value="2020-03-10" calcext:value-type="date">
            <text:p>10/03/20</text:p>
          </table:table-cell>
          <table:table-cell table:formula="of:=[$'cz.csv'.C17]-[$'cz.csv'.C16]" office:value-type="float" office:value="24" calcext:value-type="float">
            <text:p>24</text:p>
          </table:table-cell>
          <table:table-cell/>
          <table:table-cell table:style-name="ce4" table:formula="of:=[.X17]" office:value-type="date" office:date-value="2020-03-10" calcext:value-type="date">
            <text:p>10/03/20</text:p>
          </table:table-cell>
          <table:table-cell table:formula="of:=[$'cz.csv'.E17]-[$'cz.csv'.E16]" office:value-type="float" office:value="0" calcext:value-type="float">
            <text:p>0</text:p>
          </table:table-cell>
          <table:table-cell/>
          <table:table-cell table:style-name="ce4" table:formula="of:=[.AA17]" office:value-type="date" office:date-value="2020-03-10" calcext:value-type="date">
            <text:p>10/03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table:formula="of:=[$'cz.csv'.A18]" office:value-type="date" office:date-value="2020-03-11" calcext:value-type="date">
            <text:p>11/03/20</text:p>
          </table:table-cell>
          <table:table-cell table:formula="of:=[$'cz.csv'.I18]" office:value-type="float" office:value="0.729671010436559" calcext:value-type="float">
            <text:p>0.729671010436559</text:p>
          </table:table-cell>
          <table:table-cell table:formula="of:=EXP(-[.$A$2]*[$'cz.csv'.J18])" office:value-type="float" office:value="0.327804054350668" calcext:value-type="float">
            <text:p>0.327804054350668</text:p>
          </table:table-cell>
          <table:table-cell table:formula="of:=1-[.$A$4]*[$'cz.csv'.J18]" office:value-type="float" office:value="-0.448602778038132" calcext:value-type="float">
            <text:p>-0.448602778038132</text:p>
          </table:table-cell>
          <table:table-cell/>
          <table:table-cell table:style-name="ce4" table:formula="of:=[.B18]" office:value-type="date" office:date-value="2020-03-11" calcext:value-type="date">
            <text:p>11/03/20</text:p>
          </table:table-cell>
          <table:table-cell table:formula="of:=[.C18]*[.D18]*[.$A$6]" office:value-type="float" office:value="0.28582381742462" calcext:value-type="float">
            <text:p>0.28582381742462</text:p>
          </table:table-cell>
          <table:table-cell table:formula="of:=[.$A$8]*[.C18]*[.E18]" office:value-type="float" office:value="-0.30327841781069" calcext:value-type="float">
            <text:p>-0.30327841781069</text:p>
          </table:table-cell>
          <table:table-cell table:number-columns-repeated="11"/>
          <table:table-cell table:style-name="ce4" table:formula="of:=[$'cz.csv'.A18]" office:value-type="date" office:date-value="2020-03-11" calcext:value-type="date">
            <text:p>11/03/20</text:p>
          </table:table-cell>
          <table:table-cell table:formula="of:=[$'cz.csv'.B18]-[$'cz.csv'.B17]" office:value-type="float" office:value="8" calcext:value-type="float">
            <text:p>8</text:p>
          </table:table-cell>
          <table:table-cell/>
          <table:table-cell table:style-name="ce4" table:formula="of:=[.U18]" office:value-type="date" office:date-value="2020-03-11" calcext:value-type="date">
            <text:p>11/03/20</text:p>
          </table:table-cell>
          <table:table-cell table:formula="of:=[$'cz.csv'.C18]-[$'cz.csv'.C17]" office:value-type="float" office:value="19" calcext:value-type="float">
            <text:p>19</text:p>
          </table:table-cell>
          <table:table-cell/>
          <table:table-cell table:style-name="ce4" table:formula="of:=[.X18]" office:value-type="date" office:date-value="2020-03-11" calcext:value-type="date">
            <text:p>11/03/20</text:p>
          </table:table-cell>
          <table:table-cell table:formula="of:=[$'cz.csv'.E18]-[$'cz.csv'.E17]" office:value-type="float" office:value="0" calcext:value-type="float">
            <text:p>0</text:p>
          </table:table-cell>
          <table:table-cell/>
          <table:table-cell table:style-name="ce4" table:formula="of:=[.AA18]"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4" table:formula="of:=[$'cz.csv'.A19]" office:value-type="date" office:date-value="2020-03-12" calcext:value-type="date">
            <text:p>12/03/20</text:p>
          </table:table-cell>
          <table:table-cell table:formula="of:=[$'cz.csv'.I19]" office:value-type="float" office:value="0.695110438886378" calcext:value-type="float">
            <text:p>0.695110438886378</text:p>
          </table:table-cell>
          <table:table-cell table:formula="of:=EXP(-[.$A$2]*[$'cz.csv'.J19])" office:value-type="float" office:value="0.272197071655153" calcext:value-type="float">
            <text:p>0.272197071655153</text:p>
          </table:table-cell>
          <table:table-cell table:formula="of:=1-[.$A$4]*[$'cz.csv'.J19]" office:value-type="float" office:value="-0.6900363515561" calcext:value-type="float">
            <text:p>-0.6900363515561</text:p>
          </table:table-cell>
          <table:table-cell/>
          <table:table-cell table:style-name="ce4" table:formula="of:=[.B19]" office:value-type="date" office:date-value="2020-03-12" calcext:value-type="date">
            <text:p>12/03/20</text:p>
          </table:table-cell>
          <table:table-cell table:formula="of:=[.C19]*[.D19]*[.$A$6]" office:value-type="float" office:value="0.226096719789673" calcext:value-type="float">
            <text:p>0.226096719789673</text:p>
          </table:table-cell>
          <table:table-cell table:formula="of:=[.$A$8]*[.C19]*[.E19]" office:value-type="float" office:value="-0.444404282818221" calcext:value-type="float">
            <text:p>-0.444404282818221</text:p>
          </table:table-cell>
          <table:table-cell table:number-columns-repeated="11"/>
          <table:table-cell table:style-name="ce4" table:formula="of:=[$'cz.csv'.A19]" office:value-type="date" office:date-value="2020-03-12" calcext:value-type="date">
            <text:p>12/03/20</text:p>
          </table:table-cell>
          <table:table-cell table:formula="of:=[$'cz.csv'.B19]-[$'cz.csv'.B18]" office:value-type="float" office:value="5" calcext:value-type="float">
            <text:p>5</text:p>
          </table:table-cell>
          <table:table-cell/>
          <table:table-cell table:style-name="ce4" table:formula="of:=[.U19]" office:value-type="date" office:date-value="2020-03-12" calcext:value-type="date">
            <text:p>12/03/20</text:p>
          </table:table-cell>
          <table:table-cell table:formula="of:=[$'cz.csv'.C19]-[$'cz.csv'.C18]" office:value-type="float" office:value="34" calcext:value-type="float">
            <text:p>34</text:p>
          </table:table-cell>
          <table:table-cell/>
          <table:table-cell table:style-name="ce4" table:formula="of:=[.X19]" office:value-type="date" office:date-value="2020-03-12" calcext:value-type="date">
            <text:p>12/03/20</text:p>
          </table:table-cell>
          <table:table-cell table:formula="of:=[$'cz.csv'.E19]-[$'cz.csv'.E18]" office:value-type="float" office:value="0" calcext:value-type="float">
            <text:p>0</text:p>
          </table:table-cell>
          <table:table-cell/>
          <table:table-cell table:style-name="ce4" table:formula="of:=[.AA19]" office:value-type="date" office:date-value="2020-03-12" calcext:value-type="date">
            <text:p>12/03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4" table:formula="of:=[$'cz.csv'.A20]" office:value-type="date" office:date-value="2020-03-13" calcext:value-type="date">
            <text:p>13/03/20</text:p>
          </table:table-cell>
          <table:table-cell table:formula="of:=[$'cz.csv'.I20]" office:value-type="float" office:value="0.644732229050812" calcext:value-type="float">
            <text:p>0.644732229050812</text:p>
          </table:table-cell>
          <table:table-cell table:formula="of:=EXP(-[.$A$2]*[$'cz.csv'.J20])" office:value-type="float" office:value="0.193387529018367" calcext:value-type="float">
            <text:p>0.193387529018367</text:p>
          </table:table-cell>
          <table:table-cell table:formula="of:=1-[.$A$4]*[$'cz.csv'.J20]" office:value-type="float" office:value="-1.13400551078828" calcext:value-type="float">
            <text:p>-1.13400551078828</text:p>
          </table:table-cell>
          <table:table-cell/>
          <table:table-cell table:style-name="ce4" table:formula="of:=[.B20]" office:value-type="date" office:date-value="2020-03-13" calcext:value-type="date">
            <text:p>13/03/20</text:p>
          </table:table-cell>
          <table:table-cell table:formula="of:=[.C20]*[.D20]*[.$A$6]" office:value-type="float" office:value="0.148992650827116" calcext:value-type="float">
            <text:p>0.148992650827116</text:p>
          </table:table-cell>
          <table:table-cell table:formula="of:=[.$A$8]*[.C20]*[.E20]" office:value-type="float" office:value="-0.677402819971549" calcext:value-type="float">
            <text:p>-0.677402819971549</text:p>
          </table:table-cell>
          <table:table-cell table:number-columns-repeated="11"/>
          <table:table-cell table:style-name="ce4" table:formula="of:=[$'cz.csv'.A20]" office:value-type="date" office:date-value="2020-03-13" calcext:value-type="date">
            <text:p>13/03/20</text:p>
          </table:table-cell>
          <table:table-cell table:formula="of:=[$'cz.csv'.B20]-[$'cz.csv'.B19]" office:value-type="float" office:value="22" calcext:value-type="float">
            <text:p>22</text:p>
          </table:table-cell>
          <table:table-cell/>
          <table:table-cell table:style-name="ce4" table:formula="of:=[.U20]" office:value-type="date" office:date-value="2020-03-13" calcext:value-type="date">
            <text:p>13/03/20</text:p>
          </table:table-cell>
          <table:table-cell table:formula="of:=[$'cz.csv'.C20]-[$'cz.csv'.C19]" office:value-type="float" office:value="57" calcext:value-type="float">
            <text:p>57</text:p>
          </table:table-cell>
          <table:table-cell/>
          <table:table-cell table:style-name="ce4" table:formula="of:=[.X20]" office:value-type="date" office:date-value="2020-03-13" calcext:value-type="date">
            <text:p>13/03/20</text:p>
          </table:table-cell>
          <table:table-cell table:formula="of:=[$'cz.csv'.E20]-[$'cz.csv'.E19]" office:value-type="float" office:value="0" calcext:value-type="float">
            <text:p>0</text:p>
          </table:table-cell>
          <table:table-cell/>
          <table:table-cell table:style-name="ce4" table:formula="of:=[.AA20]" office:value-type="date" office:date-value="2020-03-13" calcext:value-type="date">
            <text:p>13/03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table:style-name="ce4" table:formula="of:=[$'cz.csv'.A21]" office:value-type="date" office:date-value="2020-03-14" calcext:value-type="date">
            <text:p>14/03/20</text:p>
          </table:table-cell>
          <table:table-cell table:formula="of:=[$'cz.csv'.I21]" office:value-type="float" office:value="0.594354019215246" calcext:value-type="float">
            <text:p>0.594354019215246</text:p>
          </table:table-cell>
          <table:table-cell table:formula="of:=EXP(-[.$A$2]*[$'cz.csv'.J21])" office:value-type="float" office:value="0.137395877923182" calcext:value-type="float">
            <text:p>0.137395877923182</text:p>
          </table:table-cell>
          <table:table-cell table:formula="of:=1-[.$A$4]*[$'cz.csv'.J21]" office:value-type="float" office:value="-1.57797400155529" calcext:value-type="float">
            <text:p>-1.57797400155529</text:p>
          </table:table-cell>
          <table:table-cell/>
          <table:table-cell table:style-name="ce4" table:formula="of:=[.B21]" office:value-type="date" office:date-value="2020-03-14" calcext:value-type="date">
            <text:p>14/03/20</text:p>
          </table:table-cell>
          <table:table-cell table:formula="of:=[.C21]*[.D21]*[.$A$6]" office:value-type="float" office:value="0.097583391905596" calcext:value-type="float">
            <text:p>0.097583391905596</text:p>
          </table:table-cell>
          <table:table-cell table:formula="of:=[.$A$8]*[.C21]*[.E21]" office:value-type="float" office:value="-0.868955431701348" calcext:value-type="float">
            <text:p>-0.868955431701348</text:p>
          </table:table-cell>
          <table:table-cell table:number-columns-repeated="11"/>
          <table:table-cell table:style-name="ce4" table:formula="of:=[$'cz.csv'.A21]" office:value-type="date" office:date-value="2020-03-14" calcext:value-type="date">
            <text:p>14/03/20</text:p>
          </table:table-cell>
          <table:table-cell table:formula="of:=[$'cz.csv'.B21]-[$'cz.csv'.B20]" office:value-type="float" office:value="18" calcext:value-type="float">
            <text:p>18</text:p>
          </table:table-cell>
          <table:table-cell/>
          <table:table-cell table:style-name="ce4" table:formula="of:=[.U21]" office:value-type="date" office:date-value="2020-03-14" calcext:value-type="date">
            <text:p>14/03/20</text:p>
          </table:table-cell>
          <table:table-cell table:formula="of:=[$'cz.csv'.C21]-[$'cz.csv'.C20]" office:value-type="float" office:value="65" calcext:value-type="float">
            <text:p>65</text:p>
          </table:table-cell>
          <table:table-cell/>
          <table:table-cell table:style-name="ce4" table:formula="of:=[.X21]" office:value-type="date" office:date-value="2020-03-14" calcext:value-type="date">
            <text:p>14/03/20</text:p>
          </table:table-cell>
          <table:table-cell table:formula="of:=[$'cz.csv'.E21]-[$'cz.csv'.E20]" office:value-type="float" office:value="0" calcext:value-type="float">
            <text:p>0</text:p>
          </table:table-cell>
          <table:table-cell/>
          <table:table-cell table:style-name="ce4" table:formula="of:=[.AA21]" office:value-type="date" office:date-value="2020-03-14" calcext:value-type="date">
            <text:p>14/03/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4" table:formula="of:=[$'cz.csv'.A22]" office:value-type="date" office:date-value="2020-03-15" calcext:value-type="date">
            <text:p>15/03/20</text:p>
          </table:table-cell>
          <table:table-cell table:formula="of:=[$'cz.csv'.I22]" office:value-type="float" office:value="0.54397580937968" calcext:value-type="float">
            <text:p>0.54397580937968</text:p>
          </table:table-cell>
          <table:table-cell table:formula="of:=EXP(-[.$A$2]*[$'cz.csv'.J22])" office:value-type="float" office:value="0.0976154856013134" calcext:value-type="float">
            <text:p>0.097615485601314</text:p>
          </table:table-cell>
          <table:table-cell table:formula="of:=1-[.$A$4]*[$'cz.csv'.J22]" office:value-type="float" office:value="-2.02194316078747" calcext:value-type="float">
            <text:p>-2.02194316078747</text:p>
          </table:table-cell>
          <table:table-cell/>
          <table:table-cell table:style-name="ce4" table:formula="of:=[.B22]" office:value-type="date" office:date-value="2020-03-15" calcext:value-type="date">
            <text:p>15/03/20</text:p>
          </table:table-cell>
          <table:table-cell table:formula="of:=[.C22]*[.D22]*[.$A$6]" office:value-type="float" office:value="0.0634534600177345" calcext:value-type="float">
            <text:p>0.063453460017735</text:p>
          </table:table-cell>
          <table:table-cell table:formula="of:=[.$A$8]*[.C22]*[.E22]" office:value-type="float" office:value="-1.01906288542702" calcext:value-type="float">
            <text:p>-1.01906288542702</text:p>
          </table:table-cell>
          <table:table-cell table:number-columns-repeated="11"/>
          <table:table-cell table:style-name="ce4" table:formula="of:=[$'cz.csv'.A22]" office:value-type="date" office:date-value="2020-03-15" calcext:value-type="date">
            <text:p>15/03/20</text:p>
          </table:table-cell>
          <table:table-cell table:formula="of:=[$'cz.csv'.B22]-[$'cz.csv'.B21]" office:value-type="float" office:value="29" calcext:value-type="float">
            <text:p>29</text:p>
          </table:table-cell>
          <table:table-cell/>
          <table:table-cell table:style-name="ce4" table:formula="of:=[.U22]" office:value-type="date" office:date-value="2020-03-15" calcext:value-type="date">
            <text:p>15/03/20</text:p>
          </table:table-cell>
          <table:table-cell table:formula="of:=[$'cz.csv'.C22]-[$'cz.csv'.C21]" office:value-type="float" office:value="92" calcext:value-type="float">
            <text:p>92</text:p>
          </table:table-cell>
          <table:table-cell/>
          <table:table-cell table:style-name="ce4" table:formula="of:=[.X22]" office:value-type="date" office:date-value="2020-03-15" calcext:value-type="date">
            <text:p>15/03/20</text:p>
          </table:table-cell>
          <table:table-cell table:formula="of:=[$'cz.csv'.E22]-[$'cz.csv'.E21]" office:value-type="float" office:value="0" calcext:value-type="float">
            <text:p>0</text:p>
          </table:table-cell>
          <table:table-cell/>
          <table:table-cell table:style-name="ce4" table:formula="of:=[.AA22]" office:value-type="date" office:date-value="2020-03-15" calcext:value-type="date">
            <text:p>15/03/2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/>
          <table:table-cell table:style-name="ce4" table:formula="of:=[$'cz.csv'.A23]" office:value-type="date" office:date-value="2020-03-16" calcext:value-type="date">
            <text:p>16/03/20</text:p>
          </table:table-cell>
          <table:table-cell table:formula="of:=[$'cz.csv'.I23]" office:value-type="float" office:value="0.493597599544114" calcext:value-type="float">
            <text:p>0.493597599544114</text:p>
          </table:table-cell>
          <table:table-cell table:formula="of:=EXP(-[.$A$2]*[$'cz.csv'.J23])" office:value-type="float" office:value="0.0693527933841915" calcext:value-type="float">
            <text:p>0.069352793384192</text:p>
          </table:table-cell>
          <table:table-cell table:formula="of:=1-[.$A$4]*[$'cz.csv'.J23]" office:value-type="float" office:value="-2.46591165155448" calcext:value-type="float">
            <text:p>-2.46591165155448</text:p>
          </table:table-cell>
          <table:table-cell/>
          <table:table-cell table:style-name="ce4" table:formula="of:=[.B23]" office:value-type="date" office:date-value="2020-03-16" calcext:value-type="date">
            <text:p>16/03/20</text:p>
          </table:table-cell>
          <table:table-cell table:formula="of:=[.C23]*[.D23]*[.$A$6]" office:value-type="float" office:value="0.0409066579704883" calcext:value-type="float">
            <text:p>0.040906657970488</text:p>
          </table:table-cell>
          <table:table-cell table:formula="of:=[.$A$8]*[.C23]*[.E23]" office:value-type="float" office:value="-1.12772447613194" calcext:value-type="float">
            <text:p>-1.12772447613194</text:p>
          </table:table-cell>
          <table:table-cell table:number-columns-repeated="11"/>
          <table:table-cell table:style-name="ce4" table:formula="of:=[$'cz.csv'.A23]" office:value-type="date" office:date-value="2020-03-16" calcext:value-type="date">
            <text:p>16/03/20</text:p>
          </table:table-cell>
          <table:table-cell table:formula="of:=[$'cz.csv'.B23]-[$'cz.csv'.B22]" office:value-type="float" office:value="24" calcext:value-type="float">
            <text:p>24</text:p>
          </table:table-cell>
          <table:table-cell/>
          <table:table-cell table:style-name="ce4" table:formula="of:=[.U23]" office:value-type="date" office:date-value="2020-03-16" calcext:value-type="date">
            <text:p>16/03/20</text:p>
          </table:table-cell>
          <table:table-cell table:formula="of:=[$'cz.csv'.C23]-[$'cz.csv'.C22]" office:value-type="float" office:value="121" calcext:value-type="float">
            <text:p>121</text:p>
          </table:table-cell>
          <table:table-cell/>
          <table:table-cell table:style-name="ce4" table:formula="of:=[.X23]" office:value-type="date" office:date-value="2020-03-16" calcext:value-type="date">
            <text:p>16/03/20</text:p>
          </table:table-cell>
          <table:table-cell table:formula="of:=[$'cz.csv'.E23]-[$'cz.csv'.E22]" office:value-type="float" office:value="0" calcext:value-type="float">
            <text:p>0</text:p>
          </table:table-cell>
          <table:table-cell/>
          <table:table-cell table:style-name="ce4" table:formula="of:=[.AA23]" office:value-type="date" office:date-value="2020-03-16" calcext:value-type="date">
            <text:p>16/03/2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4" table:formula="of:=[$'cz.csv'.A24]" office:value-type="date" office:date-value="2020-03-17" calcext:value-type="date">
            <text:p>17/03/20</text:p>
          </table:table-cell>
          <table:table-cell table:formula="of:=[$'cz.csv'.I24]" office:value-type="float" office:value="0.443219389708548" calcext:value-type="float">
            <text:p>0.443219389708548</text:p>
          </table:table-cell>
          <table:table-cell table:formula="of:=EXP(-[.$A$2]*[$'cz.csv'.J24])" office:value-type="float" office:value="0.0492730218014266" calcext:value-type="float">
            <text:p>0.049273021801427</text:p>
          </table:table-cell>
          <table:table-cell table:formula="of:=1-[.$A$4]*[$'cz.csv'.J24]" office:value-type="float" office:value="-2.90988014232149" calcext:value-type="float">
            <text:p>-2.90988014232149</text:p>
          </table:table-cell>
          <table:table-cell/>
          <table:table-cell table:style-name="ce4" table:formula="of:=[.B24]" office:value-type="date" office:date-value="2020-03-17" calcext:value-type="date">
            <text:p>17/03/20</text:p>
          </table:table-cell>
          <table:table-cell table:formula="of:=[.C24]*[.D24]*[.$A$6]" office:value-type="float" office:value="0.0260966614262899" calcext:value-type="float">
            <text:p>0.02609666142629</text:p>
          </table:table-cell>
          <table:table-cell table:formula="of:=[.$A$8]*[.C24]*[.E24]" office:value-type="float" office:value="-1.19494057192512" calcext:value-type="float">
            <text:p>-1.19494057192512</text:p>
          </table:table-cell>
          <table:table-cell table:number-columns-repeated="11"/>
          <table:table-cell table:style-name="ce4" table:formula="of:=[$'cz.csv'.A24]" office:value-type="date" office:date-value="2020-03-17" calcext:value-type="date">
            <text:p>17/03/20</text:p>
          </table:table-cell>
          <table:table-cell table:formula="of:=[$'cz.csv'.B24]-[$'cz.csv'.B23]" office:value-type="float" office:value="25" calcext:value-type="float">
            <text:p>25</text:p>
          </table:table-cell>
          <table:table-cell/>
          <table:table-cell table:style-name="ce4" table:formula="of:=[.U24]" office:value-type="date" office:date-value="2020-03-17" calcext:value-type="date">
            <text:p>17/03/20</text:p>
          </table:table-cell>
          <table:table-cell table:formula="of:=[$'cz.csv'.C24]-[$'cz.csv'.C23]" office:value-type="float" office:value="112" calcext:value-type="float">
            <text:p>112</text:p>
          </table:table-cell>
          <table:table-cell/>
          <table:table-cell table:style-name="ce4" table:formula="of:=[.X24]" office:value-type="date" office:date-value="2020-03-17" calcext:value-type="date">
            <text:p>17/03/20</text:p>
          </table:table-cell>
          <table:table-cell table:formula="of:=[$'cz.csv'.E24]-[$'cz.csv'.E23]" office:value-type="float" office:value="0" calcext:value-type="float">
            <text:p>0</text:p>
          </table:table-cell>
          <table:table-cell/>
          <table:table-cell table:style-name="ce4" table:formula="of:=[.AA24]" office:value-type="date" office:date-value="2020-03-17" calcext:value-type="date">
            <text:p>17/03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table:style-name="ce4" table:formula="of:=[$'cz.csv'.A25]" office:value-type="date" office:date-value="2020-03-18" calcext:value-type="date">
            <text:p>18/03/20</text:p>
          </table:table-cell>
          <table:table-cell table:formula="of:=[$'cz.csv'.I25]" office:value-type="float" office:value="0.392841179872982" calcext:value-type="float">
            <text:p>0.392841179872982</text:p>
          </table:table-cell>
          <table:table-cell table:formula="of:=EXP(-[.$A$2]*[$'cz.csv'.J25])" office:value-type="float" office:value="0.0350069450619147" calcext:value-type="float">
            <text:p>0.035006945061915</text:p>
          </table:table-cell>
          <table:table-cell table:formula="of:=1-[.$A$4]*[$'cz.csv'.J25]" office:value-type="float" office:value="-3.35384930155367" calcext:value-type="float">
            <text:p>-3.35384930155367</text:p>
          </table:table-cell>
          <table:table-cell/>
          <table:table-cell table:style-name="ce4" table:formula="of:=[.B25]" office:value-type="date" office:date-value="2020-03-18" calcext:value-type="date">
            <text:p>18/03/20</text:p>
          </table:table-cell>
          <table:table-cell table:formula="of:=[.C25]*[.D25]*[.$A$6]" office:value-type="float" office:value="0.0164334301091481" calcext:value-type="float">
            <text:p>0.016433430109148</text:p>
          </table:table-cell>
          <table:table-cell table:formula="of:=[.$A$8]*[.C25]*[.E25]" office:value-type="float" office:value="-1.22071141610999" calcext:value-type="float">
            <text:p>-1.22071141610999</text:p>
          </table:table-cell>
          <table:table-cell table:number-columns-repeated="11"/>
          <table:table-cell table:style-name="ce4" table:formula="of:=[$'cz.csv'.A25]" office:value-type="date" office:date-value="2020-03-18" calcext:value-type="date">
            <text:p>18/03/20</text:p>
          </table:table-cell>
          <table:table-cell table:formula="of:=[$'cz.csv'.B25]-[$'cz.csv'.B24]" office:value-type="float" office:value="22" calcext:value-type="float">
            <text:p>22</text:p>
          </table:table-cell>
          <table:table-cell/>
          <table:table-cell table:style-name="ce4" table:formula="of:=[.U25]" office:value-type="date" office:date-value="2020-03-18" calcext:value-type="date">
            <text:p>18/03/20</text:p>
          </table:table-cell>
          <table:table-cell table:formula="of:=[$'cz.csv'.C25]-[$'cz.csv'.C24]" office:value-type="float" office:value="107" calcext:value-type="float">
            <text:p>107</text:p>
          </table:table-cell>
          <table:table-cell/>
          <table:table-cell table:style-name="ce4" table:formula="of:=[.X25]" office:value-type="date" office:date-value="2020-03-18" calcext:value-type="date">
            <text:p>18/03/20</text:p>
          </table:table-cell>
          <table:table-cell table:formula="of:=[$'cz.csv'.E25]-[$'cz.csv'.E24]" office:value-type="float" office:value="0" calcext:value-type="float">
            <text:p>0</text:p>
          </table:table-cell>
          <table:table-cell/>
          <table:table-cell table:style-name="ce4" table:formula="of:=[.AA25]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4" table:formula="of:=[$'cz.csv'.A26]" office:value-type="date" office:date-value="2020-03-19" calcext:value-type="date">
            <text:p>19/03/20</text:p>
          </table:table-cell>
          <table:table-cell table:formula="of:=[$'cz.csv'.I26]" office:value-type="float" office:value="0.342462970037416" calcext:value-type="float">
            <text:p>0.342462970037416</text:p>
          </table:table-cell>
          <table:table-cell table:formula="of:=EXP(-[.$A$2]*[$'cz.csv'.J26])" office:value-type="float" office:value="0.0248713553278482" calcext:value-type="float">
            <text:p>0.024871355327848</text:p>
          </table:table-cell>
          <table:table-cell table:formula="of:=1-[.$A$4]*[$'cz.csv'.J26]" office:value-type="float" office:value="-3.79781779232068" calcext:value-type="float">
            <text:p>-3.79781779232068</text:p>
          </table:table-cell>
          <table:table-cell/>
          <table:table-cell table:style-name="ce4" table:formula="of:=[.B26]" office:value-type="date" office:date-value="2020-03-19" calcext:value-type="date">
            <text:p>19/03/20</text:p>
          </table:table-cell>
          <table:table-cell table:formula="of:=[.C26]*[.D26]*[.$A$6]" office:value-type="float" office:value="0.0101781787406984" calcext:value-type="float">
            <text:p>0.010178178740698</text:p>
          </table:table-cell>
          <table:table-cell table:formula="of:=[.$A$8]*[.C26]*[.E26]" office:value-type="float" office:value="-1.20503649087829" calcext:value-type="float">
            <text:p>-1.20503649087829</text:p>
          </table:table-cell>
          <table:table-cell table:number-columns-repeated="11"/>
          <table:table-cell table:style-name="ce4" table:formula="of:=[$'cz.csv'.A26]" office:value-type="date" office:date-value="2020-03-19" calcext:value-type="date">
            <text:p>19/03/20</text:p>
          </table:table-cell>
          <table:table-cell table:formula="of:=[$'cz.csv'.B26]-[$'cz.csv'.B25]" office:value-type="float" office:value="22" calcext:value-type="float">
            <text:p>22</text:p>
          </table:table-cell>
          <table:table-cell/>
          <table:table-cell table:style-name="ce4" table:formula="of:=[.U26]" office:value-type="date" office:date-value="2020-03-19" calcext:value-type="date">
            <text:p>19/03/20</text:p>
          </table:table-cell>
          <table:table-cell table:formula="of:=[$'cz.csv'.C26]-[$'cz.csv'.C25]" office:value-type="float" office:value="133" calcext:value-type="float">
            <text:p>133</text:p>
          </table:table-cell>
          <table:table-cell/>
          <table:table-cell table:style-name="ce4" table:formula="of:=[.X26]" office:value-type="date" office:date-value="2020-03-19" calcext:value-type="date">
            <text:p>19/03/20</text:p>
          </table:table-cell>
          <table:table-cell table:formula="of:=[$'cz.csv'.E26]-[$'cz.csv'.E25]" office:value-type="float" office:value="0" calcext:value-type="float">
            <text:p>0</text:p>
          </table:table-cell>
          <table:table-cell/>
          <table:table-cell table:style-name="ce4" table:formula="of:=[.AA26]" office:value-type="date" office:date-value="2020-03-19" calcext:value-type="date">
            <text:p>19/03/2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4" table:formula="of:=[$'cz.csv'.A27]" office:value-type="date" office:date-value="2020-03-20" calcext:value-type="date">
            <text:p>20/03/20</text:p>
          </table:table-cell>
          <table:table-cell table:formula="of:=[$'cz.csv'.I27]" office:value-type="float" office:value="0.336532018928575" calcext:value-type="float">
            <text:p>0.336532018928575</text:p>
          </table:table-cell>
          <table:table-cell table:formula="of:=EXP(-[.$A$2]*[$'cz.csv'.J27])" office:value-type="float" office:value="0.0252263597198794" calcext:value-type="float">
            <text:p>0.025226359719879</text:p>
          </table:table-cell>
          <table:table-cell table:formula="of:=1-[.$A$4]*[$'cz.csv'.J27]" office:value-type="float" office:value="-3.77941026714192" calcext:value-type="float">
            <text:p>-3.77941026714192</text:p>
          </table:table-cell>
          <table:table-cell/>
          <table:table-cell table:style-name="ce4" table:formula="of:=[.B27]" office:value-type="date" office:date-value="2020-03-20" calcext:value-type="date">
            <text:p>20/03/20</text:p>
          </table:table-cell>
          <table:table-cell table:formula="of:=[.C27]*[.D27]*[.$A$6]" office:value-type="float" office:value="0.0101446712469326" calcext:value-type="float">
            <text:p>0.010144671246933</text:p>
          </table:table-cell>
          <table:table-cell table:formula="of:=[.$A$8]*[.C27]*[.E27]" office:value-type="float" office:value="-1.17842754223346" calcext:value-type="float">
            <text:p>-1.17842754223346</text:p>
          </table:table-cell>
          <table:table-cell table:number-columns-repeated="11"/>
          <table:table-cell table:style-name="ce4" table:formula="of:=[$'cz.csv'.A27]" office:value-type="date" office:date-value="2020-03-20" calcext:value-type="date">
            <text:p>20/03/20</text:p>
          </table:table-cell>
          <table:table-cell table:formula="of:=[$'cz.csv'.B27]-[$'cz.csv'.B26]" office:value-type="float" office:value="25" calcext:value-type="float">
            <text:p>25</text:p>
          </table:table-cell>
          <table:table-cell/>
          <table:table-cell table:style-name="ce4" table:formula="of:=[.U27]" office:value-type="date" office:date-value="2020-03-20" calcext:value-type="date">
            <text:p>20/03/20</text:p>
          </table:table-cell>
          <table:table-cell table:formula="of:=[$'cz.csv'.C27]-[$'cz.csv'.C26]" office:value-type="float" office:value="174" calcext:value-type="float">
            <text:p>174</text:p>
          </table:table-cell>
          <table:table-cell/>
          <table:table-cell table:style-name="ce4" table:formula="of:=[.X27]" office:value-type="date" office:date-value="2020-03-20" calcext:value-type="date">
            <text:p>20/03/20</text:p>
          </table:table-cell>
          <table:table-cell table:formula="of:=[$'cz.csv'.E27]-[$'cz.csv'.E26]" office:value-type="float" office:value="0" calcext:value-type="float">
            <text:p>0</text:p>
          </table:table-cell>
          <table:table-cell/>
          <table:table-cell table:style-name="ce4" table:formula="of:=[.AA27]" office:value-type="date" office:date-value="2020-03-20" calcext:value-type="date">
            <text:p>20/03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4" table:formula="of:=[$'cz.csv'.A28]" office:value-type="date" office:date-value="2020-03-21" calcext:value-type="date">
            <text:p>21/03/20</text:p>
          </table:table-cell>
          <table:table-cell table:formula="of:=[$'cz.csv'.I28]" office:value-type="float" office:value="0.330601067819734" calcext:value-type="float">
            <text:p>0.330601067819734</text:p>
          </table:table-cell>
          <table:table-cell table:formula="of:=EXP(-[.$A$2]*[$'cz.csv'.J28])" office:value-type="float" office:value="0.0255864444801759" calcext:value-type="float">
            <text:p>0.025586444480176</text:p>
          </table:table-cell>
          <table:table-cell table:formula="of:=1-[.$A$4]*[$'cz.csv'.J28]" office:value-type="float" office:value="-3.761002073498" calcext:value-type="float">
            <text:p>-3.761002073498</text:p>
          </table:table-cell>
          <table:table-cell/>
          <table:table-cell table:style-name="ce4" table:formula="of:=[.B28]" office:value-type="date" office:date-value="2020-03-21" calcext:value-type="date">
            <text:p>21/03/20</text:p>
          </table:table-cell>
          <table:table-cell table:formula="of:=[.C28]*[.D28]*[.$A$6]" office:value-type="float" office:value="0.0101081387437175" calcext:value-type="float">
            <text:p>0.010108138743718</text:p>
          </table:table-cell>
          <table:table-cell table:formula="of:=[.$A$8]*[.C28]*[.E28]" office:value-type="float" office:value="-1.15202069177475" calcext:value-type="float">
            <text:p>-1.15202069177475</text:p>
          </table:table-cell>
          <table:table-cell table:number-columns-repeated="11"/>
          <table:table-cell table:style-name="ce4" table:formula="of:=[$'cz.csv'.A28]" office:value-type="date" office:date-value="2020-03-21" calcext:value-type="date">
            <text:p>21/03/20</text:p>
          </table:table-cell>
          <table:table-cell table:formula="of:=[$'cz.csv'.B28]-[$'cz.csv'.B27]" office:value-type="float" office:value="21" calcext:value-type="float">
            <text:p>21</text:p>
          </table:table-cell>
          <table:table-cell/>
          <table:table-cell table:style-name="ce4" table:formula="of:=[.U28]" office:value-type="date" office:date-value="2020-03-21" calcext:value-type="date">
            <text:p>21/03/20</text:p>
          </table:table-cell>
          <table:table-cell table:formula="of:=[$'cz.csv'.C28]-[$'cz.csv'.C27]" office:value-type="float" office:value="79" calcext:value-type="float">
            <text:p>79</text:p>
          </table:table-cell>
          <table:table-cell/>
          <table:table-cell table:style-name="ce4" table:formula="of:=[.X28]" office:value-type="date" office:date-value="2020-03-21" calcext:value-type="date">
            <text:p>21/03/20</text:p>
          </table:table-cell>
          <table:table-cell table:formula="of:=[$'cz.csv'.E28]-[$'cz.csv'.E27]" office:value-type="float" office:value="0" calcext:value-type="float">
            <text:p>0</text:p>
          </table:table-cell>
          <table:table-cell/>
          <table:table-cell table:style-name="ce4" table:formula="of:=[.AA28]" office:value-type="date" office:date-value="2020-03-21" calcext:value-type="date">
            <text:p>21/03/2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4" table:formula="of:=[$'cz.csv'.A29]" office:value-type="date" office:date-value="2020-03-22" calcext:value-type="date">
            <text:p>22/03/20</text:p>
          </table:table-cell>
          <table:table-cell table:formula="of:=[$'cz.csv'.I29]" office:value-type="float" office:value="0.324670116710893" calcext:value-type="float">
            <text:p>0.324670116710893</text:p>
          </table:table-cell>
          <table:table-cell table:formula="of:=EXP(-[.$A$2]*[$'cz.csv'.J29])" office:value-type="float" office:value="0.0259516557864031" calcext:value-type="float">
            <text:p>0.025951655786403</text:p>
          </table:table-cell>
          <table:table-cell table:formula="of:=1-[.$A$4]*[$'cz.csv'.J29]" office:value-type="float" office:value="-3.74259454831924" calcext:value-type="float">
            <text:p>-3.74259454831924</text:p>
          </table:table-cell>
          <table:table-cell/>
          <table:table-cell table:style-name="ce4" table:formula="of:=[.B29]" office:value-type="date" office:date-value="2020-03-22" calcext:value-type="date">
            <text:p>22/03/20</text:p>
          </table:table-cell>
          <table:table-cell table:formula="of:=[.C29]*[.D29]*[.$A$6]" office:value-type="float" office:value="0.0100684911282364" calcext:value-type="float">
            <text:p>0.010068491128237</text:p>
          </table:table-cell>
          <table:table-cell table:formula="of:=[.$A$8]*[.C29]*[.E29]" office:value-type="float" office:value="-1.12581635268637" calcext:value-type="float">
            <text:p>-1.12581635268637</text:p>
          </table:table-cell>
          <table:table-cell table:number-columns-repeated="11"/>
          <table:table-cell table:style-name="ce4" table:formula="of:=[$'cz.csv'.A29]" office:value-type="date" office:date-value="2020-03-22" calcext:value-type="date">
            <text:p>22/03/20</text:p>
          </table:table-cell>
          <table:table-cell table:formula="of:=[$'cz.csv'.B29]-[$'cz.csv'.B28]" office:value-type="float" office:value="17" calcext:value-type="float">
            <text:p>17</text:p>
          </table:table-cell>
          <table:table-cell/>
          <table:table-cell table:style-name="ce4" table:formula="of:=[.U29]" office:value-type="date" office:date-value="2020-03-22" calcext:value-type="date">
            <text:p>22/03/20</text:p>
          </table:table-cell>
          <table:table-cell table:formula="of:=[$'cz.csv'.C29]-[$'cz.csv'.C28]" office:value-type="float" office:value="88" calcext:value-type="float">
            <text:p>88</text:p>
          </table:table-cell>
          <table:table-cell/>
          <table:table-cell table:style-name="ce4" table:formula="of:=[.X29]" office:value-type="date" office:date-value="2020-03-22" calcext:value-type="date">
            <text:p>22/03/20</text:p>
          </table:table-cell>
          <table:table-cell table:formula="of:=[$'cz.csv'.E29]-[$'cz.csv'.E28]" office:value-type="float" office:value="1" calcext:value-type="float">
            <text:p>1</text:p>
          </table:table-cell>
          <table:table-cell/>
          <table:table-cell table:style-name="ce4" table:formula="of:=[.AA29]" office:value-type="date" office:date-value="2020-03-22" calcext:value-type="date">
            <text:p>22/03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4" table:formula="of:=[$'cz.csv'.A30]" office:value-type="date" office:date-value="2020-03-23" calcext:value-type="date">
            <text:p>23/03/20</text:p>
          </table:table-cell>
          <table:table-cell table:formula="of:=[$'cz.csv'.I30]" office:value-type="float" office:value="0.318739165602052" calcext:value-type="float">
            <text:p>0.318739165602052</text:p>
          </table:table-cell>
          <table:table-cell table:formula="of:=EXP(-[.$A$2]*[$'cz.csv'.J30])" office:value-type="float" office:value="0.0263220935291813" calcext:value-type="float">
            <text:p>0.026322093529181</text:p>
          </table:table-cell>
          <table:table-cell table:formula="of:=1-[.$A$4]*[$'cz.csv'.J30]" office:value-type="float" office:value="-3.72418635467532" calcext:value-type="float">
            <text:p>-3.72418635467532</text:p>
          </table:table-cell>
          <table:table-cell/>
          <table:table-cell table:style-name="ce4" table:formula="of:=[.B30]" office:value-type="date" office:date-value="2020-03-23" calcext:value-type="date">
            <text:p>23/03/20</text:p>
          </table:table-cell>
          <table:table-cell table:formula="of:=[.C30]*[.D30]*[.$A$6]" office:value-type="float" office:value="0.0100256574469627" calcext:value-type="float">
            <text:p>0.010025657446963</text:p>
          </table:table-cell>
          <table:table-cell table:formula="of:=[.$A$8]*[.C30]*[.E30]" office:value-type="float" office:value="-1.0998141191307" calcext:value-type="float">
            <text:p>-1.0998141191307</text:p>
          </table:table-cell>
          <table:table-cell table:number-columns-repeated="11"/>
          <table:table-cell table:style-name="ce4" table:formula="of:=[$'cz.csv'.A30]" office:value-type="date" office:date-value="2020-03-23" calcext:value-type="date">
            <text:p>23/03/20</text:p>
          </table:table-cell>
          <table:table-cell table:formula="of:=[$'cz.csv'.B30]-[$'cz.csv'.B29]" office:value-type="float" office:value="35" calcext:value-type="float">
            <text:p>35</text:p>
          </table:table-cell>
          <table:table-cell/>
          <table:table-cell table:style-name="ce4" table:formula="of:=[.U30]" office:value-type="date" office:date-value="2020-03-23" calcext:value-type="date">
            <text:p>23/03/20</text:p>
          </table:table-cell>
          <table:table-cell table:formula="of:=[$'cz.csv'.C30]-[$'cz.csv'.C29]" office:value-type="float" office:value="237" calcext:value-type="float">
            <text:p>237</text:p>
          </table:table-cell>
          <table:table-cell/>
          <table:table-cell table:style-name="ce4" table:formula="of:=[.X30]" office:value-type="date" office:date-value="2020-03-23" calcext:value-type="date">
            <text:p>23/03/20</text:p>
          </table:table-cell>
          <table:table-cell table:formula="of:=[$'cz.csv'.E30]-[$'cz.csv'.E29]" office:value-type="float" office:value="0" calcext:value-type="float">
            <text:p>0</text:p>
          </table:table-cell>
          <table:table-cell/>
          <table:table-cell table:style-name="ce4" table:formula="of:=[.AA30]" office:value-type="date" office:date-value="2020-03-23" calcext:value-type="date">
            <text:p>23/03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table:style-name="ce4" table:formula="of:=[$'cz.csv'.A31]" office:value-type="date" office:date-value="2020-03-24" calcext:value-type="date">
            <text:p>24/03/20</text:p>
          </table:table-cell>
          <table:table-cell table:formula="of:=[$'cz.csv'.I31]" office:value-type="float" office:value="0.312808214493211" calcext:value-type="float">
            <text:p>0.312808214493211</text:p>
          </table:table-cell>
          <table:table-cell table:formula="of:=EXP(-[.$A$2]*[$'cz.csv'.J31])" office:value-type="float" office:value="0.0266978052138539" calcext:value-type="float">
            <text:p>0.026697805213854</text:p>
          </table:table-cell>
          <table:table-cell table:formula="of:=1-[.$A$4]*[$'cz.csv'.J31]" office:value-type="float" office:value="-3.70577882949655" calcext:value-type="float">
            <text:p>-3.70577882949655</text:p>
          </table:table-cell>
          <table:table-cell/>
          <table:table-cell table:style-name="ce4" table:formula="of:=[.B31]" office:value-type="date" office:date-value="2020-03-24" calcext:value-type="date">
            <text:p>24/03/20</text:p>
          </table:table-cell>
          <table:table-cell table:formula="of:=[.C31]*[.D31]*[.$A$6]" office:value-type="float" office:value="0.00997954433311724" calcext:value-type="float">
            <text:p>0.009979544333117</text:p>
          </table:table-cell>
          <table:table-cell table:formula="of:=[.$A$8]*[.C31]*[.E31]" office:value-type="float" office:value="-1.07401438959877" calcext:value-type="float">
            <text:p>-1.07401438959877</text:p>
          </table:table-cell>
          <table:table-cell table:number-columns-repeated="11"/>
          <table:table-cell table:style-name="ce4" table:formula="of:=[$'cz.csv'.A31]" office:value-type="date" office:date-value="2020-03-24" calcext:value-type="date">
            <text:p>24/03/20</text:p>
          </table:table-cell>
          <table:table-cell table:formula="of:=[$'cz.csv'.B31]-[$'cz.csv'.B30]" office:value-type="float" office:value="72" calcext:value-type="float">
            <text:p>72</text:p>
          </table:table-cell>
          <table:table-cell/>
          <table:table-cell table:style-name="ce4" table:formula="of:=[.U31]" office:value-type="date" office:date-value="2020-03-24" calcext:value-type="date">
            <text:p>24/03/20</text:p>
          </table:table-cell>
          <table:table-cell table:formula="of:=[$'cz.csv'.C31]-[$'cz.csv'.C30]" office:value-type="float" office:value="373" calcext:value-type="float">
            <text:p>373</text:p>
          </table:table-cell>
          <table:table-cell/>
          <table:table-cell table:style-name="ce4" table:formula="of:=[.X31]" office:value-type="date" office:date-value="2020-03-24" calcext:value-type="date">
            <text:p>24/03/20</text:p>
          </table:table-cell>
          <table:table-cell table:formula="of:=[$'cz.csv'.E31]-[$'cz.csv'.E30]" office:value-type="float" office:value="2" calcext:value-type="float">
            <text:p>2</text:p>
          </table:table-cell>
          <table:table-cell/>
          <table:table-cell table:style-name="ce4" table:formula="of:=[.AA31]" office:value-type="date" office:date-value="2020-03-24" calcext:value-type="date">
            <text:p>24/03/2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4" table:formula="of:=[$'cz.csv'.A32]" office:value-type="date" office:date-value="2020-03-25" calcext:value-type="date">
            <text:p>25/03/20</text:p>
          </table:table-cell>
          <table:table-cell table:formula="of:=[$'cz.csv'.I32]" office:value-type="float" office:value="0.30687726338437" calcext:value-type="float">
            <text:p>0.30687726338437</text:p>
          </table:table-cell>
          <table:table-cell table:formula="of:=EXP(-[.$A$2]*[$'cz.csv'.J32])" office:value-type="float" office:value="0.0270788936030477" calcext:value-type="float">
            <text:p>0.027078893603048</text:p>
          </table:table-cell>
          <table:table-cell table:formula="of:=1-[.$A$4]*[$'cz.csv'.J32]" office:value-type="float" office:value="-3.68737063585263" calcext:value-type="float">
            <text:p>-3.68737063585263</text:p>
          </table:table-cell>
          <table:table-cell/>
          <table:table-cell table:style-name="ce4" table:formula="of:=[.B32]" office:value-type="date" office:date-value="2020-03-25" calcext:value-type="date">
            <text:p>25/03/20</text:p>
          </table:table-cell>
          <table:table-cell table:formula="of:=[.C32]*[.D32]*[.$A$6]" office:value-type="float" office:value="0.00993007733653093" calcext:value-type="float">
            <text:p>0.009930077336531</text:p>
          </table:table-cell>
          <table:table-cell table:formula="of:=[.$A$8]*[.C32]*[.E32]" office:value-type="float" office:value="-1.04841677294613" calcext:value-type="float">
            <text:p>-1.04841677294613</text:p>
          </table:table-cell>
          <table:table-cell table:number-columns-repeated="11"/>
          <table:table-cell table:style-name="ce4" table:formula="of:=[$'cz.csv'.A32]" office:value-type="date" office:date-value="2020-03-25" calcext:value-type="date">
            <text:p>25/03/20</text:p>
          </table:table-cell>
          <table:table-cell table:formula="of:=[$'cz.csv'.B32]-[$'cz.csv'.B31]" office:value-type="float" office:value="47" calcext:value-type="float">
            <text:p>47</text:p>
          </table:table-cell>
          <table:table-cell/>
          <table:table-cell table:style-name="ce4" table:formula="of:=[.U32]" office:value-type="date" office:date-value="2020-03-25" calcext:value-type="date">
            <text:p>25/03/20</text:p>
          </table:table-cell>
          <table:table-cell table:formula="of:=[$'cz.csv'.C32]-[$'cz.csv'.C31]" office:value-type="float" office:value="243" calcext:value-type="float">
            <text:p>243</text:p>
          </table:table-cell>
          <table:table-cell/>
          <table:table-cell table:style-name="ce4" table:formula="of:=[.X32]" office:value-type="date" office:date-value="2020-03-25" calcext:value-type="date">
            <text:p>25/03/20</text:p>
          </table:table-cell>
          <table:table-cell table:formula="of:=[$'cz.csv'.E32]-[$'cz.csv'.E31]" office:value-type="float" office:value="3" calcext:value-type="float">
            <text:p>3</text:p>
          </table:table-cell>
          <table:table-cell/>
          <table:table-cell table:style-name="ce4" table:formula="of:=[.AA32]" office:value-type="date" office:date-value="2020-03-25" calcext:value-type="date">
            <text:p>25/03/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4" table:formula="of:=[$'cz.csv'.A33]" office:value-type="date" office:date-value="2020-03-26" calcext:value-type="date">
            <text:p>26/03/20</text:p>
          </table:table-cell>
          <table:table-cell table:formula="of:=[$'cz.csv'.I33]" office:value-type="float" office:value="0.300946312275529" calcext:value-type="float">
            <text:p>0.300946312275529</text:p>
          </table:table-cell>
          <table:table-cell table:formula="of:=EXP(-[.$A$2]*[$'cz.csv'.J33])" office:value-type="float" office:value="0.0274654075679567" calcext:value-type="float">
            <text:p>0.027465407567957</text:p>
          </table:table-cell>
          <table:table-cell table:formula="of:=1-[.$A$4]*[$'cz.csv'.J33]" office:value-type="float" office:value="-3.66896311067387" calcext:value-type="float">
            <text:p>-3.66896311067387</text:p>
          </table:table-cell>
          <table:table-cell/>
          <table:table-cell table:style-name="ce4" table:formula="of:=[.B33]" office:value-type="date" office:date-value="2020-03-26" calcext:value-type="date">
            <text:p>26/03/20</text:p>
          </table:table-cell>
          <table:table-cell table:formula="of:=[.C33]*[.D33]*[.$A$6]" office:value-type="float" office:value="0.00987715971325789" calcext:value-type="float">
            <text:p>0.009877159713258</text:p>
          </table:table-cell>
          <table:table-cell table:formula="of:=[.$A$8]*[.C33]*[.E33]" office:value-type="float" office:value="-1.02302165297065" calcext:value-type="float">
            <text:p>-1.02302165297065</text:p>
          </table:table-cell>
          <table:table-cell table:number-columns-repeated="11"/>
          <table:table-cell table:style-name="ce4" table:formula="of:=[$'cz.csv'.A33]" office:value-type="date" office:date-value="2020-03-26" calcext:value-type="date">
            <text:p>26/03/20</text:p>
          </table:table-cell>
          <table:table-cell table:formula="of:=[$'cz.csv'.B33]-[$'cz.csv'.B32]" office:value-type="float" office:value="79" calcext:value-type="float">
            <text:p>79</text:p>
          </table:table-cell>
          <table:table-cell/>
          <table:table-cell table:style-name="ce4" table:formula="of:=[.U33]" office:value-type="date" office:date-value="2020-03-26" calcext:value-type="date">
            <text:p>26/03/20</text:p>
          </table:table-cell>
          <table:table-cell table:formula="of:=[$'cz.csv'.C33]-[$'cz.csv'.C32]" office:value-type="float" office:value="282" calcext:value-type="float">
            <text:p>282</text:p>
          </table:table-cell>
          <table:table-cell/>
          <table:table-cell table:style-name="ce4" table:formula="of:=[.X33]" office:value-type="date" office:date-value="2020-03-26" calcext:value-type="date">
            <text:p>26/03/20</text:p>
          </table:table-cell>
          <table:table-cell table:formula="of:=[$'cz.csv'.E33]-[$'cz.csv'.E32]" office:value-type="float" office:value="3" calcext:value-type="float">
            <text:p>3</text:p>
          </table:table-cell>
          <table:table-cell/>
          <table:table-cell table:style-name="ce4" table:formula="of:=[.AA33]" office:value-type="date" office:date-value="2020-03-26" calcext:value-type="date">
            <text:p>26/03/2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table:style-name="ce4" table:formula="of:=[$'cz.csv'.A34]" office:value-type="date" office:date-value="2020-03-27" calcext:value-type="date">
            <text:p>27/03/20</text:p>
          </table:table-cell>
          <table:table-cell table:formula="of:=[$'cz.csv'.I34]" office:value-type="float" office:value="0.315214009188029" calcext:value-type="float">
            <text:p>0.315214009188029</text:p>
          </table:table-cell>
          <table:table-cell table:formula="of:=EXP(-[.$A$2]*[$'cz.csv'.J34])" office:value-type="float" office:value="0.0278391926520941" calcext:value-type="float">
            <text:p>0.027839192652094</text:p>
          </table:table-cell>
          <table:table-cell table:formula="of:=1-[.$A$4]*[$'cz.csv'.J34]" office:value-type="float" office:value="-3.65140654164692" calcext:value-type="float">
            <text:p>-3.65140654164692</text:p>
          </table:table-cell>
          <table:table-cell/>
          <table:table-cell table:style-name="ce4" table:formula="of:=[.B34]" office:value-type="date" office:date-value="2020-03-27" calcext:value-type="date">
            <text:p>27/03/20</text:p>
          </table:table-cell>
          <table:table-cell table:formula="of:=[.C34]*[.D34]*[.$A$6]" office:value-type="float" office:value="0.0104862244573614" calcext:value-type="float">
            <text:p>0.010486224457362</text:p>
          </table:table-cell>
          <table:table-cell table:formula="of:=[.$A$8]*[.C34]*[.E34]" office:value-type="float" office:value="-1.06639513439051" calcext:value-type="float">
            <text:p>-1.06639513439051</text:p>
          </table:table-cell>
          <table:table-cell table:number-columns-repeated="11"/>
          <table:table-cell table:style-name="ce4" table:formula="of:=[$'cz.csv'.A34]" office:value-type="date" office:date-value="2020-03-27" calcext:value-type="date">
            <text:p>27/03/20</text:p>
          </table:table-cell>
          <table:table-cell table:formula="of:=[$'cz.csv'.B34]-[$'cz.csv'.B33]" office:value-type="float" office:value="66" calcext:value-type="float">
            <text:p>66</text:p>
          </table:table-cell>
          <table:table-cell/>
          <table:table-cell table:style-name="ce4" table:formula="of:=[.U34]" office:value-type="date" office:date-value="2020-03-27" calcext:value-type="date">
            <text:p>27/03/20</text:p>
          </table:table-cell>
          <table:table-cell table:formula="of:=[$'cz.csv'.C34]-[$'cz.csv'.C33]" office:value-type="float" office:value="255" calcext:value-type="float">
            <text:p>255</text:p>
          </table:table-cell>
          <table:table-cell/>
          <table:table-cell table:style-name="ce4" table:formula="of:=[.X34]" office:value-type="date" office:date-value="2020-03-27" calcext:value-type="date">
            <text:p>27/03/20</text:p>
          </table:table-cell>
          <table:table-cell table:formula="of:=[$'cz.csv'.E34]-[$'cz.csv'.E33]" office:value-type="float" office:value="0" calcext:value-type="float">
            <text:p>0</text:p>
          </table:table-cell>
          <table:table-cell/>
          <table:table-cell table:style-name="ce4" table:formula="of:=[.AA34]" office:value-type="date" office:date-value="2020-03-27" calcext:value-type="date">
            <text:p>27/03/2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table:style-name="ce4" table:formula="of:=[$'cz.csv'.A35]" office:value-type="date" office:date-value="2020-03-28" calcext:value-type="date">
            <text:p>28/03/20</text:p>
          </table:table-cell>
          <table:table-cell table:formula="of:=[$'cz.csv'.I35]" office:value-type="float" office:value="0.329481706100529" calcext:value-type="float">
            <text:p>0.329481706100529</text:p>
          </table:table-cell>
          <table:table-cell table:formula="of:=EXP(-[.$A$2]*[$'cz.csv'.J35])" office:value-type="float" office:value="0.0282180646911138" calcext:value-type="float">
            <text:p>0.028218064691114</text:p>
          </table:table-cell>
          <table:table-cell table:formula="of:=1-[.$A$4]*[$'cz.csv'.J35]" office:value-type="float" office:value="-3.63384997261998" calcext:value-type="float">
            <text:p>-3.63384997261998</text:p>
          </table:table-cell>
          <table:table-cell/>
          <table:table-cell table:style-name="ce4" table:formula="of:=[.B35]" office:value-type="date" office:date-value="2020-03-28" calcext:value-type="date">
            <text:p>28/03/20</text:p>
          </table:table-cell>
          <table:table-cell table:formula="of:=[.C35]*[.D35]*[.$A$6]" office:value-type="float" office:value="0.0111100377161706" calcext:value-type="float">
            <text:p>0.011110037716171</text:p>
          </table:table-cell>
          <table:table-cell table:formula="of:=[.$A$8]*[.C35]*[.E35]" office:value-type="float" office:value="-1.10930444697965" calcext:value-type="float">
            <text:p>-1.10930444697965</text:p>
          </table:table-cell>
          <table:table-cell table:number-columns-repeated="11"/>
          <table:table-cell table:style-name="ce4" table:formula="of:=[$'cz.csv'.A35]" office:value-type="date" office:date-value="2020-03-28" calcext:value-type="date">
            <text:p>28/03/20</text:p>
          </table:table-cell>
          <table:table-cell table:formula="of:=[$'cz.csv'.B35]-[$'cz.csv'.B34]" office:value-type="float" office:value="73" calcext:value-type="float">
            <text:p>73</text:p>
          </table:table-cell>
          <table:table-cell/>
          <table:table-cell table:style-name="ce4" table:formula="of:=[.U35]" office:value-type="date" office:date-value="2020-03-28" calcext:value-type="date">
            <text:p>28/03/20</text:p>
          </table:table-cell>
          <table:table-cell table:formula="of:=[$'cz.csv'.C35]-[$'cz.csv'.C34]" office:value-type="float" office:value="157" calcext:value-type="float">
            <text:p>157</text:p>
          </table:table-cell>
          <table:table-cell/>
          <table:table-cell table:style-name="ce4" table:formula="of:=[.X35]" office:value-type="date" office:date-value="2020-03-28" calcext:value-type="date">
            <text:p>28/03/20</text:p>
          </table:table-cell>
          <table:table-cell table:formula="of:=[$'cz.csv'.E35]-[$'cz.csv'.E34]" office:value-type="float" office:value="2" calcext:value-type="float">
            <text:p>2</text:p>
          </table:table-cell>
          <table:table-cell/>
          <table:table-cell table:style-name="ce4" table:formula="of:=[.AA35]" office:value-type="date" office:date-value="2020-03-28" calcext:value-type="date">
            <text:p>28/03/2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4" table:formula="of:=[$'cz.csv'.A36]" office:value-type="date" office:date-value="2020-03-29" calcext:value-type="date">
            <text:p>29/03/20</text:p>
          </table:table-cell>
          <table:table-cell table:formula="of:=[$'cz.csv'.I36]" office:value-type="float" office:value="0.343749403013029" calcext:value-type="float">
            <text:p>0.343749403013029</text:p>
          </table:table-cell>
          <table:table-cell table:formula="of:=EXP(-[.$A$2]*[$'cz.csv'.J36])" office:value-type="float" office:value="0.0286020929149319" calcext:value-type="float">
            <text:p>0.028602092914932</text:p>
          </table:table-cell>
          <table:table-cell table:formula="of:=1-[.$A$4]*[$'cz.csv'.J36]" office:value-type="float" office:value="-3.61629340359303" calcext:value-type="float">
            <text:p>-3.61629340359303</text:p>
          </table:table-cell>
          <table:table-cell/>
          <table:table-cell table:style-name="ce4" table:formula="of:=[.B36]" office:value-type="date" office:date-value="2020-03-29" calcext:value-type="date">
            <text:p>29/03/20</text:p>
          </table:table-cell>
          <table:table-cell table:formula="of:=[.C36]*[.D36]*[.$A$6]" office:value-type="float" office:value="0.0117488881169241" calcext:value-type="float">
            <text:p>0.011748888116924</text:p>
          </table:table-cell>
          <table:table-cell table:formula="of:=[.$A$8]*[.C36]*[.E36]" office:value-type="float" office:value="-1.15174959073807" calcext:value-type="float">
            <text:p>-1.15174959073807</text:p>
          </table:table-cell>
          <table:table-cell table:number-columns-repeated="11"/>
          <table:table-cell table:style-name="ce4" table:formula="of:=[$'cz.csv'.A36]" office:value-type="date" office:date-value="2020-03-29" calcext:value-type="date">
            <text:p>29/03/20</text:p>
          </table:table-cell>
          <table:table-cell table:formula="of:=[$'cz.csv'.B36]-[$'cz.csv'.B35]" office:value-type="float" office:value="22" calcext:value-type="float">
            <text:p>22</text:p>
          </table:table-cell>
          <table:table-cell/>
          <table:table-cell table:style-name="ce4" table:formula="of:=[.U36]" office:value-type="date" office:date-value="2020-03-29" calcext:value-type="date">
            <text:p>29/03/20</text:p>
          </table:table-cell>
          <table:table-cell table:formula="of:=[$'cz.csv'.C36]-[$'cz.csv'.C35]" office:value-type="float" office:value="127" calcext:value-type="float">
            <text:p>127</text:p>
          </table:table-cell>
          <table:table-cell/>
          <table:table-cell table:style-name="ce4" table:formula="of:=[.X36]" office:value-type="date" office:date-value="2020-03-29" calcext:value-type="date">
            <text:p>29/03/20</text:p>
          </table:table-cell>
          <table:table-cell table:formula="of:=[$'cz.csv'.E36]-[$'cz.csv'.E35]" office:value-type="float" office:value="5" calcext:value-type="float">
            <text:p>5</text:p>
          </table:table-cell>
          <table:table-cell/>
          <table:table-cell table:style-name="ce4" table:formula="of:=[.AA36]" office:value-type="date" office:date-value="2020-03-29" calcext:value-type="date">
            <text:p>29/03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table:style-name="ce4" table:formula="of:=[$'cz.csv'.A37]" office:value-type="date" office:date-value="2020-03-30" calcext:value-type="date">
            <text:p>30/03/20</text:p>
          </table:table-cell>
          <table:table-cell table:formula="of:=[$'cz.csv'.I37]" office:value-type="float" office:value="0.358017099925529" calcext:value-type="float">
            <text:p>0.358017099925529</text:p>
          </table:table-cell>
          <table:table-cell table:formula="of:=EXP(-[.$A$2]*[$'cz.csv'.J37])" office:value-type="float" office:value="0.0289913474956352" calcext:value-type="float">
            <text:p>0.028991347495635</text:p>
          </table:table-cell>
          <table:table-cell table:formula="of:=1-[.$A$4]*[$'cz.csv'.J37]" office:value-type="float" office:value="-3.59873683456609" calcext:value-type="float">
            <text:p>-3.59873683456609</text:p>
          </table:table-cell>
          <table:table-cell/>
          <table:table-cell table:style-name="ce4" table:formula="of:=[.B37]" office:value-type="date" office:date-value="2020-03-30" calcext:value-type="date">
            <text:p>30/03/20</text:p>
          </table:table-cell>
          <table:table-cell table:formula="of:=[.C37]*[.D37]*[.$A$6]" office:value-type="float" office:value="0.0124030694112735" calcext:value-type="float">
            <text:p>0.012403069411274</text:p>
          </table:table-cell>
          <table:table-cell table:formula="of:=[.$A$8]*[.C37]*[.E37]" office:value-type="float" office:value="-1.19373056566577" calcext:value-type="float">
            <text:p>-1.19373056566577</text:p>
          </table:table-cell>
          <table:table-cell table:number-columns-repeated="11"/>
          <table:table-cell table:style-name="ce4" table:formula="of:=[$'cz.csv'.A37]" office:value-type="date" office:date-value="2020-03-30" calcext:value-type="date">
            <text:p>30/03/20</text:p>
          </table:table-cell>
          <table:table-cell table:formula="of:=[$'cz.csv'.B37]-[$'cz.csv'.B36]" office:value-type="float" office:value="60" calcext:value-type="float">
            <text:p>60</text:p>
          </table:table-cell>
          <table:table-cell/>
          <table:table-cell table:style-name="ce4" table:formula="of:=[.U37]" office:value-type="date" office:date-value="2020-03-30" calcext:value-type="date">
            <text:p>30/03/20</text:p>
          </table:table-cell>
          <table:table-cell table:formula="of:=[$'cz.csv'.C37]-[$'cz.csv'.C36]" office:value-type="float" office:value="242" calcext:value-type="float">
            <text:p>242</text:p>
          </table:table-cell>
          <table:table-cell/>
          <table:table-cell table:style-name="ce4" table:formula="of:=[.X37]" office:value-type="date" office:date-value="2020-03-30" calcext:value-type="date">
            <text:p>30/03/20</text:p>
          </table:table-cell>
          <table:table-cell table:formula="of:=[$'cz.csv'.E37]-[$'cz.csv'.E36]" office:value-type="float" office:value="7" calcext:value-type="float">
            <text:p>7</text:p>
          </table:table-cell>
          <table:table-cell/>
          <table:table-cell table:style-name="ce4" table:formula="of:=[.AA37]" office:value-type="date" office:date-value="2020-03-30" calcext:value-type="date">
            <text:p>30/03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4" table:formula="of:=[$'cz.csv'.A38]" office:value-type="date" office:date-value="2020-03-31" calcext:value-type="date">
            <text:p>31/03/20</text:p>
          </table:table-cell>
          <table:table-cell table:formula="of:=[$'cz.csv'.I38]" office:value-type="float" office:value="0.37228479683803" calcext:value-type="float">
            <text:p>0.37228479683803</text:p>
          </table:table-cell>
          <table:table-cell table:formula="of:=EXP(-[.$A$2]*[$'cz.csv'.J38])" office:value-type="float" office:value="0.0293858995603042" calcext:value-type="float">
            <text:p>0.029385899560304</text:p>
          </table:table-cell>
          <table:table-cell table:formula="of:=1-[.$A$4]*[$'cz.csv'.J38]" office:value-type="float" office:value="-3.58118026553914" calcext:value-type="float">
            <text:p>-3.58118026553914</text:p>
          </table:table-cell>
          <table:table-cell/>
          <table:table-cell table:style-name="ce4" table:formula="of:=[.B38]" office:value-type="date" office:date-value="2020-03-31" calcext:value-type="date">
            <text:p>31/03/20</text:p>
          </table:table-cell>
          <table:table-cell table:formula="of:=[.C38]*[.D38]*[.$A$6]" office:value-type="float" office:value="0.0130728805613047" calcext:value-type="float">
            <text:p>0.013072880561305</text:p>
          </table:table-cell>
          <table:table-cell table:formula="of:=[.$A$8]*[.C38]*[.E38]" office:value-type="float" office:value="-1.23524737176277" calcext:value-type="float">
            <text:p>-1.23524737176277</text:p>
          </table:table-cell>
          <table:table-cell table:number-columns-repeated="11"/>
          <table:table-cell table:style-name="ce4" table:formula="of:=[$'cz.csv'.A38]" office:value-type="date" office:date-value="2020-03-31" calcext:value-type="date">
            <text:p>31/03/20</text:p>
          </table:table-cell>
          <table:table-cell table:formula="of:=[$'cz.csv'.B38]-[$'cz.csv'.B37]" office:value-type="float" office:value="73" calcext:value-type="float">
            <text:p>73</text:p>
          </table:table-cell>
          <table:table-cell/>
          <table:table-cell table:style-name="ce4" table:formula="of:=[.U38]" office:value-type="date" office:date-value="2020-03-31" calcext:value-type="date">
            <text:p>31/03/20</text:p>
          </table:table-cell>
          <table:table-cell table:formula="of:=[$'cz.csv'.C38]-[$'cz.csv'.C37]" office:value-type="float" office:value="260" calcext:value-type="float">
            <text:p>260</text:p>
          </table:table-cell>
          <table:table-cell/>
          <table:table-cell table:style-name="ce4" table:formula="of:=[.X38]" office:value-type="date" office:date-value="2020-03-31" calcext:value-type="date">
            <text:p>31/03/20</text:p>
          </table:table-cell>
          <table:table-cell table:formula="of:=[$'cz.csv'.E38]-[$'cz.csv'.E37]" office:value-type="float" office:value="8" calcext:value-type="float">
            <text:p>8</text:p>
          </table:table-cell>
          <table:table-cell/>
          <table:table-cell table:style-name="ce4" table:formula="of:=[.AA38]" office:value-type="date" office:date-value="2020-03-31" calcext:value-type="date">
            <text:p>31/03/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4" table:formula="of:=[$'cz.csv'.A39]" office:value-type="date" office:date-value="2020-04-01" calcext:value-type="date">
            <text:p>01/04/20</text:p>
          </table:table-cell>
          <table:table-cell table:formula="of:=[$'cz.csv'.I39]" office:value-type="float" office:value="0.38655249375053" calcext:value-type="float">
            <text:p>0.38655249375053</text:p>
          </table:table-cell>
          <table:table-cell table:formula="of:=EXP(-[.$A$2]*[$'cz.csv'.J39])" office:value-type="float" office:value="0.029785821204009" calcext:value-type="float">
            <text:p>0.029785821204009</text:p>
          </table:table-cell>
          <table:table-cell table:formula="of:=1-[.$A$4]*[$'cz.csv'.J39]" office:value-type="float" office:value="-3.5636236965122" calcext:value-type="float">
            <text:p>-3.5636236965122</text:p>
          </table:table-cell>
          <table:table-cell/>
          <table:table-cell table:style-name="ce4" table:formula="of:=[.B39]" office:value-type="date" office:date-value="2020-04-01" calcext:value-type="date">
            <text:p>01/04/20</text:p>
          </table:table-cell>
          <table:table-cell table:formula="of:=[.C39]*[.D39]*[.$A$6]" office:value-type="float" office:value="0.0137586258269525" calcext:value-type="float">
            <text:p>0.013758625826953</text:p>
          </table:table-cell>
          <table:table-cell table:formula="of:=[.$A$8]*[.C39]*[.E39]" office:value-type="float" office:value="-1.27630000902904" calcext:value-type="float">
            <text:p>-1.27630000902904</text:p>
          </table:table-cell>
          <table:table-cell table:number-columns-repeated="11"/>
          <table:table-cell table:style-name="ce4" table:formula="of:=[$'cz.csv'.A39]" office:value-type="date" office:date-value="2020-04-01" calcext:value-type="date">
            <text:p>01/04/20</text:p>
          </table:table-cell>
          <table:table-cell table:formula="of:=[$'cz.csv'.B39]-[$'cz.csv'.B38]" office:value-type="float" office:value="69" calcext:value-type="float">
            <text:p>69</text:p>
          </table:table-cell>
          <table:table-cell/>
          <table:table-cell table:style-name="ce4" table:formula="of:=[.U39]" office:value-type="date" office:date-value="2020-04-01" calcext:value-type="date">
            <text:p>01/04/20</text:p>
          </table:table-cell>
          <table:table-cell table:formula="of:=[$'cz.csv'.C39]-[$'cz.csv'.C38]" office:value-type="float" office:value="201" calcext:value-type="float">
            <text:p>201</text:p>
          </table:table-cell>
          <table:table-cell/>
          <table:table-cell table:style-name="ce4" table:formula="of:=[.X39]" office:value-type="date" office:date-value="2020-04-01" calcext:value-type="date">
            <text:p>01/04/20</text:p>
          </table:table-cell>
          <table:table-cell table:formula="of:=[$'cz.csv'.E39]-[$'cz.csv'.E38]" office:value-type="float" office:value="8" calcext:value-type="float">
            <text:p>8</text:p>
          </table:table-cell>
          <table:table-cell/>
          <table:table-cell table:style-name="ce4" table:formula="of:=[.AA39]" office:value-type="date" office:date-value="2020-04-01" calcext:value-type="date">
            <text:p>01/04/2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table:style-name="ce4" table:formula="of:=[$'cz.csv'.A40]" office:value-type="date" office:date-value="2020-04-02" calcext:value-type="date">
            <text:p>02/04/20</text:p>
          </table:table-cell>
          <table:table-cell table:formula="of:=[$'cz.csv'.I40]" office:value-type="float" office:value="0.40082019066303" calcext:value-type="float">
            <text:p>0.40082019066303</text:p>
          </table:table-cell>
          <table:table-cell table:formula="of:=EXP(-[.$A$2]*[$'cz.csv'.J40])" office:value-type="float" office:value="0.0301911855029838" calcext:value-type="float">
            <text:p>0.030191185502984</text:p>
          </table:table-cell>
          <table:table-cell table:formula="of:=1-[.$A$4]*[$'cz.csv'.J40]" office:value-type="float" office:value="-3.54606712748525" calcext:value-type="float">
            <text:p>-3.54606712748525</text:p>
          </table:table-cell>
          <table:table-cell/>
          <table:table-cell table:style-name="ce4" table:formula="of:=[.B40]" office:value-type="date" office:date-value="2020-04-02" calcext:value-type="date">
            <text:p>02/04/20</text:p>
          </table:table-cell>
          <table:table-cell table:formula="of:=[.C40]*[.D40]*[.$A$6]" office:value-type="float" office:value="0.0144606148548285" calcext:value-type="float">
            <text:p>0.014460614854829</text:p>
          </table:table-cell>
          <table:table-cell table:formula="of:=[.$A$8]*[.C40]*[.E40]" office:value-type="float" office:value="-1.3168884774646" calcext:value-type="float">
            <text:p>-1.3168884774646</text:p>
          </table:table-cell>
          <table:table-cell table:number-columns-repeated="11"/>
          <table:table-cell table:style-name="ce4" table:formula="of:=[$'cz.csv'.A40]" office:value-type="date" office:date-value="2020-04-02" calcext:value-type="date">
            <text:p>02/04/20</text:p>
          </table:table-cell>
          <table:table-cell table:formula="of:=[$'cz.csv'.B40]-[$'cz.csv'.B39]" office:value-type="float" office:value="72" calcext:value-type="float">
            <text:p>72</text:p>
          </table:table-cell>
          <table:table-cell/>
          <table:table-cell table:style-name="ce4" table:formula="of:=[.U40]" office:value-type="date" office:date-value="2020-04-02" calcext:value-type="date">
            <text:p>02/04/20</text:p>
          </table:table-cell>
          <table:table-cell table:formula="of:=[$'cz.csv'.C40]-[$'cz.csv'.C39]" office:value-type="float" office:value="153" calcext:value-type="float">
            <text:p>153</text:p>
          </table:table-cell>
          <table:table-cell/>
          <table:table-cell table:style-name="ce4" table:formula="of:=[.X40]" office:value-type="date" office:date-value="2020-04-02" calcext:value-type="date">
            <text:p>02/04/20</text:p>
          </table:table-cell>
          <table:table-cell table:formula="of:=[$'cz.csv'.E40]-[$'cz.csv'.E39]" office:value-type="float" office:value="5" calcext:value-type="float">
            <text:p>5</text:p>
          </table:table-cell>
          <table:table-cell/>
          <table:table-cell table:style-name="ce4" table:formula="of:=[.AA40]" office:value-type="date" office:date-value="2020-04-02" calcext:value-type="date">
            <text:p>02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4" table:formula="of:=[$'cz.csv'.A41]" office:value-type="date" office:date-value="2020-04-03" calcext:value-type="date">
            <text:p>03/04/20</text:p>
          </table:table-cell>
          <table:table-cell table:formula="of:=[$'cz.csv'.I41]" office:value-type="float" office:value="0.399518048153577" calcext:value-type="float">
            <text:p>0.399518048153577</text:p>
          </table:table-cell>
          <table:table-cell table:formula="of:=EXP(-[.$A$2]*[$'cz.csv'.J41])" office:value-type="float" office:value="0.0304023621809191" calcext:value-type="float">
            <text:p>0.030402362180919</text:p>
          </table:table-cell>
          <table:table-cell table:formula="of:=1-[.$A$4]*[$'cz.csv'.J41]" office:value-type="float" office:value="-3.53701410379001" calcext:value-type="float">
            <text:p>-3.53701410379001</text:p>
          </table:table-cell>
          <table:table-cell/>
          <table:table-cell table:style-name="ce4" table:formula="of:=[.B41]" office:value-type="date" office:date-value="2020-04-03" calcext:value-type="date">
            <text:p>03/04/20</text:p>
          </table:table-cell>
          <table:table-cell table:formula="of:=[.C41]*[.D41]*[.$A$6]" office:value-type="float" office:value="0.0145144550265739" calcext:value-type="float">
            <text:p>0.014514455026574</text:p>
          </table:table-cell>
          <table:table-cell table:formula="of:=[.$A$8]*[.C41]*[.E41]" office:value-type="float" office:value="-1.30925924618114" calcext:value-type="float">
            <text:p>-1.30925924618114</text:p>
          </table:table-cell>
          <table:table-cell table:number-columns-repeated="11"/>
          <table:table-cell table:style-name="ce4" table:formula="of:=[$'cz.csv'.A41]" office:value-type="date" office:date-value="2020-04-03" calcext:value-type="date">
            <text:p>03/04/20</text:p>
          </table:table-cell>
          <table:table-cell table:formula="of:=[$'cz.csv'.B41]-[$'cz.csv'.B40]" office:value-type="float" office:value="50" calcext:value-type="float">
            <text:p>50</text:p>
          </table:table-cell>
          <table:table-cell/>
          <table:table-cell table:style-name="ce4" table:formula="of:=[.U41]" office:value-type="date" office:date-value="2020-04-03" calcext:value-type="date">
            <text:p>03/04/20</text:p>
          </table:table-cell>
          <table:table-cell table:formula="of:=[$'cz.csv'.C41]-[$'cz.csv'.C40]" office:value-type="float" office:value="170" calcext:value-type="float">
            <text:p>170</text:p>
          </table:table-cell>
          <table:table-cell/>
          <table:table-cell table:style-name="ce4" table:formula="of:=[.X41]" office:value-type="date" office:date-value="2020-04-03" calcext:value-type="date">
            <text:p>03/04/20</text:p>
          </table:table-cell>
          <table:table-cell table:formula="of:=[$'cz.csv'.E41]-[$'cz.csv'.E40]" office:value-type="float" office:value="9" calcext:value-type="float">
            <text:p>9</text:p>
          </table:table-cell>
          <table:table-cell/>
          <table:table-cell table:style-name="ce4" table:formula="of:=[.AA41]" office:value-type="date" office:date-value="2020-04-03" calcext:value-type="date">
            <text:p>03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table:style-name="ce4" table:formula="of:=[$'cz.csv'.A42]" office:value-type="date" office:date-value="2020-04-04" calcext:value-type="date">
            <text:p>04/04/20</text:p>
          </table:table-cell>
          <table:table-cell table:formula="of:=[$'cz.csv'.I42]" office:value-type="float" office:value="0.398215905644125" calcext:value-type="float">
            <text:p>0.398215905644125</text:p>
          </table:table-cell>
          <table:table-cell table:formula="of:=EXP(-[.$A$2]*[$'cz.csv'.J42])" office:value-type="float" office:value="0.0306150159651211" calcext:value-type="float">
            <text:p>0.030615015965121</text:p>
          </table:table-cell>
          <table:table-cell table:formula="of:=1-[.$A$4]*[$'cz.csv'.J42]" office:value-type="float" office:value="-3.52796108009476" calcext:value-type="float">
            <text:p>-3.52796108009476</text:p>
          </table:table-cell>
          <table:table-cell/>
          <table:table-cell table:style-name="ce4" table:formula="of:=[.B42]" office:value-type="date" office:date-value="2020-04-04" calcext:value-type="date">
            <text:p>04/04/20</text:p>
          </table:table-cell>
          <table:table-cell table:formula="of:=[.C42]*[.D42]*[.$A$6]" office:value-type="float" office:value="0.0145683408974985" calcext:value-type="float">
            <text:p>0.014568340897499</text:p>
          </table:table-cell>
          <table:table-cell table:formula="of:=[.$A$8]*[.C42]*[.E42]" office:value-type="float" office:value="-1.30165185902125" calcext:value-type="float">
            <text:p>-1.30165185902125</text:p>
          </table:table-cell>
          <table:table-cell table:number-columns-repeated="11"/>
          <table:table-cell table:style-name="ce4" table:formula="of:=[$'cz.csv'.A42]" office:value-type="date" office:date-value="2020-04-04" calcext:value-type="date">
            <text:p>04/04/20</text:p>
          </table:table-cell>
          <table:table-cell table:formula="of:=[$'cz.csv'.B42]-[$'cz.csv'.B41]" office:value-type="float" office:value="50" calcext:value-type="float">
            <text:p>50</text:p>
          </table:table-cell>
          <table:table-cell/>
          <table:table-cell table:style-name="ce4" table:formula="of:=[.U42]" office:value-type="date" office:date-value="2020-04-04" calcext:value-type="date">
            <text:p>04/04/20</text:p>
          </table:table-cell>
          <table:table-cell table:formula="of:=[$'cz.csv'.C42]-[$'cz.csv'.C41]" office:value-type="float" office:value="75" calcext:value-type="float">
            <text:p>75</text:p>
          </table:table-cell>
          <table:table-cell/>
          <table:table-cell table:style-name="ce4" table:formula="of:=[.X42]" office:value-type="date" office:date-value="2020-04-04" calcext:value-type="date">
            <text:p>04/04/20</text:p>
          </table:table-cell>
          <table:table-cell table:formula="of:=[$'cz.csv'.E42]-[$'cz.csv'.E41]" office:value-type="float" office:value="6" calcext:value-type="float">
            <text:p>6</text:p>
          </table:table-cell>
          <table:table-cell/>
          <table:table-cell table:style-name="ce4" table:formula="of:=[.AA42]" office:value-type="date" office:date-value="2020-04-04" calcext:value-type="date">
            <text:p>04/04/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4" table:formula="of:=[$'cz.csv'.A43]" office:value-type="date" office:date-value="2020-04-05" calcext:value-type="date">
            <text:p>05/04/20</text:p>
          </table:table-cell>
          <table:table-cell table:formula="of:=[$'cz.csv'.I43]" office:value-type="float" office:value="0.396913763134672" calcext:value-type="float">
            <text:p>0.396913763134672</text:p>
          </table:table-cell>
          <table:table-cell table:formula="of:=EXP(-[.$A$2]*[$'cz.csv'.J43])" office:value-type="float" office:value="0.0308291571874262" calcext:value-type="float">
            <text:p>0.030829157187426</text:p>
          </table:table-cell>
          <table:table-cell table:formula="of:=1-[.$A$4]*[$'cz.csv'.J43]" office:value-type="float" office:value="-3.51890805639952" calcext:value-type="float">
            <text:p>-3.51890805639952</text:p>
          </table:table-cell>
          <table:table-cell/>
          <table:table-cell table:style-name="ce4" table:formula="of:=[.B43]" office:value-type="date" office:date-value="2020-04-05" calcext:value-type="date">
            <text:p>05/04/20</text:p>
          </table:table-cell>
          <table:table-cell table:formula="of:=[.C43]*[.D43]*[.$A$6]" office:value-type="float" office:value="0.0146222704727665" calcext:value-type="float">
            <text:p>0.014622270472767</text:p>
          </table:table-cell>
          <table:table-cell table:formula="of:=[.$A$8]*[.C43]*[.E43]" office:value-type="float" office:value="-1.29406631598493" calcext:value-type="float">
            <text:p>-1.29406631598493</text:p>
          </table:table-cell>
          <table:table-cell table:number-columns-repeated="11"/>
          <table:table-cell table:style-name="ce4" table:formula="of:=[$'cz.csv'.A43]" office:value-type="date" office:date-value="2020-04-05" calcext:value-type="date">
            <text:p>05/04/20</text:p>
          </table:table-cell>
          <table:table-cell table:formula="of:=[$'cz.csv'.B43]-[$'cz.csv'.B42]" office:value-type="float" office:value="36" calcext:value-type="float">
            <text:p>36</text:p>
          </table:table-cell>
          <table:table-cell/>
          <table:table-cell table:style-name="ce4" table:formula="of:=[.U43]" office:value-type="date" office:date-value="2020-04-05" calcext:value-type="date">
            <text:p>05/04/20</text:p>
          </table:table-cell>
          <table:table-cell table:formula="of:=[$'cz.csv'.C43]-[$'cz.csv'.C42]" office:value-type="float" office:value="66" calcext:value-type="float">
            <text:p>66</text:p>
          </table:table-cell>
          <table:table-cell/>
          <table:table-cell table:style-name="ce4" table:formula="of:=[.X43]" office:value-type="date" office:date-value="2020-04-05" calcext:value-type="date">
            <text:p>05/04/20</text:p>
          </table:table-cell>
          <table:table-cell table:formula="of:=[$'cz.csv'.E43]-[$'cz.csv'.E42]" office:value-type="float" office:value="8" calcext:value-type="float">
            <text:p>8</text:p>
          </table:table-cell>
          <table:table-cell/>
          <table:table-cell table:style-name="ce4" table:formula="of:=[.AA43]" office:value-type="date" office:date-value="2020-04-05" calcext:value-type="date">
            <text:p>05/04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formula="of:=[$'cz.csv'.A44]" office:value-type="date" office:date-value="2020-04-06" calcext:value-type="date">
            <text:p>06/04/20</text:p>
          </table:table-cell>
          <table:table-cell table:formula="of:=[$'cz.csv'.I44]" office:value-type="float" office:value="0.395611620625219" calcext:value-type="float">
            <text:p>0.395611620625219</text:p>
          </table:table-cell>
          <table:table-cell table:formula="of:=EXP(-[.$A$2]*[$'cz.csv'.J44])" office:value-type="float" office:value="0.0310447962519387" calcext:value-type="float">
            <text:p>0.031044796251939</text:p>
          </table:table-cell>
          <table:table-cell table:formula="of:=1-[.$A$4]*[$'cz.csv'.J44]" office:value-type="float" office:value="-3.50985503270427" calcext:value-type="float">
            <text:p>-3.50985503270427</text:p>
          </table:table-cell>
          <table:table-cell/>
          <table:table-cell table:style-name="ce4" table:formula="of:=[.B44]" office:value-type="date" office:date-value="2020-04-06" calcext:value-type="date">
            <text:p>06/04/20</text:p>
          </table:table-cell>
          <table:table-cell table:formula="of:=[.C44]*[.D44]*[.$A$6]" office:value-type="float" office:value="0.0146762417274003" calcext:value-type="float">
            <text:p>0.0146762417274</text:p>
          </table:table-cell>
          <table:table-cell table:formula="of:=[.$A$8]*[.C44]*[.E44]" office:value-type="float" office:value="-1.28650261707218" calcext:value-type="float">
            <text:p>-1.28650261707218</text:p>
          </table:table-cell>
          <table:table-cell table:number-columns-repeated="11"/>
          <table:table-cell table:style-name="ce4" table:formula="of:=[$'cz.csv'.A44]" office:value-type="date" office:date-value="2020-04-06" calcext:value-type="date">
            <text:p>06/04/20</text:p>
          </table:table-cell>
          <table:table-cell table:formula="of:=[$'cz.csv'.B44]-[$'cz.csv'.B43]" office:value-type="float" office:value="48" calcext:value-type="float">
            <text:p>48</text:p>
          </table:table-cell>
          <table:table-cell/>
          <table:table-cell table:style-name="ce4" table:formula="of:=[.U44]" office:value-type="date" office:date-value="2020-04-06" calcext:value-type="date">
            <text:p>06/04/20</text:p>
          </table:table-cell>
          <table:table-cell table:formula="of:=[$'cz.csv'.C44]-[$'cz.csv'.C43]" office:value-type="float" office:value="171" calcext:value-type="float">
            <text:p>171</text:p>
          </table:table-cell>
          <table:table-cell/>
          <table:table-cell table:style-name="ce4" table:formula="of:=[.X44]" office:value-type="date" office:date-value="2020-04-06" calcext:value-type="date">
            <text:p>06/04/20</text:p>
          </table:table-cell>
          <table:table-cell table:formula="of:=[$'cz.csv'.E44]-[$'cz.csv'.E43]" office:value-type="float" office:value="11" calcext:value-type="float">
            <text:p>11</text:p>
          </table:table-cell>
          <table:table-cell/>
          <table:table-cell table:style-name="ce4" table:formula="of:=[.AA44]" office:value-type="date" office:date-value="2020-04-06" calcext:value-type="date">
            <text:p>06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4" table:formula="of:=[$'cz.csv'.A45]" office:value-type="date" office:date-value="2020-04-07" calcext:value-type="date">
            <text:p>07/04/20</text:p>
          </table:table-cell>
          <table:table-cell table:formula="of:=[$'cz.csv'.I45]" office:value-type="float" office:value="0.394309478115767" calcext:value-type="float">
            <text:p>0.394309478115767</text:p>
          </table:table-cell>
          <table:table-cell table:formula="of:=EXP(-[.$A$2]*[$'cz.csv'.J45])" office:value-type="float" office:value="0.0312619436355357" calcext:value-type="float">
            <text:p>0.031261943635536</text:p>
          </table:table-cell>
          <table:table-cell table:formula="of:=1-[.$A$4]*[$'cz.csv'.J45]" office:value-type="float" office:value="-3.50080200900903" calcext:value-type="float">
            <text:p>-3.50080200900903</text:p>
          </table:table-cell>
          <table:table-cell/>
          <table:table-cell table:style-name="ce4" table:formula="of:=[.B45]" office:value-type="date" office:date-value="2020-04-07" calcext:value-type="date">
            <text:p>07/04/20</text:p>
          </table:table-cell>
          <table:table-cell table:formula="of:=[.C45]*[.D45]*[.$A$6]" office:value-type="float" office:value="0.0147302526059557" calcext:value-type="float">
            <text:p>0.014730252605956</text:p>
          </table:table-cell>
          <table:table-cell table:formula="of:=[.$A$8]*[.C45]*[.E45]" office:value-type="float" office:value="-1.27896076228299" calcext:value-type="float">
            <text:p>-1.27896076228299</text:p>
          </table:table-cell>
          <table:table-cell table:number-columns-repeated="11"/>
          <table:table-cell table:style-name="ce4" table:formula="of:=[$'cz.csv'.A45]" office:value-type="date" office:date-value="2020-04-07" calcext:value-type="date">
            <text:p>07/04/20</text:p>
          </table:table-cell>
          <table:table-cell table:formula="of:=[$'cz.csv'.B45]-[$'cz.csv'.B44]" office:value-type="float" office:value="56" calcext:value-type="float">
            <text:p>56</text:p>
          </table:table-cell>
          <table:table-cell/>
          <table:table-cell table:style-name="ce4" table:formula="of:=[.U45]" office:value-type="date" office:date-value="2020-04-07" calcext:value-type="date">
            <text:p>07/04/20</text:p>
          </table:table-cell>
          <table:table-cell table:formula="of:=[$'cz.csv'.C45]-[$'cz.csv'.C44]" office:value-type="float" office:value="147" calcext:value-type="float">
            <text:p>147</text:p>
          </table:table-cell>
          <table:table-cell/>
          <table:table-cell table:style-name="ce4" table:formula="of:=[.X45]" office:value-type="date" office:date-value="2020-04-07" calcext:value-type="date">
            <text:p>07/04/20</text:p>
          </table:table-cell>
          <table:table-cell table:formula="of:=[$'cz.csv'.E45]-[$'cz.csv'.E44]" office:value-type="float" office:value="10" calcext:value-type="float">
            <text:p>10</text:p>
          </table:table-cell>
          <table:table-cell/>
          <table:table-cell table:style-name="ce4" table:formula="of:=[.AA45]" office:value-type="date" office:date-value="2020-04-07" calcext:value-type="date">
            <text:p>07/04/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4" table:formula="of:=[$'cz.csv'.A46]" office:value-type="date" office:date-value="2020-04-08" calcext:value-type="date">
            <text:p>08/04/20</text:p>
          </table:table-cell>
          <table:table-cell table:formula="of:=[$'cz.csv'.I46]" office:value-type="float" office:value="0.393007335606314" calcext:value-type="float">
            <text:p>0.393007335606314</text:p>
          </table:table-cell>
          <table:table-cell table:formula="of:=EXP(-[.$A$2]*[$'cz.csv'.J46])" office:value-type="float" office:value="0.0314806098883763" calcext:value-type="float">
            <text:p>0.031480609888376</text:p>
          </table:table-cell>
          <table:table-cell table:formula="of:=1-[.$A$4]*[$'cz.csv'.J46]" office:value-type="float" office:value="-3.49174898531378" calcext:value-type="float">
            <text:p>-3.49174898531378</text:p>
          </table:table-cell>
          <table:table-cell/>
          <table:table-cell table:style-name="ce4" table:formula="of:=[.B46]" office:value-type="date" office:date-value="2020-04-08" calcext:value-type="date">
            <text:p>08/04/20</text:p>
          </table:table-cell>
          <table:table-cell table:formula="of:=[.C46]*[.D46]*[.$A$6]" office:value-type="float" office:value="0.0147843010221952" calcext:value-type="float">
            <text:p>0.014784301022195</text:p>
          </table:table-cell>
          <table:table-cell table:formula="of:=[.$A$8]*[.C46]*[.E46]" office:value-type="float" office:value="-1.27144075161737" calcext:value-type="float">
            <text:p>-1.27144075161737</text:p>
          </table:table-cell>
          <table:table-cell table:number-columns-repeated="11"/>
          <table:table-cell table:style-name="ce4" table:formula="of:=[$'cz.csv'.A46]" office:value-type="date" office:date-value="2020-04-08" calcext:value-type="date">
            <text:p>08/04/20</text:p>
          </table:table-cell>
          <table:table-cell table:formula="of:=[$'cz.csv'.B46]-[$'cz.csv'.B45]" office:value-type="float" office:value="55" calcext:value-type="float">
            <text:p>55</text:p>
          </table:table-cell>
          <table:table-cell/>
          <table:table-cell table:style-name="ce4" table:formula="of:=[.U46]" office:value-type="date" office:date-value="2020-04-08" calcext:value-type="date">
            <text:p>08/04/20</text:p>
          </table:table-cell>
          <table:table-cell table:formula="of:=[$'cz.csv'.C46]-[$'cz.csv'.C45]" office:value-type="float" office:value="167" calcext:value-type="float">
            <text:p>167</text:p>
          </table:table-cell>
          <table:table-cell/>
          <table:table-cell table:style-name="ce4" table:formula="of:=[.X46]" office:value-type="date" office:date-value="2020-04-08" calcext:value-type="date">
            <text:p>08/04/20</text:p>
          </table:table-cell>
          <table:table-cell table:formula="of:=[$'cz.csv'.E46]-[$'cz.csv'.E45]" office:value-type="float" office:value="11" calcext:value-type="float">
            <text:p>11</text:p>
          </table:table-cell>
          <table:table-cell/>
          <table:table-cell table:style-name="ce4" table:formula="of:=[.AA46]" office:value-type="date" office:date-value="2020-04-08" calcext:value-type="date">
            <text:p>08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4" table:formula="of:=[$'cz.csv'.A47]" office:value-type="date" office:date-value="2020-04-09" calcext:value-type="date">
            <text:p>09/04/20</text:p>
          </table:table-cell>
          <table:table-cell table:formula="of:=[$'cz.csv'.I47]" office:value-type="float" office:value="0.391705193096862" calcext:value-type="float">
            <text:p>0.391705193096862</text:p>
          </table:table-cell>
          <table:table-cell table:formula="of:=EXP(-[.$A$2]*[$'cz.csv'.J47])" office:value-type="float" office:value="0.0317008056344144" calcext:value-type="float">
            <text:p>0.031700805634415</text:p>
          </table:table-cell>
          <table:table-cell table:formula="of:=1-[.$A$4]*[$'cz.csv'.J47]" office:value-type="float" office:value="-3.48269596161854" calcext:value-type="float">
            <text:p>-3.48269596161854</text:p>
          </table:table-cell>
          <table:table-cell/>
          <table:table-cell table:style-name="ce4" table:formula="of:=[.B47]" office:value-type="date" office:date-value="2020-04-09" calcext:value-type="date">
            <text:p>09/04/20</text:p>
          </table:table-cell>
          <table:table-cell table:formula="of:=[.C47]*[.D47]*[.$A$6]" office:value-type="float" office:value="0.0148383848587577" calcext:value-type="float">
            <text:p>0.014838384858758</text:p>
          </table:table-cell>
          <table:table-cell table:formula="of:=[.$A$8]*[.C47]*[.E47]" office:value-type="float" office:value="-1.26394258507532" calcext:value-type="float">
            <text:p>-1.26394258507532</text:p>
          </table:table-cell>
          <table:table-cell table:number-columns-repeated="11"/>
          <table:table-cell table:style-name="ce4" table:formula="of:=[$'cz.csv'.A47]" office:value-type="date" office:date-value="2020-04-09" calcext:value-type="date">
            <text:p>09/04/20</text:p>
          </table:table-cell>
          <table:table-cell table:formula="of:=[$'cz.csv'.B47]-[$'cz.csv'.B46]" office:value-type="float" office:value="71" calcext:value-type="float">
            <text:p>71</text:p>
          </table:table-cell>
          <table:table-cell/>
          <table:table-cell table:style-name="ce4" table:formula="of:=[.U47]" office:value-type="date" office:date-value="2020-04-09" calcext:value-type="date">
            <text:p>09/04/20</text:p>
          </table:table-cell>
          <table:table-cell table:formula="of:=[$'cz.csv'.C47]-[$'cz.csv'.C46]" office:value-type="float" office:value="143" calcext:value-type="float">
            <text:p>143</text:p>
          </table:table-cell>
          <table:table-cell/>
          <table:table-cell table:style-name="ce4" table:formula="of:=[.X47]" office:value-type="date" office:date-value="2020-04-09" calcext:value-type="date">
            <text:p>09/04/20</text:p>
          </table:table-cell>
          <table:table-cell table:formula="of:=[$'cz.csv'.E47]-[$'cz.csv'.E46]" office:value-type="float" office:value="13" calcext:value-type="float">
            <text:p>13</text:p>
          </table:table-cell>
          <table:table-cell/>
          <table:table-cell table:style-name="ce4" table:formula="of:=[.AA47]" office:value-type="date" office:date-value="2020-04-09" calcext:value-type="date">
            <text:p>09/04/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4" table:formula="of:=[$'cz.csv'.A48]" office:value-type="date" office:date-value="2020-04-10" calcext:value-type="date">
            <text:p>10/04/20</text:p>
          </table:table-cell>
          <table:table-cell table:formula="of:=[$'cz.csv'.I48]" office:value-type="float" office:value="0.400243825771449" calcext:value-type="float">
            <text:p>0.400243825771449</text:p>
          </table:table-cell>
          <table:table-cell table:formula="of:=EXP(-[.$A$2]*[$'cz.csv'.J48])" office:value-type="float" office:value="0.0319123402580899" calcext:value-type="float">
            <text:p>0.03191234025809</text:p>
          </table:table-cell>
          <table:table-cell table:formula="of:=1-[.$A$4]*[$'cz.csv'.J48]" office:value-type="float" office:value="-3.47405805478918" calcext:value-type="float">
            <text:p>-3.47405805478918</text:p>
          </table:table-cell>
          <table:table-cell/>
          <table:table-cell table:style-name="ce4" table:formula="of:=[.B48]" office:value-type="date" office:date-value="2020-04-10" calcext:value-type="date">
            <text:p>10/04/20</text:p>
          </table:table-cell>
          <table:table-cell table:formula="of:=[.C48]*[.D48]*[.$A$6]" office:value-type="float" office:value="0.0152630138177761" calcext:value-type="float">
            <text:p>0.015263013817776</text:p>
          </table:table-cell>
          <table:table-cell table:formula="of:=[.$A$8]*[.C48]*[.E48]" office:value-type="float" office:value="-1.28829157777537" calcext:value-type="float">
            <text:p>-1.28829157777537</text:p>
          </table:table-cell>
          <table:table-cell table:number-columns-repeated="11"/>
          <table:table-cell table:style-name="ce4" table:formula="of:=[$'cz.csv'.A48]" office:value-type="date" office:date-value="2020-04-10" calcext:value-type="date">
            <text:p>10/04/20</text:p>
          </table:table-cell>
          <table:table-cell table:formula="of:=[$'cz.csv'.B48]-[$'cz.csv'.B47]" office:value-type="float" office:value="27" calcext:value-type="float">
            <text:p>27</text:p>
          </table:table-cell>
          <table:table-cell/>
          <table:table-cell table:style-name="ce4" table:formula="of:=[.U48]" office:value-type="date" office:date-value="2020-04-10" calcext:value-type="date">
            <text:p>10/04/20</text:p>
          </table:table-cell>
          <table:table-cell table:formula="of:=[$'cz.csv'.C48]-[$'cz.csv'.C47]" office:value-type="float" office:value="93" calcext:value-type="float">
            <text:p>93</text:p>
          </table:table-cell>
          <table:table-cell/>
          <table:table-cell table:style-name="ce4" table:formula="of:=[.X48]" office:value-type="date" office:date-value="2020-04-10" calcext:value-type="date">
            <text:p>10/04/20</text:p>
          </table:table-cell>
          <table:table-cell table:formula="of:=[$'cz.csv'.E48]-[$'cz.csv'.E47]" office:value-type="float" office:value="7" calcext:value-type="float">
            <text:p>7</text:p>
          </table:table-cell>
          <table:table-cell/>
          <table:table-cell table:style-name="ce4" table:formula="of:=[.AA48]" office:value-type="date" office:date-value="2020-04-10" calcext:value-type="date">
            <text:p>10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4" table:formula="of:=[$'cz.csv'.A49]" office:value-type="date" office:date-value="2020-04-11" calcext:value-type="date">
            <text:p>11/04/20</text:p>
          </table:table-cell>
          <table:table-cell table:formula="of:=[$'cz.csv'.I49]" office:value-type="float" office:value="0.408782458446037" calcext:value-type="float">
            <text:p>0.408782458446037</text:p>
          </table:table-cell>
          <table:table-cell table:formula="of:=EXP(-[.$A$2]*[$'cz.csv'.J49])" office:value-type="float" office:value="0.0321253029541449" calcext:value-type="float">
            <text:p>0.032125302954145</text:p>
          </table:table-cell>
          <table:table-cell table:formula="of:=1-[.$A$4]*[$'cz.csv'.J49]" office:value-type="float" office:value="-3.46541947949467" calcext:value-type="float">
            <text:p>-3.46541947949467</text:p>
          </table:table-cell>
          <table:table-cell/>
          <table:table-cell table:style-name="ce4" table:formula="of:=[.B49]" office:value-type="date" office:date-value="2020-04-11" calcext:value-type="date">
            <text:p>11/04/20</text:p>
          </table:table-cell>
          <table:table-cell table:formula="of:=[.C49]*[.D49]*[.$A$6]" office:value-type="float" office:value="0.0156926571144937" calcext:value-type="float">
            <text:p>0.015692657114494</text:p>
          </table:table-cell>
          <table:table-cell table:formula="of:=[.$A$8]*[.C49]*[.E49]" office:value-type="float" office:value="-1.3125036453785" calcext:value-type="float">
            <text:p>-1.3125036453785</text:p>
          </table:table-cell>
          <table:table-cell table:number-columns-repeated="11"/>
          <table:table-cell table:style-name="ce4" table:formula="of:=[$'cz.csv'.A49]" office:value-type="date" office:date-value="2020-04-11" calcext:value-type="date">
            <text:p>11/04/20</text:p>
          </table:table-cell>
          <table:table-cell table:formula="of:=[$'cz.csv'.B49]-[$'cz.csv'.B48]" office:value-type="float" office:value="24" calcext:value-type="float">
            <text:p>24</text:p>
          </table:table-cell>
          <table:table-cell/>
          <table:table-cell table:style-name="ce4" table:formula="of:=[.U49]" office:value-type="date" office:date-value="2020-04-11" calcext:value-type="date">
            <text:p>11/04/20</text:p>
          </table:table-cell>
          <table:table-cell table:formula="of:=[$'cz.csv'.C49]-[$'cz.csv'.C48]" office:value-type="float" office:value="60" calcext:value-type="float">
            <text:p>60</text:p>
          </table:table-cell>
          <table:table-cell/>
          <table:table-cell table:style-name="ce4" table:formula="of:=[.X49]" office:value-type="date" office:date-value="2020-04-11" calcext:value-type="date">
            <text:p>11/04/20</text:p>
          </table:table-cell>
          <table:table-cell table:formula="of:=[$'cz.csv'.E49]-[$'cz.csv'.E48]" office:value-type="float" office:value="10" calcext:value-type="float">
            <text:p>10</text:p>
          </table:table-cell>
          <table:table-cell/>
          <table:table-cell table:style-name="ce4" table:formula="of:=[.AA49]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4" table:formula="of:=[$'cz.csv'.A50]" office:value-type="date" office:date-value="2020-04-12" calcext:value-type="date">
            <text:p>12/04/20</text:p>
          </table:table-cell>
          <table:table-cell table:formula="of:=[$'cz.csv'.I50]" office:value-type="float" office:value="0.417321091120625" calcext:value-type="float">
            <text:p>0.417321091120625</text:p>
          </table:table-cell>
          <table:table-cell table:formula="of:=EXP(-[.$A$2]*[$'cz.csv'.J50])" office:value-type="float" office:value="0.0323396701834588" calcext:value-type="float">
            <text:p>0.032339670183459</text:p>
          </table:table-cell>
          <table:table-cell table:formula="of:=1-[.$A$4]*[$'cz.csv'.J50]" office:value-type="float" office:value="-3.45678157266531" calcext:value-type="float">
            <text:p>-3.45678157266531</text:p>
          </table:table-cell>
          <table:table-cell/>
          <table:table-cell table:style-name="ce4" table:formula="of:=[.B50]" office:value-type="date" office:date-value="2020-04-12" calcext:value-type="date">
            <text:p>12/04/20</text:p>
          </table:table-cell>
          <table:table-cell table:formula="of:=[.C50]*[.D50]*[.$A$6]" office:value-type="float" office:value="0.0161273467239" calcext:value-type="float">
            <text:p>0.0161273467239</text:p>
          </table:table-cell>
          <table:table-cell table:formula="of:=[.$A$8]*[.C50]*[.E50]" office:value-type="float" office:value="-1.33657928894945" calcext:value-type="float">
            <text:p>-1.33657928894945</text:p>
          </table:table-cell>
          <table:table-cell table:number-columns-repeated="11"/>
          <table:table-cell table:style-name="ce4" table:formula="of:=[$'cz.csv'.A50]" office:value-type="date" office:date-value="2020-04-12" calcext:value-type="date">
            <text:p>12/04/20</text:p>
          </table:table-cell>
          <table:table-cell table:formula="of:=[$'cz.csv'.B50]-[$'cz.csv'.B49]" office:value-type="float" office:value="18" calcext:value-type="float">
            <text:p>18</text:p>
          </table:table-cell>
          <table:table-cell/>
          <table:table-cell table:style-name="ce4" table:formula="of:=[.U50]" office:value-type="date" office:date-value="2020-04-12" calcext:value-type="date">
            <text:p>12/04/20</text:p>
          </table:table-cell>
          <table:table-cell table:formula="of:=[$'cz.csv'.C50]-[$'cz.csv'.C49]" office:value-type="float" office:value="52" calcext:value-type="float">
            <text:p>52</text:p>
          </table:table-cell>
          <table:table-cell/>
          <table:table-cell table:style-name="ce4" table:formula="of:=[.X50]" office:value-type="date" office:date-value="2020-04-12" calcext:value-type="date">
            <text:p>12/04/20</text:p>
          </table:table-cell>
          <table:table-cell table:formula="of:=[$'cz.csv'.E50]-[$'cz.csv'.E49]" office:value-type="float" office:value="9" calcext:value-type="float">
            <text:p>9</text:p>
          </table:table-cell>
          <table:table-cell/>
          <table:table-cell table:style-name="ce4" table:formula="of:=[.AA50]" office:value-type="date" office:date-value="2020-04-12" calcext:value-type="date">
            <text:p>12/04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51]" office:value-type="date" office:date-value="2020-04-13" calcext:value-type="date">
            <text:p>13/04/20</text:p>
          </table:table-cell>
          <table:table-cell table:formula="of:=[$'cz.csv'.I51]" office:value-type="float" office:value="0.425859723795212" calcext:value-type="float">
            <text:p>0.425859723795212</text:p>
          </table:table-cell>
          <table:table-cell table:formula="of:=EXP(-[.$A$2]*[$'cz.csv'.J51])" office:value-type="float" office:value="0.0325554846081014" calcext:value-type="float">
            <text:p>0.032555484608101</text:p>
          </table:table-cell>
          <table:table-cell table:formula="of:=1-[.$A$4]*[$'cz.csv'.J51]" office:value-type="float" office:value="-3.44814299737079" calcext:value-type="float">
            <text:p>-3.44814299737079</text:p>
          </table:table-cell>
          <table:table-cell/>
          <table:table-cell table:style-name="ce4" table:formula="of:=[.B51]" office:value-type="date" office:date-value="2020-04-13" calcext:value-type="date">
            <text:p>13/04/20</text:p>
          </table:table-cell>
          <table:table-cell table:formula="of:=[.C51]*[.D51]*[.$A$6]" office:value-type="float" office:value="0.0165671473493638" calcext:value-type="float">
            <text:p>0.016567147349364</text:p>
          </table:table-cell>
          <table:table-cell table:formula="of:=[.$A$8]*[.C51]*[.E51]" office:value-type="float" office:value="-1.36051799684678" calcext:value-type="float">
            <text:p>-1.36051799684678</text:p>
          </table:table-cell>
          <table:table-cell table:number-columns-repeated="11"/>
          <table:table-cell table:style-name="ce4" table:formula="of:=[$'cz.csv'.A51]" office:value-type="date" office:date-value="2020-04-13" calcext:value-type="date">
            <text:p>13/04/20</text:p>
          </table:table-cell>
          <table:table-cell table:formula="of:=[$'cz.csv'.B51]-[$'cz.csv'.B50]" office:value-type="float" office:value="9" calcext:value-type="float">
            <text:p>9</text:p>
          </table:table-cell>
          <table:table-cell/>
          <table:table-cell table:style-name="ce4" table:formula="of:=[.U51]" office:value-type="date" office:date-value="2020-04-13" calcext:value-type="date">
            <text:p>13/04/20</text:p>
          </table:table-cell>
          <table:table-cell table:formula="of:=[$'cz.csv'.C51]-[$'cz.csv'.C50]" office:value-type="float" office:value="34" calcext:value-type="float">
            <text:p>34</text:p>
          </table:table-cell>
          <table:table-cell/>
          <table:table-cell table:style-name="ce4" table:formula="of:=[.X51]" office:value-type="date" office:date-value="2020-04-13" calcext:value-type="date">
            <text:p>13/04/20</text:p>
          </table:table-cell>
          <table:table-cell table:formula="of:=[$'cz.csv'.E51]-[$'cz.csv'.E50]" office:value-type="float" office:value="5" calcext:value-type="float">
            <text:p>5</text:p>
          </table:table-cell>
          <table:table-cell/>
          <table:table-cell table:style-name="ce4" table:formula="of:=[.AA51]" office:value-type="date" office:date-value="2020-04-13" calcext:value-type="date">
            <text:p>13/04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52]" office:value-type="date" office:date-value="2020-04-14" calcext:value-type="date">
            <text:p>14/04/20</text:p>
          </table:table-cell>
          <table:table-cell table:formula="of:=[$'cz.csv'.I52]" office:value-type="float" office:value="0.4343983564698" calcext:value-type="float">
            <text:p>0.4343983564698</text:p>
          </table:table-cell>
          <table:table-cell table:formula="of:=EXP(-[.$A$2]*[$'cz.csv'.J52])" office:value-type="float" office:value="0.0327727223737458" calcext:value-type="float">
            <text:p>0.032772722373746</text:p>
          </table:table-cell>
          <table:table-cell table:formula="of:=1-[.$A$4]*[$'cz.csv'.J52]" office:value-type="float" office:value="-3.43950509054144" calcext:value-type="float">
            <text:p>-3.43950509054144</text:p>
          </table:table-cell>
          <table:table-cell/>
          <table:table-cell table:style-name="ce4" table:formula="of:=[.B52]" office:value-type="date" office:date-value="2020-04-14" calcext:value-type="date">
            <text:p>14/04/20</text:p>
          </table:table-cell>
          <table:table-cell table:formula="of:=[.C52]*[.D52]*[.$A$6]" office:value-type="float" office:value="0.0170120909072524" calcext:value-type="float">
            <text:p>0.017012090907252</text:p>
          </table:table-cell>
          <table:table-cell table:formula="of:=[.$A$8]*[.C52]*[.E52]" office:value-type="float" office:value="-1.38432029128863" calcext:value-type="float">
            <text:p>-1.38432029128863</text:p>
          </table:table-cell>
          <table:table-cell table:number-columns-repeated="11"/>
          <table:table-cell table:style-name="ce4" table:formula="of:=[$'cz.csv'.A52]" office:value-type="date" office:date-value="2020-04-14" calcext:value-type="date">
            <text:p>14/04/20</text:p>
          </table:table-cell>
          <table:table-cell table:formula="of:=[$'cz.csv'.B52]-[$'cz.csv'.B51]" office:value-type="float" office:value="45" calcext:value-type="float">
            <text:p>45</text:p>
          </table:table-cell>
          <table:table-cell/>
          <table:table-cell table:style-name="ce4" table:formula="of:=[.U52]" office:value-type="date" office:date-value="2020-04-14" calcext:value-type="date">
            <text:p>14/04/20</text:p>
          </table:table-cell>
          <table:table-cell table:formula="of:=[$'cz.csv'.C52]-[$'cz.csv'.C51]" office:value-type="float" office:value="116" calcext:value-type="float">
            <text:p>116</text:p>
          </table:table-cell>
          <table:table-cell/>
          <table:table-cell table:style-name="ce4" table:formula="of:=[.X52]" office:value-type="date" office:date-value="2020-04-14" calcext:value-type="date">
            <text:p>14/04/20</text:p>
          </table:table-cell>
          <table:table-cell table:formula="of:=[$'cz.csv'.E52]-[$'cz.csv'.E51]" office:value-type="float" office:value="18" calcext:value-type="float">
            <text:p>18</text:p>
          </table:table-cell>
          <table:table-cell/>
          <table:table-cell table:style-name="ce4" table:formula="of:=[.AA52]" office:value-type="date" office:date-value="2020-04-14" calcext:value-type="date">
            <text:p>14/04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53]" office:value-type="date" office:date-value="2020-04-15" calcext:value-type="date">
            <text:p>15/04/20</text:p>
          </table:table-cell>
          <table:table-cell table:formula="of:=[$'cz.csv'.I53]" office:value-type="float" office:value="0.442936989144388" calcext:value-type="float">
            <text:p>0.442936989144388</text:p>
          </table:table-cell>
          <table:table-cell table:formula="of:=EXP(-[.$A$2]*[$'cz.csv'.J53])" office:value-type="float" office:value="0.0329914267137387" calcext:value-type="float">
            <text:p>0.032991426713739</text:p>
          </table:table-cell>
          <table:table-cell table:formula="of:=1-[.$A$4]*[$'cz.csv'.J53]" office:value-type="float" office:value="-3.43086651524692" calcext:value-type="float">
            <text:p>-3.43086651524692</text:p>
          </table:table-cell>
          <table:table-cell/>
          <table:table-cell table:style-name="ce4" table:formula="of:=[.B53]" office:value-type="date" office:date-value="2020-04-15" calcext:value-type="date">
            <text:p>15/04/20</text:p>
          </table:table-cell>
          <table:table-cell table:formula="of:=[.C53]*[.D53]*[.$A$6]" office:value-type="float" office:value="0.0174622438496161" calcext:value-type="float">
            <text:p>0.017462243849616</text:p>
          </table:table-cell>
          <table:table-cell table:formula="of:=[.$A$8]*[.C53]*[.E53]" office:value-type="float" office:value="-1.40798563948018" calcext:value-type="float">
            <text:p>-1.40798563948018</text:p>
          </table:table-cell>
          <table:table-cell table:number-columns-repeated="11"/>
          <table:table-cell table:style-name="ce4" table:formula="of:=[$'cz.csv'.A53]" office:value-type="date" office:date-value="2020-04-15" calcext:value-type="date">
            <text:p>15/04/20</text:p>
          </table:table-cell>
          <table:table-cell table:formula="of:=[$'cz.csv'.B53]-[$'cz.csv'.B52]" office:value-type="float" office:value="62" calcext:value-type="float">
            <text:p>62</text:p>
          </table:table-cell>
          <table:table-cell/>
          <table:table-cell table:style-name="ce4" table:formula="of:=[.U53]" office:value-type="date" office:date-value="2020-04-15" calcext:value-type="date">
            <text:p>15/04/20</text:p>
          </table:table-cell>
          <table:table-cell table:formula="of:=[$'cz.csv'.C53]-[$'cz.csv'.C52]" office:value-type="float" office:value="84" calcext:value-type="float">
            <text:p>84</text:p>
          </table:table-cell>
          <table:table-cell/>
          <table:table-cell table:style-name="ce4" table:formula="of:=[.X53]" office:value-type="date" office:date-value="2020-04-15" calcext:value-type="date">
            <text:p>15/04/20</text:p>
          </table:table-cell>
          <table:table-cell table:formula="of:=[$'cz.csv'.E53]-[$'cz.csv'.E52]" office:value-type="float" office:value="5" calcext:value-type="float">
            <text:p>5</text:p>
          </table:table-cell>
          <table:table-cell/>
          <table:table-cell table:style-name="ce4" table:formula="of:=[.AA53]" office:value-type="date" office:date-value="2020-04-15" calcext:value-type="date">
            <text:p>1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4" table:formula="of:=[$'cz.csv'.A54]" office:value-type="date" office:date-value="2020-04-16" calcext:value-type="date">
            <text:p>16/04/20</text:p>
          </table:table-cell>
          <table:table-cell table:formula="of:=[$'cz.csv'.I54]" office:value-type="float" office:value="0.451475621818975" calcext:value-type="float">
            <text:p>0.451475621818975</text:p>
          </table:table-cell>
          <table:table-cell table:formula="of:=EXP(-[.$A$2]*[$'cz.csv'.J54])" office:value-type="float" office:value="0.033211573454326" calcext:value-type="float">
            <text:p>0.033211573454326</text:p>
          </table:table-cell>
          <table:table-cell table:formula="of:=1-[.$A$4]*[$'cz.csv'.J54]" office:value-type="float" office:value="-3.42222860841756" calcext:value-type="float">
            <text:p>-3.42222860841756</text:p>
          </table:table-cell>
          <table:table-cell/>
          <table:table-cell table:style-name="ce4" table:formula="of:=[.B54]" office:value-type="date" office:date-value="2020-04-16" calcext:value-type="date">
            <text:p>16/04/20</text:p>
          </table:table-cell>
          <table:table-cell table:formula="of:=[.C54]*[.D54]*[.$A$6]" office:value-type="float" office:value="0.0179176380268964" calcext:value-type="float">
            <text:p>0.017917638026896</text:p>
          </table:table-cell>
          <table:table-cell table:formula="of:=[.$A$8]*[.C54]*[.E54]" office:value-type="float" office:value="-1.43151458479293" calcext:value-type="float">
            <text:p>-1.43151458479293</text:p>
          </table:table-cell>
          <table:table-cell table:number-columns-repeated="11"/>
          <table:table-cell table:style-name="ce4" table:formula="of:=[$'cz.csv'.A54]" office:value-type="date" office:date-value="2020-04-16" calcext:value-type="date">
            <text:p>16/04/20</text:p>
          </table:table-cell>
          <table:table-cell table:formula="of:=[$'cz.csv'.B54]-[$'cz.csv'.B53]" office:value-type="float" office:value="26" calcext:value-type="float">
            <text:p>26</text:p>
          </table:table-cell>
          <table:table-cell/>
          <table:table-cell table:style-name="ce4" table:formula="of:=[.U54]" office:value-type="date" office:date-value="2020-04-16" calcext:value-type="date">
            <text:p>16/04/20</text:p>
          </table:table-cell>
          <table:table-cell table:formula="of:=[$'cz.csv'.C54]-[$'cz.csv'.C53]" office:value-type="float" office:value="71" calcext:value-type="float">
            <text:p>71</text:p>
          </table:table-cell>
          <table:table-cell/>
          <table:table-cell table:style-name="ce4" table:formula="of:=[.X54]" office:value-type="date" office:date-value="2020-04-16" calcext:value-type="date">
            <text:p>16/04/20</text:p>
          </table:table-cell>
          <table:table-cell table:formula="of:=[$'cz.csv'.E54]-[$'cz.csv'.E53]" office:value-type="float" office:value="3" calcext:value-type="float">
            <text:p>3</text:p>
          </table:table-cell>
          <table:table-cell/>
          <table:table-cell table:style-name="ce4" table:formula="of:=[.AA54]" office:value-type="date" office:date-value="2020-04-16" calcext:value-type="date">
            <text:p>16/04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formula="of:=[$'cz.csv'.A55]" office:value-type="date" office:date-value="2020-04-17" calcext:value-type="date">
            <text:p>17/04/20</text:p>
          </table:table-cell>
          <table:table-cell table:formula="of:=[$'cz.csv'.I55]" office:value-type="float" office:value="0.453526676335483" calcext:value-type="float">
            <text:p>0.453526676335483</text:p>
          </table:table-cell>
          <table:table-cell table:formula="of:=EXP(-[.$A$2]*[$'cz.csv'.J55])" office:value-type="float" office:value="0.0336175563307152" calcext:value-type="float">
            <text:p>0.033617556330715</text:p>
          </table:table-cell>
          <table:table-cell table:formula="of:=1-[.$A$4]*[$'cz.csv'.J55]" office:value-type="float" office:value="-3.40644815132728" calcext:value-type="float">
            <text:p>-3.40644815132728</text:p>
          </table:table-cell>
          <table:table-cell/>
          <table:table-cell table:style-name="ce4" table:formula="of:=[.B55]" office:value-type="date" office:date-value="2020-04-17" calcext:value-type="date">
            <text:p>17/04/20</text:p>
          </table:table-cell>
          <table:table-cell table:formula="of:=[.C55]*[.D55]*[.$A$6]" office:value-type="float" office:value="0.0182190606203245" calcext:value-type="float">
            <text:p>0.018219060620325</text:p>
          </table:table-cell>
          <table:table-cell table:formula="of:=[.$A$8]*[.C55]*[.E55]" office:value-type="float" office:value="-1.43138702145596" calcext:value-type="float">
            <text:p>-1.43138702145596</text:p>
          </table:table-cell>
          <table:table-cell table:number-columns-repeated="11"/>
          <table:table-cell table:style-name="ce4" table:formula="of:=[$'cz.csv'.A55]" office:value-type="date" office:date-value="2020-04-17" calcext:value-type="date">
            <text:p>17/04/20</text:p>
          </table:table-cell>
          <table:table-cell table:formula="of:=[$'cz.csv'.B55]-[$'cz.csv'.B54]" office:value-type="float" office:value="51" calcext:value-type="float">
            <text:p>51</text:p>
          </table:table-cell>
          <table:table-cell/>
          <table:table-cell table:style-name="ce4" table:formula="of:=[.U55]" office:value-type="date" office:date-value="2020-04-17" calcext:value-type="date">
            <text:p>17/04/20</text:p>
          </table:table-cell>
          <table:table-cell table:formula="of:=[$'cz.csv'.C55]-[$'cz.csv'.C54]" office:value-type="float" office:value="79" calcext:value-type="float">
            <text:p>79</text:p>
          </table:table-cell>
          <table:table-cell/>
          <table:table-cell table:style-name="ce4" table:formula="of:=[.X55]" office:value-type="date" office:date-value="2020-04-17" calcext:value-type="date">
            <text:p>17/04/20</text:p>
          </table:table-cell>
          <table:table-cell table:formula="of:=[$'cz.csv'.E55]-[$'cz.csv'.E54]" office:value-type="float" office:value="4" calcext:value-type="float">
            <text:p>4</text:p>
          </table:table-cell>
          <table:table-cell/>
          <table:table-cell table:style-name="ce4" table:formula="of:=[.AA55]" office:value-type="date" office:date-value="2020-04-17" calcext:value-type="date">
            <text:p>17/04/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4" table:formula="of:=[$'cz.csv'.A56]" office:value-type="date" office:date-value="2020-04-18" calcext:value-type="date">
            <text:p>18/04/20</text:p>
          </table:table-cell>
          <table:table-cell table:formula="of:=[$'cz.csv'.I56]" office:value-type="float" office:value="0.45557773085199" calcext:value-type="float">
            <text:p>0.45557773085199</text:p>
          </table:table-cell>
          <table:table-cell table:formula="of:=EXP(-[.$A$2]*[$'cz.csv'.J56])" office:value-type="float" office:value="0.0340285019980467" calcext:value-type="float">
            <text:p>0.034028501998047</text:p>
          </table:table-cell>
          <table:table-cell table:formula="of:=1-[.$A$4]*[$'cz.csv'.J56]" office:value-type="float" office:value="-3.39066769423701" calcext:value-type="float">
            <text:p>-3.39066769423701</text:p>
          </table:table-cell>
          <table:table-cell/>
          <table:table-cell table:style-name="ce4" table:formula="of:=[.B56]" office:value-type="date" office:date-value="2020-04-18" calcext:value-type="date">
            <text:p>18/04/20</text:p>
          </table:table-cell>
          <table:table-cell table:formula="of:=[.C56]*[.D56]*[.$A$6]" office:value-type="float" office:value="0.0185251750520205" calcext:value-type="float">
            <text:p>0.018525175052021</text:p>
          </table:table-cell>
          <table:table-cell table:formula="of:=[.$A$8]*[.C56]*[.E56]" office:value-type="float" office:value="-1.43119948187935" calcext:value-type="float">
            <text:p>-1.43119948187935</text:p>
          </table:table-cell>
          <table:table-cell table:number-columns-repeated="11"/>
          <table:table-cell table:style-name="ce4" table:formula="of:=[$'cz.csv'.A56]" office:value-type="date" office:date-value="2020-04-18" calcext:value-type="date">
            <text:p>18/04/20</text:p>
          </table:table-cell>
          <table:table-cell table:formula="of:=[$'cz.csv'.B56]-[$'cz.csv'.B55]" office:value-type="float" office:value="29" calcext:value-type="float">
            <text:p>29</text:p>
          </table:table-cell>
          <table:table-cell/>
          <table:table-cell table:style-name="ce4" table:formula="of:=[.U56]" office:value-type="date" office:date-value="2020-04-18" calcext:value-type="date">
            <text:p>18/04/20</text:p>
          </table:table-cell>
          <table:table-cell table:formula="of:=[$'cz.csv'.C56]-[$'cz.csv'.C55]" office:value-type="float" office:value="28" calcext:value-type="float">
            <text:p>28</text:p>
          </table:table-cell>
          <table:table-cell/>
          <table:table-cell table:style-name="ce4" table:formula="of:=[.X56]" office:value-type="date" office:date-value="2020-04-18" calcext:value-type="date">
            <text:p>18/04/20</text:p>
          </table:table-cell>
          <table:table-cell table:formula="of:=[$'cz.csv'.E56]-[$'cz.csv'.E55]" office:value-type="float" office:value="8" calcext:value-type="float">
            <text:p>8</text:p>
          </table:table-cell>
          <table:table-cell/>
          <table:table-cell table:style-name="ce4" table:formula="of:=[.AA56]" office:value-type="date" office:date-value="2020-04-18" calcext:value-type="date">
            <text:p>18/04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57]" office:value-type="date" office:date-value="2020-04-19" calcext:value-type="date">
            <text:p>19/04/20</text:p>
          </table:table-cell>
          <table:table-cell table:formula="of:=[$'cz.csv'.I57]" office:value-type="float" office:value="0.457628785368498" calcext:value-type="float">
            <text:p>0.457628785368498</text:p>
          </table:table-cell>
          <table:table-cell table:formula="of:=EXP(-[.$A$2]*[$'cz.csv'.J57])" office:value-type="float" office:value="0.0344444711221649" calcext:value-type="float">
            <text:p>0.034444471122165</text:p>
          </table:table-cell>
          <table:table-cell table:formula="of:=1-[.$A$4]*[$'cz.csv'.J57]" office:value-type="float" office:value="-3.37488723714673" calcext:value-type="float">
            <text:p>-3.37488723714673</text:p>
          </table:table-cell>
          <table:table-cell/>
          <table:table-cell table:style-name="ce4" table:formula="of:=[.B57]" office:value-type="date" office:date-value="2020-04-19" calcext:value-type="date">
            <text:p>19/04/20</text:p>
          </table:table-cell>
          <table:table-cell table:formula="of:=[.C57]*[.D57]*[.$A$6]" office:value-type="float" office:value="0.0188360509879" calcext:value-type="float">
            <text:p>0.0188360509879</text:p>
          </table:table-cell>
          <table:table-cell table:formula="of:=[.$A$8]*[.C57]*[.E57]" office:value-type="float" office:value="-1.43095196606311" calcext:value-type="float">
            <text:p>-1.43095196606311</text:p>
          </table:table-cell>
          <table:table-cell table:number-columns-repeated="11"/>
          <table:table-cell table:style-name="ce4" table:formula="of:=[$'cz.csv'.A57]" office:value-type="date" office:date-value="2020-04-19" calcext:value-type="date">
            <text:p>19/04/20</text:p>
          </table:table-cell>
          <table:table-cell table:formula="of:=[$'cz.csv'.B57]-[$'cz.csv'.B56]" office:value-type="float" office:value="30" calcext:value-type="float">
            <text:p>30</text:p>
          </table:table-cell>
          <table:table-cell/>
          <table:table-cell table:style-name="ce4" table:formula="of:=[.U57]" office:value-type="date" office:date-value="2020-04-19" calcext:value-type="date">
            <text:p>19/04/20</text:p>
          </table:table-cell>
          <table:table-cell table:formula="of:=[$'cz.csv'.C57]-[$'cz.csv'.C56]" office:value-type="float" office:value="29" calcext:value-type="float">
            <text:p>29</text:p>
          </table:table-cell>
          <table:table-cell/>
          <table:table-cell table:style-name="ce4" table:formula="of:=[.X57]" office:value-type="date" office:date-value="2020-04-19" calcext:value-type="date">
            <text:p>19/04/20</text:p>
          </table:table-cell>
          <table:table-cell table:formula="of:=[$'cz.csv'.E57]-[$'cz.csv'.E56]" office:value-type="float" office:value="5" calcext:value-type="float">
            <text:p>5</text:p>
          </table:table-cell>
          <table:table-cell/>
          <table:table-cell table:style-name="ce4" table:formula="of:=[.AA57]" office:value-type="date" office:date-value="2020-04-19" calcext:value-type="date">
            <text:p>19/04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58]" office:value-type="date" office:date-value="2020-04-20" calcext:value-type="date">
            <text:p>20/04/20</text:p>
          </table:table-cell>
          <table:table-cell table:formula="of:=[$'cz.csv'.I58]" office:value-type="float" office:value="0.459679839885005" calcext:value-type="float">
            <text:p>0.459679839885005</text:p>
          </table:table-cell>
          <table:table-cell table:formula="of:=EXP(-[.$A$2]*[$'cz.csv'.J58])" office:value-type="float" office:value="0.0348655251105016" calcext:value-type="float">
            <text:p>0.034865525110502</text:p>
          </table:table-cell>
          <table:table-cell table:formula="of:=1-[.$A$4]*[$'cz.csv'.J58]" office:value-type="float" office:value="-3.35910678005645" calcext:value-type="float">
            <text:p>-3.35910678005645</text:p>
          </table:table-cell>
          <table:table-cell/>
          <table:table-cell table:style-name="ce4" table:formula="of:=[.B58]" office:value-type="date" office:date-value="2020-04-20" calcext:value-type="date">
            <text:p>20/04/20</text:p>
          </table:table-cell>
          <table:table-cell table:formula="of:=[.C58]*[.D58]*[.$A$6]" office:value-type="float" office:value="0.0191517590959909" calcext:value-type="float">
            <text:p>0.019151759095991</text:p>
          </table:table-cell>
          <table:table-cell table:formula="of:=[.$A$8]*[.C58]*[.E58]" office:value-type="float" office:value="-1.43064447400723" calcext:value-type="float">
            <text:p>-1.43064447400723</text:p>
          </table:table-cell>
          <table:table-cell table:number-columns-repeated="11"/>
          <table:table-cell table:style-name="ce4" table:formula="of:=[$'cz.csv'.A58]" office:value-type="date" office:date-value="2020-04-20" calcext:value-type="date">
            <text:p>20/04/20</text:p>
          </table:table-cell>
          <table:table-cell table:formula="of:=[$'cz.csv'.B58]-[$'cz.csv'.B57]" office:value-type="float" office:value="48" calcext:value-type="float">
            <text:p>48</text:p>
          </table:table-cell>
          <table:table-cell/>
          <table:table-cell table:style-name="ce4" table:formula="of:=[.U58]" office:value-type="date" office:date-value="2020-04-20" calcext:value-type="date">
            <text:p>20/04/20</text:p>
          </table:table-cell>
          <table:table-cell table:formula="of:=[$'cz.csv'.C58]-[$'cz.csv'.C57]" office:value-type="float" office:value="75" calcext:value-type="float">
            <text:p>75</text:p>
          </table:table-cell>
          <table:table-cell/>
          <table:table-cell table:style-name="ce4" table:formula="of:=[.X58]" office:value-type="date" office:date-value="2020-04-20" calcext:value-type="date">
            <text:p>20/04/20</text:p>
          </table:table-cell>
          <table:table-cell table:formula="of:=[$'cz.csv'.E58]-[$'cz.csv'.E57]" office:value-type="float" office:value="8" calcext:value-type="float">
            <text:p>8</text:p>
          </table:table-cell>
          <table:table-cell/>
          <table:table-cell table:style-name="ce4" table:formula="of:=[.AA58]" office:value-type="date" office:date-value="2020-04-20" calcext:value-type="date">
            <text:p>20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4" table:formula="of:=[$'cz.csv'.A59]" office:value-type="date" office:date-value="2020-04-21" calcext:value-type="date">
            <text:p>21/04/20</text:p>
          </table:table-cell>
          <table:table-cell table:formula="of:=[$'cz.csv'.I59]" office:value-type="float" office:value="0.461730894401512" calcext:value-type="float">
            <text:p>0.461730894401512</text:p>
          </table:table-cell>
          <table:table-cell table:formula="of:=EXP(-[.$A$2]*[$'cz.csv'.J59])" office:value-type="float" office:value="0.0352917261211416" calcext:value-type="float">
            <text:p>0.035291726121142</text:p>
          </table:table-cell>
          <table:table-cell table:formula="of:=1-[.$A$4]*[$'cz.csv'.J59]" office:value-type="float" office:value="-3.34332632296617" calcext:value-type="float">
            <text:p>-3.34332632296617</text:p>
          </table:table-cell>
          <table:table-cell/>
          <table:table-cell table:style-name="ce4" table:formula="of:=[.B59]" office:value-type="date" office:date-value="2020-04-21" calcext:value-type="date">
            <text:p>21/04/20</text:p>
          </table:table-cell>
          <table:table-cell table:formula="of:=[.C59]*[.D59]*[.$A$6]" office:value-type="float" office:value="0.0194723710605231" calcext:value-type="float">
            <text:p>0.019472371060523</text:p>
          </table:table-cell>
          <table:table-cell table:formula="of:=[.$A$8]*[.C59]*[.E59]" office:value-type="float" office:value="-1.43027700571171" calcext:value-type="float">
            <text:p>-1.43027700571171</text:p>
          </table:table-cell>
          <table:table-cell table:number-columns-repeated="11"/>
          <table:table-cell table:style-name="ce4" table:formula="of:=[$'cz.csv'.A59]" office:value-type="date" office:date-value="2020-04-21" calcext:value-type="date">
            <text:p>21/04/20</text:p>
          </table:table-cell>
          <table:table-cell table:formula="of:=[$'cz.csv'.B59]-[$'cz.csv'.B58]" office:value-type="float" office:value="41" calcext:value-type="float">
            <text:p>41</text:p>
          </table:table-cell>
          <table:table-cell/>
          <table:table-cell table:style-name="ce4" table:formula="of:=[.U59]" office:value-type="date" office:date-value="2020-04-21" calcext:value-type="date">
            <text:p>21/04/20</text:p>
          </table:table-cell>
          <table:table-cell table:formula="of:=[$'cz.csv'.C59]-[$'cz.csv'.C58]" office:value-type="float" office:value="87" calcext:value-type="float">
            <text:p>87</text:p>
          </table:table-cell>
          <table:table-cell/>
          <table:table-cell table:style-name="ce4" table:formula="of:=[.X59]" office:value-type="date" office:date-value="2020-04-21" calcext:value-type="date">
            <text:p>21/04/20</text:p>
          </table:table-cell>
          <table:table-cell table:formula="of:=[$'cz.csv'.E59]-[$'cz.csv'.E58]" office:value-type="float" office:value="7" calcext:value-type="float">
            <text:p>7</text:p>
          </table:table-cell>
          <table:table-cell/>
          <table:table-cell table:style-name="ce4" table:formula="of:=[.AA59]" office:value-type="date" office:date-value="2020-04-21" calcext:value-type="date">
            <text:p>21/04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formula="of:=[$'cz.csv'.A60]" office:value-type="date" office:date-value="2020-04-22" calcext:value-type="date">
            <text:p>22/04/20</text:p>
          </table:table-cell>
          <table:table-cell table:formula="of:=[$'cz.csv'.I60]" office:value-type="float" office:value="0.46378194891802" calcext:value-type="float">
            <text:p>0.46378194891802</text:p>
          </table:table-cell>
          <table:table-cell table:formula="of:=EXP(-[.$A$2]*[$'cz.csv'.J60])" office:value-type="float" office:value="0.035723137071999" calcext:value-type="float">
            <text:p>0.035723137071999</text:p>
          </table:table-cell>
          <table:table-cell table:formula="of:=1-[.$A$4]*[$'cz.csv'.J60]" office:value-type="float" office:value="-3.32754586587589" calcext:value-type="float">
            <text:p>-3.32754586587589</text:p>
          </table:table-cell>
          <table:table-cell/>
          <table:table-cell table:style-name="ce4" table:formula="of:=[.B60]" office:value-type="date" office:date-value="2020-04-22" calcext:value-type="date">
            <text:p>22/04/20</text:p>
          </table:table-cell>
          <table:table-cell table:formula="of:=[.C60]*[.D60]*[.$A$6]" office:value-type="float" office:value="0.0197979595962131" calcext:value-type="float">
            <text:p>0.019797959596213</text:p>
          </table:table-cell>
          <table:table-cell table:formula="of:=[.$A$8]*[.C60]*[.E60]" office:value-type="float" office:value="-1.42984956117656" calcext:value-type="float">
            <text:p>-1.42984956117656</text:p>
          </table:table-cell>
          <table:table-cell table:number-columns-repeated="11"/>
          <table:table-cell table:style-name="ce4" table:formula="of:=[$'cz.csv'.A60]" office:value-type="date" office:date-value="2020-04-22" calcext:value-type="date">
            <text:p>22/04/20</text:p>
          </table:table-cell>
          <table:table-cell table:formula="of:=[$'cz.csv'.B60]-[$'cz.csv'.B59]" office:value-type="float" office:value="39" calcext:value-type="float">
            <text:p>39</text:p>
          </table:table-cell>
          <table:table-cell/>
          <table:table-cell table:style-name="ce4" table:formula="of:=[.U60]" office:value-type="date" office:date-value="2020-04-22" calcext:value-type="date">
            <text:p>22/04/20</text:p>
          </table:table-cell>
          <table:table-cell table:formula="of:=[$'cz.csv'.C60]-[$'cz.csv'.C59]" office:value-type="float" office:value="76" calcext:value-type="float">
            <text:p>76</text:p>
          </table:table-cell>
          <table:table-cell/>
          <table:table-cell table:style-name="ce4" table:formula="of:=[.X60]" office:value-type="date" office:date-value="2020-04-22" calcext:value-type="date">
            <text:p>22/04/20</text:p>
          </table:table-cell>
          <table:table-cell table:formula="of:=[$'cz.csv'.E60]-[$'cz.csv'.E59]" office:value-type="float" office:value="7" calcext:value-type="float">
            <text:p>7</text:p>
          </table:table-cell>
          <table:table-cell/>
          <table:table-cell table:style-name="ce4" table:formula="of:=[.AA60]" office:value-type="date" office:date-value="2020-04-22" calcext:value-type="date">
            <text:p>22/04/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4" table:formula="of:=[$'cz.csv'.A61]" office:value-type="date" office:date-value="2020-04-23" calcext:value-type="date">
            <text:p>23/04/20</text:p>
          </table:table-cell>
          <table:table-cell table:formula="of:=[$'cz.csv'.I61]" office:value-type="float" office:value="0.465833003434527" calcext:value-type="float">
            <text:p>0.465833003434527</text:p>
          </table:table-cell>
          <table:table-cell table:formula="of:=EXP(-[.$A$2]*[$'cz.csv'.J61])" office:value-type="float" office:value="0.0361598216501049" calcext:value-type="float">
            <text:p>0.036159821650105</text:p>
          </table:table-cell>
          <table:table-cell table:formula="of:=1-[.$A$4]*[$'cz.csv'.J61]" office:value-type="float" office:value="-3.31176540878561" calcext:value-type="float">
            <text:p>-3.31176540878561</text:p>
          </table:table-cell>
          <table:table-cell/>
          <table:table-cell table:style-name="ce4" table:formula="of:=[.B61]" office:value-type="date" office:date-value="2020-04-23" calcext:value-type="date">
            <text:p>23/04/20</text:p>
          </table:table-cell>
          <table:table-cell table:formula="of:=[.C61]*[.D61]*[.$A$6]" office:value-type="float" office:value="0.0201285984627459" calcext:value-type="float">
            <text:p>0.020128598462746</text:p>
          </table:table-cell>
          <table:table-cell table:formula="of:=[.$A$8]*[.C61]*[.E61]" office:value-type="float" office:value="-1.42936214040176" calcext:value-type="float">
            <text:p>-1.42936214040176</text:p>
          </table:table-cell>
          <table:table-cell table:number-columns-repeated="11"/>
          <table:table-cell table:style-name="ce4" table:formula="of:=[$'cz.csv'.A61]" office:value-type="date" office:date-value="2020-04-23" calcext:value-type="date">
            <text:p>23/04/20</text:p>
          </table:table-cell>
          <table:table-cell table:formula="of:=[$'cz.csv'.B61]-[$'cz.csv'.B60]" office:value-type="float" office:value="33" calcext:value-type="float">
            <text:p>33</text:p>
          </table:table-cell>
          <table:table-cell/>
          <table:table-cell table:style-name="ce4" table:formula="of:=[.U61]" office:value-type="date" office:date-value="2020-04-23" calcext:value-type="date">
            <text:p>23/04/20</text:p>
          </table:table-cell>
          <table:table-cell table:formula="of:=[$'cz.csv'.C61]-[$'cz.csv'.C60]" office:value-type="float" office:value="48" calcext:value-type="float">
            <text:p>48</text:p>
          </table:table-cell>
          <table:table-cell/>
          <table:table-cell table:style-name="ce4" table:formula="of:=[.X61]" office:value-type="date" office:date-value="2020-04-23" calcext:value-type="date">
            <text:p>23/04/20</text:p>
          </table:table-cell>
          <table:table-cell table:formula="of:=[$'cz.csv'.E61]-[$'cz.csv'.E60]" office:value-type="float" office:value="2" calcext:value-type="float">
            <text:p>2</text:p>
          </table:table-cell>
          <table:table-cell/>
          <table:table-cell table:style-name="ce4" table:formula="of:=[.AA61]" office:value-type="date" office:date-value="2020-04-23" calcext:value-type="date">
            <text:p>23/04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62]" office:value-type="date" office:date-value="2020-04-24" calcext:value-type="date">
            <text:p>24/04/20</text:p>
          </table:table-cell>
          <table:table-cell table:formula="of:=[$'cz.csv'.I62]" office:value-type="float" office:value="0.476180579353816" calcext:value-type="float">
            <text:p>0.476180579353816</text:p>
          </table:table-cell>
          <table:table-cell table:formula="of:=EXP(-[.$A$2]*[$'cz.csv'.J62])" office:value-type="float" office:value="0.0365919932679769" calcext:value-type="float">
            <text:p>0.036591993267977</text:p>
          </table:table-cell>
          <table:table-cell table:formula="of:=1-[.$A$4]*[$'cz.csv'.J62]" office:value-type="float" office:value="-3.2963345589753" calcext:value-type="float">
            <text:p>-3.2963345589753</text:p>
          </table:table-cell>
          <table:table-cell/>
          <table:table-cell table:style-name="ce4" table:formula="of:=[.B62]" office:value-type="date" office:date-value="2020-04-24" calcext:value-type="date">
            <text:p>24/04/20</text:p>
          </table:table-cell>
          <table:table-cell table:formula="of:=[.C62]*[.D62]*[.$A$6]" office:value-type="float" office:value="0.0208216311502005" calcext:value-type="float">
            <text:p>0.020821631150201</text:p>
          </table:table-cell>
          <table:table-cell table:formula="of:=[.$A$8]*[.C62]*[.E62]" office:value-type="float" office:value="-1.45430473304166" calcext:value-type="float">
            <text:p>-1.45430473304166</text:p>
          </table:table-cell>
          <table:table-cell table:number-columns-repeated="11"/>
          <table:table-cell table:style-name="ce4" table:formula="of:=[$'cz.csv'.A62]" office:value-type="date" office:date-value="2020-04-24" calcext:value-type="date">
            <text:p>24/04/20</text:p>
          </table:table-cell>
          <table:table-cell table:formula="of:=[$'cz.csv'.B62]-[$'cz.csv'.B61]" office:value-type="float" office:value="44" calcext:value-type="float">
            <text:p>44</text:p>
          </table:table-cell>
          <table:table-cell/>
          <table:table-cell table:style-name="ce4" table:formula="of:=[.U62]" office:value-type="date" office:date-value="2020-04-24" calcext:value-type="date">
            <text:p>24/04/20</text:p>
          </table:table-cell>
          <table:table-cell table:formula="of:=[$'cz.csv'.C62]-[$'cz.csv'.C61]" office:value-type="float" office:value="42" calcext:value-type="float">
            <text:p>42</text:p>
          </table:table-cell>
          <table:table-cell/>
          <table:table-cell table:style-name="ce4" table:formula="of:=[.X62]" office:value-type="date" office:date-value="2020-04-24" calcext:value-type="date">
            <text:p>24/04/20</text:p>
          </table:table-cell>
          <table:table-cell table:formula="of:=[$'cz.csv'.E62]-[$'cz.csv'.E61]" office:value-type="float" office:value="4" calcext:value-type="float">
            <text:p>4</text:p>
          </table:table-cell>
          <table:table-cell/>
          <table:table-cell table:style-name="ce4" table:formula="of:=[.AA62]" office:value-type="date" office:date-value="2020-04-24" calcext:value-type="date">
            <text:p>24/04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63]" office:value-type="date" office:date-value="2020-04-25" calcext:value-type="date">
            <text:p>25/04/20</text:p>
          </table:table-cell>
          <table:table-cell table:formula="of:=[$'cz.csv'.I63]" office:value-type="float" office:value="0.486528155273104" calcext:value-type="float">
            <text:p>0.486528155273104</text:p>
          </table:table-cell>
          <table:table-cell table:formula="of:=EXP(-[.$A$2]*[$'cz.csv'.J63])" office:value-type="float" office:value="0.0370293300746903" calcext:value-type="float">
            <text:p>0.03702933007469</text:p>
          </table:table-cell>
          <table:table-cell table:formula="of:=1-[.$A$4]*[$'cz.csv'.J63]" office:value-type="float" office:value="-3.28090370916499" calcext:value-type="float">
            <text:p>-3.28090370916499</text:p>
          </table:table-cell>
          <table:table-cell/>
          <table:table-cell table:style-name="ce4" table:formula="of:=[.B63]" office:value-type="date" office:date-value="2020-04-25" calcext:value-type="date">
            <text:p>25/04/20</text:p>
          </table:table-cell>
          <table:table-cell table:formula="of:=[.C63]*[.D63]*[.$A$6]" office:value-type="float" office:value="0.0215283544500748" calcext:value-type="float">
            <text:p>0.021528354450075</text:p>
          </table:table-cell>
          <table:table-cell table:formula="of:=[.$A$8]*[.C63]*[.E63]" office:value-type="float" office:value="-1.47895144887938" calcext:value-type="float">
            <text:p>-1.47895144887938</text:p>
          </table:table-cell>
          <table:table-cell table:number-columns-repeated="11"/>
          <table:table-cell table:style-name="ce4" table:formula="of:=[$'cz.csv'.A63]" office:value-type="date" office:date-value="2020-04-25" calcext:value-type="date">
            <text:p>25/04/20</text:p>
          </table:table-cell>
          <table:table-cell table:formula="of:=[$'cz.csv'.B63]-[$'cz.csv'.B62]" office:value-type="float" office:value="29" calcext:value-type="float">
            <text:p>29</text:p>
          </table:table-cell>
          <table:table-cell/>
          <table:table-cell table:style-name="ce4" table:formula="of:=[.U63]" office:value-type="date" office:date-value="2020-04-25" calcext:value-type="date">
            <text:p>25/04/20</text:p>
          </table:table-cell>
          <table:table-cell table:formula="of:=[$'cz.csv'.C63]-[$'cz.csv'.C62]" office:value-type="float" office:value="29" calcext:value-type="float">
            <text:p>29</text:p>
          </table:table-cell>
          <table:table-cell/>
          <table:table-cell table:style-name="ce4" table:formula="of:=[.X63]" office:value-type="date" office:date-value="2020-04-25" calcext:value-type="date">
            <text:p>25/04/20</text:p>
          </table:table-cell>
          <table:table-cell table:formula="of:=[$'cz.csv'.E63]-[$'cz.csv'.E62]" office:value-type="float" office:value="4" calcext:value-type="float">
            <text:p>4</text:p>
          </table:table-cell>
          <table:table-cell/>
          <table:table-cell table:style-name="ce4" table:formula="of:=[.AA63]" office:value-type="date" office:date-value="2020-04-25" calcext:value-type="date">
            <text:p>25/04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64]" office:value-type="date" office:date-value="2020-04-26" calcext:value-type="date">
            <text:p>26/04/20</text:p>
          </table:table-cell>
          <table:table-cell table:formula="of:=[$'cz.csv'.I64]" office:value-type="float" office:value="0.496875731192393" calcext:value-type="float">
            <text:p>0.496875731192393</text:p>
          </table:table-cell>
          <table:table-cell table:formula="of:=EXP(-[.$A$2]*[$'cz.csv'.J64])" office:value-type="float" office:value="0.0374718938030722" calcext:value-type="float">
            <text:p>0.037471893803072</text:p>
          </table:table-cell>
          <table:table-cell table:formula="of:=1-[.$A$4]*[$'cz.csv'.J64]" office:value-type="float" office:value="-3.26547285935468" calcext:value-type="float">
            <text:p>-3.26547285935468</text:p>
          </table:table-cell>
          <table:table-cell/>
          <table:table-cell table:style-name="ce4" table:formula="of:=[.B64]" office:value-type="date" office:date-value="2020-04-26" calcext:value-type="date">
            <text:p>26/04/20</text:p>
          </table:table-cell>
          <table:table-cell table:formula="of:=[.C64]*[.D64]*[.$A$6]" office:value-type="float" office:value="0.0222489966196764" calcext:value-type="float">
            <text:p>0.022248996619677</text:p>
          </table:table-cell>
          <table:table-cell table:formula="of:=[.$A$8]*[.C64]*[.E64]" office:value-type="float" office:value="-1.50330228791495" calcext:value-type="float">
            <text:p>-1.50330228791495</text:p>
          </table:table-cell>
          <table:table-cell table:number-columns-repeated="11"/>
          <table:table-cell table:style-name="ce4" table:formula="of:=[$'cz.csv'.A64]" office:value-type="date" office:date-value="2020-04-26" calcext:value-type="date">
            <text:p>26/04/20</text:p>
          </table:table-cell>
          <table:table-cell table:formula="of:=[$'cz.csv'.B64]-[$'cz.csv'.B63]" office:value-type="float" office:value="16" calcext:value-type="float">
            <text:p>16</text:p>
          </table:table-cell>
          <table:table-cell/>
          <table:table-cell table:style-name="ce4" table:formula="of:=[.U64]" office:value-type="date" office:date-value="2020-04-26" calcext:value-type="date">
            <text:p>26/04/20</text:p>
          </table:table-cell>
          <table:table-cell table:formula="of:=[$'cz.csv'.C64]-[$'cz.csv'.C63]" office:value-type="float" office:value="14" calcext:value-type="float">
            <text:p>14</text:p>
          </table:table-cell>
          <table:table-cell/>
          <table:table-cell table:style-name="ce4" table:formula="of:=[.X64]" office:value-type="date" office:date-value="2020-04-26" calcext:value-type="date">
            <text:p>26/04/20</text:p>
          </table:table-cell>
          <table:table-cell table:formula="of:=[$'cz.csv'.E64]-[$'cz.csv'.E63]" office:value-type="float" office:value="2" calcext:value-type="float">
            <text:p>2</text:p>
          </table:table-cell>
          <table:table-cell/>
          <table:table-cell table:style-name="ce4" table:formula="of:=[.AA64]" office:value-type="date" office:date-value="2020-04-26" calcext:value-type="date">
            <text:p>26/04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65]" office:value-type="date" office:date-value="2020-04-27" calcext:value-type="date">
            <text:p>27/04/20</text:p>
          </table:table-cell>
          <table:table-cell table:formula="of:=[$'cz.csv'.I65]" office:value-type="float" office:value="0.507223307111681" calcext:value-type="float">
            <text:p>0.507223307111681</text:p>
          </table:table-cell>
          <table:table-cell table:formula="of:=EXP(-[.$A$2]*[$'cz.csv'.J65])" office:value-type="float" office:value="0.0379197469237624" calcext:value-type="float">
            <text:p>0.037919746923763</text:p>
          </table:table-cell>
          <table:table-cell table:formula="of:=1-[.$A$4]*[$'cz.csv'.J65]" office:value-type="float" office:value="-3.25004200954437" calcext:value-type="float">
            <text:p>-3.25004200954437</text:p>
          </table:table-cell>
          <table:table-cell/>
          <table:table-cell table:style-name="ce4" table:formula="of:=[.B65]" office:value-type="date" office:date-value="2020-04-27" calcext:value-type="date">
            <text:p>27/04/20</text:p>
          </table:table-cell>
          <table:table-cell table:formula="of:=[.C65]*[.D65]*[.$A$6]" office:value-type="float" office:value="0.0229837894168298" calcext:value-type="float">
            <text:p>0.02298378941683</text:p>
          </table:table-cell>
          <table:table-cell table:formula="of:=[.$A$8]*[.C65]*[.E65]" office:value-type="float" office:value="-1.52735725014836" calcext:value-type="float">
            <text:p>-1.52735725014836</text:p>
          </table:table-cell>
          <table:table-cell table:number-columns-repeated="11"/>
          <table:table-cell table:style-name="ce4" table:formula="of:=[$'cz.csv'.A65]" office:value-type="date" office:date-value="2020-04-27" calcext:value-type="date">
            <text:p>27/04/20</text:p>
          </table:table-cell>
          <table:table-cell table:formula="of:=[$'cz.csv'.B65]-[$'cz.csv'.B64]" office:value-type="float" office:value="29" calcext:value-type="float">
            <text:p>29</text:p>
          </table:table-cell>
          <table:table-cell/>
          <table:table-cell table:style-name="ce4" table:formula="of:=[.U65]" office:value-type="date" office:date-value="2020-04-27" calcext:value-type="date">
            <text:p>27/04/20</text:p>
          </table:table-cell>
          <table:table-cell table:formula="of:=[$'cz.csv'.C65]-[$'cz.csv'.C64]" office:value-type="float" office:value="38" calcext:value-type="float">
            <text:p>38</text:p>
          </table:table-cell>
          <table:table-cell/>
          <table:table-cell table:style-name="ce4" table:formula="of:=[.X65]" office:value-type="date" office:date-value="2020-04-27" calcext:value-type="date">
            <text:p>27/04/20</text:p>
          </table:table-cell>
          <table:table-cell table:formula="of:=[$'cz.csv'.E65]-[$'cz.csv'.E64]" office:value-type="float" office:value="3" calcext:value-type="float">
            <text:p>3</text:p>
          </table:table-cell>
          <table:table-cell/>
          <table:table-cell table:style-name="ce4" table:formula="of:=[.AA65]" office:value-type="date" office:date-value="2020-04-27" calcext:value-type="date">
            <text:p>27/04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66]" office:value-type="date" office:date-value="2020-04-28" calcext:value-type="date">
            <text:p>28/04/20</text:p>
          </table:table-cell>
          <table:table-cell table:formula="of:=[$'cz.csv'.I66]" office:value-type="float" office:value="0.51757088303097" calcext:value-type="float">
            <text:p>0.51757088303097</text:p>
          </table:table-cell>
          <table:table-cell table:formula="of:=EXP(-[.$A$2]*[$'cz.csv'.J66])" office:value-type="float" office:value="0.0383729526540316" calcext:value-type="float">
            <text:p>0.038372952654032</text:p>
          </table:table-cell>
          <table:table-cell table:formula="of:=1-[.$A$4]*[$'cz.csv'.J66]" office:value-type="float" office:value="-3.23461115973406" calcext:value-type="float">
            <text:p>-3.23461115973406</text:p>
          </table:table-cell>
          <table:table-cell/>
          <table:table-cell table:style-name="ce4" table:formula="of:=[.B66]" office:value-type="date" office:date-value="2020-04-28" calcext:value-type="date">
            <text:p>28/04/20</text:p>
          </table:table-cell>
          <table:table-cell table:formula="of:=[.C66]*[.D66]*[.$A$6]" office:value-type="float" office:value="0.0237329681509453" calcext:value-type="float">
            <text:p>0.023732968150945</text:p>
          </table:table-cell>
          <table:table-cell table:formula="of:=[.$A$8]*[.C66]*[.E66]" office:value-type="float" office:value="-1.5511163355796" calcext:value-type="float">
            <text:p>-1.5511163355796</text:p>
          </table:table-cell>
          <table:table-cell table:number-columns-repeated="11"/>
          <table:table-cell table:style-name="ce4" table:formula="of:=[$'cz.csv'.A66]" office:value-type="date" office:date-value="2020-04-28" calcext:value-type="date">
            <text:p>28/04/20</text:p>
          </table:table-cell>
          <table:table-cell table:formula="of:=[$'cz.csv'.B66]-[$'cz.csv'.B65]" office:value-type="float" office:value="17" calcext:value-type="float">
            <text:p>17</text:p>
          </table:table-cell>
          <table:table-cell/>
          <table:table-cell table:style-name="ce4" table:formula="of:=[.U66]" office:value-type="date" office:date-value="2020-04-28" calcext:value-type="date">
            <text:p>28/04/20</text:p>
          </table:table-cell>
          <table:table-cell table:formula="of:=[$'cz.csv'.C66]-[$'cz.csv'.C65]" office:value-type="float" office:value="33" calcext:value-type="float">
            <text:p>33</text:p>
          </table:table-cell>
          <table:table-cell/>
          <table:table-cell table:style-name="ce4" table:formula="of:=[.X66]" office:value-type="date" office:date-value="2020-04-28" calcext:value-type="date">
            <text:p>28/04/20</text:p>
          </table:table-cell>
          <table:table-cell table:formula="of:=[$'cz.csv'.E66]-[$'cz.csv'.E65]" office:value-type="float" office:value="4" calcext:value-type="float">
            <text:p>4</text:p>
          </table:table-cell>
          <table:table-cell/>
          <table:table-cell table:style-name="ce4" table:formula="of:=[.AA66]" office:value-type="date" office:date-value="2020-04-28" calcext:value-type="date">
            <text:p>28/04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67]" office:value-type="date" office:date-value="2020-04-29" calcext:value-type="date">
            <text:p>29/04/20</text:p>
          </table:table-cell>
          <table:table-cell table:formula="of:=[$'cz.csv'.I67]" office:value-type="float" office:value="0.527918458950258" calcext:value-type="float">
            <text:p>0.527918458950258</text:p>
          </table:table-cell>
          <table:table-cell table:formula="of:=EXP(-[.$A$2]*[$'cz.csv'.J67])" office:value-type="float" office:value="0.0388315749667047" calcext:value-type="float">
            <text:p>0.038831574966705</text:p>
          </table:table-cell>
          <table:table-cell table:formula="of:=1-[.$A$4]*[$'cz.csv'.J67]" office:value-type="float" office:value="-3.21918030992375" calcext:value-type="float">
            <text:p>-3.21918030992375</text:p>
          </table:table-cell>
          <table:table-cell/>
          <table:table-cell table:style-name="ce4" table:formula="of:=[.B67]" office:value-type="date" office:date-value="2020-04-29" calcext:value-type="date">
            <text:p>29/04/20</text:p>
          </table:table-cell>
          <table:table-cell table:formula="of:=[.C67]*[.D67]*[.$A$6]" office:value-type="float" office:value="0.0244967717348094" calcext:value-type="float">
            <text:p>0.024496771734809</text:p>
          </table:table-cell>
          <table:table-cell table:formula="of:=[.$A$8]*[.C67]*[.E67]" office:value-type="float" office:value="-1.57457954420868" calcext:value-type="float">
            <text:p>-1.57457954420868</text:p>
          </table:table-cell>
          <table:table-cell table:number-columns-repeated="11"/>
          <table:table-cell table:style-name="ce4" table:formula="of:=[$'cz.csv'.A67]" office:value-type="date" office:date-value="2020-04-29" calcext:value-type="date">
            <text:p>29/04/20</text:p>
          </table:table-cell>
          <table:table-cell table:formula="of:=[$'cz.csv'.B67]-[$'cz.csv'.B66]" office:value-type="float" office:value="28.8461538461499" calcext:value-type="float">
            <text:p>28.8461538461499</text:p>
          </table:table-cell>
          <table:table-cell/>
          <table:table-cell table:style-name="ce4" table:formula="of:=[.U67]" office:value-type="date" office:date-value="2020-04-29" calcext:value-type="date">
            <text:p>29/04/20</text:p>
          </table:table-cell>
          <table:table-cell table:formula="of:=[$'cz.csv'.C67]-[$'cz.csv'.C66]" office:value-type="float" office:value="46.1538461538503" calcext:value-type="float">
            <text:p>46.1538461538503</text:p>
          </table:table-cell>
          <table:table-cell/>
          <table:table-cell table:style-name="ce4" table:formula="of:=[.X67]" office:value-type="date" office:date-value="2020-04-29" calcext:value-type="date">
            <text:p>29/04/20</text:p>
          </table:table-cell>
          <table:table-cell table:formula="of:=[$'cz.csv'.E67]-[$'cz.csv'.E66]" office:value-type="float" office:value="0" calcext:value-type="float">
            <text:p>0</text:p>
          </table:table-cell>
          <table:table-cell/>
          <table:table-cell table:style-name="ce4" table:formula="of:=[.AA67]" office:value-type="date" office:date-value="2020-04-29" calcext:value-type="date">
            <text:p>29/04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68]" office:value-type="date" office:date-value="2020-04-30" calcext:value-type="date">
            <text:p>30/04/20</text:p>
          </table:table-cell>
          <table:table-cell table:formula="of:=[$'cz.csv'.I68]" office:value-type="float" office:value="0.538266034869547" calcext:value-type="float">
            <text:p>0.538266034869547</text:p>
          </table:table-cell>
          <table:table-cell table:formula="of:=EXP(-[.$A$2]*[$'cz.csv'.J68])" office:value-type="float" office:value="0.0392956785991913" calcext:value-type="float">
            <text:p>0.039295678599191</text:p>
          </table:table-cell>
          <table:table-cell table:formula="of:=1-[.$A$4]*[$'cz.csv'.J68]" office:value-type="float" office:value="-3.20374946011344" calcext:value-type="float">
            <text:p>-3.20374946011344</text:p>
          </table:table-cell>
          <table:table-cell/>
          <table:table-cell table:style-name="ce4" table:formula="of:=[.B68]" office:value-type="date" office:date-value="2020-04-30" calcext:value-type="date">
            <text:p>30/04/20</text:p>
          </table:table-cell>
          <table:table-cell table:formula="of:=[.C68]*[.D68]*[.$A$6]" office:value-type="float" office:value="0.0252754427371051" calcext:value-type="float">
            <text:p>0.025275442737105</text:p>
          </table:table-cell>
          <table:table-cell table:formula="of:=[.$A$8]*[.C68]*[.E68]" office:value-type="float" office:value="-1.5977468760356" calcext:value-type="float">
            <text:p>-1.5977468760356</text:p>
          </table:table-cell>
          <table:table-cell table:number-columns-repeated="11"/>
          <table:table-cell table:style-name="ce4" table:formula="of:=[$'cz.csv'.A68]" office:value-type="date" office:date-value="2020-04-30" calcext:value-type="date">
            <text:p>30/04/20</text:p>
          </table:table-cell>
          <table:table-cell table:formula="of:=[$'cz.csv'.B68]-[$'cz.csv'.B67]" office:value-type="float" office:value="36.24074074074" calcext:value-type="float">
            <text:p>36.24074074074</text:p>
          </table:table-cell>
          <table:table-cell/>
          <table:table-cell table:style-name="ce4" table:formula="of:=[.U68]" office:value-type="date" office:date-value="2020-04-30" calcext:value-type="date">
            <text:p>30/04/20</text:p>
          </table:table-cell>
          <table:table-cell table:formula="of:=[$'cz.csv'.C68]-[$'cz.csv'.C67]" office:value-type="float" office:value="66.75925925925" calcext:value-type="float">
            <text:p>66.75925925925</text:p>
          </table:table-cell>
          <table:table-cell/>
          <table:table-cell table:style-name="ce4" table:formula="of:=[.X68]" office:value-type="date" office:date-value="2020-04-30" calcext:value-type="date">
            <text:p>30/04/20</text:p>
          </table:table-cell>
          <table:table-cell table:formula="of:=[$'cz.csv'.E68]-[$'cz.csv'.E67]" office:value-type="float" office:value="9" calcext:value-type="float">
            <text:p>9</text:p>
          </table:table-cell>
          <table:table-cell/>
          <table:table-cell table:style-name="ce4" table:formula="of:=[.AA68]" office:value-type="date" office:date-value="2020-04-30" calcext:value-type="date">
            <text:p>30/04/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4" table:formula="of:=[$'cz.csv'.A69]" office:value-type="date" office:date-value="2020-05-01" calcext:value-type="date">
            <text:p>01/05/20</text:p>
          </table:table-cell>
          <table:table-cell table:formula="of:=[$'cz.csv'.I69]" office:value-type="float" office:value="0.542342829137162" calcext:value-type="float">
            <text:p>0.542342829137162</text:p>
          </table:table-cell>
          <table:table-cell table:formula="of:=EXP(-[.$A$2]*[$'cz.csv'.J69])" office:value-type="float" office:value="0.0397817055376803" calcext:value-type="float">
            <text:p>0.03978170553768</text:p>
          </table:table-cell>
          <table:table-cell table:formula="of:=1-[.$A$4]*[$'cz.csv'.J69]" office:value-type="float" office:value="-3.18778383817315" calcext:value-type="float">
            <text:p>-3.18778383817315</text:p>
          </table:table-cell>
          <table:table-cell/>
          <table:table-cell table:style-name="ce4" table:formula="of:=[.B69]" office:value-type="date" office:date-value="2020-05-01" calcext:value-type="date">
            <text:p>01/05/20</text:p>
          </table:table-cell>
          <table:table-cell table:formula="of:=[.C69]*[.D69]*[.$A$6]" office:value-type="float" office:value="0.0257818634017205" calcext:value-type="float">
            <text:p>0.025781863401721</text:p>
          </table:table-cell>
          <table:table-cell table:formula="of:=[.$A$8]*[.C69]*[.E69]" office:value-type="float" office:value="-1.6018255681959" calcext:value-type="float">
            <text:p>-1.6018255681959</text:p>
          </table:table-cell>
          <table:table-cell table:number-columns-repeated="11"/>
          <table:table-cell table:style-name="ce4" table:formula="of:=[$'cz.csv'.A69]" office:value-type="date" office:date-value="2020-05-01" calcext:value-type="date">
            <text:p>01/05/20</text:p>
          </table:table-cell>
          <table:table-cell table:formula="of:=[$'cz.csv'.B69]-[$'cz.csv'.B68]" office:value-type="float" office:value="25.2083333333401" calcext:value-type="float">
            <text:p>25.2083333333401</text:p>
          </table:table-cell>
          <table:table-cell/>
          <table:table-cell table:style-name="ce4" table:formula="of:=[.U69]" office:value-type="date" office:date-value="2020-05-01" calcext:value-type="date">
            <text:p>01/05/20</text:p>
          </table:table-cell>
          <table:table-cell table:formula="of:=[$'cz.csv'.C69]-[$'cz.csv'.C68]" office:value-type="float" office:value="29.7916666666697" calcext:value-type="float">
            <text:p>29.7916666666697</text:p>
          </table:table-cell>
          <table:table-cell/>
          <table:table-cell table:style-name="ce4" table:formula="of:=[.X69]" office:value-type="date" office:date-value="2020-05-01" calcext:value-type="date">
            <text:p>01/05/20</text:p>
          </table:table-cell>
          <table:table-cell table:formula="of:=[$'cz.csv'.E69]-[$'cz.csv'.E68]" office:value-type="float" office:value="4" calcext:value-type="float">
            <text:p>4</text:p>
          </table:table-cell>
          <table:table-cell/>
          <table:table-cell table:style-name="ce4" table:formula="of:=[.AA69]" office:value-type="date" office:date-value="2020-05-01" calcext:value-type="date">
            <text:p>01/05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70]" office:value-type="date" office:date-value="2020-05-02" calcext:value-type="date">
            <text:p>02/05/20</text:p>
          </table:table-cell>
          <table:table-cell table:formula="of:=[$'cz.csv'.I70]" office:value-type="float" office:value="0.546419623404777" calcext:value-type="float">
            <text:p>0.546419623404777</text:p>
          </table:table-cell>
          <table:table-cell table:formula="of:=EXP(-[.$A$2]*[$'cz.csv'.J70])" office:value-type="float" office:value="0.0402737438797985" calcext:value-type="float">
            <text:p>0.040273743879799</text:p>
          </table:table-cell>
          <table:table-cell table:formula="of:=1-[.$A$4]*[$'cz.csv'.J70]" office:value-type="float" office:value="-3.17181821623287" calcext:value-type="float">
            <text:p>-3.17181821623287</text:p>
          </table:table-cell>
          <table:table-cell/>
          <table:table-cell table:style-name="ce4" table:formula="of:=[.B70]" office:value-type="date" office:date-value="2020-05-02" calcext:value-type="date">
            <text:p>02/05/20</text:p>
          </table:table-cell>
          <table:table-cell table:formula="of:=[.C70]*[.D70]*[.$A$6]" office:value-type="float" office:value="0.0262969447459415" calcext:value-type="float">
            <text:p>0.026296944745942</text:p>
          </table:table-cell>
          <table:table-cell table:formula="of:=[.$A$8]*[.C70]*[.E70]" office:value-type="float" office:value="-1.60578364930926" calcext:value-type="float">
            <text:p>-1.60578364930926</text:p>
          </table:table-cell>
          <table:table-cell table:number-columns-repeated="11"/>
          <table:table-cell table:style-name="ce4" table:formula="of:=[$'cz.csv'.A70]" office:value-type="date" office:date-value="2020-05-02" calcext:value-type="date">
            <text:p>02/05/20</text:p>
          </table:table-cell>
          <table:table-cell table:formula="of:=[$'cz.csv'.B70]-[$'cz.csv'.B69]" office:value-type="float" office:value="8.6086956521699" calcext:value-type="float">
            <text:p>8.6086956521699</text:p>
          </table:table-cell>
          <table:table-cell/>
          <table:table-cell table:style-name="ce4" table:formula="of:=[.U70]" office:value-type="date" office:date-value="2020-05-02" calcext:value-type="date">
            <text:p>02/05/20</text:p>
          </table:table-cell>
          <table:table-cell table:formula="of:=[$'cz.csv'.C70]-[$'cz.csv'.C69]" office:value-type="float" office:value="9.39130434782965" calcext:value-type="float">
            <text:p>9.39130434782965</text:p>
          </table:table-cell>
          <table:table-cell/>
          <table:table-cell table:style-name="ce4" table:formula="of:=[.X70]" office:value-type="date" office:date-value="2020-05-02" calcext:value-type="date">
            <text:p>02/05/20</text:p>
          </table:table-cell>
          <table:table-cell table:formula="of:=[$'cz.csv'.E70]-[$'cz.csv'.E69]" office:value-type="float" office:value="5" calcext:value-type="float">
            <text:p>5</text:p>
          </table:table-cell>
          <table:table-cell/>
          <table:table-cell table:style-name="ce4" table:formula="of:=[.AA70]" office:value-type="date" office:date-value="2020-05-02" calcext:value-type="date">
            <text:p>02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71]" office:value-type="date" office:date-value="2020-05-03" calcext:value-type="date">
            <text:p>03/05/20</text:p>
          </table:table-cell>
          <table:table-cell table:formula="of:=[$'cz.csv'.I71]" office:value-type="float" office:value="0.550496417672393" calcext:value-type="float">
            <text:p>0.550496417672393</text:p>
          </table:table-cell>
          <table:table-cell table:formula="of:=EXP(-[.$A$2]*[$'cz.csv'.J71])" office:value-type="float" office:value="0.0407718889617668" calcext:value-type="float">
            <text:p>0.040771888961767</text:p>
          </table:table-cell>
          <table:table-cell table:formula="of:=1-[.$A$4]*[$'cz.csv'.J71]" office:value-type="float" office:value="-3.15585192582743" calcext:value-type="float">
            <text:p>-3.15585192582743</text:p>
          </table:table-cell>
          <table:table-cell/>
          <table:table-cell table:style-name="ce4" table:formula="of:=[.B71]" office:value-type="date" office:date-value="2020-05-03" calcext:value-type="date">
            <text:p>03/05/20</text:p>
          </table:table-cell>
          <table:table-cell table:formula="of:=[.C71]*[.D71]*[.$A$6]" office:value-type="float" office:value="0.0268208373407866" calcext:value-type="float">
            <text:p>0.026820837340787</text:p>
          </table:table-cell>
          <table:table-cell table:formula="of:=[.$A$8]*[.C71]*[.E71]" office:value-type="float" office:value="-1.60962077842959" calcext:value-type="float">
            <text:p>-1.60962077842959</text:p>
          </table:table-cell>
          <table:table-cell table:number-columns-repeated="11"/>
          <table:table-cell table:style-name="ce4" table:formula="of:=[$'cz.csv'.A71]" office:value-type="date" office:date-value="2020-05-03" calcext:value-type="date">
            <text:p>03/05/20</text:p>
          </table:table-cell>
          <table:table-cell table:formula="of:=[$'cz.csv'.B71]-[$'cz.csv'.B70]" office:value-type="float" office:value="7.2800000000002" calcext:value-type="float">
            <text:p>7.2800000000002</text:p>
          </table:table-cell>
          <table:table-cell/>
          <table:table-cell table:style-name="ce4" table:formula="of:=[.U71]" office:value-type="date" office:date-value="2020-05-03" calcext:value-type="date">
            <text:p>03/05/20</text:p>
          </table:table-cell>
          <table:table-cell table:formula="of:=[$'cz.csv'.C71]-[$'cz.csv'.C70]" office:value-type="float" office:value="18.7200000000003" calcext:value-type="float">
            <text:p>18.7200000000003</text:p>
          </table:table-cell>
          <table:table-cell/>
          <table:table-cell table:style-name="ce4" table:formula="of:=[.X71]" office:value-type="date" office:date-value="2020-05-03" calcext:value-type="date">
            <text:p>03/05/20</text:p>
          </table:table-cell>
          <table:table-cell table:formula="of:=[$'cz.csv'.E71]-[$'cz.csv'.E70]" office:value-type="float" office:value="3" calcext:value-type="float">
            <text:p>3</text:p>
          </table:table-cell>
          <table:table-cell/>
          <table:table-cell table:style-name="ce4" table:formula="of:=[.AA71]" office:value-type="date" office:date-value="2020-05-03" calcext:value-type="date">
            <text:p>03/05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4" table:formula="of:=[$'cz.csv'.A72]" office:value-type="date" office:date-value="2020-05-04" calcext:value-type="date">
            <text:p>04/05/20</text:p>
          </table:table-cell>
          <table:table-cell table:formula="of:=[$'cz.csv'.I72]" office:value-type="float" office:value="0.554573211940008" calcext:value-type="float">
            <text:p>0.554573211940008</text:p>
          </table:table-cell>
          <table:table-cell table:formula="of:=EXP(-[.$A$2]*[$'cz.csv'.J72])" office:value-type="float" office:value="0.0412761743456795" calcext:value-type="float">
            <text:p>0.04127617434568</text:p>
          </table:table-cell>
          <table:table-cell table:formula="of:=1-[.$A$4]*[$'cz.csv'.J72]" office:value-type="float" office:value="-3.13988630388715" calcext:value-type="float">
            <text:p>-3.13988630388715</text:p>
          </table:table-cell>
          <table:table-cell/>
          <table:table-cell table:style-name="ce4" table:formula="of:=[.B72]" office:value-type="date" office:date-value="2020-05-04" calcext:value-type="date">
            <text:p>04/05/20</text:p>
          </table:table-cell>
          <table:table-cell table:formula="of:=[.C72]*[.D72]*[.$A$6]" office:value-type="float" office:value="0.0273536526774402" calcext:value-type="float">
            <text:p>0.02735365267744</text:p>
          </table:table-cell>
          <table:table-cell table:formula="of:=[.$A$8]*[.C72]*[.E72]" office:value-type="float" office:value="-1.61333763492415" calcext:value-type="float">
            <text:p>-1.61333763492415</text:p>
          </table:table-cell>
          <table:table-cell table:number-columns-repeated="11"/>
          <table:table-cell table:style-name="ce4" table:formula="of:=[$'cz.csv'.A72]" office:value-type="date" office:date-value="2020-05-04" calcext:value-type="date">
            <text:p>04/05/20</text:p>
          </table:table-cell>
          <table:table-cell table:formula="of:=[$'cz.csv'.B72]-[$'cz.csv'.B71]" office:value-type="float" office:value="17.9325842696599" calcext:value-type="float">
            <text:p>17.9325842696599</text:p>
          </table:table-cell>
          <table:table-cell/>
          <table:table-cell table:style-name="ce4" table:formula="of:=[.U72]" office:value-type="date" office:date-value="2020-05-04" calcext:value-type="date">
            <text:p>04/05/20</text:p>
          </table:table-cell>
          <table:table-cell table:formula="of:=[$'cz.csv'.C72]-[$'cz.csv'.C71]" office:value-type="float" office:value="20.0674157303401" calcext:value-type="float">
            <text:p>20.0674157303401</text:p>
          </table:table-cell>
          <table:table-cell/>
          <table:table-cell table:style-name="ce4" table:formula="of:=[.X72]" office:value-type="date" office:date-value="2020-05-04" calcext:value-type="date">
            <text:p>04/05/20</text:p>
          </table:table-cell>
          <table:table-cell table:formula="of:=[$'cz.csv'.E72]-[$'cz.csv'.E71]" office:value-type="float" office:value="4" calcext:value-type="float">
            <text:p>4</text:p>
          </table:table-cell>
          <table:table-cell/>
          <table:table-cell table:style-name="ce4" table:formula="of:=[.AA72]" office:value-type="date" office:date-value="2020-05-04" calcext:value-type="date">
            <text:p>04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73]" office:value-type="date" office:date-value="2020-05-05" calcext:value-type="date">
            <text:p>05/05/20</text:p>
          </table:table-cell>
          <table:table-cell table:formula="of:=[$'cz.csv'.I73]" office:value-type="float" office:value="0.558650006207623" calcext:value-type="float">
            <text:p>0.558650006207623</text:p>
          </table:table-cell>
          <table:table-cell table:formula="of:=EXP(-[.$A$2]*[$'cz.csv'.J73])" office:value-type="float" office:value="0.0417866969620311" calcext:value-type="float">
            <text:p>0.041786696962031</text:p>
          </table:table-cell>
          <table:table-cell table:formula="of:=1-[.$A$4]*[$'cz.csv'.J73]" office:value-type="float" office:value="-3.12392068194687" calcext:value-type="float">
            <text:p>-3.12392068194687</text:p>
          </table:table-cell>
          <table:table-cell/>
          <table:table-cell table:style-name="ce4" table:formula="of:=[.B73]" office:value-type="date" office:date-value="2020-05-05" calcext:value-type="date">
            <text:p>05/05/20</text:p>
          </table:table-cell>
          <table:table-cell table:formula="of:=[.C73]*[.D73]*[.$A$6]" office:value-type="float" office:value="0.02789554520394" calcext:value-type="float">
            <text:p>0.02789554520394</text:p>
          </table:table-cell>
          <table:table-cell table:formula="of:=[.$A$8]*[.C73]*[.E73]" office:value-type="float" office:value="-1.61693388037178" calcext:value-type="float">
            <text:p>-1.61693388037178</text:p>
          </table:table-cell>
          <table:table-cell table:number-columns-repeated="11"/>
          <table:table-cell table:style-name="ce4" table:formula="of:=[$'cz.csv'.A73]" office:value-type="date" office:date-value="2020-05-05" calcext:value-type="date">
            <text:p>05/05/20</text:p>
          </table:table-cell>
          <table:table-cell table:formula="of:=[$'cz.csv'.B73]-[$'cz.csv'.B72]" office:value-type="float" office:value="27.1126760563402" calcext:value-type="float">
            <text:p>27.1126760563402</text:p>
          </table:table-cell>
          <table:table-cell/>
          <table:table-cell table:style-name="ce4" table:formula="of:=[.U73]" office:value-type="date" office:date-value="2020-05-05" calcext:value-type="date">
            <text:p>05/05/20</text:p>
          </table:table-cell>
          <table:table-cell table:formula="of:=[$'cz.csv'.C73]-[$'cz.csv'.C72]" office:value-type="float" office:value="49.8873239436598" calcext:value-type="float">
            <text:p>49.8873239436598</text:p>
          </table:table-cell>
          <table:table-cell/>
          <table:table-cell table:style-name="ce4" table:formula="of:=[.X73]" office:value-type="date" office:date-value="2020-05-05" calcext:value-type="date">
            <text:p>05/05/20</text:p>
          </table:table-cell>
          <table:table-cell table:formula="of:=[$'cz.csv'.E73]-[$'cz.csv'.E72]" office:value-type="float" office:value="5" calcext:value-type="float">
            <text:p>5</text:p>
          </table:table-cell>
          <table:table-cell/>
          <table:table-cell table:style-name="ce4" table:formula="of:=[.AA73]"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74]" office:value-type="date" office:date-value="2020-05-06" calcext:value-type="date">
            <text:p>06/05/20</text:p>
          </table:table-cell>
          <table:table-cell table:formula="of:=[$'cz.csv'.I74]" office:value-type="float" office:value="0.562726800475238" calcext:value-type="float">
            <text:p>0.562726800475238</text:p>
          </table:table-cell>
          <table:table-cell table:formula="of:=EXP(-[.$A$2]*[$'cz.csv'.J74])" office:value-type="float" office:value="0.0423035339557672" calcext:value-type="float">
            <text:p>0.042303533955767</text:p>
          </table:table-cell>
          <table:table-cell table:formula="of:=1-[.$A$4]*[$'cz.csv'.J74]" office:value-type="float" office:value="-3.10795506000658" calcext:value-type="float">
            <text:p>-3.10795506000658</text:p>
          </table:table-cell>
          <table:table-cell/>
          <table:table-cell table:style-name="ce4" table:formula="of:=[.B74]" office:value-type="date" office:date-value="2020-05-06" calcext:value-type="date">
            <text:p>06/05/20</text:p>
          </table:table-cell>
          <table:table-cell table:formula="of:=[.C74]*[.D74]*[.$A$6]" office:value-type="float" office:value="0.0284466579525414" calcext:value-type="float">
            <text:p>0.028446657952541</text:p>
          </table:table-cell>
          <table:table-cell table:formula="of:=[.$A$8]*[.C74]*[.E74]" office:value-type="float" office:value="-1.62040951477247" calcext:value-type="float">
            <text:p>-1.62040951477247</text:p>
          </table:table-cell>
          <table:table-cell table:number-columns-repeated="11"/>
          <table:table-cell table:style-name="ce4" table:formula="of:=[$'cz.csv'.A74]" office:value-type="date" office:date-value="2020-05-06" calcext:value-type="date">
            <text:p>06/05/20</text:p>
          </table:table-cell>
          <table:table-cell table:formula="of:=[$'cz.csv'.B74]-[$'cz.csv'.B73]" office:value-type="float" office:value="29.7818181818197" calcext:value-type="float">
            <text:p>29.7818181818197</text:p>
          </table:table-cell>
          <table:table-cell/>
          <table:table-cell table:style-name="ce4" table:formula="of:=[.U74]" office:value-type="date" office:date-value="2020-05-06" calcext:value-type="date">
            <text:p>06/05/20</text:p>
          </table:table-cell>
          <table:table-cell table:formula="of:=[$'cz.csv'.C74]-[$'cz.csv'.C73]" office:value-type="float" office:value="48.2181818181798" calcext:value-type="float">
            <text:p>48.2181818181798</text:p>
          </table:table-cell>
          <table:table-cell/>
          <table:table-cell table:style-name="ce4" table:formula="of:=[.X74]" office:value-type="date" office:date-value="2020-05-06" calcext:value-type="date">
            <text:p>06/05/20</text:p>
          </table:table-cell>
          <table:table-cell table:formula="of:=[$'cz.csv'.E74]-[$'cz.csv'.E73]" office:value-type="float" office:value="5" calcext:value-type="float">
            <text:p>5</text:p>
          </table:table-cell>
          <table:table-cell/>
          <table:table-cell table:style-name="ce4" table:formula="of:=[.AA74]" office:value-type="date" office:date-value="2020-05-06" calcext:value-type="date">
            <text:p>06/05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4" table:formula="of:=[$'cz.csv'.A75]" office:value-type="date" office:date-value="2020-05-07" calcext:value-type="date">
            <text:p>07/05/20</text:p>
          </table:table-cell>
          <table:table-cell table:formula="of:=[$'cz.csv'.I75]" office:value-type="float" office:value="0.566803594742854" calcext:value-type="float">
            <text:p>0.566803594742854</text:p>
          </table:table-cell>
          <table:table-cell table:formula="of:=EXP(-[.$A$2]*[$'cz.csv'.J75])" office:value-type="float" office:value="0.0428267854680388" calcext:value-type="float">
            <text:p>0.042826785468039</text:p>
          </table:table-cell>
          <table:table-cell table:formula="of:=1-[.$A$4]*[$'cz.csv'.J75]" office:value-type="float" office:value="-3.09198876960114" calcext:value-type="float">
            <text:p>-3.09198876960114</text:p>
          </table:table-cell>
          <table:table-cell/>
          <table:table-cell table:style-name="ce4" table:formula="of:=[.B75]" office:value-type="date" office:date-value="2020-05-07" calcext:value-type="date">
            <text:p>07/05/20</text:p>
          </table:table-cell>
          <table:table-cell table:formula="of:=[.C75]*[.D75]*[.$A$6]" office:value-type="float" office:value="0.0290071510344271" calcext:value-type="float">
            <text:p>0.029007151034427</text:p>
          </table:table-cell>
          <table:table-cell table:formula="of:=[.$A$8]*[.C75]*[.E75]" office:value-type="float" office:value="-1.62376418708039" calcext:value-type="float">
            <text:p>-1.62376418708039</text:p>
          </table:table-cell>
          <table:table-cell table:number-columns-repeated="11"/>
          <table:table-cell table:style-name="ce4" table:formula="of:=[$'cz.csv'.A75]" office:value-type="date" office:date-value="2020-05-07" calcext:value-type="date">
            <text:p>07/05/20</text:p>
          </table:table-cell>
          <table:table-cell table:formula="of:=[$'cz.csv'.B75]-[$'cz.csv'.B74]" office:value-type="float" office:value="24.9375" calcext:value-type="float">
            <text:p>24.9375</text:p>
          </table:table-cell>
          <table:table-cell/>
          <table:table-cell table:style-name="ce4" table:formula="of:=[.U75]" office:value-type="date" office:date-value="2020-05-07" calcext:value-type="date">
            <text:p>07/05/20</text:p>
          </table:table-cell>
          <table:table-cell table:formula="of:=[$'cz.csv'.C75]-[$'cz.csv'.C74]" office:value-type="float" office:value="32.0625" calcext:value-type="float">
            <text:p>32.0625</text:p>
          </table:table-cell>
          <table:table-cell/>
          <table:table-cell table:style-name="ce4" table:formula="of:=[.X75]" office:value-type="date" office:date-value="2020-05-07" calcext:value-type="date">
            <text:p>07/05/20</text:p>
          </table:table-cell>
          <table:table-cell table:formula="of:=[$'cz.csv'.E75]-[$'cz.csv'.E74]" office:value-type="float" office:value="8" calcext:value-type="float">
            <text:p>8</text:p>
          </table:table-cell>
          <table:table-cell/>
          <table:table-cell table:style-name="ce4" table:formula="of:=[.AA75]" office:value-type="date" office:date-value="2020-05-07" calcext:value-type="date">
            <text:p>07/05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76]" office:value-type="date" office:date-value="2020-05-08" calcext:value-type="date">
            <text:p>08/05/20</text:p>
          </table:table-cell>
          <table:table-cell table:formula="of:=[$'cz.csv'.I76]" office:value-type="float" office:value="0.579073445590791" calcext:value-type="float">
            <text:p>0.579073445590791</text:p>
          </table:table-cell>
          <table:table-cell table:formula="of:=EXP(-[.$A$2]*[$'cz.csv'.J76])" office:value-type="float" office:value="0.0433449516011532" calcext:value-type="float">
            <text:p>0.043344951601153</text:p>
          </table:table-cell>
          <table:table-cell table:formula="of:=1-[.$A$4]*[$'cz.csv'.J76]" office:value-type="float" office:value="-3.07636874414985" calcext:value-type="float">
            <text:p>-3.07636874414985</text:p>
          </table:table-cell>
          <table:table-cell/>
          <table:table-cell table:style-name="ce4" table:formula="of:=[.B76]" office:value-type="date" office:date-value="2020-05-08" calcext:value-type="date">
            <text:p>08/05/20</text:p>
          </table:table-cell>
          <table:table-cell table:formula="of:=[.C76]*[.D76]*[.$A$6]" office:value-type="float" office:value="0.0299936400174976" calcext:value-type="float">
            <text:p>0.029993640017498</text:p>
          </table:table-cell>
          <table:table-cell table:formula="of:=[.$A$8]*[.C76]*[.E76]" office:value-type="float" office:value="-1.65053407676357" calcext:value-type="float">
            <text:p>-1.65053407676357</text:p>
          </table:table-cell>
          <table:table-cell table:number-columns-repeated="11"/>
          <table:table-cell table:style-name="ce4" table:formula="of:=[$'cz.csv'.A76]" office:value-type="date" office:date-value="2020-05-08" calcext:value-type="date">
            <text:p>08/05/20</text:p>
          </table:table-cell>
          <table:table-cell table:formula="of:=[$'cz.csv'.B76]-[$'cz.csv'.B75]" office:value-type="float" office:value="14.6363636363603" calcext:value-type="float">
            <text:p>14.6363636363603</text:p>
          </table:table-cell>
          <table:table-cell/>
          <table:table-cell table:style-name="ce4" table:formula="of:=[.U76]" office:value-type="date" office:date-value="2020-05-08" calcext:value-type="date">
            <text:p>08/05/20</text:p>
          </table:table-cell>
          <table:table-cell table:formula="of:=[$'cz.csv'.C76]-[$'cz.csv'.C75]" office:value-type="float" office:value="31.3636363636406" calcext:value-type="float">
            <text:p>31.3636363636406</text:p>
          </table:table-cell>
          <table:table-cell/>
          <table:table-cell table:style-name="ce4" table:formula="of:=[.X76]" office:value-type="date" office:date-value="2020-05-08" calcext:value-type="date">
            <text:p>08/05/20</text:p>
          </table:table-cell>
          <table:table-cell table:formula="of:=[$'cz.csv'.E76]-[$'cz.csv'.E75]" office:value-type="float" office:value="3" calcext:value-type="float">
            <text:p>3</text:p>
          </table:table-cell>
          <table:table-cell/>
          <table:table-cell table:style-name="ce4" table:formula="of:=[.AA76]" office:value-type="date" office:date-value="2020-05-08" calcext:value-type="date">
            <text:p>08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77]" office:value-type="date" office:date-value="2020-05-09" calcext:value-type="date">
            <text:p>09/05/20</text:p>
          </table:table-cell>
          <table:table-cell table:formula="of:=[$'cz.csv'.I77]" office:value-type="float" office:value="0.591343296438728" calcext:value-type="float">
            <text:p>0.591343296438728</text:p>
          </table:table-cell>
          <table:table-cell table:formula="of:=EXP(-[.$A$2]*[$'cz.csv'.J77])" office:value-type="float" office:value="0.0438694096637203" calcext:value-type="float">
            <text:p>0.04386940966372</text:p>
          </table:table-cell>
          <table:table-cell table:formula="of:=1-[.$A$4]*[$'cz.csv'.J77]" office:value-type="float" office:value="-3.0607480502334" calcext:value-type="float">
            <text:p>-3.0607480502334</text:p>
          </table:table-cell>
          <table:table-cell/>
          <table:table-cell table:style-name="ce4" table:formula="of:=[.B77]" office:value-type="date" office:date-value="2020-05-09" calcext:value-type="date">
            <text:p>09/05/20</text:p>
          </table:table-cell>
          <table:table-cell table:formula="of:=[.C77]*[.D77]*[.$A$6]" office:value-type="float" office:value="0.0309997699249819" calcext:value-type="float">
            <text:p>0.030999769924982</text:p>
          </table:table-cell>
          <table:table-cell table:formula="of:=[.$A$8]*[.C77]*[.E77]" office:value-type="float" office:value="-1.67694845702894" calcext:value-type="float">
            <text:p>-1.67694845702894</text:p>
          </table:table-cell>
          <table:table-cell table:number-columns-repeated="11"/>
          <table:table-cell table:style-name="ce4" table:formula="of:=[$'cz.csv'.A77]" office:value-type="date" office:date-value="2020-05-09" calcext:value-type="date">
            <text:p>09/05/20</text:p>
          </table:table-cell>
          <table:table-cell table:formula="of:=[$'cz.csv'.B77]-[$'cz.csv'.B76]" office:value-type="float" office:value="8.35714285714994" calcext:value-type="float">
            <text:p>8.35714285714994</text:p>
          </table:table-cell>
          <table:table-cell/>
          <table:table-cell table:style-name="ce4" table:formula="of:=[.U77]" office:value-type="date" office:date-value="2020-05-09" calcext:value-type="date">
            <text:p>09/05/20</text:p>
          </table:table-cell>
          <table:table-cell table:formula="of:=[$'cz.csv'.C77]-[$'cz.csv'.C76]" office:value-type="float" office:value="9.64285714284961" calcext:value-type="float">
            <text:p>9.64285714284961</text:p>
          </table:table-cell>
          <table:table-cell/>
          <table:table-cell table:style-name="ce4" table:formula="of:=[.X77]" office:value-type="date" office:date-value="2020-05-09" calcext:value-type="date">
            <text:p>09/05/20</text:p>
          </table:table-cell>
          <table:table-cell table:formula="of:=[$'cz.csv'.E77]-[$'cz.csv'.E76]" office:value-type="float" office:value="3" calcext:value-type="float">
            <text:p>3</text:p>
          </table:table-cell>
          <table:table-cell/>
          <table:table-cell table:style-name="ce4" table:formula="of:=[.AA77]" office:value-type="date" office:date-value="2020-05-09" calcext:value-type="date">
            <text:p>09/05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78]" office:value-type="date" office:date-value="2020-05-10" calcext:value-type="date">
            <text:p>10/05/20</text:p>
          </table:table-cell>
          <table:table-cell table:formula="of:=[$'cz.csv'.I78]" office:value-type="float" office:value="0.603613147286664" calcext:value-type="float">
            <text:p>0.603613147286664</text:p>
          </table:table-cell>
          <table:table-cell table:formula="of:=EXP(-[.$A$2]*[$'cz.csv'.J78])" office:value-type="float" office:value="0.0444002134770433" calcext:value-type="float">
            <text:p>0.044400213477043</text:p>
          </table:table-cell>
          <table:table-cell table:formula="of:=1-[.$A$4]*[$'cz.csv'.J78]" office:value-type="float" office:value="-3.04512735631695" calcext:value-type="float">
            <text:p>-3.04512735631695</text:p>
          </table:table-cell>
          <table:table-cell/>
          <table:table-cell table:style-name="ce4" table:formula="of:=[.B78]" office:value-type="date" office:date-value="2020-05-10" calcext:value-type="date">
            <text:p>10/05/20</text:p>
          </table:table-cell>
          <table:table-cell table:formula="of:=[.C78]*[.D78]*[.$A$6]" office:value-type="float" office:value="0.0320258563369301" calcext:value-type="float">
            <text:p>0.03202585633693</text:p>
          </table:table-cell>
          <table:table-cell table:formula="of:=[.$A$8]*[.C78]*[.E78]" office:value-type="float" office:value="-1.70300767892232" calcext:value-type="float">
            <text:p>-1.70300767892232</text:p>
          </table:table-cell>
          <table:table-cell table:number-columns-repeated="11"/>
          <table:table-cell table:style-name="ce4" table:formula="of:=[$'cz.csv'.A78]" office:value-type="date" office:date-value="2020-05-10" calcext:value-type="date">
            <text:p>10/05/20</text:p>
          </table:table-cell>
          <table:table-cell table:formula="of:=[$'cz.csv'.B78]-[$'cz.csv'.B77]" office:value-type="float" office:value="9" calcext:value-type="float">
            <text:p>9</text:p>
          </table:table-cell>
          <table:table-cell/>
          <table:table-cell table:style-name="ce4" table:formula="of:=[.U78]" office:value-type="date" office:date-value="2020-05-10" calcext:value-type="date">
            <text:p>10/05/20</text:p>
          </table:table-cell>
          <table:table-cell table:formula="of:=[$'cz.csv'.C78]-[$'cz.csv'.C77]" office:value-type="float" office:value="19" calcext:value-type="float">
            <text:p>19</text:p>
          </table:table-cell>
          <table:table-cell/>
          <table:table-cell table:style-name="ce4" table:formula="of:=[.X78]" office:value-type="date" office:date-value="2020-05-10" calcext:value-type="date">
            <text:p>10/05/20</text:p>
          </table:table-cell>
          <table:table-cell table:formula="of:=[$'cz.csv'.E78]-[$'cz.csv'.E77]" office:value-type="float" office:value="4" calcext:value-type="float">
            <text:p>4</text:p>
          </table:table-cell>
          <table:table-cell/>
          <table:table-cell table:style-name="ce4" table:formula="of:=[.AA78]" office:value-type="date" office:date-value="2020-05-10" calcext:value-type="date">
            <text:p>10/05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79]" office:value-type="date" office:date-value="2020-05-11" calcext:value-type="date">
            <text:p>11/05/20</text:p>
          </table:table-cell>
          <table:table-cell table:formula="of:=[$'cz.csv'.I79]" office:value-type="float" office:value="0.615882998134601" calcext:value-type="float">
            <text:p>0.615882998134601</text:p>
          </table:table-cell>
          <table:table-cell table:formula="of:=EXP(-[.$A$2]*[$'cz.csv'.J79])" office:value-type="float" office:value="0.0449374166940352" calcext:value-type="float">
            <text:p>0.044937416694035</text:p>
          </table:table-cell>
          <table:table-cell table:formula="of:=1-[.$A$4]*[$'cz.csv'.J79]" office:value-type="float" office:value="-3.02950733086566" calcext:value-type="float">
            <text:p>-3.02950733086566</text:p>
          </table:table-cell>
          <table:table-cell/>
          <table:table-cell table:style-name="ce4" table:formula="of:=[.B79]" office:value-type="date" office:date-value="2020-05-11" calcext:value-type="date">
            <text:p>11/05/20</text:p>
          </table:table-cell>
          <table:table-cell table:formula="of:=[.C79]*[.D79]*[.$A$6]" office:value-type="float" office:value="0.0330722178659981" calcext:value-type="float">
            <text:p>0.033072217865998</text:p>
          </table:table-cell>
          <table:table-cell table:formula="of:=[.$A$8]*[.C79]*[.E79]" office:value-type="float" office:value="-1.72871212388655" calcext:value-type="float">
            <text:p>-1.72871212388655</text:p>
          </table:table-cell>
          <table:table-cell table:number-columns-repeated="11"/>
          <table:table-cell table:style-name="ce4" table:formula="of:=[$'cz.csv'.A79]" office:value-type="date" office:date-value="2020-05-11" calcext:value-type="date">
            <text:p>11/05/20</text:p>
          </table:table-cell>
          <table:table-cell table:formula="of:=[$'cz.csv'.B79]-[$'cz.csv'.B78]" office:value-type="float" office:value="20.9791666666597" calcext:value-type="float">
            <text:p>20.9791666666597</text:p>
          </table:table-cell>
          <table:table-cell/>
          <table:table-cell table:style-name="ce4" table:formula="of:=[.U79]" office:value-type="date" office:date-value="2020-05-11" calcext:value-type="date">
            <text:p>11/05/20</text:p>
          </table:table-cell>
          <table:table-cell table:formula="of:=[$'cz.csv'.C79]-[$'cz.csv'.C78]" office:value-type="float" office:value="32.0208333333403" calcext:value-type="float">
            <text:p>32.0208333333403</text:p>
          </table:table-cell>
          <table:table-cell/>
          <table:table-cell table:style-name="ce4" table:formula="of:=[.X79]" office:value-type="date" office:date-value="2020-05-11" calcext:value-type="date">
            <text:p>11/05/20</text:p>
          </table:table-cell>
          <table:table-cell table:formula="of:=[$'cz.csv'.E79]-[$'cz.csv'.E78]" office:value-type="float" office:value="2" calcext:value-type="float">
            <text:p>2</text:p>
          </table:table-cell>
          <table:table-cell/>
          <table:table-cell table:style-name="ce4" table:formula="of:=[.AA79]" office:value-type="date" office:date-value="2020-05-11" calcext:value-type="date">
            <text:p>11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80]" office:value-type="date" office:date-value="2020-05-12" calcext:value-type="date">
            <text:p>12/05/20</text:p>
          </table:table-cell>
          <table:table-cell table:formula="of:=[$'cz.csv'.I80]" office:value-type="float" office:value="0.628152848982538" calcext:value-type="float">
            <text:p>0.628152848982538</text:p>
          </table:table-cell>
          <table:table-cell table:formula="of:=EXP(-[.$A$2]*[$'cz.csv'.J80])" office:value-type="float" office:value="0.0454811430018412" calcext:value-type="float">
            <text:p>0.045481143001841</text:p>
          </table:table-cell>
          <table:table-cell table:formula="of:=1-[.$A$4]*[$'cz.csv'.J80]" office:value-type="float" office:value="-3.01388663694921" calcext:value-type="float">
            <text:p>-3.01388663694921</text:p>
          </table:table-cell>
          <table:table-cell/>
          <table:table-cell table:style-name="ce4" table:formula="of:=[.B80]" office:value-type="date" office:date-value="2020-05-12" calcext:value-type="date">
            <text:p>12/05/20</text:p>
          </table:table-cell>
          <table:table-cell table:formula="of:=[.C80]*[.D80]*[.$A$6]" office:value-type="float" office:value="0.034139228840862" calcext:value-type="float">
            <text:p>0.034139228840862</text:p>
          </table:table-cell>
          <table:table-cell table:formula="of:=[.$A$8]*[.C80]*[.E80]" office:value-type="float" office:value="-1.75406103663522" calcext:value-type="float">
            <text:p>-1.75406103663522</text:p>
          </table:table-cell>
          <table:table-cell table:number-columns-repeated="11"/>
          <table:table-cell table:style-name="ce4" table:formula="of:=[$'cz.csv'.A80]" office:value-type="date" office:date-value="2020-05-12" calcext:value-type="date">
            <text:p>12/05/20</text:p>
          </table:table-cell>
          <table:table-cell table:formula="of:=[$'cz.csv'.B80]-[$'cz.csv'.B79]" office:value-type="float" office:value="13.4042553191503" calcext:value-type="float">
            <text:p>13.4042553191503</text:p>
          </table:table-cell>
          <table:table-cell/>
          <table:table-cell table:style-name="ce4" table:formula="of:=[.U80]" office:value-type="date" office:date-value="2020-05-12" calcext:value-type="date">
            <text:p>12/05/20</text:p>
          </table:table-cell>
          <table:table-cell table:formula="of:=[$'cz.csv'.C80]-[$'cz.csv'.C79]" office:value-type="float" office:value="31.5957446808497" calcext:value-type="float">
            <text:p>31.5957446808497</text:p>
          </table:table-cell>
          <table:table-cell/>
          <table:table-cell table:style-name="ce4" table:formula="of:=[.X80]" office:value-type="date" office:date-value="2020-05-12" calcext:value-type="date">
            <text:p>12/05/20</text:p>
          </table:table-cell>
          <table:table-cell table:formula="of:=[$'cz.csv'.E80]-[$'cz.csv'.E79]" office:value-type="float" office:value="1" calcext:value-type="float">
            <text:p>1</text:p>
          </table:table-cell>
          <table:table-cell/>
          <table:table-cell table:style-name="ce4" table:formula="of:=[.AA80]" office:value-type="date" office:date-value="2020-05-12" calcext:value-type="date">
            <text:p>12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81]" office:value-type="date" office:date-value="2020-05-13" calcext:value-type="date">
            <text:p>13/05/20</text:p>
          </table:table-cell>
          <table:table-cell table:formula="of:=[$'cz.csv'.I81]" office:value-type="float" office:value="0.640422699830475" calcext:value-type="float">
            <text:p>0.640422699830475</text:p>
          </table:table-cell>
          <table:table-cell table:formula="of:=EXP(-[.$A$2]*[$'cz.csv'.J81])" office:value-type="float" office:value="0.0460314481991239" calcext:value-type="float">
            <text:p>0.046031448199124</text:p>
          </table:table-cell>
          <table:table-cell table:formula="of:=1-[.$A$4]*[$'cz.csv'.J81]" office:value-type="float" office:value="-2.99826594303276" calcext:value-type="float">
            <text:p>-2.99826594303276</text:p>
          </table:table-cell>
          <table:table-cell/>
          <table:table-cell table:style-name="ce4" table:formula="of:=[.B81]" office:value-type="date" office:date-value="2020-05-13" calcext:value-type="date">
            <text:p>13/05/20</text:p>
          </table:table-cell>
          <table:table-cell table:formula="of:=[.C81]*[.D81]*[.$A$6]" office:value-type="float" office:value="0.0352272188901536" calcext:value-type="float">
            <text:p>0.035227218890154</text:p>
          </table:table-cell>
          <table:table-cell table:formula="of:=[.$A$8]*[.C81]*[.E81]" office:value-type="float" office:value="-1.77905479101192" calcext:value-type="float">
            <text:p>-1.77905479101192</text:p>
          </table:table-cell>
          <table:table-cell table:number-columns-repeated="11"/>
          <table:table-cell table:style-name="ce4" table:formula="of:=[$'cz.csv'.A81]" office:value-type="date" office:date-value="2020-05-13" calcext:value-type="date">
            <text:p>13/05/20</text:p>
          </table:table-cell>
          <table:table-cell table:formula="of:=[$'cz.csv'.B81]-[$'cz.csv'.B80]" office:value-type="float" office:value="26.9589041095901" calcext:value-type="float">
            <text:p>26.9589041095901</text:p>
          </table:table-cell>
          <table:table-cell/>
          <table:table-cell table:style-name="ce4" table:formula="of:=[.U81]" office:value-type="date" office:date-value="2020-05-13" calcext:value-type="date">
            <text:p>13/05/20</text:p>
          </table:table-cell>
          <table:table-cell table:formula="of:=[$'cz.csv'.C81]-[$'cz.csv'.C80]" office:value-type="float" office:value="21.0410958904104" calcext:value-type="float">
            <text:p>21.0410958904104</text:p>
          </table:table-cell>
          <table:table-cell/>
          <table:table-cell table:style-name="ce4" table:formula="of:=[.X81]" office:value-type="date" office:date-value="2020-05-13" calcext:value-type="date">
            <text:p>13/05/20</text:p>
          </table:table-cell>
          <table:table-cell table:formula="of:=[$'cz.csv'.E81]-[$'cz.csv'.E80]" office:value-type="float" office:value="7" calcext:value-type="float">
            <text:p>7</text:p>
          </table:table-cell>
          <table:table-cell/>
          <table:table-cell table:style-name="ce4" table:formula="of:=[.AA81]" office:value-type="date" office:date-value="2020-05-13" calcext:value-type="date">
            <text:p>13/05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82]" office:value-type="date" office:date-value="2020-05-14" calcext:value-type="date">
            <text:p>14/05/20</text:p>
          </table:table-cell>
          <table:table-cell table:formula="of:=[$'cz.csv'.I82]" office:value-type="float" office:value="0.652692550678412" calcext:value-type="float">
            <text:p>0.652692550678412</text:p>
          </table:table-cell>
          <table:table-cell table:formula="of:=EXP(-[.$A$2]*[$'cz.csv'.J82])" office:value-type="float" office:value="0.04658841188804" calcext:value-type="float">
            <text:p>0.04658841188804</text:p>
          </table:table-cell>
          <table:table-cell table:formula="of:=1-[.$A$4]*[$'cz.csv'.J82]" office:value-type="float" office:value="-2.98264524911631" calcext:value-type="float">
            <text:p>-2.98264524911631</text:p>
          </table:table-cell>
          <table:table-cell/>
          <table:table-cell table:style-name="ce4" table:formula="of:=[.B82]" office:value-type="date" office:date-value="2020-05-14" calcext:value-type="date">
            <text:p>14/05/20</text:p>
          </table:table-cell>
          <table:table-cell table:formula="of:=[.C82]*[.D82]*[.$A$6]" office:value-type="float" office:value="0.0363365394804956" calcext:value-type="float">
            <text:p>0.036336539480496</text:p>
          </table:table-cell>
          <table:table-cell table:formula="of:=[.$A$8]*[.C82]*[.E82]" office:value-type="float" office:value="-1.80369338701663" calcext:value-type="float">
            <text:p>-1.80369338701663</text:p>
          </table:table-cell>
          <table:table-cell table:number-columns-repeated="11"/>
          <table:table-cell table:style-name="ce4" table:formula="of:=[$'cz.csv'.A82]" office:value-type="date" office:date-value="2020-05-14" calcext:value-type="date">
            <text:p>14/05/20</text:p>
          </table:table-cell>
          <table:table-cell table:formula="of:=[$'cz.csv'.B82]-[$'cz.csv'.B81]" office:value-type="float" office:value="37.7631578947398" calcext:value-type="float">
            <text:p>37.7631578947398</text:p>
          </table:table-cell>
          <table:table-cell/>
          <table:table-cell table:style-name="ce4" table:formula="of:=[.U82]" office:value-type="date" office:date-value="2020-05-14" calcext:value-type="date">
            <text:p>14/05/20</text:p>
          </table:table-cell>
          <table:table-cell table:formula="of:=[$'cz.csv'.C82]-[$'cz.csv'.C81]" office:value-type="float" office:value="44.2368421052597" calcext:value-type="float">
            <text:p>44.2368421052597</text:p>
          </table:table-cell>
          <table:table-cell/>
          <table:table-cell table:style-name="ce4" table:formula="of:=[.X82]" office:value-type="date" office:date-value="2020-05-14" calcext:value-type="date">
            <text:p>14/05/20</text:p>
          </table:table-cell>
          <table:table-cell table:formula="of:=[$'cz.csv'.E82]-[$'cz.csv'.E81]" office:value-type="float" office:value="3" calcext:value-type="float">
            <text:p>3</text:p>
          </table:table-cell>
          <table:table-cell/>
          <table:table-cell table:style-name="ce4" table:formula="of:=[.AA82]" office:value-type="date" office:date-value="2020-05-14" calcext:value-type="date">
            <text:p>14/05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4" table:formula="of:=[$'cz.csv'.A83]" office:value-type="date" office:date-value="2020-05-15" calcext:value-type="date">
            <text:p>15/05/20</text:p>
          </table:table-cell>
          <table:table-cell table:formula="of:=[$'cz.csv'.I83]" office:value-type="float" office:value="0.659639746410034" calcext:value-type="float">
            <text:p>0.659639746410034</text:p>
          </table:table-cell>
          <table:table-cell table:formula="of:=EXP(-[.$A$2]*[$'cz.csv'.J83])" office:value-type="float" office:value="0.0468781490379845" calcext:value-type="float">
            <text:p>0.046878149037985</text:p>
          </table:table-cell>
          <table:table-cell table:formula="of:=1-[.$A$4]*[$'cz.csv'.J83]" office:value-type="float" office:value="-2.97459291776928" calcext:value-type="float">
            <text:p>-2.97459291776928</text:p>
          </table:table-cell>
          <table:table-cell/>
          <table:table-cell table:style-name="ce4" table:formula="of:=[.B83]" office:value-type="date" office:date-value="2020-05-15" calcext:value-type="date">
            <text:p>15/05/20</text:p>
          </table:table-cell>
          <table:table-cell table:formula="of:=[.C83]*[.D83]*[.$A$6]" office:value-type="float" office:value="0.0369516872798772" calcext:value-type="float">
            <text:p>0.036951687279877</text:p>
          </table:table-cell>
          <table:table-cell table:formula="of:=[.$A$8]*[.C83]*[.E83]" office:value-type="float" office:value="-1.81797041107682" calcext:value-type="float">
            <text:p>-1.81797041107682</text:p>
          </table:table-cell>
          <table:table-cell table:number-columns-repeated="11"/>
          <table:table-cell table:style-name="ce4" table:formula="of:=[$'cz.csv'.A83]" office:value-type="date" office:date-value="2020-05-15" calcext:value-type="date">
            <text:p>15/05/20</text:p>
          </table:table-cell>
          <table:table-cell table:formula="of:=[$'cz.csv'.B83]-[$'cz.csv'.B82]" office:value-type="float" office:value="18.3333333333298" calcext:value-type="float">
            <text:p>18.3333333333298</text:p>
          </table:table-cell>
          <table:table-cell/>
          <table:table-cell table:style-name="ce4" table:formula="of:=[.U83]" office:value-type="date" office:date-value="2020-05-15" calcext:value-type="date">
            <text:p>15/05/20</text:p>
          </table:table-cell>
          <table:table-cell table:formula="of:=[$'cz.csv'.C83]-[$'cz.csv'.C82]" office:value-type="float" office:value="36.6666666666697" calcext:value-type="float">
            <text:p>36.6666666666697</text:p>
          </table:table-cell>
          <table:table-cell/>
          <table:table-cell table:style-name="ce4" table:formula="of:=[.X83]" office:value-type="date" office:date-value="2020-05-15" calcext:value-type="date">
            <text:p>15/05/20</text:p>
          </table:table-cell>
          <table:table-cell table:formula="of:=[$'cz.csv'.E83]-[$'cz.csv'.E82]" office:value-type="float" office:value="2" calcext:value-type="float">
            <text:p>2</text:p>
          </table:table-cell>
          <table:table-cell/>
          <table:table-cell table:style-name="ce4" table:formula="of:=[.AA83]" office:value-type="date" office:date-value="2020-05-15" calcext:value-type="date">
            <text:p>15/05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4" table:formula="of:=[$'cz.csv'.A84]" office:value-type="date" office:date-value="2020-05-16" calcext:value-type="date">
            <text:p>16/05/20</text:p>
          </table:table-cell>
          <table:table-cell table:formula="of:=[$'cz.csv'.I84]" office:value-type="float" office:value="0.666586942141656" calcext:value-type="float">
            <text:p>0.666586942141656</text:p>
          </table:table-cell>
          <table:table-cell table:formula="of:=EXP(-[.$A$2]*[$'cz.csv'.J84])" office:value-type="float" office:value="0.0471697123642532" calcext:value-type="float">
            <text:p>0.047169712364253</text:p>
          </table:table-cell>
          <table:table-cell table:formula="of:=1-[.$A$4]*[$'cz.csv'.J84]" office:value-type="float" office:value="-2.96653991795708" calcext:value-type="float">
            <text:p>-2.96653991795708</text:p>
          </table:table-cell>
          <table:table-cell/>
          <table:table-cell table:style-name="ce4" table:formula="of:=[.B84]" office:value-type="date" office:date-value="2020-05-16" calcext:value-type="date">
            <text:p>16/05/20</text:p>
          </table:table-cell>
          <table:table-cell table:formula="of:=[.C84]*[.D84]*[.$A$6]" office:value-type="float" office:value="0.037573100338844" calcext:value-type="float">
            <text:p>0.037573100338844</text:p>
          </table:table-cell>
          <table:table-cell table:formula="of:=[.$A$8]*[.C84]*[.E84]" office:value-type="float" office:value="-1.83214336171382" calcext:value-type="float">
            <text:p>-1.83214336171382</text:p>
          </table:table-cell>
          <table:table-cell table:number-columns-repeated="11"/>
          <table:table-cell table:style-name="ce4" table:formula="of:=[$'cz.csv'.A84]" office:value-type="date" office:date-value="2020-05-16" calcext:value-type="date">
            <text:p>16/05/20</text:p>
          </table:table-cell>
          <table:table-cell table:formula="of:=[$'cz.csv'.B84]-[$'cz.csv'.B83]" office:value-type="float" office:value="10.2083333333403" calcext:value-type="float">
            <text:p>10.2083333333403</text:p>
          </table:table-cell>
          <table:table-cell/>
          <table:table-cell table:style-name="ce4" table:formula="of:=[.U84]" office:value-type="date" office:date-value="2020-05-16" calcext:value-type="date">
            <text:p>16/05/20</text:p>
          </table:table-cell>
          <table:table-cell table:formula="of:=[$'cz.csv'.C84]-[$'cz.csv'.C83]" office:value-type="float" office:value="38.7916666666606" calcext:value-type="float">
            <text:p>38.7916666666606</text:p>
          </table:table-cell>
          <table:table-cell/>
          <table:table-cell table:style-name="ce4" table:formula="of:=[.X84]" office:value-type="date" office:date-value="2020-05-16" calcext:value-type="date">
            <text:p>16/05/20</text:p>
          </table:table-cell>
          <table:table-cell table:formula="of:=[$'cz.csv'.E84]-[$'cz.csv'.E83]" office:value-type="float" office:value="1" calcext:value-type="float">
            <text:p>1</text:p>
          </table:table-cell>
          <table:table-cell/>
          <table:table-cell table:style-name="ce4" table:formula="of:=[.AA84]" office:value-type="date" office:date-value="2020-05-16" calcext:value-type="date">
            <text:p>16/05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4" table:formula="of:=[$'cz.csv'.A85]" office:value-type="date" office:date-value="2020-05-17" calcext:value-type="date">
            <text:p>17/05/20</text:p>
          </table:table-cell>
          <table:table-cell table:formula="of:=[$'cz.csv'.I85]" office:value-type="float" office:value="0.673534137873278" calcext:value-type="float">
            <text:p>0.673534137873278</text:p>
          </table:table-cell>
          <table:table-cell table:formula="of:=EXP(-[.$A$2]*[$'cz.csv'.J85])" office:value-type="float" office:value="0.047463064669478" calcext:value-type="float">
            <text:p>0.047463064669478</text:p>
          </table:table-cell>
          <table:table-cell table:formula="of:=1-[.$A$4]*[$'cz.csv'.J85]" office:value-type="float" office:value="-2.95848758661004" calcext:value-type="float">
            <text:p>-2.95848758661004</text:p>
          </table:table-cell>
          <table:table-cell/>
          <table:table-cell table:style-name="ce4" table:formula="of:=[.B85]" office:value-type="date" office:date-value="2020-05-17" calcext:value-type="date">
            <text:p>17/05/20</text:p>
          </table:table-cell>
          <table:table-cell table:formula="of:=[.C85]*[.D85]*[.$A$6]" office:value-type="float" office:value="0.0382007942000314" calcext:value-type="float">
            <text:p>0.038200794200031</text:p>
          </table:table-cell>
          <table:table-cell table:formula="of:=[.$A$8]*[.C85]*[.E85]" office:value-type="float" office:value="-1.84621306031685" calcext:value-type="float">
            <text:p>-1.84621306031685</text:p>
          </table:table-cell>
          <table:table-cell table:number-columns-repeated="11"/>
          <table:table-cell table:style-name="ce4" table:formula="of:=[$'cz.csv'.A85]" office:value-type="date" office:date-value="2020-05-17" calcext:value-type="date">
            <text:p>17/05/20</text:p>
          </table:table-cell>
          <table:table-cell table:formula="of:=[$'cz.csv'.B85]-[$'cz.csv'.B84]" office:value-type="float" office:value="7.8260869565197" calcext:value-type="float">
            <text:p>7.8260869565197</text:p>
          </table:table-cell>
          <table:table-cell/>
          <table:table-cell table:style-name="ce4" table:formula="of:=[.U85]" office:value-type="date" office:date-value="2020-05-17" calcext:value-type="date">
            <text:p>17/05/20</text:p>
          </table:table-cell>
          <table:table-cell table:formula="of:=[$'cz.csv'.C85]-[$'cz.csv'.C84]" office:value-type="float" office:value="12.1739130434798" calcext:value-type="float">
            <text:p>12.1739130434798</text:p>
          </table:table-cell>
          <table:table-cell/>
          <table:table-cell table:style-name="ce4" table:formula="of:=[.X85]" office:value-type="date" office:date-value="2020-05-17" calcext:value-type="date">
            <text:p>17/05/20</text:p>
          </table:table-cell>
          <table:table-cell table:formula="of:=[$'cz.csv'.E85]-[$'cz.csv'.E84]" office:value-type="float" office:value="2" calcext:value-type="float">
            <text:p>2</text:p>
          </table:table-cell>
          <table:table-cell/>
          <table:table-cell table:style-name="ce4" table:formula="of:=[.AA85]" office:value-type="date" office:date-value="2020-05-17" calcext:value-type="date">
            <text:p>17/05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formula="of:=[$'cz.csv'.A86]" office:value-type="date" office:date-value="2020-05-18" calcext:value-type="date">
            <text:p>18/05/20</text:p>
          </table:table-cell>
          <table:table-cell table:formula="of:=[$'cz.csv'.I86]" office:value-type="float" office:value="0.680481333604901" calcext:value-type="float">
            <text:p>0.680481333604901</text:p>
          </table:table-cell>
          <table:table-cell table:formula="of:=EXP(-[.$A$2]*[$'cz.csv'.J86])" office:value-type="float" office:value="0.0477582659368899" calcext:value-type="float">
            <text:p>0.04775826593689</text:p>
          </table:table-cell>
          <table:table-cell table:formula="of:=1-[.$A$4]*[$'cz.csv'.J86]" office:value-type="float" office:value="-2.95043458679784" calcext:value-type="float">
            <text:p>-2.95043458679784</text:p>
          </table:table-cell>
          <table:table-cell/>
          <table:table-cell table:style-name="ce4" table:formula="of:=[.B86]" office:value-type="date" office:date-value="2020-05-18" calcext:value-type="date">
            <text:p>18/05/20</text:p>
          </table:table-cell>
          <table:table-cell table:formula="of:=[.C86]*[.D86]*[.$A$6]" office:value-type="float" office:value="0.038834862193739" calcext:value-type="float">
            <text:p>0.038834862193739</text:p>
          </table:table-cell>
          <table:table-cell table:formula="of:=[.$A$8]*[.C86]*[.E86]" office:value-type="float" office:value="-1.86017867689129" calcext:value-type="float">
            <text:p>-1.86017867689129</text:p>
          </table:table-cell>
          <table:table-cell table:number-columns-repeated="11"/>
          <table:table-cell table:style-name="ce4" table:formula="of:=[$'cz.csv'.A86]" office:value-type="date" office:date-value="2020-05-18" calcext:value-type="date">
            <text:p>18/05/20</text:p>
          </table:table-cell>
          <table:table-cell table:formula="of:=[$'cz.csv'.B86]-[$'cz.csv'.B85]" office:value-type="float" office:value="64.3095238095202" calcext:value-type="float">
            <text:p>64.3095238095202</text:p>
          </table:table-cell>
          <table:table-cell/>
          <table:table-cell table:style-name="ce4" table:formula="of:=[.U86]" office:value-type="date" office:date-value="2020-05-18" calcext:value-type="date">
            <text:p>18/05/20</text:p>
          </table:table-cell>
          <table:table-cell table:formula="of:=[$'cz.csv'.C86]-[$'cz.csv'.C85]" office:value-type="float" office:value="46.6904761904798" calcext:value-type="float">
            <text:p>46.6904761904798</text:p>
          </table:table-cell>
          <table:table-cell/>
          <table:table-cell table:style-name="ce4" table:formula="of:=[.X86]" office:value-type="date" office:date-value="2020-05-18" calcext:value-type="date">
            <text:p>18/05/20</text:p>
          </table:table-cell>
          <table:table-cell table:formula="of:=[$'cz.csv'.E86]-[$'cz.csv'.E85]" office:value-type="float" office:value="-1" calcext:value-type="float">
            <text:p>-1</text:p>
          </table:table-cell>
          <table:table-cell/>
          <table:table-cell table:style-name="ce4" table:formula="of:=[.AA86]" office:value-type="date" office:date-value="2020-05-18" calcext:value-type="date">
            <text:p>18/05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formula="of:=[$'cz.csv'.A87]" office:value-type="date" office:date-value="2020-05-19" calcext:value-type="date">
            <text:p>19/05/20</text:p>
          </table:table-cell>
          <table:table-cell table:formula="of:=[$'cz.csv'.I87]" office:value-type="float" office:value="0.687428529336523" calcext:value-type="float">
            <text:p>0.687428529336523</text:p>
          </table:table-cell>
          <table:table-cell table:formula="of:=EXP(-[.$A$2]*[$'cz.csv'.J87])" office:value-type="float" office:value="0.0480553032380449" calcext:value-type="float">
            <text:p>0.048055303238045</text:p>
          </table:table-cell>
          <table:table-cell table:formula="of:=1-[.$A$4]*[$'cz.csv'.J87]" office:value-type="float" office:value="-2.94238158698564" calcext:value-type="float">
            <text:p>-2.94238158698564</text:p>
          </table:table-cell>
          <table:table-cell/>
          <table:table-cell table:style-name="ce4" table:formula="of:=[.B87]" office:value-type="date" office:date-value="2020-05-19" calcext:value-type="date">
            <text:p>19/05/20</text:p>
          </table:table-cell>
          <table:table-cell table:formula="of:=[.C87]*[.D87]*[.$A$6]" office:value-type="float" office:value="0.0394753397483481" calcext:value-type="float">
            <text:p>0.039475339748348</text:p>
          </table:table-cell>
          <table:table-cell table:formula="of:=[.$A$8]*[.C87]*[.E87]" office:value-type="float" office:value="-1.87404062428311" calcext:value-type="float">
            <text:p>-1.87404062428311</text:p>
          </table:table-cell>
          <table:table-cell table:number-columns-repeated="11"/>
          <table:table-cell table:style-name="ce4" table:formula="of:=[$'cz.csv'.A87]" office:value-type="date" office:date-value="2020-05-19" calcext:value-type="date">
            <text:p>19/05/20</text:p>
          </table:table-cell>
          <table:table-cell table:formula="of:=[$'cz.csv'.B87]-[$'cz.csv'.B86]" office:value-type="float" office:value="25.4166666666697" calcext:value-type="float">
            <text:p>25.4166666666697</text:p>
          </table:table-cell>
          <table:table-cell/>
          <table:table-cell table:style-name="ce4" table:formula="of:=[.U87]" office:value-type="date" office:date-value="2020-05-19" calcext:value-type="date">
            <text:p>19/05/20</text:p>
          </table:table-cell>
          <table:table-cell table:formula="of:=[$'cz.csv'.C87]-[$'cz.csv'.C86]" office:value-type="float" office:value="35.5833333333303" calcext:value-type="float">
            <text:p>35.5833333333303</text:p>
          </table:table-cell>
          <table:table-cell/>
          <table:table-cell table:style-name="ce4" table:formula="of:=[.X87]" office:value-type="date" office:date-value="2020-05-19" calcext:value-type="date">
            <text:p>19/05/20</text:p>
          </table:table-cell>
          <table:table-cell table:formula="of:=[$'cz.csv'.E87]-[$'cz.csv'.E86]" office:value-type="float" office:value="5" calcext:value-type="float">
            <text:p>5</text:p>
          </table:table-cell>
          <table:table-cell/>
          <table:table-cell table:style-name="ce4" table:formula="of:=[.AA87]" office:value-type="date" office:date-value="2020-05-19" calcext:value-type="date">
            <text:p>19/05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formula="of:=[$'cz.csv'.A88]" office:value-type="date" office:date-value="2020-05-20" calcext:value-type="date">
            <text:p>20/05/20</text:p>
          </table:table-cell>
          <table:table-cell table:formula="of:=[$'cz.csv'.I88]" office:value-type="float" office:value="0.694375725068145" calcext:value-type="float">
            <text:p>0.694375725068145</text:p>
          </table:table-cell>
          <table:table-cell table:formula="of:=EXP(-[.$A$2]*[$'cz.csv'.J88])" office:value-type="float" office:value="0.0483541631054593" calcext:value-type="float">
            <text:p>0.048354163105459</text:p>
          </table:table-cell>
          <table:table-cell table:formula="of:=1-[.$A$4]*[$'cz.csv'.J88]" office:value-type="float" office:value="-2.9343292556386" calcext:value-type="float">
            <text:p>-2.9343292556386</text:p>
          </table:table-cell>
          <table:table-cell/>
          <table:table-cell table:style-name="ce4" table:formula="of:=[.B88]" office:value-type="date" office:date-value="2020-05-20" calcext:value-type="date">
            <text:p>20/05/20</text:p>
          </table:table-cell>
          <table:table-cell table:formula="of:=[.C88]*[.D88]*[.$A$6]" office:value-type="float" office:value="0.040122261415656" calcext:value-type="float">
            <text:p>0.040122261415656</text:p>
          </table:table-cell>
          <table:table-cell table:formula="of:=[.$A$8]*[.C88]*[.E88]" office:value-type="float" office:value="-1.88779933254905" calcext:value-type="float">
            <text:p>-1.88779933254905</text:p>
          </table:table-cell>
          <table:table-cell table:number-columns-repeated="11"/>
          <table:table-cell table:style-name="ce4" table:formula="of:=[$'cz.csv'.A88]" office:value-type="date" office:date-value="2020-05-20" calcext:value-type="date">
            <text:p>20/05/20</text:p>
          </table:table-cell>
          <table:table-cell table:formula="of:=[$'cz.csv'.B88]-[$'cz.csv'.B87]" office:value-type="float" office:value="26" calcext:value-type="float">
            <text:p>26</text:p>
          </table:table-cell>
          <table:table-cell/>
          <table:table-cell table:style-name="ce4" table:formula="of:=[.U88]" office:value-type="date" office:date-value="2020-05-20" calcext:value-type="date">
            <text:p>20/05/20</text:p>
          </table:table-cell>
          <table:table-cell table:formula="of:=[$'cz.csv'.C88]-[$'cz.csv'.C87]" office:value-type="float" office:value="48" calcext:value-type="float">
            <text:p>48</text:p>
          </table:table-cell>
          <table:table-cell/>
          <table:table-cell table:style-name="ce4" table:formula="of:=[.X88]" office:value-type="date" office:date-value="2020-05-20" calcext:value-type="date">
            <text:p>20/05/20</text:p>
          </table:table-cell>
          <table:table-cell table:formula="of:=[$'cz.csv'.E88]-[$'cz.csv'.E87]" office:value-type="float" office:value="2" calcext:value-type="float">
            <text:p>2</text:p>
          </table:table-cell>
          <table:table-cell/>
          <table:table-cell table:style-name="ce4" table:formula="of:=[.AA88]" office:value-type="date" office:date-value="2020-05-20" calcext:value-type="date">
            <text:p>20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89]" office:value-type="date" office:date-value="2020-05-21" calcext:value-type="date">
            <text:p>21/05/20</text:p>
          </table:table-cell>
          <table:table-cell table:formula="of:=[$'cz.csv'.I89]" office:value-type="float" office:value="0.701322920799767" calcext:value-type="float">
            <text:p>0.701322920799767</text:p>
          </table:table-cell>
          <table:table-cell table:formula="of:=EXP(-[.$A$2]*[$'cz.csv'.J89])" office:value-type="float" office:value="0.0486549066485234" calcext:value-type="float">
            <text:p>0.048654906648523</text:p>
          </table:table-cell>
          <table:table-cell table:formula="of:=1-[.$A$4]*[$'cz.csv'.J89]" office:value-type="float" office:value="-2.9262762558264" calcext:value-type="float">
            <text:p>-2.9262762558264</text:p>
          </table:table-cell>
          <table:table-cell/>
          <table:table-cell table:style-name="ce4" table:formula="of:=[.B89]" office:value-type="date" office:date-value="2020-05-21" calcext:value-type="date">
            <text:p>21/05/20</text:p>
          </table:table-cell>
          <table:table-cell table:formula="of:=[.C89]*[.D89]*[.$A$6]" office:value-type="float" office:value="0.0407757238001318" calcext:value-type="float">
            <text:p>0.040775723800132</text:p>
          </table:table-cell>
          <table:table-cell table:formula="of:=[.$A$8]*[.C89]*[.E89]" office:value-type="float" office:value="-1.90145394587831" calcext:value-type="float">
            <text:p>-1.90145394587831</text:p>
          </table:table-cell>
          <table:table-cell table:number-columns-repeated="11"/>
          <table:table-cell table:style-name="ce4" table:formula="of:=[$'cz.csv'.A89]" office:value-type="date" office:date-value="2020-05-21" calcext:value-type="date">
            <text:p>21/05/20</text:p>
          </table:table-cell>
          <table:table-cell table:formula="of:=[$'cz.csv'.B89]-[$'cz.csv'.B88]" office:value-type="float" office:value="15.0652173913004" calcext:value-type="float">
            <text:p>15.0652173913004</text:p>
          </table:table-cell>
          <table:table-cell/>
          <table:table-cell table:style-name="ce4" table:formula="of:=[.U89]" office:value-type="date" office:date-value="2020-05-21" calcext:value-type="date">
            <text:p>21/05/20</text:p>
          </table:table-cell>
          <table:table-cell table:formula="of:=[$'cz.csv'.C89]-[$'cz.csv'.C88]" office:value-type="float" office:value="17.9347826086996" calcext:value-type="float">
            <text:p>17.9347826086996</text:p>
          </table:table-cell>
          <table:table-cell/>
          <table:table-cell table:style-name="ce4" table:formula="of:=[.X89]" office:value-type="date" office:date-value="2020-05-21" calcext:value-type="date">
            <text:p>21/05/20</text:p>
          </table:table-cell>
          <table:table-cell table:formula="of:=[$'cz.csv'.E89]-[$'cz.csv'.E88]" office:value-type="float" office:value="2" calcext:value-type="float">
            <text:p>2</text:p>
          </table:table-cell>
          <table:table-cell/>
          <table:table-cell table:style-name="ce4" table:formula="of:=[.AA89]" office:value-type="date" office:date-value="2020-05-21" calcext:value-type="date">
            <text:p>21/05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formula="of:=[$'cz.csv'.A90]" office:value-type="date" office:date-value="2020-05-22" calcext:value-type="date">
            <text:p>22/05/20</text:p>
          </table:table-cell>
          <table:table-cell table:formula="of:=[$'cz.csv'.I90]" office:value-type="float" office:value="0.713394363595509" calcext:value-type="float">
            <text:p>0.713394363595509</text:p>
          </table:table-cell>
          <table:table-cell table:formula="of:=EXP(-[.$A$2]*[$'cz.csv'.J90])" office:value-type="float" office:value="0.0489493574165984" calcext:value-type="float">
            <text:p>0.048949357416599</text:p>
          </table:table-cell>
          <table:table-cell table:formula="of:=1-[.$A$4]*[$'cz.csv'.J90]" office:value-type="float" office:value="-2.91843983872684" calcext:value-type="float">
            <text:p>-2.91843983872684</text:p>
          </table:table-cell>
          <table:table-cell/>
          <table:table-cell table:style-name="ce4" table:formula="of:=[.B90]" office:value-type="date" office:date-value="2020-05-22" calcext:value-type="date">
            <text:p>22/05/20</text:p>
          </table:table-cell>
          <table:table-cell table:formula="of:=[.C90]*[.D90]*[.$A$6]" office:value-type="float" office:value="0.0417285862348644" calcext:value-type="float">
            <text:p>0.041728586234865</text:p>
          </table:table-cell>
          <table:table-cell table:formula="of:=[.$A$8]*[.C90]*[.E90]" office:value-type="float" office:value="-1.92900286935742" calcext:value-type="float">
            <text:p>-1.92900286935742</text:p>
          </table:table-cell>
          <table:table-cell table:number-columns-repeated="11"/>
          <table:table-cell table:style-name="ce4" table:formula="of:=[$'cz.csv'.A90]" office:value-type="date" office:date-value="2020-05-22" calcext:value-type="date">
            <text:p>22/05/20</text:p>
          </table:table-cell>
          <table:table-cell table:formula="of:=[$'cz.csv'.B90]-[$'cz.csv'.B89]" office:value-type="float" office:value="31.8918918918898" calcext:value-type="float">
            <text:p>31.8918918918898</text:p>
          </table:table-cell>
          <table:table-cell/>
          <table:table-cell table:style-name="ce4" table:formula="of:=[.U90]" office:value-type="date" office:date-value="2020-05-22" calcext:value-type="date">
            <text:p>22/05/20</text:p>
          </table:table-cell>
          <table:table-cell table:formula="of:=[$'cz.csv'.C90]-[$'cz.csv'.C89]" office:value-type="float" office:value="27.1081081081102" calcext:value-type="float">
            <text:p>27.1081081081102</text:p>
          </table:table-cell>
          <table:table-cell/>
          <table:table-cell table:style-name="ce4" table:formula="of:=[.X90]" office:value-type="date" office:date-value="2020-05-22" calcext:value-type="date">
            <text:p>22/05/20</text:p>
          </table:table-cell>
          <table:table-cell table:formula="of:=[$'cz.csv'.E90]-[$'cz.csv'.E89]" office:value-type="float" office:value="6" calcext:value-type="float">
            <text:p>6</text:p>
          </table:table-cell>
          <table:table-cell/>
          <table:table-cell table:style-name="ce4" table:formula="of:=[.AA90]" office:value-type="date" office:date-value="2020-05-22" calcext:value-type="date">
            <text:p>22/05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4" table:formula="of:=[$'cz.csv'.A91]" office:value-type="date" office:date-value="2020-05-23" calcext:value-type="date">
            <text:p>23/05/20</text:p>
          </table:table-cell>
          <table:table-cell table:formula="of:=[$'cz.csv'.I91]" office:value-type="float" office:value="0.72546580639125" calcext:value-type="float">
            <text:p>0.72546580639125</text:p>
          </table:table-cell>
          <table:table-cell table:formula="of:=EXP(-[.$A$2]*[$'cz.csv'.J91])" office:value-type="float" office:value="0.0492456154935855" calcext:value-type="float">
            <text:p>0.049245615493586</text:p>
          </table:table-cell>
          <table:table-cell table:formula="of:=1-[.$A$4]*[$'cz.csv'.J91]" office:value-type="float" office:value="-2.91060275316212" calcext:value-type="float">
            <text:p>-2.91060275316212</text:p>
          </table:table-cell>
          <table:table-cell/>
          <table:table-cell table:style-name="ce4" table:formula="of:=[.B91]" office:value-type="date" office:date-value="2020-05-23" calcext:value-type="date">
            <text:p>23/05/20</text:p>
          </table:table-cell>
          <table:table-cell table:formula="of:=[.C91]*[.D91]*[.$A$6]" office:value-type="float" office:value="0.0426915103552638" calcext:value-type="float">
            <text:p>0.042691510355264</text:p>
          </table:table-cell>
          <table:table-cell table:formula="of:=[.$A$8]*[.C91]*[.E91]" office:value-type="float" office:value="-1.95637605270351" calcext:value-type="float">
            <text:p>-1.95637605270351</text:p>
          </table:table-cell>
          <table:table-cell table:number-columns-repeated="11"/>
          <table:table-cell table:style-name="ce4" table:formula="of:=[$'cz.csv'.A91]" office:value-type="date" office:date-value="2020-05-23" calcext:value-type="date">
            <text:p>23/05/20</text:p>
          </table:table-cell>
          <table:table-cell table:formula="of:=[$'cz.csv'.B91]-[$'cz.csv'.B90]" office:value-type="float" office:value="47.6666666666702" calcext:value-type="float">
            <text:p>47.6666666666702</text:p>
          </table:table-cell>
          <table:table-cell/>
          <table:table-cell table:style-name="ce4" table:formula="of:=[.U91]" office:value-type="date" office:date-value="2020-05-23" calcext:value-type="date">
            <text:p>23/05/20</text:p>
          </table:table-cell>
          <table:table-cell table:formula="of:=[$'cz.csv'.C91]-[$'cz.csv'.C90]" office:value-type="float" office:value="29.3333333333303" calcext:value-type="float">
            <text:p>29.3333333333303</text:p>
          </table:table-cell>
          <table:table-cell/>
          <table:table-cell table:style-name="ce4" table:formula="of:=[.X91]" office:value-type="date" office:date-value="2020-05-23" calcext:value-type="date">
            <text:p>23/05/20</text:p>
          </table:table-cell>
          <table:table-cell table:formula="of:=[$'cz.csv'.E91]-[$'cz.csv'.E90]" office:value-type="float" office:value="2" calcext:value-type="float">
            <text:p>2</text:p>
          </table:table-cell>
          <table:table-cell/>
          <table:table-cell table:style-name="ce4" table:formula="of:=[.AA91]" office:value-type="date" office:date-value="2020-05-23" calcext:value-type="date">
            <text:p>23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92]" office:value-type="date" office:date-value="2020-05-24" calcext:value-type="date">
            <text:p>24/05/20</text:p>
          </table:table-cell>
          <table:table-cell table:formula="of:=[$'cz.csv'.I92]" office:value-type="float" office:value="0.737537249186992" calcext:value-type="float">
            <text:p>0.737537249186992</text:p>
          </table:table-cell>
          <table:table-cell table:formula="of:=EXP(-[.$A$2]*[$'cz.csv'.J92])" office:value-type="float" office:value="0.0495436411256387" calcext:value-type="float">
            <text:p>0.049543641125639</text:p>
          </table:table-cell>
          <table:table-cell table:formula="of:=1-[.$A$4]*[$'cz.csv'.J92]" office:value-type="float" office:value="-2.90276633606256" calcext:value-type="float">
            <text:p>-2.90276633606256</text:p>
          </table:table-cell>
          <table:table-cell/>
          <table:table-cell table:style-name="ce4" table:formula="of:=[.B92]" office:value-type="date" office:date-value="2020-05-24" calcext:value-type="date">
            <text:p>24/05/20</text:p>
          </table:table-cell>
          <table:table-cell table:formula="of:=[.C92]*[.D92]*[.$A$6]" office:value-type="float" office:value="0.043664539336237" calcext:value-type="float">
            <text:p>0.043664539336237</text:p>
          </table:table-cell>
          <table:table-cell table:formula="of:=[.$A$8]*[.C92]*[.E92]" office:value-type="float" office:value="-1.98357438706454" calcext:value-type="float">
            <text:p>-1.98357438706454</text:p>
          </table:table-cell>
          <table:table-cell table:number-columns-repeated="11"/>
          <table:table-cell table:style-name="ce4" table:formula="of:=[$'cz.csv'.A92]" office:value-type="date" office:date-value="2020-05-24" calcext:value-type="date">
            <text:p>24/05/20</text:p>
          </table:table-cell>
          <table:table-cell table:formula="of:=[$'cz.csv'.B92]-[$'cz.csv'.B91]" office:value-type="float" office:value="45" calcext:value-type="float">
            <text:p>45</text:p>
          </table:table-cell>
          <table:table-cell/>
          <table:table-cell table:style-name="ce4" table:formula="of:=[.U92]" office:value-type="date" office:date-value="2020-05-24" calcext:value-type="date">
            <text:p>24/05/20</text:p>
          </table:table-cell>
          <table:table-cell table:formula="of:=[$'cz.csv'.C92]-[$'cz.csv'.C91]" office:value-type="float" office:value="20" calcext:value-type="float">
            <text:p>20</text:p>
          </table:table-cell>
          <table:table-cell/>
          <table:table-cell table:style-name="ce4" table:formula="of:=[.X92]" office:value-type="date" office:date-value="2020-05-24" calcext:value-type="date">
            <text:p>24/05/20</text:p>
          </table:table-cell>
          <table:table-cell table:formula="of:=[$'cz.csv'.E92]-[$'cz.csv'.E91]" office:value-type="float" office:value="1" calcext:value-type="float">
            <text:p>1</text:p>
          </table:table-cell>
          <table:table-cell/>
          <table:table-cell table:style-name="ce4" table:formula="of:=[.AA92]" office:value-type="date" office:date-value="2020-05-24" calcext:value-type="date">
            <text:p>24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93]" office:value-type="date" office:date-value="2020-05-25" calcext:value-type="date">
            <text:p>25/05/20</text:p>
          </table:table-cell>
          <table:table-cell table:formula="of:=[$'cz.csv'.I93]" office:value-type="float" office:value="0.749608691982733" calcext:value-type="float">
            <text:p>0.749608691982733</text:p>
          </table:table-cell>
          <table:table-cell table:formula="of:=EXP(-[.$A$2]*[$'cz.csv'.J93])" office:value-type="float" office:value="0.0498434960087559" calcext:value-type="float">
            <text:p>0.049843496008756</text:p>
          </table:table-cell>
          <table:table-cell table:formula="of:=1-[.$A$4]*[$'cz.csv'.J93]" office:value-type="float" office:value="-2.89492925049783" calcext:value-type="float">
            <text:p>-2.89492925049783</text:p>
          </table:table-cell>
          <table:table-cell/>
          <table:table-cell table:style-name="ce4" table:formula="of:=[.B93]" office:value-type="date" office:date-value="2020-05-25" calcext:value-type="date">
            <text:p>25/05/20</text:p>
          </table:table-cell>
          <table:table-cell table:formula="of:=[.C93]*[.D93]*[.$A$6]" office:value-type="float" office:value="0.0446478049335938" calcext:value-type="float">
            <text:p>0.044647804933594</text:p>
          </table:table-cell>
          <table:table-cell table:formula="of:=[.$A$8]*[.C93]*[.E93]" office:value-type="float" office:value="-2.01059696633982" calcext:value-type="float">
            <text:p>-2.01059696633982</text:p>
          </table:table-cell>
          <table:table-cell table:number-columns-repeated="11"/>
          <table:table-cell table:style-name="ce4" table:formula="of:=[$'cz.csv'.A93]" office:value-type="date" office:date-value="2020-05-25" calcext:value-type="date">
            <text:p>25/05/20</text:p>
          </table:table-cell>
          <table:table-cell table:formula="of:=[$'cz.csv'.B93]-[$'cz.csv'.B92]" office:value-type="float" office:value="18.9649122807" calcext:value-type="float">
            <text:p>18.9649122807</text:p>
          </table:table-cell>
          <table:table-cell/>
          <table:table-cell table:style-name="ce4" table:formula="of:=[.U93]" office:value-type="date" office:date-value="2020-05-25" calcext:value-type="date">
            <text:p>25/05/20</text:p>
          </table:table-cell>
          <table:table-cell table:formula="of:=[$'cz.csv'.C93]-[$'cz.csv'.C92]" office:value-type="float" office:value="28.0350877192996" calcext:value-type="float">
            <text:p>28.0350877192996</text:p>
          </table:table-cell>
          <table:table-cell/>
          <table:table-cell table:style-name="ce4" table:formula="of:=[.X93]" office:value-type="date" office:date-value="2020-05-25" calcext:value-type="date">
            <text:p>25/05/20</text:p>
          </table:table-cell>
          <table:table-cell table:formula="of:=[$'cz.csv'.E93]-[$'cz.csv'.E92]" office:value-type="float" office:value="2" calcext:value-type="float">
            <text:p>2</text:p>
          </table:table-cell>
          <table:table-cell/>
          <table:table-cell table:style-name="ce4" table:formula="of:=[.AA93]" office:value-type="date" office:date-value="2020-05-25" calcext:value-type="date">
            <text:p>25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94]" office:value-type="date" office:date-value="2020-05-26" calcext:value-type="date">
            <text:p>26/05/20</text:p>
          </table:table-cell>
          <table:table-cell table:formula="of:=[$'cz.csv'.I94]" office:value-type="float" office:value="0.761680134778475" calcext:value-type="float">
            <text:p>0.761680134778475</text:p>
          </table:table-cell>
          <table:table-cell table:formula="of:=EXP(-[.$A$2]*[$'cz.csv'.J94])" office:value-type="float" office:value="0.0501451399064484" calcext:value-type="float">
            <text:p>0.050145139906448</text:p>
          </table:table-cell>
          <table:table-cell table:formula="of:=1-[.$A$4]*[$'cz.csv'.J94]" office:value-type="float" office:value="-2.88709283339827" calcext:value-type="float">
            <text:p>-2.88709283339827</text:p>
          </table:table-cell>
          <table:table-cell/>
          <table:table-cell table:style-name="ce4" table:formula="of:=[.B94]" office:value-type="date" office:date-value="2020-05-26" calcext:value-type="date">
            <text:p>26/05/20</text:p>
          </table:table-cell>
          <table:table-cell table:formula="of:=[.C94]*[.D94]*[.$A$6]" office:value-type="float" office:value="0.0456413496855951" calcext:value-type="float">
            <text:p>0.045641349685595</text:p>
          </table:table-cell>
          <table:table-cell table:formula="of:=[.$A$8]*[.C94]*[.E94]" office:value-type="float" office:value="-2.03744471158278" calcext:value-type="float">
            <text:p>-2.03744471158278</text:p>
          </table:table-cell>
          <table:table-cell table:number-columns-repeated="11"/>
          <table:table-cell table:style-name="ce4" table:formula="of:=[$'cz.csv'.A94]" office:value-type="date" office:date-value="2020-05-26" calcext:value-type="date">
            <text:p>26/05/20</text:p>
          </table:table-cell>
          <table:table-cell table:formula="of:=[$'cz.csv'.B94]-[$'cz.csv'.B93]" office:value-type="float" office:value="29.0232558139596" calcext:value-type="float">
            <text:p>29.0232558139596</text:p>
          </table:table-cell>
          <table:table-cell/>
          <table:table-cell table:style-name="ce4" table:formula="of:=[.U94]" office:value-type="date" office:date-value="2020-05-26" calcext:value-type="date">
            <text:p>26/05/20</text:p>
          </table:table-cell>
          <table:table-cell table:formula="of:=[$'cz.csv'.C94]-[$'cz.csv'.C93]" office:value-type="float" office:value="18.9767441860404" calcext:value-type="float">
            <text:p>18.9767441860404</text:p>
          </table:table-cell>
          <table:table-cell/>
          <table:table-cell table:style-name="ce4" table:formula="of:=[.X94]" office:value-type="date" office:date-value="2020-05-26" calcext:value-type="date">
            <text:p>26/05/20</text:p>
          </table:table-cell>
          <table:table-cell table:formula="of:=[$'cz.csv'.E94]-[$'cz.csv'.E93]" office:value-type="float" office:value="0" calcext:value-type="float">
            <text:p>0</text:p>
          </table:table-cell>
          <table:table-cell/>
          <table:table-cell table:style-name="ce4" table:formula="of:=[.AA94]" office:value-type="date" office:date-value="2020-05-26" calcext:value-type="date">
            <text:p>26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95]" office:value-type="date" office:date-value="2020-05-27" calcext:value-type="date">
            <text:p>27/05/20</text:p>
          </table:table-cell>
          <table:table-cell table:formula="of:=[$'cz.csv'.I95]" office:value-type="float" office:value="0.773751577574217" calcext:value-type="float">
            <text:p>0.773751577574217</text:p>
          </table:table-cell>
          <table:table-cell table:formula="of:=EXP(-[.$A$2]*[$'cz.csv'.J95])" office:value-type="float" office:value="0.0504486352637519" calcext:value-type="float">
            <text:p>0.050448635263752</text:p>
          </table:table-cell>
          <table:table-cell table:formula="of:=1-[.$A$4]*[$'cz.csv'.J95]" office:value-type="float" office:value="-2.87925574783355" calcext:value-type="float">
            <text:p>-2.87925574783355</text:p>
          </table:table-cell>
          <table:table-cell/>
          <table:table-cell table:style-name="ce4" table:formula="of:=[.B95]" office:value-type="date" office:date-value="2020-05-27" calcext:value-type="date">
            <text:p>27/05/20</text:p>
          </table:table-cell>
          <table:table-cell table:formula="of:=[.C95]*[.D95]*[.$A$6]" office:value-type="float" office:value="0.0466453087492106" calcext:value-type="float">
            <text:p>0.046645308749211</text:p>
          </table:table-cell>
          <table:table-cell table:formula="of:=[.$A$8]*[.C95]*[.E95]" office:value-type="float" office:value="-2.06411668678725" calcext:value-type="float">
            <text:p>-2.06411668678725</text:p>
          </table:table-cell>
          <table:table-cell table:number-columns-repeated="11"/>
          <table:table-cell table:style-name="ce4" table:formula="of:=[$'cz.csv'.A95]" office:value-type="date" office:date-value="2020-05-27" calcext:value-type="date">
            <text:p>27/05/20</text:p>
          </table:table-cell>
          <table:table-cell table:formula="of:=[$'cz.csv'.B95]-[$'cz.csv'.B94]" office:value-type="float" office:value="19.2413793103401" calcext:value-type="float">
            <text:p>19.2413793103401</text:p>
          </table:table-cell>
          <table:table-cell/>
          <table:table-cell table:style-name="ce4" table:formula="of:=[.U95]" office:value-type="date" office:date-value="2020-05-27" calcext:value-type="date">
            <text:p>27/05/20</text:p>
          </table:table-cell>
          <table:table-cell table:formula="of:=[$'cz.csv'.C95]-[$'cz.csv'.C94]" office:value-type="float" office:value="16.7586206896594" calcext:value-type="float">
            <text:p>16.7586206896594</text:p>
          </table:table-cell>
          <table:table-cell/>
          <table:table-cell table:style-name="ce4" table:formula="of:=[.X95]" office:value-type="date" office:date-value="2020-05-27" calcext:value-type="date">
            <text:p>27/05/20</text:p>
          </table:table-cell>
          <table:table-cell table:formula="of:=[$'cz.csv'.E95]-[$'cz.csv'.E94]" office:value-type="float" office:value="0" calcext:value-type="float">
            <text:p>0</text:p>
          </table:table-cell>
          <table:table-cell/>
          <table:table-cell table:style-name="ce4" table:formula="of:=[.AA95]" office:value-type="date" office:date-value="2020-05-27" calcext:value-type="date">
            <text:p>27/05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96]" office:value-type="date" office:date-value="2020-05-28" calcext:value-type="date">
            <text:p>28/05/20</text:p>
          </table:table-cell>
          <table:table-cell table:formula="of:=[$'cz.csv'.I96]" office:value-type="float" office:value="0.785823020369958" calcext:value-type="float">
            <text:p>0.785823020369958</text:p>
          </table:table-cell>
          <table:table-cell table:formula="of:=EXP(-[.$A$2]*[$'cz.csv'.J96])" office:value-type="float" office:value="0.0507539413556752" calcext:value-type="float">
            <text:p>0.050753941355675</text:p>
          </table:table-cell>
          <table:table-cell table:formula="of:=1-[.$A$4]*[$'cz.csv'.J96]" office:value-type="float" office:value="-2.87141933073399" calcext:value-type="float">
            <text:p>-2.87141933073399</text:p>
          </table:table-cell>
          <table:table-cell/>
          <table:table-cell table:style-name="ce4" table:formula="of:=[.B96]" office:value-type="date" office:date-value="2020-05-28" calcext:value-type="date">
            <text:p>28/05/20</text:p>
          </table:table-cell>
          <table:table-cell table:formula="of:=[.C96]*[.D96]*[.$A$6]" office:value-type="float" office:value="0.0476597240042319" calcext:value-type="float">
            <text:p>0.047659724004232</text:p>
          </table:table-cell>
          <table:table-cell table:formula="of:=[.$A$8]*[.C96]*[.E96]" office:value-type="float" office:value="-2.09061384291212" calcext:value-type="float">
            <text:p>-2.09061384291212</text:p>
          </table:table-cell>
          <table:table-cell table:number-columns-repeated="11"/>
          <table:table-cell table:style-name="ce4" table:formula="of:=[$'cz.csv'.A96]" office:value-type="date" office:date-value="2020-05-28" calcext:value-type="date">
            <text:p>28/05/20</text:p>
          </table:table-cell>
          <table:table-cell table:formula="of:=[$'cz.csv'.B96]-[$'cz.csv'.B95]" office:value-type="float" office:value="33.1363636363599" calcext:value-type="float">
            <text:p>33.1363636363599</text:p>
          </table:table-cell>
          <table:table-cell/>
          <table:table-cell table:style-name="ce4" table:formula="of:=[.U96]" office:value-type="date" office:date-value="2020-05-28" calcext:value-type="date">
            <text:p>28/05/20</text:p>
          </table:table-cell>
          <table:table-cell table:formula="of:=[$'cz.csv'.C96]-[$'cz.csv'.C95]" office:value-type="float" office:value="20.8636363636406" calcext:value-type="float">
            <text:p>20.8636363636406</text:p>
          </table:table-cell>
          <table:table-cell/>
          <table:table-cell table:style-name="ce4" table:formula="of:=[.X96]" office:value-type="date" office:date-value="2020-05-28" calcext:value-type="date">
            <text:p>28/05/20</text:p>
          </table:table-cell>
          <table:table-cell table:formula="of:=[$'cz.csv'.E96]-[$'cz.csv'.E95]" office:value-type="float" office:value="2" calcext:value-type="float">
            <text:p>2</text:p>
          </table:table-cell>
          <table:table-cell/>
          <table:table-cell table:style-name="ce4" table:formula="of:=[.AA96]" office:value-type="date" office:date-value="2020-05-28" calcext:value-type="date">
            <text:p>28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97]" office:value-type="date" office:date-value="2020-05-29" calcext:value-type="date">
            <text:p>29/05/20</text:p>
          </table:table-cell>
          <table:table-cell table:formula="of:=[$'cz.csv'.I97]" office:value-type="float" office:value="0.79395114795133" calcext:value-type="float">
            <text:p>0.79395114795133</text:p>
          </table:table-cell>
          <table:table-cell table:formula="of:=EXP(-[.$A$2]*[$'cz.csv'.J97])" office:value-type="float" office:value="0.0515778887636825" calcext:value-type="float">
            <text:p>0.051577888763683</text:p>
          </table:table-cell>
          <table:table-cell table:formula="of:=1-[.$A$4]*[$'cz.csv'.J97]" office:value-type="float" office:value="-2.85050372426566" calcext:value-type="float">
            <text:p>-2.85050372426566</text:p>
          </table:table-cell>
          <table:table-cell/>
          <table:table-cell table:style-name="ce4" table:formula="of:=[.B97]" office:value-type="date" office:date-value="2020-05-29" calcext:value-type="date">
            <text:p>29/05/20</text:p>
          </table:table-cell>
          <table:table-cell table:formula="of:=[.C97]*[.D97]*[.$A$6]" office:value-type="float" office:value="0.0489344086617141" calcext:value-type="float">
            <text:p>0.048934408661714</text:p>
          </table:table-cell>
          <table:table-cell table:formula="of:=[.$A$8]*[.C97]*[.E97]" office:value-type="float" office:value="-2.09685233977799" calcext:value-type="float">
            <text:p>-2.09685233977799</text:p>
          </table:table-cell>
          <table:table-cell table:number-columns-repeated="11"/>
          <table:table-cell table:style-name="ce4" table:formula="of:=[$'cz.csv'.A97]" office:value-type="date" office:date-value="2020-05-29" calcext:value-type="date">
            <text:p>29/05/20</text:p>
          </table:table-cell>
          <table:table-cell table:formula="of:=[$'cz.csv'.B97]-[$'cz.csv'.B96]" office:value-type="float" office:value="26.6000000000004" calcext:value-type="float">
            <text:p>26.6000000000004</text:p>
          </table:table-cell>
          <table:table-cell/>
          <table:table-cell table:style-name="ce4" table:formula="of:=[.U97]" office:value-type="date" office:date-value="2020-05-29" calcext:value-type="date">
            <text:p>29/05/20</text:p>
          </table:table-cell>
          <table:table-cell table:formula="of:=[$'cz.csv'.C97]-[$'cz.csv'.C96]" office:value-type="float" office:value="29.3999999999896" calcext:value-type="float">
            <text:p>29.3999999999896</text:p>
          </table:table-cell>
          <table:table-cell/>
          <table:table-cell table:style-name="ce4" table:formula="of:=[.X97]" office:value-type="date" office:date-value="2020-05-29" calcext:value-type="date">
            <text:p>29/05/20</text:p>
          </table:table-cell>
          <table:table-cell table:formula="of:=[$'cz.csv'.E97]-[$'cz.csv'.E96]" office:value-type="float" office:value="0" calcext:value-type="float">
            <text:p>0</text:p>
          </table:table-cell>
          <table:table-cell/>
          <table:table-cell table:style-name="ce4" table:formula="of:=[.AA97]" office:value-type="date" office:date-value="2020-05-29" calcext:value-type="date">
            <text:p>29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98]" office:value-type="date" office:date-value="2020-05-30" calcext:value-type="date">
            <text:p>30/05/20</text:p>
          </table:table-cell>
          <table:table-cell table:formula="of:=[$'cz.csv'.I98]" office:value-type="float" office:value="0.802079275532702" calcext:value-type="float">
            <text:p>0.802079275532702</text:p>
          </table:table-cell>
          <table:table-cell table:formula="of:=EXP(-[.$A$2]*[$'cz.csv'.J98])" office:value-type="float" office:value="0.0524151852855495" calcext:value-type="float">
            <text:p>0.05241518528555</text:p>
          </table:table-cell>
          <table:table-cell table:formula="of:=1-[.$A$4]*[$'cz.csv'.J98]" office:value-type="float" office:value="-2.8295887862625" calcext:value-type="float">
            <text:p>-2.8295887862625</text:p>
          </table:table-cell>
          <table:table-cell/>
          <table:table-cell table:style-name="ce4" table:formula="of:=[.B98]" office:value-type="date" office:date-value="2020-05-30" calcext:value-type="date">
            <text:p>30/05/20</text:p>
          </table:table-cell>
          <table:table-cell table:formula="of:=[.C98]*[.D98]*[.$A$6]" office:value-type="float" office:value="0.0502378937056761" calcext:value-type="float">
            <text:p>0.050237893705676</text:p>
          </table:table-cell>
          <table:table-cell table:formula="of:=[.$A$8]*[.C98]*[.E98]" office:value-type="float" office:value="-2.10277630956378" calcext:value-type="float">
            <text:p>-2.10277630956378</text:p>
          </table:table-cell>
          <table:table-cell table:number-columns-repeated="11"/>
          <table:table-cell table:style-name="ce4" table:formula="of:=[$'cz.csv'.A98]" office:value-type="date" office:date-value="2020-05-30" calcext:value-type="date">
            <text:p>30/05/20</text:p>
          </table:table-cell>
          <table:table-cell table:formula="of:=[$'cz.csv'.B98]-[$'cz.csv'.B97]" office:value-type="float" office:value="15.6923076923099" calcext:value-type="float">
            <text:p>15.6923076923099</text:p>
          </table:table-cell>
          <table:table-cell/>
          <table:table-cell table:style-name="ce4" table:formula="of:=[.U98]" office:value-type="date" office:date-value="2020-05-30" calcext:value-type="date">
            <text:p>30/05/20</text:p>
          </table:table-cell>
          <table:table-cell table:formula="of:=[$'cz.csv'.C98]-[$'cz.csv'.C97]" office:value-type="float" office:value="18.3076923077006" calcext:value-type="float">
            <text:p>18.3076923077006</text:p>
          </table:table-cell>
          <table:table-cell/>
          <table:table-cell table:style-name="ce4" table:formula="of:=[.X98]" office:value-type="date" office:date-value="2020-05-30" calcext:value-type="date">
            <text:p>30/05/20</text:p>
          </table:table-cell>
          <table:table-cell table:formula="of:=[$'cz.csv'.E98]-[$'cz.csv'.E97]" office:value-type="float" office:value="0" calcext:value-type="float">
            <text:p>0</text:p>
          </table:table-cell>
          <table:table-cell/>
          <table:table-cell table:style-name="ce4" table:formula="of:=[.AA98]" office:value-type="date" office:date-value="2020-05-30" calcext:value-type="date">
            <text:p>30/05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99]" office:value-type="date" office:date-value="2020-05-31" calcext:value-type="date">
            <text:p>31/05/20</text:p>
          </table:table-cell>
          <table:table-cell table:formula="of:=[$'cz.csv'.I99]" office:value-type="float" office:value="0.810207403114075" calcext:value-type="float">
            <text:p>0.810207403114075</text:p>
          </table:table-cell>
          <table:table-cell table:formula="of:=EXP(-[.$A$2]*[$'cz.csv'.J99])" office:value-type="float" office:value="0.0532660741719419" calcext:value-type="float">
            <text:p>0.053266074171942</text:p>
          </table:table-cell>
          <table:table-cell table:formula="of:=1-[.$A$4]*[$'cz.csv'.J99]" office:value-type="float" office:value="-2.80867384825934" calcext:value-type="float">
            <text:p>-2.80867384825934</text:p>
          </table:table-cell>
          <table:table-cell/>
          <table:table-cell table:style-name="ce4" table:formula="of:=[.B99]" office:value-type="date" office:date-value="2020-05-31" calcext:value-type="date">
            <text:p>31/05/20</text:p>
          </table:table-cell>
          <table:table-cell table:formula="of:=[.C99]*[.D99]*[.$A$6]" office:value-type="float" office:value="0.0515708036195434" calcext:value-type="float">
            <text:p>0.051570803619543</text:p>
          </table:table-cell>
          <table:table-cell table:formula="of:=[.$A$8]*[.C99]*[.E99]" office:value-type="float" office:value="-2.10838526557553" calcext:value-type="float">
            <text:p>-2.10838526557553</text:p>
          </table:table-cell>
          <table:table-cell table:number-columns-repeated="11"/>
          <table:table-cell table:style-name="ce4" table:formula="of:=[$'cz.csv'.A99]" office:value-type="date" office:date-value="2020-05-31" calcext:value-type="date">
            <text:p>31/05/20</text:p>
          </table:table-cell>
          <table:table-cell table:formula="of:=[$'cz.csv'.B99]-[$'cz.csv'.B98]" office:value-type="float" office:value="6.90909090909008" calcext:value-type="float">
            <text:p>6.90909090909008</text:p>
          </table:table-cell>
          <table:table-cell/>
          <table:table-cell table:style-name="ce4" table:formula="of:=[.U99]" office:value-type="date" office:date-value="2020-05-31" calcext:value-type="date">
            <text:p>31/05/20</text:p>
          </table:table-cell>
          <table:table-cell table:formula="of:=[$'cz.csv'.C99]-[$'cz.csv'.C98]" office:value-type="float" office:value="31.0909090909099" calcext:value-type="float">
            <text:p>31.0909090909099</text:p>
          </table:table-cell>
          <table:table-cell/>
          <table:table-cell table:style-name="ce4" table:formula="of:=[.X99]" office:value-type="date" office:date-value="2020-05-31" calcext:value-type="date">
            <text:p>31/05/20</text:p>
          </table:table-cell>
          <table:table-cell table:formula="of:=[$'cz.csv'.E99]-[$'cz.csv'.E98]" office:value-type="float" office:value="1" calcext:value-type="float">
            <text:p>1</text:p>
          </table:table-cell>
          <table:table-cell/>
          <table:table-cell table:style-name="ce4" table:formula="of:=[.AA99]" office:value-type="date" office:date-value="2020-05-31" calcext:value-type="date">
            <text:p>31/05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100]" office:value-type="date" office:date-value="2020-06-01" calcext:value-type="date">
            <text:p>01/06/20</text:p>
          </table:table-cell>
          <table:table-cell table:formula="of:=[$'cz.csv'.I100]" office:value-type="float" office:value="0.818335530695447" calcext:value-type="float">
            <text:p>0.818335530695447</text:p>
          </table:table-cell>
          <table:table-cell table:formula="of:=EXP(-[.$A$2]*[$'cz.csv'.J100])" office:value-type="float" office:value="0.0541308039362992" calcext:value-type="float">
            <text:p>0.054130803936299</text:p>
          </table:table-cell>
          <table:table-cell table:formula="of:=1-[.$A$4]*[$'cz.csv'.J100]" office:value-type="float" office:value="-2.78775824179101" calcext:value-type="float">
            <text:p>-2.78775824179101</text:p>
          </table:table-cell>
          <table:table-cell/>
          <table:table-cell table:style-name="ce4" table:formula="of:=[.B100]" office:value-type="date" office:date-value="2020-06-01" calcext:value-type="date">
            <text:p>01/06/20</text:p>
          </table:table-cell>
          <table:table-cell table:formula="of:=[.C100]*[.D100]*[.$A$6]" office:value-type="float" office:value="0.0529337774837833" calcext:value-type="float">
            <text:p>0.052933777483783</text:p>
          </table:table-cell>
          <table:table-cell table:formula="of:=[.$A$8]*[.C100]*[.E100]" office:value-type="float" office:value="-2.11367870098283" calcext:value-type="float">
            <text:p>-2.11367870098283</text:p>
          </table:table-cell>
          <table:table-cell table:number-columns-repeated="11"/>
          <table:table-cell table:style-name="ce4" table:formula="of:=[$'cz.csv'.A100]" office:value-type="date" office:date-value="2020-06-01" calcext:value-type="date">
            <text:p>01/06/20</text:p>
          </table:table-cell>
          <table:table-cell table:formula="of:=[$'cz.csv'.B100]-[$'cz.csv'.B99]" office:value-type="float" office:value="18.0967741935497" calcext:value-type="float">
            <text:p>18.0967741935497</text:p>
          </table:table-cell>
          <table:table-cell/>
          <table:table-cell table:style-name="ce4" table:formula="of:=[.U100]" office:value-type="date" office:date-value="2020-06-01" calcext:value-type="date">
            <text:p>01/06/20</text:p>
          </table:table-cell>
          <table:table-cell table:formula="of:=[$'cz.csv'.C100]-[$'cz.csv'.C99]" office:value-type="float" office:value="15.9032258064499" calcext:value-type="float">
            <text:p>15.9032258064499</text:p>
          </table:table-cell>
          <table:table-cell/>
          <table:table-cell table:style-name="ce4" table:formula="of:=[.X100]" office:value-type="date" office:date-value="2020-06-01" calcext:value-type="date">
            <text:p>01/06/20</text:p>
          </table:table-cell>
          <table:table-cell table:formula="of:=[$'cz.csv'.E100]-[$'cz.csv'.E99]" office:value-type="float" office:value="1" calcext:value-type="float">
            <text:p>1</text:p>
          </table:table-cell>
          <table:table-cell/>
          <table:table-cell table:style-name="ce4" table:formula="of:=[.AA100]" office:value-type="date" office:date-value="2020-06-01" calcext:value-type="date">
            <text:p>01/06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101]" office:value-type="date" office:date-value="2020-06-02" calcext:value-type="date">
            <text:p>02/06/20</text:p>
          </table:table-cell>
          <table:table-cell table:formula="of:=[$'cz.csv'.I101]" office:value-type="float" office:value="0.826463658276819" calcext:value-type="float">
            <text:p>0.826463658276819</text:p>
          </table:table-cell>
          <table:table-cell table:formula="of:=EXP(-[.$A$2]*[$'cz.csv'.J101])" office:value-type="float" office:value="0.0550095435463943" calcext:value-type="float">
            <text:p>0.055009543546394</text:p>
          </table:table-cell>
          <table:table-cell table:formula="of:=1-[.$A$4]*[$'cz.csv'.J101]" office:value-type="float" office:value="-2.76684330378785" calcext:value-type="float">
            <text:p>-2.76684330378785</text:p>
          </table:table-cell>
          <table:table-cell/>
          <table:table-cell table:style-name="ce4" table:formula="of:=[.B101]" office:value-type="date" office:date-value="2020-06-02" calcext:value-type="date">
            <text:p>02/06/20</text:p>
          </table:table-cell>
          <table:table-cell table:formula="of:=[.C101]*[.D101]*[.$A$6]" office:value-type="float" office:value="0.0543273854747338" calcext:value-type="float">
            <text:p>0.054327385474734</text:p>
          </table:table-cell>
          <table:table-cell table:formula="of:=[.$A$8]*[.C101]*[.E101]" office:value-type="float" office:value="-2.11865762441236" calcext:value-type="float">
            <text:p>-2.11865762441236</text:p>
          </table:table-cell>
          <table:table-cell table:number-columns-repeated="11"/>
          <table:table-cell table:style-name="ce4" table:formula="of:=[$'cz.csv'.A101]" office:value-type="date" office:date-value="2020-06-02" calcext:value-type="date">
            <text:p>02/06/20</text:p>
          </table:table-cell>
          <table:table-cell table:formula="of:=[$'cz.csv'.B101]-[$'cz.csv'.B100]" office:value-type="float" office:value="33.3846153846202" calcext:value-type="float">
            <text:p>33.3846153846202</text:p>
          </table:table-cell>
          <table:table-cell/>
          <table:table-cell table:style-name="ce4" table:formula="of:=[.U101]" office:value-type="date" office:date-value="2020-06-02" calcext:value-type="date">
            <text:p>02/06/20</text:p>
          </table:table-cell>
          <table:table-cell table:formula="of:=[$'cz.csv'.C101]-[$'cz.csv'.C100]" office:value-type="float" office:value="28.6153846153802" calcext:value-type="float">
            <text:p>28.6153846153802</text:p>
          </table:table-cell>
          <table:table-cell/>
          <table:table-cell table:style-name="ce4" table:formula="of:=[.X101]" office:value-type="date" office:date-value="2020-06-02" calcext:value-type="date">
            <text:p>02/06/20</text:p>
          </table:table-cell>
          <table:table-cell table:formula="of:=[$'cz.csv'.E101]-[$'cz.csv'.E100]" office:value-type="float" office:value="2" calcext:value-type="float">
            <text:p>2</text:p>
          </table:table-cell>
          <table:table-cell/>
          <table:table-cell table:style-name="ce4" table:formula="of:=[.AA101]" office:value-type="date" office:date-value="2020-06-02" calcext:value-type="date">
            <text:p>02/06/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4" table:formula="of:=[$'cz.csv'.A102]" office:value-type="date" office:date-value="2020-06-03" calcext:value-type="date">
            <text:p>03/06/20</text:p>
          </table:table-cell>
          <table:table-cell table:formula="of:=[$'cz.csv'.I102]" office:value-type="float" office:value="0.834591785858191" calcext:value-type="float">
            <text:p>0.834591785858191</text:p>
          </table:table-cell>
          <table:table-cell table:formula="of:=EXP(-[.$A$2]*[$'cz.csv'.J102])" office:value-type="float" office:value="0.0559025770647784" calcext:value-type="float">
            <text:p>0.055902577064778</text:p>
          </table:table-cell>
          <table:table-cell table:formula="of:=1-[.$A$4]*[$'cz.csv'.J102]" office:value-type="float" office:value="-2.74592769731953" calcext:value-type="float">
            <text:p>-2.74592769731953</text:p>
          </table:table-cell>
          <table:table-cell/>
          <table:table-cell table:style-name="ce4" table:formula="of:=[.B102]" office:value-type="date" office:date-value="2020-06-03" calcext:value-type="date">
            <text:p>03/06/20</text:p>
          </table:table-cell>
          <table:table-cell table:formula="of:=[.C102]*[.D102]*[.$A$6]" office:value-type="float" office:value="0.0557523191188006" calcext:value-type="float">
            <text:p>0.055752319118801</text:p>
          </table:table-cell>
          <table:table-cell table:formula="of:=[.$A$8]*[.C102]*[.E102]" office:value-type="float" office:value="-2.12332101716925" calcext:value-type="float">
            <text:p>-2.12332101716925</text:p>
          </table:table-cell>
          <table:table-cell table:number-columns-repeated="11"/>
          <table:table-cell table:style-name="ce4" table:formula="of:=[$'cz.csv'.A102]" office:value-type="date" office:date-value="2020-06-03" calcext:value-type="date">
            <text:p>03/06/20</text:p>
          </table:table-cell>
          <table:table-cell table:formula="of:=[$'cz.csv'.B102]-[$'cz.csv'.B101]" office:value-type="float" office:value="28.4615384615299" calcext:value-type="float">
            <text:p>28.4615384615299</text:p>
          </table:table-cell>
          <table:table-cell/>
          <table:table-cell table:style-name="ce4" table:formula="of:=[.U102]" office:value-type="date" office:date-value="2020-06-03" calcext:value-type="date">
            <text:p>03/06/20</text:p>
          </table:table-cell>
          <table:table-cell table:formula="of:=[$'cz.csv'.C102]-[$'cz.csv'.C101]" office:value-type="float" office:value="45.5384615384592" calcext:value-type="float">
            <text:p>45.5384615384592</text:p>
          </table:table-cell>
          <table:table-cell/>
          <table:table-cell table:style-name="ce4" table:formula="of:=[.X102]" office:value-type="date" office:date-value="2020-06-03" calcext:value-type="date">
            <text:p>03/06/20</text:p>
          </table:table-cell>
          <table:table-cell table:formula="of:=[$'cz.csv'.E102]-[$'cz.csv'.E101]" office:value-type="float" office:value="2" calcext:value-type="float">
            <text:p>2</text:p>
          </table:table-cell>
          <table:table-cell/>
          <table:table-cell table:style-name="ce4" table:formula="of:=[.AA102]" office:value-type="date" office:date-value="2020-06-03" calcext:value-type="date">
            <text:p>03/06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formula="of:=[$'cz.csv'.A103]" office:value-type="date" office:date-value="2020-06-04" calcext:value-type="date">
            <text:p>04/06/20</text:p>
          </table:table-cell>
          <table:table-cell table:formula="of:=[$'cz.csv'.I103]" office:value-type="float" office:value="0.842719913439563" calcext:value-type="float">
            <text:p>0.842719913439563</text:p>
          </table:table-cell>
          <table:table-cell table:formula="of:=EXP(-[.$A$2]*[$'cz.csv'.J103])" office:value-type="float" office:value="0.0568100789897641" calcext:value-type="float">
            <text:p>0.056810078989764</text:p>
          </table:table-cell>
          <table:table-cell table:formula="of:=1-[.$A$4]*[$'cz.csv'.J103]" office:value-type="float" office:value="-2.72501275931636" calcext:value-type="float">
            <text:p>-2.72501275931636</text:p>
          </table:table-cell>
          <table:table-cell/>
          <table:table-cell table:style-name="ce4" table:formula="of:=[.B103]" office:value-type="date" office:date-value="2020-06-04" calcext:value-type="date">
            <text:p>04/06/20</text:p>
          </table:table-cell>
          <table:table-cell table:formula="of:=[.C103]*[.D103]*[.$A$6]" office:value-type="float" office:value="0.0572091706447093" calcext:value-type="float">
            <text:p>0.057209170644709</text:p>
          </table:table-cell>
          <table:table-cell table:formula="of:=[.$A$8]*[.C103]*[.E103]" office:value-type="float" office:value="-2.12766990801656" calcext:value-type="float">
            <text:p>-2.12766990801656</text:p>
          </table:table-cell>
          <table:table-cell table:number-columns-repeated="11"/>
          <table:table-cell table:style-name="ce4" table:formula="of:=[$'cz.csv'.A103]" office:value-type="date" office:date-value="2020-06-04" calcext:value-type="date">
            <text:p>04/06/20</text:p>
          </table:table-cell>
          <table:table-cell table:formula="of:=[$'cz.csv'.B103]-[$'cz.csv'.B102]" office:value-type="float" office:value="18.1176470588302" calcext:value-type="float">
            <text:p>18.1176470588302</text:p>
          </table:table-cell>
          <table:table-cell/>
          <table:table-cell table:style-name="ce4" table:formula="of:=[.U103]" office:value-type="date" office:date-value="2020-06-04" calcext:value-type="date">
            <text:p>04/06/20</text:p>
          </table:table-cell>
          <table:table-cell table:formula="of:=[$'cz.csv'.C103]-[$'cz.csv'.C102]" office:value-type="float" office:value="37.8823529411802" calcext:value-type="float">
            <text:p>37.8823529411802</text:p>
          </table:table-cell>
          <table:table-cell/>
          <table:table-cell table:style-name="ce4" table:formula="of:=[.X103]" office:value-type="date" office:date-value="2020-06-04" calcext:value-type="date">
            <text:p>04/06/20</text:p>
          </table:table-cell>
          <table:table-cell table:formula="of:=[$'cz.csv'.E103]-[$'cz.csv'.E102]" office:value-type="float" office:value="1" calcext:value-type="float">
            <text:p>1</text:p>
          </table:table-cell>
          <table:table-cell/>
          <table:table-cell table:style-name="ce4" table:formula="of:=[.AA103]" office:value-type="date" office:date-value="2020-06-04" calcext:value-type="date">
            <text:p>04/06/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4" table:formula="of:=[$'cz.csv'.A104]" office:value-type="date" office:date-value="2020-06-05" calcext:value-type="date">
            <text:p>05/06/20</text:p>
          </table:table-cell>
          <table:table-cell table:formula="of:=[$'cz.csv'.I104]" office:value-type="float" office:value="0.857395901008944" calcext:value-type="float">
            <text:p>0.857395901008944</text:p>
          </table:table-cell>
          <table:table-cell table:formula="of:=EXP(-[.$A$2]*[$'cz.csv'.J104])" office:value-type="float" office:value="0.0577200425516307" calcext:value-type="float">
            <text:p>0.057720042551631</text:p>
          </table:table-cell>
          <table:table-cell table:formula="of:=1-[.$A$4]*[$'cz.csv'.J104]" office:value-type="float" office:value="-2.7043738974253" calcext:value-type="float">
            <text:p>-2.7043738974253</text:p>
          </table:table-cell>
          <table:table-cell/>
          <table:table-cell table:style-name="ce4" table:formula="of:=[.B104]" office:value-type="date" office:date-value="2020-06-05" calcext:value-type="date">
            <text:p>05/06/20</text:p>
          </table:table-cell>
          <table:table-cell table:formula="of:=[.C104]*[.D104]*[.$A$6]" office:value-type="float" office:value="0.0591377841605101" calcext:value-type="float">
            <text:p>0.05913778416051</text:p>
          </table:table-cell>
          <table:table-cell table:formula="of:=[.$A$8]*[.C104]*[.E104]" office:value-type="float" office:value="-2.14832802179252" calcext:value-type="float">
            <text:p>-2.14832802179252</text:p>
          </table:table-cell>
          <table:table-cell table:number-columns-repeated="11"/>
          <table:table-cell table:style-name="ce4" table:formula="of:=[$'cz.csv'.A104]" office:value-type="date" office:date-value="2020-06-05" calcext:value-type="date">
            <text:p>05/06/20</text:p>
          </table:table-cell>
          <table:table-cell table:formula="of:=[$'cz.csv'.B104]-[$'cz.csv'.B103]" office:value-type="float" office:value="20.8108108108099" calcext:value-type="float">
            <text:p>20.8108108108099</text:p>
          </table:table-cell>
          <table:table-cell/>
          <table:table-cell table:style-name="ce4" table:formula="of:=[.U104]" office:value-type="date" office:date-value="2020-06-05" calcext:value-type="date">
            <text:p>05/06/20</text:p>
          </table:table-cell>
          <table:table-cell table:formula="of:=[$'cz.csv'.C104]-[$'cz.csv'.C103]" office:value-type="float" office:value="14.1891891891901" calcext:value-type="float">
            <text:p>14.1891891891901</text:p>
          </table:table-cell>
          <table:table-cell/>
          <table:table-cell table:style-name="ce4" table:formula="of:=[.X104]" office:value-type="date" office:date-value="2020-06-05" calcext:value-type="date">
            <text:p>05/06/20</text:p>
          </table:table-cell>
          <table:table-cell table:formula="of:=[$'cz.csv'.E104]-[$'cz.csv'.E103]" office:value-type="float" office:value="1" calcext:value-type="float">
            <text:p>1</text:p>
          </table:table-cell>
          <table:table-cell/>
          <table:table-cell table:style-name="ce4" table:formula="of:=[.AA104]" office:value-type="date" office:date-value="2020-06-05" calcext:value-type="date">
            <text:p>05/06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105]" office:value-type="date" office:date-value="2020-06-06" calcext:value-type="date">
            <text:p>06/06/20</text:p>
          </table:table-cell>
          <table:table-cell table:formula="of:=[$'cz.csv'.I105]" office:value-type="float" office:value="0.872071888578324" calcext:value-type="float">
            <text:p>0.872071888578324</text:p>
          </table:table-cell>
          <table:table-cell table:formula="of:=EXP(-[.$A$2]*[$'cz.csv'.J105])" office:value-type="float" office:value="0.0586446117680815" calcext:value-type="float">
            <text:p>0.058644611768082</text:p>
          </table:table-cell>
          <table:table-cell table:formula="of:=1-[.$A$4]*[$'cz.csv'.J105]" office:value-type="float" office:value="-2.68373436706907" calcext:value-type="float">
            <text:p>-2.68373436706907</text:p>
          </table:table-cell>
          <table:table-cell/>
          <table:table-cell table:style-name="ce4" table:formula="of:=[.B105]" office:value-type="date" office:date-value="2020-06-06" calcext:value-type="date">
            <text:p>06/06/20</text:p>
          </table:table-cell>
          <table:table-cell table:formula="of:=[.C105]*[.D105]*[.$A$6]" office:value-type="float" office:value="0.0611135349512223" calcext:value-type="float">
            <text:p>0.061113534951222</text:p>
          </table:table-cell>
          <table:table-cell table:formula="of:=[.$A$8]*[.C105]*[.E105]" office:value-type="float" office:value="-2.16842432067391" calcext:value-type="float">
            <text:p>-2.16842432067391</text:p>
          </table:table-cell>
          <table:table-cell table:number-columns-repeated="11"/>
          <table:table-cell table:style-name="ce4" table:formula="of:=[$'cz.csv'.A105]" office:value-type="date" office:date-value="2020-06-06" calcext:value-type="date">
            <text:p>06/06/20</text:p>
          </table:table-cell>
          <table:table-cell table:formula="of:=[$'cz.csv'.B105]-[$'cz.csv'.B104]" office:value-type="float" office:value="17.2075471698099" calcext:value-type="float">
            <text:p>17.2075471698099</text:p>
          </table:table-cell>
          <table:table-cell/>
          <table:table-cell table:style-name="ce4" table:formula="of:=[.U105]" office:value-type="date" office:date-value="2020-06-06" calcext:value-type="date">
            <text:p>06/06/20</text:p>
          </table:table-cell>
          <table:table-cell table:formula="of:=[$'cz.csv'.C105]-[$'cz.csv'.C104]" office:value-type="float" office:value="20.7924528301901" calcext:value-type="float">
            <text:p>20.7924528301901</text:p>
          </table:table-cell>
          <table:table-cell/>
          <table:table-cell table:style-name="ce4" table:formula="of:=[.X105]" office:value-type="date" office:date-value="2020-06-06" calcext:value-type="date">
            <text:p>06/06/20</text:p>
          </table:table-cell>
          <table:table-cell table:formula="of:=[$'cz.csv'.E105]-[$'cz.csv'.E104]" office:value-type="float" office:value="0" calcext:value-type="float">
            <text:p>0</text:p>
          </table:table-cell>
          <table:table-cell/>
          <table:table-cell table:style-name="ce4" table:formula="of:=[.AA105]" office:value-type="date" office:date-value="2020-06-06" calcext:value-type="date">
            <text:p>06/06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106]" office:value-type="date" office:date-value="2020-06-07" calcext:value-type="date">
            <text:p>07/06/20</text:p>
          </table:table-cell>
          <table:table-cell table:formula="of:=[$'cz.csv'.I106]" office:value-type="float" office:value="0.886747876147704" calcext:value-type="float">
            <text:p>0.886747876147704</text:p>
          </table:table-cell>
          <table:table-cell table:formula="of:=EXP(-[.$A$2]*[$'cz.csv'.J106])" office:value-type="float" office:value="0.0595839602209922" calcext:value-type="float">
            <text:p>0.059583960220992</text:p>
          </table:table-cell>
          <table:table-cell table:formula="of:=1-[.$A$4]*[$'cz.csv'.J106]" office:value-type="float" office:value="-2.66309550517801" calcext:value-type="float">
            <text:p>-2.66309550517801</text:p>
          </table:table-cell>
          <table:table-cell/>
          <table:table-cell table:style-name="ce4" table:formula="of:=[.B106]" office:value-type="date" office:date-value="2020-06-07" calcext:value-type="date">
            <text:p>07/06/20</text:p>
          </table:table-cell>
          <table:table-cell table:formula="of:=[.C106]*[.D106]*[.$A$6]" office:value-type="float" office:value="0.0631373753847234" calcext:value-type="float">
            <text:p>0.063137375384723</text:p>
          </table:table-cell>
          <table:table-cell table:formula="of:=[.$A$8]*[.C106]*[.E106]" office:value-type="float" office:value="-2.1879598757945" calcext:value-type="float">
            <text:p>-2.1879598757945</text:p>
          </table:table-cell>
          <table:table-cell table:number-columns-repeated="11"/>
          <table:table-cell table:style-name="ce4" table:formula="of:=[$'cz.csv'.A106]" office:value-type="date" office:date-value="2020-06-07" calcext:value-type="date">
            <text:p>07/06/20</text:p>
          </table:table-cell>
          <table:table-cell table:formula="of:=[$'cz.csv'.B106]-[$'cz.csv'.B105]" office:value-type="float" office:value="38.8181818181802" calcext:value-type="float">
            <text:p>38.8181818181802</text:p>
          </table:table-cell>
          <table:table-cell/>
          <table:table-cell table:style-name="ce4" table:formula="of:=[.U106]" office:value-type="date" office:date-value="2020-06-07" calcext:value-type="date">
            <text:p>07/06/20</text:p>
          </table:table-cell>
          <table:table-cell table:formula="of:=[$'cz.csv'.C106]-[$'cz.csv'.C105]" office:value-type="float" office:value="22.1818181818198" calcext:value-type="float">
            <text:p>22.1818181818198</text:p>
          </table:table-cell>
          <table:table-cell/>
          <table:table-cell table:style-name="ce4" table:formula="of:=[.X106]" office:value-type="date" office:date-value="2020-06-07" calcext:value-type="date">
            <text:p>07/06/20</text:p>
          </table:table-cell>
          <table:table-cell table:formula="of:=[$'cz.csv'.E106]-[$'cz.csv'.E105]" office:value-type="float" office:value="0" calcext:value-type="float">
            <text:p>0</text:p>
          </table:table-cell>
          <table:table-cell/>
          <table:table-cell table:style-name="ce4" table:formula="of:=[.AA106]" office:value-type="date" office:date-value="2020-06-07" calcext:value-type="date">
            <text:p>07/06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formula="of:=[$'cz.csv'.A107]" office:value-type="date" office:date-value="2020-06-08" calcext:value-type="date">
            <text:p>08/06/20</text:p>
          </table:table-cell>
          <table:table-cell table:formula="of:=[$'cz.csv'.I107]" office:value-type="float" office:value="0.901423863717084" calcext:value-type="float">
            <text:p>0.901423863717084</text:p>
          </table:table-cell>
          <table:table-cell table:formula="of:=EXP(-[.$A$2]*[$'cz.csv'.J107])" office:value-type="float" office:value="0.0605383859798658" calcext:value-type="float">
            <text:p>0.060538385979866</text:p>
          </table:table-cell>
          <table:table-cell table:formula="of:=1-[.$A$4]*[$'cz.csv'.J107]" office:value-type="float" office:value="-2.64245597482178" calcext:value-type="float">
            <text:p>-2.64245597482178</text:p>
          </table:table-cell>
          <table:table-cell/>
          <table:table-cell table:style-name="ce4" table:formula="of:=[.B107]" office:value-type="date" office:date-value="2020-06-08" calcext:value-type="date">
            <text:p>08/06/20</text:p>
          </table:table-cell>
          <table:table-cell table:formula="of:=[.C107]*[.D107]*[.$A$6]" office:value-type="float" office:value="0.0652104041004605" calcext:value-type="float">
            <text:p>0.065210404100461</text:p>
          </table:table-cell>
          <table:table-cell table:formula="of:=[.$A$8]*[.C107]*[.E107]" office:value-type="float" office:value="-2.20693359784159" calcext:value-type="float">
            <text:p>-2.20693359784159</text:p>
          </table:table-cell>
          <table:table-cell table:number-columns-repeated="11"/>
          <table:table-cell table:style-name="ce4" table:formula="of:=[$'cz.csv'.A107]" office:value-type="date" office:date-value="2020-06-08" calcext:value-type="date">
            <text:p>08/06/20</text:p>
          </table:table-cell>
          <table:table-cell table:formula="of:=[$'cz.csv'.B107]-[$'cz.csv'.B106]" office:value-type="float" office:value="26.2857142857197" calcext:value-type="float">
            <text:p>26.2857142857197</text:p>
          </table:table-cell>
          <table:table-cell/>
          <table:table-cell table:style-name="ce4" table:formula="of:=[.U107]" office:value-type="date" office:date-value="2020-06-08" calcext:value-type="date">
            <text:p>08/06/20</text:p>
          </table:table-cell>
          <table:table-cell table:formula="of:=[$'cz.csv'.C107]-[$'cz.csv'.C106]" office:value-type="float" office:value="42.7142857142799" calcext:value-type="float">
            <text:p>42.7142857142799</text:p>
          </table:table-cell>
          <table:table-cell/>
          <table:table-cell table:style-name="ce4" table:formula="of:=[.X107]" office:value-type="date" office:date-value="2020-06-08" calcext:value-type="date">
            <text:p>08/06/20</text:p>
          </table:table-cell>
          <table:table-cell table:formula="of:=[$'cz.csv'.E107]-[$'cz.csv'.E106]" office:value-type="float" office:value="1" calcext:value-type="float">
            <text:p>1</text:p>
          </table:table-cell>
          <table:table-cell/>
          <table:table-cell table:style-name="ce4" table:formula="of:=[.AA107]" office:value-type="date" office:date-value="2020-06-08" calcext:value-type="date">
            <text:p>08/06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108]" office:value-type="date" office:date-value="2020-06-09" calcext:value-type="date">
            <text:p>09/06/20</text:p>
          </table:table-cell>
          <table:table-cell table:formula="of:=[$'cz.csv'.I108]" office:value-type="float" office:value="0.916099851286464" calcext:value-type="float">
            <text:p>0.916099851286464</text:p>
          </table:table-cell>
          <table:table-cell table:formula="of:=EXP(-[.$A$2]*[$'cz.csv'.J108])" office:value-type="float" office:value="0.0615080998888696" calcext:value-type="float">
            <text:p>0.06150809988887</text:p>
          </table:table-cell>
          <table:table-cell table:formula="of:=1-[.$A$4]*[$'cz.csv'.J108]" office:value-type="float" office:value="-2.62181644446555" calcext:value-type="float">
            <text:p>-2.62181644446555</text:p>
          </table:table-cell>
          <table:table-cell/>
          <table:table-cell table:style-name="ce4" table:formula="of:=[.B108]" office:value-type="date" office:date-value="2020-06-09" calcext:value-type="date">
            <text:p>09/06/20</text:p>
          </table:table-cell>
          <table:table-cell table:formula="of:=[.C108]*[.D108]*[.$A$6]" office:value-type="float" office:value="0.0673336451606873" calcext:value-type="float">
            <text:p>0.067333645160687</text:p>
          </table:table-cell>
          <table:table-cell table:formula="of:=[.$A$8]*[.C108]*[.E108]" office:value-type="float" office:value="-2.22534602692679" calcext:value-type="float">
            <text:p>-2.22534602692679</text:p>
          </table:table-cell>
          <table:table-cell table:number-columns-repeated="11"/>
          <table:table-cell table:style-name="ce4" table:formula="of:=[$'cz.csv'.A108]" office:value-type="date" office:date-value="2020-06-09" calcext:value-type="date">
            <text:p>09/06/20</text:p>
          </table:table-cell>
          <table:table-cell table:formula="of:=[$'cz.csv'.B108]-[$'cz.csv'.B107]" office:value-type="float" office:value="21.9661016949103" calcext:value-type="float">
            <text:p>21.9661016949103</text:p>
          </table:table-cell>
          <table:table-cell/>
          <table:table-cell table:style-name="ce4" table:formula="of:=[.U108]" office:value-type="date" office:date-value="2020-06-09" calcext:value-type="date">
            <text:p>09/06/20</text:p>
          </table:table-cell>
          <table:table-cell table:formula="of:=[$'cz.csv'.C108]-[$'cz.csv'.C107]" office:value-type="float" office:value="32.0338983050906" calcext:value-type="float">
            <text:p>32.0338983050906</text:p>
          </table:table-cell>
          <table:table-cell/>
          <table:table-cell table:style-name="ce4" table:formula="of:=[.X108]" office:value-type="date" office:date-value="2020-06-09" calcext:value-type="date">
            <text:p>09/06/20</text:p>
          </table:table-cell>
          <table:table-cell table:formula="of:=[$'cz.csv'.E108]-[$'cz.csv'.E107]" office:value-type="float" office:value="0" calcext:value-type="float">
            <text:p>0</text:p>
          </table:table-cell>
          <table:table-cell/>
          <table:table-cell table:style-name="ce4" table:formula="of:=[.AA108]" office:value-type="date" office:date-value="2020-06-09" calcext:value-type="date">
            <text:p>09/06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4" table:formula="of:=[$'cz.csv'.A109]" office:value-type="date" office:date-value="2020-06-10" calcext:value-type="date">
            <text:p>10/06/20</text:p>
          </table:table-cell>
          <table:table-cell table:formula="of:=[$'cz.csv'.I109]" office:value-type="float" office:value="0.930775838855845" calcext:value-type="float">
            <text:p>0.930775838855845</text:p>
          </table:table-cell>
          <table:table-cell table:formula="of:=EXP(-[.$A$2]*[$'cz.csv'.J109])" office:value-type="float" office:value="0.0624933146721232" calcext:value-type="float">
            <text:p>0.062493314672123</text:p>
          </table:table-cell>
          <table:table-cell table:formula="of:=1-[.$A$4]*[$'cz.csv'.J109]" office:value-type="float" office:value="-2.60117758257449" calcext:value-type="float">
            <text:p>-2.60117758257449</text:p>
          </table:table-cell>
          <table:table-cell/>
          <table:table-cell table:style-name="ce4" table:formula="of:=[.B109]" office:value-type="date" office:date-value="2020-06-10" calcext:value-type="date">
            <text:p>10/06/20</text:p>
          </table:table-cell>
          <table:table-cell table:formula="of:=[.C109]*[.D109]*[.$A$6]" office:value-type="float" office:value="0.0695081395092375" calcext:value-type="float">
            <text:p>0.069508139509238</text:p>
          </table:table-cell>
          <table:table-cell table:formula="of:=[.$A$8]*[.C109]*[.E109]" office:value-type="float" office:value="-2.2431977395196" calcext:value-type="float">
            <text:p>-2.2431977395196</text:p>
          </table:table-cell>
          <table:table-cell table:number-columns-repeated="11"/>
          <table:table-cell table:style-name="ce4" table:formula="of:=[$'cz.csv'.A109]" office:value-type="date" office:date-value="2020-06-10" calcext:value-type="date">
            <text:p>10/06/20</text:p>
          </table:table-cell>
          <table:table-cell table:formula="of:=[$'cz.csv'.B109]-[$'cz.csv'.B108]" office:value-type="float" office:value="42.203125" calcext:value-type="float">
            <text:p>42.203125</text:p>
          </table:table-cell>
          <table:table-cell/>
          <table:table-cell table:style-name="ce4" table:formula="of:=[.U109]" office:value-type="date" office:date-value="2020-06-10" calcext:value-type="date">
            <text:p>10/06/20</text:p>
          </table:table-cell>
          <table:table-cell table:formula="of:=[$'cz.csv'.C109]-[$'cz.csv'.C108]" office:value-type="float" office:value="30.796875" calcext:value-type="float">
            <text:p>30.796875</text:p>
          </table:table-cell>
          <table:table-cell/>
          <table:table-cell table:style-name="ce4" table:formula="of:=[.X109]" office:value-type="date" office:date-value="2020-06-10" calcext:value-type="date">
            <text:p>10/06/20</text:p>
          </table:table-cell>
          <table:table-cell table:formula="of:=[$'cz.csv'.E109]-[$'cz.csv'.E108]" office:value-type="float" office:value="2" calcext:value-type="float">
            <text:p>2</text:p>
          </table:table-cell>
          <table:table-cell/>
          <table:table-cell table:style-name="ce4" table:formula="of:=[.AA109]" office:value-type="date" office:date-value="2020-06-10" calcext:value-type="date">
            <text:p>10/06/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4" table:formula="of:=[$'cz.csv'.A110]" office:value-type="date" office:date-value="2020-06-11" calcext:value-type="date">
            <text:p>11/06/20</text:p>
          </table:table-cell>
          <table:table-cell table:formula="of:=[$'cz.csv'.I110]" office:value-type="float" office:value="0.945451826425225" calcext:value-type="float">
            <text:p>0.945451826425225</text:p>
          </table:table-cell>
          <table:table-cell table:formula="of:=EXP(-[.$A$2]*[$'cz.csv'.J110])" office:value-type="float" office:value="0.0634943429532118" calcext:value-type="float">
            <text:p>0.063494342953212</text:p>
          </table:table-cell>
          <table:table-cell table:formula="of:=1-[.$A$4]*[$'cz.csv'.J110]" office:value-type="float" office:value="-2.58053805221826" calcext:value-type="float">
            <text:p>-2.58053805221826</text:p>
          </table:table-cell>
          <table:table-cell/>
          <table:table-cell table:style-name="ce4" table:formula="of:=[.B110]" office:value-type="date" office:date-value="2020-06-11" calcext:value-type="date">
            <text:p>11/06/20</text:p>
          </table:table-cell>
          <table:table-cell table:formula="of:=[.C110]*[.D110]*[.$A$6]" office:value-type="float" office:value="0.0717350558775012" calcext:value-type="float">
            <text:p>0.071735055877501</text:p>
          </table:table-cell>
          <table:table-cell table:formula="of:=[.$A$8]*[.C110]*[.E110]" office:value-type="float" office:value="-2.26048759177049" calcext:value-type="float">
            <text:p>-2.26048759177049</text:p>
          </table:table-cell>
          <table:table-cell table:number-columns-repeated="11"/>
          <table:table-cell table:style-name="ce4" table:formula="of:=[$'cz.csv'.A110]" office:value-type="date" office:date-value="2020-06-11" calcext:value-type="date">
            <text:p>11/06/20</text:p>
          </table:table-cell>
          <table:table-cell table:formula="of:=[$'cz.csv'.B110]-[$'cz.csv'.B109]" office:value-type="float" office:value="11.2127659574498" calcext:value-type="float">
            <text:p>11.2127659574498</text:p>
          </table:table-cell>
          <table:table-cell/>
          <table:table-cell table:style-name="ce4" table:formula="of:=[.U110]" office:value-type="date" office:date-value="2020-06-11" calcext:value-type="date">
            <text:p>11/06/20</text:p>
          </table:table-cell>
          <table:table-cell table:formula="of:=[$'cz.csv'.C110]-[$'cz.csv'.C109]" office:value-type="float" office:value="19.7872340425502" calcext:value-type="float">
            <text:p>19.7872340425502</text:p>
          </table:table-cell>
          <table:table-cell/>
          <table:table-cell table:style-name="ce4" table:formula="of:=[.X110]" office:value-type="date" office:date-value="2020-06-11" calcext:value-type="date">
            <text:p>11/06/20</text:p>
          </table:table-cell>
          <table:table-cell table:formula="of:=[$'cz.csv'.E110]-[$'cz.csv'.E109]" office:value-type="float" office:value="-2" calcext:value-type="float">
            <text:p>-2</text:p>
          </table:table-cell>
          <table:table-cell/>
          <table:table-cell table:style-name="ce4" table:formula="of:=[.AA110]" office:value-type="date" office:date-value="2020-06-11" calcext:value-type="date">
            <text:p>11/06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formula="of:=[$'cz.csv'.A111]" office:value-type="date" office:date-value="2020-06-12" calcext:value-type="date">
            <text:p>12/06/20</text:p>
          </table:table-cell>
          <table:table-cell table:formula="of:=[$'cz.csv'.I111]" office:value-type="float" office:value="0.953244422650193" calcext:value-type="float">
            <text:p>0.953244422650193</text:p>
          </table:table-cell>
          <table:table-cell table:formula="of:=EXP(-[.$A$2]*[$'cz.csv'.J111])" office:value-type="float" office:value="0.0640590194561466" calcext:value-type="float">
            <text:p>0.064059019456147</text:p>
          </table:table-cell>
          <table:table-cell table:formula="of:=1-[.$A$4]*[$'cz.csv'.J111]" office:value-type="float" office:value="-2.5690384460284" calcext:value-type="float">
            <text:p>-2.5690384460284</text:p>
          </table:table-cell>
          <table:table-cell/>
          <table:table-cell table:style-name="ce4" table:formula="of:=[.B111]" office:value-type="date" office:date-value="2020-06-12" calcext:value-type="date">
            <text:p>12/06/20</text:p>
          </table:table-cell>
          <table:table-cell table:formula="of:=[.C111]*[.D111]*[.$A$6]" office:value-type="float" office:value="0.0729695321882388" calcext:value-type="float">
            <text:p>0.072969532188239</text:p>
          </table:table-cell>
          <table:table-cell table:formula="of:=[.$A$8]*[.C111]*[.E111]" office:value-type="float" office:value="-2.26896256866063" calcext:value-type="float">
            <text:p>-2.26896256866063</text:p>
          </table:table-cell>
          <table:table-cell table:number-columns-repeated="11"/>
          <table:table-cell table:style-name="ce4" table:formula="of:=[$'cz.csv'.A111]" office:value-type="date" office:date-value="2020-06-12" calcext:value-type="date">
            <text:p>12/06/20</text:p>
          </table:table-cell>
          <table:table-cell table:formula="of:=[$'cz.csv'.B111]-[$'cz.csv'.B110]" office:value-type="float" office:value="34.2826086956497" calcext:value-type="float">
            <text:p>34.2826086956497</text:p>
          </table:table-cell>
          <table:table-cell/>
          <table:table-cell table:style-name="ce4" table:formula="of:=[.U111]" office:value-type="date" office:date-value="2020-06-12" calcext:value-type="date">
            <text:p>12/06/20</text:p>
          </table:table-cell>
          <table:table-cell table:formula="of:=[$'cz.csv'.C111]-[$'cz.csv'.C110]" office:value-type="float" office:value="48.7173913043498" calcext:value-type="float">
            <text:p>48.7173913043498</text:p>
          </table:table-cell>
          <table:table-cell/>
          <table:table-cell table:style-name="ce4" table:formula="of:=[.X111]" office:value-type="date" office:date-value="2020-06-12" calcext:value-type="date">
            <text:p>12/06/20</text:p>
          </table:table-cell>
          <table:table-cell table:formula="of:=[$'cz.csv'.E111]-[$'cz.csv'.E110]" office:value-type="float" office:value="1" calcext:value-type="float">
            <text:p>1</text:p>
          </table:table-cell>
          <table:table-cell/>
          <table:table-cell table:style-name="ce4" table:formula="of:=[.AA111]" office:value-type="date" office:date-value="2020-06-12" calcext:value-type="date">
            <text:p>12/06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112]" office:value-type="date" office:date-value="2020-06-13" calcext:value-type="date">
            <text:p>13/06/20</text:p>
          </table:table-cell>
          <table:table-cell table:formula="of:=[$'cz.csv'.I112]" office:value-type="float" office:value="0.961037018875161" calcext:value-type="float">
            <text:p>0.961037018875161</text:p>
          </table:table-cell>
          <table:table-cell table:formula="of:=EXP(-[.$A$2]*[$'cz.csv'.J112])" office:value-type="float" office:value="0.0646287510798008" calcext:value-type="float">
            <text:p>0.064628751079801</text:p>
          </table:table-cell>
          <table:table-cell table:formula="of:=1-[.$A$4]*[$'cz.csv'.J112]" office:value-type="float" office:value="-2.55753817137337" calcext:value-type="float">
            <text:p>-2.55753817137337</text:p>
          </table:table-cell>
          <table:table-cell/>
          <table:table-cell table:style-name="ce4" table:formula="of:=[.B112]" office:value-type="date" office:date-value="2020-06-13" calcext:value-type="date">
            <text:p>13/06/20</text:p>
          </table:table-cell>
          <table:table-cell table:formula="of:=[.C112]*[.D112]*[.$A$6]" office:value-type="float" office:value="0.0742203302956029" calcext:value-type="float">
            <text:p>0.074220330295603</text:p>
          </table:table-cell>
          <table:table-cell table:formula="of:=[.$A$8]*[.C112]*[.E112]" office:value-type="float" office:value="-2.2772708970081" calcext:value-type="float">
            <text:p>-2.2772708970081</text:p>
          </table:table-cell>
          <table:table-cell table:number-columns-repeated="11"/>
          <table:table-cell table:style-name="ce4" table:formula="of:=[$'cz.csv'.A112]" office:value-type="date" office:date-value="2020-06-13" calcext:value-type="date">
            <text:p>13/06/20</text:p>
          </table:table-cell>
          <table:table-cell table:formula="of:=[$'cz.csv'.B112]-[$'cz.csv'.B111]" office:value-type="float" office:value="21.6818181818203" calcext:value-type="float">
            <text:p>21.6818181818203</text:p>
          </table:table-cell>
          <table:table-cell/>
          <table:table-cell table:style-name="ce4" table:formula="of:=[.U112]" office:value-type="date" office:date-value="2020-06-13" calcext:value-type="date">
            <text:p>13/06/20</text:p>
          </table:table-cell>
          <table:table-cell table:formula="of:=[$'cz.csv'.C112]-[$'cz.csv'.C111]" office:value-type="float" office:value="31.3181818181802" calcext:value-type="float">
            <text:p>31.3181818181802</text:p>
          </table:table-cell>
          <table:table-cell/>
          <table:table-cell table:style-name="ce4" table:formula="of:=[.X112]" office:value-type="date" office:date-value="2020-06-13" calcext:value-type="date">
            <text:p>13/06/20</text:p>
          </table:table-cell>
          <table:table-cell table:formula="of:=[$'cz.csv'.E112]-[$'cz.csv'.E111]" office:value-type="float" office:value="-1" calcext:value-type="float">
            <text:p>-1</text:p>
          </table:table-cell>
          <table:table-cell/>
          <table:table-cell table:style-name="ce4" table:formula="of:=[.AA112]" office:value-type="date" office:date-value="2020-06-13" calcext:value-type="date">
            <text:p>13/06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table:formula="of:=[$'cz.csv'.A113]" office:value-type="date" office:date-value="2020-06-14" calcext:value-type="date">
            <text:p>14/06/20</text:p>
          </table:table-cell>
          <table:table-cell table:formula="of:=[$'cz.csv'.I113]" office:value-type="float" office:value="0.968829615100129" calcext:value-type="float">
            <text:p>0.968829615100129</text:p>
          </table:table-cell>
          <table:table-cell table:formula="of:=EXP(-[.$A$2]*[$'cz.csv'.J113])" office:value-type="float" office:value="0.0652035162549547" calcext:value-type="float">
            <text:p>0.065203516254955</text:p>
          </table:table-cell>
          <table:table-cell table:formula="of:=1-[.$A$4]*[$'cz.csv'.J113]" office:value-type="float" office:value="-2.54603856518351" calcext:value-type="float">
            <text:p>-2.54603856518351</text:p>
          </table:table-cell>
          <table:table-cell/>
          <table:table-cell table:style-name="ce4" table:formula="of:=[.B113]" office:value-type="date" office:date-value="2020-06-14" calcext:value-type="date">
            <text:p>14/06/20</text:p>
          </table:table-cell>
          <table:table-cell table:formula="of:=[.C113]*[.D113]*[.$A$6]" office:value-type="float" office:value="0.0754875664470463" calcext:value-type="float">
            <text:p>0.075487566447046</text:p>
          </table:table-cell>
          <table:table-cell table:formula="of:=[.$A$8]*[.C113]*[.E113]" office:value-type="float" office:value="-2.28541376240971" calcext:value-type="float">
            <text:p>-2.28541376240971</text:p>
          </table:table-cell>
          <table:table-cell table:number-columns-repeated="11"/>
          <table:table-cell table:style-name="ce4" table:formula="of:=[$'cz.csv'.A113]" office:value-type="date" office:date-value="2020-06-14" calcext:value-type="date">
            <text:p>14/06/20</text:p>
          </table:table-cell>
          <table:table-cell table:formula="of:=[$'cz.csv'.B113]-[$'cz.csv'.B112]" office:value-type="float" office:value="16.5" calcext:value-type="float">
            <text:p>16.5</text:p>
          </table:table-cell>
          <table:table-cell/>
          <table:table-cell table:style-name="ce4" table:formula="of:=[.U113]" office:value-type="date" office:date-value="2020-06-14" calcext:value-type="date">
            <text:p>14/06/20</text:p>
          </table:table-cell>
          <table:table-cell table:formula="of:=[$'cz.csv'.C113]-[$'cz.csv'.C112]" office:value-type="float" office:value="16.5" calcext:value-type="float">
            <text:p>16.5</text:p>
          </table:table-cell>
          <table:table-cell/>
          <table:table-cell table:style-name="ce4" table:formula="of:=[.X113]" office:value-type="date" office:date-value="2020-06-14" calcext:value-type="date">
            <text:p>14/06/20</text:p>
          </table:table-cell>
          <table:table-cell table:formula="of:=[$'cz.csv'.E113]-[$'cz.csv'.E112]" office:value-type="float" office:value="1" calcext:value-type="float">
            <text:p>1</text:p>
          </table:table-cell>
          <table:table-cell/>
          <table:table-cell table:style-name="ce4" table:formula="of:=[.AA113]" office:value-type="date" office:date-value="2020-06-14" calcext:value-type="date">
            <text:p>14/06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114]" office:value-type="date" office:date-value="2020-06-15" calcext:value-type="date">
            <text:p>15/06/20</text:p>
          </table:table-cell>
          <table:table-cell table:formula="of:=[$'cz.csv'.I114]" office:value-type="float" office:value="0.976622211325097" calcext:value-type="float">
            <text:p>0.976622211325097</text:p>
          </table:table-cell>
          <table:table-cell table:formula="of:=EXP(-[.$A$2]*[$'cz.csv'.J114])" office:value-type="float" office:value="0.0657834268670633" calcext:value-type="float">
            <text:p>0.065783426867063</text:p>
          </table:table-cell>
          <table:table-cell table:formula="of:=1-[.$A$4]*[$'cz.csv'.J114]" office:value-type="float" office:value="-2.53453829052849" calcext:value-type="float">
            <text:p>-2.53453829052849</text:p>
          </table:table-cell>
          <table:table-cell/>
          <table:table-cell table:style-name="ce4" table:formula="of:=[.B114]" office:value-type="date" office:date-value="2020-06-15" calcext:value-type="date">
            <text:p>15/06/20</text:p>
          </table:table-cell>
          <table:table-cell table:formula="of:=[.C114]*[.D114]*[.$A$6]" office:value-type="float" office:value="0.0767715118327933" calcext:value-type="float">
            <text:p>0.076771511832793</text:p>
          </table:table-cell>
          <table:table-cell table:formula="of:=[.$A$8]*[.C114]*[.E114]" office:value-type="float" office:value="-2.29338996961608" calcext:value-type="float">
            <text:p>-2.29338996961608</text:p>
          </table:table-cell>
          <table:table-cell table:number-columns-repeated="11"/>
          <table:table-cell table:style-name="ce4" table:formula="of:=[$'cz.csv'.A114]" office:value-type="date" office:date-value="2020-06-15" calcext:value-type="date">
            <text:p>15/06/20</text:p>
          </table:table-cell>
          <table:table-cell table:formula="of:=[$'cz.csv'.B114]-[$'cz.csv'.B113]" office:value-type="float" office:value="15" calcext:value-type="float">
            <text:p>15</text:p>
          </table:table-cell>
          <table:table-cell/>
          <table:table-cell table:style-name="ce4" table:formula="of:=[.U114]" office:value-type="date" office:date-value="2020-06-15" calcext:value-type="date">
            <text:p>15/06/20</text:p>
          </table:table-cell>
          <table:table-cell table:formula="of:=[$'cz.csv'.C114]-[$'cz.csv'.C113]" office:value-type="float" office:value="25" calcext:value-type="float">
            <text:p>25</text:p>
          </table:table-cell>
          <table:table-cell/>
          <table:table-cell table:style-name="ce4" table:formula="of:=[.X114]" office:value-type="date" office:date-value="2020-06-15" calcext:value-type="date">
            <text:p>15/06/20</text:p>
          </table:table-cell>
          <table:table-cell table:formula="of:=[$'cz.csv'.E114]-[$'cz.csv'.E113]" office:value-type="float" office:value="1" calcext:value-type="float">
            <text:p>1</text:p>
          </table:table-cell>
          <table:table-cell/>
          <table:table-cell table:style-name="ce4" table:formula="of:=[.AA114]" office:value-type="date" office:date-value="2020-06-15" calcext:value-type="date">
            <text:p>15/06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115]" office:value-type="date" office:date-value="2020-06-16" calcext:value-type="date">
            <text:p>16/06/20</text:p>
          </table:table-cell>
          <table:table-cell table:formula="of:=[$'cz.csv'.I115]" office:value-type="float" office:value="0.984414807550064" calcext:value-type="float">
            <text:p>0.984414807550064</text:p>
          </table:table-cell>
          <table:table-cell table:formula="of:=EXP(-[.$A$2]*[$'cz.csv'.J115])" office:value-type="float" office:value="0.0663684609615453" calcext:value-type="float">
            <text:p>0.066368460961545</text:p>
          </table:table-cell>
          <table:table-cell table:formula="of:=1-[.$A$4]*[$'cz.csv'.J115]" office:value-type="float" office:value="-2.52303868433862" calcext:value-type="float">
            <text:p>-2.52303868433862</text:p>
          </table:table-cell>
          <table:table-cell/>
          <table:table-cell table:style-name="ce4" table:formula="of:=[.B115]" office:value-type="date" office:date-value="2020-06-16" calcext:value-type="date">
            <text:p>16/06/20</text:p>
          </table:table-cell>
          <table:table-cell table:formula="of:=[.C115]*[.D115]*[.$A$6]" office:value-type="float" office:value="0.0780722843683283" calcext:value-type="float">
            <text:p>0.078072284368328</text:p>
          </table:table-cell>
          <table:table-cell table:formula="of:=[.$A$8]*[.C115]*[.E115]" office:value-type="float" office:value="-2.30120072352917" calcext:value-type="float">
            <text:p>-2.30120072352917</text:p>
          </table:table-cell>
          <table:table-cell table:number-columns-repeated="11"/>
          <table:table-cell table:style-name="ce4" table:formula="of:=[$'cz.csv'.A115]" office:value-type="date" office:date-value="2020-06-16" calcext:value-type="date">
            <text:p>16/06/20</text:p>
          </table:table-cell>
          <table:table-cell table:formula="of:=[$'cz.csv'.B115]-[$'cz.csv'.B114]" office:value-type="float" office:value="15.18461538461" calcext:value-type="float">
            <text:p>15.18461538461</text:p>
          </table:table-cell>
          <table:table-cell/>
          <table:table-cell table:style-name="ce4" table:formula="of:=[.U115]" office:value-type="date" office:date-value="2020-06-16" calcext:value-type="date">
            <text:p>16/06/20</text:p>
          </table:table-cell>
          <table:table-cell table:formula="of:=[$'cz.csv'.C115]-[$'cz.csv'.C114]" office:value-type="float" office:value="31.81538461538" calcext:value-type="float">
            <text:p>31.81538461538</text:p>
          </table:table-cell>
          <table:table-cell/>
          <table:table-cell table:style-name="ce4" table:formula="of:=[.X115]" office:value-type="date" office:date-value="2020-06-16" calcext:value-type="date">
            <text:p>16/06/20</text:p>
          </table:table-cell>
          <table:table-cell table:formula="of:=[$'cz.csv'.E115]-[$'cz.csv'.E114]" office:value-type="float" office:value="1" calcext:value-type="float">
            <text:p>1</text:p>
          </table:table-cell>
          <table:table-cell/>
          <table:table-cell table:style-name="ce4" table:formula="of:=[.AA115]" office:value-type="date" office:date-value="2020-06-16" calcext:value-type="date">
            <text:p>16/06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116]" office:value-type="date" office:date-value="2020-06-17" calcext:value-type="date">
            <text:p>17/06/20</text:p>
          </table:table-cell>
          <table:table-cell table:formula="of:=[$'cz.csv'.I116]" office:value-type="float" office:value="0.992207403775032" calcext:value-type="float">
            <text:p>0.992207403775032</text:p>
          </table:table-cell>
          <table:table-cell table:formula="of:=EXP(-[.$A$2]*[$'cz.csv'.J116])" office:value-type="float" office:value="0.0669587324228332" calcext:value-type="float">
            <text:p>0.066958732422833</text:p>
          </table:table-cell>
          <table:table-cell table:formula="of:=1-[.$A$4]*[$'cz.csv'.J116]" office:value-type="float" office:value="-2.5115384096836" calcext:value-type="float">
            <text:p>-2.5115384096836</text:p>
          </table:table-cell>
          <table:table-cell/>
          <table:table-cell table:style-name="ce4" table:formula="of:=[.B116]" office:value-type="date" office:date-value="2020-06-17" calcext:value-type="date">
            <text:p>17/06/20</text:p>
          </table:table-cell>
          <table:table-cell table:formula="of:=[.C116]*[.D116]*[.$A$6]" office:value-type="float" office:value="0.0793901622100033" calcext:value-type="float">
            <text:p>0.079390162210003</text:p>
          </table:table-cell>
          <table:table-cell table:formula="of:=[.$A$8]*[.C116]*[.E116]" office:value-type="float" office:value="-2.30884480959443" calcext:value-type="float">
            <text:p>-2.30884480959443</text:p>
          </table:table-cell>
          <table:table-cell table:number-columns-repeated="11"/>
          <table:table-cell table:style-name="ce4" table:formula="of:=[$'cz.csv'.A116]" office:value-type="date" office:date-value="2020-06-17" calcext:value-type="date">
            <text:p>17/06/20</text:p>
          </table:table-cell>
          <table:table-cell table:formula="of:=[$'cz.csv'.B116]-[$'cz.csv'.B115]" office:value-type="float" office:value="29.0645161290399" calcext:value-type="float">
            <text:p>29.0645161290399</text:p>
          </table:table-cell>
          <table:table-cell/>
          <table:table-cell table:style-name="ce4" table:formula="of:=[.U116]" office:value-type="date" office:date-value="2020-06-17" calcext:value-type="date">
            <text:p>17/06/20</text:p>
          </table:table-cell>
          <table:table-cell table:formula="of:=[$'cz.csv'.C116]-[$'cz.csv'.C115]" office:value-type="float" office:value="21.9354838709696" calcext:value-type="float">
            <text:p>21.9354838709696</text:p>
          </table:table-cell>
          <table:table-cell/>
          <table:table-cell table:style-name="ce4" table:formula="of:=[.X116]" office:value-type="date" office:date-value="2020-06-17" calcext:value-type="date">
            <text:p>17/06/20</text:p>
          </table:table-cell>
          <table:table-cell table:formula="of:=[$'cz.csv'.E116]-[$'cz.csv'.E115]" office:value-type="float" office:value="2" calcext:value-type="float">
            <text:p>2</text:p>
          </table:table-cell>
          <table:table-cell/>
          <table:table-cell table:style-name="ce4" table:formula="of:=[.AA116]" office:value-type="date" office:date-value="2020-06-17" calcext:value-type="date">
            <text:p>17/06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4" table:formula="of:=[$'cz.csv'.A117]" office:value-type="date" office:date-value="2020-06-18" calcext:value-type="date">
            <text:p>18/06/20</text:p>
          </table:table-cell>
          <table:table-cell table:formula="of:=[$'cz.csv'.I117]" office:value-type="float" office:value="1" calcext:value-type="float">
            <text:p>1</text:p>
          </table:table-cell>
          <table:table-cell table:formula="of:=EXP(-[.$A$2]*[$'cz.csv'.J117])" office:value-type="float" office:value="0.0675542189040987" calcext:value-type="float">
            <text:p>0.067554218904099</text:p>
          </table:table-cell>
          <table:table-cell table:formula="of:=1-[.$A$4]*[$'cz.csv'.J117]" office:value-type="float" office:value="-2.50003880349374" calcext:value-type="float">
            <text:p>-2.50003880349374</text:p>
          </table:table-cell>
          <table:table-cell/>
          <table:table-cell table:style-name="ce4" table:formula="of:=[.B117]" office:value-type="date" office:date-value="2020-06-18" calcext:value-type="date">
            <text:p>18/06/20</text:p>
          </table:table-cell>
          <table:table-cell table:formula="of:=[.C117]*[.D117]*[.$A$6]" office:value-type="float" office:value="0.0807252649638308" calcext:value-type="float">
            <text:p>0.080725264963831</text:p>
          </table:table-cell>
          <table:table-cell table:formula="of:=[.$A$8]*[.C117]*[.E117]" office:value-type="float" office:value="-2.316323452019" calcext:value-type="float">
            <text:p>-2.316323452019</text:p>
          </table:table-cell>
          <table:table-cell table:number-columns-repeated="11"/>
          <table:table-cell table:style-name="ce4" table:formula="of:=[$'cz.csv'.A117]" office:value-type="date" office:date-value="2020-06-18" calcext:value-type="date">
            <text:p>18/06/20</text:p>
          </table:table-cell>
          <table:table-cell table:formula="of:=[$'cz.csv'.B117]-[$'cz.csv'.B116]" office:value-type="float" office:value="55.0666666666602" calcext:value-type="float">
            <text:p>55.0666666666602</text:p>
          </table:table-cell>
          <table:table-cell/>
          <table:table-cell table:style-name="ce4" table:formula="of:=[.U117]" office:value-type="date" office:date-value="2020-06-18" calcext:value-type="date">
            <text:p>18/06/20</text:p>
          </table:table-cell>
          <table:table-cell table:formula="of:=[$'cz.csv'.C117]-[$'cz.csv'.C116]" office:value-type="float" office:value="62.9333333333398" calcext:value-type="float">
            <text:p>62.9333333333398</text:p>
          </table:table-cell>
          <table:table-cell/>
          <table:table-cell table:style-name="ce4" table:formula="of:=[.X117]" office:value-type="date" office:date-value="2020-06-18" calcext:value-type="date">
            <text:p>18/06/20</text:p>
          </table:table-cell>
          <table:table-cell table:formula="of:=[$'cz.csv'.E117]-[$'cz.csv'.E116]" office:value-type="float" office:value="1" calcext:value-type="float">
            <text:p>1</text:p>
          </table:table-cell>
          <table:table-cell/>
          <table:table-cell table:style-name="ce4" table:formula="of:=[.AA117]" office:value-type="date" office:date-value="2020-06-18" calcext:value-type="date">
            <text:p>18/06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formula="of:=[$'cz.csv'.A118]" office:value-type="date" office:date-value="2020-06-19" calcext:value-type="date">
            <text:p>19/06/20</text:p>
          </table:table-cell>
          <table:table-cell table:formula="of:=[$'cz.csv'.I118]" office:value-type="float" office:value="0.996418255697668" calcext:value-type="float">
            <text:p>0.996418255697668</text:p>
          </table:table-cell>
          <table:table-cell table:formula="of:=EXP(-[.$A$2]*[$'cz.csv'.J118])" office:value-type="float" office:value="0.068188087779864" calcext:value-type="float">
            <text:p>0.068188087779864</text:p>
          </table:table-cell>
          <table:table-cell table:formula="of:=1-[.$A$4]*[$'cz.csv'.J118]" office:value-type="float" office:value="-2.48790883465567" calcext:value-type="float">
            <text:p>-2.48790883465567</text:p>
          </table:table-cell>
          <table:table-cell/>
          <table:table-cell table:style-name="ce4" table:formula="of:=[.B118]" office:value-type="date" office:date-value="2020-06-19" calcext:value-type="date">
            <text:p>19/06/20</text:p>
          </table:table-cell>
          <table:table-cell table:formula="of:=[.C118]*[.D118]*[.$A$6]" office:value-type="float" office:value="0.0811908689888764" calcext:value-type="float">
            <text:p>0.081190868988877</text:p>
          </table:table-cell>
          <table:table-cell table:formula="of:=[.$A$8]*[.C118]*[.E118]" office:value-type="float" office:value="-2.296828629399" calcext:value-type="float">
            <text:p>-2.296828629399</text:p>
          </table:table-cell>
          <table:table-cell table:number-columns-repeated="11"/>
          <table:table-cell table:style-name="ce4" table:formula="of:=[$'cz.csv'.A118]" office:value-type="date" office:date-value="2020-06-19" calcext:value-type="date">
            <text:p>19/06/20</text:p>
          </table:table-cell>
          <table:table-cell table:formula="of:=[$'cz.csv'.B118]-[$'cz.csv'.B117]" office:value-type="float" office:value="66" calcext:value-type="float">
            <text:p>66</text:p>
          </table:table-cell>
          <table:table-cell/>
          <table:table-cell table:style-name="ce4" table:formula="of:=[.U118]" office:value-type="date" office:date-value="2020-06-19" calcext:value-type="date">
            <text:p>19/06/20</text:p>
          </table:table-cell>
          <table:table-cell table:formula="of:=[$'cz.csv'.C118]-[$'cz.csv'.C117]" office:value-type="float" office:value="60" calcext:value-type="float">
            <text:p>60</text:p>
          </table:table-cell>
          <table:table-cell/>
          <table:table-cell table:style-name="ce4" table:formula="of:=[.X118]" office:value-type="date" office:date-value="2020-06-19" calcext:value-type="date">
            <text:p>19/06/20</text:p>
          </table:table-cell>
          <table:table-cell table:formula="of:=[$'cz.csv'.E118]-[$'cz.csv'.E117]" office:value-type="float" office:value="1" calcext:value-type="float">
            <text:p>1</text:p>
          </table:table-cell>
          <table:table-cell/>
          <table:table-cell table:style-name="ce4" table:formula="of:=[.AA118]" office:value-type="date" office:date-value="2020-06-19" calcext:value-type="date">
            <text:p>19/06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119]" office:value-type="date" office:date-value="2020-06-20" calcext:value-type="date">
            <text:p>20/06/20</text:p>
          </table:table-cell>
          <table:table-cell table:formula="of:=[$'cz.csv'.I119]" office:value-type="float" office:value="0.992836511395336" calcext:value-type="float">
            <text:p>0.992836511395336</text:p>
          </table:table-cell>
          <table:table-cell table:formula="of:=EXP(-[.$A$2]*[$'cz.csv'.J119])" office:value-type="float" office:value="0.0688279397432616" calcext:value-type="float">
            <text:p>0.068827939743262</text:p>
          </table:table-cell>
          <table:table-cell table:formula="of:=1-[.$A$4]*[$'cz.csv'.J119]" office:value-type="float" office:value="-2.47577819735244" calcext:value-type="float">
            <text:p>-2.47577819735244</text:p>
          </table:table-cell>
          <table:table-cell/>
          <table:table-cell table:style-name="ce4" table:formula="of:=[.B119]" office:value-type="date" office:date-value="2020-06-20" calcext:value-type="date">
            <text:p>20/06/20</text:p>
          </table:table-cell>
          <table:table-cell table:formula="of:=[.C119]*[.D119]*[.$A$6]" office:value-type="float" office:value="0.0816581453928203" calcext:value-type="float">
            <text:p>0.08165814539282</text:p>
          </table:table-cell>
          <table:table-cell table:formula="of:=[.$A$8]*[.C119]*[.E119]" office:value-type="float" office:value="-2.27741369944193" calcext:value-type="float">
            <text:p>-2.27741369944193</text:p>
          </table:table-cell>
          <table:table-cell table:number-columns-repeated="11"/>
          <table:table-cell table:style-name="ce4" table:formula="of:=[$'cz.csv'.A119]" office:value-type="date" office:date-value="2020-06-20" calcext:value-type="date">
            <text:p>20/06/20</text:p>
          </table:table-cell>
          <table:table-cell table:formula="of:=[$'cz.csv'.B119]-[$'cz.csv'.B118]" office:value-type="float" office:value="12.9230769230799" calcext:value-type="float">
            <text:p>12.9230769230799</text:p>
          </table:table-cell>
          <table:table-cell/>
          <table:table-cell table:style-name="ce4" table:formula="of:=[.U119]" office:value-type="date" office:date-value="2020-06-20" calcext:value-type="date">
            <text:p>20/06/20</text:p>
          </table:table-cell>
          <table:table-cell table:formula="of:=[$'cz.csv'.C119]-[$'cz.csv'.C118]" office:value-type="float" office:value="29.0769230769201" calcext:value-type="float">
            <text:p>29.0769230769201</text:p>
          </table:table-cell>
          <table:table-cell/>
          <table:table-cell table:style-name="ce4" table:formula="of:=[.X119]" office:value-type="date" office:date-value="2020-06-20" calcext:value-type="date">
            <text:p>20/06/20</text:p>
          </table:table-cell>
          <table:table-cell table:formula="of:=[$'cz.csv'.E119]-[$'cz.csv'.E118]" office:value-type="float" office:value="1" calcext:value-type="float">
            <text:p>1</text:p>
          </table:table-cell>
          <table:table-cell/>
          <table:table-cell table:style-name="ce4" table:formula="of:=[.AA119]" office:value-type="date" office:date-value="2020-06-20" calcext:value-type="date">
            <text:p>20/06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120]" office:value-type="date" office:date-value="2020-06-21" calcext:value-type="date">
            <text:p>21/06/20</text:p>
          </table:table-cell>
          <table:table-cell table:formula="of:=[$'cz.csv'.I120]" office:value-type="float" office:value="0.989254767093005" calcext:value-type="float">
            <text:p>0.989254767093005</text:p>
          </table:table-cell>
          <table:table-cell table:formula="of:=EXP(-[.$A$2]*[$'cz.csv'.J120])" office:value-type="float" office:value="0.0694737600857074" calcext:value-type="float">
            <text:p>0.069473760085707</text:p>
          </table:table-cell>
          <table:table-cell table:formula="of:=1-[.$A$4]*[$'cz.csv'.J120]" office:value-type="float" office:value="-2.46364822851438" calcext:value-type="float">
            <text:p>-2.46364822851438</text:p>
          </table:table-cell>
          <table:table-cell/>
          <table:table-cell table:style-name="ce4" table:formula="of:=[.B120]" office:value-type="date" office:date-value="2020-06-21" calcext:value-type="date">
            <text:p>21/06/20</text:p>
          </table:table-cell>
          <table:table-cell table:formula="of:=[.C120]*[.D120]*[.$A$6]" office:value-type="float" office:value="0.0821269999639802" calcext:value-type="float">
            <text:p>0.08212699996398</text:p>
          </table:table-cell>
          <table:table-cell table:formula="of:=[.$A$8]*[.C120]*[.E120]" office:value-type="float" office:value="-2.25807989417879" calcext:value-type="float">
            <text:p>-2.25807989417879</text:p>
          </table:table-cell>
          <table:table-cell table:number-columns-repeated="11"/>
          <table:table-cell table:style-name="ce4" table:formula="of:=[$'cz.csv'.A120]" office:value-type="date" office:date-value="2020-06-21" calcext:value-type="date">
            <text:p>21/06/20</text:p>
          </table:table-cell>
          <table:table-cell table:formula="of:=[$'cz.csv'.B120]-[$'cz.csv'.B119]" office:value-type="float" office:value="19.1176470588198" calcext:value-type="float">
            <text:p>19.1176470588198</text:p>
          </table:table-cell>
          <table:table-cell/>
          <table:table-cell table:style-name="ce4" table:formula="of:=[.U120]" office:value-type="date" office:date-value="2020-06-21" calcext:value-type="date">
            <text:p>21/06/20</text:p>
          </table:table-cell>
          <table:table-cell table:formula="of:=[$'cz.csv'.C120]-[$'cz.csv'.C119]" office:value-type="float" office:value="30.8823529411702" calcext:value-type="float">
            <text:p>30.8823529411702</text:p>
          </table:table-cell>
          <table:table-cell/>
          <table:table-cell table:style-name="ce4" table:formula="of:=[.X120]" office:value-type="date" office:date-value="2020-06-21" calcext:value-type="date">
            <text:p>21/06/20</text:p>
          </table:table-cell>
          <table:table-cell table:formula="of:=[$'cz.csv'.E120]-[$'cz.csv'.E119]" office:value-type="float" office:value="0" calcext:value-type="float">
            <text:p>0</text:p>
          </table:table-cell>
          <table:table-cell/>
          <table:table-cell table:style-name="ce4" table:formula="of:=[.AA120]" office:value-type="date" office:date-value="2020-06-21" calcext:value-type="date">
            <text:p>21/06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121]" office:value-type="date" office:date-value="2020-06-22" calcext:value-type="date">
            <text:p>22/06/20</text:p>
          </table:table-cell>
          <table:table-cell table:formula="of:=[$'cz.csv'.I121]" office:value-type="float" office:value="0.985673022790673" calcext:value-type="float">
            <text:p>0.985673022790673</text:p>
          </table:table-cell>
          <table:table-cell table:formula="of:=EXP(-[.$A$2]*[$'cz.csv'.J121])" office:value-type="float" office:value="0.0701256763256666" calcext:value-type="float">
            <text:p>0.070125676325667</text:p>
          </table:table-cell>
          <table:table-cell table:formula="of:=1-[.$A$4]*[$'cz.csv'.J121]" office:value-type="float" office:value="-2.45151759121115" calcext:value-type="float">
            <text:p>-2.45151759121115</text:p>
          </table:table-cell>
          <table:table-cell/>
          <table:table-cell table:style-name="ce4" table:formula="of:=[.B121]" office:value-type="date" office:date-value="2020-06-22" calcext:value-type="date">
            <text:p>22/06/20</text:p>
          </table:table-cell>
          <table:table-cell table:formula="of:=[.C121]*[.D121]*[.$A$6]" office:value-type="float" office:value="0.0825975062645756" calcext:value-type="float">
            <text:p>0.082597506264576</text:p>
          </table:table-cell>
          <table:table-cell table:formula="of:=[.$A$8]*[.C121]*[.E121]" office:value-type="float" office:value="-2.23882598601523" calcext:value-type="float">
            <text:p>-2.23882598601523</text:p>
          </table:table-cell>
          <table:table-cell table:number-columns-repeated="11"/>
          <table:table-cell table:style-name="ce4" table:formula="of:=[$'cz.csv'.A121]" office:value-type="date" office:date-value="2020-06-22" calcext:value-type="date">
            <text:p>22/06/20</text:p>
          </table:table-cell>
          <table:table-cell table:formula="of:=[$'cz.csv'.B121]-[$'cz.csv'.B120]" office:value-type="float" office:value="8.33333333334031" calcext:value-type="float">
            <text:p>8.33333333334031</text:p>
          </table:table-cell>
          <table:table-cell/>
          <table:table-cell table:style-name="ce4" table:formula="of:=[.U121]" office:value-type="date" office:date-value="2020-06-22" calcext:value-type="date">
            <text:p>22/06/20</text:p>
          </table:table-cell>
          <table:table-cell table:formula="of:=[$'cz.csv'.C121]-[$'cz.csv'.C120]" office:value-type="float" office:value="16.6666666666697" calcext:value-type="float">
            <text:p>16.6666666666697</text:p>
          </table:table-cell>
          <table:table-cell/>
          <table:table-cell table:style-name="ce4" table:formula="of:=[.X121]" office:value-type="date" office:date-value="2020-06-22" calcext:value-type="date">
            <text:p>22/06/20</text:p>
          </table:table-cell>
          <table:table-cell table:formula="of:=[$'cz.csv'.E121]-[$'cz.csv'.E120]" office:value-type="float" office:value="0" calcext:value-type="float">
            <text:p>0</text:p>
          </table:table-cell>
          <table:table-cell/>
          <table:table-cell table:style-name="ce4" table:formula="of:=[.AA121]" office:value-type="date" office:date-value="2020-06-22" calcext:value-type="date">
            <text:p>22/06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122]" office:value-type="date" office:date-value="2020-06-23" calcext:value-type="date">
            <text:p>23/06/20</text:p>
          </table:table-cell>
          <table:table-cell table:formula="of:=[$'cz.csv'.I122]" office:value-type="float" office:value="0.982091278488341" calcext:value-type="float">
            <text:p>0.982091278488341</text:p>
          </table:table-cell>
          <table:table-cell table:formula="of:=EXP(-[.$A$2]*[$'cz.csv'.J122])" office:value-type="float" office:value="0.0707836734772277" calcext:value-type="float">
            <text:p>0.070783673477228</text:p>
          </table:table-cell>
          <table:table-cell table:formula="of:=1-[.$A$4]*[$'cz.csv'.J122]" office:value-type="float" office:value="-2.43938762237309" calcext:value-type="float">
            <text:p>-2.43938762237309</text:p>
          </table:table-cell>
          <table:table-cell/>
          <table:table-cell table:style-name="ce4" table:formula="of:=[.B122]" office:value-type="date" office:date-value="2020-06-23" calcext:value-type="date">
            <text:p>23/06/20</text:p>
          </table:table-cell>
          <table:table-cell table:formula="of:=[.C122]*[.D122]*[.$A$6]" office:value-type="float" office:value="0.083069568434864" calcext:value-type="float">
            <text:p>0.083069568434864</text:p>
          </table:table-cell>
          <table:table-cell table:formula="of:=[.$A$8]*[.C122]*[.E122]" office:value-type="float" office:value="-2.21965319810895" calcext:value-type="float">
            <text:p>-2.21965319810895</text:p>
          </table:table-cell>
          <table:table-cell table:number-columns-repeated="11"/>
          <table:table-cell table:style-name="ce4" table:formula="of:=[$'cz.csv'.A122]" office:value-type="date" office:date-value="2020-06-23" calcext:value-type="date">
            <text:p>23/06/20</text:p>
          </table:table-cell>
          <table:table-cell table:formula="of:=[$'cz.csv'.B122]-[$'cz.csv'.B121]" office:value-type="float" office:value="60.0982142857097" calcext:value-type="float">
            <text:p>60.0982142857097</text:p>
          </table:table-cell>
          <table:table-cell/>
          <table:table-cell table:style-name="ce4" table:formula="of:=[.U122]" office:value-type="date" office:date-value="2020-06-23" calcext:value-type="date">
            <text:p>23/06/20</text:p>
          </table:table-cell>
          <table:table-cell table:formula="of:=[$'cz.csv'.C122]-[$'cz.csv'.C121]" office:value-type="float" office:value="66.9017857142899" calcext:value-type="float">
            <text:p>66.9017857142899</text:p>
          </table:table-cell>
          <table:table-cell/>
          <table:table-cell table:style-name="ce4" table:formula="of:=[.X122]" office:value-type="date" office:date-value="2020-06-23" calcext:value-type="date">
            <text:p>23/06/20</text:p>
          </table:table-cell>
          <table:table-cell table:formula="of:=[$'cz.csv'.E122]-[$'cz.csv'.E121]" office:value-type="float" office:value="3" calcext:value-type="float">
            <text:p>3</text:p>
          </table:table-cell>
          <table:table-cell/>
          <table:table-cell table:style-name="ce4" table:formula="of:=[.AA122]" office:value-type="date" office:date-value="2020-06-23" calcext:value-type="date">
            <text:p>23/06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4" table:formula="of:=[$'cz.csv'.A123]" office:value-type="date" office:date-value="2020-06-24" calcext:value-type="date">
            <text:p>24/06/20</text:p>
          </table:table-cell>
          <table:table-cell table:formula="of:=[$'cz.csv'.I123]" office:value-type="float" office:value="0.978509534186009" calcext:value-type="float">
            <text:p>0.978509534186009</text:p>
          </table:table-cell>
          <table:table-cell table:formula="of:=EXP(-[.$A$2]*[$'cz.csv'.J123])" office:value-type="float" office:value="0.0714478446904755" calcext:value-type="float">
            <text:p>0.071447844690476</text:p>
          </table:table-cell>
          <table:table-cell table:formula="of:=1-[.$A$4]*[$'cz.csv'.J123]" office:value-type="float" office:value="-2.42725765353502" calcext:value-type="float">
            <text:p>-2.42725765353502</text:p>
          </table:table-cell>
          <table:table-cell/>
          <table:table-cell table:style-name="ce4" table:formula="of:=[.B123]" office:value-type="date" office:date-value="2020-06-24" calcext:value-type="date">
            <text:p>24/06/20</text:p>
          </table:table-cell>
          <table:table-cell table:formula="of:=[.C123]*[.D123]*[.$A$6]" office:value-type="float" office:value="0.0835432173139557" calcext:value-type="float">
            <text:p>0.083543217313956</text:p>
          </table:table-cell>
          <table:table-cell table:formula="of:=[.$A$8]*[.C123]*[.E123]" office:value-type="float" office:value="-2.20056091777193" calcext:value-type="float">
            <text:p>-2.20056091777193</text:p>
          </table:table-cell>
          <table:table-cell table:number-columns-repeated="11"/>
          <table:table-cell table:style-name="ce4" table:formula="of:=[$'cz.csv'.A123]" office:value-type="date" office:date-value="2020-06-24" calcext:value-type="date">
            <text:p>24/06/20</text:p>
          </table:table-cell>
          <table:table-cell table:formula="of:=[$'cz.csv'.B123]-[$'cz.csv'.B122]" office:value-type="float" office:value="42.79347826087" calcext:value-type="float">
            <text:p>42.79347826087</text:p>
          </table:table-cell>
          <table:table-cell/>
          <table:table-cell table:style-name="ce4" table:formula="of:=[.U123]" office:value-type="date" office:date-value="2020-06-24" calcext:value-type="date">
            <text:p>24/06/20</text:p>
          </table:table-cell>
          <table:table-cell table:formula="of:=[$'cz.csv'.C123]-[$'cz.csv'.C122]" office:value-type="float" office:value="84.20652173913" calcext:value-type="float">
            <text:p>84.20652173913</text:p>
          </table:table-cell>
          <table:table-cell/>
          <table:table-cell table:style-name="ce4" table:formula="of:=[.X123]" office:value-type="date" office:date-value="2020-06-24" calcext:value-type="date">
            <text:p>24/06/20</text:p>
          </table:table-cell>
          <table:table-cell table:formula="of:=[$'cz.csv'.E123]-[$'cz.csv'.E122]" office:value-type="float" office:value="4" calcext:value-type="float">
            <text:p>4</text:p>
          </table:table-cell>
          <table:table-cell/>
          <table:table-cell table:style-name="ce4" table:formula="of:=[.AA123]" office:value-type="date" office:date-value="2020-06-24" calcext:value-type="date">
            <text:p>24/06/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4" table:formula="of:=[$'cz.csv'.A124]" office:value-type="date" office:date-value="2020-06-25" calcext:value-type="date">
            <text:p>25/06/20</text:p>
          </table:table-cell>
          <table:table-cell table:formula="of:=[$'cz.csv'.I124]" office:value-type="float" office:value="0.974927789883678" calcext:value-type="float">
            <text:p>0.974927789883678</text:p>
          </table:table-cell>
          <table:table-cell table:formula="of:=EXP(-[.$A$2]*[$'cz.csv'.J124])" office:value-type="float" office:value="0.0721182850150864" calcext:value-type="float">
            <text:p>0.072118285015087</text:p>
          </table:table-cell>
          <table:table-cell table:formula="of:=1-[.$A$4]*[$'cz.csv'.J124]" office:value-type="float" office:value="-2.41512701623179" calcext:value-type="float">
            <text:p>-2.41512701623179</text:p>
          </table:table-cell>
          <table:table-cell/>
          <table:table-cell table:style-name="ce4" table:formula="of:=[.B124]" office:value-type="date" office:date-value="2020-06-25" calcext:value-type="date">
            <text:p>25/06/20</text:p>
          </table:table-cell>
          <table:table-cell table:formula="of:=[.C124]*[.D124]*[.$A$6]" office:value-type="float" office:value="0.0840184843592449" calcext:value-type="float">
            <text:p>0.084018484359245</text:p>
          </table:table-cell>
          <table:table-cell table:formula="of:=[.$A$8]*[.C124]*[.E124]" office:value-type="float" office:value="-2.18154854118948" calcext:value-type="float">
            <text:p>-2.18154854118948</text:p>
          </table:table-cell>
          <table:table-cell table:number-columns-repeated="11"/>
          <table:table-cell table:style-name="ce4" table:formula="of:=[$'cz.csv'.A124]" office:value-type="date" office:date-value="2020-06-25" calcext:value-type="date">
            <text:p>25/06/20</text:p>
          </table:table-cell>
          <table:table-cell table:formula="of:=[$'cz.csv'.B124]-[$'cz.csv'.B123]" office:value-type="float" office:value="19.5789473684204" calcext:value-type="float">
            <text:p>19.5789473684204</text:p>
          </table:table-cell>
          <table:table-cell/>
          <table:table-cell table:style-name="ce4" table:formula="of:=[.U124]" office:value-type="date" office:date-value="2020-06-25" calcext:value-type="date">
            <text:p>25/06/20</text:p>
          </table:table-cell>
          <table:table-cell table:formula="of:=[$'cz.csv'.C124]-[$'cz.csv'.C123]" office:value-type="float" office:value="73.4210526315801" calcext:value-type="float">
            <text:p>73.4210526315801</text:p>
          </table:table-cell>
          <table:table-cell/>
          <table:table-cell table:style-name="ce4" table:formula="of:=[.X124]" office:value-type="date" office:date-value="2020-06-25" calcext:value-type="date">
            <text:p>25/06/20</text:p>
          </table:table-cell>
          <table:table-cell table:formula="of:=[$'cz.csv'.E124]-[$'cz.csv'.E123]" office:value-type="float" office:value="2" calcext:value-type="float">
            <text:p>2</text:p>
          </table:table-cell>
          <table:table-cell/>
          <table:table-cell table:style-name="ce4" table:formula="of:=[.AA124]" office:value-type="date" office:date-value="2020-06-25" calcext:value-type="date">
            <text:p>25/06/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4" table:formula="of:=[$'cz.csv'.A125]" office:value-type="date" office:date-value="2020-06-26" calcext:value-type="date">
            <text:p>26/06/20</text:p>
          </table:table-cell>
          <table:table-cell table:formula="of:=[$'cz.csv'.I125]" office:value-type="float" office:value="0.971346045581346" calcext:value-type="float">
            <text:p>0.971346045581346</text:p>
          </table:table-cell>
          <table:table-cell table:formula="of:=EXP(-[.$A$2]*[$'cz.csv'.J125])" office:value-type="float" office:value="0.0733315499287507" calcext:value-type="float">
            <text:p>0.073331549928751</text:p>
          </table:table-cell>
          <table:table-cell table:formula="of:=1-[.$A$4]*[$'cz.csv'.J125]" office:value-type="float" office:value="-2.39345871799053" calcext:value-type="float">
            <text:p>-2.39345871799053</text:p>
          </table:table-cell>
          <table:table-cell/>
          <table:table-cell table:style-name="ce4" table:formula="of:=[.B125]" office:value-type="date" office:date-value="2020-06-26" calcext:value-type="date">
            <text:p>26/06/20</text:p>
          </table:table-cell>
          <table:table-cell table:formula="of:=[.C125]*[.D125]*[.$A$6]" office:value-type="float" office:value="0.0851180847830423" calcext:value-type="float">
            <text:p>0.085118084783042</text:p>
          </table:table-cell>
          <table:table-cell table:formula="of:=[.$A$8]*[.C125]*[.E125]" office:value-type="float" office:value="-2.15403309955002" calcext:value-type="float">
            <text:p>-2.15403309955002</text:p>
          </table:table-cell>
          <table:table-cell table:number-columns-repeated="11"/>
          <table:table-cell table:style-name="ce4" table:formula="of:=[$'cz.csv'.A125]" office:value-type="date" office:date-value="2020-06-26" calcext:value-type="date">
            <text:p>26/06/20</text:p>
          </table:table-cell>
          <table:table-cell table:formula="of:=[$'cz.csv'.B125]-[$'cz.csv'.B124]" office:value-type="float" office:value="87.1631799163197" calcext:value-type="float">
            <text:p>87.1631799163197</text:p>
          </table:table-cell>
          <table:table-cell/>
          <table:table-cell table:style-name="ce4" table:formula="of:=[.U125]" office:value-type="date" office:date-value="2020-06-26" calcext:value-type="date">
            <text:p>26/06/20</text:p>
          </table:table-cell>
          <table:table-cell table:formula="of:=[$'cz.csv'.C125]-[$'cz.csv'.C124]" office:value-type="float" office:value="80.8368200836803" calcext:value-type="float">
            <text:p>80.8368200836803</text:p>
          </table:table-cell>
          <table:table-cell/>
          <table:table-cell table:style-name="ce4" table:formula="of:=[.X125]" office:value-type="date" office:date-value="2020-06-26" calcext:value-type="date">
            <text:p>26/06/20</text:p>
          </table:table-cell>
          <table:table-cell table:formula="of:=[$'cz.csv'.E125]-[$'cz.csv'.E124]" office:value-type="float" office:value="4" calcext:value-type="float">
            <text:p>4</text:p>
          </table:table-cell>
          <table:table-cell/>
          <table:table-cell table:style-name="ce4" table:formula="of:=[.AA125]" office:value-type="date" office:date-value="2020-06-26" calcext:value-type="date">
            <text:p>26/06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4" table:formula="of:=[$'cz.csv'.A126]" office:value-type="date" office:date-value="2020-06-27" calcext:value-type="date">
            <text:p>27/06/20</text:p>
          </table:table-cell>
          <table:table-cell table:formula="of:=[$'cz.csv'.I126]" office:value-type="float" office:value="0.967764301279014" calcext:value-type="float">
            <text:p>0.967764301279014</text:p>
          </table:table-cell>
          <table:table-cell table:formula="of:=EXP(-[.$A$2]*[$'cz.csv'.J126])" office:value-type="float" office:value="0.074565264294947" calcext:value-type="float">
            <text:p>0.074565264294947</text:p>
          </table:table-cell>
          <table:table-cell table:formula="of:=1-[.$A$4]*[$'cz.csv'.J126]" office:value-type="float" office:value="-2.37178975128411" calcext:value-type="float">
            <text:p>-2.37178975128411</text:p>
          </table:table-cell>
          <table:table-cell/>
          <table:table-cell table:style-name="ce4" table:formula="of:=[.B126]" office:value-type="date" office:date-value="2020-06-27" calcext:value-type="date">
            <text:p>27/06/20</text:p>
          </table:table-cell>
          <table:table-cell table:formula="of:=[.C126]*[.D126]*[.$A$6]" office:value-type="float" office:value="0.0862309482275739" calcext:value-type="float">
            <text:p>0.086230948227574</text:p>
          </table:table-cell>
          <table:table-cell table:formula="of:=[.$A$8]*[.C126]*[.E126]" office:value-type="float" office:value="-2.1266608727537" calcext:value-type="float">
            <text:p>-2.1266608727537</text:p>
          </table:table-cell>
          <table:table-cell table:number-columns-repeated="11"/>
          <table:table-cell table:style-name="ce4" table:formula="of:=[$'cz.csv'.A126]" office:value-type="date" office:date-value="2020-06-27" calcext:value-type="date">
            <text:p>27/06/20</text:p>
          </table:table-cell>
          <table:table-cell table:formula="of:=[$'cz.csv'.B126]-[$'cz.csv'.B125]" office:value-type="float" office:value="157.80346820809" calcext:value-type="float">
            <text:p>157.80346820809</text:p>
          </table:table-cell>
          <table:table-cell/>
          <table:table-cell table:style-name="ce4" table:formula="of:=[.U126]" office:value-type="date" office:date-value="2020-06-27" calcext:value-type="date">
            <text:p>27/06/20</text:p>
          </table:table-cell>
          <table:table-cell table:formula="of:=[$'cz.csv'.C126]-[$'cz.csv'.C125]" office:value-type="float" office:value="102.19653179191" calcext:value-type="float">
            <text:p>102.19653179191</text:p>
          </table:table-cell>
          <table:table-cell/>
          <table:table-cell table:style-name="ce4" table:formula="of:=[.X126]" office:value-type="date" office:date-value="2020-06-27" calcext:value-type="date">
            <text:p>27/06/20</text:p>
          </table:table-cell>
          <table:table-cell table:formula="of:=[$'cz.csv'.E126]-[$'cz.csv'.E125]" office:value-type="float" office:value="0" calcext:value-type="float">
            <text:p>0</text:p>
          </table:table-cell>
          <table:table-cell/>
          <table:table-cell table:style-name="ce4" table:formula="of:=[.AA126]" office:value-type="date" office:date-value="2020-06-27" calcext:value-type="date">
            <text:p>27/06/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4" table:formula="of:=[$'cz.csv'.A127]" office:value-type="date" office:date-value="2020-06-28" calcext:value-type="date">
            <text:p>28/06/20</text:p>
          </table:table-cell>
          <table:table-cell table:formula="of:=[$'cz.csv'.I127]" office:value-type="float" office:value="0.964182556976682" calcext:value-type="float">
            <text:p>0.964182556976682</text:p>
          </table:table-cell>
          <table:table-cell table:formula="of:=EXP(-[.$A$2]*[$'cz.csv'.J127])" office:value-type="float" office:value="0.0758196953858727" calcext:value-type="float">
            <text:p>0.075819695385873</text:p>
          </table:table-cell>
          <table:table-cell table:formula="of:=1-[.$A$4]*[$'cz.csv'.J127]" office:value-type="float" office:value="-2.35012145304285" calcext:value-type="float">
            <text:p>-2.35012145304285</text:p>
          </table:table-cell>
          <table:table-cell/>
          <table:table-cell table:style-name="ce4" table:formula="of:=[.B127]" office:value-type="date" office:date-value="2020-06-28" calcext:value-type="date">
            <text:p>28/06/20</text:p>
          </table:table-cell>
          <table:table-cell table:formula="of:=[.C127]*[.D127]*[.$A$6]" office:value-type="float" office:value="0.087357120059948" calcext:value-type="float">
            <text:p>0.087357120059948</text:p>
          </table:table-cell>
          <table:table-cell table:formula="of:=[.$A$8]*[.C127]*[.E127]" office:value-type="float" office:value="-2.09943306177495" calcext:value-type="float">
            <text:p>-2.09943306177495</text:p>
          </table:table-cell>
          <table:table-cell table:number-columns-repeated="11"/>
          <table:table-cell table:style-name="ce4" table:formula="of:=[$'cz.csv'.A127]" office:value-type="date" office:date-value="2020-06-28" calcext:value-type="date">
            <text:p>28/06/20</text:p>
          </table:table-cell>
          <table:table-cell table:formula="of:=[$'cz.csv'.B127]-[$'cz.csv'.B126]" office:value-type="float" office:value="145.98290598291" calcext:value-type="float">
            <text:p>145.98290598291</text:p>
          </table:table-cell>
          <table:table-cell/>
          <table:table-cell table:style-name="ce4" table:formula="of:=[.U127]" office:value-type="date" office:date-value="2020-06-28" calcext:value-type="date">
            <text:p>28/06/20</text:p>
          </table:table-cell>
          <table:table-cell table:formula="of:=[$'cz.csv'.C127]-[$'cz.csv'.C126]" office:value-type="float" office:value="159.017094017089" calcext:value-type="float">
            <text:p>159.017094017089</text:p>
          </table:table-cell>
          <table:table-cell/>
          <table:table-cell table:style-name="ce4" table:formula="of:=[.X127]" office:value-type="date" office:date-value="2020-06-28" calcext:value-type="date">
            <text:p>28/06/20</text:p>
          </table:table-cell>
          <table:table-cell table:formula="of:=[$'cz.csv'.E127]-[$'cz.csv'.E126]" office:value-type="float" office:value="-1" calcext:value-type="float">
            <text:p>-1</text:p>
          </table:table-cell>
          <table:table-cell/>
          <table:table-cell table:style-name="ce4" table:formula="of:=[.AA127]" office:value-type="date" office:date-value="2020-06-28" calcext:value-type="date">
            <text:p>28/06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128]" office:value-type="date" office:date-value="2020-06-29" calcext:value-type="date">
            <text:p>29/06/20</text:p>
          </table:table-cell>
          <table:table-cell table:formula="of:=[$'cz.csv'.I128]" office:value-type="float" office:value="0.960600812674351" calcext:value-type="float">
            <text:p>0.960600812674351</text:p>
          </table:table-cell>
          <table:table-cell table:formula="of:=EXP(-[.$A$2]*[$'cz.csv'.J128])" office:value-type="float" office:value="0.0770952697809191" calcext:value-type="float">
            <text:p>0.077095269780919</text:p>
          </table:table-cell>
          <table:table-cell table:formula="of:=1-[.$A$4]*[$'cz.csv'.J128]" office:value-type="float" office:value="-2.32845248633643" calcext:value-type="float">
            <text:p>-2.32845248633643</text:p>
          </table:table-cell>
          <table:table-cell/>
          <table:table-cell table:style-name="ce4" table:formula="of:=[.B128]" office:value-type="date" office:date-value="2020-06-29" calcext:value-type="date">
            <text:p>29/06/20</text:p>
          </table:table-cell>
          <table:table-cell table:formula="of:=[.C128]*[.D128]*[.$A$6]" office:value-type="float" office:value="0.0884968239384904" calcext:value-type="float">
            <text:p>0.088496823938491</text:p>
          </table:table-cell>
          <table:table-cell table:formula="of:=[.$A$8]*[.C128]*[.E128]" office:value-type="float" office:value="-2.07234847007599" calcext:value-type="float">
            <text:p>-2.07234847007599</text:p>
          </table:table-cell>
          <table:table-cell table:number-columns-repeated="11"/>
          <table:table-cell table:style-name="ce4" table:formula="of:=[$'cz.csv'.A128]" office:value-type="date" office:date-value="2020-06-29" calcext:value-type="date">
            <text:p>29/06/20</text:p>
          </table:table-cell>
          <table:table-cell table:formula="of:=[$'cz.csv'.B128]-[$'cz.csv'.B127]" office:value-type="float" office:value="103.19565217391" calcext:value-type="float">
            <text:p>103.19565217391</text:p>
          </table:table-cell>
          <table:table-cell/>
          <table:table-cell table:style-name="ce4" table:formula="of:=[.U128]" office:value-type="date" office:date-value="2020-06-29" calcext:value-type="date">
            <text:p>29/06/20</text:p>
          </table:table-cell>
          <table:table-cell table:formula="of:=[$'cz.csv'.C128]-[$'cz.csv'.C127]" office:value-type="float" office:value="98.8043478260906" calcext:value-type="float">
            <text:p>98.8043478260906</text:p>
          </table:table-cell>
          <table:table-cell/>
          <table:table-cell table:style-name="ce4" table:formula="of:=[.X128]" office:value-type="date" office:date-value="2020-06-29" calcext:value-type="date">
            <text:p>29/06/20</text:p>
          </table:table-cell>
          <table:table-cell table:formula="of:=[$'cz.csv'.E128]-[$'cz.csv'.E127]" office:value-type="float" office:value="0" calcext:value-type="float">
            <text:p>0</text:p>
          </table:table-cell>
          <table:table-cell/>
          <table:table-cell table:style-name="ce4" table:formula="of:=[.AA128]" office:value-type="date" office:date-value="2020-06-29" calcext:value-type="date">
            <text:p>29/06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129]" office:value-type="date" office:date-value="2020-06-30" calcext:value-type="date">
            <text:p>30/06/20</text:p>
          </table:table-cell>
          <table:table-cell table:formula="of:=[$'cz.csv'.I129]" office:value-type="float" office:value="0.957019068372019" calcext:value-type="float">
            <text:p>0.957019068372019</text:p>
          </table:table-cell>
          <table:table-cell table:formula="of:=EXP(-[.$A$2]*[$'cz.csv'.J129])" office:value-type="float" office:value="0.0783922638208509" calcext:value-type="float">
            <text:p>0.078392263820851</text:p>
          </table:table-cell>
          <table:table-cell table:formula="of:=1-[.$A$4]*[$'cz.csv'.J129]" office:value-type="float" office:value="-2.30678418809517" calcext:value-type="float">
            <text:p>-2.30678418809517</text:p>
          </table:table-cell>
          <table:table-cell/>
          <table:table-cell table:style-name="ce4" table:formula="of:=[.B129]" office:value-type="date" office:date-value="2020-06-30" calcext:value-type="date">
            <text:p>30/06/20</text:p>
          </table:table-cell>
          <table:table-cell table:formula="of:=[.C129]*[.D129]*[.$A$6]" office:value-type="float" office:value="0.0896501044040994" calcext:value-type="float">
            <text:p>0.0896501044041</text:p>
          </table:table-cell>
          <table:table-cell table:formula="of:=[.$A$8]*[.C129]*[.E129]" office:value-type="float" office:value="-2.04540828975794" calcext:value-type="float">
            <text:p>-2.04540828975794</text:p>
          </table:table-cell>
          <table:table-cell table:number-columns-repeated="11"/>
          <table:table-cell table:style-name="ce4" table:formula="of:=[$'cz.csv'.A129]" office:value-type="date" office:date-value="2020-06-30" calcext:value-type="date">
            <text:p>30/06/20</text:p>
          </table:table-cell>
          <table:table-cell table:formula="of:=[$'cz.csv'.B129]-[$'cz.csv'.B128]" office:value-type="float" office:value="67.7272727272698" calcext:value-type="float">
            <text:p>67.7272727272698</text:p>
          </table:table-cell>
          <table:table-cell/>
          <table:table-cell table:style-name="ce4" table:formula="of:=[.U129]" office:value-type="date" office:date-value="2020-06-30" calcext:value-type="date">
            <text:p>30/06/20</text:p>
          </table:table-cell>
          <table:table-cell table:formula="of:=[$'cz.csv'.C129]-[$'cz.csv'.C128]" office:value-type="float" office:value="81.2727272727198" calcext:value-type="float">
            <text:p>81.2727272727198</text:p>
          </table:table-cell>
          <table:table-cell/>
          <table:table-cell table:style-name="ce4" table:formula="of:=[.X129]" office:value-type="date" office:date-value="2020-06-30" calcext:value-type="date">
            <text:p>30/06/20</text:p>
          </table:table-cell>
          <table:table-cell table:formula="of:=[$'cz.csv'.E129]-[$'cz.csv'.E128]" office:value-type="float" office:value="1" calcext:value-type="float">
            <text:p>1</text:p>
          </table:table-cell>
          <table:table-cell/>
          <table:table-cell table:style-name="ce4" table:formula="of:=[.AA129]" office:value-type="date" office:date-value="2020-06-30" calcext:value-type="date">
            <text:p>30/06/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4" table:formula="of:=[$'cz.csv'.A130]" office:value-type="date" office:date-value="2020-07-01" calcext:value-type="date">
            <text:p>01/07/20</text:p>
          </table:table-cell>
          <table:table-cell table:formula="of:=[$'cz.csv'.I130]" office:value-type="float" office:value="0.953437324069687" calcext:value-type="float">
            <text:p>0.953437324069687</text:p>
          </table:table-cell>
          <table:table-cell table:formula="of:=EXP(-[.$A$2]*[$'cz.csv'.J130])" office:value-type="float" office:value="0.0797110775333048" calcext:value-type="float">
            <text:p>0.079711077533305</text:p>
          </table:table-cell>
          <table:table-cell table:formula="of:=1-[.$A$4]*[$'cz.csv'.J130]" office:value-type="float" office:value="-2.28511588985391" calcext:value-type="float">
            <text:p>-2.28511588985391</text:p>
          </table:table-cell>
          <table:table-cell/>
          <table:table-cell table:style-name="ce4" table:formula="of:=[.B130]" office:value-type="date" office:date-value="2020-07-01" calcext:value-type="date">
            <text:p>01/07/20</text:p>
          </table:table-cell>
          <table:table-cell table:formula="of:=[.C130]*[.D130]*[.$A$6]" office:value-type="float" office:value="0.0908171421866744" calcext:value-type="float">
            <text:p>0.090817142186674</text:p>
          </table:table-cell>
          <table:table-cell table:formula="of:=[.$A$8]*[.C130]*[.E130]" office:value-type="float" office:value="-2.01861192366109" calcext:value-type="float">
            <text:p>-2.01861192366109</text:p>
          </table:table-cell>
          <table:table-cell table:number-columns-repeated="11"/>
          <table:table-cell table:style-name="ce4" table:formula="of:=[$'cz.csv'.A130]" office:value-type="date" office:date-value="2020-07-01" calcext:value-type="date">
            <text:p>01/07/20</text:p>
          </table:table-cell>
          <table:table-cell table:formula="of:=[$'cz.csv'.B130]-[$'cz.csv'.B129]" office:value-type="float" office:value="35.3214285714303" calcext:value-type="float">
            <text:p>35.3214285714303</text:p>
          </table:table-cell>
          <table:table-cell/>
          <table:table-cell table:style-name="ce4" table:formula="of:=[.U130]" office:value-type="date" office:date-value="2020-07-01" calcext:value-type="date">
            <text:p>01/07/20</text:p>
          </table:table-cell>
          <table:table-cell table:formula="of:=[$'cz.csv'.C130]-[$'cz.csv'.C129]" office:value-type="float" office:value="56.6785714285797" calcext:value-type="float">
            <text:p>56.6785714285797</text:p>
          </table:table-cell>
          <table:table-cell/>
          <table:table-cell table:style-name="ce4" table:formula="of:=[.X130]" office:value-type="date" office:date-value="2020-07-01" calcext:value-type="date">
            <text:p>01/07/20</text:p>
          </table:table-cell>
          <table:table-cell table:formula="of:=[$'cz.csv'.E130]-[$'cz.csv'.E129]" office:value-type="float" office:value="0" calcext:value-type="float">
            <text:p>0</text:p>
          </table:table-cell>
          <table:table-cell/>
          <table:table-cell table:style-name="ce4" table:formula="of:=[.AA130]" office:value-type="date" office:date-value="2020-07-01" calcext:value-type="date">
            <text:p>01/07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4" table:formula="of:=[$'cz.csv'.A131]" office:value-type="date" office:date-value="2020-07-02" calcext:value-type="date">
            <text:p>02/07/20</text:p>
          </table:table-cell>
          <table:table-cell table:formula="of:=[$'cz.csv'.I131]" office:value-type="float" office:value="0.949855579767355" calcext:value-type="float">
            <text:p>0.949855579767355</text:p>
          </table:table-cell>
          <table:table-cell table:formula="of:=EXP(-[.$A$2]*[$'cz.csv'.J131])" office:value-type="float" office:value="0.0810521197121947" calcext:value-type="float">
            <text:p>0.081052119712195</text:p>
          </table:table-cell>
          <table:table-cell table:formula="of:=1-[.$A$4]*[$'cz.csv'.J131]" office:value-type="float" office:value="-2.26344692314749" calcext:value-type="float">
            <text:p>-2.26344692314749</text:p>
          </table:table-cell>
          <table:table-cell/>
          <table:table-cell table:style-name="ce4" table:formula="of:=[.B131]" office:value-type="date" office:date-value="2020-07-02" calcext:value-type="date">
            <text:p>02/07/20</text:p>
          </table:table-cell>
          <table:table-cell table:formula="of:=[.C131]*[.D131]*[.$A$6]" office:value-type="float" office:value="0.0919981211176719" calcext:value-type="float">
            <text:p>0.091998121117672</text:p>
          </table:table-cell>
          <table:table-cell table:formula="of:=[.$A$8]*[.C131]*[.E131]" office:value-type="float" office:value="-1.99195878349901" calcext:value-type="float">
            <text:p>-1.99195878349901</text:p>
          </table:table-cell>
          <table:table-cell table:number-columns-repeated="11"/>
          <table:table-cell table:style-name="ce4" table:formula="of:=[$'cz.csv'.A131]" office:value-type="date" office:date-value="2020-07-02" calcext:value-type="date">
            <text:p>02/07/20</text:p>
          </table:table-cell>
          <table:table-cell table:formula="of:=[$'cz.csv'.B131]-[$'cz.csv'.B130]" office:value-type="float" office:value="57.6699029126198" calcext:value-type="float">
            <text:p>57.6699029126198</text:p>
          </table:table-cell>
          <table:table-cell/>
          <table:table-cell table:style-name="ce4" table:formula="of:=[.U131]" office:value-type="date" office:date-value="2020-07-02" calcext:value-type="date">
            <text:p>02/07/20</text:p>
          </table:table-cell>
          <table:table-cell table:formula="of:=[$'cz.csv'.C131]-[$'cz.csv'.C130]" office:value-type="float" office:value="74.3300970873697" calcext:value-type="float">
            <text:p>74.3300970873697</text:p>
          </table:table-cell>
          <table:table-cell/>
          <table:table-cell table:style-name="ce4" table:formula="of:=[.X131]" office:value-type="date" office:date-value="2020-07-02" calcext:value-type="date">
            <text:p>02/07/20</text:p>
          </table:table-cell>
          <table:table-cell table:formula="of:=[$'cz.csv'.E131]-[$'cz.csv'.E130]" office:value-type="float" office:value="4" calcext:value-type="float">
            <text:p>4</text:p>
          </table:table-cell>
          <table:table-cell/>
          <table:table-cell table:style-name="ce4" table:formula="of:=[.AA131]" office:value-type="date" office:date-value="2020-07-02" calcext:value-type="date">
            <text:p>02/07/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4" table:formula="of:=[$'cz.csv'.A132]" office:value-type="date" office:date-value="2020-07-03" calcext:value-type="date">
            <text:p>03/07/20</text:p>
          </table:table-cell>
          <table:table-cell table:formula="of:=[$'cz.csv'.I132]" office:value-type="float" office:value="0.951470122482433" calcext:value-type="float">
            <text:p>0.951470122482433</text:p>
          </table:table-cell>
          <table:table-cell table:formula="of:=EXP(-[.$A$2]*[$'cz.csv'.J132])" office:value-type="float" office:value="0.0815100717197653" calcext:value-type="float">
            <text:p>0.081510071719765</text:p>
          </table:table-cell>
          <table:table-cell table:formula="of:=1-[.$A$4]*[$'cz.csv'.J132]" office:value-type="float" office:value="-2.256129235014" calcext:value-type="float">
            <text:p>-2.256129235014</text:p>
          </table:table-cell>
          <table:table-cell/>
          <table:table-cell table:style-name="ce4" table:formula="of:=[.B132]" office:value-type="date" office:date-value="2020-07-03" calcext:value-type="date">
            <text:p>03/07/20</text:p>
          </table:table-cell>
          <table:table-cell table:formula="of:=[.C132]*[.D132]*[.$A$6]" office:value-type="float" office:value="0.0926751788857569" calcext:value-type="float">
            <text:p>0.092675178885757</text:p>
          </table:table-cell>
          <table:table-cell table:formula="of:=[.$A$8]*[.C132]*[.E132]" office:value-type="float" office:value="-1.98889375153961" calcext:value-type="float">
            <text:p>-1.98889375153961</text:p>
          </table:table-cell>
          <table:table-cell table:number-columns-repeated="11"/>
          <table:table-cell table:style-name="ce4" table:formula="of:=[$'cz.csv'.A132]" office:value-type="date" office:date-value="2020-07-03" calcext:value-type="date">
            <text:p>03/07/20</text:p>
          </table:table-cell>
          <table:table-cell table:formula="of:=[$'cz.csv'.B132]-[$'cz.csv'.B131]" office:value-type="float" office:value="47.6225165562896" calcext:value-type="float">
            <text:p>47.6225165562896</text:p>
          </table:table-cell>
          <table:table-cell/>
          <table:table-cell table:style-name="ce4" table:formula="of:=[.U132]" office:value-type="date" office:date-value="2020-07-03" calcext:value-type="date">
            <text:p>03/07/20</text:p>
          </table:table-cell>
          <table:table-cell table:formula="of:=[$'cz.csv'.C132]-[$'cz.csv'.C131]" office:value-type="float" office:value="93.3774834437099" calcext:value-type="float">
            <text:p>93.3774834437099</text:p>
          </table:table-cell>
          <table:table-cell/>
          <table:table-cell table:style-name="ce4" table:formula="of:=[.X132]" office:value-type="date" office:date-value="2020-07-03" calcext:value-type="date">
            <text:p>03/07/20</text:p>
          </table:table-cell>
          <table:table-cell table:formula="of:=[$'cz.csv'.E132]-[$'cz.csv'.E131]" office:value-type="float" office:value="0" calcext:value-type="float">
            <text:p>0</text:p>
          </table:table-cell>
          <table:table-cell/>
          <table:table-cell table:style-name="ce4" table:formula="of:=[.AA132]" office:value-type="date" office:date-value="2020-07-03" calcext:value-type="date">
            <text:p>03/07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4" table:formula="of:=[$'cz.csv'.A133]" office:value-type="date" office:date-value="2020-07-04" calcext:value-type="date">
            <text:p>04/07/20</text:p>
          </table:table-cell>
          <table:table-cell table:formula="of:=[$'cz.csv'.I133]" office:value-type="float" office:value="0.95308466519751" calcext:value-type="float">
            <text:p>0.95308466519751</text:p>
          </table:table-cell>
          <table:table-cell table:formula="of:=EXP(-[.$A$2]*[$'cz.csv'.J133])" office:value-type="float" office:value="0.0819706111987306" calcext:value-type="float">
            <text:p>0.081970611198731</text:p>
          </table:table-cell>
          <table:table-cell table:formula="of:=1-[.$A$4]*[$'cz.csv'.J133]" office:value-type="float" office:value="-2.24881154688051" calcext:value-type="float">
            <text:p>-2.24881154688051</text:p>
          </table:table-cell>
          <table:table-cell/>
          <table:table-cell table:style-name="ce4" table:formula="of:=[.B133]" office:value-type="date" office:date-value="2020-07-04" calcext:value-type="date">
            <text:p>04/07/20</text:p>
          </table:table-cell>
          <table:table-cell table:formula="of:=[.C133]*[.D133]*[.$A$6]" office:value-type="float" office:value="0.0933569506258251" calcext:value-type="float">
            <text:p>0.093356950625825</text:p>
          </table:table-cell>
          <table:table-cell table:formula="of:=[.$A$8]*[.C133]*[.E133]" office:value-type="float" office:value="-1.98580682654947" calcext:value-type="float">
            <text:p>-1.98580682654947</text:p>
          </table:table-cell>
          <table:table-cell table:number-columns-repeated="11"/>
          <table:table-cell table:style-name="ce4" table:formula="of:=[$'cz.csv'.A133]" office:value-type="date" office:date-value="2020-07-04" calcext:value-type="date">
            <text:p>04/07/20</text:p>
          </table:table-cell>
          <table:table-cell table:formula="of:=[$'cz.csv'.B133]-[$'cz.csv'.B132]" office:value-type="float" office:value="47.2195121951299" calcext:value-type="float">
            <text:p>47.2195121951299</text:p>
          </table:table-cell>
          <table:table-cell/>
          <table:table-cell table:style-name="ce4" table:formula="of:=[.U133]" office:value-type="date" office:date-value="2020-07-04" calcext:value-type="date">
            <text:p>04/07/20</text:p>
          </table:table-cell>
          <table:table-cell table:formula="of:=[$'cz.csv'.C133]-[$'cz.csv'.C132]" office:value-type="float" office:value="73.780487804881" calcext:value-type="float">
            <text:p>73.780487804881</text:p>
          </table:table-cell>
          <table:table-cell/>
          <table:table-cell table:style-name="ce4" table:formula="of:=[.X133]" office:value-type="date" office:date-value="2020-07-04" calcext:value-type="date">
            <text:p>04/07/20</text:p>
          </table:table-cell>
          <table:table-cell table:formula="of:=[$'cz.csv'.E133]-[$'cz.csv'.E132]" office:value-type="float" office:value="-2" calcext:value-type="float">
            <text:p>-2</text:p>
          </table:table-cell>
          <table:table-cell/>
          <table:table-cell table:style-name="ce4" table:formula="of:=[.AA133]" office:value-type="date" office:date-value="2020-07-04" calcext:value-type="date">
            <text:p>04/07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134]" office:value-type="date" office:date-value="2020-07-05" calcext:value-type="date">
            <text:p>05/07/20</text:p>
          </table:table-cell>
          <table:table-cell table:formula="of:=[$'cz.csv'.I134]" office:value-type="float" office:value="0.954699207912587" calcext:value-type="float">
            <text:p>0.954699207912587</text:p>
          </table:table-cell>
          <table:table-cell table:formula="of:=EXP(-[.$A$2]*[$'cz.csv'.J134])" office:value-type="float" office:value="0.0824337103416339" calcext:value-type="float">
            <text:p>0.082433710341634</text:p>
          </table:table-cell>
          <table:table-cell table:formula="of:=1-[.$A$4]*[$'cz.csv'.J134]" office:value-type="float" office:value="-2.24149452721219" calcext:value-type="float">
            <text:p>-2.24149452721219</text:p>
          </table:table-cell>
          <table:table-cell/>
          <table:table-cell table:style-name="ce4" table:formula="of:=[.B134]" office:value-type="date" office:date-value="2020-07-05" calcext:value-type="date">
            <text:p>05/07/20</text:p>
          </table:table-cell>
          <table:table-cell table:formula="of:=[.C134]*[.D134]*[.$A$6]" office:value-type="float" office:value="0.0940434195903629" calcext:value-type="float">
            <text:p>0.094043419590363</text:p>
          </table:table-cell>
          <table:table-cell table:formula="of:=[.$A$8]*[.C134]*[.E134]" office:value-type="float" office:value="-1.98269859981488" calcext:value-type="float">
            <text:p>-1.98269859981488</text:p>
          </table:table-cell>
          <table:table-cell table:number-columns-repeated="11"/>
          <table:table-cell table:style-name="ce4" table:formula="of:=[$'cz.csv'.A134]" office:value-type="date" office:date-value="2020-07-05" calcext:value-type="date">
            <text:p>05/07/20</text:p>
          </table:table-cell>
          <table:table-cell table:formula="of:=[$'cz.csv'.B134]-[$'cz.csv'.B133]" office:value-type="float" office:value="24.609375" calcext:value-type="float">
            <text:p>24.609375</text:p>
          </table:table-cell>
          <table:table-cell/>
          <table:table-cell table:style-name="ce4" table:formula="of:=[.U134]" office:value-type="date" office:date-value="2020-07-05" calcext:value-type="date">
            <text:p>05/07/20</text:p>
          </table:table-cell>
          <table:table-cell table:formula="of:=[$'cz.csv'.C134]-[$'cz.csv'.C133]" office:value-type="float" office:value="50.390625" calcext:value-type="float">
            <text:p>50.390625</text:p>
          </table:table-cell>
          <table:table-cell/>
          <table:table-cell table:style-name="ce4" table:formula="of:=[.X134]" office:value-type="date" office:date-value="2020-07-05" calcext:value-type="date">
            <text:p>05/07/20</text:p>
          </table:table-cell>
          <table:table-cell table:formula="of:=[$'cz.csv'.E134]-[$'cz.csv'.E133]" office:value-type="float" office:value="-3" calcext:value-type="float">
            <text:p>-3</text:p>
          </table:table-cell>
          <table:table-cell/>
          <table:table-cell table:style-name="ce4" table:formula="of:=[.AA134]" office:value-type="date" office:date-value="2020-07-05" calcext:value-type="date">
            <text:p>05/07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135]" office:value-type="date" office:date-value="2020-07-06" calcext:value-type="date">
            <text:p>06/07/20</text:p>
          </table:table-cell>
          <table:table-cell table:formula="of:=[$'cz.csv'.I135]" office:value-type="float" office:value="0.956313750627665" calcext:value-type="float">
            <text:p>0.956313750627665</text:p>
          </table:table-cell>
          <table:table-cell table:formula="of:=EXP(-[.$A$2]*[$'cz.csv'.J135])" office:value-type="float" office:value="0.0828994684646354" calcext:value-type="float">
            <text:p>0.082899468464635</text:p>
          </table:table-cell>
          <table:table-cell table:formula="of:=1-[.$A$4]*[$'cz.csv'.J135]" office:value-type="float" office:value="-2.2341768390787" calcext:value-type="float">
            <text:p>-2.2341768390787</text:p>
          </table:table-cell>
          <table:table-cell/>
          <table:table-cell table:style-name="ce4" table:formula="of:=[.B135]" office:value-type="date" office:date-value="2020-07-06" calcext:value-type="date">
            <text:p>06/07/20</text:p>
          </table:table-cell>
          <table:table-cell table:formula="of:=[.C135]*[.D135]*[.$A$6]" office:value-type="float" office:value="0.0947347140898357" calcext:value-type="float">
            <text:p>0.094734714089836</text:p>
          </table:table-cell>
          <table:table-cell table:formula="of:=[.$A$8]*[.C135]*[.E135]" office:value-type="float" office:value="-1.97956788976326" calcext:value-type="float">
            <text:p>-1.97956788976326</text:p>
          </table:table-cell>
          <table:table-cell table:number-columns-repeated="11"/>
          <table:table-cell table:style-name="ce4" table:formula="of:=[$'cz.csv'.A135]" office:value-type="date" office:date-value="2020-07-06" calcext:value-type="date">
            <text:p>06/07/20</text:p>
          </table:table-cell>
          <table:table-cell table:formula="of:=[$'cz.csv'.B135]-[$'cz.csv'.B134]" office:value-type="float" office:value="12.9113924050607" calcext:value-type="float">
            <text:p>12.9113924050607</text:p>
          </table:table-cell>
          <table:table-cell/>
          <table:table-cell table:style-name="ce4" table:formula="of:=[.U135]" office:value-type="date" office:date-value="2020-07-06" calcext:value-type="date">
            <text:p>06/07/20</text:p>
          </table:table-cell>
          <table:table-cell table:formula="of:=[$'cz.csv'.C135]-[$'cz.csv'.C134]" office:value-type="float" office:value="38.0886075949402" calcext:value-type="float">
            <text:p>38.0886075949402</text:p>
          </table:table-cell>
          <table:table-cell/>
          <table:table-cell table:style-name="ce4" table:formula="of:=[.X135]" office:value-type="date" office:date-value="2020-07-06" calcext:value-type="date">
            <text:p>06/07/20</text:p>
          </table:table-cell>
          <table:table-cell table:formula="of:=[$'cz.csv'.E135]-[$'cz.csv'.E134]" office:value-type="float" office:value="2" calcext:value-type="float">
            <text:p>2</text:p>
          </table:table-cell>
          <table:table-cell/>
          <table:table-cell table:style-name="ce4" table:formula="of:=[.AA135]" office:value-type="date" office:date-value="2020-07-06" calcext:value-type="date">
            <text:p>06/07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136]" office:value-type="date" office:date-value="2020-07-07" calcext:value-type="date">
            <text:p>07/07/20</text:p>
          </table:table-cell>
          <table:table-cell table:formula="of:=[$'cz.csv'.I136]" office:value-type="float" office:value="0.957928293342742" calcext:value-type="float">
            <text:p>0.957928293342742</text:p>
          </table:table-cell>
          <table:table-cell table:formula="of:=EXP(-[.$A$2]*[$'cz.csv'.J136])" office:value-type="float" office:value="0.083367858164309" calcext:value-type="float">
            <text:p>0.083367858164309</text:p>
          </table:table-cell>
          <table:table-cell table:formula="of:=1-[.$A$4]*[$'cz.csv'.J136]" office:value-type="float" office:value="-2.22685915094521" calcext:value-type="float">
            <text:p>-2.22685915094521</text:p>
          </table:table-cell>
          <table:table-cell/>
          <table:table-cell table:style-name="ce4" table:formula="of:=[.B136]" office:value-type="date" office:date-value="2020-07-07" calcext:value-type="date">
            <text:p>07/07/20</text:p>
          </table:table-cell>
          <table:table-cell table:formula="of:=[.C136]*[.D136]*[.$A$6]" office:value-type="float" office:value="0.095430818145814" calcext:value-type="float">
            <text:p>0.095430818145814</text:p>
          </table:table-cell>
          <table:table-cell table:formula="of:=[.$A$8]*[.C136]*[.E136]" office:value-type="float" office:value="-1.9764152866809" calcext:value-type="float">
            <text:p>-1.9764152866809</text:p>
          </table:table-cell>
          <table:table-cell table:number-columns-repeated="11"/>
          <table:table-cell table:style-name="ce4" table:formula="of:=[$'cz.csv'.A136]" office:value-type="date" office:date-value="2020-07-07" calcext:value-type="date">
            <text:p>07/07/20</text:p>
          </table:table-cell>
          <table:table-cell table:formula="of:=[$'cz.csv'.B136]-[$'cz.csv'.B135]" office:value-type="float" office:value="54.1875" calcext:value-type="float">
            <text:p>54.1875</text:p>
          </table:table-cell>
          <table:table-cell/>
          <table:table-cell table:style-name="ce4" table:formula="of:=[.U136]" office:value-type="date" office:date-value="2020-07-07" calcext:value-type="date">
            <text:p>07/07/20</text:p>
          </table:table-cell>
          <table:table-cell table:formula="of:=[$'cz.csv'.C136]-[$'cz.csv'.C135]" office:value-type="float" office:value="64.8125" calcext:value-type="float">
            <text:p>64.8125</text:p>
          </table:table-cell>
          <table:table-cell/>
          <table:table-cell table:style-name="ce4" table:formula="of:=[.X136]" office:value-type="date" office:date-value="2020-07-07" calcext:value-type="date">
            <text:p>07/07/20</text:p>
          </table:table-cell>
          <table:table-cell table:formula="of:=[$'cz.csv'.E136]-[$'cz.csv'.E135]" office:value-type="float" office:value="1" calcext:value-type="float">
            <text:p>1</text:p>
          </table:table-cell>
          <table:table-cell/>
          <table:table-cell table:style-name="ce4" table:formula="of:=[.AA136]" office:value-type="date" office:date-value="2020-07-07" calcext:value-type="date">
            <text:p>07/07/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4" table:formula="of:=[$'cz.csv'.A137]" office:value-type="date" office:date-value="2020-07-08" calcext:value-type="date">
            <text:p>08/07/20</text:p>
          </table:table-cell>
          <table:table-cell table:formula="of:=[$'cz.csv'.I137]" office:value-type="float" office:value="0.95954283605782" calcext:value-type="float">
            <text:p>0.95954283605782</text:p>
          </table:table-cell>
          <table:table-cell table:formula="of:=EXP(-[.$A$2]*[$'cz.csv'.J137])" office:value-type="float" office:value="0.0838388943093077" calcext:value-type="float">
            <text:p>0.083838894309308</text:p>
          </table:table-cell>
          <table:table-cell table:formula="of:=1-[.$A$4]*[$'cz.csv'.J137]" office:value-type="float" office:value="-2.21954146281172" calcext:value-type="float">
            <text:p>-2.21954146281172</text:p>
          </table:table-cell>
          <table:table-cell/>
          <table:table-cell table:style-name="ce4" table:formula="of:=[.B137]" office:value-type="date" office:date-value="2020-07-08" calcext:value-type="date">
            <text:p>08/07/20</text:p>
          </table:table-cell>
          <table:table-cell table:formula="of:=[.C137]*[.D137]*[.$A$6]" office:value-type="float" office:value="0.0961317640386059" calcext:value-type="float">
            <text:p>0.096131764038606</text:p>
          </table:table-cell>
          <table:table-cell table:formula="of:=[.$A$8]*[.C137]*[.E137]" office:value-type="float" office:value="-1.97324079056782" calcext:value-type="float">
            <text:p>-1.97324079056782</text:p>
          </table:table-cell>
          <table:table-cell table:number-columns-repeated="11"/>
          <table:table-cell table:style-name="ce4" table:formula="of:=[$'cz.csv'.A137]" office:value-type="date" office:date-value="2020-07-08" calcext:value-type="date">
            <text:p>08/07/20</text:p>
          </table:table-cell>
          <table:table-cell table:formula="of:=[$'cz.csv'.B137]-[$'cz.csv'.B136]" office:value-type="float" office:value="41.1702127659601" calcext:value-type="float">
            <text:p>41.1702127659601</text:p>
          </table:table-cell>
          <table:table-cell/>
          <table:table-cell table:style-name="ce4" table:formula="of:=[.U137]" office:value-type="date" office:date-value="2020-07-08" calcext:value-type="date">
            <text:p>08/07/20</text:p>
          </table:table-cell>
          <table:table-cell table:formula="of:=[$'cz.csv'.C137]-[$'cz.csv'.C136]" office:value-type="float" office:value="87.829787234039" calcext:value-type="float">
            <text:p>87.829787234039</text:p>
          </table:table-cell>
          <table:table-cell/>
          <table:table-cell table:style-name="ce4" table:formula="of:=[.X137]" office:value-type="date" office:date-value="2020-07-08" calcext:value-type="date">
            <text:p>08/07/20</text:p>
          </table:table-cell>
          <table:table-cell table:formula="of:=[$'cz.csv'.E137]-[$'cz.csv'.E136]" office:value-type="float" office:value="0" calcext:value-type="float">
            <text:p>0</text:p>
          </table:table-cell>
          <table:table-cell/>
          <table:table-cell table:style-name="ce4" table:formula="of:=[.AA137]" office:value-type="date" office:date-value="2020-07-08" calcext:value-type="date">
            <text:p>08/07/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4" table:formula="of:=[$'cz.csv'.A138]" office:value-type="date" office:date-value="2020-07-09" calcext:value-type="date">
            <text:p>09/07/20</text:p>
          </table:table-cell>
          <table:table-cell table:formula="of:=[$'cz.csv'.I138]" office:value-type="float" office:value="0.961157378772897" calcext:value-type="float">
            <text:p>0.961157378772897</text:p>
          </table:table-cell>
          <table:table-cell table:formula="of:=EXP(-[.$A$2]*[$'cz.csv'.J138])" office:value-type="float" office:value="0.0843125918522933" calcext:value-type="float">
            <text:p>0.084312591852293</text:p>
          </table:table-cell>
          <table:table-cell table:formula="of:=1-[.$A$4]*[$'cz.csv'.J138]" office:value-type="float" office:value="-2.21222377467823" calcext:value-type="float">
            <text:p>-2.21222377467823</text:p>
          </table:table-cell>
          <table:table-cell/>
          <table:table-cell table:style-name="ce4" table:formula="of:=[.B138]" office:value-type="date" office:date-value="2020-07-09" calcext:value-type="date">
            <text:p>09/07/20</text:p>
          </table:table-cell>
          <table:table-cell table:formula="of:=[.C138]*[.D138]*[.$A$6]" office:value-type="float" office:value="0.0968375842597543" calcext:value-type="float">
            <text:p>0.096837584259754</text:p>
          </table:table-cell>
          <table:table-cell table:formula="of:=[.$A$8]*[.C138]*[.E138]" office:value-type="float" office:value="-1.97004440142401" calcext:value-type="float">
            <text:p>-1.97004440142401</text:p>
          </table:table-cell>
          <table:table-cell table:number-columns-repeated="11"/>
          <table:table-cell table:style-name="ce4" table:formula="of:=[$'cz.csv'.A138]" office:value-type="date" office:date-value="2020-07-09" calcext:value-type="date">
            <text:p>09/07/20</text:p>
          </table:table-cell>
          <table:table-cell table:formula="of:=[$'cz.csv'.B138]-[$'cz.csv'.B137]" office:value-type="float" office:value="36.0606060605996" calcext:value-type="float">
            <text:p>36.0606060605996</text:p>
          </table:table-cell>
          <table:table-cell/>
          <table:table-cell table:style-name="ce4" table:formula="of:=[.U138]" office:value-type="date" office:date-value="2020-07-09" calcext:value-type="date">
            <text:p>09/07/20</text:p>
          </table:table-cell>
          <table:table-cell table:formula="of:=[$'cz.csv'.C138]-[$'cz.csv'.C137]" office:value-type="float" office:value="68.9393939393904" calcext:value-type="float">
            <text:p>68.9393939393904</text:p>
          </table:table-cell>
          <table:table-cell/>
          <table:table-cell table:style-name="ce4" table:formula="of:=[.X138]" office:value-type="date" office:date-value="2020-07-09" calcext:value-type="date">
            <text:p>09/07/20</text:p>
          </table:table-cell>
          <table:table-cell table:formula="of:=[$'cz.csv'.E138]-[$'cz.csv'.E137]" office:value-type="float" office:value="1" calcext:value-type="float">
            <text:p>1</text:p>
          </table:table-cell>
          <table:table-cell/>
          <table:table-cell table:style-name="ce4" table:formula="of:=[.AA138]" office:value-type="date" office:date-value="2020-07-09" calcext:value-type="date">
            <text:p>09/07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4" table:formula="of:=[$'cz.csv'.A139]" office:value-type="date" office:date-value="2020-07-10" calcext:value-type="date">
            <text:p>10/07/20</text:p>
          </table:table-cell>
          <table:table-cell table:formula="of:=[$'cz.csv'.I139]" office:value-type="float" office:value="0.958591307502941" calcext:value-type="float">
            <text:p>0.958591307502941</text:p>
          </table:table-cell>
          <table:table-cell table:formula="of:=EXP(-[.$A$2]*[$'cz.csv'.J139])" office:value-type="float" office:value="0.0847889658304119" calcext:value-type="float">
            <text:p>0.084788965830412</text:p>
          </table:table-cell>
          <table:table-cell table:formula="of:=1-[.$A$4]*[$'cz.csv'.J139]" office:value-type="float" office:value="-2.20490608654474" calcext:value-type="float">
            <text:p>-2.20490608654474</text:p>
          </table:table-cell>
          <table:table-cell/>
          <table:table-cell table:style-name="ce4" table:formula="of:=[.B139]" office:value-type="date" office:date-value="2020-07-10" calcext:value-type="date">
            <text:p>10/07/20</text:p>
          </table:table-cell>
          <table:table-cell table:formula="of:=[.C139]*[.D139]*[.$A$6]" office:value-type="float" office:value="0.0971247305735816" calcext:value-type="float">
            <text:p>0.097124730573582</text:p>
          </table:table-cell>
          <table:table-cell table:formula="of:=[.$A$8]*[.C139]*[.E139]" office:value-type="float" office:value="-1.95828563256022" calcext:value-type="float">
            <text:p>-1.95828563256022</text:p>
          </table:table-cell>
          <table:table-cell table:number-columns-repeated="11"/>
          <table:table-cell table:style-name="ce4" table:formula="of:=[$'cz.csv'.A139]" office:value-type="date" office:date-value="2020-07-10" calcext:value-type="date">
            <text:p>10/07/20</text:p>
          </table:table-cell>
          <table:table-cell table:formula="of:=[$'cz.csv'.B139]-[$'cz.csv'.B138]" office:value-type="float" office:value="32.4395604395604" calcext:value-type="float">
            <text:p>32.4395604395604</text:p>
          </table:table-cell>
          <table:table-cell/>
          <table:table-cell table:style-name="ce4" table:formula="of:=[.U139]" office:value-type="date" office:date-value="2020-07-10" calcext:value-type="date">
            <text:p>10/07/20</text:p>
          </table:table-cell>
          <table:table-cell table:formula="of:=[$'cz.csv'.C139]-[$'cz.csv'.C138]" office:value-type="float" office:value="49.5604395604405" calcext:value-type="float">
            <text:p>49.5604395604405</text:p>
          </table:table-cell>
          <table:table-cell/>
          <table:table-cell table:style-name="ce4" table:formula="of:=[.X139]" office:value-type="date" office:date-value="2020-07-10" calcext:value-type="date">
            <text:p>10/07/20</text:p>
          </table:table-cell>
          <table:table-cell table:formula="of:=[$'cz.csv'.E139]-[$'cz.csv'.E138]" office:value-type="float" office:value="0" calcext:value-type="float">
            <text:p>0</text:p>
          </table:table-cell>
          <table:table-cell/>
          <table:table-cell table:style-name="ce4" table:formula="of:=[.AA139]" office:value-type="date" office:date-value="2020-07-10" calcext:value-type="date">
            <text:p>10/07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4" table:formula="of:=[$'cz.csv'.A140]" office:value-type="date" office:date-value="2020-07-11" calcext:value-type="date">
            <text:p>11/07/20</text:p>
          </table:table-cell>
          <table:table-cell table:formula="of:=[$'cz.csv'.I140]" office:value-type="float" office:value="0.956025236232985" calcext:value-type="float">
            <text:p>0.956025236232985</text:p>
          </table:table-cell>
          <table:table-cell table:formula="of:=EXP(-[.$A$2]*[$'cz.csv'.J140])" office:value-type="float" office:value="0.0852680313657704" calcext:value-type="float">
            <text:p>0.08526803136577</text:p>
          </table:table-cell>
          <table:table-cell table:formula="of:=1-[.$A$4]*[$'cz.csv'.J140]" office:value-type="float" office:value="-2.19758839841125" calcext:value-type="float">
            <text:p>-2.19758839841125</text:p>
          </table:table-cell>
          <table:table-cell/>
          <table:table-cell table:style-name="ce4" table:formula="of:=[.B140]" office:value-type="date" office:date-value="2020-07-11" calcext:value-type="date">
            <text:p>11/07/20</text:p>
          </table:table-cell>
          <table:table-cell table:formula="of:=[.C140]*[.D140]*[.$A$6]" office:value-type="float" office:value="0.0974120302946559" calcext:value-type="float">
            <text:p>0.097412030294656</text:p>
          </table:table-cell>
          <table:table-cell table:formula="of:=[.$A$8]*[.C140]*[.E140]" office:value-type="float" office:value="-1.94656165935505" calcext:value-type="float">
            <text:p>-1.94656165935505</text:p>
          </table:table-cell>
          <table:table-cell table:number-columns-repeated="11"/>
          <table:table-cell table:style-name="ce4" table:formula="of:=[$'cz.csv'.A140]" office:value-type="date" office:date-value="2020-07-11" calcext:value-type="date">
            <text:p>11/07/20</text:p>
          </table:table-cell>
          <table:table-cell table:formula="of:=[$'cz.csv'.B140]-[$'cz.csv'.B139]" office:value-type="float" office:value="29.8571428571495" calcext:value-type="float">
            <text:p>29.8571428571495</text:p>
          </table:table-cell>
          <table:table-cell/>
          <table:table-cell table:style-name="ce4" table:formula="of:=[.U140]" office:value-type="date" office:date-value="2020-07-11" calcext:value-type="date">
            <text:p>11/07/20</text:p>
          </table:table-cell>
          <table:table-cell table:formula="of:=[$'cz.csv'.C140]-[$'cz.csv'.C139]" office:value-type="float" office:value="84.1428571428587" calcext:value-type="float">
            <text:p>84.1428571428587</text:p>
          </table:table-cell>
          <table:table-cell/>
          <table:table-cell table:style-name="ce4" table:formula="of:=[.X140]" office:value-type="date" office:date-value="2020-07-11" calcext:value-type="date">
            <text:p>11/07/20</text:p>
          </table:table-cell>
          <table:table-cell table:formula="of:=[$'cz.csv'.E140]-[$'cz.csv'.E139]" office:value-type="float" office:value="0" calcext:value-type="float">
            <text:p>0</text:p>
          </table:table-cell>
          <table:table-cell/>
          <table:table-cell table:style-name="ce4" table:formula="of:=[.AA140]" office:value-type="date" office:date-value="2020-07-11" calcext:value-type="date">
            <text:p>11/07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[$'cz.csv'.A141]" office:value-type="date" office:date-value="2020-07-12" calcext:value-type="date">
            <text:p>12/07/20</text:p>
          </table:table-cell>
          <table:table-cell table:formula="of:=[$'cz.csv'.I141]" office:value-type="float" office:value="0.953459164963029" calcext:value-type="float">
            <text:p>0.953459164963029</text:p>
          </table:table-cell>
          <table:table-cell table:formula="of:=EXP(-[.$A$2]*[$'cz.csv'.J141])" office:value-type="float" office:value="0.0857498036659176" calcext:value-type="float">
            <text:p>0.085749803665918</text:p>
          </table:table-cell>
          <table:table-cell table:formula="of:=1-[.$A$4]*[$'cz.csv'.J141]" office:value-type="float" office:value="-2.19027071027776" calcext:value-type="float">
            <text:p>-2.19027071027776</text:p>
          </table:table-cell>
          <table:table-cell/>
          <table:table-cell table:style-name="ce4" table:formula="of:=[.B141]" office:value-type="date" office:date-value="2020-07-12" calcext:value-type="date">
            <text:p>12/07/20</text:p>
          </table:table-cell>
          <table:table-cell table:formula="of:=[.C141]*[.D141]*[.$A$6]" office:value-type="float" office:value="0.0976994759897781" calcext:value-type="float">
            <text:p>0.097699475989778</text:p>
          </table:table-cell>
          <table:table-cell table:formula="of:=[.$A$8]*[.C141]*[.E141]" office:value-type="float" office:value="-1.93487248180852" calcext:value-type="float">
            <text:p>-1.93487248180852</text:p>
          </table:table-cell>
          <table:table-cell table:number-columns-repeated="11"/>
          <table:table-cell table:style-name="ce4" table:formula="of:=[$'cz.csv'.A141]" office:value-type="date" office:date-value="2020-07-12" calcext:value-type="date">
            <text:p>12/07/20</text:p>
          </table:table-cell>
          <table:table-cell table:formula="of:=[$'cz.csv'.B141]-[$'cz.csv'.B140]" office:value-type="float" office:value="21.9142857142797" calcext:value-type="float">
            <text:p>21.9142857142797</text:p>
          </table:table-cell>
          <table:table-cell/>
          <table:table-cell table:style-name="ce4" table:formula="of:=[.U141]" office:value-type="date" office:date-value="2020-07-12" calcext:value-type="date">
            <text:p>12/07/20</text:p>
          </table:table-cell>
          <table:table-cell table:formula="of:=[$'cz.csv'.C141]-[$'cz.csv'.C140]" office:value-type="float" office:value="37.0857142857112" calcext:value-type="float">
            <text:p>37.0857142857112</text:p>
          </table:table-cell>
          <table:table-cell/>
          <table:table-cell table:style-name="ce4" table:formula="of:=[.X141]" office:value-type="date" office:date-value="2020-07-12" calcext:value-type="date">
            <text:p>12/07/20</text:p>
          </table:table-cell>
          <table:table-cell table:formula="of:=[$'cz.csv'.E141]-[$'cz.csv'.E140]" office:value-type="float" office:value="0" calcext:value-type="float">
            <text:p>0</text:p>
          </table:table-cell>
          <table:table-cell/>
          <table:table-cell table:style-name="ce4" table:formula="of:=[.AA141]" office:value-type="date" office:date-value="2020-07-12" calcext:value-type="date">
            <text:p>12/07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formula="of:=[$'cz.csv'.A142]" office:value-type="date" office:date-value="2020-07-13" calcext:value-type="date">
            <text:p>13/07/20</text:p>
          </table:table-cell>
          <table:table-cell table:formula="of:=[$'cz.csv'.I142]" office:value-type="float" office:value="0.950893093693074" calcext:value-type="float">
            <text:p>0.950893093693074</text:p>
          </table:table-cell>
          <table:table-cell table:formula="of:=EXP(-[.$A$2]*[$'cz.csv'.J142])" office:value-type="float" office:value="0.0862342980243258" calcext:value-type="float">
            <text:p>0.086234298024326</text:p>
          </table:table-cell>
          <table:table-cell table:formula="of:=1-[.$A$4]*[$'cz.csv'.J142]" office:value-type="float" office:value="-2.18295302214427" calcext:value-type="float">
            <text:p>-2.18295302214427</text:p>
          </table:table-cell>
          <table:table-cell/>
          <table:table-cell table:style-name="ce4" table:formula="of:=[.B142]" office:value-type="date" office:date-value="2020-07-13" calcext:value-type="date">
            <text:p>13/07/20</text:p>
          </table:table-cell>
          <table:table-cell table:formula="of:=[.C142]*[.D142]*[.$A$6]" office:value-type="float" office:value="0.0979870601368551" calcext:value-type="float">
            <text:p>0.097987060136855</text:p>
          </table:table-cell>
          <table:table-cell table:formula="of:=[.$A$8]*[.C142]*[.E142]" office:value-type="float" office:value="-1.92321809992062" calcext:value-type="float">
            <text:p>-1.92321809992062</text:p>
          </table:table-cell>
          <table:table-cell table:number-columns-repeated="11"/>
          <table:table-cell table:style-name="ce4" table:formula="of:=[$'cz.csv'.A142]" office:value-type="date" office:date-value="2020-07-13" calcext:value-type="date">
            <text:p>13/07/20</text:p>
          </table:table-cell>
          <table:table-cell table:formula="of:=[$'cz.csv'.B142]-[$'cz.csv'.B141]" office:value-type="float" office:value="19.0877192982507" calcext:value-type="float">
            <text:p>19.0877192982507</text:p>
          </table:table-cell>
          <table:table-cell/>
          <table:table-cell table:style-name="ce4" table:formula="of:=[.U142]" office:value-type="date" office:date-value="2020-07-13" calcext:value-type="date">
            <text:p>13/07/20</text:p>
          </table:table-cell>
          <table:table-cell table:formula="of:=[$'cz.csv'.C142]-[$'cz.csv'.C141]" office:value-type="float" office:value="44.9122807017593" calcext:value-type="float">
            <text:p>44.9122807017593</text:p>
          </table:table-cell>
          <table:table-cell/>
          <table:table-cell table:style-name="ce4" table:formula="of:=[.X142]" office:value-type="date" office:date-value="2020-07-13" calcext:value-type="date">
            <text:p>13/07/20</text:p>
          </table:table-cell>
          <table:table-cell table:formula="of:=[$'cz.csv'.E142]-[$'cz.csv'.E141]" office:value-type="float" office:value="1" calcext:value-type="float">
            <text:p>1</text:p>
          </table:table-cell>
          <table:table-cell/>
          <table:table-cell table:style-name="ce4" table:formula="of:=[.AA142]" office:value-type="date" office:date-value="2020-07-13" calcext:value-type="date">
            <text:p>13/07/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4" table:formula="of:=[$'cz.csv'.A143]" office:value-type="date" office:date-value="2020-07-14" calcext:value-type="date">
            <text:p>14/07/20</text:p>
          </table:table-cell>
          <table:table-cell table:formula="of:=[$'cz.csv'.I143]" office:value-type="float" office:value="0.948327022423118" calcext:value-type="float">
            <text:p>0.948327022423118</text:p>
          </table:table-cell>
          <table:table-cell table:formula="of:=EXP(-[.$A$2]*[$'cz.csv'.J143])" office:value-type="float" office:value="0.0867215298208773" calcext:value-type="float">
            <text:p>0.086721529820877</text:p>
          </table:table-cell>
          <table:table-cell table:formula="of:=1-[.$A$4]*[$'cz.csv'.J143]" office:value-type="float" office:value="-2.17563533401078" calcext:value-type="float">
            <text:p>-2.17563533401078</text:p>
          </table:table-cell>
          <table:table-cell/>
          <table:table-cell table:style-name="ce4" table:formula="of:=[.B143]" office:value-type="date" office:date-value="2020-07-14" calcext:value-type="date">
            <text:p>14/07/20</text:p>
          </table:table-cell>
          <table:table-cell table:formula="of:=[.C143]*[.D143]*[.$A$6]" office:value-type="float" office:value="0.0982747751241325" calcext:value-type="float">
            <text:p>0.098274775124133</text:p>
          </table:table-cell>
          <table:table-cell table:formula="of:=[.$A$8]*[.C143]*[.E143]" office:value-type="float" office:value="-1.91159851369134" calcext:value-type="float">
            <text:p>-1.91159851369134</text:p>
          </table:table-cell>
          <table:table-cell table:number-columns-repeated="11"/>
          <table:table-cell table:style-name="ce4" table:formula="of:=[$'cz.csv'.A143]" office:value-type="date" office:date-value="2020-07-14" calcext:value-type="date">
            <text:p>14/07/20</text:p>
          </table:table-cell>
          <table:table-cell table:formula="of:=[$'cz.csv'.B143]-[$'cz.csv'.B142]" office:value-type="float" office:value="43.6440677966093" calcext:value-type="float">
            <text:p>43.6440677966093</text:p>
          </table:table-cell>
          <table:table-cell/>
          <table:table-cell table:style-name="ce4" table:formula="of:=[.U143]" office:value-type="date" office:date-value="2020-07-14" calcext:value-type="date">
            <text:p>14/07/20</text:p>
          </table:table-cell>
          <table:table-cell table:formula="of:=[$'cz.csv'.C143]-[$'cz.csv'.C142]" office:value-type="float" office:value="59.3559322033907" calcext:value-type="float">
            <text:p>59.3559322033907</text:p>
          </table:table-cell>
          <table:table-cell/>
          <table:table-cell table:style-name="ce4" table:formula="of:=[.X143]" office:value-type="date" office:date-value="2020-07-14" calcext:value-type="date">
            <text:p>14/07/20</text:p>
          </table:table-cell>
          <table:table-cell table:formula="of:=[$'cz.csv'.E143]-[$'cz.csv'.E142]" office:value-type="float" office:value="2" calcext:value-type="float">
            <text:p>2</text:p>
          </table:table-cell>
          <table:table-cell/>
          <table:table-cell table:style-name="ce4" table:formula="of:=[.AA143]" office:value-type="date" office:date-value="2020-07-14" calcext:value-type="date">
            <text:p>14/07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4" table:formula="of:=[$'cz.csv'.A144]" office:value-type="date" office:date-value="2020-07-15" calcext:value-type="date">
            <text:p>15/07/20</text:p>
          </table:table-cell>
          <table:table-cell table:formula="of:=[$'cz.csv'.I144]" office:value-type="float" office:value="0.945760951153162" calcext:value-type="float">
            <text:p>0.945760951153162</text:p>
          </table:table-cell>
          <table:table-cell table:formula="of:=EXP(-[.$A$2]*[$'cz.csv'.J144])" office:value-type="float" office:value="0.0872115145223518" calcext:value-type="float">
            <text:p>0.087211514522352</text:p>
          </table:table-cell>
          <table:table-cell table:formula="of:=1-[.$A$4]*[$'cz.csv'.J144]" office:value-type="float" office:value="-2.16831764587729" calcext:value-type="float">
            <text:p>-2.16831764587729</text:p>
          </table:table-cell>
          <table:table-cell/>
          <table:table-cell table:style-name="ce4" table:formula="of:=[.B144]" office:value-type="date" office:date-value="2020-07-15" calcext:value-type="date">
            <text:p>15/07/20</text:p>
          </table:table-cell>
          <table:table-cell table:formula="of:=[.C144]*[.D144]*[.$A$6]" office:value-type="float" office:value="0.0985626132494221" calcext:value-type="float">
            <text:p>0.098562613249422</text:p>
          </table:table-cell>
          <table:table-cell table:formula="of:=[.$A$8]*[.C144]*[.E144]" office:value-type="float" office:value="-1.9000137231207" calcext:value-type="float">
            <text:p>-1.9000137231207</text:p>
          </table:table-cell>
          <table:table-cell table:number-columns-repeated="11"/>
          <table:table-cell table:style-name="ce4" table:formula="of:=[$'cz.csv'.A144]" office:value-type="date" office:date-value="2020-07-15" calcext:value-type="date">
            <text:p>15/07/20</text:p>
          </table:table-cell>
          <table:table-cell table:formula="of:=[$'cz.csv'.B144]-[$'cz.csv'.B143]" office:value-type="float" office:value="52.7213114754104" calcext:value-type="float">
            <text:p>52.7213114754104</text:p>
          </table:table-cell>
          <table:table-cell/>
          <table:table-cell table:style-name="ce4" table:formula="of:=[.U144]" office:value-type="date" office:date-value="2020-07-15" calcext:value-type="date">
            <text:p>15/07/20</text:p>
          </table:table-cell>
          <table:table-cell table:formula="of:=[$'cz.csv'.C144]-[$'cz.csv'.C143]" office:value-type="float" office:value="81.2786885245896" calcext:value-type="float">
            <text:p>81.2786885245896</text:p>
          </table:table-cell>
          <table:table-cell/>
          <table:table-cell table:style-name="ce4" table:formula="of:=[.X144]" office:value-type="date" office:date-value="2020-07-15" calcext:value-type="date">
            <text:p>15/07/20</text:p>
          </table:table-cell>
          <table:table-cell table:formula="of:=[$'cz.csv'.E144]-[$'cz.csv'.E143]" office:value-type="float" office:value="0" calcext:value-type="float">
            <text:p>0</text:p>
          </table:table-cell>
          <table:table-cell/>
          <table:table-cell table:style-name="ce4" table:formula="of:=[.AA144]" office:value-type="date" office:date-value="2020-07-15" calcext:value-type="date">
            <text:p>15/07/2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4" table:formula="of:=[$'cz.csv'.A145]" office:value-type="date" office:date-value="2020-07-16" calcext:value-type="date">
            <text:p>16/07/20</text:p>
          </table:table-cell>
          <table:table-cell table:formula="of:=[$'cz.csv'.I145]" office:value-type="float" office:value="0.943194879883206" calcext:value-type="float">
            <text:p>0.943194879883206</text:p>
          </table:table-cell>
          <table:table-cell table:formula="of:=EXP(-[.$A$2]*[$'cz.csv'.J145])" office:value-type="float" office:value="0.0877042676829181" calcext:value-type="float">
            <text:p>0.087704267682918</text:p>
          </table:table-cell>
          <table:table-cell table:formula="of:=1-[.$A$4]*[$'cz.csv'.J145]" office:value-type="float" office:value="-2.1609999577438" calcext:value-type="float">
            <text:p>-2.1609999577438</text:p>
          </table:table-cell>
          <table:table-cell/>
          <table:table-cell table:style-name="ce4" table:formula="of:=[.B145]" office:value-type="date" office:date-value="2020-07-16" calcext:value-type="date">
            <text:p>16/07/20</text:p>
          </table:table-cell>
          <table:table-cell table:formula="of:=[.C145]*[.D145]*[.$A$6]" office:value-type="float" office:value="0.0988505667193226" calcext:value-type="float">
            <text:p>0.098850566719323</text:p>
          </table:table-cell>
          <table:table-cell table:formula="of:=[.$A$8]*[.C145]*[.E145]" office:value-type="float" office:value="-1.88846372820869" calcext:value-type="float">
            <text:p>-1.88846372820869</text:p>
          </table:table-cell>
          <table:table-cell table:number-columns-repeated="11"/>
          <table:table-cell table:style-name="ce4" table:formula="of:=[$'cz.csv'.A145]" office:value-type="date" office:date-value="2020-07-16" calcext:value-type="date">
            <text:p>16/07/20</text:p>
          </table:table-cell>
          <table:table-cell table:formula="of:=[$'cz.csv'.B145]-[$'cz.csv'.B144]" office:value-type="float" office:value="40.5519999999997" calcext:value-type="float">
            <text:p>40.5519999999997</text:p>
          </table:table-cell>
          <table:table-cell/>
          <table:table-cell table:style-name="ce4" table:formula="of:=[.U145]" office:value-type="date" office:date-value="2020-07-16" calcext:value-type="date">
            <text:p>16/07/20</text:p>
          </table:table-cell>
          <table:table-cell table:formula="of:=[$'cz.csv'.C145]-[$'cz.csv'.C144]" office:value-type="float" office:value="96.4480000000003" calcext:value-type="float">
            <text:p>96.4480000000003</text:p>
          </table:table-cell>
          <table:table-cell/>
          <table:table-cell table:style-name="ce4" table:formula="of:=[.X145]" office:value-type="date" office:date-value="2020-07-16" calcext:value-type="date">
            <text:p>16/07/20</text:p>
          </table:table-cell>
          <table:table-cell table:formula="of:=[$'cz.csv'.E145]-[$'cz.csv'.E144]" office:value-type="float" office:value="0" calcext:value-type="float">
            <text:p>0</text:p>
          </table:table-cell>
          <table:table-cell/>
          <table:table-cell table:style-name="ce4" table:formula="of:=[.AA145]" office:value-type="date" office:date-value="2020-07-16" calcext:value-type="date">
            <text:p>16/07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4" table:formula="of:=[$'cz.csv'.A146]" office:value-type="date" office:date-value="2020-07-17" calcext:value-type="date">
            <text:p>17/07/20</text:p>
          </table:table-cell>
          <table:table-cell table:formula="of:=[$'cz.csv'.I146]" office:value-type="float" office:value="0.940628808613251" calcext:value-type="float">
            <text:p>0.940628808613251</text:p>
          </table:table-cell>
          <table:table-cell table:formula="of:=EXP(-[.$A$2]*[$'cz.csv'.J146])" office:value-type="float" office:value="0.0881998049446272" calcext:value-type="float">
            <text:p>0.088199804944627</text:p>
          </table:table-cell>
          <table:table-cell table:formula="of:=1-[.$A$4]*[$'cz.csv'.J146]" office:value-type="float" office:value="-2.15368226961031" calcext:value-type="float">
            <text:p>-2.15368226961031</text:p>
          </table:table-cell>
          <table:table-cell/>
          <table:table-cell table:style-name="ce4" table:formula="of:=[.B146]" office:value-type="date" office:date-value="2020-07-17" calcext:value-type="date">
            <text:p>17/07/20</text:p>
          </table:table-cell>
          <table:table-cell table:formula="of:=[.C146]*[.D146]*[.$A$6]" office:value-type="float" office:value="0.0991386276484347" calcext:value-type="float">
            <text:p>0.099138627648435</text:p>
          </table:table-cell>
          <table:table-cell table:formula="of:=[.$A$8]*[.C146]*[.E146]" office:value-type="float" office:value="-1.87694852895531" calcext:value-type="float">
            <text:p>-1.87694852895531</text:p>
          </table:table-cell>
          <table:table-cell table:number-columns-repeated="11"/>
          <table:table-cell table:style-name="ce4" table:formula="of:=[$'cz.csv'.A146]" office:value-type="date" office:date-value="2020-07-17" calcext:value-type="date">
            <text:p>17/07/20</text:p>
          </table:table-cell>
          <table:table-cell table:formula="of:=[$'cz.csv'.B146]-[$'cz.csv'.B145]" office:value-type="float" office:value="66.42335766423" calcext:value-type="float">
            <text:p>66.42335766423</text:p>
          </table:table-cell>
          <table:table-cell/>
          <table:table-cell table:style-name="ce4" table:formula="of:=[.U146]" office:value-type="date" office:date-value="2020-07-17" calcext:value-type="date">
            <text:p>17/07/20</text:p>
          </table:table-cell>
          <table:table-cell table:formula="of:=[$'cz.csv'.C146]-[$'cz.csv'.C145]" office:value-type="float" office:value="63.57664233576" calcext:value-type="float">
            <text:p>63.57664233576</text:p>
          </table:table-cell>
          <table:table-cell/>
          <table:table-cell table:style-name="ce4" table:formula="of:=[.X146]" office:value-type="date" office:date-value="2020-07-17" calcext:value-type="date">
            <text:p>17/07/20</text:p>
          </table:table-cell>
          <table:table-cell table:formula="of:=[$'cz.csv'.E146]-[$'cz.csv'.E145]" office:value-type="float" office:value="3" calcext:value-type="float">
            <text:p>3</text:p>
          </table:table-cell>
          <table:table-cell/>
          <table:table-cell table:style-name="ce4" table:formula="of:=[.AA146]" office:value-type="date" office:date-value="2020-07-17" calcext:value-type="date">
            <text:p>17/07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table:style-name="ce4" table:formula="of:=[$'cz.csv'.A147]" office:value-type="date" office:date-value="2020-07-18" calcext:value-type="date">
            <text:p>18/07/20</text:p>
          </table:table-cell>
          <table:table-cell table:formula="of:=[$'cz.csv'.I147]" office:value-type="float" office:value="0.938062737343295" calcext:value-type="float">
            <text:p>0.938062737343295</text:p>
          </table:table-cell>
          <table:table-cell table:formula="of:=EXP(-[.$A$2]*[$'cz.csv'.J147])" office:value-type="float" office:value="0.08869809638685" calcext:value-type="float">
            <text:p>0.08869809638685</text:p>
          </table:table-cell>
          <table:table-cell table:formula="of:=1-[.$A$4]*[$'cz.csv'.J147]" office:value-type="float" office:value="-2.14636524994199" calcext:value-type="float">
            <text:p>-2.14636524994199</text:p>
          </table:table-cell>
          <table:table-cell/>
          <table:table-cell table:style-name="ce4" table:formula="of:=[.B147]" office:value-type="date" office:date-value="2020-07-18" calcext:value-type="date">
            <text:p>18/07/20</text:p>
          </table:table-cell>
          <table:table-cell table:formula="of:=[.C147]*[.D147]*[.$A$6]" office:value-type="float" office:value="0.0994267368857038" calcext:value-type="float">
            <text:p>0.099426736885704</text:p>
          </table:table-cell>
          <table:table-cell table:formula="of:=[.$A$8]*[.C147]*[.E147]" office:value-type="float" office:value="-1.86546870634315" calcext:value-type="float">
            <text:p>-1.86546870634315</text:p>
          </table:table-cell>
          <table:table-cell table:number-columns-repeated="11"/>
          <table:table-cell table:style-name="ce4" table:formula="of:=[$'cz.csv'.A147]" office:value-type="date" office:date-value="2020-07-18" calcext:value-type="date">
            <text:p>18/07/20</text:p>
          </table:table-cell>
          <table:table-cell table:formula="of:=[$'cz.csv'.B147]-[$'cz.csv'.B146]" office:value-type="float" office:value="56.5" calcext:value-type="float">
            <text:p>56.5</text:p>
          </table:table-cell>
          <table:table-cell/>
          <table:table-cell table:style-name="ce4" table:formula="of:=[.U147]" office:value-type="date" office:date-value="2020-07-18" calcext:value-type="date">
            <text:p>18/07/20</text:p>
          </table:table-cell>
          <table:table-cell table:formula="of:=[$'cz.csv'.C147]-[$'cz.csv'.C146]" office:value-type="float" office:value="56.5" calcext:value-type="float">
            <text:p>56.5</text:p>
          </table:table-cell>
          <table:table-cell/>
          <table:table-cell table:style-name="ce4" table:formula="of:=[.X147]" office:value-type="date" office:date-value="2020-07-18" calcext:value-type="date">
            <text:p>18/07/20</text:p>
          </table:table-cell>
          <table:table-cell table:formula="of:=[$'cz.csv'.E147]-[$'cz.csv'.E146]" office:value-type="float" office:value="0" calcext:value-type="float">
            <text:p>0</text:p>
          </table:table-cell>
          <table:table-cell/>
          <table:table-cell table:style-name="ce4" table:formula="of:=[.AA147]" office:value-type="date" office:date-value="2020-07-18" calcext:value-type="date">
            <text:p>18/07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4" table:formula="of:=[$'cz.csv'.A148]" office:value-type="date" office:date-value="2020-07-19" calcext:value-type="date">
            <text:p>19/07/20</text:p>
          </table:table-cell>
          <table:table-cell table:formula="of:=[$'cz.csv'.I148]" office:value-type="float" office:value="0.935496666073339" calcext:value-type="float">
            <text:p>0.935496666073339</text:p>
          </table:table-cell>
          <table:table-cell table:formula="of:=EXP(-[.$A$2]*[$'cz.csv'.J148])" office:value-type="float" office:value="0.0891992488730808" calcext:value-type="float">
            <text:p>0.089199248873081</text:p>
          </table:table-cell>
          <table:table-cell table:formula="of:=1-[.$A$4]*[$'cz.csv'.J148]" office:value-type="float" office:value="-2.1390475618085" calcext:value-type="float">
            <text:p>-2.1390475618085</text:p>
          </table:table-cell>
          <table:table-cell/>
          <table:table-cell table:style-name="ce4" table:formula="of:=[.B148]" office:value-type="date" office:date-value="2020-07-19" calcext:value-type="date">
            <text:p>19/07/20</text:p>
          </table:table-cell>
          <table:table-cell table:formula="of:=[.C148]*[.D148]*[.$A$6]" office:value-type="float" office:value="0.0997149885567326" calcext:value-type="float">
            <text:p>0.099714988556733</text:p>
          </table:table-cell>
          <table:table-cell table:formula="of:=[.$A$8]*[.C148]*[.E148]" office:value-type="float" office:value="-1.85402309681775" calcext:value-type="float">
            <text:p>-1.85402309681775</text:p>
          </table:table-cell>
          <table:table-cell table:number-columns-repeated="11"/>
          <table:table-cell table:style-name="ce4" table:formula="of:=[$'cz.csv'.A148]" office:value-type="date" office:date-value="2020-07-19" calcext:value-type="date">
            <text:p>19/07/20</text:p>
          </table:table-cell>
          <table:table-cell table:formula="of:=[$'cz.csv'.B148]-[$'cz.csv'.B147]" office:value-type="float" office:value="37.5" calcext:value-type="float">
            <text:p>37.5</text:p>
          </table:table-cell>
          <table:table-cell/>
          <table:table-cell table:style-name="ce4" table:formula="of:=[.U148]" office:value-type="date" office:date-value="2020-07-19" calcext:value-type="date">
            <text:p>19/07/20</text:p>
          </table:table-cell>
          <table:table-cell table:formula="of:=[$'cz.csv'.C148]-[$'cz.csv'.C147]" office:value-type="float" office:value="52.5" calcext:value-type="float">
            <text:p>52.5</text:p>
          </table:table-cell>
          <table:table-cell/>
          <table:table-cell table:style-name="ce4" table:formula="of:=[.X148]" office:value-type="date" office:date-value="2020-07-19" calcext:value-type="date">
            <text:p>19/07/20</text:p>
          </table:table-cell>
          <table:table-cell table:formula="of:=[$'cz.csv'.E148]-[$'cz.csv'.E147]" office:value-type="float" office:value="1" calcext:value-type="float">
            <text:p>1</text:p>
          </table:table-cell>
          <table:table-cell/>
          <table:table-cell table:style-name="ce4" table:formula="of:=[.AA148]" office:value-type="date" office:date-value="2020-07-19" calcext:value-type="date">
            <text:p>19/07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4" table:formula="of:=[$'cz.csv'.A149]" office:value-type="date" office:date-value="2020-07-20" calcext:value-type="date">
            <text:p>20/07/20</text:p>
          </table:table-cell>
          <table:table-cell table:formula="of:=[$'cz.csv'.I149]" office:value-type="float" office:value="0.932930594803383" calcext:value-type="float">
            <text:p>0.932930594803383</text:p>
          </table:table-cell>
          <table:table-cell table:formula="of:=EXP(-[.$A$2]*[$'cz.csv'.J149])" office:value-type="float" office:value="0.0897032329174249" calcext:value-type="float">
            <text:p>0.089703232917425</text:p>
          </table:table-cell>
          <table:table-cell table:formula="of:=1-[.$A$4]*[$'cz.csv'.J149]" office:value-type="float" office:value="-2.13172987367501" calcext:value-type="float">
            <text:p>-2.13172987367501</text:p>
          </table:table-cell>
          <table:table-cell/>
          <table:table-cell table:style-name="ce4" table:formula="of:=[.B149]" office:value-type="date" office:date-value="2020-07-20" calcext:value-type="date">
            <text:p>20/07/20</text:p>
          </table:table-cell>
          <table:table-cell table:formula="of:=[.C149]*[.D149]*[.$A$6]" office:value-type="float" office:value="0.100003323470807" calcext:value-type="float">
            <text:p>0.100003323470807</text:p>
          </table:table-cell>
          <table:table-cell table:formula="of:=[.$A$8]*[.C149]*[.E149]" office:value-type="float" office:value="-1.84261228295098" calcext:value-type="float">
            <text:p>-1.84261228295098</text:p>
          </table:table-cell>
          <table:table-cell table:number-columns-repeated="11"/>
          <table:table-cell table:style-name="ce4" table:formula="of:=[$'cz.csv'.A149]" office:value-type="date" office:date-value="2020-07-20" calcext:value-type="date">
            <text:p>20/07/20</text:p>
          </table:table-cell>
          <table:table-cell table:formula="of:=[$'cz.csv'.B149]-[$'cz.csv'.B148]" office:value-type="float" office:value="67.2969924812005" calcext:value-type="float">
            <text:p>67.2969924812005</text:p>
          </table:table-cell>
          <table:table-cell/>
          <table:table-cell table:style-name="ce4" table:formula="of:=[.U149]" office:value-type="date" office:date-value="2020-07-20" calcext:value-type="date">
            <text:p>20/07/20</text:p>
          </table:table-cell>
          <table:table-cell table:formula="of:=[$'cz.csv'.C149]-[$'cz.csv'.C148]" office:value-type="float" office:value="85.7030075187995" calcext:value-type="float">
            <text:p>85.7030075187995</text:p>
          </table:table-cell>
          <table:table-cell/>
          <table:table-cell table:style-name="ce4" table:formula="of:=[.X149]" office:value-type="date" office:date-value="2020-07-20" calcext:value-type="date">
            <text:p>20/07/20</text:p>
          </table:table-cell>
          <table:table-cell table:formula="of:=[$'cz.csv'.E149]-[$'cz.csv'.E148]" office:value-type="float" office:value="0" calcext:value-type="float">
            <text:p>0</text:p>
          </table:table-cell>
          <table:table-cell/>
          <table:table-cell table:style-name="ce4" table:formula="of:=[.AA149]" office:value-type="date" office:date-value="2020-07-20" calcext:value-type="date">
            <text:p>20/07/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4" table:formula="of:=[$'cz.csv'.A150]" office:value-type="date" office:date-value="2020-07-21" calcext:value-type="date">
            <text:p>21/07/20</text:p>
          </table:table-cell>
          <table:table-cell table:formula="of:=[$'cz.csv'.I150]" office:value-type="float" office:value="0.930364523533427" calcext:value-type="float">
            <text:p>0.930364523533427</text:p>
          </table:table-cell>
          <table:table-cell table:formula="of:=EXP(-[.$A$2]*[$'cz.csv'.J150])" office:value-type="float" office:value="0.0902100645184487" calcext:value-type="float">
            <text:p>0.090210064518449</text:p>
          </table:table-cell>
          <table:table-cell table:formula="of:=1-[.$A$4]*[$'cz.csv'.J150]" office:value-type="float" office:value="-2.12441218554152" calcext:value-type="float">
            <text:p>-2.12441218554152</text:p>
          </table:table-cell>
          <table:table-cell/>
          <table:table-cell table:style-name="ce4" table:formula="of:=[.B150]" office:value-type="date" office:date-value="2020-07-21" calcext:value-type="date">
            <text:p>21/07/20</text:p>
          </table:table-cell>
          <table:table-cell table:formula="of:=[.C150]*[.D150]*[.$A$6]" office:value-type="float" office:value="0.100291733366573" calcext:value-type="float">
            <text:p>0.100291733366573</text:p>
          </table:table-cell>
          <table:table-cell table:formula="of:=[.$A$8]*[.C150]*[.E150]" office:value-type="float" office:value="-1.83123626474284" calcext:value-type="float">
            <text:p>-1.83123626474284</text:p>
          </table:table-cell>
          <table:table-cell table:number-columns-repeated="11"/>
          <table:table-cell table:style-name="ce4" table:formula="of:=[$'cz.csv'.A150]" office:value-type="date" office:date-value="2020-07-21" calcext:value-type="date">
            <text:p>21/07/20</text:p>
          </table:table-cell>
          <table:table-cell table:formula="of:=[$'cz.csv'.B150]-[$'cz.csv'.B149]" office:value-type="float" office:value="95.0227272727298" calcext:value-type="float">
            <text:p>95.0227272727298</text:p>
          </table:table-cell>
          <table:table-cell/>
          <table:table-cell table:style-name="ce4" table:formula="of:=[.U150]" office:value-type="date" office:date-value="2020-07-21" calcext:value-type="date">
            <text:p>21/07/20</text:p>
          </table:table-cell>
          <table:table-cell table:formula="of:=[$'cz.csv'.C150]-[$'cz.csv'.C149]" office:value-type="float" office:value="130.97727272727" calcext:value-type="float">
            <text:p>130.97727272727</text:p>
          </table:table-cell>
          <table:table-cell/>
          <table:table-cell table:style-name="ce4" table:formula="of:=[.X150]" office:value-type="date" office:date-value="2020-07-21" calcext:value-type="date">
            <text:p>21/07/20</text:p>
          </table:table-cell>
          <table:table-cell table:formula="of:=[$'cz.csv'.E150]-[$'cz.csv'.E149]" office:value-type="float" office:value="1" calcext:value-type="float">
            <text:p>1</text:p>
          </table:table-cell>
          <table:table-cell/>
          <table:table-cell table:style-name="ce4" table:formula="of:=[.AA150]" office:value-type="date" office:date-value="2020-07-21" calcext:value-type="date">
            <text:p>21/07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table:style-name="ce4" table:formula="of:=[$'cz.csv'.A151]" office:value-type="date" office:date-value="2020-07-22" calcext:value-type="date">
            <text:p>22/07/20</text:p>
          </table:table-cell>
          <table:table-cell table:formula="of:=[$'cz.csv'.I151]" office:value-type="float" office:value="0.927798452263472" calcext:value-type="float">
            <text:p>0.927798452263472</text:p>
          </table:table-cell>
          <table:table-cell table:formula="of:=EXP(-[.$A$2]*[$'cz.csv'.J151])" office:value-type="float" office:value="0.090719759765112" calcext:value-type="float">
            <text:p>0.090719759765112</text:p>
          </table:table-cell>
          <table:table-cell table:formula="of:=1-[.$A$4]*[$'cz.csv'.J151]" office:value-type="float" office:value="-2.11709449740803" calcext:value-type="float">
            <text:p>-2.11709449740803</text:p>
          </table:table-cell>
          <table:table-cell/>
          <table:table-cell table:style-name="ce4" table:formula="of:=[.B151]" office:value-type="date" office:date-value="2020-07-22" calcext:value-type="date">
            <text:p>22/07/20</text:p>
          </table:table-cell>
          <table:table-cell table:formula="of:=[.C151]*[.D151]*[.$A$6]" office:value-type="float" office:value="0.100580209886662" calcext:value-type="float">
            <text:p>0.100580209886662</text:p>
          </table:table-cell>
          <table:table-cell table:formula="of:=[.$A$8]*[.C151]*[.E151]" office:value-type="float" office:value="-1.81989504219334" calcext:value-type="float">
            <text:p>-1.81989504219334</text:p>
          </table:table-cell>
          <table:table-cell table:number-columns-repeated="11"/>
          <table:table-cell table:style-name="ce4" table:formula="of:=[$'cz.csv'.A151]" office:value-type="date" office:date-value="2020-07-22" calcext:value-type="date">
            <text:p>22/07/20</text:p>
          </table:table-cell>
          <table:table-cell table:formula="of:=[$'cz.csv'.B151]-[$'cz.csv'.B150]" office:value-type="float" office:value="106.22727272727" calcext:value-type="float">
            <text:p>106.22727272727</text:p>
          </table:table-cell>
          <table:table-cell/>
          <table:table-cell table:style-name="ce4" table:formula="of:=[.U151]" office:value-type="date" office:date-value="2020-07-22" calcext:value-type="date">
            <text:p>22/07/20</text:p>
          </table:table-cell>
          <table:table-cell table:formula="of:=[$'cz.csv'.C151]-[$'cz.csv'.C150]" office:value-type="float" office:value="139.77272727273" calcext:value-type="float">
            <text:p>139.77272727273</text:p>
          </table:table-cell>
          <table:table-cell/>
          <table:table-cell table:style-name="ce4" table:formula="of:=[.X151]" office:value-type="date" office:date-value="2020-07-22" calcext:value-type="date">
            <text:p>22/07/20</text:p>
          </table:table-cell>
          <table:table-cell table:formula="of:=[$'cz.csv'.E151]-[$'cz.csv'.E150]" office:value-type="float" office:value="4" calcext:value-type="float">
            <text:p>4</text:p>
          </table:table-cell>
          <table:table-cell/>
          <table:table-cell table:style-name="ce4" table:formula="of:=[.AA151]" office:value-type="date" office:date-value="2020-07-22" calcext:value-type="date">
            <text:p>22/07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4" table:formula="of:=[$'cz.csv'.A152]" office:value-type="date" office:date-value="2020-07-23" calcext:value-type="date">
            <text:p>23/07/20</text:p>
          </table:table-cell>
          <table:table-cell table:formula="of:=[$'cz.csv'.I152]" office:value-type="float" office:value="0.925232380993516" calcext:value-type="float">
            <text:p>0.925232380993516</text:p>
          </table:table-cell>
          <table:table-cell table:formula="of:=EXP(-[.$A$2]*[$'cz.csv'.J152])" office:value-type="float" office:value="0.0912323348372789" calcext:value-type="float">
            <text:p>0.091232334837279</text:p>
          </table:table-cell>
          <table:table-cell table:formula="of:=1-[.$A$4]*[$'cz.csv'.J152]" office:value-type="float" office:value="-2.10977680927454" calcext:value-type="float">
            <text:p>-2.10977680927454</text:p>
          </table:table-cell>
          <table:table-cell/>
          <table:table-cell table:style-name="ce4" table:formula="of:=[.B152]" office:value-type="date" office:date-value="2020-07-23" calcext:value-type="date">
            <text:p>23/07/20</text:p>
          </table:table-cell>
          <table:table-cell table:formula="of:=[.C152]*[.D152]*[.$A$6]" office:value-type="float" office:value="0.100868744576875" calcext:value-type="float">
            <text:p>0.100868744576875</text:p>
          </table:table-cell>
          <table:table-cell table:formula="of:=[.$A$8]*[.C152]*[.E152]" office:value-type="float" office:value="-1.80858861530246" calcext:value-type="float">
            <text:p>-1.80858861530246</text:p>
          </table:table-cell>
          <table:table-cell table:number-columns-repeated="11"/>
          <table:table-cell table:style-name="ce4" table:formula="of:=[$'cz.csv'.A152]" office:value-type="date" office:date-value="2020-07-23" calcext:value-type="date">
            <text:p>23/07/20</text:p>
          </table:table-cell>
          <table:table-cell table:formula="of:=[$'cz.csv'.B152]-[$'cz.csv'.B151]" office:value-type="float" office:value="120.38297872341" calcext:value-type="float">
            <text:p>120.38297872341</text:p>
          </table:table-cell>
          <table:table-cell/>
          <table:table-cell table:style-name="ce4" table:formula="of:=[.U152]" office:value-type="date" office:date-value="2020-07-23" calcext:value-type="date">
            <text:p>23/07/20</text:p>
          </table:table-cell>
          <table:table-cell table:formula="of:=[$'cz.csv'.C152]-[$'cz.csv'.C151]" office:value-type="float" office:value="109.617021276601" calcext:value-type="float">
            <text:p>109.617021276601</text:p>
          </table:table-cell>
          <table:table-cell/>
          <table:table-cell table:style-name="ce4" table:formula="of:=[.X152]" office:value-type="date" office:date-value="2020-07-23" calcext:value-type="date">
            <text:p>23/07/20</text:p>
          </table:table-cell>
          <table:table-cell table:formula="of:=[$'cz.csv'.E152]-[$'cz.csv'.E151]" office:value-type="float" office:value="1" calcext:value-type="float">
            <text:p>1</text:p>
          </table:table-cell>
          <table:table-cell/>
          <table:table-cell table:style-name="ce4" table:formula="of:=[.AA152]" office:value-type="date" office:date-value="2020-07-23" calcext:value-type="date">
            <text:p>23/07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4" table:formula="of:=[$'cz.csv'.A153]" office:value-type="date" office:date-value="2020-07-24" calcext:value-type="date">
            <text:p>24/07/20</text:p>
          </table:table-cell>
          <table:table-cell table:formula="of:=[$'cz.csv'.I153]" office:value-type="float" office:value="0.924043791461273" calcext:value-type="float">
            <text:p>0.924043791461273</text:p>
          </table:table-cell>
          <table:table-cell table:formula="of:=EXP(-[.$A$2]*[$'cz.csv'.J153])" office:value-type="float" office:value="0.0915792415938276" calcext:value-type="float">
            <text:p>0.091579241593828</text:p>
          </table:table-cell>
          <table:table-cell table:formula="of:=1-[.$A$4]*[$'cz.csv'.J153]" office:value-type="float" office:value="-2.10484754716653" calcext:value-type="float">
            <text:p>-2.10484754716653</text:p>
          </table:table-cell>
          <table:table-cell/>
          <table:table-cell table:style-name="ce4" table:formula="of:=[.B153]" office:value-type="date" office:date-value="2020-07-24" calcext:value-type="date">
            <text:p>24/07/20</text:p>
          </table:table-cell>
          <table:table-cell table:formula="of:=[.C153]*[.D153]*[.$A$6]" office:value-type="float" office:value="0.101122220700814" calcext:value-type="float">
            <text:p>0.101122220700814</text:p>
          </table:table-cell>
          <table:table-cell table:formula="of:=[.$A$8]*[.C153]*[.E153]" office:value-type="float" office:value="-1.80204509136836" calcext:value-type="float">
            <text:p>-1.80204509136836</text:p>
          </table:table-cell>
          <table:table-cell table:number-columns-repeated="11"/>
          <table:table-cell table:style-name="ce4" table:formula="of:=[$'cz.csv'.A153]" office:value-type="date" office:date-value="2020-07-24" calcext:value-type="date">
            <text:p>24/07/20</text:p>
          </table:table-cell>
          <table:table-cell table:formula="of:=[$'cz.csv'.B153]-[$'cz.csv'.B152]" office:value-type="float" office:value="133.64634146341" calcext:value-type="float">
            <text:p>133.64634146341</text:p>
          </table:table-cell>
          <table:table-cell/>
          <table:table-cell table:style-name="ce4" table:formula="of:=[.U153]" office:value-type="date" office:date-value="2020-07-24" calcext:value-type="date">
            <text:p>24/07/20</text:p>
          </table:table-cell>
          <table:table-cell table:formula="of:=[$'cz.csv'.C153]-[$'cz.csv'.C152]" office:value-type="float" office:value="147.35365853658" calcext:value-type="float">
            <text:p>147.35365853658</text:p>
          </table:table-cell>
          <table:table-cell/>
          <table:table-cell table:style-name="ce4" table:formula="of:=[.X153]" office:value-type="date" office:date-value="2020-07-24" calcext:value-type="date">
            <text:p>24/07/20</text:p>
          </table:table-cell>
          <table:table-cell table:formula="of:=[$'cz.csv'.E153]-[$'cz.csv'.E152]" office:value-type="float" office:value="4" calcext:value-type="float">
            <text:p>4</text:p>
          </table:table-cell>
          <table:table-cell/>
          <table:table-cell table:style-name="ce4" table:formula="of:=[.AA153]" office:value-type="date" office:date-value="2020-07-24" calcext:value-type="date">
            <text:p>24/07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4" table:formula="of:=[$'cz.csv'.A154]" office:value-type="date" office:date-value="2020-07-25" calcext:value-type="date">
            <text:p>25/07/20</text:p>
          </table:table-cell>
          <table:table-cell table:formula="of:=[$'cz.csv'.I154]" office:value-type="float" office:value="0.92285520192903" calcext:value-type="float">
            <text:p>0.92285520192903</text:p>
          </table:table-cell>
          <table:table-cell table:formula="of:=EXP(-[.$A$2]*[$'cz.csv'.J154])" office:value-type="float" office:value="0.0919274674473606" calcext:value-type="float">
            <text:p>0.091927467447361</text:p>
          </table:table-cell>
          <table:table-cell table:formula="of:=1-[.$A$4]*[$'cz.csv'.J154]" office:value-type="float" office:value="-2.09991828505853" calcext:value-type="float">
            <text:p>-2.09991828505853</text:p>
          </table:table-cell>
          <table:table-cell/>
          <table:table-cell table:style-name="ce4" table:formula="of:=[.B154]" office:value-type="date" office:date-value="2020-07-25" calcext:value-type="date">
            <text:p>25/07/20</text:p>
          </table:table-cell>
          <table:table-cell table:formula="of:=[.C154]*[.D154]*[.$A$6]" office:value-type="float" office:value="0.101376166060834" calcext:value-type="float">
            <text:p>0.101376166060834</text:p>
          </table:table-cell>
          <table:table-cell table:formula="of:=[.$A$8]*[.C154]*[.E154]" office:value-type="float" office:value="-1.79551242409492" calcext:value-type="float">
            <text:p>-1.79551242409492</text:p>
          </table:table-cell>
          <table:table-cell table:number-columns-repeated="11"/>
          <table:table-cell table:style-name="ce4" table:formula="of:=[$'cz.csv'.A154]" office:value-type="date" office:date-value="2020-07-25" calcext:value-type="date">
            <text:p>25/07/20</text:p>
          </table:table-cell>
          <table:table-cell table:formula="of:=[$'cz.csv'.B154]-[$'cz.csv'.B153]" office:value-type="float" office:value="49.125" calcext:value-type="float">
            <text:p>49.125</text:p>
          </table:table-cell>
          <table:table-cell/>
          <table:table-cell table:style-name="ce4" table:formula="of:=[.U154]" office:value-type="date" office:date-value="2020-07-25" calcext:value-type="date">
            <text:p>25/07/20</text:p>
          </table:table-cell>
          <table:table-cell table:formula="of:=[$'cz.csv'.C154]-[$'cz.csv'.C153]" office:value-type="float" office:value="81.8750000000091" calcext:value-type="float">
            <text:p>81.8750000000091</text:p>
          </table:table-cell>
          <table:table-cell/>
          <table:table-cell table:style-name="ce4" table:formula="of:=[.X154]" office:value-type="date" office:date-value="2020-07-25" calcext:value-type="date">
            <text:p>25/07/20</text:p>
          </table:table-cell>
          <table:table-cell table:formula="of:=[$'cz.csv'.E154]-[$'cz.csv'.E153]" office:value-type="float" office:value="0" calcext:value-type="float">
            <text:p>0</text:p>
          </table:table-cell>
          <table:table-cell/>
          <table:table-cell table:style-name="ce4" table:formula="of:=[.AA154]" office:value-type="date" office:date-value="2020-07-25" calcext:value-type="date">
            <text:p>25/07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4" table:formula="of:=[$'cz.csv'.A155]" office:value-type="date" office:date-value="2020-07-26" calcext:value-type="date">
            <text:p>26/07/20</text:p>
          </table:table-cell>
          <table:table-cell table:formula="of:=[$'cz.csv'.I155]" office:value-type="float" office:value="0.921666612396787" calcext:value-type="float">
            <text:p>0.921666612396787</text:p>
          </table:table-cell>
          <table:table-cell table:formula="of:=EXP(-[.$A$2]*[$'cz.csv'.J155])" office:value-type="float" office:value="0.0922770174136832" calcext:value-type="float">
            <text:p>0.092277017413683</text:p>
          </table:table-cell>
          <table:table-cell table:formula="of:=1-[.$A$4]*[$'cz.csv'.J155]" office:value-type="float" office:value="-2.09498902295052" calcext:value-type="float">
            <text:p>-2.09498902295052</text:p>
          </table:table-cell>
          <table:table-cell/>
          <table:table-cell table:style-name="ce4" table:formula="of:=[.B155]" office:value-type="date" office:date-value="2020-07-26" calcext:value-type="date">
            <text:p>26/07/20</text:p>
          </table:table-cell>
          <table:table-cell table:formula="of:=[.C155]*[.D155]*[.$A$6]" office:value-type="float" office:value="0.101630580560508" calcext:value-type="float">
            <text:p>0.101630580560508</text:p>
          </table:table-cell>
          <table:table-cell table:formula="of:=[.$A$8]*[.C155]*[.E155]" office:value-type="float" office:value="-1.78899061348214" calcext:value-type="float">
            <text:p>-1.78899061348214</text:p>
          </table:table-cell>
          <table:table-cell table:number-columns-repeated="11"/>
          <table:table-cell table:style-name="ce4" table:formula="of:=[$'cz.csv'.A155]" office:value-type="date" office:date-value="2020-07-26" calcext:value-type="date">
            <text:p>26/07/20</text:p>
          </table:table-cell>
          <table:table-cell table:formula="of:=[$'cz.csv'.B155]-[$'cz.csv'.B154]" office:value-type="float" office:value="52" calcext:value-type="float">
            <text:p>52</text:p>
          </table:table-cell>
          <table:table-cell/>
          <table:table-cell table:style-name="ce4" table:formula="of:=[.U155]" office:value-type="date" office:date-value="2020-07-26" calcext:value-type="date">
            <text:p>26/07/20</text:p>
          </table:table-cell>
          <table:table-cell table:formula="of:=[$'cz.csv'.C155]-[$'cz.csv'.C154]" office:value-type="float" office:value="60" calcext:value-type="float">
            <text:p>60</text:p>
          </table:table-cell>
          <table:table-cell/>
          <table:table-cell table:style-name="ce4" table:formula="of:=[.X155]" office:value-type="date" office:date-value="2020-07-26" calcext:value-type="date">
            <text:p>26/07/20</text:p>
          </table:table-cell>
          <table:table-cell table:formula="of:=[$'cz.csv'.E155]-[$'cz.csv'.E154]" office:value-type="float" office:value="2" calcext:value-type="float">
            <text:p>2</text:p>
          </table:table-cell>
          <table:table-cell/>
          <table:table-cell table:style-name="ce4" table:formula="of:=[.AA155]" office:value-type="date" office:date-value="2020-07-26" calcext:value-type="date">
            <text:p>26/07/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4" table:formula="of:=[$'cz.csv'.A156]" office:value-type="date" office:date-value="2020-07-27" calcext:value-type="date">
            <text:p>27/07/20</text:p>
          </table:table-cell>
          <table:table-cell table:formula="of:=[$'cz.csv'.I156]" office:value-type="float" office:value="0.920478022864545" calcext:value-type="float">
            <text:p>0.920478022864545</text:p>
          </table:table-cell>
          <table:table-cell table:formula="of:=EXP(-[.$A$2]*[$'cz.csv'.J156])" office:value-type="float" office:value="0.0926278965276736" calcext:value-type="float">
            <text:p>0.092627896527674</text:p>
          </table:table-cell>
          <table:table-cell table:formula="of:=1-[.$A$4]*[$'cz.csv'.J156]" office:value-type="float" office:value="-2.09005976084251" calcext:value-type="float">
            <text:p>-2.09005976084251</text:p>
          </table:table-cell>
          <table:table-cell/>
          <table:table-cell table:style-name="ce4" table:formula="of:=[.B156]" office:value-type="date" office:date-value="2020-07-27" calcext:value-type="date">
            <text:p>27/07/20</text:p>
          </table:table-cell>
          <table:table-cell table:formula="of:=[.C156]*[.D156]*[.$A$6]" office:value-type="float" office:value="0.101885464095892" calcext:value-type="float">
            <text:p>0.101885464095892</text:p>
          </table:table-cell>
          <table:table-cell table:formula="of:=[.$A$8]*[.C156]*[.E156]" office:value-type="float" office:value="-1.78247965953002" calcext:value-type="float">
            <text:p>-1.78247965953002</text:p>
          </table:table-cell>
          <table:table-cell table:number-columns-repeated="11"/>
          <table:table-cell table:style-name="ce4" table:formula="of:=[$'cz.csv'.A156]" office:value-type="date" office:date-value="2020-07-27" calcext:value-type="date">
            <text:p>27/07/20</text:p>
          </table:table-cell>
          <table:table-cell table:formula="of:=[$'cz.csv'.B156]-[$'cz.csv'.B155]" office:value-type="float" office:value="78.1592920353996" calcext:value-type="float">
            <text:p>78.1592920353996</text:p>
          </table:table-cell>
          <table:table-cell/>
          <table:table-cell table:style-name="ce4" table:formula="of:=[.U156]" office:value-type="date" office:date-value="2020-07-27" calcext:value-type="date">
            <text:p>27/07/20</text:p>
          </table:table-cell>
          <table:table-cell table:formula="of:=[$'cz.csv'.C156]-[$'cz.csv'.C155]" office:value-type="float" office:value="113.8407079646" calcext:value-type="float">
            <text:p>113.8407079646</text:p>
          </table:table-cell>
          <table:table-cell/>
          <table:table-cell table:style-name="ce4" table:formula="of:=[.X156]" office:value-type="date" office:date-value="2020-07-27" calcext:value-type="date">
            <text:p>27/07/20</text:p>
          </table:table-cell>
          <table:table-cell table:formula="of:=[$'cz.csv'.E156]-[$'cz.csv'.E155]" office:value-type="float" office:value="2" calcext:value-type="float">
            <text:p>2</text:p>
          </table:table-cell>
          <table:table-cell/>
          <table:table-cell table:style-name="ce4" table:formula="of:=[.AA156]" office:value-type="date" office:date-value="2020-07-27" calcext:value-type="date">
            <text:p>27/07/2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table:style-name="ce4" table:formula="of:=[$'cz.csv'.A157]" office:value-type="date" office:date-value="2020-07-28" calcext:value-type="date">
            <text:p>28/07/20</text:p>
          </table:table-cell>
          <table:table-cell table:formula="of:=[$'cz.csv'.I157]" office:value-type="float" office:value="0.919289433332302" calcext:value-type="float">
            <text:p>0.919289433332302</text:p>
          </table:table-cell>
          <table:table-cell table:formula="of:=EXP(-[.$A$2]*[$'cz.csv'.J157])" office:value-type="float" office:value="0.0929801098433545" calcext:value-type="float">
            <text:p>0.092980109843355</text:p>
          </table:table-cell>
          <table:table-cell table:formula="of:=1-[.$A$4]*[$'cz.csv'.J157]" office:value-type="float" office:value="-2.08513049873451" calcext:value-type="float">
            <text:p>-2.08513049873451</text:p>
          </table:table-cell>
          <table:table-cell/>
          <table:table-cell table:style-name="ce4" table:formula="of:=[.B157]" office:value-type="date" office:date-value="2020-07-28" calcext:value-type="date">
            <text:p>28/07/20</text:p>
          </table:table-cell>
          <table:table-cell table:formula="of:=[.C157]*[.D157]*[.$A$6]" office:value-type="float" office:value="0.102140816555467" calcext:value-type="float">
            <text:p>0.102140816555467</text:p>
          </table:table-cell>
          <table:table-cell table:formula="of:=[.$A$8]*[.C157]*[.E157]" office:value-type="float" office:value="-1.77597956223856" calcext:value-type="float">
            <text:p>-1.77597956223856</text:p>
          </table:table-cell>
          <table:table-cell table:number-columns-repeated="11"/>
          <table:table-cell table:style-name="ce4" table:formula="of:=[$'cz.csv'.A157]" office:value-type="date" office:date-value="2020-07-28" calcext:value-type="date">
            <text:p>28/07/20</text:p>
          </table:table-cell>
          <table:table-cell table:formula="of:=[$'cz.csv'.B157]-[$'cz.csv'.B156]" office:value-type="float" office:value="98.3305084745807" calcext:value-type="float">
            <text:p>98.3305084745807</text:p>
          </table:table-cell>
          <table:table-cell/>
          <table:table-cell table:style-name="ce4" table:formula="of:=[.U157]" office:value-type="date" office:date-value="2020-07-28" calcext:value-type="date">
            <text:p>28/07/20</text:p>
          </table:table-cell>
          <table:table-cell table:formula="of:=[$'cz.csv'.C157]-[$'cz.csv'.C156]" office:value-type="float" office:value="184.669491525399" calcext:value-type="float">
            <text:p>184.669491525399</text:p>
          </table:table-cell>
          <table:table-cell/>
          <table:table-cell table:style-name="ce4" table:formula="of:=[.X157]" office:value-type="date" office:date-value="2020-07-28" calcext:value-type="date">
            <text:p>28/07/20</text:p>
          </table:table-cell>
          <table:table-cell table:formula="of:=[$'cz.csv'.E157]-[$'cz.csv'.E156]" office:value-type="float" office:value="1" calcext:value-type="float">
            <text:p>1</text:p>
          </table:table-cell>
          <table:table-cell/>
          <table:table-cell table:style-name="ce4" table:formula="of:=[.AA157]" office:value-type="date" office:date-value="2020-07-28" calcext:value-type="date">
            <text:p>28/07/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4" table:formula="of:=[$'cz.csv'.A158]" office:value-type="date" office:date-value="2020-07-29" calcext:value-type="date">
            <text:p>29/07/20</text:p>
          </table:table-cell>
          <table:table-cell table:formula="of:=[$'cz.csv'.I158]" office:value-type="float" office:value="0.918100843800059" calcext:value-type="float">
            <text:p>0.918100843800059</text:p>
          </table:table-cell>
          <table:table-cell table:formula="of:=EXP(-[.$A$2]*[$'cz.csv'.J158])" office:value-type="float" office:value="0.093333710470855" calcext:value-type="float">
            <text:p>0.093333710470855</text:p>
          </table:table-cell>
          <table:table-cell table:formula="of:=1-[.$A$4]*[$'cz.csv'.J158]" office:value-type="float" office:value="-2.08020056816134" calcext:value-type="float">
            <text:p>-2.08020056816134</text:p>
          </table:table-cell>
          <table:table-cell/>
          <table:table-cell table:style-name="ce4" table:formula="of:=[.B158]" office:value-type="date" office:date-value="2020-07-29" calcext:value-type="date">
            <text:p>29/07/20</text:p>
          </table:table-cell>
          <table:table-cell table:formula="of:=[.C158]*[.D158]*[.$A$6]" office:value-type="float" office:value="0.102396690521497" calcext:value-type="float">
            <text:p>0.102396690521497</text:p>
          </table:table-cell>
          <table:table-cell table:formula="of:=[.$A$8]*[.C158]*[.E158]" office:value-type="float" office:value="-1.76948975298842" calcext:value-type="float">
            <text:p>-1.76948975298842</text:p>
          </table:table-cell>
          <table:table-cell table:number-columns-repeated="11"/>
          <table:table-cell table:style-name="ce4" table:formula="of:=[$'cz.csv'.A158]" office:value-type="date" office:date-value="2020-07-29" calcext:value-type="date">
            <text:p>29/07/20</text:p>
          </table:table-cell>
          <table:table-cell table:formula="of:=[$'cz.csv'.B158]-[$'cz.csv'.B157]" office:value-type="float" office:value="123.17786561265" calcext:value-type="float">
            <text:p>123.17786561265</text:p>
          </table:table-cell>
          <table:table-cell/>
          <table:table-cell table:style-name="ce4" table:formula="of:=[.U158]" office:value-type="date" office:date-value="2020-07-29" calcext:value-type="date">
            <text:p>29/07/20</text:p>
          </table:table-cell>
          <table:table-cell table:formula="of:=[$'cz.csv'.C158]-[$'cz.csv'.C157]" office:value-type="float" office:value="170.822134387401" calcext:value-type="float">
            <text:p>170.822134387401</text:p>
          </table:table-cell>
          <table:table-cell/>
          <table:table-cell table:style-name="ce4" table:formula="of:=[.X158]" office:value-type="date" office:date-value="2020-07-29" calcext:value-type="date">
            <text:p>29/07/20</text:p>
          </table:table-cell>
          <table:table-cell table:formula="of:=[$'cz.csv'.E158]-[$'cz.csv'.E157]" office:value-type="float" office:value="0" calcext:value-type="float">
            <text:p>0</text:p>
          </table:table-cell>
          <table:table-cell/>
          <table:table-cell table:style-name="ce4" table:formula="of:=[.AA158]" office:value-type="date" office:date-value="2020-07-29" calcext:value-type="date">
            <text:p>29/07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4" table:formula="of:=[$'cz.csv'.A159]" office:value-type="date" office:date-value="2020-07-30" calcext:value-type="date">
            <text:p>30/07/20</text:p>
          </table:table-cell>
          <table:table-cell table:formula="of:=[$'cz.csv'.I159]" office:value-type="float" office:value="0.916912254267816" calcext:value-type="float">
            <text:p>0.916912254267816</text:p>
          </table:table-cell>
          <table:table-cell table:formula="of:=EXP(-[.$A$2]*[$'cz.csv'.J159])" office:value-type="float" office:value="0.0936886076115876" calcext:value-type="float">
            <text:p>0.093688607611588</text:p>
          </table:table-cell>
          <table:table-cell table:formula="of:=1-[.$A$4]*[$'cz.csv'.J159]" office:value-type="float" office:value="-2.07527130605333" calcext:value-type="float">
            <text:p>-2.07527130605333</text:p>
          </table:table-cell>
          <table:table-cell/>
          <table:table-cell table:style-name="ce4" table:formula="of:=[.B159]" office:value-type="date" office:date-value="2020-07-30" calcext:value-type="date">
            <text:p>30/07/20</text:p>
          </table:table-cell>
          <table:table-cell table:formula="of:=[.C159]*[.D159]*[.$A$6]" office:value-type="float" office:value="0.102652980596231" calcext:value-type="float">
            <text:p>0.102652980596231</text:p>
          </table:table-cell>
          <table:table-cell table:formula="of:=[.$A$8]*[.C159]*[.E159]" office:value-type="float" office:value="-1.76301136975442" calcext:value-type="float">
            <text:p>-1.76301136975442</text:p>
          </table:table-cell>
          <table:table-cell table:number-columns-repeated="11"/>
          <table:table-cell table:style-name="ce4" table:formula="of:=[$'cz.csv'.A159]" office:value-type="date" office:date-value="2020-07-30" calcext:value-type="date">
            <text:p>30/07/20</text:p>
          </table:table-cell>
          <table:table-cell table:formula="of:=[$'cz.csv'.B159]-[$'cz.csv'.B158]" office:value-type="float" office:value="98.0386473429899" calcext:value-type="float">
            <text:p>98.0386473429899</text:p>
          </table:table-cell>
          <table:table-cell/>
          <table:table-cell table:style-name="ce4" table:formula="of:=[.U159]" office:value-type="date" office:date-value="2020-07-30" calcext:value-type="date">
            <text:p>30/07/20</text:p>
          </table:table-cell>
          <table:table-cell table:formula="of:=[$'cz.csv'.C159]-[$'cz.csv'.C158]" office:value-type="float" office:value="179.961352656999" calcext:value-type="float">
            <text:p>179.961352656999</text:p>
          </table:table-cell>
          <table:table-cell/>
          <table:table-cell table:style-name="ce4" table:formula="of:=[.X159]" office:value-type="date" office:date-value="2020-07-30" calcext:value-type="date">
            <text:p>30/07/20</text:p>
          </table:table-cell>
          <table:table-cell table:formula="of:=[$'cz.csv'.E159]-[$'cz.csv'.E158]" office:value-type="float" office:value="5" calcext:value-type="float">
            <text:p>5</text:p>
          </table:table-cell>
          <table:table-cell/>
          <table:table-cell table:style-name="ce4" table:formula="of:=[.AA159]" office:value-type="date" office:date-value="2020-07-30" calcext:value-type="date">
            <text:p>30/07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table:style-name="ce4" table:formula="of:=[$'cz.csv'.A160]" office:value-type="date" office:date-value="2020-07-31" calcext:value-type="date">
            <text:p>31/07/20</text:p>
          </table:table-cell>
          <table:table-cell table:formula="of:=[$'cz.csv'.I160]" office:value-type="float" office:value="0.917925253957203" calcext:value-type="float">
            <text:p>0.917925253957203</text:p>
          </table:table-cell>
          <table:table-cell table:formula="of:=EXP(-[.$A$2]*[$'cz.csv'.J160])" office:value-type="float" office:value="0.0940448542323726" calcext:value-type="float">
            <text:p>0.094044854232373</text:p>
          </table:table-cell>
          <table:table-cell table:formula="of:=1-[.$A$4]*[$'cz.csv'.J160]" office:value-type="float" office:value="-2.07034204394532" calcext:value-type="float">
            <text:p>-2.07034204394532</text:p>
          </table:table-cell>
          <table:table-cell/>
          <table:table-cell table:style-name="ce4" table:formula="of:=[.B160]" office:value-type="date" office:date-value="2020-07-31" calcext:value-type="date">
            <text:p>31/07/20</text:p>
          </table:table-cell>
          <table:table-cell table:formula="of:=[.C160]*[.D160]*[.$A$6]" office:value-type="float" office:value="0.103157155527618" calcext:value-type="float">
            <text:p>0.103157155527618</text:p>
          </table:table-cell>
          <table:table-cell table:formula="of:=[.$A$8]*[.C160]*[.E160]" office:value-type="float" office:value="-1.76076693814017" calcext:value-type="float">
            <text:p>-1.76076693814017</text:p>
          </table:table-cell>
          <table:table-cell table:number-columns-repeated="11"/>
          <table:table-cell table:style-name="ce4" table:formula="of:=[$'cz.csv'.A160]" office:value-type="date" office:date-value="2020-07-31" calcext:value-type="date">
            <text:p>31/07/20</text:p>
          </table:table-cell>
          <table:table-cell table:formula="of:=[$'cz.csv'.B160]-[$'cz.csv'.B159]" office:value-type="float" office:value="83.4670050761397" calcext:value-type="float">
            <text:p>83.4670050761397</text:p>
          </table:table-cell>
          <table:table-cell/>
          <table:table-cell table:style-name="ce4" table:formula="of:=[.U160]" office:value-type="date" office:date-value="2020-07-31" calcext:value-type="date">
            <text:p>31/07/20</text:p>
          </table:table-cell>
          <table:table-cell table:formula="of:=[$'cz.csv'.C160]-[$'cz.csv'.C159]" office:value-type="float" office:value="119.5329949238" calcext:value-type="float">
            <text:p>119.5329949238</text:p>
          </table:table-cell>
          <table:table-cell/>
          <table:table-cell table:style-name="ce4" table:formula="of:=[.X160]" office:value-type="date" office:date-value="2020-07-31" calcext:value-type="date">
            <text:p>31/07/20</text:p>
          </table:table-cell>
          <table:table-cell table:formula="of:=[$'cz.csv'.E160]-[$'cz.csv'.E159]" office:value-type="float" office:value="3" calcext:value-type="float">
            <text:p>3</text:p>
          </table:table-cell>
          <table:table-cell/>
          <table:table-cell table:style-name="ce4" table:formula="of:=[.AA160]" office:value-type="date" office:date-value="2020-07-31" calcext:value-type="date">
            <text:p>31/07/2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4" table:formula="of:=[$'cz.csv'.A161]" office:value-type="date" office:date-value="2020-08-01" calcext:value-type="date">
            <text:p>01/08/20</text:p>
          </table:table-cell>
          <table:table-cell table:formula="of:=[$'cz.csv'.I161]" office:value-type="float" office:value="0.918938253646589" calcext:value-type="float">
            <text:p>0.918938253646589</text:p>
          </table:table-cell>
          <table:table-cell table:formula="of:=EXP(-[.$A$2]*[$'cz.csv'.J161])" office:value-type="float" office:value="0.0944024554645459" calcext:value-type="float">
            <text:p>0.094402455464546</text:p>
          </table:table-cell>
          <table:table-cell table:formula="of:=1-[.$A$4]*[$'cz.csv'.J161]" office:value-type="float" office:value="-2.06541278183732" calcext:value-type="float">
            <text:p>-2.06541278183732</text:p>
          </table:table-cell>
          <table:table-cell/>
          <table:table-cell table:style-name="ce4" table:formula="of:=[.B161]" office:value-type="date" office:date-value="2020-08-01" calcext:value-type="date">
            <text:p>01/08/20</text:p>
          </table:table-cell>
          <table:table-cell table:formula="of:=[.C161]*[.D161]*[.$A$6]" office:value-type="float" office:value="0.103663680438798" calcext:value-type="float">
            <text:p>0.103663680438798</text:p>
          </table:table-cell>
          <table:table-cell table:formula="of:=[.$A$8]*[.C161]*[.E161]" office:value-type="float" office:value="-1.75851325371528" calcext:value-type="float">
            <text:p>-1.75851325371528</text:p>
          </table:table-cell>
          <table:table-cell table:number-columns-repeated="11"/>
          <table:table-cell table:style-name="ce4" table:formula="of:=[$'cz.csv'.A161]" office:value-type="date" office:date-value="2020-08-01" calcext:value-type="date">
            <text:p>01/08/20</text:p>
          </table:table-cell>
          <table:table-cell table:formula="of:=[$'cz.csv'.B161]-[$'cz.csv'.B160]" office:value-type="float" office:value="48.6111111111104" calcext:value-type="float">
            <text:p>48.6111111111104</text:p>
          </table:table-cell>
          <table:table-cell/>
          <table:table-cell table:style-name="ce4" table:formula="of:=[.U161]" office:value-type="date" office:date-value="2020-08-01" calcext:value-type="date">
            <text:p>01/08/20</text:p>
          </table:table-cell>
          <table:table-cell table:formula="of:=[$'cz.csv'.C161]-[$'cz.csv'.C160]" office:value-type="float" office:value="76.3888888888996" calcext:value-type="float">
            <text:p>76.3888888888996</text:p>
          </table:table-cell>
          <table:table-cell/>
          <table:table-cell table:style-name="ce4" table:formula="of:=[.X161]" office:value-type="date" office:date-value="2020-08-01" calcext:value-type="date">
            <text:p>01/08/20</text:p>
          </table:table-cell>
          <table:table-cell table:formula="of:=[$'cz.csv'.E161]-[$'cz.csv'.E160]" office:value-type="float" office:value="1" calcext:value-type="float">
            <text:p>1</text:p>
          </table:table-cell>
          <table:table-cell/>
          <table:table-cell table:style-name="ce4" table:formula="of:=[.AA161]" office:value-type="date" office:date-value="2020-08-01" calcext:value-type="date">
            <text:p>01/08/2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4" table:formula="of:=[$'cz.csv'.A162]" office:value-type="date" office:date-value="2020-08-02" calcext:value-type="date">
            <text:p>02/08/20</text:p>
          </table:table-cell>
          <table:table-cell table:formula="of:=[$'cz.csv'.I162]" office:value-type="float" office:value="0.919951253335975" calcext:value-type="float">
            <text:p>0.919951253335975</text:p>
          </table:table-cell>
          <table:table-cell table:formula="of:=EXP(-[.$A$2]*[$'cz.csv'.J162])" office:value-type="float" office:value="0.0947614164589549" calcext:value-type="float">
            <text:p>0.094761416458955</text:p>
          </table:table-cell>
          <table:table-cell table:formula="of:=1-[.$A$4]*[$'cz.csv'.J162]" office:value-type="float" office:value="-2.06048351972931" calcext:value-type="float">
            <text:p>-2.06048351972931</text:p>
          </table:table-cell>
          <table:table-cell/>
          <table:table-cell table:style-name="ce4" table:formula="of:=[.B162]" office:value-type="date" office:date-value="2020-08-02" calcext:value-type="date">
            <text:p>02/08/20</text:p>
          </table:table-cell>
          <table:table-cell table:formula="of:=[.C162]*[.D162]*[.$A$6]" office:value-type="float" office:value="0.104172565911458" calcext:value-type="float">
            <text:p>0.104172565911458</text:p>
          </table:table-cell>
          <table:table-cell table:formula="of:=[.$A$8]*[.C162]*[.E162]" office:value-type="float" office:value="-1.75625031647974" calcext:value-type="float">
            <text:p>-1.75625031647974</text:p>
          </table:table-cell>
          <table:table-cell table:number-columns-repeated="11"/>
          <table:table-cell table:style-name="ce4" table:formula="of:=[$'cz.csv'.A162]" office:value-type="date" office:date-value="2020-08-02" calcext:value-type="date">
            <text:p>02/08/20</text:p>
          </table:table-cell>
          <table:table-cell table:formula="of:=[$'cz.csv'.B162]-[$'cz.csv'.B161]" office:value-type="float" office:value="40.8297872340499" calcext:value-type="float">
            <text:p>40.8297872340499</text:p>
          </table:table-cell>
          <table:table-cell/>
          <table:table-cell table:style-name="ce4" table:formula="of:=[.U162]" office:value-type="date" office:date-value="2020-08-02" calcext:value-type="date">
            <text:p>02/08/20</text:p>
          </table:table-cell>
          <table:table-cell table:formula="of:=[$'cz.csv'.C162]-[$'cz.csv'.C161]" office:value-type="float" office:value="60.170212766001" calcext:value-type="float">
            <text:p>60.170212766001</text:p>
          </table:table-cell>
          <table:table-cell/>
          <table:table-cell table:style-name="ce4" table:formula="of:=[.X162]" office:value-type="date" office:date-value="2020-08-02" calcext:value-type="date">
            <text:p>02/08/20</text:p>
          </table:table-cell>
          <table:table-cell table:formula="of:=[$'cz.csv'.E162]-[$'cz.csv'.E161]" office:value-type="float" office:value="1" calcext:value-type="float">
            <text:p>1</text:p>
          </table:table-cell>
          <table:table-cell/>
          <table:table-cell table:style-name="ce4" table:formula="of:=[.AA162]" office:value-type="date" office:date-value="2020-08-02" calcext:value-type="date">
            <text:p>02/08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4" table:formula="of:=[$'cz.csv'.A163]" office:value-type="date" office:date-value="2020-08-03" calcext:value-type="date">
            <text:p>03/08/20</text:p>
          </table:table-cell>
          <table:table-cell table:formula="of:=[$'cz.csv'.I163]" office:value-type="float" office:value="0.920964253025362" calcext:value-type="float">
            <text:p>0.920964253025362</text:p>
          </table:table-cell>
          <table:table-cell table:formula="of:=EXP(-[.$A$2]*[$'cz.csv'.J163])" office:value-type="float" office:value="0.095121742386033" calcext:value-type="float">
            <text:p>0.095121742386033</text:p>
          </table:table-cell>
          <table:table-cell table:formula="of:=1-[.$A$4]*[$'cz.csv'.J163]" office:value-type="float" office:value="-2.0555542576213" calcext:value-type="float">
            <text:p>-2.0555542576213</text:p>
          </table:table-cell>
          <table:table-cell/>
          <table:table-cell table:style-name="ce4" table:formula="of:=[.B163]" office:value-type="date" office:date-value="2020-08-03" calcext:value-type="date">
            <text:p>03/08/20</text:p>
          </table:table-cell>
          <table:table-cell table:formula="of:=[.C163]*[.D163]*[.$A$6]" office:value-type="float" office:value="0.104683822573781" calcext:value-type="float">
            <text:p>0.104683822573781</text:p>
          </table:table-cell>
          <table:table-cell table:formula="of:=[.$A$8]*[.C163]*[.E163]" office:value-type="float" office:value="-1.75397812643356" calcext:value-type="float">
            <text:p>-1.75397812643356</text:p>
          </table:table-cell>
          <table:table-cell table:number-columns-repeated="11"/>
          <table:table-cell table:style-name="ce4" table:formula="of:=[$'cz.csv'.A163]" office:value-type="date" office:date-value="2020-08-03" calcext:value-type="date">
            <text:p>03/08/20</text:p>
          </table:table-cell>
          <table:table-cell table:formula="of:=[$'cz.csv'.B163]-[$'cz.csv'.B162]" office:value-type="float" office:value="81.1515151515096" calcext:value-type="float">
            <text:p>81.1515151515096</text:p>
          </table:table-cell>
          <table:table-cell/>
          <table:table-cell table:style-name="ce4" table:formula="of:=[.U163]" office:value-type="date" office:date-value="2020-08-03" calcext:value-type="date">
            <text:p>03/08/20</text:p>
          </table:table-cell>
          <table:table-cell table:formula="of:=[$'cz.csv'.C163]-[$'cz.csv'.C162]" office:value-type="float" office:value="126.848484848499" calcext:value-type="float">
            <text:p>126.848484848499</text:p>
          </table:table-cell>
          <table:table-cell/>
          <table:table-cell table:style-name="ce4" table:formula="of:=[.X163]" office:value-type="date" office:date-value="2020-08-03" calcext:value-type="date">
            <text:p>03/08/20</text:p>
          </table:table-cell>
          <table:table-cell table:formula="of:=[$'cz.csv'.E163]-[$'cz.csv'.E162]" office:value-type="float" office:value="2" calcext:value-type="float">
            <text:p>2</text:p>
          </table:table-cell>
          <table:table-cell/>
          <table:table-cell table:style-name="ce4" table:formula="of:=[.AA163]" office:value-type="date" office:date-value="2020-08-03" calcext:value-type="date">
            <text:p>03/08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table:style-name="ce4" table:formula="of:=[$'cz.csv'.A164]" office:value-type="date" office:date-value="2020-08-04" calcext:value-type="date">
            <text:p>04/08/20</text:p>
          </table:table-cell>
          <table:table-cell table:formula="of:=[$'cz.csv'.I164]" office:value-type="float" office:value="0.921977252714748" calcext:value-type="float">
            <text:p>0.921977252714748</text:p>
          </table:table-cell>
          <table:table-cell table:formula="of:=EXP(-[.$A$2]*[$'cz.csv'.J164])" office:value-type="float" office:value="0.095483438435874" calcext:value-type="float">
            <text:p>0.095483438435874</text:p>
          </table:table-cell>
          <table:table-cell table:formula="of:=1-[.$A$4]*[$'cz.csv'.J164]" office:value-type="float" office:value="-2.05062499551329" calcext:value-type="float">
            <text:p>-2.05062499551329</text:p>
          </table:table-cell>
          <table:table-cell/>
          <table:table-cell table:style-name="ce4" table:formula="of:=[.B164]" office:value-type="date" office:date-value="2020-08-04" calcext:value-type="date">
            <text:p>04/08/20</text:p>
          </table:table-cell>
          <table:table-cell table:formula="of:=[.C164]*[.D164]*[.$A$6]" office:value-type="float" office:value="0.105197461100646" calcext:value-type="float">
            <text:p>0.105197461100646</text:p>
          </table:table-cell>
          <table:table-cell table:formula="of:=[.$A$8]*[.C164]*[.E164]" office:value-type="float" office:value="-1.75169668357674" calcext:value-type="float">
            <text:p>-1.75169668357674</text:p>
          </table:table-cell>
          <table:table-cell table:number-columns-repeated="11"/>
          <table:table-cell table:style-name="ce4" table:formula="of:=[$'cz.csv'.A164]" office:value-type="date" office:date-value="2020-08-04" calcext:value-type="date">
            <text:p>04/08/20</text:p>
          </table:table-cell>
          <table:table-cell table:formula="of:=[$'cz.csv'.B164]-[$'cz.csv'.B163]" office:value-type="float" office:value="95.75555555556" calcext:value-type="float">
            <text:p>95.75555555556</text:p>
          </table:table-cell>
          <table:table-cell/>
          <table:table-cell table:style-name="ce4" table:formula="of:=[.U164]" office:value-type="date" office:date-value="2020-08-04" calcext:value-type="date">
            <text:p>04/08/20</text:p>
          </table:table-cell>
          <table:table-cell table:formula="of:=[$'cz.csv'.C164]-[$'cz.csv'.C163]" office:value-type="float" office:value="182.244444444401" calcext:value-type="float">
            <text:p>182.244444444401</text:p>
          </table:table-cell>
          <table:table-cell/>
          <table:table-cell table:style-name="ce4" table:formula="of:=[.X164]" office:value-type="date" office:date-value="2020-08-04" calcext:value-type="date">
            <text:p>04/08/20</text:p>
          </table:table-cell>
          <table:table-cell table:formula="of:=[$'cz.csv'.E164]-[$'cz.csv'.E163]" office:value-type="float" office:value="-3" calcext:value-type="float">
            <text:p>-3</text:p>
          </table:table-cell>
          <table:table-cell/>
          <table:table-cell table:style-name="ce4" table:formula="of:=[.AA164]" office:value-type="date" office:date-value="2020-08-04" calcext:value-type="date">
            <text:p>04/08/2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/>
          <table:table-cell table:style-name="ce4" table:formula="of:=[$'cz.csv'.A165]" office:value-type="date" office:date-value="2020-08-05" calcext:value-type="date">
            <text:p>05/08/20</text:p>
          </table:table-cell>
          <table:table-cell table:formula="of:=[$'cz.csv'.I165]" office:value-type="float" office:value="0.922990252404134" calcext:value-type="float">
            <text:p>0.922990252404134</text:p>
          </table:table-cell>
          <table:table-cell table:formula="of:=EXP(-[.$A$2]*[$'cz.csv'.J165])" office:value-type="float" office:value="0.0958465098183065" calcext:value-type="float">
            <text:p>0.095846509818307</text:p>
          </table:table-cell>
          <table:table-cell table:formula="of:=1-[.$A$4]*[$'cz.csv'.J165]" office:value-type="float" office:value="-2.04569573340529" calcext:value-type="float">
            <text:p>-2.04569573340529</text:p>
          </table:table-cell>
          <table:table-cell/>
          <table:table-cell table:style-name="ce4" table:formula="of:=[.B165]" office:value-type="date" office:date-value="2020-08-05" calcext:value-type="date">
            <text:p>05/08/20</text:p>
          </table:table-cell>
          <table:table-cell table:formula="of:=[.C165]*[.D165]*[.$A$6]" office:value-type="float" office:value="0.10571349221383" calcext:value-type="float">
            <text:p>0.10571349221383</text:p>
          </table:table-cell>
          <table:table-cell table:formula="of:=[.$A$8]*[.C165]*[.E165]" office:value-type="float" office:value="-1.74940598790927" calcext:value-type="float">
            <text:p>-1.74940598790927</text:p>
          </table:table-cell>
          <table:table-cell table:number-columns-repeated="11"/>
          <table:table-cell table:style-name="ce4" table:formula="of:=[$'cz.csv'.A165]" office:value-type="date" office:date-value="2020-08-05" calcext:value-type="date">
            <text:p>05/08/20</text:p>
          </table:table-cell>
          <table:table-cell table:formula="of:=[$'cz.csv'.B165]-[$'cz.csv'.B164]" office:value-type="float" office:value="86.37890625" calcext:value-type="float">
            <text:p>86.37890625</text:p>
          </table:table-cell>
          <table:table-cell/>
          <table:table-cell table:style-name="ce4" table:formula="of:=[.U165]" office:value-type="date" office:date-value="2020-08-05" calcext:value-type="date">
            <text:p>05/08/20</text:p>
          </table:table-cell>
          <table:table-cell table:formula="of:=[$'cz.csv'.C165]-[$'cz.csv'.C164]" office:value-type="float" office:value="156.62109375" calcext:value-type="float">
            <text:p>156.62109375</text:p>
          </table:table-cell>
          <table:table-cell/>
          <table:table-cell table:style-name="ce4" table:formula="of:=[.X165]" office:value-type="date" office:date-value="2020-08-05" calcext:value-type="date">
            <text:p>05/08/20</text:p>
          </table:table-cell>
          <table:table-cell table:formula="of:=[$'cz.csv'.E165]-[$'cz.csv'.E164]" office:value-type="float" office:value="5" calcext:value-type="float">
            <text:p>5</text:p>
          </table:table-cell>
          <table:table-cell/>
          <table:table-cell table:style-name="ce4" table:formula="of:=[.AA165]" office:value-type="date" office:date-value="2020-08-05" calcext:value-type="date">
            <text:p>05/08/2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4" table:formula="of:=[$'cz.csv'.A166]" office:value-type="date" office:date-value="2020-08-06" calcext:value-type="date">
            <text:p>06/08/20</text:p>
          </table:table-cell>
          <table:table-cell table:formula="of:=[$'cz.csv'.I166]" office:value-type="float" office:value="0.92400325209352" calcext:value-type="float">
            <text:p>0.92400325209352</text:p>
          </table:table-cell>
          <table:table-cell table:formula="of:=EXP(-[.$A$2]*[$'cz.csv'.J166])" office:value-type="float" office:value="0.0962109617629695" calcext:value-type="float">
            <text:p>0.09621096176297</text:p>
          </table:table-cell>
          <table:table-cell table:formula="of:=1-[.$A$4]*[$'cz.csv'.J166]" office:value-type="float" office:value="-2.04076647129728" calcext:value-type="float">
            <text:p>-2.04076647129728</text:p>
          </table:table-cell>
          <table:table-cell/>
          <table:table-cell table:style-name="ce4" table:formula="of:=[.B166]" office:value-type="date" office:date-value="2020-08-06" calcext:value-type="date">
            <text:p>06/08/20</text:p>
          </table:table-cell>
          <table:table-cell table:formula="of:=[.C166]*[.D166]*[.$A$6]" office:value-type="float" office:value="0.106231926682208" calcext:value-type="float">
            <text:p>0.106231926682208</text:p>
          </table:table-cell>
          <table:table-cell table:formula="of:=[.$A$8]*[.C166]*[.E166]" office:value-type="float" office:value="-1.74710603943115" calcext:value-type="float">
            <text:p>-1.74710603943115</text:p>
          </table:table-cell>
          <table:table-cell table:number-columns-repeated="11"/>
          <table:table-cell table:style-name="ce4" table:formula="of:=[$'cz.csv'.A166]" office:value-type="date" office:date-value="2020-08-06" calcext:value-type="date">
            <text:p>06/08/20</text:p>
          </table:table-cell>
          <table:table-cell table:formula="of:=[$'cz.csv'.B166]-[$'cz.csv'.B165]" office:value-type="float" office:value="88.74476987447" calcext:value-type="float">
            <text:p>88.74476987447</text:p>
          </table:table-cell>
          <table:table-cell/>
          <table:table-cell table:style-name="ce4" table:formula="of:=[.U166]" office:value-type="date" office:date-value="2020-08-06" calcext:value-type="date">
            <text:p>06/08/20</text:p>
          </table:table-cell>
          <table:table-cell table:formula="of:=[$'cz.csv'.C166]-[$'cz.csv'.C165]" office:value-type="float" office:value="113.2552301255" calcext:value-type="float">
            <text:p>113.2552301255</text:p>
          </table:table-cell>
          <table:table-cell/>
          <table:table-cell table:style-name="ce4" table:formula="of:=[.X166]" office:value-type="date" office:date-value="2020-08-06" calcext:value-type="date">
            <text:p>06/08/20</text:p>
          </table:table-cell>
          <table:table-cell table:formula="of:=[$'cz.csv'.E166]-[$'cz.csv'.E165]" office:value-type="float" office:value="2" calcext:value-type="float">
            <text:p>2</text:p>
          </table:table-cell>
          <table:table-cell/>
          <table:table-cell table:style-name="ce4" table:formula="of:=[.AA166]" office:value-type="date" office:date-value="2020-08-06" calcext:value-type="date">
            <text:p>06/08/2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4" table:formula="of:=[$'cz.csv'.A167]" office:value-type="date" office:date-value="2020-08-07" calcext:value-type="date">
            <text:p>07/08/20</text:p>
          </table:table-cell>
          <table:table-cell table:formula="of:=[$'cz.csv'.I167]" office:value-type="float" office:value="0.925016251782907" calcext:value-type="float">
            <text:p>0.925016251782907</text:p>
          </table:table-cell>
          <table:table-cell table:formula="of:=EXP(-[.$A$2]*[$'cz.csv'.J167])" office:value-type="float" office:value="0.0965767995193873" calcext:value-type="float">
            <text:p>0.096576799519387</text:p>
          </table:table-cell>
          <table:table-cell table:formula="of:=1-[.$A$4]*[$'cz.csv'.J167]" office:value-type="float" office:value="-2.03583720918927" calcext:value-type="float">
            <text:p>-2.03583720918927</text:p>
          </table:table-cell>
          <table:table-cell/>
          <table:table-cell table:style-name="ce4" table:formula="of:=[.B167]" office:value-type="date" office:date-value="2020-08-07" calcext:value-type="date">
            <text:p>07/08/20</text:p>
          </table:table-cell>
          <table:table-cell table:formula="of:=[.C167]*[.D167]*[.$A$6]" office:value-type="float" office:value="0.106752775321959" calcext:value-type="float">
            <text:p>0.106752775321959</text:p>
          </table:table-cell>
          <table:table-cell table:formula="of:=[.$A$8]*[.C167]*[.E167]" office:value-type="float" office:value="-1.7447968381424" calcext:value-type="float">
            <text:p>-1.7447968381424</text:p>
          </table:table-cell>
          <table:table-cell table:number-columns-repeated="11"/>
          <table:table-cell table:style-name="ce4" table:formula="of:=[$'cz.csv'.A167]" office:value-type="date" office:date-value="2020-08-07" calcext:value-type="date">
            <text:p>07/08/20</text:p>
          </table:table-cell>
          <table:table-cell table:formula="of:=[$'cz.csv'.B167]-[$'cz.csv'.B166]" office:value-type="float" office:value="138.85551330799" calcext:value-type="float">
            <text:p>138.85551330799</text:p>
          </table:table-cell>
          <table:table-cell/>
          <table:table-cell table:style-name="ce4" table:formula="of:=[.U167]" office:value-type="date" office:date-value="2020-08-07" calcext:value-type="date">
            <text:p>07/08/20</text:p>
          </table:table-cell>
          <table:table-cell table:formula="of:=[$'cz.csv'.C167]-[$'cz.csv'.C166]" office:value-type="float" office:value="190.144486691999" calcext:value-type="float">
            <text:p>190.144486691999</text:p>
          </table:table-cell>
          <table:table-cell/>
          <table:table-cell table:style-name="ce4" table:formula="of:=[.X167]" office:value-type="date" office:date-value="2020-08-07" calcext:value-type="date">
            <text:p>07/08/20</text:p>
          </table:table-cell>
          <table:table-cell table:formula="of:=[$'cz.csv'.E167]-[$'cz.csv'.E166]" office:value-type="float" office:value="-1" calcext:value-type="float">
            <text:p>-1</text:p>
          </table:table-cell>
          <table:table-cell/>
          <table:table-cell table:style-name="ce4" table:formula="of:=[.AA167]" office:value-type="date" office:date-value="2020-08-07" calcext:value-type="date">
            <text:p>07/08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table:style-name="ce4" table:formula="of:=[$'cz.csv'.A168]" office:value-type="date" office:date-value="2020-08-08" calcext:value-type="date">
            <text:p>08/08/20</text:p>
          </table:table-cell>
          <table:table-cell table:formula="of:=[$'cz.csv'.I168]" office:value-type="float" office:value="0.926029251472293" calcext:value-type="float">
            <text:p>0.926029251472293</text:p>
          </table:table-cell>
          <table:table-cell table:formula="of:=EXP(-[.$A$2]*[$'cz.csv'.J168])" office:value-type="float" office:value="0.0969440283570455" calcext:value-type="float">
            <text:p>0.096944028357046</text:p>
          </table:table-cell>
          <table:table-cell table:formula="of:=1-[.$A$4]*[$'cz.csv'.J168]" office:value-type="float" office:value="-2.03090794708127" calcext:value-type="float">
            <text:p>-2.03090794708127</text:p>
          </table:table-cell>
          <table:table-cell/>
          <table:table-cell table:style-name="ce4" table:formula="of:=[.B168]" office:value-type="date" office:date-value="2020-08-08" calcext:value-type="date">
            <text:p>08/08/20</text:p>
          </table:table-cell>
          <table:table-cell table:formula="of:=[.C168]*[.D168]*[.$A$6]" office:value-type="float" office:value="0.107276048996769" calcext:value-type="float">
            <text:p>0.107276048996769</text:p>
          </table:table-cell>
          <table:table-cell table:formula="of:=[.$A$8]*[.C168]*[.E168]" office:value-type="float" office:value="-1.742478384043" calcext:value-type="float">
            <text:p>-1.742478384043</text:p>
          </table:table-cell>
          <table:table-cell table:number-columns-repeated="11"/>
          <table:table-cell table:style-name="ce4" table:formula="of:=[$'cz.csv'.A168]" office:value-type="date" office:date-value="2020-08-08" calcext:value-type="date">
            <text:p>08/08/20</text:p>
          </table:table-cell>
          <table:table-cell table:formula="of:=[$'cz.csv'.B168]-[$'cz.csv'.B167]" office:value-type="float" office:value="44.5454545454504" calcext:value-type="float">
            <text:p>44.5454545454504</text:p>
          </table:table-cell>
          <table:table-cell/>
          <table:table-cell table:style-name="ce4" table:formula="of:=[.U168]" office:value-type="date" office:date-value="2020-08-08" calcext:value-type="date">
            <text:p>08/08/20</text:p>
          </table:table-cell>
          <table:table-cell table:formula="of:=[$'cz.csv'.C168]-[$'cz.csv'.C167]" office:value-type="float" office:value="130.454545454601" calcext:value-type="float">
            <text:p>130.454545454601</text:p>
          </table:table-cell>
          <table:table-cell/>
          <table:table-cell table:style-name="ce4" table:formula="of:=[.X168]" office:value-type="date" office:date-value="2020-08-08" calcext:value-type="date">
            <text:p>08/08/20</text:p>
          </table:table-cell>
          <table:table-cell table:formula="of:=[$'cz.csv'.E168]-[$'cz.csv'.E167]" office:value-type="float" office:value="0" calcext:value-type="float">
            <text:p>0</text:p>
          </table:table-cell>
          <table:table-cell/>
          <table:table-cell table:style-name="ce4" table:formula="of:=[.AA168]" office:value-type="date" office:date-value="2020-08-08" calcext:value-type="date">
            <text:p>08/08/2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4" table:formula="of:=[$'cz.csv'.A169]" office:value-type="date" office:date-value="2020-08-09" calcext:value-type="date">
            <text:p>09/08/20</text:p>
          </table:table-cell>
          <table:table-cell table:formula="of:=[$'cz.csv'.I169]" office:value-type="float" office:value="0.927042251161679" calcext:value-type="float">
            <text:p>0.927042251161679</text:p>
          </table:table-cell>
          <table:table-cell table:formula="of:=EXP(-[.$A$2]*[$'cz.csv'.J169])" office:value-type="float" office:value="0.0973126535654664" calcext:value-type="float">
            <text:p>0.097312653565466</text:p>
          </table:table-cell>
          <table:table-cell table:formula="of:=1-[.$A$4]*[$'cz.csv'.J169]" office:value-type="float" office:value="-2.02597868497326" calcext:value-type="float">
            <text:p>-2.02597868497326</text:p>
          </table:table-cell>
          <table:table-cell/>
          <table:table-cell table:style-name="ce4" table:formula="of:=[.B169]" office:value-type="date" office:date-value="2020-08-09" calcext:value-type="date">
            <text:p>09/08/20</text:p>
          </table:table-cell>
          <table:table-cell table:formula="of:=[.C169]*[.D169]*[.$A$6]" office:value-type="float" office:value="0.107801758618034" calcext:value-type="float">
            <text:p>0.107801758618034</text:p>
          </table:table-cell>
          <table:table-cell table:formula="of:=[.$A$8]*[.C169]*[.E169]" office:value-type="float" office:value="-1.74015067713295" calcext:value-type="float">
            <text:p>-1.74015067713295</text:p>
          </table:table-cell>
          <table:table-cell table:number-columns-repeated="11"/>
          <table:table-cell table:style-name="ce4" table:formula="of:=[$'cz.csv'.A169]" office:value-type="date" office:date-value="2020-08-09" calcext:value-type="date">
            <text:p>09/08/20</text:p>
          </table:table-cell>
          <table:table-cell table:formula="of:=[$'cz.csv'.B169]-[$'cz.csv'.B168]" office:value-type="float" office:value="35.6744186046499" calcext:value-type="float">
            <text:p>35.6744186046499</text:p>
          </table:table-cell>
          <table:table-cell/>
          <table:table-cell table:style-name="ce4" table:formula="of:=[.U169]" office:value-type="date" office:date-value="2020-08-09" calcext:value-type="date">
            <text:p>09/08/20</text:p>
          </table:table-cell>
          <table:table-cell table:formula="of:=[$'cz.csv'.C169]-[$'cz.csv'.C168]" office:value-type="float" office:value="82.3255813953001" calcext:value-type="float">
            <text:p>82.3255813953001</text:p>
          </table:table-cell>
          <table:table-cell/>
          <table:table-cell table:style-name="ce4" table:formula="of:=[.X169]" office:value-type="date" office:date-value="2020-08-09" calcext:value-type="date">
            <text:p>09/08/20</text:p>
          </table:table-cell>
          <table:table-cell table:formula="of:=[$'cz.csv'.E169]-[$'cz.csv'.E168]" office:value-type="float" office:value="1" calcext:value-type="float">
            <text:p>1</text:p>
          </table:table-cell>
          <table:table-cell/>
          <table:table-cell table:style-name="ce4" table:formula="of:=[.AA169]" office:value-type="date" office:date-value="2020-08-09" calcext:value-type="date">
            <text:p>09/08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4" table:formula="of:=[$'cz.csv'.A170]" office:value-type="date" office:date-value="2020-08-10" calcext:value-type="date">
            <text:p>10/08/20</text:p>
          </table:table-cell>
          <table:table-cell table:formula="of:=[$'cz.csv'.I170]" office:value-type="float" office:value="0.928055250851065" calcext:value-type="float">
            <text:p>0.928055250851065</text:p>
          </table:table-cell>
          <table:table-cell table:formula="of:=EXP(-[.$A$2]*[$'cz.csv'.J170])" office:value-type="float" office:value="0.0976826804542856" calcext:value-type="float">
            <text:p>0.097682680454286</text:p>
          </table:table-cell>
          <table:table-cell table:formula="of:=1-[.$A$4]*[$'cz.csv'.J170]" office:value-type="float" office:value="-2.02104942286525" calcext:value-type="float">
            <text:p>-2.02104942286525</text:p>
          </table:table-cell>
          <table:table-cell/>
          <table:table-cell table:style-name="ce4" table:formula="of:=[.B170]" office:value-type="date" office:date-value="2020-08-10" calcext:value-type="date">
            <text:p>10/08/20</text:p>
          </table:table-cell>
          <table:table-cell table:formula="of:=[.C170]*[.D170]*[.$A$6]" office:value-type="float" office:value="0.108329915145068" calcext:value-type="float">
            <text:p>0.108329915145068</text:p>
          </table:table-cell>
          <table:table-cell table:formula="of:=[.$A$8]*[.C170]*[.E170]" office:value-type="float" office:value="-1.73781371741226" calcext:value-type="float">
            <text:p>-1.73781371741226</text:p>
          </table:table-cell>
          <table:table-cell table:number-columns-repeated="11"/>
          <table:table-cell table:style-name="ce4" table:formula="of:=[$'cz.csv'.A170]" office:value-type="date" office:date-value="2020-08-10" calcext:value-type="date">
            <text:p>10/08/20</text:p>
          </table:table-cell>
          <table:table-cell table:formula="of:=[$'cz.csv'.B170]-[$'cz.csv'.B169]" office:value-type="float" office:value="58.4223107569806" calcext:value-type="float">
            <text:p>58.4223107569806</text:p>
          </table:table-cell>
          <table:table-cell/>
          <table:table-cell table:style-name="ce4" table:formula="of:=[.U170]" office:value-type="date" office:date-value="2020-08-10" calcext:value-type="date">
            <text:p>10/08/20</text:p>
          </table:table-cell>
          <table:table-cell table:formula="of:=[$'cz.csv'.C170]-[$'cz.csv'.C169]" office:value-type="float" office:value="82.5776892431004" calcext:value-type="float">
            <text:p>82.5776892431004</text:p>
          </table:table-cell>
          <table:table-cell/>
          <table:table-cell table:style-name="ce4" table:formula="of:=[.X170]" office:value-type="date" office:date-value="2020-08-10" calcext:value-type="date">
            <text:p>10/08/20</text:p>
          </table:table-cell>
          <table:table-cell table:formula="of:=[$'cz.csv'.E170]-[$'cz.csv'.E169]" office:value-type="float" office:value="0" calcext:value-type="float">
            <text:p>0</text:p>
          </table:table-cell>
          <table:table-cell/>
          <table:table-cell table:style-name="ce4" table:formula="of:=[.AA170]" office:value-type="date" office:date-value="2020-08-10" calcext:value-type="date">
            <text:p>10/08/2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4" table:formula="of:=[$'cz.csv'.A171]" office:value-type="date" office:date-value="2020-08-11" calcext:value-type="date">
            <text:p>11/08/20</text:p>
          </table:table-cell>
          <table:table-cell table:formula="of:=[$'cz.csv'.I171]" office:value-type="float" office:value="0.929068250540452" calcext:value-type="float">
            <text:p>0.929068250540452</text:p>
          </table:table-cell>
          <table:table-cell table:formula="of:=EXP(-[.$A$2]*[$'cz.csv'.J171])" office:value-type="float" office:value="0.0980541143533284" calcext:value-type="float">
            <text:p>0.098054114353328</text:p>
          </table:table-cell>
          <table:table-cell table:formula="of:=1-[.$A$4]*[$'cz.csv'.J171]" office:value-type="float" office:value="-2.01612016075725" calcext:value-type="float">
            <text:p>-2.01612016075725</text:p>
          </table:table-cell>
          <table:table-cell/>
          <table:table-cell table:style-name="ce4" table:formula="of:=[.B171]" office:value-type="date" office:date-value="2020-08-11" calcext:value-type="date">
            <text:p>11/08/20</text:p>
          </table:table-cell>
          <table:table-cell table:formula="of:=[.C171]*[.D171]*[.$A$6]" office:value-type="float" office:value="0.108860529585311" calcext:value-type="float">
            <text:p>0.108860529585311</text:p>
          </table:table-cell>
          <table:table-cell table:formula="of:=[.$A$8]*[.C171]*[.E171]" office:value-type="float" office:value="-1.73546750488093" calcext:value-type="float">
            <text:p>-1.73546750488093</text:p>
          </table:table-cell>
          <table:table-cell table:number-columns-repeated="11"/>
          <table:table-cell table:style-name="ce4" table:formula="of:=[$'cz.csv'.A171]" office:value-type="date" office:date-value="2020-08-11" calcext:value-type="date">
            <text:p>11/08/20</text:p>
          </table:table-cell>
          <table:table-cell table:formula="of:=[$'cz.csv'.B171]-[$'cz.csv'.B170]" office:value-type="float" office:value="102.68498168498" calcext:value-type="float">
            <text:p>102.68498168498</text:p>
          </table:table-cell>
          <table:table-cell/>
          <table:table-cell table:style-name="ce4" table:formula="of:=[.U171]" office:value-type="date" office:date-value="2020-08-11" calcext:value-type="date">
            <text:p>11/08/20</text:p>
          </table:table-cell>
          <table:table-cell table:formula="of:=[$'cz.csv'.C171]-[$'cz.csv'.C170]" office:value-type="float" office:value="186.315018314999" calcext:value-type="float">
            <text:p>186.315018314999</text:p>
          </table:table-cell>
          <table:table-cell/>
          <table:table-cell table:style-name="ce4" table:formula="of:=[.X171]" office:value-type="date" office:date-value="2020-08-11" calcext:value-type="date">
            <text:p>11/08/20</text:p>
          </table:table-cell>
          <table:table-cell table:formula="of:=[$'cz.csv'.E171]-[$'cz.csv'.E170]" office:value-type="float" office:value="1" calcext:value-type="float">
            <text:p>1</text:p>
          </table:table-cell>
          <table:table-cell/>
          <table:table-cell table:style-name="ce4" table:formula="of:=[.AA171]" office:value-type="date" office:date-value="2020-08-11" calcext:value-type="date">
            <text:p>11/08/20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/>
          <table:table-cell table:style-name="ce4" table:formula="of:=[$'cz.csv'.A172]" office:value-type="date" office:date-value="2020-08-12" calcext:value-type="date">
            <text:p>12/08/20</text:p>
          </table:table-cell>
          <table:table-cell table:formula="of:=[$'cz.csv'.I172]" office:value-type="float" office:value="0.930081250229838" calcext:value-type="float">
            <text:p>0.930081250229838</text:p>
          </table:table-cell>
          <table:table-cell table:formula="of:=EXP(-[.$A$2]*[$'cz.csv'.J172])" office:value-type="float" office:value="0.0984270112709891" calcext:value-type="float">
            <text:p>0.098427011270989</text:p>
          </table:table-cell>
          <table:table-cell table:formula="of:=1-[.$A$4]*[$'cz.csv'.J172]" office:value-type="float" office:value="-2.01119023018408" calcext:value-type="float">
            <text:p>-2.01119023018408</text:p>
          </table:table-cell>
          <table:table-cell/>
          <table:table-cell table:style-name="ce4" table:formula="of:=[.B172]" office:value-type="date" office:date-value="2020-08-12" calcext:value-type="date">
            <text:p>12/08/20</text:p>
          </table:table-cell>
          <table:table-cell table:formula="of:=[.C172]*[.D172]*[.$A$6]" office:value-type="float" office:value="0.109393669297142" calcext:value-type="float">
            <text:p>0.109393669297142</text:p>
          </table:table-cell>
          <table:table-cell table:formula="of:=[.$A$8]*[.C172]*[.E172]" office:value-type="float" office:value="-1.73311146349963" calcext:value-type="float">
            <text:p>-1.73311146349963</text:p>
          </table:table-cell>
          <table:table-cell table:number-columns-repeated="11"/>
          <table:table-cell table:style-name="ce4" table:formula="of:=[$'cz.csv'.A172]" office:value-type="date" office:date-value="2020-08-12" calcext:value-type="date">
            <text:p>12/08/20</text:p>
          </table:table-cell>
          <table:table-cell table:formula="of:=[$'cz.csv'.B172]-[$'cz.csv'.B171]" office:value-type="float" office:value="109.76642335766" calcext:value-type="float">
            <text:p>109.76642335766</text:p>
          </table:table-cell>
          <table:table-cell/>
          <table:table-cell table:style-name="ce4" table:formula="of:=[.U172]" office:value-type="date" office:date-value="2020-08-12" calcext:value-type="date">
            <text:p>12/08/20</text:p>
          </table:table-cell>
          <table:table-cell table:formula="of:=[$'cz.csv'.C172]-[$'cz.csv'.C171]" office:value-type="float" office:value="182.2335766423" calcext:value-type="float">
            <text:p>182.2335766423</text:p>
          </table:table-cell>
          <table:table-cell/>
          <table:table-cell table:style-name="ce4" table:formula="of:=[.X172]" office:value-type="date" office:date-value="2020-08-12" calcext:value-type="date">
            <text:p>12/08/20</text:p>
          </table:table-cell>
          <table:table-cell table:formula="of:=[$'cz.csv'.E172]-[$'cz.csv'.E171]" office:value-type="float" office:value="0" calcext:value-type="float">
            <text:p>0</text:p>
          </table:table-cell>
          <table:table-cell/>
          <table:table-cell table:style-name="ce4" table:formula="of:=[.AA172]" office:value-type="date" office:date-value="2020-08-12" calcext:value-type="date">
            <text:p>12/08/2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table:style-name="ce4" table:formula="of:=[$'cz.csv'.A173]" office:value-type="date" office:date-value="2020-08-13" calcext:value-type="date">
            <text:p>13/08/20</text:p>
          </table:table-cell>
          <table:table-cell table:formula="of:=[$'cz.csv'.I173]" office:value-type="float" office:value="0.931094249919224" calcext:value-type="float">
            <text:p>0.931094249919224</text:p>
          </table:table-cell>
          <table:table-cell table:formula="of:=EXP(-[.$A$2]*[$'cz.csv'.J173])" office:value-type="float" office:value="0.0988012754537234" calcext:value-type="float">
            <text:p>0.098801275453723</text:p>
          </table:table-cell>
          <table:table-cell table:formula="of:=1-[.$A$4]*[$'cz.csv'.J173]" office:value-type="float" office:value="-2.00626096807607" calcext:value-type="float">
            <text:p>-2.00626096807607</text:p>
          </table:table-cell>
          <table:table-cell/>
          <table:table-cell table:style-name="ce4" table:formula="of:=[.B173]" office:value-type="date" office:date-value="2020-08-13" calcext:value-type="date">
            <text:p>13/08/20</text:p>
          </table:table-cell>
          <table:table-cell table:formula="of:=[.C173]*[.D173]*[.$A$6]" office:value-type="float" office:value="0.109929233055295" calcext:value-type="float">
            <text:p>0.109929233055295</text:p>
          </table:table-cell>
          <table:table-cell table:formula="of:=[.$A$8]*[.C173]*[.E173]" office:value-type="float" office:value="-1.73074674471962" calcext:value-type="float">
            <text:p>-1.73074674471962</text:p>
          </table:table-cell>
          <table:table-cell table:number-columns-repeated="11"/>
          <table:table-cell table:style-name="ce4" table:formula="of:=[$'cz.csv'.A173]" office:value-type="date" office:date-value="2020-08-13" calcext:value-type="date">
            <text:p>13/08/20</text:p>
          </table:table-cell>
          <table:table-cell table:formula="of:=[$'cz.csv'.B173]-[$'cz.csv'.B172]" office:value-type="float" office:value="134.77738515901" calcext:value-type="float">
            <text:p>134.77738515901</text:p>
          </table:table-cell>
          <table:table-cell/>
          <table:table-cell table:style-name="ce4" table:formula="of:=[.U173]" office:value-type="date" office:date-value="2020-08-13" calcext:value-type="date">
            <text:p>13/08/20</text:p>
          </table:table-cell>
          <table:table-cell table:formula="of:=[$'cz.csv'.C173]-[$'cz.csv'.C172]" office:value-type="float" office:value="191.222614841001" calcext:value-type="float">
            <text:p>191.222614841001</text:p>
          </table:table-cell>
          <table:table-cell/>
          <table:table-cell table:style-name="ce4" table:formula="of:=[.X173]" office:value-type="date" office:date-value="2020-08-13" calcext:value-type="date">
            <text:p>13/08/20</text:p>
          </table:table-cell>
          <table:table-cell table:formula="of:=[$'cz.csv'.E173]-[$'cz.csv'.E172]" office:value-type="float" office:value="0" calcext:value-type="float">
            <text:p>0</text:p>
          </table:table-cell>
          <table:table-cell/>
          <table:table-cell table:style-name="ce4" table:formula="of:=[.AA173]" office:value-type="date" office:date-value="2020-08-13" calcext:value-type="date">
            <text:p>13/08/2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/>
          <table:table-cell table:style-name="ce4" table:formula="of:=[$'cz.csv'.A174]" office:value-type="date" office:date-value="2020-08-14" calcext:value-type="date">
            <text:p>14/08/20</text:p>
          </table:table-cell>
          <table:table-cell table:formula="of:=[$'cz.csv'.I174]" office:value-type="float" office:value="0.936608713110465" calcext:value-type="float">
            <text:p>0.936608713110465</text:p>
          </table:table-cell>
          <table:table-cell table:formula="of:=EXP(-[.$A$2]*[$'cz.csv'.J174])" office:value-type="float" office:value="0.0983360203618538" calcext:value-type="float">
            <text:p>0.098336020361854</text:p>
          </table:table-cell>
          <table:table-cell table:formula="of:=1-[.$A$4]*[$'cz.csv'.J174]" office:value-type="float" office:value="-2.01239146208102" calcext:value-type="float">
            <text:p>-2.01239146208102</text:p>
          </table:table-cell>
          <table:table-cell/>
          <table:table-cell table:style-name="ce4" table:formula="of:=[.B174]" office:value-type="date" office:date-value="2020-08-14" calcext:value-type="date">
            <text:p>14/08/20</text:p>
          </table:table-cell>
          <table:table-cell table:formula="of:=[.C174]*[.D174]*[.$A$6]" office:value-type="float" office:value="0.110059573241602" calcext:value-type="float">
            <text:p>0.110059573241602</text:p>
          </table:table-cell>
          <table:table-cell table:formula="of:=[.$A$8]*[.C174]*[.E174]" office:value-type="float" office:value="-1.74631713167316" calcext:value-type="float">
            <text:p>-1.74631713167316</text:p>
          </table:table-cell>
          <table:table-cell table:number-columns-repeated="11"/>
          <table:table-cell table:style-name="ce4" table:formula="of:=[$'cz.csv'.A174]" office:value-type="date" office:date-value="2020-08-14" calcext:value-type="date">
            <text:p>14/08/20</text:p>
          </table:table-cell>
          <table:table-cell table:formula="of:=[$'cz.csv'.B174]-[$'cz.csv'.B173]" office:value-type="float" office:value="134.85943775101" calcext:value-type="float">
            <text:p>134.85943775101</text:p>
          </table:table-cell>
          <table:table-cell/>
          <table:table-cell table:style-name="ce4" table:formula="of:=[.U174]" office:value-type="date" office:date-value="2020-08-14" calcext:value-type="date">
            <text:p>14/08/20</text:p>
          </table:table-cell>
          <table:table-cell table:formula="of:=[$'cz.csv'.C174]-[$'cz.csv'.C173]" office:value-type="float" office:value="157.140562248998" calcext:value-type="float">
            <text:p>157.140562248998</text:p>
          </table:table-cell>
          <table:table-cell/>
          <table:table-cell table:style-name="ce4" table:formula="of:=[.X174]" office:value-type="date" office:date-value="2020-08-14" calcext:value-type="date">
            <text:p>14/08/20</text:p>
          </table:table-cell>
          <table:table-cell table:formula="of:=[$'cz.csv'.E174]-[$'cz.csv'.E173]" office:value-type="float" office:value="3" calcext:value-type="float">
            <text:p>3</text:p>
          </table:table-cell>
          <table:table-cell/>
          <table:table-cell table:style-name="ce4" table:formula="of:=[.AA174]" office:value-type="date" office:date-value="2020-08-14" calcext:value-type="date">
            <text:p>14/08/2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4" table:formula="of:=[$'cz.csv'.A175]" office:value-type="date" office:date-value="2020-08-15" calcext:value-type="date">
            <text:p>15/08/20</text:p>
          </table:table-cell>
          <table:table-cell table:formula="of:=[$'cz.csv'.I175]" office:value-type="float" office:value="0.942123176301705" calcext:value-type="float">
            <text:p>0.942123176301705</text:p>
          </table:table-cell>
          <table:table-cell table:formula="of:=EXP(-[.$A$2]*[$'cz.csv'.J175])" office:value-type="float" office:value="0.0978729561556739" calcext:value-type="float">
            <text:p>0.097872956155674</text:p>
          </table:table-cell>
          <table:table-cell table:formula="of:=1-[.$A$4]*[$'cz.csv'.J175]" office:value-type="float" office:value="-2.01852195608598" calcext:value-type="float">
            <text:p>-2.01852195608598</text:p>
          </table:table-cell>
          <table:table-cell/>
          <table:table-cell table:style-name="ce4" table:formula="of:=[.B175]" office:value-type="date" office:date-value="2020-08-15" calcext:value-type="date">
            <text:p>15/08/20</text:p>
          </table:table-cell>
          <table:table-cell table:formula="of:=[.C175]*[.D175]*[.$A$6]" office:value-type="float" office:value="0.110186248239858" calcext:value-type="float">
            <text:p>0.110186248239858</text:p>
          </table:table-cell>
          <table:table-cell table:formula="of:=[.$A$8]*[.C175]*[.E175]" office:value-type="float" office:value="-1.76195016286957" calcext:value-type="float">
            <text:p>-1.76195016286957</text:p>
          </table:table-cell>
          <table:table-cell table:number-columns-repeated="11"/>
          <table:table-cell table:style-name="ce4" table:formula="of:=[$'cz.csv'.A175]" office:value-type="date" office:date-value="2020-08-15" calcext:value-type="date">
            <text:p>15/08/20</text:p>
          </table:table-cell>
          <table:table-cell table:formula="of:=[$'cz.csv'.B175]-[$'cz.csv'.B174]" office:value-type="float" office:value="86.95945945946" calcext:value-type="float">
            <text:p>86.95945945946</text:p>
          </table:table-cell>
          <table:table-cell/>
          <table:table-cell table:style-name="ce4" table:formula="of:=[.U175]" office:value-type="date" office:date-value="2020-08-15" calcext:value-type="date">
            <text:p>15/08/20</text:p>
          </table:table-cell>
          <table:table-cell table:formula="of:=[$'cz.csv'.C175]-[$'cz.csv'.C174]" office:value-type="float" office:value="111.0405405406" calcext:value-type="float">
            <text:p>111.0405405406</text:p>
          </table:table-cell>
          <table:table-cell/>
          <table:table-cell table:style-name="ce4" table:formula="of:=[.X175]" office:value-type="date" office:date-value="2020-08-15" calcext:value-type="date">
            <text:p>15/08/20</text:p>
          </table:table-cell>
          <table:table-cell table:formula="of:=[$'cz.csv'.E175]-[$'cz.csv'.E174]" office:value-type="float" office:value="1" calcext:value-type="float">
            <text:p>1</text:p>
          </table:table-cell>
          <table:table-cell/>
          <table:table-cell table:style-name="ce4" table:formula="of:=[.AA175]" office:value-type="date" office:date-value="2020-08-15" calcext:value-type="date">
            <text:p>15/08/2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4" table:formula="of:=[$'cz.csv'.A176]" office:value-type="date" office:date-value="2020-08-16" calcext:value-type="date">
            <text:p>16/08/20</text:p>
          </table:table-cell>
          <table:table-cell table:formula="of:=[$'cz.csv'.I176]" office:value-type="float" office:value="0.947637639492945" calcext:value-type="float">
            <text:p>0.947637639492945</text:p>
          </table:table-cell>
          <table:table-cell table:formula="of:=EXP(-[.$A$2]*[$'cz.csv'.J176])" office:value-type="float" office:value="0.0974120725183055" calcext:value-type="float">
            <text:p>0.097412072518306</text:p>
          </table:table-cell>
          <table:table-cell table:formula="of:=1-[.$A$4]*[$'cz.csv'.J176]" office:value-type="float" office:value="-2.02465245009093" calcext:value-type="float">
            <text:p>-2.02465245009093</text:p>
          </table:table-cell>
          <table:table-cell/>
          <table:table-cell table:style-name="ce4" table:formula="of:=[.B176]" office:value-type="date" office:date-value="2020-08-16" calcext:value-type="date">
            <text:p>16/08/20</text:p>
          </table:table-cell>
          <table:table-cell table:formula="of:=[.C176]*[.D176]*[.$A$6]" office:value-type="float" office:value="0.110309289678545" calcext:value-type="float">
            <text:p>0.110309289678545</text:p>
          </table:table-cell>
          <table:table-cell table:formula="of:=[.$A$8]*[.C176]*[.E176]" office:value-type="float" office:value="-1.77764583830887" calcext:value-type="float">
            <text:p>-1.77764583830887</text:p>
          </table:table-cell>
          <table:table-cell table:number-columns-repeated="11"/>
          <table:table-cell table:style-name="ce4" table:formula="of:=[$'cz.csv'.A176]" office:value-type="date" office:date-value="2020-08-16" calcext:value-type="date">
            <text:p>16/08/20</text:p>
          </table:table-cell>
          <table:table-cell table:formula="of:=[$'cz.csv'.B176]-[$'cz.csv'.B175]" office:value-type="float" office:value="48.9761904761899" calcext:value-type="float">
            <text:p>48.9761904761899</text:p>
          </table:table-cell>
          <table:table-cell/>
          <table:table-cell table:style-name="ce4" table:formula="of:=[.U176]" office:value-type="date" office:date-value="2020-08-16" calcext:value-type="date">
            <text:p>16/08/20</text:p>
          </table:table-cell>
          <table:table-cell table:formula="of:=[$'cz.csv'.C176]-[$'cz.csv'.C175]" office:value-type="float" office:value="72.0238095238001" calcext:value-type="float">
            <text:p>72.0238095238001</text:p>
          </table:table-cell>
          <table:table-cell/>
          <table:table-cell table:style-name="ce4" table:formula="of:=[.X176]" office:value-type="date" office:date-value="2020-08-16" calcext:value-type="date">
            <text:p>16/08/20</text:p>
          </table:table-cell>
          <table:table-cell table:formula="of:=[$'cz.csv'.E176]-[$'cz.csv'.E175]" office:value-type="float" office:value="2" calcext:value-type="float">
            <text:p>2</text:p>
          </table:table-cell>
          <table:table-cell/>
          <table:table-cell table:style-name="ce4" table:formula="of:=[.AA176]" office:value-type="date" office:date-value="2020-08-16" calcext:value-type="date">
            <text:p>16/08/2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4" table:formula="of:=[$'cz.csv'.A177]" office:value-type="date" office:date-value="2020-08-17" calcext:value-type="date">
            <text:p>17/08/20</text:p>
          </table:table-cell>
          <table:table-cell table:formula="of:=[$'cz.csv'.I177]" office:value-type="float" office:value="0.953152102684185" calcext:value-type="float">
            <text:p>0.953152102684185</text:p>
          </table:table-cell>
          <table:table-cell table:formula="of:=EXP(-[.$A$2]*[$'cz.csv'.J177])" office:value-type="float" office:value="0.0969534090813233" calcext:value-type="float">
            <text:p>0.096953409081323</text:p>
          </table:table-cell>
          <table:table-cell table:formula="of:=1-[.$A$4]*[$'cz.csv'.J177]" office:value-type="float" office:value="-2.03078227563072" calcext:value-type="float">
            <text:p>-2.03078227563072</text:p>
          </table:table-cell>
          <table:table-cell/>
          <table:table-cell table:style-name="ce4" table:formula="of:=[.B177]" office:value-type="date" office:date-value="2020-08-17" calcext:value-type="date">
            <text:p>17/08/20</text:p>
          </table:table-cell>
          <table:table-cell table:formula="of:=[.C177]*[.D177]*[.$A$6]" office:value-type="float" office:value="0.110428785804903" calcext:value-type="float">
            <text:p>0.110428785804903</text:p>
          </table:table-cell>
          <table:table-cell table:formula="of:=[.$A$8]*[.C177]*[.E177]" office:value-type="float" office:value="-1.79340356766297" calcext:value-type="float">
            <text:p>-1.79340356766297</text:p>
          </table:table-cell>
          <table:table-cell table:number-columns-repeated="11"/>
          <table:table-cell table:style-name="ce4" table:formula="of:=[$'cz.csv'.A177]" office:value-type="date" office:date-value="2020-08-17" calcext:value-type="date">
            <text:p>17/08/20</text:p>
          </table:table-cell>
          <table:table-cell table:formula="of:=[$'cz.csv'.B177]-[$'cz.csv'.B176]" office:value-type="float" office:value="82.0317460317501" calcext:value-type="float">
            <text:p>82.0317460317501</text:p>
          </table:table-cell>
          <table:table-cell/>
          <table:table-cell table:style-name="ce4" table:formula="of:=[.U177]" office:value-type="date" office:date-value="2020-08-17" calcext:value-type="date">
            <text:p>17/08/20</text:p>
          </table:table-cell>
          <table:table-cell table:formula="of:=[$'cz.csv'.C177]-[$'cz.csv'.C176]" office:value-type="float" office:value="107.968253968202" calcext:value-type="float">
            <text:p>107.968253968202</text:p>
          </table:table-cell>
          <table:table-cell/>
          <table:table-cell table:style-name="ce4" table:formula="of:=[.X177]" office:value-type="date" office:date-value="2020-08-17" calcext:value-type="date">
            <text:p>17/08/20</text:p>
          </table:table-cell>
          <table:table-cell table:formula="of:=[$'cz.csv'.E177]-[$'cz.csv'.E176]" office:value-type="float" office:value="2" calcext:value-type="float">
            <text:p>2</text:p>
          </table:table-cell>
          <table:table-cell/>
          <table:table-cell table:style-name="ce4" table:formula="of:=[.AA177]" office:value-type="date" office:date-value="2020-08-17" calcext:value-type="date">
            <text:p>17/08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4" table:formula="of:=[$'cz.csv'.A178]" office:value-type="date" office:date-value="2020-08-18" calcext:value-type="date">
            <text:p>18/08/20</text:p>
          </table:table-cell>
          <table:table-cell table:formula="of:=[$'cz.csv'.I178]" office:value-type="float" office:value="0.958666565875425" calcext:value-type="float">
            <text:p>0.958666565875425</text:p>
          </table:table-cell>
          <table:table-cell table:formula="of:=EXP(-[.$A$2]*[$'cz.csv'.J178])" office:value-type="float" office:value="0.0964968555900647" calcext:value-type="float">
            <text:p>0.096496855590065</text:p>
          </table:table-cell>
          <table:table-cell table:formula="of:=1-[.$A$4]*[$'cz.csv'.J178]" office:value-type="float" office:value="-2.03691276963568" calcext:value-type="float">
            <text:p>-2.03691276963568</text:p>
          </table:table-cell>
          <table:table-cell/>
          <table:table-cell table:style-name="ce4" table:formula="of:=[.B178]" office:value-type="date" office:date-value="2020-08-18" calcext:value-type="date">
            <text:p>18/08/20</text:p>
          </table:table-cell>
          <table:table-cell table:formula="of:=[.C178]*[.D178]*[.$A$6]" office:value-type="float" office:value="0.110544654204458" calcext:value-type="float">
            <text:p>0.110544654204458</text:p>
          </table:table-cell>
          <table:table-cell table:formula="of:=[.$A$8]*[.C178]*[.E178]" office:value-type="float" office:value="-1.80922452817268" calcext:value-type="float">
            <text:p>-1.80922452817268</text:p>
          </table:table-cell>
          <table:table-cell table:number-columns-repeated="11"/>
          <table:table-cell table:style-name="ce4" table:formula="of:=[$'cz.csv'.A178]" office:value-type="date" office:date-value="2020-08-18" calcext:value-type="date">
            <text:p>18/08/20</text:p>
          </table:table-cell>
          <table:table-cell table:formula="of:=[$'cz.csv'.B178]-[$'cz.csv'.B177]" office:value-type="float" office:value="93.6666666666597" calcext:value-type="float">
            <text:p>93.6666666666597</text:p>
          </table:table-cell>
          <table:table-cell/>
          <table:table-cell table:style-name="ce4" table:formula="of:=[.U178]" office:value-type="date" office:date-value="2020-08-18" calcext:value-type="date">
            <text:p>18/08/20</text:p>
          </table:table-cell>
          <table:table-cell table:formula="of:=[$'cz.csv'.C178]-[$'cz.csv'.C177]" office:value-type="float" office:value="187.333333333399" calcext:value-type="float">
            <text:p>187.333333333399</text:p>
          </table:table-cell>
          <table:table-cell/>
          <table:table-cell table:style-name="ce4" table:formula="of:=[.X178]" office:value-type="date" office:date-value="2020-08-18" calcext:value-type="date">
            <text:p>18/08/20</text:p>
          </table:table-cell>
          <table:table-cell table:formula="of:=[$'cz.csv'.E178]-[$'cz.csv'.E177]" office:value-type="float" office:value="2" calcext:value-type="float">
            <text:p>2</text:p>
          </table:table-cell>
          <table:table-cell/>
          <table:table-cell table:style-name="ce4" table:formula="of:=[.AA178]" office:value-type="date" office:date-value="2020-08-18" calcext:value-type="date">
            <text:p>18/08/2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4" table:formula="of:=[$'cz.csv'.A179]" office:value-type="date" office:date-value="2020-08-19" calcext:value-type="date">
            <text:p>19/08/20</text:p>
          </table:table-cell>
          <table:table-cell table:formula="of:=[$'cz.csv'.I179]" office:value-type="float" office:value="0.964181029066665" calcext:value-type="float">
            <text:p>0.964181029066665</text:p>
          </table:table-cell>
          <table:table-cell table:formula="of:=EXP(-[.$A$2]*[$'cz.csv'.J179])" office:value-type="float" office:value="0.0960424520086686" calcext:value-type="float">
            <text:p>0.096042452008669</text:p>
          </table:table-cell>
          <table:table-cell table:formula="of:=1-[.$A$4]*[$'cz.csv'.J179]" office:value-type="float" office:value="-2.04304326364063" calcext:value-type="float">
            <text:p>-2.04304326364063</text:p>
          </table:table-cell>
          <table:table-cell/>
          <table:table-cell table:style-name="ce4" table:formula="of:=[.B179]" office:value-type="date" office:date-value="2020-08-19" calcext:value-type="date">
            <text:p>19/08/20</text:p>
          </table:table-cell>
          <table:table-cell table:formula="of:=[.C179]*[.D179]*[.$A$6]" office:value-type="float" office:value="0.110656982633799" calcext:value-type="float">
            <text:p>0.110656982633799</text:p>
          </table:table-cell>
          <table:table-cell table:formula="of:=[.$A$8]*[.C179]*[.E179]" office:value-type="float" office:value="-1.82510813292528" calcext:value-type="float">
            <text:p>-1.82510813292528</text:p>
          </table:table-cell>
          <table:table-cell table:number-columns-repeated="11"/>
          <table:table-cell table:style-name="ce4" table:formula="of:=[$'cz.csv'.A179]" office:value-type="date" office:date-value="2020-08-19" calcext:value-type="date">
            <text:p>19/08/20</text:p>
          </table:table-cell>
          <table:table-cell table:formula="of:=[$'cz.csv'.B179]-[$'cz.csv'.B178]" office:value-type="float" office:value="110.9756097561" calcext:value-type="float">
            <text:p>110.9756097561</text:p>
          </table:table-cell>
          <table:table-cell/>
          <table:table-cell table:style-name="ce4" table:formula="of:=[.U179]" office:value-type="date" office:date-value="2020-08-19" calcext:value-type="date">
            <text:p>19/08/20</text:p>
          </table:table-cell>
          <table:table-cell table:formula="of:=[$'cz.csv'.C179]-[$'cz.csv'.C178]" office:value-type="float" office:value="204.0243902439" calcext:value-type="float">
            <text:p>204.0243902439</text:p>
          </table:table-cell>
          <table:table-cell/>
          <table:table-cell table:style-name="ce4" table:formula="of:=[.X179]" office:value-type="date" office:date-value="2020-08-19" calcext:value-type="date">
            <text:p>19/08/20</text:p>
          </table:table-cell>
          <table:table-cell table:formula="of:=[$'cz.csv'.E179]-[$'cz.csv'.E178]" office:value-type="float" office:value="3" calcext:value-type="float">
            <text:p>3</text:p>
          </table:table-cell>
          <table:table-cell/>
          <table:table-cell table:style-name="ce4" table:formula="of:=[.AA179]" office:value-type="date" office:date-value="2020-08-19" calcext:value-type="date">
            <text:p>19/08/2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table:style-name="ce4" table:formula="of:=[$'cz.csv'.A180]" office:value-type="date" office:date-value="2020-08-20" calcext:value-type="date">
            <text:p>20/08/20</text:p>
          </table:table-cell>
          <table:table-cell table:formula="of:=[$'cz.csv'.I180]" office:value-type="float" office:value="0.969695492257905" calcext:value-type="float">
            <text:p>0.969695492257905</text:p>
          </table:table-cell>
          <table:table-cell table:formula="of:=EXP(-[.$A$2]*[$'cz.csv'.J180])" office:value-type="float" office:value="0.0955902374114869" calcext:value-type="float">
            <text:p>0.095590237411487</text:p>
          </table:table-cell>
          <table:table-cell table:formula="of:=1-[.$A$4]*[$'cz.csv'.J180]" office:value-type="float" office:value="-2.04917308918042" calcext:value-type="float">
            <text:p>-2.04917308918042</text:p>
          </table:table-cell>
          <table:table-cell/>
          <table:table-cell table:style-name="ce4" table:formula="of:=[.B180]" office:value-type="date" office:date-value="2020-08-20" calcext:value-type="date">
            <text:p>20/08/20</text:p>
          </table:table-cell>
          <table:table-cell table:formula="of:=[.C180]*[.D180]*[.$A$6]" office:value-type="float" office:value="0.11076585887186" calcext:value-type="float">
            <text:p>0.11076585887186</text:p>
          </table:table-cell>
          <table:table-cell table:formula="of:=[.$A$8]*[.C180]*[.E180]" office:value-type="float" office:value="-1.84105378134664" calcext:value-type="float">
            <text:p>-1.84105378134664</text:p>
          </table:table-cell>
          <table:table-cell table:number-columns-repeated="11"/>
          <table:table-cell table:style-name="ce4" table:formula="of:=[$'cz.csv'.A180]" office:value-type="date" office:date-value="2020-08-20" calcext:value-type="date">
            <text:p>20/08/20</text:p>
          </table:table-cell>
          <table:table-cell table:formula="of:=[$'cz.csv'.B180]-[$'cz.csv'.B179]" office:value-type="float" office:value="81.8668555240802" calcext:value-type="float">
            <text:p>81.8668555240802</text:p>
          </table:table-cell>
          <table:table-cell/>
          <table:table-cell table:style-name="ce4" table:formula="of:=[.U180]" office:value-type="date" office:date-value="2020-08-20" calcext:value-type="date">
            <text:p>20/08/20</text:p>
          </table:table-cell>
          <table:table-cell table:formula="of:=[$'cz.csv'.C180]-[$'cz.csv'.C179]" office:value-type="float" office:value="165.1331444759" calcext:value-type="float">
            <text:p>165.1331444759</text:p>
          </table:table-cell>
          <table:table-cell/>
          <table:table-cell table:style-name="ce4" table:formula="of:=[.X180]" office:value-type="date" office:date-value="2020-08-20" calcext:value-type="date">
            <text:p>20/08/20</text:p>
          </table:table-cell>
          <table:table-cell table:formula="of:=[$'cz.csv'.E180]-[$'cz.csv'.E179]" office:value-type="float" office:value="2" calcext:value-type="float">
            <text:p>2</text:p>
          </table:table-cell>
          <table:table-cell/>
          <table:table-cell table:style-name="ce4" table:formula="of:=[.AA180]" office:value-type="date" office:date-value="2020-08-20" calcext:value-type="date">
            <text:p>20/08/2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4" table:formula="of:=[$'cz.csv'.A181]" office:value-type="date" office:date-value="2020-08-21" calcext:value-type="date">
            <text:p>21/08/20</text:p>
          </table:table-cell>
          <table:table-cell table:formula="of:=[$'cz.csv'.I181]" office:value-type="float" office:value="0.970728408411865" calcext:value-type="float">
            <text:p>0.970728408411865</text:p>
          </table:table-cell>
          <table:table-cell table:formula="of:=EXP(-[.$A$2]*[$'cz.csv'.J181])" office:value-type="float" office:value="0.0951401030940454" calcext:value-type="float">
            <text:p>0.095140103094046</text:p>
          </table:table-cell>
          <table:table-cell table:formula="of:=1-[.$A$4]*[$'cz.csv'.J181]" office:value-type="float" office:value="-2.05530358318538" calcext:value-type="float">
            <text:p>-2.05530358318538</text:p>
          </table:table-cell>
          <table:table-cell/>
          <table:table-cell table:style-name="ce4" table:formula="of:=[.B181]" office:value-type="date" office:date-value="2020-08-21" calcext:value-type="date">
            <text:p>21/08/20</text:p>
          </table:table-cell>
          <table:table-cell table:formula="of:=[.C181]*[.D181]*[.$A$6]" office:value-type="float" office:value="0.110361694362859" calcext:value-type="float">
            <text:p>0.110361694362859</text:p>
          </table:table-cell>
          <table:table-cell table:formula="of:=[.$A$8]*[.C181]*[.E181]" office:value-type="float" office:value="-1.84852859738839" calcext:value-type="float">
            <text:p>-1.84852859738839</text:p>
          </table:table-cell>
          <table:table-cell table:number-columns-repeated="11"/>
          <table:table-cell table:style-name="ce4" table:formula="of:=[$'cz.csv'.A181]" office:value-type="date" office:date-value="2020-08-21" calcext:value-type="date">
            <text:p>21/08/20</text:p>
          </table:table-cell>
          <table:table-cell table:formula="of:=[$'cz.csv'.B181]-[$'cz.csv'.B180]" office:value-type="float" office:value="186.51194539249" calcext:value-type="float">
            <text:p>186.51194539249</text:p>
          </table:table-cell>
          <table:table-cell/>
          <table:table-cell table:style-name="ce4" table:formula="of:=[.U181]" office:value-type="date" office:date-value="2020-08-21" calcext:value-type="date">
            <text:p>21/08/20</text:p>
          </table:table-cell>
          <table:table-cell table:formula="of:=[$'cz.csv'.C181]-[$'cz.csv'.C180]" office:value-type="float" office:value="319.4880546075" calcext:value-type="float">
            <text:p>319.4880546075</text:p>
          </table:table-cell>
          <table:table-cell/>
          <table:table-cell table:style-name="ce4" table:formula="of:=[.X181]" office:value-type="date" office:date-value="2020-08-21" calcext:value-type="date">
            <text:p>21/08/20</text:p>
          </table:table-cell>
          <table:table-cell table:formula="of:=[$'cz.csv'.E181]-[$'cz.csv'.E180]" office:value-type="float" office:value="5" calcext:value-type="float">
            <text:p>5</text:p>
          </table:table-cell>
          <table:table-cell/>
          <table:table-cell table:style-name="ce4" table:formula="of:=[.AA181]" office:value-type="date" office:date-value="2020-08-21" calcext:value-type="date">
            <text:p>21/08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table:style-name="ce4" table:formula="of:=[$'cz.csv'.A182]" office:value-type="date" office:date-value="2020-08-22" calcext:value-type="date">
            <text:p>22/08/20</text:p>
          </table:table-cell>
          <table:table-cell table:formula="of:=[$'cz.csv'.I182]" office:value-type="float" office:value="0.971761324565825" calcext:value-type="float">
            <text:p>0.971761324565825</text:p>
          </table:table-cell>
          <table:table-cell table:formula="of:=EXP(-[.$A$2]*[$'cz.csv'.J182])" office:value-type="float" office:value="0.0946920884585843" calcext:value-type="float">
            <text:p>0.094692088458584</text:p>
          </table:table-cell>
          <table:table-cell table:formula="of:=1-[.$A$4]*[$'cz.csv'.J182]" office:value-type="float" office:value="-2.06143407719033" calcext:value-type="float">
            <text:p>-2.06143407719033</text:p>
          </table:table-cell>
          <table:table-cell/>
          <table:table-cell table:style-name="ce4" table:formula="of:=[.B182]" office:value-type="date" office:date-value="2020-08-22" calcext:value-type="date">
            <text:p>22/08/20</text:p>
          </table:table-cell>
          <table:table-cell table:formula="of:=[.C182]*[.D182]*[.$A$6]" office:value-type="float" office:value="0.10995888007789" calcext:value-type="float">
            <text:p>0.10995888007789</text:p>
          </table:table-cell>
          <table:table-cell table:formula="of:=[.$A$8]*[.C182]*[.E182]" office:value-type="float" office:value="-1.85601514734661" calcext:value-type="float">
            <text:p>-1.85601514734661</text:p>
          </table:table-cell>
          <table:table-cell table:number-columns-repeated="11"/>
          <table:table-cell table:style-name="ce4" table:formula="of:=[$'cz.csv'.A182]" office:value-type="date" office:date-value="2020-08-22" calcext:value-type="date">
            <text:p>22/08/20</text:p>
          </table:table-cell>
          <table:table-cell table:formula="of:=[$'cz.csv'.B182]-[$'cz.csv'.B181]" office:value-type="float" office:value="94.3821656050995" calcext:value-type="float">
            <text:p>94.3821656050995</text:p>
          </table:table-cell>
          <table:table-cell/>
          <table:table-cell table:style-name="ce4" table:formula="of:=[.U182]" office:value-type="date" office:date-value="2020-08-22" calcext:value-type="date">
            <text:p>22/08/20</text:p>
          </table:table-cell>
          <table:table-cell table:formula="of:=[$'cz.csv'.C182]-[$'cz.csv'.C181]" office:value-type="float" office:value="144.6178343949" calcext:value-type="float">
            <text:p>144.6178343949</text:p>
          </table:table-cell>
          <table:table-cell/>
          <table:table-cell table:style-name="ce4" table:formula="of:=[.X182]" office:value-type="date" office:date-value="2020-08-22" calcext:value-type="date">
            <text:p>22/08/20</text:p>
          </table:table-cell>
          <table:table-cell table:formula="of:=[$'cz.csv'.E182]-[$'cz.csv'.E181]" office:value-type="float" office:value="0" calcext:value-type="float">
            <text:p>0</text:p>
          </table:table-cell>
          <table:table-cell/>
          <table:table-cell table:style-name="ce4" table:formula="of:=[.AA182]" office:value-type="date" office:date-value="2020-08-22" calcext:value-type="date">
            <text:p>22/08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4" table:formula="of:=[$'cz.csv'.A183]" office:value-type="date" office:date-value="2020-08-23" calcext:value-type="date">
            <text:p>23/08/20</text:p>
          </table:table-cell>
          <table:table-cell table:formula="of:=[$'cz.csv'.I183]" office:value-type="float" office:value="0.972794240719785" calcext:value-type="float">
            <text:p>0.972794240719785</text:p>
          </table:table-cell>
          <table:table-cell table:formula="of:=EXP(-[.$A$2]*[$'cz.csv'.J183])" office:value-type="float" office:value="0.0942461835235234" calcext:value-type="float">
            <text:p>0.094246183523524</text:p>
          </table:table-cell>
          <table:table-cell table:formula="of:=1-[.$A$4]*[$'cz.csv'.J183]" office:value-type="float" office:value="-2.06756457119529" calcext:value-type="float">
            <text:p>-2.06756457119529</text:p>
          </table:table-cell>
          <table:table-cell/>
          <table:table-cell table:style-name="ce4" table:formula="of:=[.B183]" office:value-type="date" office:date-value="2020-08-23" calcext:value-type="date">
            <text:p>23/08/20</text:p>
          </table:table-cell>
          <table:table-cell table:formula="of:=[.C183]*[.D183]*[.$A$6]" office:value-type="float" office:value="0.10955741226276" calcext:value-type="float">
            <text:p>0.10955741226276</text:p>
          </table:table-cell>
          <table:table-cell table:formula="of:=[.$A$8]*[.C183]*[.E183]" office:value-type="float" office:value="-1.86351343122129" calcext:value-type="float">
            <text:p>-1.86351343122129</text:p>
          </table:table-cell>
          <table:table-cell table:number-columns-repeated="11"/>
          <table:table-cell table:style-name="ce4" table:formula="of:=[$'cz.csv'.A183]" office:value-type="date" office:date-value="2020-08-23" calcext:value-type="date">
            <text:p>23/08/20</text:p>
          </table:table-cell>
          <table:table-cell table:formula="of:=[$'cz.csv'.B183]-[$'cz.csv'.B182]" office:value-type="float" office:value="43.97580645161" calcext:value-type="float">
            <text:p>43.97580645161</text:p>
          </table:table-cell>
          <table:table-cell/>
          <table:table-cell table:style-name="ce4" table:formula="of:=[.U183]" office:value-type="date" office:date-value="2020-08-23" calcext:value-type="date">
            <text:p>23/08/20</text:p>
          </table:table-cell>
          <table:table-cell table:formula="of:=[$'cz.csv'.C183]-[$'cz.csv'.C182]" office:value-type="float" office:value="89.024193548401" calcext:value-type="float">
            <text:p>89.024193548401</text:p>
          </table:table-cell>
          <table:table-cell/>
          <table:table-cell table:style-name="ce4" table:formula="of:=[.X183]" office:value-type="date" office:date-value="2020-08-23" calcext:value-type="date">
            <text:p>23/08/20</text:p>
          </table:table-cell>
          <table:table-cell table:formula="of:=[$'cz.csv'.E183]-[$'cz.csv'.E182]" office:value-type="float" office:value="1" calcext:value-type="float">
            <text:p>1</text:p>
          </table:table-cell>
          <table:table-cell/>
          <table:table-cell table:style-name="ce4" table:formula="of:=[.AA183]" office:value-type="date" office:date-value="2020-08-23" calcext:value-type="date">
            <text:p>23/08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4" table:formula="of:=[$'cz.csv'.A184]" office:value-type="date" office:date-value="2020-08-24" calcext:value-type="date">
            <text:p>24/08/20</text:p>
          </table:table-cell>
          <table:table-cell table:formula="of:=[$'cz.csv'.I184]" office:value-type="float" office:value="0.973827156873745" calcext:value-type="float">
            <text:p>0.973827156873745</text:p>
          </table:table-cell>
          <table:table-cell table:formula="of:=EXP(-[.$A$2]*[$'cz.csv'.J184])" office:value-type="float" office:value="0.0938024266324129" calcext:value-type="float">
            <text:p>0.093802426632413</text:p>
          </table:table-cell>
          <table:table-cell table:formula="of:=1-[.$A$4]*[$'cz.csv'.J184]" office:value-type="float" office:value="-2.07369439673508" calcext:value-type="float">
            <text:p>-2.07369439673508</text:p>
          </table:table-cell>
          <table:table-cell/>
          <table:table-cell table:style-name="ce4" table:formula="of:=[.B184]" office:value-type="date" office:date-value="2020-08-24" calcext:value-type="date">
            <text:p>24/08/20</text:p>
          </table:table-cell>
          <table:table-cell table:formula="of:=[.C184]*[.D184]*[.$A$6]" office:value-type="float" office:value="0.109157343349671" calcext:value-type="float">
            <text:p>0.109157343349671</text:p>
          </table:table-cell>
          <table:table-cell table:formula="of:=[.$A$8]*[.C184]*[.E184]" office:value-type="float" office:value="-1.8710228458794" calcext:value-type="float">
            <text:p>-1.8710228458794</text:p>
          </table:table-cell>
          <table:table-cell table:number-columns-repeated="11"/>
          <table:table-cell table:style-name="ce4" table:formula="of:=[$'cz.csv'.A184]" office:value-type="date" office:date-value="2020-08-24" calcext:value-type="date">
            <text:p>24/08/20</text:p>
          </table:table-cell>
          <table:table-cell table:formula="of:=[$'cz.csv'.B184]-[$'cz.csv'.B183]" office:value-type="float" office:value="103.33687002652" calcext:value-type="float">
            <text:p>103.33687002652</text:p>
          </table:table-cell>
          <table:table-cell/>
          <table:table-cell table:style-name="ce4" table:formula="of:=[.U184]" office:value-type="date" office:date-value="2020-08-24" calcext:value-type="date">
            <text:p>24/08/20</text:p>
          </table:table-cell>
          <table:table-cell table:formula="of:=[$'cz.csv'.C184]-[$'cz.csv'.C183]" office:value-type="float" office:value="154.6631299734" calcext:value-type="float">
            <text:p>154.6631299734</text:p>
          </table:table-cell>
          <table:table-cell/>
          <table:table-cell table:style-name="ce4" table:formula="of:=[.X184]" office:value-type="date" office:date-value="2020-08-24" calcext:value-type="date">
            <text:p>24/08/20</text:p>
          </table:table-cell>
          <table:table-cell table:formula="of:=[$'cz.csv'.E184]-[$'cz.csv'.E183]" office:value-type="float" office:value="3" calcext:value-type="float">
            <text:p>3</text:p>
          </table:table-cell>
          <table:table-cell/>
          <table:table-cell table:style-name="ce4" table:formula="of:=[.AA184]" office:value-type="date" office:date-value="2020-08-24" calcext:value-type="date">
            <text:p>24/08/2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table:style-name="ce4" table:formula="of:=[$'cz.csv'.A185]" office:value-type="date" office:date-value="2020-08-25" calcext:value-type="date">
            <text:p>25/08/20</text:p>
          </table:table-cell>
          <table:table-cell table:formula="of:=[$'cz.csv'.I185]" office:value-type="float" office:value="0.974860073027705" calcext:value-type="float">
            <text:p>0.974860073027705</text:p>
          </table:table-cell>
          <table:table-cell table:formula="of:=EXP(-[.$A$2]*[$'cz.csv'.J185])" office:value-type="float" office:value="0.0933607111138629" calcext:value-type="float">
            <text:p>0.093360711113863</text:p>
          </table:table-cell>
          <table:table-cell table:formula="of:=1-[.$A$4]*[$'cz.csv'.J185]" office:value-type="float" office:value="-2.07982489074003" calcext:value-type="float">
            <text:p>-2.07982489074003</text:p>
          </table:table-cell>
          <table:table-cell/>
          <table:table-cell table:style-name="ce4" table:formula="of:=[.B185]" office:value-type="date" office:date-value="2020-08-25" calcext:value-type="date">
            <text:p>25/08/20</text:p>
          </table:table-cell>
          <table:table-cell table:formula="of:=[.C185]*[.D185]*[.$A$6]" office:value-type="float" office:value="0.108758557028093" calcext:value-type="float">
            <text:p>0.108758557028093</text:p>
          </table:table-cell>
          <table:table-cell table:formula="of:=[.$A$8]*[.C185]*[.E185]" office:value-type="float" office:value="-1.87854459694727" calcext:value-type="float">
            <text:p>-1.87854459694727</text:p>
          </table:table-cell>
          <table:table-cell table:number-columns-repeated="11"/>
          <table:table-cell table:style-name="ce4" table:formula="of:=[$'cz.csv'.A185]" office:value-type="date" office:date-value="2020-08-25" calcext:value-type="date">
            <text:p>25/08/20</text:p>
          </table:table-cell>
          <table:table-cell table:formula="of:=[$'cz.csv'.B185]-[$'cz.csv'.B184]" office:value-type="float" office:value="127.69883040936" calcext:value-type="float">
            <text:p>127.69883040936</text:p>
          </table:table-cell>
          <table:table-cell/>
          <table:table-cell table:style-name="ce4" table:formula="of:=[.U185]" office:value-type="date" office:date-value="2020-08-25" calcext:value-type="date">
            <text:p>25/08/20</text:p>
          </table:table-cell>
          <table:table-cell table:formula="of:=[$'cz.csv'.C185]-[$'cz.csv'.C184]" office:value-type="float" office:value="239.301169590699" calcext:value-type="float">
            <text:p>239.301169590699</text:p>
          </table:table-cell>
          <table:table-cell/>
          <table:table-cell table:style-name="ce4" table:formula="of:=[.X185]" office:value-type="date" office:date-value="2020-08-25" calcext:value-type="date">
            <text:p>25/08/20</text:p>
          </table:table-cell>
          <table:table-cell table:formula="of:=[$'cz.csv'.E185]-[$'cz.csv'.E184]" office:value-type="float" office:value="1" calcext:value-type="float">
            <text:p>1</text:p>
          </table:table-cell>
          <table:table-cell/>
          <table:table-cell table:style-name="ce4" table:formula="of:=[.AA185]" office:value-type="date" office:date-value="2020-08-25" calcext:value-type="date">
            <text:p>25/08/2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table:style-name="ce4" table:formula="of:=[$'cz.csv'.A186]" office:value-type="date" office:date-value="2020-08-26" calcext:value-type="date">
            <text:p>26/08/20</text:p>
          </table:table-cell>
          <table:table-cell table:formula="of:=[$'cz.csv'.I186]" office:value-type="float" office:value="0.975892989181664" calcext:value-type="float">
            <text:p>0.975892989181664</text:p>
          </table:table-cell>
          <table:table-cell table:formula="of:=EXP(-[.$A$2]*[$'cz.csv'.J186])" office:value-type="float" office:value="0.0929210756331789" calcext:value-type="float">
            <text:p>0.092921075633179</text:p>
          </table:table-cell>
          <table:table-cell table:formula="of:=1-[.$A$4]*[$'cz.csv'.J186]" office:value-type="float" office:value="-2.08595538474499" calcext:value-type="float">
            <text:p>-2.08595538474499</text:p>
          </table:table-cell>
          <table:table-cell/>
          <table:table-cell table:style-name="ce4" table:formula="of:=[.B186]" office:value-type="date" office:date-value="2020-08-26" calcext:value-type="date">
            <text:p>26/08/20</text:p>
          </table:table-cell>
          <table:table-cell table:formula="of:=[.C186]*[.D186]*[.$A$6]" office:value-type="float" office:value="0.10836110594709" calcext:value-type="float">
            <text:p>0.10836110594709</text:p>
          </table:table-cell>
          <table:table-cell table:formula="of:=[.$A$8]*[.C186]*[.E186]" office:value-type="float" office:value="-1.88607808193161" calcext:value-type="float">
            <text:p>-1.88607808193161</text:p>
          </table:table-cell>
          <table:table-cell table:number-columns-repeated="11"/>
          <table:table-cell table:style-name="ce4" table:formula="of:=[$'cz.csv'.A186]" office:value-type="date" office:date-value="2020-08-26" calcext:value-type="date">
            <text:p>26/08/20</text:p>
          </table:table-cell>
          <table:table-cell table:formula="of:=[$'cz.csv'.B186]-[$'cz.csv'.B185]" office:value-type="float" office:value="129.7974025974" calcext:value-type="float">
            <text:p>129.7974025974</text:p>
          </table:table-cell>
          <table:table-cell/>
          <table:table-cell table:style-name="ce4" table:formula="of:=[.U186]" office:value-type="date" office:date-value="2020-08-26" calcext:value-type="date">
            <text:p>26/08/20</text:p>
          </table:table-cell>
          <table:table-cell table:formula="of:=[$'cz.csv'.C186]-[$'cz.csv'.C185]" office:value-type="float" office:value="273.2025974026" calcext:value-type="float">
            <text:p>273.2025974026</text:p>
          </table:table-cell>
          <table:table-cell/>
          <table:table-cell table:style-name="ce4" table:formula="of:=[.X186]" office:value-type="date" office:date-value="2020-08-26" calcext:value-type="date">
            <text:p>26/08/20</text:p>
          </table:table-cell>
          <table:table-cell table:formula="of:=[$'cz.csv'.E186]-[$'cz.csv'.E185]" office:value-type="float" office:value="2" calcext:value-type="float">
            <text:p>2</text:p>
          </table:table-cell>
          <table:table-cell/>
          <table:table-cell table:style-name="ce4" table:formula="of:=[.AA186]" office:value-type="date" office:date-value="2020-08-26" calcext:value-type="date">
            <text:p>26/08/20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table:style-name="ce4" table:formula="of:=[$'cz.csv'.A187]" office:value-type="date" office:date-value="2020-08-27" calcext:value-type="date">
            <text:p>27/08/20</text:p>
          </table:table-cell>
          <table:table-cell table:formula="of:=[$'cz.csv'.I187]" office:value-type="float" office:value="0.976925905335624" calcext:value-type="float">
            <text:p>0.976925905335624</text:p>
          </table:table-cell>
          <table:table-cell table:formula="of:=EXP(-[.$A$2]*[$'cz.csv'.J187])" office:value-type="float" office:value="0.0924835103954651" calcext:value-type="float">
            <text:p>0.092483510395465</text:p>
          </table:table-cell>
          <table:table-cell table:formula="of:=1-[.$A$4]*[$'cz.csv'.J187]" office:value-type="float" office:value="-2.09208587874994" calcext:value-type="float">
            <text:p>-2.09208587874994</text:p>
          </table:table-cell>
          <table:table-cell/>
          <table:table-cell table:style-name="ce4" table:formula="of:=[.B187]" office:value-type="date" office:date-value="2020-08-27" calcext:value-type="date">
            <text:p>27/08/20</text:p>
          </table:table-cell>
          <table:table-cell table:formula="of:=[.C187]*[.D187]*[.$A$6]" office:value-type="float" office:value="0.107964986374325" calcext:value-type="float">
            <text:p>0.107964986374325</text:p>
          </table:table-cell>
          <table:table-cell table:formula="of:=[.$A$8]*[.C187]*[.E187]" office:value-type="float" office:value="-1.89362330083241" calcext:value-type="float">
            <text:p>-1.89362330083241</text:p>
          </table:table-cell>
          <table:table-cell table:number-columns-repeated="11"/>
          <table:table-cell table:style-name="ce4" table:formula="of:=[$'cz.csv'.A187]" office:value-type="date" office:date-value="2020-08-27" calcext:value-type="date">
            <text:p>27/08/20</text:p>
          </table:table-cell>
          <table:table-cell table:formula="of:=[$'cz.csv'.B187]-[$'cz.csv'.B186]" office:value-type="float" office:value="69.1355498721296" calcext:value-type="float">
            <text:p>69.1355498721296</text:p>
          </table:table-cell>
          <table:table-cell/>
          <table:table-cell table:style-name="ce4" table:formula="of:=[.U187]" office:value-type="date" office:date-value="2020-08-27" calcext:value-type="date">
            <text:p>27/08/20</text:p>
          </table:table-cell>
          <table:table-cell table:formula="of:=[$'cz.csv'.C187]-[$'cz.csv'.C186]" office:value-type="float" office:value="148.864450127901" calcext:value-type="float">
            <text:p>148.864450127901</text:p>
          </table:table-cell>
          <table:table-cell/>
          <table:table-cell table:style-name="ce4" table:formula="of:=[.X187]" office:value-type="date" office:date-value="2020-08-27" calcext:value-type="date">
            <text:p>27/08/20</text:p>
          </table:table-cell>
          <table:table-cell table:formula="of:=[$'cz.csv'.E187]-[$'cz.csv'.E186]" office:value-type="float" office:value="0" calcext:value-type="float">
            <text:p>0</text:p>
          </table:table-cell>
          <table:table-cell/>
          <table:table-cell table:style-name="ce4" table:formula="of:=[.AA187]" office:value-type="date" office:date-value="2020-08-27" calcext:value-type="date">
            <text:p>27/08/2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/>
          <table:table-cell table:style-name="ce4" table:formula="of:=[$'cz.csv'.A188]" office:value-type="date" office:date-value="2020-08-28" calcext:value-type="date">
            <text:p>28/08/20</text:p>
          </table:table-cell>
          <table:table-cell table:formula="of:=[$'cz.csv'.I188]" office:value-type="float" office:value="0.977958821489584" calcext:value-type="float">
            <text:p>0.977958821489584</text:p>
          </table:table-cell>
          <table:table-cell table:formula="of:=EXP(-[.$A$2]*[$'cz.csv'.J188])" office:value-type="float" office:value="0.0920480530271375" calcext:value-type="float">
            <text:p>0.092048053027138</text:p>
          </table:table-cell>
          <table:table-cell table:formula="of:=1-[.$A$4]*[$'cz.csv'.J188]" office:value-type="float" office:value="-2.09821570428973" calcext:value-type="float">
            <text:p>-2.09821570428973</text:p>
          </table:table-cell>
          <table:table-cell/>
          <table:table-cell table:style-name="ce4" table:formula="of:=[.B188]" office:value-type="date" office:date-value="2020-08-28" calcext:value-type="date">
            <text:p>28/08/20</text:p>
          </table:table-cell>
          <table:table-cell table:formula="of:=[.C188]*[.D188]*[.$A$6]" office:value-type="float" office:value="0.107570249947138" calcext:value-type="float">
            <text:p>0.107570249947138</text:p>
          </table:table-cell>
          <table:table-cell table:formula="of:=[.$A$8]*[.C188]*[.E188]" office:value-type="float" office:value="-1.90117964795772" calcext:value-type="float">
            <text:p>-1.90117964795772</text:p>
          </table:table-cell>
          <table:table-cell table:number-columns-repeated="11"/>
          <table:table-cell table:style-name="ce4" table:formula="of:=[$'cz.csv'.A188]" office:value-type="date" office:date-value="2020-08-28" calcext:value-type="date">
            <text:p>28/08/20</text:p>
          </table:table-cell>
          <table:table-cell table:formula="of:=[$'cz.csv'.B188]-[$'cz.csv'.B187]" office:value-type="float" office:value="232.95999999999" calcext:value-type="float">
            <text:p>232.95999999999</text:p>
          </table:table-cell>
          <table:table-cell/>
          <table:table-cell table:style-name="ce4" table:formula="of:=[.U188]" office:value-type="date" office:date-value="2020-08-28" calcext:value-type="date">
            <text:p>28/08/20</text:p>
          </table:table-cell>
          <table:table-cell table:formula="of:=[$'cz.csv'.C188]-[$'cz.csv'.C187]" office:value-type="float" office:value="375.039999999999" calcext:value-type="float">
            <text:p>375.039999999999</text:p>
          </table:table-cell>
          <table:table-cell/>
          <table:table-cell table:style-name="ce4" table:formula="of:=[.X188]" office:value-type="date" office:date-value="2020-08-28" calcext:value-type="date">
            <text:p>28/08/20</text:p>
          </table:table-cell>
          <table:table-cell table:formula="of:=[$'cz.csv'.E188]-[$'cz.csv'.E187]" office:value-type="float" office:value="1" calcext:value-type="float">
            <text:p>1</text:p>
          </table:table-cell>
          <table:table-cell/>
          <table:table-cell table:style-name="ce4" table:formula="of:=[.AA188]" office:value-type="date" office:date-value="2020-08-28" calcext:value-type="date">
            <text:p>28/08/2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/>
          <table:table-cell table:style-name="ce4" table:formula="of:=[$'cz.csv'.A189]" office:value-type="date" office:date-value="2020-08-29" calcext:value-type="date">
            <text:p>29/08/20</text:p>
          </table:table-cell>
          <table:table-cell table:formula="of:=[$'cz.csv'.I189]" office:value-type="float" office:value="0.978991737643544" calcext:value-type="float">
            <text:p>0.978991737643544</text:p>
          </table:table-cell>
          <table:table-cell table:formula="of:=EXP(-[.$A$2]*[$'cz.csv'.J189])" office:value-type="float" office:value="0.0916145988518661" calcext:value-type="float">
            <text:p>0.091614598851866</text:p>
          </table:table-cell>
          <table:table-cell table:formula="of:=1-[.$A$4]*[$'cz.csv'.J189]" office:value-type="float" office:value="-2.10434619829468" calcext:value-type="float">
            <text:p>-2.10434619829468</text:p>
          </table:table-cell>
          <table:table-cell/>
          <table:table-cell table:style-name="ce4" table:formula="of:=[.B189]" office:value-type="date" office:date-value="2020-08-29" calcext:value-type="date">
            <text:p>29/08/20</text:p>
          </table:table-cell>
          <table:table-cell table:formula="of:=[.C189]*[.D189]*[.$A$6]" office:value-type="float" office:value="0.107176782013528" calcext:value-type="float">
            <text:p>0.107176782013528</text:p>
          </table:table-cell>
          <table:table-cell table:formula="of:=[.$A$8]*[.C189]*[.E189]" office:value-type="float" office:value="-1.90874833405172" calcext:value-type="float">
            <text:p>-1.90874833405172</text:p>
          </table:table-cell>
          <table:table-cell table:number-columns-repeated="11"/>
          <table:table-cell table:style-name="ce4" table:formula="of:=[$'cz.csv'.A189]" office:value-type="date" office:date-value="2020-08-29" calcext:value-type="date">
            <text:p>29/08/20</text:p>
          </table:table-cell>
          <table:table-cell table:formula="of:=[$'cz.csv'.B189]-[$'cz.csv'.B188]" office:value-type="float" office:value="107.343915343921" calcext:value-type="float">
            <text:p>107.343915343921</text:p>
          </table:table-cell>
          <table:table-cell/>
          <table:table-cell table:style-name="ce4" table:formula="of:=[.U189]" office:value-type="date" office:date-value="2020-08-29" calcext:value-type="date">
            <text:p>29/08/20</text:p>
          </table:table-cell>
          <table:table-cell table:formula="of:=[$'cz.csv'.C189]-[$'cz.csv'.C188]" office:value-type="float" office:value="209.656084656101" calcext:value-type="float">
            <text:p>209.656084656101</text:p>
          </table:table-cell>
          <table:table-cell/>
          <table:table-cell table:style-name="ce4" table:formula="of:=[.X189]" office:value-type="date" office:date-value="2020-08-29" calcext:value-type="date">
            <text:p>29/08/20</text:p>
          </table:table-cell>
          <table:table-cell table:formula="of:=[$'cz.csv'.E189]-[$'cz.csv'.E188]" office:value-type="float" office:value="2" calcext:value-type="float">
            <text:p>2</text:p>
          </table:table-cell>
          <table:table-cell/>
          <table:table-cell table:style-name="ce4" table:formula="of:=[.AA189]" office:value-type="date" office:date-value="2020-08-29" calcext:value-type="date">
            <text:p>29/08/2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4" table:formula="of:=[$'cz.csv'.A190]" office:value-type="date" office:date-value="2020-08-30" calcext:value-type="date">
            <text:p>30/08/20</text:p>
          </table:table-cell>
          <table:table-cell table:formula="of:=[$'cz.csv'.I190]" office:value-type="float" office:value="0.980024653797504" calcext:value-type="float">
            <text:p>0.980024653797504</text:p>
          </table:table-cell>
          <table:table-cell table:formula="of:=EXP(-[.$A$2]*[$'cz.csv'.J190])" office:value-type="float" office:value="0.0911831858118049" calcext:value-type="float">
            <text:p>0.091183185811805</text:p>
          </table:table-cell>
          <table:table-cell table:formula="of:=1-[.$A$4]*[$'cz.csv'.J190]" office:value-type="float" office:value="-2.11047669229964" calcext:value-type="float">
            <text:p>-2.11047669229964</text:p>
          </table:table-cell>
          <table:table-cell/>
          <table:table-cell table:style-name="ce4" table:formula="of:=[.B190]" office:value-type="date" office:date-value="2020-08-30" calcext:value-type="date">
            <text:p>30/08/20</text:p>
          </table:table-cell>
          <table:table-cell table:formula="of:=[.C190]*[.D190]*[.$A$6]" office:value-type="float" office:value="0.106784634425201" calcext:value-type="float">
            <text:p>0.106784634425201</text:p>
          </table:table-cell>
          <table:table-cell table:formula="of:=[.$A$8]*[.C190]*[.E190]" office:value-type="float" office:value="-1.91632875406218" calcext:value-type="float">
            <text:p>-1.91632875406218</text:p>
          </table:table-cell>
          <table:table-cell table:number-columns-repeated="11"/>
          <table:table-cell table:style-name="ce4" table:formula="of:=[$'cz.csv'.A190]" office:value-type="date" office:date-value="2020-08-30" calcext:value-type="date">
            <text:p>30/08/20</text:p>
          </table:table-cell>
          <table:table-cell table:formula="of:=[$'cz.csv'.B190]-[$'cz.csv'.B189]" office:value-type="float" office:value="109.584507042249" calcext:value-type="float">
            <text:p>109.584507042249</text:p>
          </table:table-cell>
          <table:table-cell/>
          <table:table-cell table:style-name="ce4" table:formula="of:=[.U190]" office:value-type="date" office:date-value="2020-08-30" calcext:value-type="date">
            <text:p>30/08/20</text:p>
          </table:table-cell>
          <table:table-cell table:formula="of:=[$'cz.csv'.C190]-[$'cz.csv'.C189]" office:value-type="float" office:value="163.4154929577" calcext:value-type="float">
            <text:p>163.4154929577</text:p>
          </table:table-cell>
          <table:table-cell/>
          <table:table-cell table:style-name="ce4" table:formula="of:=[.X190]" office:value-type="date" office:date-value="2020-08-30" calcext:value-type="date">
            <text:p>30/08/20</text:p>
          </table:table-cell>
          <table:table-cell table:formula="of:=[$'cz.csv'.E190]-[$'cz.csv'.E189]" office:value-type="float" office:value="2" calcext:value-type="float">
            <text:p>2</text:p>
          </table:table-cell>
          <table:table-cell/>
          <table:table-cell table:style-name="ce4" table:formula="of:=[.AA190]" office:value-type="date" office:date-value="2020-08-30" calcext:value-type="date">
            <text:p>30/08/2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table:style-name="ce4" table:formula="of:=[$'cz.csv'.A191]" office:value-type="date" office:date-value="2020-08-31" calcext:value-type="date">
            <text:p>31/08/20</text:p>
          </table:table-cell>
          <table:table-cell table:formula="of:=[$'cz.csv'.I191]" office:value-type="float" office:value="0.981057569951464" calcext:value-type="float">
            <text:p>0.981057569951464</text:p>
          </table:table-cell>
          <table:table-cell table:formula="of:=EXP(-[.$A$2]*[$'cz.csv'.J191])" office:value-type="float" office:value="0.0907538510043398" calcext:value-type="float">
            <text:p>0.09075385100434</text:p>
          </table:table-cell>
          <table:table-cell table:formula="of:=1-[.$A$4]*[$'cz.csv'.J191]" office:value-type="float" office:value="-2.11660651783943" calcext:value-type="float">
            <text:p>-2.11660651783943</text:p>
          </table:table-cell>
          <table:table-cell/>
          <table:table-cell table:style-name="ce4" table:formula="of:=[.B191]" office:value-type="date" office:date-value="2020-08-31" calcext:value-type="date">
            <text:p>31/08/20</text:p>
          </table:table-cell>
          <table:table-cell table:formula="of:=[.C191]*[.D191]*[.$A$6]" office:value-type="float" office:value="0.10639385823084" calcext:value-type="float">
            <text:p>0.10639385823084</text:p>
          </table:table-cell>
          <table:table-cell table:formula="of:=[.$A$8]*[.C191]*[.E191]" office:value-type="float" office:value="-1.92392030037796" calcext:value-type="float">
            <text:p>-1.92392030037796</text:p>
          </table:table-cell>
          <table:table-cell table:number-columns-repeated="11"/>
          <table:table-cell table:style-name="ce4" table:formula="of:=[$'cz.csv'.A191]" office:value-type="date" office:date-value="2020-08-31" calcext:value-type="date">
            <text:p>31/08/20</text:p>
          </table:table-cell>
          <table:table-cell table:formula="of:=[$'cz.csv'.B191]-[$'cz.csv'.B190]" office:value-type="float" office:value="88.253308128551" calcext:value-type="float">
            <text:p>88.253308128551</text:p>
          </table:table-cell>
          <table:table-cell/>
          <table:table-cell table:style-name="ce4" table:formula="of:=[.U191]" office:value-type="date" office:date-value="2020-08-31" calcext:value-type="date">
            <text:p>31/08/20</text:p>
          </table:table-cell>
          <table:table-cell table:formula="of:=[$'cz.csv'.C191]-[$'cz.csv'.C190]" office:value-type="float" office:value="162.7466918715" calcext:value-type="float">
            <text:p>162.7466918715</text:p>
          </table:table-cell>
          <table:table-cell/>
          <table:table-cell table:style-name="ce4" table:formula="of:=[.X191]" office:value-type="date" office:date-value="2020-08-31" calcext:value-type="date">
            <text:p>31/08/20</text:p>
          </table:table-cell>
          <table:table-cell table:formula="of:=[$'cz.csv'.E191]-[$'cz.csv'.E190]" office:value-type="float" office:value="1" calcext:value-type="float">
            <text:p>1</text:p>
          </table:table-cell>
          <table:table-cell/>
          <table:table-cell table:style-name="ce4" table:formula="of:=[.AA191]" office:value-type="date" office:date-value="2020-08-31" calcext:value-type="date">
            <text:p>31/08/2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table:style-name="ce4" table:formula="of:=[$'cz.csv'.A192]" office:value-type="date" office:date-value="2020-09-01" calcext:value-type="date">
            <text:p>01/09/20</text:p>
          </table:table-cell>
          <table:table-cell table:formula="of:=[$'cz.csv'.I192]" office:value-type="float" office:value="0.982090486105423" calcext:value-type="float">
            <text:p>0.982090486105423</text:p>
          </table:table-cell>
          <table:table-cell table:formula="of:=EXP(-[.$A$2]*[$'cz.csv'.J192])" office:value-type="float" office:value="0.0903264912248973" calcext:value-type="float">
            <text:p>0.090326491224897</text:p>
          </table:table-cell>
          <table:table-cell table:formula="of:=1-[.$A$4]*[$'cz.csv'.J192]" office:value-type="float" office:value="-2.12273701184438" calcext:value-type="float">
            <text:p>-2.12273701184438</text:p>
          </table:table-cell>
          <table:table-cell/>
          <table:table-cell table:style-name="ce4" table:formula="of:=[.B192]" office:value-type="date" office:date-value="2020-09-01" calcext:value-type="date">
            <text:p>01/09/20</text:p>
          </table:table-cell>
          <table:table-cell table:formula="of:=[.C192]*[.D192]*[.$A$6]" office:value-type="float" office:value="0.106004340008301" calcext:value-type="float">
            <text:p>0.106004340008301</text:p>
          </table:table-cell>
          <table:table-cell table:formula="of:=[.$A$8]*[.C192]*[.E192]" office:value-type="float" office:value="-1.93152418758162" calcext:value-type="float">
            <text:p>-1.93152418758162</text:p>
          </table:table-cell>
          <table:table-cell table:number-columns-repeated="11"/>
          <table:table-cell table:style-name="ce4" table:formula="of:=[$'cz.csv'.A192]" office:value-type="date" office:date-value="2020-09-01" calcext:value-type="date">
            <text:p>01/09/20</text:p>
          </table:table-cell>
          <table:table-cell table:formula="of:=[$'cz.csv'.B192]-[$'cz.csv'.B191]" office:value-type="float" office:value="169.89126559714" calcext:value-type="float">
            <text:p>169.89126559714</text:p>
          </table:table-cell>
          <table:table-cell/>
          <table:table-cell table:style-name="ce4" table:formula="of:=[.U192]" office:value-type="date" office:date-value="2020-09-01" calcext:value-type="date">
            <text:p>01/09/20</text:p>
          </table:table-cell>
          <table:table-cell table:formula="of:=[$'cz.csv'.C192]-[$'cz.csv'.C191]" office:value-type="float" office:value="329.1087344028" calcext:value-type="float">
            <text:p>329.1087344028</text:p>
          </table:table-cell>
          <table:table-cell/>
          <table:table-cell table:style-name="ce4" table:formula="of:=[.X192]" office:value-type="date" office:date-value="2020-09-01" calcext:value-type="date">
            <text:p>01/09/20</text:p>
          </table:table-cell>
          <table:table-cell table:formula="of:=[$'cz.csv'.E192]-[$'cz.csv'.E191]" office:value-type="float" office:value="1" calcext:value-type="float">
            <text:p>1</text:p>
          </table:table-cell>
          <table:table-cell/>
          <table:table-cell table:style-name="ce4" table:formula="of:=[.AA192]" office:value-type="date" office:date-value="2020-09-01" calcext:value-type="date">
            <text:p>01/09/2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/>
          <table:table-cell table:style-name="ce4" table:formula="of:=[$'cz.csv'.A193]" office:value-type="date" office:date-value="2020-09-02" calcext:value-type="date">
            <text:p>02/09/20</text:p>
          </table:table-cell>
          <table:table-cell table:formula="of:=[$'cz.csv'.I193]" office:value-type="float" office:value="0.983123402259383" calcext:value-type="float">
            <text:p>0.983123402259383</text:p>
          </table:table-cell>
          <table:table-cell table:formula="of:=EXP(-[.$A$2]*[$'cz.csv'.J193])" office:value-type="float" office:value="0.0899011438821621" calcext:value-type="float">
            <text:p>0.089901143882162</text:p>
          </table:table-cell>
          <table:table-cell table:formula="of:=1-[.$A$4]*[$'cz.csv'.J193]" office:value-type="float" office:value="-2.12886750584934" calcext:value-type="float">
            <text:p>-2.12886750584934</text:p>
          </table:table-cell>
          <table:table-cell/>
          <table:table-cell table:style-name="ce4" table:formula="of:=[.B193]" office:value-type="date" office:date-value="2020-09-02" calcext:value-type="date">
            <text:p>02/09/20</text:p>
          </table:table-cell>
          <table:table-cell table:formula="of:=[.C193]*[.D193]*[.$A$6]" office:value-type="float" office:value="0.105616131018774" calcext:value-type="float">
            <text:p>0.105616131018774</text:p>
          </table:table-cell>
          <table:table-cell table:formula="of:=[.$A$8]*[.C193]*[.E193]" office:value-type="float" office:value="-1.93913980870174" calcext:value-type="float">
            <text:p>-1.93913980870174</text:p>
          </table:table-cell>
          <table:table-cell table:number-columns-repeated="11"/>
          <table:table-cell table:style-name="ce4" table:formula="of:=[$'cz.csv'.A193]" office:value-type="date" office:date-value="2020-09-02" calcext:value-type="date">
            <text:p>02/09/20</text:p>
          </table:table-cell>
          <table:table-cell table:formula="of:=[$'cz.csv'.B193]-[$'cz.csv'.B192]" office:value-type="float" office:value="214.7088989442" calcext:value-type="float">
            <text:p>214.7088989442</text:p>
          </table:table-cell>
          <table:table-cell/>
          <table:table-cell table:style-name="ce4" table:formula="of:=[.U193]" office:value-type="date" office:date-value="2020-09-02" calcext:value-type="date">
            <text:p>02/09/20</text:p>
          </table:table-cell>
          <table:table-cell table:formula="of:=[$'cz.csv'.C193]-[$'cz.csv'.C192]" office:value-type="float" office:value="441.2911010558" calcext:value-type="float">
            <text:p>441.2911010558</text:p>
          </table:table-cell>
          <table:table-cell/>
          <table:table-cell table:style-name="ce4" table:formula="of:=[.X193]" office:value-type="date" office:date-value="2020-09-02" calcext:value-type="date">
            <text:p>02/09/20</text:p>
          </table:table-cell>
          <table:table-cell table:formula="of:=[$'cz.csv'.E193]-[$'cz.csv'.E192]" office:value-type="float" office:value="0" calcext:value-type="float">
            <text:p>0</text:p>
          </table:table-cell>
          <table:table-cell/>
          <table:table-cell table:style-name="ce4" table:formula="of:=[.AA193]" office:value-type="date" office:date-value="2020-09-02" calcext:value-type="date">
            <text:p>02/09/2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/>
          <table:table-cell table:style-name="ce4" table:formula="of:=[$'cz.csv'.A194]" office:value-type="date" office:date-value="2020-09-03" calcext:value-type="date">
            <text:p>03/09/20</text:p>
          </table:table-cell>
          <table:table-cell table:formula="of:=[$'cz.csv'.I194]" office:value-type="float" office:value="0.984156318413343" calcext:value-type="float">
            <text:p>0.984156318413343</text:p>
          </table:table-cell>
          <table:table-cell table:formula="of:=EXP(-[.$A$2]*[$'cz.csv'.J194])" office:value-type="float" office:value="0.0894777994995719" calcext:value-type="float">
            <text:p>0.089477799499572</text:p>
          </table:table-cell>
          <table:table-cell table:formula="of:=1-[.$A$4]*[$'cz.csv'.J194]" office:value-type="float" office:value="-2.13499799985429" calcext:value-type="float">
            <text:p>-2.13499799985429</text:p>
          </table:table-cell>
          <table:table-cell/>
          <table:table-cell table:style-name="ce4" table:formula="of:=[.B194]" office:value-type="date" office:date-value="2020-09-03" calcext:value-type="date">
            <text:p>03/09/20</text:p>
          </table:table-cell>
          <table:table-cell table:formula="of:=[.C194]*[.D194]*[.$A$6]" office:value-type="float" office:value="0.105229227569343" calcext:value-type="float">
            <text:p>0.105229227569343</text:p>
          </table:table-cell>
          <table:table-cell table:formula="of:=[.$A$8]*[.C194]*[.E194]" office:value-type="float" office:value="-1.94676716373832" calcext:value-type="float">
            <text:p>-1.94676716373832</text:p>
          </table:table-cell>
          <table:table-cell table:number-columns-repeated="11"/>
          <table:table-cell table:style-name="ce4" table:formula="of:=[$'cz.csv'.A194]" office:value-type="date" office:date-value="2020-09-03" calcext:value-type="date">
            <text:p>03/09/20</text:p>
          </table:table-cell>
          <table:table-cell table:formula="of:=[$'cz.csv'.B194]-[$'cz.csv'.B193]" office:value-type="float" office:value="255.787671232869" calcext:value-type="float">
            <text:p>255.787671232869</text:p>
          </table:table-cell>
          <table:table-cell/>
          <table:table-cell table:style-name="ce4" table:formula="of:=[.U194]" office:value-type="date" office:date-value="2020-09-03" calcext:value-type="date">
            <text:p>03/09/20</text:p>
          </table:table-cell>
          <table:table-cell table:formula="of:=[$'cz.csv'.C194]-[$'cz.csv'.C193]" office:value-type="float" office:value="423.212328767098" calcext:value-type="float">
            <text:p>423.212328767098</text:p>
          </table:table-cell>
          <table:table-cell/>
          <table:table-cell table:style-name="ce4" table:formula="of:=[.X194]" office:value-type="date" office:date-value="2020-09-03" calcext:value-type="date">
            <text:p>03/09/20</text:p>
          </table:table-cell>
          <table:table-cell table:formula="of:=[$'cz.csv'.E194]-[$'cz.csv'.E193]" office:value-type="float" office:value="1" calcext:value-type="float">
            <text:p>1</text:p>
          </table:table-cell>
          <table:table-cell/>
          <table:table-cell table:style-name="ce4" table:formula="of:=[.AA194]" office:value-type="date" office:date-value="2020-09-03" calcext:value-type="date">
            <text:p>03/09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/>
          <table:table-cell table:style-name="ce4" table:formula="of:=[$'cz.csv'.A195]" office:value-type="date" office:date-value="2020-09-04" calcext:value-type="date">
            <text:p>04/09/20</text:p>
          </table:table-cell>
          <table:table-cell table:formula="of:=[$'cz.csv'.I195]" office:value-type="float" office:value="0.98576955212651" calcext:value-type="float">
            <text:p>0.98576955212651</text:p>
          </table:table-cell>
          <table:table-cell table:formula="of:=EXP(-[.$A$2]*[$'cz.csv'.J195])" office:value-type="float" office:value="0.0882231862557275" calcext:value-type="float">
            <text:p>0.088223186255728</text:p>
          </table:table-cell>
          <table:table-cell table:formula="of:=1-[.$A$4]*[$'cz.csv'.J195]" office:value-type="float" office:value="-2.15333801005164" calcext:value-type="float">
            <text:p>-2.15333801005164</text:p>
          </table:table-cell>
          <table:table-cell/>
          <table:table-cell table:style-name="ce4" table:formula="of:=[.B195]" office:value-type="date" office:date-value="2020-09-04" calcext:value-type="date">
            <text:p>04/09/20</text:p>
          </table:table-cell>
          <table:table-cell table:formula="of:=[.C195]*[.D195]*[.$A$6]" office:value-type="float" office:value="0.103923829277042" calcext:value-type="float">
            <text:p>0.103923829277042</text:p>
          </table:table-cell>
          <table:table-cell table:formula="of:=[.$A$8]*[.C195]*[.E195]" office:value-type="float" office:value="-1.96670880030898" calcext:value-type="float">
            <text:p>-1.96670880030898</text:p>
          </table:table-cell>
          <table:table-cell table:number-columns-repeated="11"/>
          <table:table-cell table:style-name="ce4" table:formula="of:=[$'cz.csv'.A195]" office:value-type="date" office:date-value="2020-09-04" calcext:value-type="date">
            <text:p>04/09/20</text:p>
          </table:table-cell>
          <table:table-cell table:formula="of:=[$'cz.csv'.B195]-[$'cz.csv'.B194]" office:value-type="float" office:value="285.96897038082" calcext:value-type="float">
            <text:p>285.96897038082</text:p>
          </table:table-cell>
          <table:table-cell/>
          <table:table-cell table:style-name="ce4" table:formula="of:=[.U195]" office:value-type="date" office:date-value="2020-09-04" calcext:value-type="date">
            <text:p>04/09/20</text:p>
          </table:table-cell>
          <table:table-cell table:formula="of:=[$'cz.csv'.C195]-[$'cz.csv'.C194]" office:value-type="float" office:value="506.0310296192" calcext:value-type="float">
            <text:p>506.0310296192</text:p>
          </table:table-cell>
          <table:table-cell/>
          <table:table-cell table:style-name="ce4" table:formula="of:=[.X195]" office:value-type="date" office:date-value="2020-09-04" calcext:value-type="date">
            <text:p>04/09/20</text:p>
          </table:table-cell>
          <table:table-cell table:formula="of:=[$'cz.csv'.E195]-[$'cz.csv'.E194]" office:value-type="float" office:value="3" calcext:value-type="float">
            <text:p>3</text:p>
          </table:table-cell>
          <table:table-cell/>
          <table:table-cell table:style-name="ce4" table:formula="of:=[.AA195]" office:value-type="date" office:date-value="2020-09-04" calcext:value-type="date">
            <text:p>04/09/2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4" table:formula="of:=[$'cz.csv'.A196]" office:value-type="date" office:date-value="2020-09-05" calcext:value-type="date">
            <text:p>05/09/20</text:p>
          </table:table-cell>
          <table:table-cell table:formula="of:=[$'cz.csv'.I196]" office:value-type="float" office:value="0.987382785839676" calcext:value-type="float">
            <text:p>0.987382785839676</text:p>
          </table:table-cell>
          <table:table-cell table:formula="of:=EXP(-[.$A$2]*[$'cz.csv'.J196])" office:value-type="float" office:value="0.0869861645753818" calcext:value-type="float">
            <text:p>0.086986164575382</text:p>
          </table:table-cell>
          <table:table-cell table:formula="of:=1-[.$A$4]*[$'cz.csv'.J196]" office:value-type="float" office:value="-2.171678020249" calcext:value-type="float">
            <text:p>-2.171678020249</text:p>
          </table:table-cell>
          <table:table-cell/>
          <table:table-cell table:style-name="ce4" table:formula="of:=[.B196]" office:value-type="date" office:date-value="2020-09-05" calcext:value-type="date">
            <text:p>05/09/20</text:p>
          </table:table-cell>
          <table:table-cell table:formula="of:=[.C196]*[.D196]*[.$A$6]" office:value-type="float" office:value="0.102634349942754" calcext:value-type="float">
            <text:p>0.102634349942754</text:p>
          </table:table-cell>
          <table:table-cell table:formula="of:=[.$A$8]*[.C196]*[.E196]" office:value-type="float" office:value="-1.9867052619645" calcext:value-type="float">
            <text:p>-1.9867052619645</text:p>
          </table:table-cell>
          <table:table-cell table:number-columns-repeated="11"/>
          <table:table-cell table:style-name="ce4" table:formula="of:=[$'cz.csv'.A196]" office:value-type="date" office:date-value="2020-09-05" calcext:value-type="date">
            <text:p>05/09/20</text:p>
          </table:table-cell>
          <table:table-cell table:formula="of:=[$'cz.csv'.B196]-[$'cz.csv'.B195]" office:value-type="float" office:value="145.73770491803" calcext:value-type="float">
            <text:p>145.73770491803</text:p>
          </table:table-cell>
          <table:table-cell/>
          <table:table-cell table:style-name="ce4" table:formula="of:=[.U196]" office:value-type="date" office:date-value="2020-09-05" calcext:value-type="date">
            <text:p>05/09/20</text:p>
          </table:table-cell>
          <table:table-cell table:formula="of:=[$'cz.csv'.C196]-[$'cz.csv'.C195]" office:value-type="float" office:value="362.262295082" calcext:value-type="float">
            <text:p>362.262295082</text:p>
          </table:table-cell>
          <table:table-cell/>
          <table:table-cell table:style-name="ce4" table:formula="of:=[.X196]" office:value-type="date" office:date-value="2020-09-05" calcext:value-type="date">
            <text:p>05/09/20</text:p>
          </table:table-cell>
          <table:table-cell table:formula="of:=[$'cz.csv'.E196]-[$'cz.csv'.E195]" office:value-type="float" office:value="2" calcext:value-type="float">
            <text:p>2</text:p>
          </table:table-cell>
          <table:table-cell/>
          <table:table-cell table:style-name="ce4" table:formula="of:=[.AA196]" office:value-type="date" office:date-value="2020-09-05" calcext:value-type="date">
            <text:p>05/09/2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table:style-name="ce4" table:formula="of:=[$'cz.csv'.A197]" office:value-type="date" office:date-value="2020-09-06" calcext:value-type="date">
            <text:p>06/09/20</text:p>
          </table:table-cell>
          <table:table-cell table:formula="of:=[$'cz.csv'.I197]" office:value-type="float" office:value="0.988996019552842" calcext:value-type="float">
            <text:p>0.988996019552842</text:p>
          </table:table-cell>
          <table:table-cell table:formula="of:=EXP(-[.$A$2]*[$'cz.csv'.J197])" office:value-type="float" office:value="0.0857665319405942" calcext:value-type="float">
            <text:p>0.085766531940594</text:p>
          </table:table-cell>
          <table:table-cell table:formula="of:=1-[.$A$4]*[$'cz.csv'.J197]" office:value-type="float" office:value="-2.19001736198119" calcext:value-type="float">
            <text:p>-2.19001736198119</text:p>
          </table:table-cell>
          <table:table-cell/>
          <table:table-cell table:style-name="ce4" table:formula="of:=[.B197]" office:value-type="date" office:date-value="2020-09-06" calcext:value-type="date">
            <text:p>06/09/20</text:p>
          </table:table-cell>
          <table:table-cell table:formula="of:=[.C197]*[.D197]*[.$A$6]" office:value-type="float" office:value="0.101360651963858" calcext:value-type="float">
            <text:p>0.101360651963858</text:p>
          </table:table-cell>
          <table:table-cell table:formula="of:=[.$A$8]*[.C197]*[.E197]" office:value-type="float" office:value="-2.00675593617712" calcext:value-type="float">
            <text:p>-2.00675593617712</text:p>
          </table:table-cell>
          <table:table-cell table:number-columns-repeated="11"/>
          <table:table-cell table:style-name="ce4" table:formula="of:=[$'cz.csv'.A197]" office:value-type="date" office:date-value="2020-09-06" calcext:value-type="date">
            <text:p>06/09/20</text:p>
          </table:table-cell>
          <table:table-cell table:formula="of:=[$'cz.csv'.B197]-[$'cz.csv'.B196]" office:value-type="float" office:value="143.139072847691" calcext:value-type="float">
            <text:p>143.139072847691</text:p>
          </table:table-cell>
          <table:table-cell/>
          <table:table-cell table:style-name="ce4" table:formula="of:=[.U197]" office:value-type="date" office:date-value="2020-09-06" calcext:value-type="date">
            <text:p>06/09/20</text:p>
          </table:table-cell>
          <table:table-cell table:formula="of:=[$'cz.csv'.C197]-[$'cz.csv'.C196]" office:value-type="float" office:value="260.860927152302" calcext:value-type="float">
            <text:p>260.860927152302</text:p>
          </table:table-cell>
          <table:table-cell/>
          <table:table-cell table:style-name="ce4" table:formula="of:=[.X197]" office:value-type="date" office:date-value="2020-09-06" calcext:value-type="date">
            <text:p>06/09/20</text:p>
          </table:table-cell>
          <table:table-cell table:formula="of:=[$'cz.csv'.E197]-[$'cz.csv'.E196]" office:value-type="float" office:value="5" calcext:value-type="float">
            <text:p>5</text:p>
          </table:table-cell>
          <table:table-cell/>
          <table:table-cell table:style-name="ce4" table:formula="of:=[.AA197]" office:value-type="date" office:date-value="2020-09-06" calcext:value-type="date">
            <text:p>06/09/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4" table:formula="of:=[$'cz.csv'.A198]" office:value-type="date" office:date-value="2020-09-07" calcext:value-type="date">
            <text:p>07/09/20</text:p>
          </table:table-cell>
          <table:table-cell table:formula="of:=[$'cz.csv'.I198]" office:value-type="float" office:value="0.990609253266009" calcext:value-type="float">
            <text:p>0.990609253266009</text:p>
          </table:table-cell>
          <table:table-cell table:formula="of:=EXP(-[.$A$2]*[$'cz.csv'.J198])" office:value-type="float" office:value="0.0845639562463653" calcext:value-type="float">
            <text:p>0.084563956246365</text:p>
          </table:table-cell>
          <table:table-cell table:formula="of:=1-[.$A$4]*[$'cz.csv'.J198]" office:value-type="float" office:value="-2.20835737217854" calcext:value-type="float">
            <text:p>-2.20835737217854</text:p>
          </table:table-cell>
          <table:table-cell/>
          <table:table-cell table:style-name="ce4" table:formula="of:=[.B198]" office:value-type="date" office:date-value="2020-09-07" calcext:value-type="date">
            <text:p>07/09/20</text:p>
          </table:table-cell>
          <table:table-cell table:formula="of:=[.C198]*[.D198]*[.$A$6]" office:value-type="float" office:value="0.100102442777639" calcext:value-type="float">
            <text:p>0.100102442777639</text:p>
          </table:table-cell>
          <table:table-cell table:formula="of:=[.$A$8]*[.C198]*[.E198]" office:value-type="float" office:value="-2.02686204700321" calcext:value-type="float">
            <text:p>-2.02686204700321</text:p>
          </table:table-cell>
          <table:table-cell table:number-columns-repeated="11"/>
          <table:table-cell table:style-name="ce4" table:formula="of:=[$'cz.csv'.A198]" office:value-type="date" office:date-value="2020-09-07" calcext:value-type="date">
            <text:p>07/09/20</text:p>
          </table:table-cell>
          <table:table-cell table:formula="of:=[$'cz.csv'.B198]-[$'cz.csv'.B197]" office:value-type="float" office:value="170.666666666699" calcext:value-type="float">
            <text:p>170.666666666699</text:p>
          </table:table-cell>
          <table:table-cell/>
          <table:table-cell table:style-name="ce4" table:formula="of:=[.U198]" office:value-type="date" office:date-value="2020-09-07" calcext:value-type="date">
            <text:p>07/09/20</text:p>
          </table:table-cell>
          <table:table-cell table:formula="of:=[$'cz.csv'.C198]-[$'cz.csv'.C197]" office:value-type="float" office:value="389.333333333299" calcext:value-type="float">
            <text:p>389.333333333299</text:p>
          </table:table-cell>
          <table:table-cell/>
          <table:table-cell table:style-name="ce4" table:formula="of:=[.X198]" office:value-type="date" office:date-value="2020-09-07" calcext:value-type="date">
            <text:p>07/09/20</text:p>
          </table:table-cell>
          <table:table-cell table:formula="of:=[$'cz.csv'.E198]-[$'cz.csv'.E197]" office:value-type="float" office:value="1" calcext:value-type="float">
            <text:p>1</text:p>
          </table:table-cell>
          <table:table-cell/>
          <table:table-cell table:style-name="ce4" table:formula="of:=[.AA198]" office:value-type="date" office:date-value="2020-09-07" calcext:value-type="date">
            <text:p>07/09/2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4" table:formula="of:=[$'cz.csv'.A199]" office:value-type="date" office:date-value="2020-09-08" calcext:value-type="date">
            <text:p>08/09/20</text:p>
          </table:table-cell>
          <table:table-cell table:formula="of:=[$'cz.csv'.I199]" office:value-type="float" office:value="0.992222486979175" calcext:value-type="float">
            <text:p>0.992222486979175</text:p>
          </table:table-cell>
          <table:table-cell table:formula="of:=EXP(-[.$A$2]*[$'cz.csv'.J199])" office:value-type="float" office:value="0.0833782424709714" calcext:value-type="float">
            <text:p>0.083378242470972</text:p>
          </table:table-cell>
          <table:table-cell table:formula="of:=1-[.$A$4]*[$'cz.csv'.J199]" office:value-type="float" office:value="-2.22669738237589" calcext:value-type="float">
            <text:p>-2.22669738237589</text:p>
          </table:table-cell>
          <table:table-cell/>
          <table:table-cell table:style-name="ce4" table:formula="of:=[.B199]" office:value-type="date" office:date-value="2020-09-08" calcext:value-type="date">
            <text:p>08/09/20</text:p>
          </table:table-cell>
          <table:table-cell table:formula="of:=[.C199]*[.D199]*[.$A$6]" office:value-type="float" office:value="0.0988595897968643" calcext:value-type="float">
            <text:p>0.098859589796864</text:p>
          </table:table-cell>
          <table:table-cell table:formula="of:=[.$A$8]*[.C199]*[.E199]" office:value-type="float" office:value="-2.04702298291415" calcext:value-type="float">
            <text:p>-2.04702298291415</text:p>
          </table:table-cell>
          <table:table-cell table:number-columns-repeated="11"/>
          <table:table-cell table:style-name="ce4" table:formula="of:=[$'cz.csv'.A199]" office:value-type="date" office:date-value="2020-09-08" calcext:value-type="date">
            <text:p>08/09/20</text:p>
          </table:table-cell>
          <table:table-cell table:formula="of:=[$'cz.csv'.B199]-[$'cz.csv'.B198]" office:value-type="float" office:value="382.6479238754" calcext:value-type="float">
            <text:p>382.6479238754</text:p>
          </table:table-cell>
          <table:table-cell/>
          <table:table-cell table:style-name="ce4" table:formula="of:=[.U199]" office:value-type="date" office:date-value="2020-09-08" calcext:value-type="date">
            <text:p>08/09/20</text:p>
          </table:table-cell>
          <table:table-cell table:formula="of:=[$'cz.csv'.C199]-[$'cz.csv'.C198]" office:value-type="float" office:value="778.3520761246" calcext:value-type="float">
            <text:p>778.3520761246</text:p>
          </table:table-cell>
          <table:table-cell/>
          <table:table-cell table:style-name="ce4" table:formula="of:=[.X199]" office:value-type="date" office:date-value="2020-09-08" calcext:value-type="date">
            <text:p>08/09/20</text:p>
          </table:table-cell>
          <table:table-cell table:formula="of:=[$'cz.csv'.E199]-[$'cz.csv'.E198]" office:value-type="float" office:value="4" calcext:value-type="float">
            <text:p>4</text:p>
          </table:table-cell>
          <table:table-cell/>
          <table:table-cell table:style-name="ce4" table:formula="of:=[.AA199]" office:value-type="date" office:date-value="2020-09-08" calcext:value-type="date">
            <text:p>08/09/2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table:style-name="ce4" table:formula="of:=[$'cz.csv'.A200]" office:value-type="date" office:date-value="2020-09-09" calcext:value-type="date">
            <text:p>09/09/20</text:p>
          </table:table-cell>
          <table:table-cell table:formula="of:=[$'cz.csv'.I200]" office:value-type="float" office:value="0.993835720692342" calcext:value-type="float">
            <text:p>0.993835720692342</text:p>
          </table:table-cell>
          <table:table-cell table:formula="of:=EXP(-[.$A$2]*[$'cz.csv'.J200])" office:value-type="float" office:value="0.0822091541849653" calcext:value-type="float">
            <text:p>0.082209154184965</text:p>
          </table:table-cell>
          <table:table-cell table:formula="of:=1-[.$A$4]*[$'cz.csv'.J200]" office:value-type="float" office:value="-2.24503739257324" calcext:value-type="float">
            <text:p>-2.24503739257324</text:p>
          </table:table-cell>
          <table:table-cell/>
          <table:table-cell table:style-name="ce4" table:formula="of:=[.B200]" office:value-type="date" office:date-value="2020-09-09" calcext:value-type="date">
            <text:p>09/09/20</text:p>
          </table:table-cell>
          <table:table-cell table:formula="of:=[.C200]*[.D200]*[.$A$6]" office:value-type="float" office:value="0.0976319097545029" calcext:value-type="float">
            <text:p>0.097631909754503</text:p>
          </table:table-cell>
          <table:table-cell table:formula="of:=[.$A$8]*[.C200]*[.E200]" office:value-type="float" office:value="-2.06723874390996" calcext:value-type="float">
            <text:p>-2.06723874390996</text:p>
          </table:table-cell>
          <table:table-cell table:number-columns-repeated="11"/>
          <table:table-cell table:style-name="ce4" table:formula="of:=[$'cz.csv'.A200]" office:value-type="date" office:date-value="2020-09-09" calcext:value-type="date">
            <text:p>09/09/20</text:p>
          </table:table-cell>
          <table:table-cell table:formula="of:=[$'cz.csv'.B200]-[$'cz.csv'.B199]" office:value-type="float" office:value="385.074918566801" calcext:value-type="float">
            <text:p>385.074918566801</text:p>
          </table:table-cell>
          <table:table-cell/>
          <table:table-cell table:style-name="ce4" table:formula="of:=[.U200]" office:value-type="date" office:date-value="2020-09-09" calcext:value-type="date">
            <text:p>09/09/20</text:p>
          </table:table-cell>
          <table:table-cell table:formula="of:=[$'cz.csv'.C200]-[$'cz.csv'.C199]" office:value-type="float" office:value="773.925081433201" calcext:value-type="float">
            <text:p>773.925081433201</text:p>
          </table:table-cell>
          <table:table-cell/>
          <table:table-cell table:style-name="ce4" table:formula="of:=[.X200]" office:value-type="date" office:date-value="2020-09-09" calcext:value-type="date">
            <text:p>09/09/20</text:p>
          </table:table-cell>
          <table:table-cell table:formula="of:=[$'cz.csv'.E200]-[$'cz.csv'.E199]" office:value-type="float" office:value="3" calcext:value-type="float">
            <text:p>3</text:p>
          </table:table-cell>
          <table:table-cell/>
          <table:table-cell table:style-name="ce4" table:formula="of:=[.AA200]" office:value-type="date" office:date-value="2020-09-09" calcext:value-type="date">
            <text:p>09/09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table:style-name="ce4" table:formula="of:=[$'cz.csv'.A201]" office:value-type="date" office:date-value="2020-09-10" calcext:value-type="date">
            <text:p>10/09/20</text:p>
          </table:table-cell>
          <table:table-cell table:formula="of:=[$'cz.csv'.I201]" office:value-type="float" office:value="0.995448954405508" calcext:value-type="float">
            <text:p>0.995448954405508</text:p>
          </table:table-cell>
          <table:table-cell table:formula="of:=EXP(-[.$A$2]*[$'cz.csv'.J201])" office:value-type="float" office:value="0.0810564582739958" calcext:value-type="float">
            <text:p>0.081056458273996</text:p>
          </table:table-cell>
          <table:table-cell table:formula="of:=1-[.$A$4]*[$'cz.csv'.J201]" office:value-type="float" office:value="-2.2633774027706" calcext:value-type="float">
            <text:p>-2.2633774027706</text:p>
          </table:table-cell>
          <table:table-cell/>
          <table:table-cell table:style-name="ce4" table:formula="of:=[.B201]" office:value-type="date" office:date-value="2020-09-10" calcext:value-type="date">
            <text:p>10/09/20</text:p>
          </table:table-cell>
          <table:table-cell table:formula="of:=[.C201]*[.D201]*[.$A$6]" office:value-type="float" office:value="0.0964192215038129" calcext:value-type="float">
            <text:p>0.096419221503813</text:p>
          </table:table-cell>
          <table:table-cell table:formula="of:=[.$A$8]*[.C201]*[.E201]" office:value-type="float" office:value="-2.08750932999062" calcext:value-type="float">
            <text:p>-2.08750932999062</text:p>
          </table:table-cell>
          <table:table-cell table:number-columns-repeated="11"/>
          <table:table-cell table:style-name="ce4" table:formula="of:=[$'cz.csv'.A201]" office:value-type="date" office:date-value="2020-09-10" calcext:value-type="date">
            <text:p>10/09/20</text:p>
          </table:table-cell>
          <table:table-cell table:formula="of:=[$'cz.csv'.B201]-[$'cz.csv'.B200]" office:value-type="float" office:value="497.468571428499" calcext:value-type="float">
            <text:p>497.468571428499</text:p>
          </table:table-cell>
          <table:table-cell/>
          <table:table-cell table:style-name="ce4" table:formula="of:=[.U201]" office:value-type="date" office:date-value="2020-09-10" calcext:value-type="date">
            <text:p>10/09/20</text:p>
          </table:table-cell>
          <table:table-cell table:formula="of:=[$'cz.csv'.C201]-[$'cz.csv'.C200]" office:value-type="float" office:value="879.531428571499" calcext:value-type="float">
            <text:p>879.531428571499</text:p>
          </table:table-cell>
          <table:table-cell/>
          <table:table-cell table:style-name="ce4" table:formula="of:=[.X201]" office:value-type="date" office:date-value="2020-09-10" calcext:value-type="date">
            <text:p>10/09/20</text:p>
          </table:table-cell>
          <table:table-cell table:formula="of:=[$'cz.csv'.E201]-[$'cz.csv'.E200]" office:value-type="float" office:value="4" calcext:value-type="float">
            <text:p>4</text:p>
          </table:table-cell>
          <table:table-cell/>
          <table:table-cell table:style-name="ce4" table:formula="of:=[.AA201]" office:value-type="date" office:date-value="2020-09-10" calcext:value-type="date">
            <text:p>10/09/2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table:style-name="ce4" table:formula="of:=[$'cz.csv'.A202]" office:value-type="date" office:date-value="2020-09-11" calcext:value-type="date">
            <text:p>11/09/20</text:p>
          </table:table-cell>
          <table:table-cell table:formula="of:=[$'cz.csv'.I202]" office:value-type="float" office:value="0.989108881498797" calcext:value-type="float">
            <text:p>0.989108881498797</text:p>
          </table:table-cell>
          <table:table-cell table:formula="of:=EXP(-[.$A$2]*[$'cz.csv'.J202])" office:value-type="float" office:value="0.0799405352360616" calcext:value-type="float">
            <text:p>0.079940535236062</text:p>
          </table:table-cell>
          <table:table-cell table:formula="of:=1-[.$A$4]*[$'cz.csv'.J202]" office:value-type="float" office:value="-2.28138251192156" calcext:value-type="float">
            <text:p>-2.28138251192156</text:p>
          </table:table-cell>
          <table:table-cell/>
          <table:table-cell table:style-name="ce4" table:formula="of:=[.B202]" office:value-type="date" office:date-value="2020-09-11" calcext:value-type="date">
            <text:p>11/09/20</text:p>
          </table:table-cell>
          <table:table-cell table:formula="of:=[.C202]*[.D202]*[.$A$6]" office:value-type="float" office:value="0.0944861505087367" calcext:value-type="float">
            <text:p>0.094486150508737</text:p>
          </table:table-cell>
          <table:table-cell table:formula="of:=[.$A$8]*[.C202]*[.E202]" office:value-type="float" office:value="-2.09071417838235" calcext:value-type="float">
            <text:p>-2.09071417838235</text:p>
          </table:table-cell>
          <table:table-cell table:number-columns-repeated="11"/>
          <table:table-cell table:style-name="ce4" table:formula="of:=[$'cz.csv'.A202]" office:value-type="date" office:date-value="2020-09-11" calcext:value-type="date">
            <text:p>11/09/20</text:p>
          </table:table-cell>
          <table:table-cell table:formula="of:=[$'cz.csv'.B202]-[$'cz.csv'.B201]" office:value-type="float" office:value="483.275390625" calcext:value-type="float">
            <text:p>483.275390625</text:p>
          </table:table-cell>
          <table:table-cell/>
          <table:table-cell table:style-name="ce4" table:formula="of:=[.U202]" office:value-type="date" office:date-value="2020-09-11" calcext:value-type="date">
            <text:p>11/09/20</text:p>
          </table:table-cell>
          <table:table-cell table:formula="of:=[$'cz.csv'.C202]-[$'cz.csv'.C201]" office:value-type="float" office:value="963.724609375" calcext:value-type="float">
            <text:p>963.724609375</text:p>
          </table:table-cell>
          <table:table-cell/>
          <table:table-cell table:style-name="ce4" table:formula="of:=[.X202]" office:value-type="date" office:date-value="2020-09-11" calcext:value-type="date">
            <text:p>11/09/20</text:p>
          </table:table-cell>
          <table:table-cell table:formula="of:=[$'cz.csv'.E202]-[$'cz.csv'.E201]" office:value-type="float" office:value="2" calcext:value-type="float">
            <text:p>2</text:p>
          </table:table-cell>
          <table:table-cell/>
          <table:table-cell table:style-name="ce4" table:formula="of:=[.AA202]" office:value-type="date" office:date-value="2020-09-11" calcext:value-type="date">
            <text:p>11/09/2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4" table:formula="of:=[$'cz.csv'.A203]" office:value-type="date" office:date-value="2020-09-12" calcext:value-type="date">
            <text:p>12/09/20</text:p>
          </table:table-cell>
          <table:table-cell table:formula="of:=[$'cz.csv'.I203]" office:value-type="float" office:value="0.982768808592085" calcext:value-type="float">
            <text:p>0.982768808592085</text:p>
          </table:table-cell>
          <table:table-cell table:formula="of:=EXP(-[.$A$2]*[$'cz.csv'.J203])" office:value-type="float" office:value="0.0788400159463864" calcext:value-type="float">
            <text:p>0.078840015946386</text:p>
          </table:table-cell>
          <table:table-cell table:formula="of:=1-[.$A$4]*[$'cz.csv'.J203]" office:value-type="float" office:value="-2.29938695260735" calcext:value-type="float">
            <text:p>-2.29938695260735</text:p>
          </table:table-cell>
          <table:table-cell/>
          <table:table-cell table:style-name="ce4" table:formula="of:=[.B203]" office:value-type="date" office:date-value="2020-09-12" calcext:value-type="date">
            <text:p>12/09/20</text:p>
          </table:table-cell>
          <table:table-cell table:formula="of:=[.C203]*[.D203]*[.$A$6]" office:value-type="float" office:value="0.0925880782612521" calcext:value-type="float">
            <text:p>0.092588078261252</text:p>
          </table:table-cell>
          <table:table-cell table:formula="of:=[.$A$8]*[.C203]*[.E203]" office:value-type="float" office:value="-2.09370688786365" calcext:value-type="float">
            <text:p>-2.09370688786365</text:p>
          </table:table-cell>
          <table:table-cell table:number-columns-repeated="11"/>
          <table:table-cell table:style-name="ce4" table:formula="of:=[$'cz.csv'.A203]" office:value-type="date" office:date-value="2020-09-12" calcext:value-type="date">
            <text:p>12/09/20</text:p>
          </table:table-cell>
          <table:table-cell table:formula="of:=[$'cz.csv'.B203]-[$'cz.csv'.B202]" office:value-type="float" office:value="401.169421487601" calcext:value-type="float">
            <text:p>401.169421487601</text:p>
          </table:table-cell>
          <table:table-cell/>
          <table:table-cell table:style-name="ce4" table:formula="of:=[.U203]" office:value-type="date" office:date-value="2020-09-12" calcext:value-type="date">
            <text:p>12/09/20</text:p>
          </table:table-cell>
          <table:table-cell table:formula="of:=[$'cz.csv'.C203]-[$'cz.csv'.C202]" office:value-type="float" office:value="1139.8305785124" calcext:value-type="float">
            <text:p>1139.8305785124</text:p>
          </table:table-cell>
          <table:table-cell/>
          <table:table-cell table:style-name="ce4" table:formula="of:=[.X203]" office:value-type="date" office:date-value="2020-09-12" calcext:value-type="date">
            <text:p>12/09/20</text:p>
          </table:table-cell>
          <table:table-cell table:formula="of:=[$'cz.csv'.E203]-[$'cz.csv'.E202]" office:value-type="float" office:value="3" calcext:value-type="float">
            <text:p>3</text:p>
          </table:table-cell>
          <table:table-cell/>
          <table:table-cell table:style-name="ce4" table:formula="of:=[.AA203]" office:value-type="date" office:date-value="2020-09-12" calcext:value-type="date">
            <text:p>12/09/2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/>
          <table:table-cell table:style-name="ce4" table:formula="of:=[$'cz.csv'.A204]" office:value-type="date" office:date-value="2020-09-13" calcext:value-type="date">
            <text:p>13/09/20</text:p>
          </table:table-cell>
          <table:table-cell table:formula="of:=[$'cz.csv'.I204]" office:value-type="float" office:value="0.976428735685374" calcext:value-type="float">
            <text:p>0.976428735685374</text:p>
          </table:table-cell>
          <table:table-cell table:formula="of:=EXP(-[.$A$2]*[$'cz.csv'.J204])" office:value-type="float" office:value="0.0777546071834193" calcext:value-type="float">
            <text:p>0.077754607183419</text:p>
          </table:table-cell>
          <table:table-cell table:formula="of:=1-[.$A$4]*[$'cz.csv'.J204]" office:value-type="float" office:value="-2.31739206175831" calcext:value-type="float">
            <text:p>-2.31739206175831</text:p>
          </table:table-cell>
          <table:table-cell/>
          <table:table-cell table:style-name="ce4" table:formula="of:=[.B204]" office:value-type="date" office:date-value="2020-09-13" calcext:value-type="date">
            <text:p>13/09/20</text:p>
          </table:table-cell>
          <table:table-cell table:formula="of:=[.C204]*[.D204]*[.$A$6]" office:value-type="float" office:value="0.0907243125240701" calcext:value-type="float">
            <text:p>0.09072431252407</text:p>
          </table:table-cell>
          <table:table-cell table:formula="of:=[.$A$8]*[.C204]*[.E204]" office:value-type="float" office:value="-2.09648867970318" calcext:value-type="float">
            <text:p>-2.09648867970318</text:p>
          </table:table-cell>
          <table:table-cell table:number-columns-repeated="11"/>
          <table:table-cell table:style-name="ce4" table:formula="of:=[$'cz.csv'.A204]" office:value-type="date" office:date-value="2020-09-13" calcext:value-type="date">
            <text:p>13/09/20</text:p>
          </table:table-cell>
          <table:table-cell table:formula="of:=[$'cz.csv'.B204]-[$'cz.csv'.B203]" office:value-type="float" office:value="269.7491166078" calcext:value-type="float">
            <text:p>269.7491166078</text:p>
          </table:table-cell>
          <table:table-cell/>
          <table:table-cell table:style-name="ce4" table:formula="of:=[.U204]" office:value-type="date" office:date-value="2020-09-13" calcext:value-type="date">
            <text:p>13/09/20</text:p>
          </table:table-cell>
          <table:table-cell table:formula="of:=[$'cz.csv'.C204]-[$'cz.csv'.C203]" office:value-type="float" office:value="517.2508833922" calcext:value-type="float">
            <text:p>517.2508833922</text:p>
          </table:table-cell>
          <table:table-cell/>
          <table:table-cell table:style-name="ce4" table:formula="of:=[.X204]" office:value-type="date" office:date-value="2020-09-13" calcext:value-type="date">
            <text:p>13/09/20</text:p>
          </table:table-cell>
          <table:table-cell table:formula="of:=[$'cz.csv'.E204]-[$'cz.csv'.E203]" office:value-type="float" office:value="3" calcext:value-type="float">
            <text:p>3</text:p>
          </table:table-cell>
          <table:table-cell/>
          <table:table-cell table:style-name="ce4" table:formula="of:=[.AA204]" office:value-type="date" office:date-value="2020-09-13" calcext:value-type="date">
            <text:p>13/09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table:style-name="ce4" table:formula="of:=[$'cz.csv'.A205]" office:value-type="date" office:date-value="2020-09-14" calcext:value-type="date">
            <text:p>14/09/20</text:p>
          </table:table-cell>
          <table:table-cell table:formula="of:=[$'cz.csv'.I205]" office:value-type="float" office:value="0.970088662778664" calcext:value-type="float">
            <text:p>0.970088662778664</text:p>
          </table:table-cell>
          <table:table-cell table:formula="of:=EXP(-[.$A$2]*[$'cz.csv'.J205])" office:value-type="float" office:value="0.0766841809620563" calcext:value-type="float">
            <text:p>0.076684180962056</text:p>
          </table:table-cell>
          <table:table-cell table:formula="of:=1-[.$A$4]*[$'cz.csv'.J205]" office:value-type="float" office:value="-2.33539650244411" calcext:value-type="float">
            <text:p>-2.33539650244411</text:p>
          </table:table-cell>
          <table:table-cell/>
          <table:table-cell table:style-name="ce4" table:formula="of:=[.B205]" office:value-type="date" office:date-value="2020-09-14" calcext:value-type="date">
            <text:p>14/09/20</text:p>
          </table:table-cell>
          <table:table-cell table:formula="of:=[.C205]*[.D205]*[.$A$6]" office:value-type="float" office:value="0.0888943614924442" calcext:value-type="float">
            <text:p>0.088894361492444</text:p>
          </table:table-cell>
          <table:table-cell table:formula="of:=[.$A$8]*[.C205]*[.E205]" office:value-type="float" office:value="-2.09905834048565" calcext:value-type="float">
            <text:p>-2.09905834048565</text:p>
          </table:table-cell>
          <table:table-cell table:number-columns-repeated="11"/>
          <table:table-cell table:style-name="ce4" table:formula="of:=[$'cz.csv'.A205]" office:value-type="date" office:date-value="2020-09-14" calcext:value-type="date">
            <text:p>14/09/20</text:p>
          </table:table-cell>
          <table:table-cell table:formula="of:=[$'cz.csv'.B205]-[$'cz.csv'.B204]" office:value-type="float" office:value="332.7928268051" calcext:value-type="float">
            <text:p>332.7928268051</text:p>
          </table:table-cell>
          <table:table-cell/>
          <table:table-cell table:style-name="ce4" table:formula="of:=[.U205]" office:value-type="date" office:date-value="2020-09-14" calcext:value-type="date">
            <text:p>14/09/20</text:p>
          </table:table-cell>
          <table:table-cell table:formula="of:=[$'cz.csv'.C205]-[$'cz.csv'.C204]" office:value-type="float" office:value="701.2071731949" calcext:value-type="float">
            <text:p>701.2071731949</text:p>
          </table:table-cell>
          <table:table-cell/>
          <table:table-cell table:style-name="ce4" table:formula="of:=[.X205]" office:value-type="date" office:date-value="2020-09-14" calcext:value-type="date">
            <text:p>14/09/20</text:p>
          </table:table-cell>
          <table:table-cell table:formula="of:=[$'cz.csv'.E205]-[$'cz.csv'.E204]" office:value-type="float" office:value="9" calcext:value-type="float">
            <text:p>9</text:p>
          </table:table-cell>
          <table:table-cell/>
          <table:table-cell table:style-name="ce4" table:formula="of:=[.AA205]" office:value-type="date" office:date-value="2020-09-14" calcext:value-type="date">
            <text:p>14/09/2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table:style-name="ce4" table:formula="of:=[$'cz.csv'.A206]" office:value-type="date" office:date-value="2020-09-15" calcext:value-type="date">
            <text:p>15/09/20</text:p>
          </table:table-cell>
          <table:table-cell table:formula="of:=[$'cz.csv'.I206]" office:value-type="float" office:value="0.963748589871952" calcext:value-type="float">
            <text:p>0.963748589871952</text:p>
          </table:table-cell>
          <table:table-cell table:formula="of:=EXP(-[.$A$2]*[$'cz.csv'.J206])" office:value-type="float" office:value="0.0756284520787216" calcext:value-type="float">
            <text:p>0.075628452078722</text:p>
          </table:table-cell>
          <table:table-cell table:formula="of:=1-[.$A$4]*[$'cz.csv'.J206]" office:value-type="float" office:value="-2.35340161159506" calcext:value-type="float">
            <text:p>-2.35340161159506</text:p>
          </table:table-cell>
          <table:table-cell/>
          <table:table-cell table:style-name="ce4" table:formula="of:=[.B206]" office:value-type="date" office:date-value="2020-09-15" calcext:value-type="date">
            <text:p>15/09/20</text:p>
          </table:table-cell>
          <table:table-cell table:formula="of:=[.C206]*[.D206]*[.$A$6]" office:value-type="float" office:value="0.0870975561794331" calcext:value-type="float">
            <text:p>0.087097556179433</text:p>
          </table:table-cell>
          <table:table-cell table:formula="of:=[.$A$8]*[.C206]*[.E206]" office:value-type="float" office:value="-2.10141707577297" calcext:value-type="float">
            <text:p>-2.10141707577297</text:p>
          </table:table-cell>
          <table:table-cell table:number-columns-repeated="11"/>
          <table:table-cell table:style-name="ce4" table:formula="of:=[$'cz.csv'.A206]" office:value-type="date" office:date-value="2020-09-15" calcext:value-type="date">
            <text:p>15/09/20</text:p>
          </table:table-cell>
          <table:table-cell table:formula="of:=[$'cz.csv'.B206]-[$'cz.csv'.B205]" office:value-type="float" office:value="507.650232558201" calcext:value-type="float">
            <text:p>507.650232558201</text:p>
          </table:table-cell>
          <table:table-cell/>
          <table:table-cell table:style-name="ce4" table:formula="of:=[.U206]" office:value-type="date" office:date-value="2020-09-15" calcext:value-type="date">
            <text:p>15/09/20</text:p>
          </table:table-cell>
          <table:table-cell table:formula="of:=[$'cz.csv'.C206]-[$'cz.csv'.C205]" office:value-type="float" office:value="1166.3497674418" calcext:value-type="float">
            <text:p>1166.3497674418</text:p>
          </table:table-cell>
          <table:table-cell/>
          <table:table-cell table:style-name="ce4" table:formula="of:=[.X206]" office:value-type="date" office:date-value="2020-09-15" calcext:value-type="date">
            <text:p>15/09/20</text:p>
          </table:table-cell>
          <table:table-cell table:formula="of:=[$'cz.csv'.E206]-[$'cz.csv'.E205]" office:value-type="float" office:value="11" calcext:value-type="float">
            <text:p>11</text:p>
          </table:table-cell>
          <table:table-cell/>
          <table:table-cell table:style-name="ce4" table:formula="of:=[.AA206]" office:value-type="date" office:date-value="2020-09-15" calcext:value-type="date">
            <text:p>15/09/2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table:style-name="ce4" table:formula="of:=[$'cz.csv'.A207]" office:value-type="date" office:date-value="2020-09-16" calcext:value-type="date">
            <text:p>16/09/20</text:p>
          </table:table-cell>
          <table:table-cell table:formula="of:=[$'cz.csv'.I207]" office:value-type="float" office:value="0.957408516965241" calcext:value-type="float">
            <text:p>0.957408516965241</text:p>
          </table:table-cell>
          <table:table-cell table:formula="of:=EXP(-[.$A$2]*[$'cz.csv'.J207])" office:value-type="float" office:value="0.0745872960479903" calcext:value-type="float">
            <text:p>0.07458729604799</text:p>
          </table:table-cell>
          <table:table-cell table:formula="of:=1-[.$A$4]*[$'cz.csv'.J207]" office:value-type="float" office:value="-2.37140605228086" calcext:value-type="float">
            <text:p>-2.37140605228086</text:p>
          </table:table-cell>
          <table:table-cell/>
          <table:table-cell table:style-name="ce4" table:formula="of:=[.B207]" office:value-type="date" office:date-value="2020-09-16" calcext:value-type="date">
            <text:p>16/09/20</text:p>
          </table:table-cell>
          <table:table-cell table:formula="of:=[.C207]*[.D207]*[.$A$6]" office:value-type="float" office:value="0.085333420114661" calcext:value-type="float">
            <text:p>0.085333420114661</text:p>
          </table:table-cell>
          <table:table-cell table:formula="of:=[.$A$8]*[.C207]*[.E207]" office:value-type="float" office:value="-2.1035636878566" calcext:value-type="float">
            <text:p>-2.1035636878566</text:p>
          </table:table-cell>
          <table:table-cell table:number-columns-repeated="11"/>
          <table:table-cell table:style-name="ce4" table:formula="of:=[$'cz.csv'.A207]" office:value-type="date" office:date-value="2020-09-16" calcext:value-type="date">
            <text:p>16/09/20</text:p>
          </table:table-cell>
          <table:table-cell table:formula="of:=[$'cz.csv'.B207]-[$'cz.csv'.B206]" office:value-type="float" office:value="666.030030030001" calcext:value-type="float">
            <text:p>666.030030030001</text:p>
          </table:table-cell>
          <table:table-cell/>
          <table:table-cell table:style-name="ce4" table:formula="of:=[.U207]" office:value-type="date" office:date-value="2020-09-16" calcext:value-type="date">
            <text:p>16/09/20</text:p>
          </table:table-cell>
          <table:table-cell table:formula="of:=[$'cz.csv'.C207]-[$'cz.csv'.C206]" office:value-type="float" office:value="1469.96996997" calcext:value-type="float">
            <text:p>1469.96996997</text:p>
          </table:table-cell>
          <table:table-cell/>
          <table:table-cell table:style-name="ce4" table:formula="of:=[.X207]" office:value-type="date" office:date-value="2020-09-16" calcext:value-type="date">
            <text:p>16/09/20</text:p>
          </table:table-cell>
          <table:table-cell table:formula="of:=[$'cz.csv'.E207]-[$'cz.csv'.E206]" office:value-type="float" office:value="6" calcext:value-type="float">
            <text:p>6</text:p>
          </table:table-cell>
          <table:table-cell/>
          <table:table-cell table:style-name="ce4" table:formula="of:=[.AA207]" office:value-type="date" office:date-value="2020-09-16" calcext:value-type="date">
            <text:p>16/09/2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table:style-name="ce4" table:formula="of:=[$'cz.csv'.A208]" office:value-type="date" office:date-value="2020-09-17" calcext:value-type="date">
            <text:p>17/09/20</text:p>
          </table:table-cell>
          <table:table-cell table:formula="of:=[$'cz.csv'.I208]" office:value-type="float" office:value="0.95106844405853" calcext:value-type="float">
            <text:p>0.95106844405853</text:p>
          </table:table-cell>
          <table:table-cell table:formula="of:=EXP(-[.$A$2]*[$'cz.csv'.J208])" office:value-type="float" office:value="0.0735604354650148" calcext:value-type="float">
            <text:p>0.073560435465015</text:p>
          </table:table-cell>
          <table:table-cell table:formula="of:=1-[.$A$4]*[$'cz.csv'.J208]" office:value-type="float" office:value="-2.38941116143182" calcext:value-type="float">
            <text:p>-2.38941116143182</text:p>
          </table:table-cell>
          <table:table-cell/>
          <table:table-cell table:style-name="ce4" table:formula="of:=[.B208]" office:value-type="date" office:date-value="2020-09-17" calcext:value-type="date">
            <text:p>17/09/20</text:p>
          </table:table-cell>
          <table:table-cell table:formula="of:=[.C208]*[.D208]*[.$A$6]" office:value-type="float" office:value="0.0836013068075985" calcext:value-type="float">
            <text:p>0.083601306807599</text:p>
          </table:table-cell>
          <table:table-cell table:formula="of:=[.$A$8]*[.C208]*[.E208]" office:value-type="float" office:value="-2.10549936659173" calcext:value-type="float">
            <text:p>-2.10549936659173</text:p>
          </table:table-cell>
          <table:table-cell table:number-columns-repeated="11"/>
          <table:table-cell table:style-name="ce4" table:formula="of:=[$'cz.csv'.A208]" office:value-type="date" office:date-value="2020-09-17" calcext:value-type="date">
            <text:p>17/09/20</text:p>
          </table:table-cell>
          <table:table-cell table:formula="of:=[$'cz.csv'.B208]-[$'cz.csv'.B207]" office:value-type="float" office:value="969.157017137499" calcext:value-type="float">
            <text:p>969.157017137499</text:p>
          </table:table-cell>
          <table:table-cell/>
          <table:table-cell table:style-name="ce4" table:formula="of:=[.U208]" office:value-type="date" office:date-value="2020-09-17" calcext:value-type="date">
            <text:p>17/09/20</text:p>
          </table:table-cell>
          <table:table-cell table:formula="of:=[$'cz.csv'.C208]-[$'cz.csv'.C207]" office:value-type="float" office:value="2153.8429828624" calcext:value-type="float">
            <text:p>2153.8429828624</text:p>
          </table:table-cell>
          <table:table-cell/>
          <table:table-cell table:style-name="ce4" table:formula="of:=[.X208]" office:value-type="date" office:date-value="2020-09-17" calcext:value-type="date">
            <text:p>17/09/20</text:p>
          </table:table-cell>
          <table:table-cell table:formula="of:=[$'cz.csv'.E208]-[$'cz.csv'.E207]" office:value-type="float" office:value="7" calcext:value-type="float">
            <text:p>7</text:p>
          </table:table-cell>
          <table:table-cell/>
          <table:table-cell table:style-name="ce4" table:formula="of:=[.AA208]" office:value-type="date" office:date-value="2020-09-17" calcext:value-type="date">
            <text:p>17/09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table:style-name="ce4" table:formula="of:=[$'cz.csv'.A209]" office:value-type="date" office:date-value="2020-09-18" calcext:value-type="date">
            <text:p>18/09/20</text:p>
          </table:table-cell>
          <table:table-cell table:formula="of:=[$'cz.csv'.I209]" office:value-type="float" office:value="0.94632840471517" calcext:value-type="float">
            <text:p>0.94632840471517</text:p>
          </table:table-cell>
          <table:table-cell table:formula="of:=EXP(-[.$A$2]*[$'cz.csv'.J209])" office:value-type="float" office:value="0.0735453308714498" calcext:value-type="float">
            <text:p>0.07354533087145</text:p>
          </table:table-cell>
          <table:table-cell table:formula="of:=1-[.$A$4]*[$'cz.csv'.J209]" office:value-type="float" office:value="-2.38967787903164" calcext:value-type="float">
            <text:p>-2.38967787903164</text:p>
          </table:table-cell>
          <table:table-cell/>
          <table:table-cell table:style-name="ce4" table:formula="of:=[.B209]" office:value-type="date" office:date-value="2020-09-18" calcext:value-type="date">
            <text:p>18/09/20</text:p>
          </table:table-cell>
          <table:table-cell table:formula="of:=[.C209]*[.D209]*[.$A$6]" office:value-type="float" office:value="0.0831675646461358" calcext:value-type="float">
            <text:p>0.083167564646136</text:p>
          </table:table-cell>
          <table:table-cell table:formula="of:=[.$A$8]*[.C209]*[.E209]" office:value-type="float" office:value="-2.095239602302" calcext:value-type="float">
            <text:p>-2.095239602302</text:p>
          </table:table-cell>
          <table:table-cell table:number-columns-repeated="11"/>
          <table:table-cell table:style-name="ce4" table:formula="of:=[$'cz.csv'.A209]" office:value-type="date" office:date-value="2020-09-18" calcext:value-type="date">
            <text:p>18/09/20</text:p>
          </table:table-cell>
          <table:table-cell table:formula="of:=[$'cz.csv'.B209]-[$'cz.csv'.B208]" office:value-type="float" office:value="725.290091930601" calcext:value-type="float">
            <text:p>725.290091930601</text:p>
          </table:table-cell>
          <table:table-cell/>
          <table:table-cell table:style-name="ce4" table:formula="of:=[.U209]" office:value-type="date" office:date-value="2020-09-18" calcext:value-type="date">
            <text:p>18/09/20</text:p>
          </table:table-cell>
          <table:table-cell table:formula="of:=[$'cz.csv'.C209]-[$'cz.csv'.C208]" office:value-type="float" office:value="1381.7099080695" calcext:value-type="float">
            <text:p>1381.7099080695</text:p>
          </table:table-cell>
          <table:table-cell/>
          <table:table-cell table:style-name="ce4" table:formula="of:=[.X209]" office:value-type="date" office:date-value="2020-09-18" calcext:value-type="date">
            <text:p>18/09/20</text:p>
          </table:table-cell>
          <table:table-cell table:formula="of:=[$'cz.csv'.E209]-[$'cz.csv'.E208]" office:value-type="float" office:value="6" calcext:value-type="float">
            <text:p>6</text:p>
          </table:table-cell>
          <table:table-cell/>
          <table:table-cell table:style-name="ce4" table:formula="of:=[.AA209]" office:value-type="date" office:date-value="2020-09-18" calcext:value-type="date">
            <text:p>18/09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table:style-name="ce4" table:formula="of:=[$'cz.csv'.A210]" office:value-type="date" office:date-value="2020-09-19" calcext:value-type="date">
            <text:p>19/09/20</text:p>
          </table:table-cell>
          <table:table-cell table:formula="of:=[$'cz.csv'.I210]" office:value-type="float" office:value="0.941588365371809" calcext:value-type="float">
            <text:p>0.941588365371809</text:p>
          </table:table-cell>
          <table:table-cell table:formula="of:=EXP(-[.$A$2]*[$'cz.csv'.J210])" office:value-type="float" office:value="0.073530191534944" calcext:value-type="float">
            <text:p>0.073530191534944</text:p>
          </table:table-cell>
          <table:table-cell table:formula="of:=1-[.$A$4]*[$'cz.csv'.J210]" office:value-type="float" office:value="-2.38994526509662" calcext:value-type="float">
            <text:p>-2.38994526509662</text:p>
          </table:table-cell>
          <table:table-cell/>
          <table:table-cell table:style-name="ce4" table:formula="of:=[.B210]" office:value-type="date" office:date-value="2020-09-19" calcext:value-type="date">
            <text:p>19/09/20</text:p>
          </table:table-cell>
          <table:table-cell table:formula="of:=[.C210]*[.D210]*[.$A$6]" office:value-type="float" office:value="0.0827339545039868" calcext:value-type="float">
            <text:p>0.082733954503987</text:p>
          </table:table-cell>
          <table:table-cell table:formula="of:=[.$A$8]*[.C210]*[.E210]" office:value-type="float" office:value="-2.08497807848171" calcext:value-type="float">
            <text:p>-2.08497807848171</text:p>
          </table:table-cell>
          <table:table-cell table:number-columns-repeated="11"/>
          <table:table-cell table:style-name="ce4" table:formula="of:=[$'cz.csv'.A210]" office:value-type="date" office:date-value="2020-09-19" calcext:value-type="date">
            <text:p>19/09/20</text:p>
          </table:table-cell>
          <table:table-cell table:formula="of:=[$'cz.csv'.B210]-[$'cz.csv'.B209]" office:value-type="float" office:value="596.754022988498" calcext:value-type="float">
            <text:p>596.754022988498</text:p>
          </table:table-cell>
          <table:table-cell/>
          <table:table-cell table:style-name="ce4" table:formula="of:=[.U210]" office:value-type="date" office:date-value="2020-09-19" calcext:value-type="date">
            <text:p>19/09/20</text:p>
          </table:table-cell>
          <table:table-cell table:formula="of:=[$'cz.csv'.C210]-[$'cz.csv'.C209]" office:value-type="float" office:value="1447.2459770115" calcext:value-type="float">
            <text:p>1447.2459770115</text:p>
          </table:table-cell>
          <table:table-cell/>
          <table:table-cell table:style-name="ce4" table:formula="of:=[.X210]" office:value-type="date" office:date-value="2020-09-19" calcext:value-type="date">
            <text:p>19/09/20</text:p>
          </table:table-cell>
          <table:table-cell table:formula="of:=[$'cz.csv'.E210]-[$'cz.csv'.E209]" office:value-type="float" office:value="4" calcext:value-type="float">
            <text:p>4</text:p>
          </table:table-cell>
          <table:table-cell/>
          <table:table-cell table:style-name="ce4" table:formula="of:=[.AA210]" office:value-type="date" office:date-value="2020-09-19" calcext:value-type="date">
            <text:p>19/09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ce4" table:formula="of:=[$'cz.csv'.A211]" office:value-type="date" office:date-value="2020-09-20" calcext:value-type="date">
            <text:p>20/09/20</text:p>
          </table:table-cell>
          <table:table-cell table:formula="of:=[$'cz.csv'.I211]" office:value-type="float" office:value="0.936848326028449" calcext:value-type="float">
            <text:p>0.936848326028449</text:p>
          </table:table-cell>
          <table:table-cell table:formula="of:=EXP(-[.$A$2]*[$'cz.csv'.J211])" office:value-type="float" office:value="0.0735150931515416" calcext:value-type="float">
            <text:p>0.073515093151542</text:p>
          </table:table-cell>
          <table:table-cell table:formula="of:=1-[.$A$4]*[$'cz.csv'.J211]" office:value-type="float" office:value="-2.39021198269645" calcext:value-type="float">
            <text:p>-2.39021198269645</text:p>
          </table:table-cell>
          <table:table-cell/>
          <table:table-cell table:style-name="ce4" table:formula="of:=[.B211]" office:value-type="date" office:date-value="2020-09-20" calcext:value-type="date">
            <text:p>20/09/20</text:p>
          </table:table-cell>
          <table:table-cell table:formula="of:=[.C211]*[.D211]*[.$A$6]" office:value-type="float" office:value="0.0823005617136738" calcext:value-type="float">
            <text:p>0.082300561713674</text:p>
          </table:table-cell>
          <table:table-cell table:formula="of:=[.$A$8]*[.C211]*[.E211]" office:value-type="float" office:value="-2.07471362586282" calcext:value-type="float">
            <text:p>-2.07471362586282</text:p>
          </table:table-cell>
          <table:table-cell table:number-columns-repeated="11"/>
          <table:table-cell table:style-name="ce4" table:formula="of:=[$'cz.csv'.A211]" office:value-type="date" office:date-value="2020-09-20" calcext:value-type="date">
            <text:p>20/09/20</text:p>
          </table:table-cell>
          <table:table-cell table:formula="of:=[$'cz.csv'.B211]-[$'cz.csv'.B210]" office:value-type="float" office:value="255.276018099503" calcext:value-type="float">
            <text:p>255.276018099503</text:p>
          </table:table-cell>
          <table:table-cell/>
          <table:table-cell table:style-name="ce4" table:formula="of:=[.U211]" office:value-type="date" office:date-value="2020-09-20" calcext:value-type="date">
            <text:p>20/09/20</text:p>
          </table:table-cell>
          <table:table-cell table:formula="of:=[$'cz.csv'.C211]-[$'cz.csv'.C210]" office:value-type="float" office:value="728.723981900497" calcext:value-type="float">
            <text:p>728.723981900497</text:p>
          </table:table-cell>
          <table:table-cell/>
          <table:table-cell table:style-name="ce4" table:formula="of:=[.X211]" office:value-type="date" office:date-value="2020-09-20" calcext:value-type="date">
            <text:p>20/09/20</text:p>
          </table:table-cell>
          <table:table-cell table:formula="of:=[$'cz.csv'.E211]-[$'cz.csv'.E210]" office:value-type="float" office:value="4" calcext:value-type="float">
            <text:p>4</text:p>
          </table:table-cell>
          <table:table-cell/>
          <table:table-cell table:style-name="ce4" table:formula="of:=[.AA211]" office:value-type="date" office:date-value="2020-09-20" calcext:value-type="date">
            <text:p>20/09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4" table:formula="of:=[$'cz.csv'.A212]" office:value-type="date" office:date-value="2020-09-21" calcext:value-type="date">
            <text:p>21/09/20</text:p>
          </table:table-cell>
          <table:table-cell table:formula="of:=[$'cz.csv'.I212]" office:value-type="float" office:value="0.932108286685088" calcext:value-type="float">
            <text:p>0.932108286685088</text:p>
          </table:table-cell>
          <table:table-cell table:formula="of:=EXP(-[.$A$2]*[$'cz.csv'.J212])" office:value-type="float" office:value="0.0734999600394828" calcext:value-type="float">
            <text:p>0.073499960039483</text:p>
          </table:table-cell>
          <table:table-cell table:formula="of:=1-[.$A$4]*[$'cz.csv'.J212]" office:value-type="float" office:value="-2.39047936876143" calcext:value-type="float">
            <text:p>-2.39047936876143</text:p>
          </table:table-cell>
          <table:table-cell/>
          <table:table-cell table:style-name="ce4" table:formula="of:=[.B212]" office:value-type="date" office:date-value="2020-09-21" calcext:value-type="date">
            <text:p>21/09/20</text:p>
          </table:table-cell>
          <table:table-cell table:formula="of:=[.C212]*[.D212]*[.$A$6]" office:value-type="float" office:value="0.0818673012818159" calcext:value-type="float">
            <text:p>0.081867301281816</text:p>
          </table:table-cell>
          <table:table-cell table:formula="of:=[.$A$8]*[.C212]*[.E212]" office:value-type="float" office:value="-2.06444740784194" calcext:value-type="float">
            <text:p>-2.06444740784194</text:p>
          </table:table-cell>
          <table:table-cell table:number-columns-repeated="11"/>
          <table:table-cell table:style-name="ce4" table:formula="of:=[$'cz.csv'.A212]" office:value-type="date" office:date-value="2020-09-21" calcext:value-type="date">
            <text:p>21/09/20</text:p>
          </table:table-cell>
          <table:table-cell table:formula="of:=[$'cz.csv'.B212]-[$'cz.csv'.B211]" office:value-type="float" office:value="472.4600938968" calcext:value-type="float">
            <text:p>472.4600938968</text:p>
          </table:table-cell>
          <table:table-cell/>
          <table:table-cell table:style-name="ce4" table:formula="of:=[.U212]" office:value-type="date" office:date-value="2020-09-21" calcext:value-type="date">
            <text:p>21/09/20</text:p>
          </table:table-cell>
          <table:table-cell table:formula="of:=[$'cz.csv'.C212]-[$'cz.csv'.C211]" office:value-type="float" office:value="1001.5399061032" calcext:value-type="float">
            <text:p>1001.5399061032</text:p>
          </table:table-cell>
          <table:table-cell/>
          <table:table-cell table:style-name="ce4" table:formula="of:=[.X212]" office:value-type="date" office:date-value="2020-09-21" calcext:value-type="date">
            <text:p>21/09/20</text:p>
          </table:table-cell>
          <table:table-cell table:formula="of:=[$'cz.csv'.E212]-[$'cz.csv'.E211]" office:value-type="float" office:value="19" calcext:value-type="float">
            <text:p>19</text:p>
          </table:table-cell>
          <table:table-cell/>
          <table:table-cell table:style-name="ce4" table:formula="of:=[.AA212]" office:value-type="date" office:date-value="2020-09-21" calcext:value-type="date">
            <text:p>21/09/2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table:style-name="ce4" table:formula="of:=[$'cz.csv'.A213]" office:value-type="date" office:date-value="2020-09-22" calcext:value-type="date">
            <text:p>22/09/20</text:p>
          </table:table-cell>
          <table:table-cell table:formula="of:=[$'cz.csv'.I213]" office:value-type="float" office:value="0.927368247341728" calcext:value-type="float">
            <text:p>0.927368247341728</text:p>
          </table:table-cell>
          <table:table-cell table:formula="of:=EXP(-[.$A$2]*[$'cz.csv'.J213])" office:value-type="float" office:value="0.0734848678636899" calcext:value-type="float">
            <text:p>0.07348486786369</text:p>
          </table:table-cell>
          <table:table-cell table:formula="of:=1-[.$A$4]*[$'cz.csv'.J213]" office:value-type="float" office:value="-2.39074608636126" calcext:value-type="float">
            <text:p>-2.39074608636126</text:p>
          </table:table-cell>
          <table:table-cell/>
          <table:table-cell table:style-name="ce4" table:formula="of:=[.B213]" office:value-type="date" office:date-value="2020-09-22" calcext:value-type="date">
            <text:p>22/09/20</text:p>
          </table:table-cell>
          <table:table-cell table:formula="of:=[.C213]*[.D213]*[.$A$6]" office:value-type="float" office:value="0.0814342576486884" calcext:value-type="float">
            <text:p>0.081434257648688</text:p>
          </table:table-cell>
          <table:table-cell table:formula="of:=[.$A$8]*[.C213]*[.E213]" office:value-type="float" office:value="-2.05417826689388" calcext:value-type="float">
            <text:p>-2.05417826689388</text:p>
          </table:table-cell>
          <table:table-cell table:number-columns-repeated="11"/>
          <table:table-cell table:style-name="ce4" table:formula="of:=[$'cz.csv'.A213]" office:value-type="date" office:date-value="2020-09-22" calcext:value-type="date">
            <text:p>22/09/20</text:p>
          </table:table-cell>
          <table:table-cell table:formula="of:=[$'cz.csv'.B213]-[$'cz.csv'.B212]" office:value-type="float" office:value="608.7404942965" calcext:value-type="float">
            <text:p>608.7404942965</text:p>
          </table:table-cell>
          <table:table-cell/>
          <table:table-cell table:style-name="ce4" table:formula="of:=[.U213]" office:value-type="date" office:date-value="2020-09-22" calcext:value-type="date">
            <text:p>22/09/20</text:p>
          </table:table-cell>
          <table:table-cell table:formula="of:=[$'cz.csv'.C213]-[$'cz.csv'.C212]" office:value-type="float" office:value="1785.2595057035" calcext:value-type="float">
            <text:p>1785.2595057035</text:p>
          </table:table-cell>
          <table:table-cell/>
          <table:table-cell table:style-name="ce4" table:formula="of:=[.X213]" office:value-type="date" office:date-value="2020-09-22" calcext:value-type="date">
            <text:p>22/09/20</text:p>
          </table:table-cell>
          <table:table-cell table:formula="of:=[$'cz.csv'.E213]-[$'cz.csv'.E212]" office:value-type="float" office:value="9" calcext:value-type="float">
            <text:p>9</text:p>
          </table:table-cell>
          <table:table-cell/>
          <table:table-cell table:style-name="ce4" table:formula="of:=[.AA213]" office:value-type="date" office:date-value="2020-09-22" calcext:value-type="date">
            <text:p>22/09/2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/>
          <table:table-cell table:style-name="ce4" table:formula="of:=[$'cz.csv'.A214]" office:value-type="date" office:date-value="2020-09-23" calcext:value-type="date">
            <text:p>23/09/20</text:p>
          </table:table-cell>
          <table:table-cell table:formula="of:=[$'cz.csv'.I214]" office:value-type="float" office:value="0.922628207998367" calcext:value-type="float">
            <text:p>0.922628207998367</text:p>
          </table:table-cell>
          <table:table-cell table:formula="of:=EXP(-[.$A$2]*[$'cz.csv'.J214])" office:value-type="float" office:value="0.0734697787868615" calcext:value-type="float">
            <text:p>0.073469778786862</text:p>
          </table:table-cell>
          <table:table-cell table:formula="of:=1-[.$A$4]*[$'cz.csv'.J214]" office:value-type="float" office:value="-2.39101280396108" calcext:value-type="float">
            <text:p>-2.39101280396108</text:p>
          </table:table-cell>
          <table:table-cell/>
          <table:table-cell table:style-name="ce4" table:formula="of:=[.B214]" office:value-type="date" office:date-value="2020-09-23" calcext:value-type="date">
            <text:p>23/09/20</text:p>
          </table:table-cell>
          <table:table-cell table:formula="of:=[.C214]*[.D214]*[.$A$6]" office:value-type="float" office:value="0.0810013884025591" calcext:value-type="float">
            <text:p>0.081001388402559</text:p>
          </table:table-cell>
          <table:table-cell table:formula="of:=[.$A$8]*[.C214]*[.E214]" office:value-type="float" office:value="-2.04390678324909" calcext:value-type="float">
            <text:p>-2.04390678324909</text:p>
          </table:table-cell>
          <table:table-cell table:number-columns-repeated="11"/>
          <table:table-cell table:style-name="ce4" table:formula="of:=[$'cz.csv'.A214]" office:value-type="date" office:date-value="2020-09-23" calcext:value-type="date">
            <text:p>23/09/20</text:p>
          </table:table-cell>
          <table:table-cell table:formula="of:=[$'cz.csv'.B214]-[$'cz.csv'.B213]" office:value-type="float" office:value="611.417196103397" calcext:value-type="float">
            <text:p>611.417196103397</text:p>
          </table:table-cell>
          <table:table-cell/>
          <table:table-cell table:style-name="ce4" table:formula="of:=[.U214]" office:value-type="date" office:date-value="2020-09-23" calcext:value-type="date">
            <text:p>23/09/20</text:p>
          </table:table-cell>
          <table:table-cell table:formula="of:=[$'cz.csv'.C214]-[$'cz.csv'.C213]" office:value-type="float" office:value="1694.5828038966" calcext:value-type="float">
            <text:p>1694.5828038966</text:p>
          </table:table-cell>
          <table:table-cell/>
          <table:table-cell table:style-name="ce4" table:formula="of:=[.X214]" office:value-type="date" office:date-value="2020-09-23" calcext:value-type="date">
            <text:p>23/09/20</text:p>
          </table:table-cell>
          <table:table-cell table:formula="of:=[$'cz.csv'.E214]-[$'cz.csv'.E213]" office:value-type="float" office:value="24" calcext:value-type="float">
            <text:p>24</text:p>
          </table:table-cell>
          <table:table-cell/>
          <table:table-cell table:style-name="ce4" table:formula="of:=[.AA214]" office:value-type="date" office:date-value="2020-09-23" calcext:value-type="date">
            <text:p>23/09/2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table:style-name="ce4" table:formula="of:=[$'cz.csv'.A215]" office:value-type="date" office:date-value="2020-09-24" calcext:value-type="date">
            <text:p>24/09/20</text:p>
          </table:table-cell>
          <table:table-cell table:formula="of:=[$'cz.csv'.I215]" office:value-type="float" office:value="0.917888168655007" calcext:value-type="float">
            <text:p>0.917888168655007</text:p>
          </table:table-cell>
          <table:table-cell table:formula="of:=EXP(-[.$A$2]*[$'cz.csv'.J215])" office:value-type="float" office:value="0.0734546550027832" calcext:value-type="float">
            <text:p>0.073454655002783</text:p>
          </table:table-cell>
          <table:table-cell table:formula="of:=1-[.$A$4]*[$'cz.csv'.J215]" office:value-type="float" office:value="-2.39128019002607" calcext:value-type="float">
            <text:p>-2.39128019002607</text:p>
          </table:table-cell>
          <table:table-cell/>
          <table:table-cell table:style-name="ce4" table:formula="of:=[.B215]" office:value-type="date" office:date-value="2020-09-24" calcext:value-type="date">
            <text:p>24/09/20</text:p>
          </table:table-cell>
          <table:table-cell table:formula="of:=[.C215]*[.D215]*[.$A$6]" office:value-type="float" office:value="0.0805686520230668" calcext:value-type="float">
            <text:p>0.080568652023067</text:p>
          </table:table-cell>
          <table:table-cell table:formula="of:=[.$A$8]*[.C215]*[.E215]" office:value-type="float" office:value="-2.03363352539518" calcext:value-type="float">
            <text:p>-2.03363352539518</text:p>
          </table:table-cell>
          <table:table-cell table:number-columns-repeated="11"/>
          <table:table-cell table:style-name="ce4" table:formula="of:=[$'cz.csv'.A215]" office:value-type="date" office:date-value="2020-09-24" calcext:value-type="date">
            <text:p>24/09/20</text:p>
          </table:table-cell>
          <table:table-cell table:formula="of:=[$'cz.csv'.B215]-[$'cz.csv'.B214]" office:value-type="float" office:value="830.946676970601" calcext:value-type="float">
            <text:p>830.946676970601</text:p>
          </table:table-cell>
          <table:table-cell/>
          <table:table-cell table:style-name="ce4" table:formula="of:=[.U215]" office:value-type="date" office:date-value="2020-09-24" calcext:value-type="date">
            <text:p>24/09/20</text:p>
          </table:table-cell>
          <table:table-cell table:formula="of:=[$'cz.csv'.C215]-[$'cz.csv'.C214]" office:value-type="float" office:value="2079.0533230294" calcext:value-type="float">
            <text:p>2079.0533230294</text:p>
          </table:table-cell>
          <table:table-cell/>
          <table:table-cell table:style-name="ce4" table:formula="of:=[.X215]" office:value-type="date" office:date-value="2020-09-24" calcext:value-type="date">
            <text:p>24/09/20</text:p>
          </table:table-cell>
          <table:table-cell table:formula="of:=[$'cz.csv'.E215]-[$'cz.csv'.E214]" office:value-type="float" office:value="12" calcext:value-type="float">
            <text:p>12</text:p>
          </table:table-cell>
          <table:table-cell/>
          <table:table-cell table:style-name="ce4" table:formula="of:=[.AA215]" office:value-type="date" office:date-value="2020-09-24" calcext:value-type="date">
            <text:p>24/09/2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table:style-name="ce4" table:formula="of:=[$'cz.csv'.A216]" office:value-type="date" office:date-value="2020-09-25" calcext:value-type="date">
            <text:p>25/09/20</text:p>
          </table:table-cell>
          <table:table-cell table:formula="of:=[$'cz.csv'.I216]" office:value-type="float" office:value="0.913210655328955" calcext:value-type="float">
            <text:p>0.913210655328955</text:p>
          </table:table-cell>
          <table:table-cell table:formula="of:=EXP(-[.$A$2]*[$'cz.csv'.J216])" office:value-type="float" office:value="0.0734394209386714" calcext:value-type="float">
            <text:p>0.073439420938671</text:p>
          </table:table-cell>
          <table:table-cell table:formula="of:=1-[.$A$4]*[$'cz.csv'.J216]" office:value-type="float" office:value="-2.39154958148654" calcext:value-type="float">
            <text:p>-2.39154958148654</text:p>
          </table:table-cell>
          <table:table-cell/>
          <table:table-cell table:style-name="ce4" table:formula="of:=[.B216]" office:value-type="date" office:date-value="2020-09-25" calcext:value-type="date">
            <text:p>25/09/20</text:p>
          </table:table-cell>
          <table:table-cell table:formula="of:=[.C216]*[.D216]*[.$A$6]" office:value-type="float" office:value="0.0801414537883961" calcext:value-type="float">
            <text:p>0.080141453788396</text:p>
          </table:table-cell>
          <table:table-cell table:formula="of:=[.$A$8]*[.C216]*[.E216]" office:value-type="float" office:value="-2.02349816118818" calcext:value-type="float">
            <text:p>-2.02349816118818</text:p>
          </table:table-cell>
          <table:table-cell table:number-columns-repeated="11"/>
          <table:table-cell table:style-name="ce4" table:formula="of:=[$'cz.csv'.A216]" office:value-type="date" office:date-value="2020-09-25" calcext:value-type="date">
            <text:p>25/09/20</text:p>
          </table:table-cell>
          <table:table-cell table:formula="of:=[$'cz.csv'.B216]-[$'cz.csv'.B215]" office:value-type="float" office:value="896.780785360301" calcext:value-type="float">
            <text:p>896.780785360301</text:p>
          </table:table-cell>
          <table:table-cell/>
          <table:table-cell table:style-name="ce4" table:formula="of:=[.U216]" office:value-type="date" office:date-value="2020-09-25" calcext:value-type="date">
            <text:p>25/09/20</text:p>
          </table:table-cell>
          <table:table-cell table:formula="of:=[$'cz.csv'.C216]-[$'cz.csv'.C215]" office:value-type="float" office:value="2047.2192146397" calcext:value-type="float">
            <text:p>2047.2192146397</text:p>
          </table:table-cell>
          <table:table-cell/>
          <table:table-cell table:style-name="ce4" table:formula="of:=[.X216]" office:value-type="date" office:date-value="2020-09-25" calcext:value-type="date">
            <text:p>25/09/20</text:p>
          </table:table-cell>
          <table:table-cell table:formula="of:=[$'cz.csv'.E216]-[$'cz.csv'.E215]" office:value-type="float" office:value="14" calcext:value-type="float">
            <text:p>14</text:p>
          </table:table-cell>
          <table:table-cell/>
          <table:table-cell table:style-name="ce4" table:formula="of:=[.AA216]" office:value-type="date" office:date-value="2020-09-25" calcext:value-type="date">
            <text:p>25/09/2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table:style-name="ce4" table:formula="of:=[$'cz.csv'.A217]" office:value-type="date" office:date-value="2020-09-26" calcext:value-type="date">
            <text:p>26/09/20</text:p>
          </table:table-cell>
          <table:table-cell table:formula="of:=[$'cz.csv'.I217]" office:value-type="float" office:value="0.908533142002904" calcext:value-type="float">
            <text:p>0.908533142002904</text:p>
          </table:table-cell>
          <table:table-cell table:formula="of:=EXP(-[.$A$2]*[$'cz.csv'.J217])" office:value-type="float" office:value="0.073424152244136" calcext:value-type="float">
            <text:p>0.073424152244136</text:p>
          </table:table-cell>
          <table:table-cell table:formula="of:=1-[.$A$4]*[$'cz.csv'.J217]" office:value-type="float" office:value="-2.39181964141217" calcext:value-type="float">
            <text:p>-2.39181964141217</text:p>
          </table:table-cell>
          <table:table-cell/>
          <table:table-cell table:style-name="ce4" table:formula="of:=[.B217]" office:value-type="date" office:date-value="2020-09-26" calcext:value-type="date">
            <text:p>26/09/20</text:p>
          </table:table-cell>
          <table:table-cell table:formula="of:=[.C217]*[.D217]*[.$A$6]" office:value-type="float" office:value="0.0797143882577589" calcext:value-type="float">
            <text:p>0.079714388257759</text:p>
          </table:table-cell>
          <table:table-cell table:formula="of:=[.$A$8]*[.C217]*[.E217]" office:value-type="float" office:value="-2.01336102470481" calcext:value-type="float">
            <text:p>-2.01336102470481</text:p>
          </table:table-cell>
          <table:table-cell table:number-columns-repeated="11"/>
          <table:table-cell table:style-name="ce4" table:formula="of:=[$'cz.csv'.A217]" office:value-type="date" office:date-value="2020-09-26" calcext:value-type="date">
            <text:p>26/09/20</text:p>
          </table:table-cell>
          <table:table-cell table:formula="of:=[$'cz.csv'.B217]-[$'cz.csv'.B216]" office:value-type="float" office:value="587.675850891399" calcext:value-type="float">
            <text:p>587.675850891399</text:p>
          </table:table-cell>
          <table:table-cell/>
          <table:table-cell table:style-name="ce4" table:formula="of:=[.U217]" office:value-type="date" office:date-value="2020-09-26" calcext:value-type="date">
            <text:p>26/09/20</text:p>
          </table:table-cell>
          <table:table-cell table:formula="of:=[$'cz.csv'.C217]-[$'cz.csv'.C216]" office:value-type="float" office:value="1388.3241491086" calcext:value-type="float">
            <text:p>1388.3241491086</text:p>
          </table:table-cell>
          <table:table-cell/>
          <table:table-cell table:style-name="ce4" table:formula="of:=[.X217]" office:value-type="date" office:date-value="2020-09-26" calcext:value-type="date">
            <text:p>26/09/20</text:p>
          </table:table-cell>
          <table:table-cell table:formula="of:=[$'cz.csv'.E217]-[$'cz.csv'.E216]" office:value-type="float" office:value="10" calcext:value-type="float">
            <text:p>10</text:p>
          </table:table-cell>
          <table:table-cell/>
          <table:table-cell table:style-name="ce4" table:formula="of:=[.AA217]" office:value-type="date" office:date-value="2020-09-26" calcext:value-type="date">
            <text:p>26/09/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4" table:formula="of:=[$'cz.csv'.A218]" office:value-type="date" office:date-value="2020-09-27" calcext:value-type="date">
            <text:p>27/09/20</text:p>
          </table:table-cell>
          <table:table-cell table:formula="of:=[$'cz.csv'.I218]" office:value-type="float" office:value="0.903855628676852" calcext:value-type="float">
            <text:p>0.903855628676852</text:p>
          </table:table-cell>
          <table:table-cell table:formula="of:=EXP(-[.$A$2]*[$'cz.csv'.J218])" office:value-type="float" office:value="0.0734089245061172" calcext:value-type="float">
            <text:p>0.073408924506117</text:p>
          </table:table-cell>
          <table:table-cell table:formula="of:=1-[.$A$4]*[$'cz.csv'.J218]" office:value-type="float" office:value="-2.39208903287265" calcext:value-type="float">
            <text:p>-2.39208903287265</text:p>
          </table:table-cell>
          <table:table-cell/>
          <table:table-cell table:style-name="ce4" table:formula="of:=[.B218]" office:value-type="date" office:date-value="2020-09-27" calcext:value-type="date">
            <text:p>27/09/20</text:p>
          </table:table-cell>
          <table:table-cell table:formula="of:=[.C218]*[.D218]*[.$A$6]" office:value-type="float" office:value="0.0792875376518236" calcext:value-type="float">
            <text:p>0.079287537651824</text:p>
          </table:table-cell>
          <table:table-cell table:formula="of:=[.$A$8]*[.C218]*[.E218]" office:value-type="float" office:value="-2.00322098766079" calcext:value-type="float">
            <text:p>-2.00322098766079</text:p>
          </table:table-cell>
          <table:table-cell table:number-columns-repeated="11"/>
          <table:table-cell table:style-name="ce4" table:formula="of:=[$'cz.csv'.A218]" office:value-type="date" office:date-value="2020-09-27" calcext:value-type="date">
            <text:p>27/09/20</text:p>
          </table:table-cell>
          <table:table-cell table:formula="of:=[$'cz.csv'.B218]-[$'cz.csv'.B217]" office:value-type="float" office:value="472.516483516502" calcext:value-type="float">
            <text:p>472.516483516502</text:p>
          </table:table-cell>
          <table:table-cell/>
          <table:table-cell table:style-name="ce4" table:formula="of:=[.U218]" office:value-type="date" office:date-value="2020-09-27" calcext:value-type="date">
            <text:p>27/09/20</text:p>
          </table:table-cell>
          <table:table-cell table:formula="of:=[$'cz.csv'.C218]-[$'cz.csv'.C217]" office:value-type="float" office:value="830.483516483502" calcext:value-type="float">
            <text:p>830.483516483502</text:p>
          </table:table-cell>
          <table:table-cell/>
          <table:table-cell table:style-name="ce4" table:formula="of:=[.X218]" office:value-type="date" office:date-value="2020-09-27" calcext:value-type="date">
            <text:p>27/09/20</text:p>
          </table:table-cell>
          <table:table-cell table:formula="of:=[$'cz.csv'.E218]-[$'cz.csv'.E217]" office:value-type="float" office:value="15" calcext:value-type="float">
            <text:p>15</text:p>
          </table:table-cell>
          <table:table-cell/>
          <table:table-cell table:style-name="ce4" table:formula="of:=[.AA218]" office:value-type="date" office:date-value="2020-09-27" calcext:value-type="date">
            <text:p>27/09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table:formula="of:=[$'cz.csv'.A219]" office:value-type="date" office:date-value="2020-09-28" calcext:value-type="date">
            <text:p>28/09/20</text:p>
          </table:table-cell>
          <table:table-cell table:formula="of:=[$'cz.csv'.I219]" office:value-type="float" office:value="0.899178115350801" calcext:value-type="float">
            <text:p>0.899178115350801</text:p>
          </table:table-cell>
          <table:table-cell table:formula="of:=EXP(-[.$A$2]*[$'cz.csv'.J219])" office:value-type="float" office:value="0.0733936999262418" calcext:value-type="float">
            <text:p>0.073393699926242</text:p>
          </table:table-cell>
          <table:table-cell table:formula="of:=1-[.$A$4]*[$'cz.csv'.J219]" office:value-type="float" office:value="-2.39235842433312" calcext:value-type="float">
            <text:p>-2.39235842433312</text:p>
          </table:table-cell>
          <table:table-cell/>
          <table:table-cell table:style-name="ce4" table:formula="of:=[.B219]" office:value-type="date" office:date-value="2020-09-28" calcext:value-type="date">
            <text:p>28/09/20</text:p>
          </table:table-cell>
          <table:table-cell table:formula="of:=[.C219]*[.D219]*[.$A$6]" office:value-type="float" office:value="0.0788608606698056" calcext:value-type="float">
            <text:p>0.078860860669806</text:p>
          </table:table-cell>
          <table:table-cell table:formula="of:=[.$A$8]*[.C219]*[.E219]" office:value-type="float" office:value="-1.99307861564675" calcext:value-type="float">
            <text:p>-1.99307861564675</text:p>
          </table:table-cell>
          <table:table-cell table:number-columns-repeated="11"/>
          <table:table-cell table:style-name="ce4" table:formula="of:=[$'cz.csv'.A219]" office:value-type="date" office:date-value="2020-09-28" calcext:value-type="date">
            <text:p>28/09/20</text:p>
          </table:table-cell>
          <table:table-cell table:formula="of:=[$'cz.csv'.B219]-[$'cz.csv'.B218]" office:value-type="float" office:value="451.492779783399" calcext:value-type="float">
            <text:p>451.492779783399</text:p>
          </table:table-cell>
          <table:table-cell/>
          <table:table-cell table:style-name="ce4" table:formula="of:=[.U219]" office:value-type="date" office:date-value="2020-09-28" calcext:value-type="date">
            <text:p>28/09/20</text:p>
          </table:table-cell>
          <table:table-cell table:formula="of:=[$'cz.csv'.C219]-[$'cz.csv'.C218]" office:value-type="float" office:value="834.507220216598" calcext:value-type="float">
            <text:p>834.507220216598</text:p>
          </table:table-cell>
          <table:table-cell/>
          <table:table-cell table:style-name="ce4" table:formula="of:=[.X219]" office:value-type="date" office:date-value="2020-09-28" calcext:value-type="date">
            <text:p>28/09/20</text:p>
          </table:table-cell>
          <table:table-cell table:formula="of:=[$'cz.csv'.E219]-[$'cz.csv'.E218]" office:value-type="float" office:value="12" calcext:value-type="float">
            <text:p>12</text:p>
          </table:table-cell>
          <table:table-cell/>
          <table:table-cell table:style-name="ce4" table:formula="of:=[.AA219]" office:value-type="date" office:date-value="2020-09-28" calcext:value-type="date">
            <text:p>28/09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table:style-name="ce4" table:formula="of:=[$'cz.csv'.A220]" office:value-type="date" office:date-value="2020-09-29" calcext:value-type="date">
            <text:p>29/09/20</text:p>
          </table:table-cell>
          <table:table-cell table:formula="of:=[$'cz.csv'.I220]" office:value-type="float" office:value="0.89450060202475" calcext:value-type="float">
            <text:p>0.89450060202475</text:p>
          </table:table-cell>
          <table:table-cell table:formula="of:=EXP(-[.$A$2]*[$'cz.csv'.J220])" office:value-type="float" office:value="0.0733784407375027" calcext:value-type="float">
            <text:p>0.073378440737503</text:p>
          </table:table-cell>
          <table:table-cell table:formula="of:=1-[.$A$4]*[$'cz.csv'.J220]" office:value-type="float" office:value="-2.39262848425875" calcext:value-type="float">
            <text:p>-2.39262848425875</text:p>
          </table:table-cell>
          <table:table-cell/>
          <table:table-cell table:style-name="ce4" table:formula="of:=[.B220]" office:value-type="date" office:date-value="2020-09-29" calcext:value-type="date">
            <text:p>29/09/20</text:p>
          </table:table-cell>
          <table:table-cell table:formula="of:=[.C220]*[.D220]*[.$A$6]" office:value-type="float" office:value="0.0784343168895412" calcext:value-type="float">
            <text:p>0.078434316889541</text:p>
          </table:table-cell>
          <table:table-cell table:formula="of:=[.$A$8]*[.C220]*[.E220]" office:value-type="float" office:value="-1.98293446266537" calcext:value-type="float">
            <text:p>-1.98293446266537</text:p>
          </table:table-cell>
          <table:table-cell table:number-columns-repeated="11"/>
          <table:table-cell table:style-name="ce4" table:formula="of:=[$'cz.csv'.A220]" office:value-type="date" office:date-value="2020-09-29" calcext:value-type="date">
            <text:p>29/09/20</text:p>
          </table:table-cell>
          <table:table-cell table:formula="of:=[$'cz.csv'.B220]-[$'cz.csv'.B219]" office:value-type="float" office:value="585.287197231799" calcext:value-type="float">
            <text:p>585.287197231799</text:p>
          </table:table-cell>
          <table:table-cell/>
          <table:table-cell table:style-name="ce4" table:formula="of:=[.U220]" office:value-type="date" office:date-value="2020-09-29" calcext:value-type="date">
            <text:p>29/09/20</text:p>
          </table:table-cell>
          <table:table-cell table:formula="of:=[$'cz.csv'.C220]-[$'cz.csv'.C219]" office:value-type="float" office:value="1374.7128027682" calcext:value-type="float">
            <text:p>1374.7128027682</text:p>
          </table:table-cell>
          <table:table-cell/>
          <table:table-cell table:style-name="ce4" table:formula="of:=[.X220]" office:value-type="date" office:date-value="2020-09-29" calcext:value-type="date">
            <text:p>29/09/20</text:p>
          </table:table-cell>
          <table:table-cell table:formula="of:=[$'cz.csv'.E220]-[$'cz.csv'.E219]" office:value-type="float" office:value="18" calcext:value-type="float">
            <text:p>18</text:p>
          </table:table-cell>
          <table:table-cell/>
          <table:table-cell table:style-name="ce4" table:formula="of:=[.AA220]" office:value-type="date" office:date-value="2020-09-29" calcext:value-type="date">
            <text:p>29/09/2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/>
          <table:table-cell table:style-name="ce4" table:formula="of:=[$'cz.csv'.A221]" office:value-type="date" office:date-value="2020-09-30" calcext:value-type="date">
            <text:p>30/09/20</text:p>
          </table:table-cell>
          <table:table-cell table:formula="of:=[$'cz.csv'.I221]" office:value-type="float" office:value="0.889823088698698" calcext:value-type="float">
            <text:p>0.889823088698698</text:p>
          </table:table-cell>
          <table:table-cell table:formula="of:=EXP(-[.$A$2]*[$'cz.csv'.J221])" office:value-type="float" office:value="0.0733632224797819" calcext:value-type="float">
            <text:p>0.073363222479782</text:p>
          </table:table-cell>
          <table:table-cell table:formula="of:=1-[.$A$4]*[$'cz.csv'.J221]" office:value-type="float" office:value="-2.39289787571923" calcext:value-type="float">
            <text:p>-2.39289787571923</text:p>
          </table:table-cell>
          <table:table-cell/>
          <table:table-cell table:style-name="ce4" table:formula="of:=[.B221]" office:value-type="date" office:date-value="2020-09-30" calcext:value-type="date">
            <text:p>30/09/20</text:p>
          </table:table-cell>
          <table:table-cell table:formula="of:=[.C221]*[.D221]*[.$A$6]" office:value-type="float" office:value="0.0780079872138232" calcext:value-type="float">
            <text:p>0.078007987213823</text:p>
          </table:table-cell>
          <table:table-cell table:formula="of:=[.$A$8]*[.C221]*[.E221]" office:value-type="float" office:value="-1.97278741781431" calcext:value-type="float">
            <text:p>-1.97278741781431</text:p>
          </table:table-cell>
          <table:table-cell table:number-columns-repeated="11"/>
          <table:table-cell table:style-name="ce4" table:formula="of:=[$'cz.csv'.A221]" office:value-type="date" office:date-value="2020-09-30" calcext:value-type="date">
            <text:p>30/09/20</text:p>
          </table:table-cell>
          <table:table-cell table:formula="of:=[$'cz.csv'.B221]-[$'cz.csv'.B220]" office:value-type="float" office:value="905.3994653995" calcext:value-type="float">
            <text:p>905.3994653995</text:p>
          </table:table-cell>
          <table:table-cell/>
          <table:table-cell table:style-name="ce4" table:formula="of:=[.U221]" office:value-type="date" office:date-value="2020-09-30" calcext:value-type="date">
            <text:p>30/09/20</text:p>
          </table:table-cell>
          <table:table-cell table:formula="of:=[$'cz.csv'.C221]-[$'cz.csv'.C220]" office:value-type="float" office:value="2014.6005346005" calcext:value-type="float">
            <text:p>2014.6005346005</text:p>
          </table:table-cell>
          <table:table-cell/>
          <table:table-cell table:style-name="ce4" table:formula="of:=[.X221]" office:value-type="date" office:date-value="2020-09-30" calcext:value-type="date">
            <text:p>30/09/20</text:p>
          </table:table-cell>
          <table:table-cell table:formula="of:=[$'cz.csv'.E221]-[$'cz.csv'.E220]" office:value-type="float" office:value="19" calcext:value-type="float">
            <text:p>19</text:p>
          </table:table-cell>
          <table:table-cell/>
          <table:table-cell table:style-name="ce4" table:formula="of:=[.AA221]" office:value-type="date" office:date-value="2020-09-30" calcext:value-type="date">
            <text:p>30/09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/>
          <table:table-cell table:style-name="ce4" table:formula="of:=[$'cz.csv'.A222]" office:value-type="date" office:date-value="2020-10-01" calcext:value-type="date">
            <text:p>01/10/20</text:p>
          </table:table-cell>
          <table:table-cell table:formula="of:=[$'cz.csv'.I222]" office:value-type="float" office:value="0.885145575372647" calcext:value-type="float">
            <text:p>0.885145575372647</text:p>
          </table:table-cell>
          <table:table-cell table:formula="of:=EXP(-[.$A$2]*[$'cz.csv'.J222])" office:value-type="float" office:value="0.0733480073782385" calcext:value-type="float">
            <text:p>0.073348007378239</text:p>
          </table:table-cell>
          <table:table-cell table:formula="of:=1-[.$A$4]*[$'cz.csv'.J222]" office:value-type="float" office:value="-2.3931672671797" calcext:value-type="float">
            <text:p>-2.3931672671797</text:p>
          </table:table-cell>
          <table:table-cell/>
          <table:table-cell table:style-name="ce4" table:formula="of:=[.B222]" office:value-type="date" office:date-value="2020-10-01" calcext:value-type="date">
            <text:p>01/10/20</text:p>
          </table:table-cell>
          <table:table-cell table:formula="of:=[.C222]*[.D222]*[.$A$6]" office:value-type="float" office:value="0.0775818310010056" calcext:value-type="float">
            <text:p>0.077581831001006</text:p>
          </table:table-cell>
          <table:table-cell table:formula="of:=[.$A$8]*[.C222]*[.E222]" office:value-type="float" office:value="-1.96263803799323" calcext:value-type="float">
            <text:p>-1.96263803799323</text:p>
          </table:table-cell>
          <table:table-cell table:number-columns-repeated="11"/>
          <table:table-cell table:style-name="ce4" table:formula="of:=[$'cz.csv'.A222]" office:value-type="date" office:date-value="2020-10-01" calcext:value-type="date">
            <text:p>01/10/20</text:p>
          </table:table-cell>
          <table:table-cell table:formula="of:=[$'cz.csv'.B222]-[$'cz.csv'.B221]" office:value-type="float" office:value="1069.8806233461" calcext:value-type="float">
            <text:p>1069.8806233461</text:p>
          </table:table-cell>
          <table:table-cell/>
          <table:table-cell table:style-name="ce4" table:formula="of:=[.U222]" office:value-type="date" office:date-value="2020-10-01" calcext:value-type="date">
            <text:p>01/10/20</text:p>
          </table:table-cell>
          <table:table-cell table:formula="of:=[$'cz.csv'.C222]-[$'cz.csv'.C221]" office:value-type="float" office:value="2422.119376654" calcext:value-type="float">
            <text:p>2422.119376654</text:p>
          </table:table-cell>
          <table:table-cell/>
          <table:table-cell table:style-name="ce4" table:formula="of:=[.X222]" office:value-type="date" office:date-value="2020-10-01" calcext:value-type="date">
            <text:p>01/10/20</text:p>
          </table:table-cell>
          <table:table-cell table:formula="of:=[$'cz.csv'.E222]-[$'cz.csv'.E221]" office:value-type="float" office:value="23" calcext:value-type="float">
            <text:p>23</text:p>
          </table:table-cell>
          <table:table-cell/>
          <table:table-cell table:style-name="ce4" table:formula="of:=[.AA222]" office:value-type="date" office:date-value="2020-10-01" calcext:value-type="date">
            <text:p>01/10/2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/>
          <table:table-cell table:style-name="ce4" table:formula="of:=[$'cz.csv'.A223]" office:value-type="date" office:date-value="2020-10-02" calcext:value-type="date">
            <text:p>02/10/20</text:p>
          </table:table-cell>
          <table:table-cell table:formula="of:=[$'cz.csv'.I223]" office:value-type="float" office:value="0.877804815218402" calcext:value-type="float">
            <text:p>0.877804815218402</text:p>
          </table:table-cell>
          <table:table-cell table:formula="of:=EXP(-[.$A$2]*[$'cz.csv'.J223])" office:value-type="float" office:value="0.0720699738714433" calcext:value-type="float">
            <text:p>0.072069973871443</text:p>
          </table:table-cell>
          <table:table-cell table:formula="of:=1-[.$A$4]*[$'cz.csv'.J223]" office:value-type="float" office:value="-2.41599735787332" calcext:value-type="float">
            <text:p>-2.41599735787332</text:p>
          </table:table-cell>
          <table:table-cell/>
          <table:table-cell table:style-name="ce4" table:formula="of:=[.B223]" office:value-type="date" office:date-value="2020-10-02" calcext:value-type="date">
            <text:p>02/10/20</text:p>
          </table:table-cell>
          <table:table-cell table:formula="of:=[.C223]*[.D223]*[.$A$6]" office:value-type="float" office:value="0.0755978293648329" calcext:value-type="float">
            <text:p>0.075597829364833</text:p>
          </table:table-cell>
          <table:table-cell table:formula="of:=[.$A$8]*[.C223]*[.E223]" office:value-type="float" office:value="-1.96492902850709" calcext:value-type="float">
            <text:p>-1.96492902850709</text:p>
          </table:table-cell>
          <table:table-cell table:number-columns-repeated="11"/>
          <table:table-cell table:style-name="ce4" table:formula="of:=[$'cz.csv'.A223]" office:value-type="date" office:date-value="2020-10-02" calcext:value-type="date">
            <text:p>02/10/20</text:p>
          </table:table-cell>
          <table:table-cell table:formula="of:=[$'cz.csv'.B223]-[$'cz.csv'.B222]" office:value-type="float" office:value="1306.2794001578" calcext:value-type="float">
            <text:p>1306.2794001578</text:p>
          </table:table-cell>
          <table:table-cell/>
          <table:table-cell table:style-name="ce4" table:formula="of:=[.U223]" office:value-type="date" office:date-value="2020-10-02" calcext:value-type="date">
            <text:p>02/10/20</text:p>
          </table:table-cell>
          <table:table-cell table:formula="of:=[$'cz.csv'.C223]-[$'cz.csv'.C222]" office:value-type="float" office:value="2489.7205998421" calcext:value-type="float">
            <text:p>2489.7205998421</text:p>
          </table:table-cell>
          <table:table-cell/>
          <table:table-cell table:style-name="ce4" table:formula="of:=[.X223]" office:value-type="date" office:date-value="2020-10-02" calcext:value-type="date">
            <text:p>02/10/20</text:p>
          </table:table-cell>
          <table:table-cell table:formula="of:=[$'cz.csv'.E223]-[$'cz.csv'.E222]" office:value-type="float" office:value="21" calcext:value-type="float">
            <text:p>21</text:p>
          </table:table-cell>
          <table:table-cell/>
          <table:table-cell table:style-name="ce4" table:formula="of:=[.AA223]" office:value-type="date" office:date-value="2020-10-02" calcext:value-type="date">
            <text:p>02/10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4" table:formula="of:=[$'cz.csv'.A224]" office:value-type="date" office:date-value="2020-10-03" calcext:value-type="date">
            <text:p>03/10/20</text:p>
          </table:table-cell>
          <table:table-cell table:formula="of:=[$'cz.csv'.I224]" office:value-type="float" office:value="0.870464055064158" calcext:value-type="float">
            <text:p>0.870464055064158</text:p>
          </table:table-cell>
          <table:table-cell table:formula="of:=EXP(-[.$A$2]*[$'cz.csv'.J224])" office:value-type="float" office:value="0.0708142091310793" calcext:value-type="float">
            <text:p>0.070814209131079</text:p>
          </table:table-cell>
          <table:table-cell table:formula="of:=1-[.$A$4]*[$'cz.csv'.J224]" office:value-type="float" office:value="-2.43882744856694" calcext:value-type="float">
            <text:p>-2.43882744856694</text:p>
          </table:table-cell>
          <table:table-cell/>
          <table:table-cell table:style-name="ce4" table:formula="of:=[.B224]" office:value-type="date" office:date-value="2020-10-03" calcext:value-type="date">
            <text:p>03/10/20</text:p>
          </table:table-cell>
          <table:table-cell table:formula="of:=[.C224]*[.D224]*[.$A$6]" office:value-type="float" office:value="0.0736594130087897" calcext:value-type="float">
            <text:p>0.07365941300879</text:p>
          </table:table-cell>
          <table:table-cell table:formula="of:=[.$A$8]*[.C224]*[.E224]" office:value-type="float" office:value="-1.96690946931543" calcext:value-type="float">
            <text:p>-1.96690946931543</text:p>
          </table:table-cell>
          <table:table-cell table:number-columns-repeated="11"/>
          <table:table-cell table:style-name="ce4" table:formula="of:=[$'cz.csv'.A224]" office:value-type="date" office:date-value="2020-10-03" calcext:value-type="date">
            <text:p>03/10/20</text:p>
          </table:table-cell>
          <table:table-cell table:formula="of:=[$'cz.csv'.B224]-[$'cz.csv'.B223]" office:value-type="float" office:value="893.161849710999" calcext:value-type="float">
            <text:p>893.161849710999</text:p>
          </table:table-cell>
          <table:table-cell/>
          <table:table-cell table:style-name="ce4" table:formula="of:=[.U224]" office:value-type="date" office:date-value="2020-10-03" calcext:value-type="date">
            <text:p>03/10/20</text:p>
          </table:table-cell>
          <table:table-cell table:formula="of:=[$'cz.csv'.C224]-[$'cz.csv'.C223]" office:value-type="float" office:value="1660.838150289" calcext:value-type="float">
            <text:p>1660.838150289</text:p>
          </table:table-cell>
          <table:table-cell/>
          <table:table-cell table:style-name="ce4" table:formula="of:=[.X224]" office:value-type="date" office:date-value="2020-10-03" calcext:value-type="date">
            <text:p>03/10/20</text:p>
          </table:table-cell>
          <table:table-cell table:formula="of:=[$'cz.csv'.E224]-[$'cz.csv'.E223]" office:value-type="float" office:value="12" calcext:value-type="float">
            <text:p>12</text:p>
          </table:table-cell>
          <table:table-cell/>
          <table:table-cell table:style-name="ce4" table:formula="of:=[.AA224]" office:value-type="date" office:date-value="2020-10-03" calcext:value-type="date">
            <text:p>03/10/2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table:style-name="ce4" table:formula="of:=[$'cz.csv'.A225]" office:value-type="date" office:date-value="2020-10-04" calcext:value-type="date">
            <text:p>04/10/20</text:p>
          </table:table-cell>
          <table:table-cell table:formula="of:=[$'cz.csv'.I225]" office:value-type="float" office:value="0.863123294909913" calcext:value-type="float">
            <text:p>0.863123294909913</text:p>
          </table:table-cell>
          <table:table-cell table:formula="of:=EXP(-[.$A$2]*[$'cz.csv'.J225])" office:value-type="float" office:value="0.0695803609522893" calcext:value-type="float">
            <text:p>0.069580360952289</text:p>
          </table:table-cell>
          <table:table-cell table:formula="of:=1-[.$A$4]*[$'cz.csv'.J225]" office:value-type="float" office:value="-2.4616568707954" calcext:value-type="float">
            <text:p>-2.4616568707954</text:p>
          </table:table-cell>
          <table:table-cell/>
          <table:table-cell table:style-name="ce4" table:formula="of:=[.B225]" office:value-type="date" office:date-value="2020-10-04" calcext:value-type="date">
            <text:p>04/10/20</text:p>
          </table:table-cell>
          <table:table-cell table:formula="of:=[.C225]*[.D225]*[.$A$6]" office:value-type="float" office:value="0.0717656326424502" calcext:value-type="float">
            <text:p>0.07176563264245</text:p>
          </table:table-cell>
          <table:table-cell table:formula="of:=[.$A$8]*[.C225]*[.E225]" office:value-type="float" office:value="-1.96857882584889" calcext:value-type="float">
            <text:p>-1.96857882584889</text:p>
          </table:table-cell>
          <table:table-cell table:number-columns-repeated="11"/>
          <table:table-cell table:style-name="ce4" table:formula="of:=[$'cz.csv'.A225]" office:value-type="date" office:date-value="2020-10-04" calcext:value-type="date">
            <text:p>04/10/20</text:p>
          </table:table-cell>
          <table:table-cell table:formula="of:=[$'cz.csv'.B225]-[$'cz.csv'.B224]" office:value-type="float" office:value="692.917817679503" calcext:value-type="float">
            <text:p>692.917817679503</text:p>
          </table:table-cell>
          <table:table-cell/>
          <table:table-cell table:style-name="ce4" table:formula="of:=[.U225]" office:value-type="date" office:date-value="2020-10-04" calcext:value-type="date">
            <text:p>04/10/20</text:p>
          </table:table-cell>
          <table:table-cell table:formula="of:=[$'cz.csv'.C225]-[$'cz.csv'.C224]" office:value-type="float" office:value="1148.0821823205" calcext:value-type="float">
            <text:p>1148.0821823205</text:p>
          </table:table-cell>
          <table:table-cell/>
          <table:table-cell table:style-name="ce4" table:formula="of:=[.X225]" office:value-type="date" office:date-value="2020-10-04" calcext:value-type="date">
            <text:p>04/10/20</text:p>
          </table:table-cell>
          <table:table-cell table:formula="of:=[$'cz.csv'.E225]-[$'cz.csv'.E224]" office:value-type="float" office:value="16" calcext:value-type="float">
            <text:p>16</text:p>
          </table:table-cell>
          <table:table-cell/>
          <table:table-cell table:style-name="ce4" table:formula="of:=[.AA225]" office:value-type="date" office:date-value="2020-10-04" calcext:value-type="date">
            <text:p>04/10/2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4" table:formula="of:=[$'cz.csv'.A226]" office:value-type="date" office:date-value="2020-10-05" calcext:value-type="date">
            <text:p>05/10/20</text:p>
          </table:table-cell>
          <table:table-cell table:formula="of:=[$'cz.csv'.I226]" office:value-type="float" office:value="0.855782534755669" calcext:value-type="float">
            <text:p>0.855782534755669</text:p>
          </table:table-cell>
          <table:table-cell table:formula="of:=EXP(-[.$A$2]*[$'cz.csv'.J226])" office:value-type="float" office:value="0.0683679758324952" calcext:value-type="float">
            <text:p>0.068367975832495</text:p>
          </table:table-cell>
          <table:table-cell table:formula="of:=1-[.$A$4]*[$'cz.csv'.J226]" office:value-type="float" office:value="-2.48448696148902" calcext:value-type="float">
            <text:p>-2.48448696148902</text:p>
          </table:table-cell>
          <table:table-cell/>
          <table:table-cell table:style-name="ce4" table:formula="of:=[.B226]" office:value-type="date" office:date-value="2020-10-05" calcext:value-type="date">
            <text:p>05/10/20</text:p>
          </table:table-cell>
          <table:table-cell table:formula="of:=[.C226]*[.D226]*[.$A$6]" office:value-type="float" office:value="0.0699154477429966" calcext:value-type="float">
            <text:p>0.069915447742997</text:p>
          </table:table-cell>
          <table:table-cell table:formula="of:=[.$A$8]*[.C226]*[.E226]" office:value-type="float" office:value="-1.96993817179265" calcext:value-type="float">
            <text:p>-1.96993817179265</text:p>
          </table:table-cell>
          <table:table-cell table:number-columns-repeated="11"/>
          <table:table-cell table:style-name="ce4" table:formula="of:=[$'cz.csv'.A226]" office:value-type="date" office:date-value="2020-10-05" calcext:value-type="date">
            <text:p>05/10/20</text:p>
          </table:table-cell>
          <table:table-cell table:formula="of:=[$'cz.csv'.B226]-[$'cz.csv'.B225]" office:value-type="float" office:value="1045.9462550029" calcext:value-type="float">
            <text:p>1045.9462550029</text:p>
          </table:table-cell>
          <table:table-cell/>
          <table:table-cell table:style-name="ce4" table:formula="of:=[.U226]" office:value-type="date" office:date-value="2020-10-05" calcext:value-type="date">
            <text:p>05/10/20</text:p>
          </table:table-cell>
          <table:table-cell table:formula="of:=[$'cz.csv'.C226]-[$'cz.csv'.C225]" office:value-type="float" office:value="2074.0537449971" calcext:value-type="float">
            <text:p>2074.0537449971</text:p>
          </table:table-cell>
          <table:table-cell/>
          <table:table-cell table:style-name="ce4" table:formula="of:=[.X226]" office:value-type="date" office:date-value="2020-10-05" calcext:value-type="date">
            <text:p>05/10/20</text:p>
          </table:table-cell>
          <table:table-cell table:formula="of:=[$'cz.csv'.E226]-[$'cz.csv'.E225]" office:value-type="float" office:value="31" calcext:value-type="float">
            <text:p>31</text:p>
          </table:table-cell>
          <table:table-cell/>
          <table:table-cell table:style-name="ce4" table:formula="of:=[.AA226]" office:value-type="date" office:date-value="2020-10-05" calcext:value-type="date">
            <text:p>05/10/2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4" table:formula="of:=[$'cz.csv'.A227]" office:value-type="date" office:date-value="2020-10-06" calcext:value-type="date">
            <text:p>06/10/20</text:p>
          </table:table-cell>
          <table:table-cell table:formula="of:=[$'cz.csv'.I227]" office:value-type="float" office:value="0.848441774601425" calcext:value-type="float">
            <text:p>0.848441774601425</text:p>
          </table:table-cell>
          <table:table-cell table:formula="of:=EXP(-[.$A$2]*[$'cz.csv'.J227])" office:value-type="float" office:value="0.0671767156056822" calcext:value-type="float">
            <text:p>0.067176715605682</text:p>
          </table:table-cell>
          <table:table-cell table:formula="of:=1-[.$A$4]*[$'cz.csv'.J227]" office:value-type="float" office:value="-2.50731705218264" calcext:value-type="float">
            <text:p>-2.50731705218264</text:p>
          </table:table-cell>
          <table:table-cell/>
          <table:table-cell table:style-name="ce4" table:formula="of:=[.B227]" office:value-type="date" office:date-value="2020-10-06" calcext:value-type="date">
            <text:p>06/10/20</text:p>
          </table:table-cell>
          <table:table-cell table:formula="of:=[.C227]*[.D227]*[.$A$6]" office:value-type="float" office:value="0.0681079506355003" calcext:value-type="float">
            <text:p>0.0681079506355</text:p>
          </table:table-cell>
          <table:table-cell table:formula="of:=[.$A$8]*[.C227]*[.E227]" office:value-type="float" office:value="-1.97098696803089" calcext:value-type="float">
            <text:p>-1.97098696803089</text:p>
          </table:table-cell>
          <table:table-cell table:number-columns-repeated="11"/>
          <table:table-cell table:style-name="ce4" table:formula="of:=[$'cz.csv'.A227]" office:value-type="date" office:date-value="2020-10-06" calcext:value-type="date">
            <text:p>06/10/20</text:p>
          </table:table-cell>
          <table:table-cell table:formula="of:=[$'cz.csv'.B227]-[$'cz.csv'.B226]" office:value-type="float" office:value="1484.5445211542" calcext:value-type="float">
            <text:p>1484.5445211542</text:p>
          </table:table-cell>
          <table:table-cell/>
          <table:table-cell table:style-name="ce4" table:formula="of:=[.U227]" office:value-type="date" office:date-value="2020-10-06" calcext:value-type="date">
            <text:p>06/10/20</text:p>
          </table:table-cell>
          <table:table-cell table:formula="of:=[$'cz.csv'.C227]-[$'cz.csv'.C226]" office:value-type="float" office:value="2971.4554788458" calcext:value-type="float">
            <text:p>2971.4554788458</text:p>
          </table:table-cell>
          <table:table-cell/>
          <table:table-cell table:style-name="ce4" table:formula="of:=[.X227]" office:value-type="date" office:date-value="2020-10-06" calcext:value-type="date">
            <text:p>06/10/20</text:p>
          </table:table-cell>
          <table:table-cell table:formula="of:=[$'cz.csv'.E227]-[$'cz.csv'.E226]" office:value-type="float" office:value="36" calcext:value-type="float">
            <text:p>36</text:p>
          </table:table-cell>
          <table:table-cell/>
          <table:table-cell table:style-name="ce4" table:formula="of:=[.AA227]" office:value-type="date" office:date-value="2020-10-06" calcext:value-type="date">
            <text:p>06/10/2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4" table:formula="of:=[$'cz.csv'.A228]" office:value-type="date" office:date-value="2020-10-07" calcext:value-type="date">
            <text:p>07/10/20</text:p>
          </table:table-cell>
          <table:table-cell table:formula="of:=[$'cz.csv'.I228]" office:value-type="float" office:value="0.84110101444718" calcext:value-type="float">
            <text:p>0.84110101444718</text:p>
          </table:table-cell>
          <table:table-cell table:formula="of:=EXP(-[.$A$2]*[$'cz.csv'.J228])" office:value-type="float" office:value="0.0660062461586007" calcext:value-type="float">
            <text:p>0.066006246158601</text:p>
          </table:table-cell>
          <table:table-cell table:formula="of:=1-[.$A$4]*[$'cz.csv'.J228]" office:value-type="float" office:value="-2.5301464744111" calcext:value-type="float">
            <text:p>-2.5301464744111</text:p>
          </table:table-cell>
          <table:table-cell/>
          <table:table-cell table:style-name="ce4" table:formula="of:=[.B228]" office:value-type="date" office:date-value="2020-10-07" calcext:value-type="date">
            <text:p>07/10/20</text:p>
          </table:table-cell>
          <table:table-cell table:formula="of:=[.C228]*[.D228]*[.$A$6]" office:value-type="float" office:value="0.0663422495839818" calcext:value-type="float">
            <text:p>0.066342249583982</text:p>
          </table:table-cell>
          <table:table-cell table:formula="of:=[.$A$8]*[.C228]*[.E228]" office:value-type="float" office:value="-1.97172469363358" calcext:value-type="float">
            <text:p>-1.97172469363358</text:p>
          </table:table-cell>
          <table:table-cell table:number-columns-repeated="11"/>
          <table:table-cell table:style-name="ce4" table:formula="of:=[$'cz.csv'.A228]" office:value-type="date" office:date-value="2020-10-07" calcext:value-type="date">
            <text:p>07/10/20</text:p>
          </table:table-cell>
          <table:table-cell table:formula="of:=[$'cz.csv'.B228]-[$'cz.csv'.B227]" office:value-type="float" office:value="1945.7647712539" calcext:value-type="float">
            <text:p>1945.7647712539</text:p>
          </table:table-cell>
          <table:table-cell/>
          <table:table-cell table:style-name="ce4" table:formula="of:=[.U228]" office:value-type="date" office:date-value="2020-10-07" calcext:value-type="date">
            <text:p>07/10/20</text:p>
          </table:table-cell>
          <table:table-cell table:formula="of:=[$'cz.csv'.C228]-[$'cz.csv'.C227]" office:value-type="float" office:value="3392.2352287461" calcext:value-type="float">
            <text:p>3392.2352287461</text:p>
          </table:table-cell>
          <table:table-cell/>
          <table:table-cell table:style-name="ce4" table:formula="of:=[.X228]" office:value-type="date" office:date-value="2020-10-07" calcext:value-type="date">
            <text:p>07/10/20</text:p>
          </table:table-cell>
          <table:table-cell table:formula="of:=[$'cz.csv'.E228]-[$'cz.csv'.E227]" office:value-type="float" office:value="35" calcext:value-type="float">
            <text:p>35</text:p>
          </table:table-cell>
          <table:table-cell/>
          <table:table-cell table:style-name="ce4" table:formula="of:=[.AA228]" office:value-type="date" office:date-value="2020-10-07" calcext:value-type="date">
            <text:p>07/10/2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table:style-name="ce4" table:formula="of:=[$'cz.csv'.A229]" office:value-type="date" office:date-value="2020-10-08" calcext:value-type="date">
            <text:p>08/10/20</text:p>
          </table:table-cell>
          <table:table-cell table:formula="of:=[$'cz.csv'.I229]" office:value-type="float" office:value="0.833760254292936" calcext:value-type="float">
            <text:p>0.833760254292936</text:p>
          </table:table-cell>
          <table:table-cell table:formula="of:=EXP(-[.$A$2]*[$'cz.csv'.J229])" office:value-type="float" office:value="0.0648561372836119" calcext:value-type="float">
            <text:p>0.064856137283612</text:p>
          </table:table-cell>
          <table:table-cell table:formula="of:=1-[.$A$4]*[$'cz.csv'.J229]" office:value-type="float" office:value="-2.55297656510472" calcext:value-type="float">
            <text:p>-2.55297656510472</text:p>
          </table:table-cell>
          <table:table-cell/>
          <table:table-cell table:style-name="ce4" table:formula="of:=[.B229]" office:value-type="date" office:date-value="2020-10-08" calcext:value-type="date">
            <text:p>08/10/20</text:p>
          </table:table-cell>
          <table:table-cell table:formula="of:=[.C229]*[.D229]*[.$A$6]" office:value-type="float" office:value="0.0646173688351945" calcext:value-type="float">
            <text:p>0.064617368835195</text:p>
          </table:table-cell>
          <table:table-cell table:formula="of:=[.$A$8]*[.C229]*[.E229]" office:value-type="float" office:value="-1.97215239500724" calcext:value-type="float">
            <text:p>-1.97215239500724</text:p>
          </table:table-cell>
          <table:table-cell table:number-columns-repeated="11"/>
          <table:table-cell table:style-name="ce4" table:formula="of:=[$'cz.csv'.A229]" office:value-type="date" office:date-value="2020-10-08" calcext:value-type="date">
            <text:p>08/10/20</text:p>
          </table:table-cell>
          <table:table-cell table:formula="of:=[$'cz.csv'.B229]-[$'cz.csv'.B228]" office:value-type="float" office:value="1926.6431868696" calcext:value-type="float">
            <text:p>1926.6431868696</text:p>
          </table:table-cell>
          <table:table-cell/>
          <table:table-cell table:style-name="ce4" table:formula="of:=[.U229]" office:value-type="date" office:date-value="2020-10-08" calcext:value-type="date">
            <text:p>08/10/20</text:p>
          </table:table-cell>
          <table:table-cell table:formula="of:=[$'cz.csv'.C229]-[$'cz.csv'.C228]" office:value-type="float" office:value="3470.35681313041" calcext:value-type="float">
            <text:p>3470.35681313041</text:p>
          </table:table-cell>
          <table:table-cell/>
          <table:table-cell table:style-name="ce4" table:formula="of:=[.X229]" office:value-type="date" office:date-value="2020-10-08" calcext:value-type="date">
            <text:p>08/10/20</text:p>
          </table:table-cell>
          <table:table-cell table:formula="of:=[$'cz.csv'.E229]-[$'cz.csv'.E228]" office:value-type="float" office:value="40" calcext:value-type="float">
            <text:p>40</text:p>
          </table:table-cell>
          <table:table-cell/>
          <table:table-cell table:style-name="ce4" table:formula="of:=[.AA229]" office:value-type="date" office:date-value="2020-10-08" calcext:value-type="date">
            <text:p>08/10/2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table:style-name="ce4" table:formula="of:=[$'cz.csv'.A230]" office:value-type="date" office:date-value="2020-10-09" calcext:value-type="date">
            <text:p>09/10/20</text:p>
          </table:table-cell>
          <table:table-cell table:formula="of:=[$'cz.csv'.I230]" office:value-type="float" office:value="0.815387581484664" calcext:value-type="float">
            <text:p>0.815387581484664</text:p>
          </table:table-cell>
          <table:table-cell table:formula="of:=EXP(-[.$A$2]*[$'cz.csv'.J230])" office:value-type="float" office:value="0.063748900008761" calcext:value-type="float">
            <text:p>0.063748900008761</text:p>
          </table:table-cell>
          <table:table-cell table:formula="of:=1-[.$A$4]*[$'cz.csv'.J230]" office:value-type="float" office:value="-2.57534140404527" calcext:value-type="float">
            <text:p>-2.57534140404527</text:p>
          </table:table-cell>
          <table:table-cell/>
          <table:table-cell table:style-name="ce4" table:formula="of:=[.B230]" office:value-type="date" office:date-value="2020-10-09" calcext:value-type="date">
            <text:p>09/10/20</text:p>
          </table:table-cell>
          <table:table-cell table:formula="of:=[.C230]*[.D230]*[.$A$6]" office:value-type="float" office:value="0.0621146139716973" calcext:value-type="float">
            <text:p>0.062114613971697</text:p>
          </table:table-cell>
          <table:table-cell table:formula="of:=[.$A$8]*[.C230]*[.E230]" office:value-type="float" office:value="-1.94559014464055" calcext:value-type="float">
            <text:p>-1.94559014464055</text:p>
          </table:table-cell>
          <table:table-cell table:number-columns-repeated="11"/>
          <table:table-cell table:style-name="ce4" table:formula="of:=[$'cz.csv'.A230]" office:value-type="date" office:date-value="2020-10-09" calcext:value-type="date">
            <text:p>09/10/20</text:p>
          </table:table-cell>
          <table:table-cell table:formula="of:=[$'cz.csv'.B230]-[$'cz.csv'.B229]" office:value-type="float" office:value="3155.10849963041" calcext:value-type="float">
            <text:p>3155.10849963041</text:p>
          </table:table-cell>
          <table:table-cell/>
          <table:table-cell table:style-name="ce4" table:formula="of:=[.U230]" office:value-type="date" office:date-value="2020-10-09" calcext:value-type="date">
            <text:p>09/10/20</text:p>
          </table:table-cell>
          <table:table-cell table:formula="of:=[$'cz.csv'.C230]-[$'cz.csv'.C229]" office:value-type="float" office:value="5461.8915003696" calcext:value-type="float">
            <text:p>5461.8915003696</text:p>
          </table:table-cell>
          <table:table-cell/>
          <table:table-cell table:style-name="ce4" table:formula="of:=[.X230]" office:value-type="date" office:date-value="2020-10-09" calcext:value-type="date">
            <text:p>09/10/20</text:p>
          </table:table-cell>
          <table:table-cell table:formula="of:=[$'cz.csv'.E230]-[$'cz.csv'.E229]" office:value-type="float" office:value="36" calcext:value-type="float">
            <text:p>36</text:p>
          </table:table-cell>
          <table:table-cell/>
          <table:table-cell table:style-name="ce4" table:formula="of:=[.AA230]" office:value-type="date" office:date-value="2020-10-09" calcext:value-type="date">
            <text:p>09/10/2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4" table:formula="of:=[$'cz.csv'.A231]" office:value-type="date" office:date-value="2020-10-10" calcext:value-type="date">
            <text:p>10/10/20</text:p>
          </table:table-cell>
          <table:table-cell table:formula="of:=[$'cz.csv'.I231]" office:value-type="float" office:value="0.797014908676392" calcext:value-type="float">
            <text:p>0.797014908676392</text:p>
          </table:table-cell>
          <table:table-cell table:formula="of:=EXP(-[.$A$2]*[$'cz.csv'.J231])" office:value-type="float" office:value="0.0626605657157121" calcext:value-type="float">
            <text:p>0.062660565715712</text:p>
          </table:table-cell>
          <table:table-cell table:formula="of:=1-[.$A$4]*[$'cz.csv'.J231]" office:value-type="float" office:value="-2.59770624298581" calcext:value-type="float">
            <text:p>-2.59770624298581</text:p>
          </table:table-cell>
          <table:table-cell/>
          <table:table-cell table:style-name="ce4" table:formula="of:=[.B231]" office:value-type="date" office:date-value="2020-10-10" calcext:value-type="date">
            <text:p>10/10/20</text:p>
          </table:table-cell>
          <table:table-cell table:formula="of:=[.C231]*[.D231]*[.$A$6]" office:value-type="float" office:value="0.0596784808063638" calcext:value-type="float">
            <text:p>0.059678480806364</text:p>
          </table:table-cell>
          <table:table-cell table:formula="of:=[.$A$8]*[.C231]*[.E231]" office:value-type="float" office:value="-1.91826648078492" calcext:value-type="float">
            <text:p>-1.91826648078492</text:p>
          </table:table-cell>
          <table:table-cell table:number-columns-repeated="11"/>
          <table:table-cell table:style-name="ce4" table:formula="of:=[$'cz.csv'.A231]" office:value-type="date" office:date-value="2020-10-10" calcext:value-type="date">
            <text:p>10/10/20</text:p>
          </table:table-cell>
          <table:table-cell table:formula="of:=[$'cz.csv'.B231]-[$'cz.csv'.B230]" office:value-type="float" office:value="1649.7190054496" calcext:value-type="float">
            <text:p>1649.7190054496</text:p>
          </table:table-cell>
          <table:table-cell/>
          <table:table-cell table:style-name="ce4" table:formula="of:=[.U231]" office:value-type="date" office:date-value="2020-10-10" calcext:value-type="date">
            <text:p>10/10/20</text:p>
          </table:table-cell>
          <table:table-cell table:formula="of:=[$'cz.csv'.C231]-[$'cz.csv'.C230]" office:value-type="float" office:value="2985.2809945504" calcext:value-type="float">
            <text:p>2985.2809945504</text:p>
          </table:table-cell>
          <table:table-cell/>
          <table:table-cell table:style-name="ce4" table:formula="of:=[.X231]" office:value-type="date" office:date-value="2020-10-10" calcext:value-type="date">
            <text:p>10/10/20</text:p>
          </table:table-cell>
          <table:table-cell table:formula="of:=[$'cz.csv'.E231]-[$'cz.csv'.E230]" office:value-type="float" office:value="43" calcext:value-type="float">
            <text:p>43</text:p>
          </table:table-cell>
          <table:table-cell/>
          <table:table-cell table:style-name="ce4" table:formula="of:=[.AA231]" office:value-type="date" office:date-value="2020-10-10" calcext:value-type="date">
            <text:p>10/10/2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4" table:formula="of:=[$'cz.csv'.A232]" office:value-type="date" office:date-value="2020-10-11" calcext:value-type="date">
            <text:p>11/10/20</text:p>
          </table:table-cell>
          <table:table-cell table:formula="of:=[$'cz.csv'.I232]" office:value-type="float" office:value="0.77864223586812" calcext:value-type="float">
            <text:p>0.77864223586812</text:p>
          </table:table-cell>
          <table:table-cell table:formula="of:=EXP(-[.$A$2]*[$'cz.csv'.J232])" office:value-type="float" office:value="0.0615908116888837" calcext:value-type="float">
            <text:p>0.061590811688884</text:p>
          </table:table-cell>
          <table:table-cell table:formula="of:=1-[.$A$4]*[$'cz.csv'.J232]" office:value-type="float" office:value="-2.62007108192636" calcext:value-type="float">
            <text:p>-2.62007108192636</text:p>
          </table:table-cell>
          <table:table-cell/>
          <table:table-cell table:style-name="ce4" table:formula="of:=[.B232]" office:value-type="date" office:date-value="2020-10-11" calcext:value-type="date">
            <text:p>11/10/20</text:p>
          </table:table-cell>
          <table:table-cell table:formula="of:=[.C232]*[.D232]*[.$A$6]" office:value-type="float" office:value="0.0573074240340062" calcext:value-type="float">
            <text:p>0.057307424034006</text:p>
          </table:table-cell>
          <table:table-cell table:formula="of:=[.$A$8]*[.C232]*[.E232]" office:value-type="float" office:value="-1.89018140344033" calcext:value-type="float">
            <text:p>-1.89018140344033</text:p>
          </table:table-cell>
          <table:table-cell table:number-columns-repeated="11"/>
          <table:table-cell table:style-name="ce4" table:formula="of:=[$'cz.csv'.A232]" office:value-type="date" office:date-value="2020-10-11" calcext:value-type="date">
            <text:p>11/10/20</text:p>
          </table:table-cell>
          <table:table-cell table:formula="of:=[$'cz.csv'.B232]-[$'cz.csv'.B231]" office:value-type="float" office:value="1122.1131547381" calcext:value-type="float">
            <text:p>1122.1131547381</text:p>
          </table:table-cell>
          <table:table-cell/>
          <table:table-cell table:style-name="ce4" table:formula="of:=[.U232]" office:value-type="date" office:date-value="2020-10-11" calcext:value-type="date">
            <text:p>11/10/20</text:p>
          </table:table-cell>
          <table:table-cell table:formula="of:=[$'cz.csv'.C232]-[$'cz.csv'.C231]" office:value-type="float" office:value="1978.88684526189" calcext:value-type="float">
            <text:p>1978.88684526189</text:p>
          </table:table-cell>
          <table:table-cell/>
          <table:table-cell table:style-name="ce4" table:formula="of:=[.X232]" office:value-type="date" office:date-value="2020-10-11" calcext:value-type="date">
            <text:p>11/10/20</text:p>
          </table:table-cell>
          <table:table-cell table:formula="of:=[$'cz.csv'.E232]-[$'cz.csv'.E231]" office:value-type="float" office:value="39" calcext:value-type="float">
            <text:p>39</text:p>
          </table:table-cell>
          <table:table-cell/>
          <table:table-cell table:style-name="ce4" table:formula="of:=[.AA232]" office:value-type="date" office:date-value="2020-10-11" calcext:value-type="date">
            <text:p>11/10/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4" table:formula="of:=[$'cz.csv'.A233]" office:value-type="date" office:date-value="2020-10-12" calcext:value-type="date">
            <text:p>12/10/20</text:p>
          </table:table-cell>
          <table:table-cell table:formula="of:=[$'cz.csv'.I233]" office:value-type="float" office:value="0.760269563059848" calcext:value-type="float">
            <text:p>0.760269563059848</text:p>
          </table:table-cell>
          <table:table-cell table:formula="of:=EXP(-[.$A$2]*[$'cz.csv'.J233])" office:value-type="float" office:value="0.0605393207221609" calcext:value-type="float">
            <text:p>0.060539320722161</text:p>
          </table:table-cell>
          <table:table-cell table:formula="of:=1-[.$A$4]*[$'cz.csv'.J233]" office:value-type="float" office:value="-2.6424359208669" calcext:value-type="float">
            <text:p>-2.6424359208669</text:p>
          </table:table-cell>
          <table:table-cell/>
          <table:table-cell table:style-name="ce4" table:formula="of:=[.B233]" office:value-type="date" office:date-value="2020-10-12" calcext:value-type="date">
            <text:p>12/10/20</text:p>
          </table:table-cell>
          <table:table-cell table:formula="of:=[.C233]*[.D233]*[.$A$6]" office:value-type="float" office:value="0.0549999316953985" calcext:value-type="float">
            <text:p>0.054999931695399</text:p>
          </table:table-cell>
          <table:table-cell table:formula="of:=[.$A$8]*[.C233]*[.E233]" office:value-type="float" office:value="-1.8613349126068" calcext:value-type="float">
            <text:p>-1.8613349126068</text:p>
          </table:table-cell>
          <table:table-cell table:number-columns-repeated="11"/>
          <table:table-cell table:style-name="ce4" table:formula="of:=[$'cz.csv'.A233]" office:value-type="date" office:date-value="2020-10-12" calcext:value-type="date">
            <text:p>12/10/20</text:p>
          </table:table-cell>
          <table:table-cell table:formula="of:=[$'cz.csv'.B233]-[$'cz.csv'.B232]" office:value-type="float" office:value="1516.375716519" calcext:value-type="float">
            <text:p>1516.375716519</text:p>
          </table:table-cell>
          <table:table-cell/>
          <table:table-cell table:style-name="ce4" table:formula="of:=[.U233]" office:value-type="date" office:date-value="2020-10-12" calcext:value-type="date">
            <text:p>12/10/20</text:p>
          </table:table-cell>
          <table:table-cell table:formula="of:=[$'cz.csv'.C233]-[$'cz.csv'.C232]" office:value-type="float" office:value="2794.62428348101" calcext:value-type="float">
            <text:p>2794.62428348101</text:p>
          </table:table-cell>
          <table:table-cell/>
          <table:table-cell table:style-name="ce4" table:formula="of:=[.X233]" office:value-type="date" office:date-value="2020-10-12" calcext:value-type="date">
            <text:p>12/10/20</text:p>
          </table:table-cell>
          <table:table-cell table:formula="of:=[$'cz.csv'.E233]-[$'cz.csv'.E232]" office:value-type="float" office:value="64" calcext:value-type="float">
            <text:p>64</text:p>
          </table:table-cell>
          <table:table-cell/>
          <table:table-cell table:style-name="ce4" table:formula="of:=[.AA233]" office:value-type="date" office:date-value="2020-10-12" calcext:value-type="date">
            <text:p>12/10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table:style-name="ce4" table:formula="of:=[$'cz.csv'.A234]" office:value-type="date" office:date-value="2020-10-13" calcext:value-type="date">
            <text:p>13/10/20</text:p>
          </table:table-cell>
          <table:table-cell table:formula="of:=[$'cz.csv'.I234]" office:value-type="float" office:value="0.741896890251576" calcext:value-type="float">
            <text:p>0.741896890251576</text:p>
          </table:table-cell>
          <table:table-cell table:formula="of:=EXP(-[.$A$2]*[$'cz.csv'.J234])" office:value-type="float" office:value="0.0595057810248366" calcext:value-type="float">
            <text:p>0.059505781024837</text:p>
          </table:table-cell>
          <table:table-cell table:formula="of:=1-[.$A$4]*[$'cz.csv'.J234]" office:value-type="float" office:value="-2.66480075980745" calcext:value-type="float">
            <text:p>-2.66480075980745</text:p>
          </table:table-cell>
          <table:table-cell/>
          <table:table-cell table:style-name="ce4" table:formula="of:=[.B234]" office:value-type="date" office:date-value="2020-10-13" calcext:value-type="date">
            <text:p>13/10/20</text:p>
          </table:table-cell>
          <table:table-cell table:formula="of:=[.C234]*[.D234]*[.$A$6]" office:value-type="float" office:value="0.0527545244890926" calcext:value-type="float">
            <text:p>0.052754524489093</text:p>
          </table:table-cell>
          <table:table-cell table:formula="of:=[.$A$8]*[.C234]*[.E234]" office:value-type="float" office:value="-1.83172700828431" calcext:value-type="float">
            <text:p>-1.83172700828431</text:p>
          </table:table-cell>
          <table:table-cell table:number-columns-repeated="11"/>
          <table:table-cell table:style-name="ce4" table:formula="of:=[$'cz.csv'.A234]" office:value-type="date" office:date-value="2020-10-13" calcext:value-type="date">
            <text:p>13/10/20</text:p>
          </table:table-cell>
          <table:table-cell table:formula="of:=[$'cz.csv'.B234]-[$'cz.csv'.B233]" office:value-type="float" office:value="2638.9962299718" calcext:value-type="float">
            <text:p>2638.9962299718</text:p>
          </table:table-cell>
          <table:table-cell/>
          <table:table-cell table:style-name="ce4" table:formula="of:=[.U234]" office:value-type="date" office:date-value="2020-10-13" calcext:value-type="date">
            <text:p>13/10/20</text:p>
          </table:table-cell>
          <table:table-cell table:formula="of:=[$'cz.csv'.C234]-[$'cz.csv'.C233]" office:value-type="float" office:value="5686.0037700282" calcext:value-type="float">
            <text:p>5686.0037700282</text:p>
          </table:table-cell>
          <table:table-cell/>
          <table:table-cell table:style-name="ce4" table:formula="of:=[.X234]" office:value-type="date" office:date-value="2020-10-13" calcext:value-type="date">
            <text:p>13/10/20</text:p>
          </table:table-cell>
          <table:table-cell table:formula="of:=[$'cz.csv'.E234]-[$'cz.csv'.E233]" office:value-type="float" office:value="55" calcext:value-type="float">
            <text:p>55</text:p>
          </table:table-cell>
          <table:table-cell/>
          <table:table-cell table:style-name="ce4" table:formula="of:=[.AA234]" office:value-type="date" office:date-value="2020-10-13" calcext:value-type="date">
            <text:p>13/10/20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/>
          <table:table-cell table:style-name="ce4" table:formula="of:=[$'cz.csv'.A235]" office:value-type="date" office:date-value="2020-10-14" calcext:value-type="date">
            <text:p>14/10/20</text:p>
          </table:table-cell>
          <table:table-cell table:formula="of:=[$'cz.csv'.I235]" office:value-type="float" office:value="0.723524217443304" calcext:value-type="float">
            <text:p>0.723524217443304</text:p>
          </table:table-cell>
          <table:table-cell table:formula="of:=EXP(-[.$A$2]*[$'cz.csv'.J235])" office:value-type="float" office:value="0.0584898861291587" calcext:value-type="float">
            <text:p>0.058489886129159</text:p>
          </table:table-cell>
          <table:table-cell table:formula="of:=1-[.$A$4]*[$'cz.csv'.J235]" office:value-type="float" office:value="-2.687165598748" calcext:value-type="float">
            <text:p>-2.687165598748</text:p>
          </table:table-cell>
          <table:table-cell/>
          <table:table-cell table:style-name="ce4" table:formula="of:=[.B235]" office:value-type="date" office:date-value="2020-10-14" calcext:value-type="date">
            <text:p>14/10/20</text:p>
          </table:table-cell>
          <table:table-cell table:formula="of:=[.C235]*[.D235]*[.$A$6]" office:value-type="float" office:value="0.0505697550970145" calcext:value-type="float">
            <text:p>0.050569755097015</text:p>
          </table:table-cell>
          <table:table-cell table:formula="of:=[.$A$8]*[.C235]*[.E235]" office:value-type="float" office:value="-1.80135769047287" calcext:value-type="float">
            <text:p>-1.80135769047287</text:p>
          </table:table-cell>
          <table:table-cell table:number-columns-repeated="11"/>
          <table:table-cell table:style-name="ce4" table:formula="of:=[$'cz.csv'.A235]" office:value-type="date" office:date-value="2020-10-14" calcext:value-type="date">
            <text:p>14/10/20</text:p>
          </table:table-cell>
          <table:table-cell table:formula="of:=[$'cz.csv'.B235]-[$'cz.csv'.B234]" office:value-type="float" office:value="3532.0471865539" calcext:value-type="float">
            <text:p>3532.0471865539</text:p>
          </table:table-cell>
          <table:table-cell/>
          <table:table-cell table:style-name="ce4" table:formula="of:=[.U235]" office:value-type="date" office:date-value="2020-10-14" calcext:value-type="date">
            <text:p>14/10/20</text:p>
          </table:table-cell>
          <table:table-cell table:formula="of:=[$'cz.csv'.C235]-[$'cz.csv'.C234]" office:value-type="float" office:value="6011.9528134461" calcext:value-type="float">
            <text:p>6011.9528134461</text:p>
          </table:table-cell>
          <table:table-cell/>
          <table:table-cell table:style-name="ce4" table:formula="of:=[.X235]" office:value-type="date" office:date-value="2020-10-14" calcext:value-type="date">
            <text:p>14/10/20</text:p>
          </table:table-cell>
          <table:table-cell table:formula="of:=[$'cz.csv'.E235]-[$'cz.csv'.E234]" office:value-type="float" office:value="66" calcext:value-type="float">
            <text:p>66</text:p>
          </table:table-cell>
          <table:table-cell/>
          <table:table-cell table:style-name="ce4" table:formula="of:=[.AA235]" office:value-type="date" office:date-value="2020-10-14" calcext:value-type="date">
            <text:p>14/10/2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/>
          <table:table-cell table:style-name="ce4" table:formula="of:=[$'cz.csv'.A236]" office:value-type="date" office:date-value="2020-10-15" calcext:value-type="date">
            <text:p>15/10/20</text:p>
          </table:table-cell>
          <table:table-cell table:formula="of:=[$'cz.csv'.I236]" office:value-type="float" office:value="0.705151544635033" calcext:value-type="float">
            <text:p>0.705151544635033</text:p>
          </table:table-cell>
          <table:table-cell table:formula="of:=EXP(-[.$A$2]*[$'cz.csv'.J236])" office:value-type="float" office:value="0.0574913347994551" calcext:value-type="float">
            <text:p>0.057491334799455</text:p>
          </table:table-cell>
          <table:table-cell table:formula="of:=1-[.$A$4]*[$'cz.csv'.J236]" office:value-type="float" office:value="-2.70953043768854" calcext:value-type="float">
            <text:p>-2.70953043768854</text:p>
          </table:table-cell>
          <table:table-cell/>
          <table:table-cell table:style-name="ce4" table:formula="of:=[.B236]" office:value-type="date" office:date-value="2020-10-15" calcext:value-type="date">
            <text:p>15/10/20</text:p>
          </table:table-cell>
          <table:table-cell table:formula="of:=[.C236]*[.D236]*[.$A$6]" office:value-type="float" office:value="0.0484442075235678" calcext:value-type="float">
            <text:p>0.048444207523568</text:p>
          </table:table-cell>
          <table:table-cell table:formula="of:=[.$A$8]*[.C236]*[.E236]" office:value-type="float" office:value="-1.77022695917249" calcext:value-type="float">
            <text:p>-1.77022695917249</text:p>
          </table:table-cell>
          <table:table-cell table:number-columns-repeated="11"/>
          <table:table-cell table:style-name="ce4" table:formula="of:=[$'cz.csv'.A236]" office:value-type="date" office:date-value="2020-10-15" calcext:value-type="date">
            <text:p>15/10/20</text:p>
          </table:table-cell>
          <table:table-cell table:formula="of:=[$'cz.csv'.B236]-[$'cz.csv'.B235]" office:value-type="float" office:value="3600.8429196783" calcext:value-type="float">
            <text:p>3600.8429196783</text:p>
          </table:table-cell>
          <table:table-cell/>
          <table:table-cell table:style-name="ce4" table:formula="of:=[.U236]" office:value-type="date" office:date-value="2020-10-15" calcext:value-type="date">
            <text:p>15/10/20</text:p>
          </table:table-cell>
          <table:table-cell table:formula="of:=[$'cz.csv'.C236]-[$'cz.csv'.C235]" office:value-type="float" office:value="6119.1570803217" calcext:value-type="float">
            <text:p>6119.1570803217</text:p>
          </table:table-cell>
          <table:table-cell/>
          <table:table-cell table:style-name="ce4" table:formula="of:=[.X236]" office:value-type="date" office:date-value="2020-10-15" calcext:value-type="date">
            <text:p>15/10/20</text:p>
          </table:table-cell>
          <table:table-cell table:formula="of:=[$'cz.csv'.E236]-[$'cz.csv'.E235]" office:value-type="float" office:value="58" calcext:value-type="float">
            <text:p>58</text:p>
          </table:table-cell>
          <table:table-cell/>
          <table:table-cell table:style-name="ce4" table:formula="of:=[.AA236]" office:value-type="date" office:date-value="2020-10-15" calcext:value-type="date">
            <text:p>15/10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4" table:formula="of:=[$'cz.csv'.A237]" office:value-type="date" office:date-value="2020-10-16" calcext:value-type="date">
            <text:p>16/10/20</text:p>
          </table:table-cell>
          <table:table-cell table:formula="of:=[$'cz.csv'.I237]" office:value-type="float" office:value="0.689778193719621" calcext:value-type="float">
            <text:p>0.689778193719621</text:p>
          </table:table-cell>
          <table:table-cell table:formula="of:=EXP(-[.$A$2]*[$'cz.csv'.J237])" office:value-type="float" office:value="0.0575200142560661" calcext:value-type="float">
            <text:p>0.057520014256066</text:p>
          </table:table-cell>
          <table:table-cell table:formula="of:=1-[.$A$4]*[$'cz.csv'.J237]" office:value-type="float" office:value="-2.70888269494612" calcext:value-type="float">
            <text:p>-2.70888269494612</text:p>
          </table:table-cell>
          <table:table-cell/>
          <table:table-cell table:style-name="ce4" table:formula="of:=[.B237]" office:value-type="date" office:date-value="2020-10-16" calcext:value-type="date">
            <text:p>16/10/20</text:p>
          </table:table-cell>
          <table:table-cell table:formula="of:=[.C237]*[.D237]*[.$A$6]" office:value-type="float" office:value="0.0474116913043039" calcext:value-type="float">
            <text:p>0.047411691304304</text:p>
          </table:table-cell>
          <table:table-cell table:formula="of:=[.$A$8]*[.C237]*[.E237]" office:value-type="float" office:value="-1.73121941663606" calcext:value-type="float">
            <text:p>-1.73121941663606</text:p>
          </table:table-cell>
          <table:table-cell table:number-columns-repeated="11"/>
          <table:table-cell table:style-name="ce4" table:formula="of:=[$'cz.csv'.A237]" office:value-type="date" office:date-value="2020-10-16" calcext:value-type="date">
            <text:p>16/10/20</text:p>
          </table:table-cell>
          <table:table-cell table:formula="of:=[$'cz.csv'.B237]-[$'cz.csv'.B236]" office:value-type="float" office:value="4329.0163187164" calcext:value-type="float">
            <text:p>4329.0163187164</text:p>
          </table:table-cell>
          <table:table-cell/>
          <table:table-cell table:style-name="ce4" table:formula="of:=[.U237]" office:value-type="date" office:date-value="2020-10-16" calcext:value-type="date">
            <text:p>16/10/20</text:p>
          </table:table-cell>
          <table:table-cell table:formula="of:=[$'cz.csv'.C237]-[$'cz.csv'.C236]" office:value-type="float" office:value="6775.9836812834" calcext:value-type="float">
            <text:p>6775.9836812834</text:p>
          </table:table-cell>
          <table:table-cell/>
          <table:table-cell table:style-name="ce4" table:formula="of:=[.X237]" office:value-type="date" office:date-value="2020-10-16" calcext:value-type="date">
            <text:p>16/10/20</text:p>
          </table:table-cell>
          <table:table-cell table:formula="of:=[$'cz.csv'.E237]-[$'cz.csv'.E236]" office:value-type="float" office:value="53" calcext:value-type="float">
            <text:p>53</text:p>
          </table:table-cell>
          <table:table-cell/>
          <table:table-cell table:style-name="ce4" table:formula="of:=[.AA237]" office:value-type="date" office:date-value="2020-10-16" calcext:value-type="date">
            <text:p>16/10/2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table:style-name="ce4" table:formula="of:=[$'cz.csv'.A238]" office:value-type="date" office:date-value="2020-10-17" calcext:value-type="date">
            <text:p>17/10/20</text:p>
          </table:table-cell>
          <table:table-cell table:formula="of:=[$'cz.csv'.I238]" office:value-type="float" office:value="0.67440484280421" calcext:value-type="float">
            <text:p>0.67440484280421</text:p>
          </table:table-cell>
          <table:table-cell table:formula="of:=EXP(-[.$A$2]*[$'cz.csv'.J238])" office:value-type="float" office:value="0.0575487080193762" calcext:value-type="float">
            <text:p>0.057548708019376</text:p>
          </table:table-cell>
          <table:table-cell table:formula="of:=1-[.$A$4]*[$'cz.csv'.J238]" office:value-type="float" office:value="-2.70823495220369" calcext:value-type="float">
            <text:p>-2.70823495220369</text:p>
          </table:table-cell>
          <table:table-cell/>
          <table:table-cell table:style-name="ce4" table:formula="of:=[.B238]" office:value-type="date" office:date-value="2020-10-17" calcext:value-type="date">
            <text:p>17/10/20</text:p>
          </table:table-cell>
          <table:table-cell table:formula="of:=[.C238]*[.D238]*[.$A$6]" office:value-type="float" office:value="0.0463781328917228" calcext:value-type="float">
            <text:p>0.046378132891723</text:p>
          </table:table-cell>
          <table:table-cell table:formula="of:=[.$A$8]*[.C238]*[.E238]" office:value-type="float" office:value="-1.6922303265288" calcext:value-type="float">
            <text:p>-1.6922303265288</text:p>
          </table:table-cell>
          <table:table-cell table:number-columns-repeated="11"/>
          <table:table-cell table:style-name="ce4" table:formula="of:=[$'cz.csv'.A238]" office:value-type="date" office:date-value="2020-10-17" calcext:value-type="date">
            <text:p>17/10/20</text:p>
          </table:table-cell>
          <table:table-cell table:formula="of:=[$'cz.csv'.B238]-[$'cz.csv'.B237]" office:value-type="float" office:value="3286.0185983216" calcext:value-type="float">
            <text:p>3286.0185983216</text:p>
          </table:table-cell>
          <table:table-cell/>
          <table:table-cell table:style-name="ce4" table:formula="of:=[.U238]" office:value-type="date" office:date-value="2020-10-17" calcext:value-type="date">
            <text:p>17/10/20</text:p>
          </table:table-cell>
          <table:table-cell table:formula="of:=[$'cz.csv'.C238]-[$'cz.csv'.C237]" office:value-type="float" office:value="5425.981401679" calcext:value-type="float">
            <text:p>5425.981401679</text:p>
          </table:table-cell>
          <table:table-cell/>
          <table:table-cell table:style-name="ce4" table:formula="of:=[.X238]" office:value-type="date" office:date-value="2020-10-17" calcext:value-type="date">
            <text:p>17/10/20</text:p>
          </table:table-cell>
          <table:table-cell table:formula="of:=[$'cz.csv'.E238]-[$'cz.csv'.E237]" office:value-type="float" office:value="69" calcext:value-type="float">
            <text:p>69</text:p>
          </table:table-cell>
          <table:table-cell/>
          <table:table-cell table:style-name="ce4" table:formula="of:=[.AA238]" office:value-type="date" office:date-value="2020-10-17" calcext:value-type="date">
            <text:p>17/10/2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4" table:formula="of:=[$'cz.csv'.A239]" office:value-type="date" office:date-value="2020-10-18" calcext:value-type="date">
            <text:p>18/10/20</text:p>
          </table:table-cell>
          <table:table-cell table:formula="of:=[$'cz.csv'.I239]" office:value-type="float" office:value="0.659031491888798" calcext:value-type="float">
            <text:p>0.659031491888798</text:p>
          </table:table-cell>
          <table:table-cell table:formula="of:=EXP(-[.$A$2]*[$'cz.csv'.J239])" office:value-type="float" office:value="0.0575774160965224" calcext:value-type="float">
            <text:p>0.057577416096522</text:p>
          </table:table-cell>
          <table:table-cell table:formula="of:=1-[.$A$4]*[$'cz.csv'.J239]" office:value-type="float" office:value="-2.70758720946126" calcext:value-type="float">
            <text:p>-2.70758720946126</text:p>
          </table:table-cell>
          <table:table-cell/>
          <table:table-cell table:style-name="ce4" table:formula="of:=[.B239]" office:value-type="date" office:date-value="2020-10-18" calcext:value-type="date">
            <text:p>18/10/20</text:p>
          </table:table-cell>
          <table:table-cell table:formula="of:=[.C239]*[.D239]*[.$A$6]" office:value-type="float" office:value="0.045343531502973" calcext:value-type="float">
            <text:p>0.045343531502973</text:p>
          </table:table-cell>
          <table:table-cell table:formula="of:=[.$A$8]*[.C239]*[.E239]" office:value-type="float" office:value="-1.65325968885069" calcext:value-type="float">
            <text:p>-1.65325968885069</text:p>
          </table:table-cell>
          <table:table-cell table:number-columns-repeated="11"/>
          <table:table-cell table:style-name="ce4" table:formula="of:=[$'cz.csv'.A239]" office:value-type="date" office:date-value="2020-10-18" calcext:value-type="date">
            <text:p>18/10/20</text:p>
          </table:table-cell>
          <table:table-cell table:formula="of:=[$'cz.csv'.B239]-[$'cz.csv'.B238]" office:value-type="float" office:value="1854.3818887451" calcext:value-type="float">
            <text:p>1854.3818887451</text:p>
          </table:table-cell>
          <table:table-cell/>
          <table:table-cell table:style-name="ce4" table:formula="of:=[.U239]" office:value-type="date" office:date-value="2020-10-18" calcext:value-type="date">
            <text:p>18/10/20</text:p>
          </table:table-cell>
          <table:table-cell table:formula="of:=[$'cz.csv'.C239]-[$'cz.csv'.C238]" office:value-type="float" office:value="3203.61811125399" calcext:value-type="float">
            <text:p>3203.61811125399</text:p>
          </table:table-cell>
          <table:table-cell/>
          <table:table-cell table:style-name="ce4" table:formula="of:=[.X239]" office:value-type="date" office:date-value="2020-10-18" calcext:value-type="date">
            <text:p>18/10/20</text:p>
          </table:table-cell>
          <table:table-cell table:formula="of:=[$'cz.csv'.E239]-[$'cz.csv'.E238]" office:value-type="float" office:value="70" calcext:value-type="float">
            <text:p>70</text:p>
          </table:table-cell>
          <table:table-cell/>
          <table:table-cell table:style-name="ce4" table:formula="of:=[.AA239]" office:value-type="date" office:date-value="2020-10-18" calcext:value-type="date">
            <text:p>18/10/2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table:style-name="ce4" table:formula="of:=[$'cz.csv'.A240]" office:value-type="date" office:date-value="2020-10-19" calcext:value-type="date">
            <text:p>19/10/20</text:p>
          </table:table-cell>
          <table:table-cell table:formula="of:=[$'cz.csv'.I240]" office:value-type="float" office:value="0.643658140973387" calcext:value-type="float">
            <text:p>0.643658140973387</text:p>
          </table:table-cell>
          <table:table-cell table:formula="of:=EXP(-[.$A$2]*[$'cz.csv'.J240])" office:value-type="float" office:value="0.057606138494645" calcext:value-type="float">
            <text:p>0.057606138494645</text:p>
          </table:table-cell>
          <table:table-cell table:formula="of:=1-[.$A$4]*[$'cz.csv'.J240]" office:value-type="float" office:value="-2.70693946671883" calcext:value-type="float">
            <text:p>-2.70693946671883</text:p>
          </table:table-cell>
          <table:table-cell/>
          <table:table-cell table:style-name="ce4" table:formula="of:=[.B240]" office:value-type="date" office:date-value="2020-10-19" calcext:value-type="date">
            <text:p>19/10/20</text:p>
          </table:table-cell>
          <table:table-cell table:formula="of:=[.C240]*[.D240]*[.$A$6]" office:value-type="float" office:value="0.0443078863546814" calcext:value-type="float">
            <text:p>0.044307886354682</text:p>
          </table:table-cell>
          <table:table-cell table:formula="of:=[.$A$8]*[.C240]*[.E240]" office:value-type="float" office:value="-1.61430750360174" calcext:value-type="float">
            <text:p>-1.61430750360174</text:p>
          </table:table-cell>
          <table:table-cell table:number-columns-repeated="11"/>
          <table:table-cell table:style-name="ce4" table:formula="of:=[$'cz.csv'.A240]" office:value-type="date" office:date-value="2020-10-19" calcext:value-type="date">
            <text:p>19/10/20</text:p>
          </table:table-cell>
          <table:table-cell table:formula="of:=[$'cz.csv'.B240]-[$'cz.csv'.B239]" office:value-type="float" office:value="2776.8533983542" calcext:value-type="float">
            <text:p>2776.8533983542</text:p>
          </table:table-cell>
          <table:table-cell/>
          <table:table-cell table:style-name="ce4" table:formula="of:=[.U240]" office:value-type="date" office:date-value="2020-10-19" calcext:value-type="date">
            <text:p>19/10/20</text:p>
          </table:table-cell>
          <table:table-cell table:formula="of:=[$'cz.csv'.C240]-[$'cz.csv'.C239]" office:value-type="float" office:value="5300.146601646" calcext:value-type="float">
            <text:p>5300.146601646</text:p>
          </table:table-cell>
          <table:table-cell/>
          <table:table-cell table:style-name="ce4" table:formula="of:=[.X240]" office:value-type="date" office:date-value="2020-10-19" calcext:value-type="date">
            <text:p>19/10/20</text:p>
          </table:table-cell>
          <table:table-cell table:formula="of:=[$'cz.csv'.E240]-[$'cz.csv'.E239]" office:value-type="float" office:value="91" calcext:value-type="float">
            <text:p>91</text:p>
          </table:table-cell>
          <table:table-cell/>
          <table:table-cell table:style-name="ce4" table:formula="of:=[.AA240]" office:value-type="date" office:date-value="2020-10-19" calcext:value-type="date">
            <text:p>19/10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ce4" table:formula="of:=[$'cz.csv'.A241]" office:value-type="date" office:date-value="2020-10-20" calcext:value-type="date">
            <text:p>20/10/20</text:p>
          </table:table-cell>
          <table:table-cell table:formula="of:=[$'cz.csv'.I241]" office:value-type="float" office:value="0.628284790057976" calcext:value-type="float">
            <text:p>0.628284790057976</text:p>
          </table:table-cell>
          <table:table-cell table:formula="of:=EXP(-[.$A$2]*[$'cz.csv'.J241])" office:value-type="float" office:value="0.0576349048843557" calcext:value-type="float">
            <text:p>0.057634904884356</text:p>
          </table:table-cell>
          <table:table-cell table:formula="of:=1-[.$A$4]*[$'cz.csv'.J241]" office:value-type="float" office:value="-2.70629105551124" calcext:value-type="float">
            <text:p>-2.70629105551124</text:p>
          </table:table-cell>
          <table:table-cell/>
          <table:table-cell table:style-name="ce4" table:formula="of:=[.B241]" office:value-type="date" office:date-value="2020-10-20" calcext:value-type="date">
            <text:p>20/10/20</text:p>
          </table:table-cell>
          <table:table-cell table:formula="of:=[.C241]*[.D241]*[.$A$6]" office:value-type="float" office:value="0.0432712189337347" calcext:value-type="float">
            <text:p>0.043271218933735</text:p>
          </table:table-cell>
          <table:table-cell table:formula="of:=[.$A$8]*[.C241]*[.E241]" office:value-type="float" office:value="-1.57537338165817" calcext:value-type="float">
            <text:p>-1.57537338165817</text:p>
          </table:table-cell>
          <table:table-cell table:number-columns-repeated="11"/>
          <table:table-cell table:style-name="ce4" table:formula="of:=[$'cz.csv'.A241]" office:value-type="date" office:date-value="2020-10-20" calcext:value-type="date">
            <text:p>20/10/20</text:p>
          </table:table-cell>
          <table:table-cell table:formula="of:=[$'cz.csv'.B241]-[$'cz.csv'.B240]" office:value-type="float" office:value="4434.39009720959" calcext:value-type="float">
            <text:p>4434.39009720959</text:p>
          </table:table-cell>
          <table:table-cell/>
          <table:table-cell table:style-name="ce4" table:formula="of:=[.U241]" office:value-type="date" office:date-value="2020-10-20" calcext:value-type="date">
            <text:p>20/10/20</text:p>
          </table:table-cell>
          <table:table-cell table:formula="of:=[$'cz.csv'.C241]-[$'cz.csv'.C240]" office:value-type="float" office:value="7549.609902791" calcext:value-type="float">
            <text:p>7549.609902791</text:p>
          </table:table-cell>
          <table:table-cell/>
          <table:table-cell table:style-name="ce4" table:formula="of:=[.X241]" office:value-type="date" office:date-value="2020-10-20" calcext:value-type="date">
            <text:p>20/10/20</text:p>
          </table:table-cell>
          <table:table-cell table:formula="of:=[$'cz.csv'.E241]-[$'cz.csv'.E240]" office:value-type="float" office:value="106" calcext:value-type="float">
            <text:p>106</text:p>
          </table:table-cell>
          <table:table-cell/>
          <table:table-cell table:style-name="ce4" table:formula="of:=[.AA241]" office:value-type="date" office:date-value="2020-10-20" calcext:value-type="date">
            <text:p>20/10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4" table:formula="of:=[$'cz.csv'.A242]" office:value-type="date" office:date-value="2020-10-21" calcext:value-type="date">
            <text:p>21/10/20</text:p>
          </table:table-cell>
          <table:table-cell table:formula="of:=[$'cz.csv'.I242]" office:value-type="float" office:value="0.612911439142565" calcext:value-type="float">
            <text:p>0.612911439142565</text:p>
          </table:table-cell>
          <table:table-cell table:formula="of:=EXP(-[.$A$2]*[$'cz.csv'.J242])" office:value-type="float" office:value="0.0576636559606644" calcext:value-type="float">
            <text:p>0.057663655960664</text:p>
          </table:table-cell>
          <table:table-cell table:formula="of:=1-[.$A$4]*[$'cz.csv'.J242]" office:value-type="float" office:value="-2.70564331276882" calcext:value-type="float">
            <text:p>-2.70564331276882</text:p>
          </table:table-cell>
          <table:table-cell/>
          <table:table-cell table:style-name="ce4" table:formula="of:=[.B242]" office:value-type="date" office:date-value="2020-10-21" calcext:value-type="date">
            <text:p>21/10/20</text:p>
          </table:table-cell>
          <table:table-cell table:formula="of:=[.C242]*[.D242]*[.$A$6]" office:value-type="float" office:value="0.0422334833800509" calcext:value-type="float">
            <text:p>0.042233483380051</text:p>
          </table:table-cell>
          <table:table-cell table:formula="of:=[.$A$8]*[.C242]*[.E242]" office:value-type="float" office:value="-1.53645811078893" calcext:value-type="float">
            <text:p>-1.53645811078893</text:p>
          </table:table-cell>
          <table:table-cell table:number-columns-repeated="11"/>
          <table:table-cell table:style-name="ce4" table:formula="of:=[$'cz.csv'.A242]" office:value-type="date" office:date-value="2020-10-21" calcext:value-type="date">
            <text:p>21/10/20</text:p>
          </table:table-cell>
          <table:table-cell table:formula="of:=[$'cz.csv'.B242]-[$'cz.csv'.B241]" office:value-type="float" office:value="6418.3625899281" calcext:value-type="float">
            <text:p>6418.3625899281</text:p>
          </table:table-cell>
          <table:table-cell/>
          <table:table-cell table:style-name="ce4" table:formula="of:=[.U242]" office:value-type="date" office:date-value="2020-10-21" calcext:value-type="date">
            <text:p>21/10/20</text:p>
          </table:table-cell>
          <table:table-cell table:formula="of:=[$'cz.csv'.C242]-[$'cz.csv'.C241]" office:value-type="float" office:value="8550.63741007201" calcext:value-type="float">
            <text:p>8550.63741007201</text:p>
          </table:table-cell>
          <table:table-cell/>
          <table:table-cell table:style-name="ce4" table:formula="of:=[.X242]" office:value-type="date" office:date-value="2020-10-21" calcext:value-type="date">
            <text:p>21/10/20</text:p>
          </table:table-cell>
          <table:table-cell table:formula="of:=[$'cz.csv'.E242]-[$'cz.csv'.E241]" office:value-type="float" office:value="120" calcext:value-type="float">
            <text:p>120</text:p>
          </table:table-cell>
          <table:table-cell/>
          <table:table-cell table:style-name="ce4" table:formula="of:=[.AA242]" office:value-type="date" office:date-value="2020-10-21" calcext:value-type="date">
            <text:p>21/10/2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/>
          <table:table-cell table:style-name="ce4" table:formula="of:=[$'cz.csv'.A243]" office:value-type="date" office:date-value="2020-10-22" calcext:value-type="date">
            <text:p>22/10/20</text:p>
          </table:table-cell>
          <table:table-cell table:formula="of:=[$'cz.csv'.I243]" office:value-type="float" office:value="0.597538088227153" calcext:value-type="float">
            <text:p>0.597538088227153</text:p>
          </table:table-cell>
          <table:table-cell table:formula="of:=EXP(-[.$A$2]*[$'cz.csv'.J243])" office:value-type="float" office:value="0.0576924213793996" calcext:value-type="float">
            <text:p>0.0576924213794</text:p>
          </table:table-cell>
          <table:table-cell table:formula="of:=1-[.$A$4]*[$'cz.csv'.J243]" office:value-type="float" office:value="-2.70499557002639" calcext:value-type="float">
            <text:p>-2.70499557002639</text:p>
          </table:table-cell>
          <table:table-cell/>
          <table:table-cell table:style-name="ce4" table:formula="of:=[.B243]" office:value-type="date" office:date-value="2020-10-22" calcext:value-type="date">
            <text:p>22/10/20</text:p>
          </table:table-cell>
          <table:table-cell table:formula="of:=[.C243]*[.D243]*[.$A$6]" office:value-type="float" office:value="0.0411947017130336" calcext:value-type="float">
            <text:p>0.041194701713034</text:p>
          </table:table-cell>
          <table:table-cell table:formula="of:=[.$A$8]*[.C243]*[.E243]" office:value-type="float" office:value="-1.49756129234884" calcext:value-type="float">
            <text:p>-1.49756129234884</text:p>
          </table:table-cell>
          <table:table-cell table:number-columns-repeated="11"/>
          <table:table-cell table:style-name="ce4" table:formula="of:=[$'cz.csv'.A243]" office:value-type="date" office:date-value="2020-10-22" calcext:value-type="date">
            <text:p>22/10/20</text:p>
          </table:table-cell>
          <table:table-cell table:formula="of:=[$'cz.csv'.B243]-[$'cz.csv'.B242]" office:value-type="float" office:value="6707.9866461222" calcext:value-type="float">
            <text:p>6707.9866461222</text:p>
          </table:table-cell>
          <table:table-cell/>
          <table:table-cell table:style-name="ce4" table:formula="of:=[.U243]" office:value-type="date" office:date-value="2020-10-22" calcext:value-type="date">
            <text:p>22/10/20</text:p>
          </table:table-cell>
          <table:table-cell table:formula="of:=[$'cz.csv'.C243]-[$'cz.csv'.C242]" office:value-type="float" office:value="7442.013353877" calcext:value-type="float">
            <text:p>7442.013353877</text:p>
          </table:table-cell>
          <table:table-cell/>
          <table:table-cell table:style-name="ce4" table:formula="of:=[.X243]" office:value-type="date" office:date-value="2020-10-22" calcext:value-type="date">
            <text:p>22/10/20</text:p>
          </table:table-cell>
          <table:table-cell table:formula="of:=[$'cz.csv'.E243]-[$'cz.csv'.E242]" office:value-type="float" office:value="106" calcext:value-type="float">
            <text:p>106</text:p>
          </table:table-cell>
          <table:table-cell/>
          <table:table-cell table:style-name="ce4" table:formula="of:=[.AA243]" office:value-type="date" office:date-value="2020-10-22" calcext:value-type="date">
            <text:p>22/10/20</text:p>
          </table:table-cell>
          <table:table-cell table:formula="of:=[$'cz.csv'.H235]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4" table:formula="of:=[$'cz.csv'.A244]" office:value-type="date" office:date-value="2020-10-23" calcext:value-type="date">
            <text:p>23/10/20</text:p>
          </table:table-cell>
          <table:table-cell table:formula="of:=[$'cz.csv'.I244]" office:value-type="float" office:value="0.592492741886501" calcext:value-type="float">
            <text:p>0.592492741886501</text:p>
          </table:table-cell>
          <table:table-cell table:formula="of:=EXP(-[.$A$2]*[$'cz.csv'.J244])" office:value-type="float" office:value="0.0557986059719212" calcext:value-type="float">
            <text:p>0.055798605971921</text:p>
          </table:table-cell>
          <table:table-cell table:formula="of:=1-[.$A$4]*[$'cz.csv'.J244]" office:value-type="float" office:value="-2.74834553581216" calcext:value-type="float">
            <text:p>-2.74834553581216</text:p>
          </table:table-cell>
          <table:table-cell/>
          <table:table-cell table:style-name="ce4" table:formula="of:=[.B244]" office:value-type="date" office:date-value="2020-10-23" calcext:value-type="date">
            <text:p>23/10/20</text:p>
          </table:table-cell>
          <table:table-cell table:formula="of:=[.C244]*[.D244]*[.$A$6]" office:value-type="float" office:value="0.0395060297015976" calcext:value-type="float">
            <text:p>0.039506029701598</text:p>
          </table:table-cell>
          <table:table-cell table:formula="of:=[.$A$8]*[.C244]*[.E244]" office:value-type="float" office:value="-1.50871366129748" calcext:value-type="float">
            <text:p>-1.50871366129748</text:p>
          </table:table-cell>
          <table:table-cell table:number-columns-repeated="11"/>
          <table:table-cell table:style-name="ce4" table:formula="of:=[$'cz.csv'.A244]" office:value-type="date" office:date-value="2020-10-23" calcext:value-type="date">
            <text:p>23/10/20</text:p>
          </table:table-cell>
          <table:table-cell table:formula="of:=[$'cz.csv'.B244]-[$'cz.csv'.B243]" office:value-type="float" office:value="8688.34303719431" calcext:value-type="float">
            <text:p>8688.34303719431</text:p>
          </table:table-cell>
          <table:table-cell/>
          <table:table-cell table:style-name="ce4" table:formula="of:=[.U244]" office:value-type="date" office:date-value="2020-10-23" calcext:value-type="date">
            <text:p>23/10/20</text:p>
          </table:table-cell>
          <table:table-cell table:formula="of:=[$'cz.csv'.C244]-[$'cz.csv'.C243]" office:value-type="float" office:value="6571.65696280598" calcext:value-type="float">
            <text:p>6571.65696280598</text:p>
          </table:table-cell>
          <table:table-cell/>
          <table:table-cell table:style-name="ce4" table:formula="of:=[.X244]" office:value-type="date" office:date-value="2020-10-23" calcext:value-type="date">
            <text:p>23/10/20</text:p>
          </table:table-cell>
          <table:table-cell table:formula="of:=[$'cz.csv'.E244]-[$'cz.csv'.E243]" office:value-type="float" office:value="126" calcext:value-type="float">
            <text:p>126</text:p>
          </table:table-cell>
          <table:table-cell/>
          <table:table-cell table:style-name="ce4" table:formula="of:=[.AA244]" office:value-type="date" office:date-value="2020-10-23" calcext:value-type="date">
            <text:p>23/10/20</text:p>
          </table:table-cell>
          <table:table-cell table:formula="of:=[$'cz.csv'.H236]" office:value-type="float" office:value="37" calcext:value-type="float">
            <text:p>37</text:p>
          </table:table-cell>
        </table:table-row>
        <table:table-row table:style-name="ro2">
          <table:table-cell/>
          <table:table-cell table:style-name="ce4" table:formula="of:=[$'cz.csv'.A245]" office:value-type="date" office:date-value="2020-10-24" calcext:value-type="date">
            <text:p>24/10/20</text:p>
          </table:table-cell>
          <table:table-cell table:formula="of:=[$'cz.csv'.I245]" office:value-type="float" office:value="0.587447395545849" calcext:value-type="float">
            <text:p>0.587447395545849</text:p>
          </table:table-cell>
          <table:table-cell table:formula="of:=EXP(-[.$A$2]*[$'cz.csv'.J245])" office:value-type="float" office:value="0.053966957079764" calcext:value-type="float">
            <text:p>0.053966957079764</text:p>
          </table:table-cell>
          <table:table-cell table:formula="of:=1-[.$A$4]*[$'cz.csv'.J245]" office:value-type="float" office:value="-2.79169550159792" calcext:value-type="float">
            <text:p>-2.79169550159792</text:p>
          </table:table-cell>
          <table:table-cell/>
          <table:table-cell table:style-name="ce4" table:formula="of:=[.B245]" office:value-type="date" office:date-value="2020-10-24" calcext:value-type="date">
            <text:p>24/10/20</text:p>
          </table:table-cell>
          <table:table-cell table:formula="of:=[.C245]*[.D245]*[.$A$6]" office:value-type="float" office:value="0.0378838332340887" calcext:value-type="float">
            <text:p>0.037883833234089</text:p>
          </table:table-cell>
          <table:table-cell table:formula="of:=[.$A$8]*[.C245]*[.E245]" office:value-type="float" office:value="-1.51946074369409" calcext:value-type="float">
            <text:p>-1.51946074369409</text:p>
          </table:table-cell>
          <table:table-cell table:number-columns-repeated="11"/>
          <table:table-cell table:style-name="ce4" table:formula="of:=[$'cz.csv'.A245]" office:value-type="date" office:date-value="2020-10-24" calcext:value-type="date">
            <text:p>24/10/20</text:p>
          </table:table-cell>
          <table:table-cell table:formula="of:=[$'cz.csv'.B245]-[$'cz.csv'.B244]" office:value-type="float" office:value="7100.9839030071" calcext:value-type="float">
            <text:p>7100.9839030071</text:p>
          </table:table-cell>
          <table:table-cell/>
          <table:table-cell table:style-name="ce4" table:formula="of:=[.U245]" office:value-type="date" office:date-value="2020-10-24" calcext:value-type="date">
            <text:p>24/10/20</text:p>
          </table:table-cell>
          <table:table-cell table:formula="of:=[$'cz.csv'.C245]-[$'cz.csv'.C244]" office:value-type="float" office:value="5371.016096993" calcext:value-type="float">
            <text:p>5371.016096993</text:p>
          </table:table-cell>
          <table:table-cell/>
          <table:table-cell table:style-name="ce4" table:formula="of:=[.X245]" office:value-type="date" office:date-value="2020-10-24" calcext:value-type="date">
            <text:p>24/10/20</text:p>
          </table:table-cell>
          <table:table-cell table:formula="of:=[$'cz.csv'.E245]-[$'cz.csv'.E244]" office:value-type="float" office:value="106" calcext:value-type="float">
            <text:p>106</text:p>
          </table:table-cell>
          <table:table-cell/>
          <table:table-cell table:style-name="ce4" table:formula="of:=[.AA245]" office:value-type="date" office:date-value="2020-10-24" calcext:value-type="date">
            <text:p>24/10/20</text:p>
          </table:table-cell>
          <table:table-cell table:formula="of:=[$'cz.csv'.H237]" office:value-type="float" office:value="37" calcext:value-type="float">
            <text:p>37</text:p>
          </table:table-cell>
        </table:table-row>
        <table:table-row table:style-name="ro2">
          <table:table-cell/>
          <table:table-cell table:style-name="ce4" table:formula="of:=[$'cz.csv'.A246]" office:value-type="date" office:date-value="2020-10-25" calcext:value-type="date">
            <text:p>25/10/20</text:p>
          </table:table-cell>
          <table:table-cell table:formula="of:=[$'cz.csv'.I246]" office:value-type="float" office:value="0.582402049205196" calcext:value-type="float">
            <text:p>0.582402049205196</text:p>
          </table:table-cell>
          <table:table-cell table:formula="of:=EXP(-[.$A$2]*[$'cz.csv'.J246])" office:value-type="float" office:value="0.0521954608845046" calcext:value-type="float">
            <text:p>0.052195460884505</text:p>
          </table:table-cell>
          <table:table-cell table:formula="of:=1-[.$A$4]*[$'cz.csv'.J246]" office:value-type="float" office:value="-2.83504479891853" calcext:value-type="float">
            <text:p>-2.83504479891853</text:p>
          </table:table-cell>
          <table:table-cell/>
          <table:table-cell table:style-name="ce4" table:formula="of:=[.B246]" office:value-type="date" office:date-value="2020-10-25" calcext:value-type="date">
            <text:p>25/10/20</text:p>
          </table:table-cell>
          <table:table-cell table:formula="of:=[.C246]*[.D246]*[.$A$6]" office:value-type="float" office:value="0.0363255863748211" calcext:value-type="float">
            <text:p>0.036325586374821</text:p>
          </table:table-cell>
          <table:table-cell table:formula="of:=[.$A$8]*[.C246]*[.E246]" office:value-type="float" office:value="-1.52980217883201" calcext:value-type="float">
            <text:p>-1.52980217883201</text:p>
          </table:table-cell>
          <table:table-cell table:number-columns-repeated="11"/>
          <table:table-cell table:style-name="ce4" table:formula="of:=[$'cz.csv'.A246]" office:value-type="date" office:date-value="2020-10-25" calcext:value-type="date">
            <text:p>25/10/20</text:p>
          </table:table-cell>
          <table:table-cell table:formula="of:=[$'cz.csv'.B246]-[$'cz.csv'.B245]" office:value-type="float" office:value="4156.28467703299" calcext:value-type="float">
            <text:p>4156.28467703299</text:p>
          </table:table-cell>
          <table:table-cell/>
          <table:table-cell table:style-name="ce4" table:formula="of:=[.U246]" office:value-type="date" office:date-value="2020-10-25" calcext:value-type="date">
            <text:p>25/10/20</text:p>
          </table:table-cell>
          <table:table-cell table:formula="of:=[$'cz.csv'.C246]-[$'cz.csv'.C245]" office:value-type="float" office:value="3143.71532296701" calcext:value-type="float">
            <text:p>3143.71532296701</text:p>
          </table:table-cell>
          <table:table-cell/>
          <table:table-cell table:style-name="ce4" table:formula="of:=[.X246]" office:value-type="date" office:date-value="2020-10-25" calcext:value-type="date">
            <text:p>25/10/20</text:p>
          </table:table-cell>
          <table:table-cell table:formula="of:=[$'cz.csv'.E246]-[$'cz.csv'.E245]" office:value-type="float" office:value="124" calcext:value-type="float">
            <text:p>124</text:p>
          </table:table-cell>
          <table:table-cell/>
          <table:table-cell table:style-name="ce4" table:formula="of:=[.AA246]" office:value-type="date" office:date-value="2020-10-25" calcext:value-type="date">
            <text:p>25/10/20</text:p>
          </table:table-cell>
          <table:table-cell table:formula="of:=[$'cz.csv'.H238]" office:value-type="float" office:value="37" calcext:value-type="float">
            <text:p>37</text:p>
          </table:table-cell>
        </table:table-row>
        <table:table-row table:style-name="ro2">
          <table:table-cell/>
          <table:table-cell table:style-name="ce4" table:formula="of:=[$'cz.csv'.A247]" office:value-type="date" office:date-value="2020-10-26" calcext:value-type="date">
            <text:p>26/10/20</text:p>
          </table:table-cell>
          <table:table-cell table:formula="of:=[$'cz.csv'.I247]" office:value-type="float" office:value="0.577356702864544" calcext:value-type="float">
            <text:p>0.577356702864544</text:p>
          </table:table-cell>
          <table:table-cell table:formula="of:=EXP(-[.$A$2]*[$'cz.csv'.J247])" office:value-type="float" office:value="0.0504820890817602" calcext:value-type="float">
            <text:p>0.05048208908176</text:p>
          </table:table-cell>
          <table:table-cell table:formula="of:=1-[.$A$4]*[$'cz.csv'.J247]" office:value-type="float" office:value="-2.8783947647043" calcext:value-type="float">
            <text:p>-2.8783947647043</text:p>
          </table:table-cell>
          <table:table-cell/>
          <table:table-cell table:style-name="ce4" table:formula="of:=[.B247]" office:value-type="date" office:date-value="2020-10-26" calcext:value-type="date">
            <text:p>26/10/20</text:p>
          </table:table-cell>
          <table:table-cell table:formula="of:=[.C247]*[.D247]*[.$A$6]" office:value-type="float" office:value="0.0348288017594461" calcext:value-type="float">
            <text:p>0.034828801759446</text:p>
          </table:table-cell>
          <table:table-cell table:formula="of:=[.$A$8]*[.C247]*[.E247]" office:value-type="float" office:value="-1.53973869124932" calcext:value-type="float">
            <text:p>-1.53973869124932</text:p>
          </table:table-cell>
          <table:table-cell table:number-columns-repeated="11"/>
          <table:table-cell table:style-name="ce4" table:formula="of:=[$'cz.csv'.A247]" office:value-type="date" office:date-value="2020-10-26" calcext:value-type="date">
            <text:p>26/10/20</text:p>
          </table:table-cell>
          <table:table-cell table:formula="of:=[$'cz.csv'.B247]-[$'cz.csv'.B246]" office:value-type="float" office:value="5848.97431330899" calcext:value-type="float">
            <text:p>5848.97431330899</text:p>
          </table:table-cell>
          <table:table-cell/>
          <table:table-cell table:style-name="ce4" table:formula="of:=[.U247]" office:value-type="date" office:date-value="2020-10-26" calcext:value-type="date">
            <text:p>26/10/20</text:p>
          </table:table-cell>
          <table:table-cell table:formula="of:=[$'cz.csv'.C247]-[$'cz.csv'.C246]" office:value-type="float" office:value="4424.02568669099" calcext:value-type="float">
            <text:p>4424.02568669099</text:p>
          </table:table-cell>
          <table:table-cell/>
          <table:table-cell table:style-name="ce4" table:formula="of:=[.X247]" office:value-type="date" office:date-value="2020-10-26" calcext:value-type="date">
            <text:p>26/10/20</text:p>
          </table:table-cell>
          <table:table-cell table:formula="of:=[$'cz.csv'.E247]-[$'cz.csv'.E246]" office:value-type="float" office:value="164" calcext:value-type="float">
            <text:p>164</text:p>
          </table:table-cell>
          <table:table-cell/>
          <table:table-cell table:style-name="ce4" table:formula="of:=[.AA247]" office:value-type="date" office:date-value="2020-10-26" calcext:value-type="date">
            <text:p>26/10/20</text:p>
          </table:table-cell>
          <table:table-cell table:formula="of:=[$'cz.csv'.H239]" office:value-type="float" office:value="37" calcext:value-type="float">
            <text:p>37</text:p>
          </table:table-cell>
        </table:table-row>
        <table:table-row table:style-name="ro2" table:number-rows-repeated="2">
          <table:table-cell/>
          <table:table-cell table:style-name="ce4"/>
          <table:table-cell table:number-columns-repeated="4"/>
          <table:table-cell table:style-name="ce4"/>
          <table:table-cell table:number-columns-repeated="13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/>
        </table:table-row>
        <table:table-row table:style-name="ro2" table:number-rows-repeated="9">
          <table:table-cell/>
          <table:table-cell table:style-name="ce4"/>
          <table:table-cell table:number-columns-repeated="18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/>
        </table:table-row>
        <table:table-row table:style-name="ro2" table:number-rows-repeated="2">
          <table:table-cell/>
          <table:table-cell table:style-name="ce4"/>
          <table:table-cell table:number-columns-repeated="29"/>
        </table:table-row>
        <table:table-row table:style-name="ro2" table:number-rows-repeated="1048315">
          <table:table-cell table:number-columns-repeated="31"/>
        </table:table-row>
        <table:table-row table:style-name="ro2">
          <table:table-cell table:number-columns-repeated="23"/>
          <table:table-cell table:style-name="ce4"/>
          <table:table-cell table:number-columns-repeated="7"/>
        </table:table-row>
      </table:table>
      <table:table table:name="cz.csv" table:style-name="ta1">
        <table:table-column table:style-name="co1" table:number-columns-repeated="9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Default"/>
        <table:table-row table:style-name="ro2">
          <table:table-cell table:style-name="ce4" office:value-type="string" calcext:value-type="string">
            <text:p>D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ntacts</text:p>
          </table:table-cell>
          <table:table-cell table:style-name="Default" office:value-type="string" calcext:value-type="string">
            <text:p>gammared</text:p>
          </table:table-cell>
          <table:table-cell table:style-name="Default" office:value-type="string" calcext:value-type="string">
            <text:p>sred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Dayadjust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02-24" calcext:value-type="date">
            <text:p>24/02/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.937034439737645" calcext:value-type="float">
            <text:p>0.937034439737645</text:p>
          </table:table-cell>
          <table:table-cell table:number-columns-repeated="2" office:value-type="float" office:value="0" calcext:value-type="float">
            <text:p>0.000000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2-25" calcext:value-type="date">
            <text:p>25/02/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0.937034439737645" calcext:value-type="float">
            <text:p>0.937034439737645</text:p>
          </table:table-cell>
          <table:table-cell table:number-columns-repeated="2" office:value-type="float" office:value="0" calcext:value-type="float">
            <text:p>0.000000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2-26" calcext:value-type="date">
            <text:p>26/02/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.937034439737645" calcext:value-type="float">
            <text:p>0.937034439737645</text:p>
          </table:table-cell>
          <table:table-cell table:number-columns-repeated="2" office:value-type="float" office:value="0" calcext:value-type="float">
            <text:p>0.0000000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2-27" calcext:value-type="date">
            <text:p>27/02/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85714285714286" calcext:value-type="float">
            <text:p>5.85714285714286</text:p>
          </table:table-cell>
          <table:table-cell office:value-type="float" office:value="0.937034439737645" calcext:value-type="float">
            <text:p>0.937034439737645</text:p>
          </table:table-cell>
          <table:table-cell table:number-columns-repeated="2" office:value-type="float" office:value="0" calcext:value-type="float">
            <text:p>0.0000000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2-28" calcext:value-type="date">
            <text:p>28/02/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57142857142857" calcext:value-type="float">
            <text:p>8.57142857142857</text:p>
          </table:table-cell>
          <table:table-cell office:value-type="float" office:value="0.937034439737645" calcext:value-type="float">
            <text:p>0.937034439737645</text:p>
          </table:table-cell>
          <table:table-cell table:number-columns-repeated="2" office:value-type="float" office:value="0" calcext:value-type="float">
            <text:p>0.0000000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2-29" calcext:value-type="date">
            <text:p>29/02/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7142857142857" calcext:value-type="float">
            <text:p>9.57142857142857</text:p>
          </table:table-cell>
          <table:table-cell office:value-type="float" office:value="0.937034439737645" calcext:value-type="float">
            <text:p>0.937034439737645</text:p>
          </table:table-cell>
          <table:table-cell table:number-columns-repeated="2" office:value-type="float" office:value="0" calcext:value-type="float">
            <text:p>0.000000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01" calcext:value-type="date">
            <text:p>01/03/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428571428571" calcext:value-type="float">
            <text:p>11.1428571428571</text:p>
          </table:table-cell>
          <table:table-cell office:value-type="float" office:value="0.937034439737645" calcext:value-type="float">
            <text:p>0.937034439737645</text:p>
          </table:table-cell>
          <table:table-cell table:number-columns-repeated="2" office:value-type="float" office:value="0" calcext:value-type="float">
            <text:p>0.000000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02" calcext:value-type="date">
            <text:p>02/03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285714285714" calcext:value-type="float">
            <text:p>13.4285714285714</text:p>
          </table:table-cell>
          <table:table-cell office:value-type="float" office:value="0.937034439737645" calcext:value-type="float">
            <text:p>0.937034439737645</text:p>
          </table:table-cell>
          <table:table-cell table:number-columns-repeated="2" office:value-type="float" office:value="0" calcext:value-type="float">
            <text:p>0.0000000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03" calcext:value-type="date">
            <text:p>03/03/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1428571428571" calcext:value-type="float">
            <text:p>18.1428571428571</text:p>
          </table:table-cell>
          <table:table-cell office:value-type="float" office:value="0.937034439737645" calcext:value-type="float">
            <text:p>0.937034439737645</text:p>
          </table:table-cell>
          <table:table-cell table:number-columns-repeated="2" office:value-type="float" office:value="0" calcext:value-type="float">
            <text:p>0.0000000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04" calcext:value-type="date">
            <text:p>04/03/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5714285714286" calcext:value-type="float">
            <text:p>20.5714285714286</text:p>
          </table:table-cell>
          <table:table-cell office:value-type="float" office:value="0.937034439737645" calcext:value-type="float">
            <text:p>0.937034439737645</text:p>
          </table:table-cell>
          <table:table-cell table:number-columns-repeated="2" office:value-type="float" office:value="0" calcext:value-type="float">
            <text:p>0.0000000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05" calcext:value-type="date">
            <text:p>05/03/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37034439737645" calcext:value-type="float">
            <text:p>0.937034439737645</text:p>
          </table:table-cell>
          <table:table-cell table:number-columns-repeated="2" office:value-type="float" office:value="0" calcext:value-type="float">
            <text:p>0.0000000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06" calcext:value-type="date">
            <text:p>06/03/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1428571428571" calcext:value-type="float">
            <text:p>22.1428571428571</text:p>
          </table:table-cell>
          <table:table-cell office:value-type="float" office:value="0.902473868187464" calcext:value-type="float">
            <text:p>0.902473868187464</text:p>
          </table:table-cell>
          <table:table-cell office:value-type="float" office:value="0.0361176" calcext:value-type="float">
            <text:p>0.0361176</text:p>
          </table:table-cell>
          <table:table-cell office:value-type="float" office:value="0.0306271" calcext:value-type="float">
            <text:p>0.0306271</text:p>
          </table:table-cell>
          <table:table-cell table:style-name="ce6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07" calcext:value-type="date">
            <text:p>07/03/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4285714285714" calcext:value-type="float">
            <text:p>25.4285714285714</text:p>
          </table:table-cell>
          <table:table-cell office:value-type="float" office:value="0.867913296637283" calcext:value-type="float">
            <text:p>0.867913296637283</text:p>
          </table:table-cell>
          <table:table-cell office:value-type="float" office:value="0.0722353" calcext:value-type="float">
            <text:p>0.0722353</text:p>
          </table:table-cell>
          <table:table-cell office:value-type="float" office:value="0.0612542" calcext:value-type="float">
            <text:p>0.0612542</text:p>
          </table:table-cell>
          <table:table-cell table:style-name="ce6"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08" calcext:value-type="date">
            <text:p>08/03/2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7142857142857" calcext:value-type="float">
            <text:p>25.7142857142857</text:p>
          </table:table-cell>
          <table:table-cell office:value-type="float" office:value="0.833352725087102" calcext:value-type="float">
            <text:p>0.833352725087102</text:p>
          </table:table-cell>
          <table:table-cell office:value-type="float" office:value="0.1083529" calcext:value-type="float">
            <text:p>0.1083529</text:p>
          </table:table-cell>
          <table:table-cell office:value-type="float" office:value="0.0918813" calcext:value-type="float">
            <text:p>0.0918813</text:p>
          </table:table-cell>
          <table:table-cell table:style-name="ce6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09" calcext:value-type="date">
            <text:p>09/03/2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1428571428571" calcext:value-type="float">
            <text:p>26.1428571428571</text:p>
          </table:table-cell>
          <table:table-cell office:value-type="float" office:value="0.798792153536921" calcext:value-type="float">
            <text:p>0.798792153536921</text:p>
          </table:table-cell>
          <table:table-cell office:value-type="float" office:value="0.1444705" calcext:value-type="float">
            <text:p>0.1444705</text:p>
          </table:table-cell>
          <table:table-cell office:value-type="float" office:value="0.1225084" calcext:value-type="float">
            <text:p>0.1225084</text:p>
          </table:table-cell>
          <table:table-cell table:style-name="ce6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10" calcext:value-type="date">
            <text:p>10/03/20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76423158198674" calcext:value-type="float">
            <text:p>0.76423158198674</text:p>
          </table:table-cell>
          <table:table-cell office:value-type="float" office:value="0.1805882" calcext:value-type="float">
            <text:p>0.1805882</text:p>
          </table:table-cell>
          <table:table-cell office:value-type="float" office:value="0.1531355" calcext:value-type="float">
            <text:p>0.1531355</text:p>
          </table:table-cell>
          <table:table-cell table:style-name="ce6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11" calcext:value-type="date">
            <text:p>11/03/2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2857142857143" calcext:value-type="float">
            <text:p>22.2857142857143</text:p>
          </table:table-cell>
          <table:table-cell office:value-type="float" office:value="0.729671010436559" calcext:value-type="float">
            <text:p>0.729671010436559</text:p>
          </table:table-cell>
          <table:table-cell office:value-type="float" office:value="0.2167058" calcext:value-type="float">
            <text:p>0.2167058</text:p>
          </table:table-cell>
          <table:table-cell office:value-type="float" office:value="0.1837626" calcext:value-type="float">
            <text:p>0.1837626</text:p>
          </table:table-cell>
          <table:table-cell table:style-name="ce6"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12" calcext:value-type="date">
            <text:p>12/03/20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.4285714285714" calcext:value-type="float">
            <text:p>23.4285714285714</text:p>
          </table:table-cell>
          <table:table-cell office:value-type="float" office:value="0.695110438886378" calcext:value-type="float">
            <text:p>0.695110438886378</text:p>
          </table:table-cell>
          <table:table-cell office:value-type="float" office:value="0.2528234" calcext:value-type="float">
            <text:p>0.2528234</text:p>
          </table:table-cell>
          <table:table-cell office:value-type="float" office:value="0.2143897" calcext:value-type="float">
            <text:p>0.2143897</text:p>
          </table:table-cell>
          <table:table-cell table:style-name="ce6"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13" calcext:value-type="date">
            <text:p>13/03/20</text:p>
          </table:table-cell>
          <table:table-cell office:value-type="float" office:value="74" calcext:value-type="float">
            <text:p>74</text:p>
          </table:table-cell>
          <table:table-cell office:value-type="float" office:value="184" calcext:value-type="float">
            <text:p>184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.4285714285714" calcext:value-type="float">
            <text:p>23.4285714285714</text:p>
          </table:table-cell>
          <table:table-cell office:value-type="float" office:value="0.644732229050812" calcext:value-type="float">
            <text:p>0.644732229050812</text:p>
          </table:table-cell>
          <table:table-cell office:value-type="float" office:value="0.3192396" calcext:value-type="float">
            <text:p>0.3192396</text:p>
          </table:table-cell>
          <table:table-cell office:value-type="float" office:value="0.2962048" calcext:value-type="float">
            <text:p>0.2962048</text:p>
          </table:table-cell>
          <table:table-cell table:style-name="ce6"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14" calcext:value-type="date">
            <text:p>14/03/20</text:p>
          </table:table-cell>
          <table:table-cell office:value-type="float" office:value="92" calcext:value-type="float">
            <text:p>92</text:p>
          </table:table-cell>
          <table:table-cell office:value-type="float" office:value="249" calcext:value-type="float">
            <text:p>249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.5714285714286" calcext:value-type="float">
            <text:p>23.5714285714286</text:p>
          </table:table-cell>
          <table:table-cell office:value-type="float" office:value="0.594354019215246" calcext:value-type="float">
            <text:p>0.594354019215246</text:p>
          </table:table-cell>
          <table:table-cell office:value-type="float" office:value="0.3856557" calcext:value-type="float">
            <text:p>0.3856557</text:p>
          </table:table-cell>
          <table:table-cell office:value-type="float" office:value="0.3780199" calcext:value-type="float">
            <text:p>0.3780199</text:p>
          </table:table-cell>
          <table:table-cell table:style-name="ce6"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15" calcext:value-type="date">
            <text:p>15/03/20</text:p>
          </table:table-cell>
          <table:table-cell office:value-type="float" office:value="121" calcext:value-type="float">
            <text:p>121</text:p>
          </table:table-cell>
          <table:table-cell office:value-type="float" office:value="341" calcext:value-type="float">
            <text:p>341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.2857142857143" calcext:value-type="float">
            <text:p>25.2857142857143</text:p>
          </table:table-cell>
          <table:table-cell office:value-type="float" office:value="0.54397580937968" calcext:value-type="float">
            <text:p>0.54397580937968</text:p>
          </table:table-cell>
          <table:table-cell office:value-type="float" office:value="0.4520719" calcext:value-type="float">
            <text:p>0.4520719</text:p>
          </table:table-cell>
          <table:table-cell office:value-type="float" office:value="0.459835" calcext:value-type="float">
            <text:p>0.4598350</text:p>
          </table:table-cell>
          <table:table-cell table:style-name="ce6" office:value-type="float" office:value="1028" calcext:value-type="float">
            <text:p>1028</text:p>
          </table:table-cell>
          <table:table-cell office:value-type="float" office:value="0.812069336540395" calcext:value-type="float">
            <text:p>0.81206933654039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16" calcext:value-type="date">
            <text:p>16/03/20</text:p>
          </table:table-cell>
          <table:table-cell office:value-type="float" office:value="145" calcext:value-type="float">
            <text:p>145</text:p>
          </table:table-cell>
          <table:table-cell office:value-type="float" office:value="462" calcext:value-type="float">
            <text:p>462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.2857142857143" calcext:value-type="float">
            <text:p>25.2857142857143</text:p>
          </table:table-cell>
          <table:table-cell office:value-type="float" office:value="0.493597599544114" calcext:value-type="float">
            <text:p>0.493597599544114</text:p>
          </table:table-cell>
          <table:table-cell office:value-type="float" office:value="0.518488" calcext:value-type="float">
            <text:p>0.5184880</text:p>
          </table:table-cell>
          <table:table-cell office:value-type="float" office:value="0.5416501" calcext:value-type="float">
            <text:p>0.5416501</text:p>
          </table:table-cell>
          <table:table-cell table:style-name="ce6" office:value-type="float" office:value="1319" calcext:value-type="float">
            <text:p>1319</text:p>
          </table:table-cell>
          <table:table-cell office:value-type="float" office:value="1.10093060463711" calcext:value-type="float">
            <text:p>1.1009306046371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17" calcext:value-type="date">
            <text:p>17/03/20</text:p>
          </table:table-cell>
          <table:table-cell office:value-type="float" office:value="170" calcext:value-type="float">
            <text:p>170</text:p>
          </table:table-cell>
          <table:table-cell office:value-type="float" office:value="574" calcext:value-type="float">
            <text:p>574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5.5714285714286" calcext:value-type="float">
            <text:p>25.5714285714286</text:p>
          </table:table-cell>
          <table:table-cell office:value-type="float" office:value="0.443219389708548" calcext:value-type="float">
            <text:p>0.443219389708548</text:p>
          </table:table-cell>
          <table:table-cell office:value-type="float" office:value="0.5849041" calcext:value-type="float">
            <text:p>0.5849041</text:p>
          </table:table-cell>
          <table:table-cell office:value-type="float" office:value="0.6234652" calcext:value-type="float">
            <text:p>0.6234652</text:p>
          </table:table-cell>
          <table:table-cell table:style-name="ce6" office:value-type="float" office:value="1294" calcext:value-type="float">
            <text:p>1294</text:p>
          </table:table-cell>
          <table:table-cell office:value-type="float" office:value="1.25818154892836" calcext:value-type="float">
            <text:p>1.2581815489283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18" calcext:value-type="date">
            <text:p>18/03/20</text:p>
          </table:table-cell>
          <table:table-cell office:value-type="float" office:value="192" calcext:value-type="float">
            <text:p>192</text:p>
          </table:table-cell>
          <table:table-cell office:value-type="float" office:value="681" calcext:value-type="float">
            <text:p>681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5.1428571428571" calcext:value-type="float">
            <text:p>25.1428571428571</text:p>
          </table:table-cell>
          <table:table-cell office:value-type="float" office:value="0.392841179872982" calcext:value-type="float">
            <text:p>0.392841179872982</text:p>
          </table:table-cell>
          <table:table-cell office:value-type="float" office:value="0.6513203" calcext:value-type="float">
            <text:p>0.6513203</text:p>
          </table:table-cell>
          <table:table-cell office:value-type="float" office:value="0.7052803" calcext:value-type="float">
            <text:p>0.7052803</text:p>
          </table:table-cell>
          <table:table-cell table:style-name="ce6" office:value-type="float" office:value="1756" calcext:value-type="float">
            <text:p>1756</text:p>
          </table:table-cell>
          <table:table-cell office:value-type="float" office:value="0.821035154338561" calcext:value-type="float">
            <text:p>0.82103515433856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19" calcext:value-type="date">
            <text:p>19/03/20</text:p>
          </table:table-cell>
          <table:table-cell office:value-type="float" office:value="214" calcext:value-type="float">
            <text:p>214</text:p>
          </table:table-cell>
          <table:table-cell office:value-type="float" office:value="814" calcext:value-type="float">
            <text:p>814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4.1428571428571" calcext:value-type="float">
            <text:p>24.1428571428571</text:p>
          </table:table-cell>
          <table:table-cell office:value-type="float" office:value="0.342462970037416" calcext:value-type="float">
            <text:p>0.342462970037416</text:p>
          </table:table-cell>
          <table:table-cell office:value-type="float" office:value="0.7177364" calcext:value-type="float">
            <text:p>0.7177364</text:p>
          </table:table-cell>
          <table:table-cell office:value-type="float" office:value="0.7870954" calcext:value-type="float">
            <text:p>0.7870954</text:p>
          </table:table-cell>
          <table:table-cell table:style-name="ce6" office:value-type="float" office:value="2259" calcext:value-type="float">
            <text:p>2259</text:p>
          </table:table-cell>
          <table:table-cell office:value-type="float" office:value="0.830575222638059" calcext:value-type="float">
            <text:p>0.83057522263805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20" calcext:value-type="date">
            <text:p>20/03/20</text:p>
          </table:table-cell>
          <table:table-cell office:value-type="float" office:value="239" calcext:value-type="float">
            <text:p>239</text:p>
          </table:table-cell>
          <table:table-cell office:value-type="float" office:value="988" calcext:value-type="float">
            <text:p>988</text:p>
          </table:table-cell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3.2857142857143" calcext:value-type="float">
            <text:p>23.2857142857143</text:p>
          </table:table-cell>
          <table:table-cell office:value-type="float" office:value="0.336532018928575" calcext:value-type="float">
            <text:p>0.336532018928575</text:p>
          </table:table-cell>
          <table:table-cell office:value-type="float" office:value="0.7149827" calcext:value-type="float">
            <text:p>0.7149827</text:p>
          </table:table-cell>
          <table:table-cell office:value-type="float" office:value="0.7893623" calcext:value-type="float">
            <text:p>0.7893623</text:p>
          </table:table-cell>
          <table:table-cell table:style-name="ce6" office:value-type="float" office:value="2121" calcext:value-type="float">
            <text:p>2121</text:p>
          </table:table-cell>
          <table:table-cell office:value-type="float" office:value="1.23866257334853" calcext:value-type="float">
            <text:p>1.2386625733485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21" calcext:value-type="date">
            <text:p>21/03/20</text:p>
          </table:table-cell>
          <table:table-cell office:value-type="float" office:value="260" calcext:value-type="float">
            <text:p>260</text:p>
          </table:table-cell>
          <table:table-cell office:value-type="float" office:value="1067" calcext:value-type="float">
            <text:p>1067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21.5714285714286" calcext:value-type="float">
            <text:p>21.5714285714286</text:p>
          </table:table-cell>
          <table:table-cell office:value-type="float" office:value="0.330601067819734" calcext:value-type="float">
            <text:p>0.330601067819734</text:p>
          </table:table-cell>
          <table:table-cell office:value-type="float" office:value="0.7122289" calcext:value-type="float">
            <text:p>0.7122289</text:p>
          </table:table-cell>
          <table:table-cell office:value-type="float" office:value="0.7916293" calcext:value-type="float">
            <text:p>0.7916293</text:p>
          </table:table-cell>
          <table:table-cell table:style-name="ce6" office:value-type="float" office:value="1882" calcext:value-type="float">
            <text:p>1882</text:p>
          </table:table-cell>
          <table:table-cell office:value-type="float" office:value="1.05247040315008" calcext:value-type="float">
            <text:p>1.0524704031500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22" calcext:value-type="date">
            <text:p>22/03/20</text:p>
          </table:table-cell>
          <table:table-cell office:value-type="float" office:value="277" calcext:value-type="float">
            <text:p>277</text:p>
          </table:table-cell>
          <table:table-cell office:value-type="float" office:value="1155" calcext:value-type="float">
            <text:p>1155</text:p>
          </table:table-cell>
          <table:table-cell office:value-type="float" office:value="1432" calcext:value-type="float">
            <text:p>1432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float" office:value="19.5714285714286" calcext:value-type="float">
            <text:p>19.5714285714286</text:p>
          </table:table-cell>
          <table:table-cell office:value-type="float" office:value="0.324670116710893" calcext:value-type="float">
            <text:p>0.324670116710893</text:p>
          </table:table-cell>
          <table:table-cell office:value-type="float" office:value="0.7094752" calcext:value-type="float">
            <text:p>0.7094752</text:p>
          </table:table-cell>
          <table:table-cell office:value-type="float" office:value="0.7938962" calcext:value-type="float">
            <text:p>0.7938962</text:p>
          </table:table-cell>
          <table:table-cell table:style-name="ce6" office:value-type="float" office:value="1801" calcext:value-type="float">
            <text:p>1801</text:p>
          </table:table-cell>
          <table:table-cell office:value-type="float" office:value="0.989730925926525" calcext:value-type="float">
            <text:p>0.98973092592652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23" calcext:value-type="date">
            <text:p>23/03/20</text:p>
          </table:table-cell>
          <table:table-cell office:value-type="float" office:value="312" calcext:value-type="float">
            <text:p>312</text:p>
          </table:table-cell>
          <table:table-cell office:value-type="float" office:value="1392" calcext:value-type="float">
            <text:p>1392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  <table:table-cell office:value-type="float" office:value="17.7142857142857" calcext:value-type="float">
            <text:p>17.7142857142857</text:p>
          </table:table-cell>
          <table:table-cell office:value-type="float" office:value="0.318739165602052" calcext:value-type="float">
            <text:p>0.318739165602052</text:p>
          </table:table-cell>
          <table:table-cell office:value-type="float" office:value="0.7067214" calcext:value-type="float">
            <text:p>0.7067214</text:p>
          </table:table-cell>
          <table:table-cell office:value-type="float" office:value="0.7961632" calcext:value-type="float">
            <text:p>0.7961632</text:p>
          </table:table-cell>
          <table:table-cell table:style-name="ce6" office:value-type="float" office:value="2291" calcext:value-type="float">
            <text:p>2291</text:p>
          </table:table-cell>
          <table:table-cell office:value-type="float" office:value="1.14310751772161" calcext:value-type="float">
            <text:p>1.1431075177216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24" calcext:value-type="date">
            <text:p>24/03/20</text:p>
          </table:table-cell>
          <table:table-cell office:value-type="float" office:value="384" calcext:value-type="float">
            <text:p>384</text:p>
          </table:table-cell>
          <table:table-cell office:value-type="float" office:value="1765" calcext:value-type="float">
            <text:p>1765</text:p>
          </table:table-cell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office:value-type="float" office:value="15.7142857142857" calcext:value-type="float">
            <text:p>15.7142857142857</text:p>
          </table:table-cell>
          <table:table-cell office:value-type="float" office:value="0.312808214493211" calcext:value-type="float">
            <text:p>0.312808214493211</text:p>
          </table:table-cell>
          <table:table-cell office:value-type="float" office:value="0.7039677" calcext:value-type="float">
            <text:p>0.7039677</text:p>
          </table:table-cell>
          <table:table-cell office:value-type="float" office:value="0.7984301" calcext:value-type="float">
            <text:p>0.7984301</text:p>
          </table:table-cell>
          <table:table-cell table:style-name="ce6" office:value-type="float" office:value="3062" calcext:value-type="float">
            <text:p>3062</text:p>
          </table:table-cell>
          <table:table-cell office:value-type="float" office:value="1.11197762377618" calcext:value-type="float">
            <text:p>1.1119776237761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25" calcext:value-type="date">
            <text:p>25/03/20</text:p>
          </table:table-cell>
          <table:table-cell office:value-type="float" office:value="431" calcext:value-type="float">
            <text:p>431</text:p>
          </table:table-cell>
          <table:table-cell office:value-type="float" office:value="2008" calcext:value-type="float">
            <text:p>2008</text:p>
          </table:table-cell>
          <table:table-cell office:value-type="float" office:value="2439" calcext:value-type="float">
            <text:p>2439</text:p>
          </table:table-cell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42" calcext:value-type="float">
            <text:p>42</text:p>
          </table:table-cell>
          <table:table-cell office:value-type="float" office:value="14.1428571428571" calcext:value-type="float">
            <text:p>14.1428571428571</text:p>
          </table:table-cell>
          <table:table-cell office:value-type="float" office:value="0.30687726338437" calcext:value-type="float">
            <text:p>0.30687726338437</text:p>
          </table:table-cell>
          <table:table-cell office:value-type="float" office:value="0.7012139" calcext:value-type="float">
            <text:p>0.7012139</text:p>
          </table:table-cell>
          <table:table-cell office:value-type="float" office:value="0.8006971" calcext:value-type="float">
            <text:p>0.8006971</text:p>
          </table:table-cell>
          <table:table-cell table:style-name="ce6" office:value-type="float" office:value="4107" calcext:value-type="float">
            <text:p>4107</text:p>
          </table:table-cell>
          <table:table-cell office:value-type="float" office:value="0.860121302166364" calcext:value-type="float">
            <text:p>0.86012130216636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26" calcext:value-type="date">
            <text:p>26/03/20</text:p>
          </table:table-cell>
          <table:table-cell office:value-type="float" office:value="510" calcext:value-type="float">
            <text:p>510</text:p>
          </table:table-cell>
          <table:table-cell office:value-type="float" office:value="2290" calcext:value-type="float">
            <text:p>2290</text:p>
          </table:table-cell>
          <table:table-cell office:value-type="float" office:value="2800" calcext:value-type="float">
            <text:p>2800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.300946312275529" calcext:value-type="float">
            <text:p>0.300946312275529</text:p>
          </table:table-cell>
          <table:table-cell office:value-type="float" office:value="0.6984602" calcext:value-type="float">
            <text:p>0.6984602</text:p>
          </table:table-cell>
          <table:table-cell office:value-type="float" office:value="0.802964" calcext:value-type="float">
            <text:p>0.8029640</text:p>
          </table:table-cell>
          <table:table-cell table:style-name="ce6" office:value-type="float" office:value="4633" calcext:value-type="float">
            <text:p>4633</text:p>
          </table:table-cell>
          <table:table-cell office:value-type="float" office:value="0.957941584081717" calcext:value-type="float">
            <text:p>0.95794158408171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27" calcext:value-type="date">
            <text:p>27/03/20</text:p>
          </table:table-cell>
          <table:table-cell office:value-type="float" office:value="576" calcext:value-type="float">
            <text:p>576</text:p>
          </table:table-cell>
          <table:table-cell office:value-type="float" office:value="2545" calcext:value-type="float">
            <text:p>2545</text:p>
          </table:table-cell>
          <table:table-cell office:value-type="float" office:value="3121" calcext:value-type="float">
            <text:p>3121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office:value-type="float" office:value="57" calcext:value-type="float">
            <text:p>57</text:p>
          </table:table-cell>
          <table:table-cell office:value-type="float" office:value="10.4285714285714" calcext:value-type="float">
            <text:p>10.4285714285714</text:p>
          </table:table-cell>
          <table:table-cell office:value-type="float" office:value="0.315214009188029" calcext:value-type="float">
            <text:p>0.315214009188029</text:p>
          </table:table-cell>
          <table:table-cell office:value-type="float" office:value="0.6958338" calcext:value-type="float">
            <text:p>0.6958338</text:p>
          </table:table-cell>
          <table:table-cell office:value-type="float" office:value="0.8037019" calcext:value-type="float">
            <text:p>0.8037019</text:p>
          </table:table-cell>
          <table:table-cell table:style-name="ce6" office:value-type="float" office:value="5359" calcext:value-type="float">
            <text:p>5359</text:p>
          </table:table-cell>
          <table:table-cell office:value-type="float" office:value="1.26727943512738" calcext:value-type="float">
            <text:p>1.2672794351273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28" calcext:value-type="date">
            <text:p>28/03/20</text:p>
          </table:table-cell>
          <table:table-cell office:value-type="float" office:value="649" calcext:value-type="float">
            <text:p>649</text:p>
          </table:table-cell>
          <table:table-cell office:value-type="float" office:value="2702" calcext:value-type="float">
            <text:p>2702</text:p>
          </table:table-cell>
          <table:table-cell office:value-type="float" office:value="3351" calcext:value-type="float">
            <text:p>3351</text:p>
          </table:table-cell>
          <table:table-cell office:value-type="float" office:value="11" calcext:value-type="float">
            <text:p>11</text:p>
          </table:table-cell>
          <table:table-cell office:value-type="float" office:value="355" calcext:value-type="float">
            <text:p>355</text:p>
          </table:table-cell>
          <table:table-cell office:value-type="float" office:value="68" calcext:value-type="float">
            <text:p>68</text:p>
          </table:table-cell>
          <table:table-cell office:value-type="float" office:value="8.57142857142857" calcext:value-type="float">
            <text:p>8.57142857142857</text:p>
          </table:table-cell>
          <table:table-cell office:value-type="float" office:value="0.329481706100529" calcext:value-type="float">
            <text:p>0.329481706100529</text:p>
          </table:table-cell>
          <table:table-cell office:value-type="float" office:value="0.6932074" calcext:value-type="float">
            <text:p>0.6932074</text:p>
          </table:table-cell>
          <table:table-cell office:value-type="float" office:value="0.8044398" calcext:value-type="float">
            <text:p>0.8044398</text:p>
          </table:table-cell>
          <table:table-cell table:style-name="ce6" office:value-type="float" office:value="4224" calcext:value-type="float">
            <text:p>4224</text:p>
          </table:table-cell>
          <table:table-cell office:value-type="float" office:value="0.761252291211154" calcext:value-type="float">
            <text:p>0.76125229121115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29" calcext:value-type="date">
            <text:p>29/03/20</text:p>
          </table:table-cell>
          <table:table-cell office:value-type="float" office:value="671" calcext:value-type="float">
            <text:p>671</text:p>
          </table:table-cell>
          <table:table-cell office:value-type="float" office:value="2829" calcext:value-type="float">
            <text:p>2829</text:p>
          </table:table-cell>
          <table:table-cell office:value-type="float" office:value="3500" calcext:value-type="float">
            <text:p>3500</text:p>
          </table:table-cell>
          <table:table-cell office:value-type="float" office:value="16" calcext:value-type="float">
            <text:p>16</text:p>
          </table:table-cell>
          <table:table-cell office:value-type="float" office:value="374" calcext:value-type="float">
            <text:p>374</text:p>
          </table:table-cell>
          <table:table-cell office:value-type="float" office:value="69" calcext:value-type="float">
            <text:p>69</text:p>
          </table:table-cell>
          <table:table-cell office:value-type="float" office:value="6.42857142857143" calcext:value-type="float">
            <text:p>6.42857142857143</text:p>
          </table:table-cell>
          <table:table-cell office:value-type="float" office:value="0.343749403013029" calcext:value-type="float">
            <text:p>0.343749403013029</text:p>
          </table:table-cell>
          <table:table-cell office:value-type="float" office:value="0.690581" calcext:value-type="float">
            <text:p>0.6905810</text:p>
          </table:table-cell>
          <table:table-cell office:value-type="float" office:value="0.8051777" calcext:value-type="float">
            <text:p>0.8051777</text:p>
          </table:table-cell>
          <table:table-cell table:style-name="ce6" office:value-type="float" office:value="2848" calcext:value-type="float">
            <text:p>2848</text:p>
          </table:table-cell>
          <table:table-cell office:value-type="float" office:value="0.787666595038213" calcext:value-type="float">
            <text:p>0.78766659503821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30" calcext:value-type="date">
            <text:p>30/03/20</text:p>
          </table:table-cell>
          <table:table-cell office:value-type="float" office:value="731" calcext:value-type="float">
            <text:p>731</text:p>
          </table:table-cell>
          <table:table-cell office:value-type="float" office:value="3071" calcext:value-type="float">
            <text:p>3071</text:p>
          </table:table-cell>
          <table:table-cell office:value-type="float" office:value="3802" calcext:value-type="float">
            <text:p>3802</text:p>
          </table:table-cell>
          <table:table-cell office:value-type="float" office:value="23" calcext:value-type="float">
            <text:p>23</text:p>
          </table:table-cell>
          <table:table-cell office:value-type="float" office:value="397" calcext:value-type="float">
            <text:p>397</text:p>
          </table:table-cell>
          <table:table-cell office:value-type="float" office:value="89" calcext:value-type="float">
            <text:p>89</text:p>
          </table:table-cell>
          <table:table-cell office:value-type="float" office:value="5.57142857142857" calcext:value-type="float">
            <text:p>5.57142857142857</text:p>
          </table:table-cell>
          <table:table-cell office:value-type="float" office:value="0.358017099925529" calcext:value-type="float">
            <text:p>0.358017099925529</text:p>
          </table:table-cell>
          <table:table-cell office:value-type="float" office:value="0.6879546" calcext:value-type="float">
            <text:p>0.6879546</text:p>
          </table:table-cell>
          <table:table-cell office:value-type="float" office:value="0.8059157" calcext:value-type="float">
            <text:p>0.8059157</text:p>
          </table:table-cell>
          <table:table-cell table:style-name="ce6" office:value-type="float" office:value="5159" calcext:value-type="float">
            <text:p>5159</text:p>
          </table:table-cell>
          <table:table-cell office:value-type="float" office:value="1.14383761636714" calcext:value-type="float">
            <text:p>1.1438376163671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3-31" calcext:value-type="date">
            <text:p>31/03/20</text:p>
          </table:table-cell>
          <table:table-cell office:value-type="float" office:value="804" calcext:value-type="float">
            <text:p>804</text:p>
          </table:table-cell>
          <table:table-cell office:value-type="float" office:value="3331" calcext:value-type="float">
            <text:p>3331</text:p>
          </table:table-cell>
          <table:table-cell office:value-type="float" office:value="4135" calcext:value-type="float">
            <text:p>4135</text:p>
          </table:table-cell>
          <table:table-cell office:value-type="float" office:value="31" calcext:value-type="float">
            <text:p>31</text:p>
          </table:table-cell>
          <table:table-cell office:value-type="float" office:value="440" calcext:value-type="float">
            <text:p>440</text:p>
          </table:table-cell>
          <table:table-cell office:value-type="float" office:value="103" calcext:value-type="float">
            <text:p>103</text:p>
          </table:table-cell>
          <table:table-cell office:value-type="float" office:value="5.14285714285714" calcext:value-type="float">
            <text:p>5.14285714285714</text:p>
          </table:table-cell>
          <table:table-cell office:value-type="float" office:value="0.37228479683803" calcext:value-type="float">
            <text:p>0.37228479683803</text:p>
          </table:table-cell>
          <table:table-cell office:value-type="float" office:value="0.6853282" calcext:value-type="float">
            <text:p>0.6853282</text:p>
          </table:table-cell>
          <table:table-cell office:value-type="float" office:value="0.8066536" calcext:value-type="float">
            <text:p>0.8066536</text:p>
          </table:table-cell>
          <table:table-cell table:style-name="ce6" office:value-type="float" office:value="6661" calcext:value-type="float">
            <text:p>6661</text:p>
          </table:table-cell>
          <table:table-cell office:value-type="float" office:value="1.29343874683777" calcext:value-type="float">
            <text:p>1.2934387468377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01" calcext:value-type="date">
            <text:p>01/04/20</text:p>
          </table:table-cell>
          <table:table-cell office:value-type="float" office:value="873" calcext:value-type="float">
            <text:p>873</text:p>
          </table:table-cell>
          <table:table-cell office:value-type="float" office:value="3532" calcext:value-type="float">
            <text:p>3532</text:p>
          </table:table-cell>
          <table:table-cell office:value-type="float" office:value="4405" calcext:value-type="float">
            <text:p>4405</text:p>
          </table:table-cell>
          <table:table-cell office:value-type="float" office:value="39" calcext:value-type="float">
            <text:p>39</text:p>
          </table:table-cell>
          <table:table-cell office:value-type="float" office:value="490" calcext:value-type="float">
            <text:p>490</text:p>
          </table:table-cell>
          <table:table-cell office:value-type="float" office:value="114" calcext:value-type="float">
            <text:p>114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0.38655249375053" calcext:value-type="float">
            <text:p>0.38655249375053</text:p>
          </table:table-cell>
          <table:table-cell office:value-type="float" office:value="0.6827018" calcext:value-type="float">
            <text:p>0.6827018</text:p>
          </table:table-cell>
          <table:table-cell office:value-type="float" office:value="0.8073915" calcext:value-type="float">
            <text:p>0.8073915</text:p>
          </table:table-cell>
          <table:table-cell table:style-name="ce6" office:value-type="float" office:value="6102" calcext:value-type="float">
            <text:p>6102</text:p>
          </table:table-cell>
          <table:table-cell office:value-type="float" office:value="0.908188150325416" calcext:value-type="float">
            <text:p>0.90818815032541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02" calcext:value-type="date">
            <text:p>02/04/20</text:p>
          </table:table-cell>
          <table:table-cell office:value-type="float" office:value="945" calcext:value-type="float">
            <text:p>945</text:p>
          </table:table-cell>
          <table:table-cell office:value-type="float" office:value="3685" calcext:value-type="float">
            <text:p>3685</text:p>
          </table:table-cell>
          <table:table-cell office:value-type="float" office:value="4630" calcext:value-type="float">
            <text:p>4630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float" office:value="122" calcext:value-type="float">
            <text:p>122</text:p>
          </table:table-cell>
          <table:table-cell office:value-type="float" office:value="3.85714285714286" calcext:value-type="float">
            <text:p>3.85714285714286</text:p>
          </table:table-cell>
          <table:table-cell office:value-type="float" office:value="0.40082019066303" calcext:value-type="float">
            <text:p>0.40082019066303</text:p>
          </table:table-cell>
          <table:table-cell office:value-type="float" office:value="0.6800754" calcext:value-type="float">
            <text:p>0.6800754</text:p>
          </table:table-cell>
          <table:table-cell office:value-type="float" office:value="0.8081294" calcext:value-type="float">
            <text:p>0.8081294</text:p>
          </table:table-cell>
          <table:table-cell table:style-name="ce6" office:value-type="float" office:value="6673" calcext:value-type="float">
            <text:p>6673</text:p>
          </table:table-cell>
          <table:table-cell office:value-type="float" office:value="1.03235047807653" calcext:value-type="float">
            <text:p>1.0323504780765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03" calcext:value-type="date">
            <text:p>03/04/20</text:p>
          </table:table-cell>
          <table:table-cell office:value-type="float" office:value="995" calcext:value-type="float">
            <text:p>995</text:p>
          </table:table-cell>
          <table:table-cell office:value-type="float" office:value="3855" calcext:value-type="float">
            <text:p>3855</text:p>
          </table:table-cell>
          <table:table-cell office:value-type="float" office:value="4850" calcext:value-type="float">
            <text:p>4850</text:p>
          </table:table-cell>
          <table:table-cell office:value-type="float" office:value="53" calcext:value-type="float">
            <text:p>53</text:p>
          </table:table-cell>
          <table:table-cell office:value-type="float" office:value="559" calcext:value-type="float">
            <text:p>559</text:p>
          </table:table-cell>
          <table:table-cell office:value-type="float" office:value="141" calcext:value-type="float">
            <text:p>141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.399518048153577" calcext:value-type="float">
            <text:p>0.399518048153577</text:p>
          </table:table-cell>
          <table:table-cell office:value-type="float" office:value="0.6787211" calcext:value-type="float">
            <text:p>0.6787211</text:p>
          </table:table-cell>
          <table:table-cell office:value-type="float" office:value="0.8055961" calcext:value-type="float">
            <text:p>0.8055961</text:p>
          </table:table-cell>
          <table:table-cell table:style-name="ce6" office:value-type="float" office:value="7398" calcext:value-type="float">
            <text:p>7398</text:p>
          </table:table-cell>
          <table:table-cell office:value-type="float" office:value="1.19037819950052" calcext:value-type="float">
            <text:p>1.1903781995005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04" calcext:value-type="date">
            <text:p>04/04/20</text:p>
          </table:table-cell>
          <table:table-cell office:value-type="float" office:value="1045" calcext:value-type="float">
            <text:p>1045</text:p>
          </table:table-cell>
          <table:table-cell office:value-type="float" office:value="3930" calcext:value-type="float">
            <text:p>3930</text:p>
          </table:table-cell>
          <table:table-cell office:value-type="float" office:value="4975" calcext:value-type="float">
            <text:p>4975</text:p>
          </table:table-cell>
          <table:table-cell office:value-type="float" office:value="59" calcext:value-type="float">
            <text:p>59</text:p>
          </table:table-cell>
          <table:table-cell office:value-type="float" office:value="558" calcext:value-type="float">
            <text:p>558</text:p>
          </table:table-cell>
          <table:table-cell office:value-type="float" office:value="144" calcext:value-type="float">
            <text:p>144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.398215905644125" calcext:value-type="float">
            <text:p>0.398215905644125</text:p>
          </table:table-cell>
          <table:table-cell office:value-type="float" office:value="0.6773668" calcext:value-type="float">
            <text:p>0.6773668</text:p>
          </table:table-cell>
          <table:table-cell office:value-type="float" office:value="0.8030629" calcext:value-type="float">
            <text:p>0.8030629</text:p>
          </table:table-cell>
          <table:table-cell table:style-name="ce6" office:value-type="float" office:value="5837" calcext:value-type="float">
            <text:p>5837</text:p>
          </table:table-cell>
          <table:table-cell office:value-type="float" office:value="0.768881430378195" calcext:value-type="float">
            <text:p>0.76888143037819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05" calcext:value-type="date">
            <text:p>05/04/20</text:p>
          </table:table-cell>
          <table:table-cell office:value-type="float" office:value="1081" calcext:value-type="float">
            <text:p>1081</text:p>
          </table:table-cell>
          <table:table-cell office:value-type="float" office:value="3996" calcext:value-type="float">
            <text:p>3996</text:p>
          </table:table-cell>
          <table:table-cell office:value-type="float" office:value="5077" calcext:value-type="float">
            <text:p>5077</text:p>
          </table:table-cell>
          <table:table-cell office:value-type="float" office:value="67" calcext:value-type="float">
            <text:p>67</text:p>
          </table:table-cell>
          <table:table-cell office:value-type="float" office:value="571" calcext:value-type="float">
            <text:p>571</text:p>
          </table:table-cell>
          <table:table-cell office:value-type="float" office:value="149" calcext:value-type="float">
            <text:p>149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0.396913763134672" calcext:value-type="float">
            <text:p>0.396913763134672</text:p>
          </table:table-cell>
          <table:table-cell office:value-type="float" office:value="0.6760125" calcext:value-type="float">
            <text:p>0.6760125</text:p>
          </table:table-cell>
          <table:table-cell office:value-type="float" office:value="0.8005297" calcext:value-type="float">
            <text:p>0.8005297</text:p>
          </table:table-cell>
          <table:table-cell table:style-name="ce6" office:value-type="float" office:value="4812" calcext:value-type="float">
            <text:p>4812</text:p>
          </table:table-cell>
          <table:table-cell office:value-type="float" office:value="0.722730624924852" calcext:value-type="float">
            <text:p>0.72273062492485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06" calcext:value-type="date">
            <text:p>06/04/20</text:p>
          </table:table-cell>
          <table:table-cell office:value-type="float" office:value="1129" calcext:value-type="float">
            <text:p>1129</text:p>
          </table:table-cell>
          <table:table-cell office:value-type="float" office:value="4167" calcext:value-type="float">
            <text:p>4167</text:p>
          </table:table-cell>
          <table:table-cell office:value-type="float" office:value="5296" calcext:value-type="float">
            <text:p>5296</text:p>
          </table:table-cell>
          <table:table-cell office:value-type="float" office:value="78" calcext:value-type="float">
            <text:p>78</text:p>
          </table:table-cell>
          <table:table-cell office:value-type="float" office:value="615" calcext:value-type="float">
            <text:p>615</text:p>
          </table:table-cell>
          <table:table-cell office:value-type="float" office:value="166" calcext:value-type="float">
            <text:p>166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.395611620625219" calcext:value-type="float">
            <text:p>0.395611620625219</text:p>
          </table:table-cell>
          <table:table-cell office:value-type="float" office:value="0.6746582" calcext:value-type="float">
            <text:p>0.6746582</text:p>
          </table:table-cell>
          <table:table-cell office:value-type="float" office:value="0.7979965" calcext:value-type="float">
            <text:p>0.7979965</text:p>
          </table:table-cell>
          <table:table-cell table:style-name="ce6" office:value-type="float" office:value="6435" calcext:value-type="float">
            <text:p>6435</text:p>
          </table:table-cell>
          <table:table-cell office:value-type="float" office:value="1.16019532562822" calcext:value-type="float">
            <text:p>1.1601953256282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07" calcext:value-type="date">
            <text:p>07/04/20</text:p>
          </table:table-cell>
          <table:table-cell office:value-type="float" office:value="1185" calcext:value-type="float">
            <text:p>1185</text:p>
          </table:table-cell>
          <table:table-cell office:value-type="float" office:value="4314" calcext:value-type="float">
            <text:p>4314</text:p>
          </table:table-cell>
          <table:table-cell office:value-type="float" office:value="5499" calcext:value-type="float">
            <text:p>5499</text:p>
          </table:table-cell>
          <table:table-cell office:value-type="float" office:value="88" calcext:value-type="float">
            <text:p>88</text:p>
          </table:table-cell>
          <table:table-cell office:value-type="float" office:value="650" calcext:value-type="float">
            <text:p>650</text:p>
          </table:table-cell>
          <table:table-cell office:value-type="float" office:value="188" calcext:value-type="float">
            <text:p>188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.394309478115767" calcext:value-type="float">
            <text:p>0.394309478115767</text:p>
          </table:table-cell>
          <table:table-cell office:value-type="float" office:value="0.6733039" calcext:value-type="float">
            <text:p>0.6733039</text:p>
          </table:table-cell>
          <table:table-cell office:value-type="float" office:value="0.7954632" calcext:value-type="float">
            <text:p>0.7954632</text:p>
          </table:table-cell>
          <table:table-cell table:style-name="ce6" office:value-type="float" office:value="8173" calcext:value-type="float">
            <text:p>8173</text:p>
          </table:table-cell>
          <table:table-cell office:value-type="float" office:value="1.32140710321772" calcext:value-type="float">
            <text:p>1.3214071032177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08" calcext:value-type="date">
            <text:p>08/04/20</text:p>
          </table:table-cell>
          <table:table-cell office:value-type="float" office:value="1240" calcext:value-type="float">
            <text:p>1240</text:p>
          </table:table-cell>
          <table:table-cell office:value-type="float" office:value="4481" calcext:value-type="float">
            <text:p>4481</text:p>
          </table:table-cell>
          <table:table-cell office:value-type="float" office:value="5721" calcext:value-type="float">
            <text:p>5721</text:p>
          </table:table-cell>
          <table:table-cell office:value-type="float" office:value="99" calcext:value-type="float">
            <text:p>99</text:p>
          </table:table-cell>
          <table:table-cell office:value-type="float" office:value="691" calcext:value-type="float">
            <text:p>691</text:p>
          </table:table-cell>
          <table:table-cell office:value-type="float" office:value="193" calcext:value-type="float">
            <text:p>193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.393007335606314" calcext:value-type="float">
            <text:p>0.393007335606314</text:p>
          </table:table-cell>
          <table:table-cell office:value-type="float" office:value="0.6719496" calcext:value-type="float">
            <text:p>0.6719496</text:p>
          </table:table-cell>
          <table:table-cell office:value-type="float" office:value="0.79293" calcext:value-type="float">
            <text:p>0.7929300</text:p>
          </table:table-cell>
          <table:table-cell table:style-name="ce6" office:value-type="float" office:value="8469" calcext:value-type="float">
            <text:p>8469</text:p>
          </table:table-cell>
          <table:table-cell office:value-type="float" office:value="0.982984732145926" calcext:value-type="float">
            <text:p>0.98298473214592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09" calcext:value-type="date">
            <text:p>09/04/20</text:p>
          </table:table-cell>
          <table:table-cell office:value-type="float" office:value="1311" calcext:value-type="float">
            <text:p>1311</text:p>
          </table:table-cell>
          <table:table-cell office:value-type="float" office:value="4624" calcext:value-type="float">
            <text:p>4624</text:p>
          </table:table-cell>
          <table:table-cell office:value-type="float" office:value="5935" calcext:value-type="float">
            <text:p>5935</text:p>
          </table:table-cell>
          <table:table-cell office:value-type="float" office:value="112" calcext:value-type="float">
            <text:p>112</text:p>
          </table:table-cell>
          <table:table-cell office:value-type="float" office:value="713" calcext:value-type="float">
            <text:p>713</text:p>
          </table:table-cell>
          <table:table-cell office:value-type="float" office:value="208" calcext:value-type="float">
            <text:p>208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.391705193096862" calcext:value-type="float">
            <text:p>0.391705193096862</text:p>
          </table:table-cell>
          <table:table-cell office:value-type="float" office:value="0.6705953" calcext:value-type="float">
            <text:p>0.6705953</text:p>
          </table:table-cell>
          <table:table-cell office:value-type="float" office:value="0.7903968" calcext:value-type="float">
            <text:p>0.7903968</text:p>
          </table:table-cell>
          <table:table-cell table:style-name="ce6" office:value-type="float" office:value="8180" calcext:value-type="float">
            <text:p>8180</text:p>
          </table:table-cell>
          <table:table-cell office:value-type="float" office:value="1.04801629388337" calcext:value-type="float">
            <text:p>1.0480162938833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10" calcext:value-type="date">
            <text:p>10/04/20</text:p>
          </table:table-cell>
          <table:table-cell office:value-type="float" office:value="1338" calcext:value-type="float">
            <text:p>1338</text:p>
          </table:table-cell>
          <table:table-cell office:value-type="float" office:value="4717" calcext:value-type="float">
            <text:p>4717</text:p>
          </table:table-cell>
          <table:table-cell office:value-type="float" office:value="6055" calcext:value-type="float">
            <text:p>6055</text:p>
          </table:table-cell>
          <table:table-cell office:value-type="float" office:value="119" calcext:value-type="float">
            <text:p>119</text:p>
          </table:table-cell>
          <table:table-cell office:value-type="float" office:value="716" calcext:value-type="float">
            <text:p>716</text:p>
          </table:table-cell>
          <table:table-cell office:value-type="float" office:value="208" calcext:value-type="float">
            <text:p>208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.400243825771449" calcext:value-type="float">
            <text:p>0.400243825771449</text:p>
          </table:table-cell>
          <table:table-cell office:value-type="float" office:value="0.6693031" calcext:value-type="float">
            <text:p>0.6693031</text:p>
          </table:table-cell>
          <table:table-cell office:value-type="float" office:value="0.7871186" calcext:value-type="float">
            <text:p>0.7871186</text:p>
          </table:table-cell>
          <table:table-cell table:style-name="ce6" office:value-type="float" office:value="5702" calcext:value-type="float">
            <text:p>5702</text:p>
          </table:table-cell>
          <table:table-cell office:value-type="float" office:value="1.17302107060399" calcext:value-type="float">
            <text:p>1.1730210706039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11" calcext:value-type="date">
            <text:p>11/04/20</text:p>
          </table:table-cell>
          <table:table-cell office:value-type="float" office:value="1362" calcext:value-type="float">
            <text:p>1362</text:p>
          </table:table-cell>
          <table:table-cell office:value-type="float" office:value="4777" calcext:value-type="float">
            <text:p>4777</text:p>
          </table:table-cell>
          <table:table-cell office:value-type="float" office:value="6139" calcext:value-type="float">
            <text:p>6139</text:p>
          </table:table-cell>
          <table:table-cell office:value-type="float" office:value="129" calcext:value-type="float">
            <text:p>129</text:p>
          </table:table-cell>
          <table:table-cell office:value-type="float" office:value="731" calcext:value-type="float">
            <text:p>731</text:p>
          </table:table-cell>
          <table:table-cell office:value-type="float" office:value="216" calcext:value-type="float">
            <text:p>216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.408782458446037" calcext:value-type="float">
            <text:p>0.408782458446037</text:p>
          </table:table-cell>
          <table:table-cell office:value-type="float" office:value="0.6680108" calcext:value-type="float">
            <text:p>0.6680108</text:p>
          </table:table-cell>
          <table:table-cell office:value-type="float" office:value="0.7838404" calcext:value-type="float">
            <text:p>0.7838404</text:p>
          </table:table-cell>
          <table:table-cell table:style-name="ce6" office:value-type="float" office:value="4891" calcext:value-type="float">
            <text:p>4891</text:p>
          </table:table-cell>
          <table:table-cell office:value-type="float" office:value="0.746853074668283" calcext:value-type="float">
            <text:p>0.74685307466828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12" calcext:value-type="date">
            <text:p>12/04/20</text:p>
          </table:table-cell>
          <table:table-cell office:value-type="float" office:value="1380" calcext:value-type="float">
            <text:p>1380</text:p>
          </table:table-cell>
          <table:table-cell office:value-type="float" office:value="4829" calcext:value-type="float">
            <text:p>4829</text:p>
          </table:table-cell>
          <table:table-cell office:value-type="float" office:value="6209" calcext:value-type="float">
            <text:p>6209</text:p>
          </table:table-cell>
          <table:table-cell office:value-type="float" office:value="138" calcext:value-type="float">
            <text:p>138</text:p>
          </table:table-cell>
          <table:table-cell office:value-type="float" office:value="741" calcext:value-type="float">
            <text:p>741</text:p>
          </table:table-cell>
          <table:table-cell office:value-type="float" office:value="238" calcext:value-type="float">
            <text:p>238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0.417321091120625" calcext:value-type="float">
            <text:p>0.417321091120625</text:p>
          </table:table-cell>
          <table:table-cell office:value-type="float" office:value="0.6667186" calcext:value-type="float">
            <text:p>0.6667186</text:p>
          </table:table-cell>
          <table:table-cell office:value-type="float" office:value="0.7805623" calcext:value-type="float">
            <text:p>0.7805623</text:p>
          </table:table-cell>
          <table:table-cell table:style-name="ce6" office:value-type="float" office:value="3250" calcext:value-type="float">
            <text:p>3250</text:p>
          </table:table-cell>
          <table:table-cell office:value-type="float" office:value="0.65290721743841" calcext:value-type="float">
            <text:p>0.6529072174384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13" calcext:value-type="date">
            <text:p>13/04/20</text:p>
          </table:table-cell>
          <table:table-cell office:value-type="float" office:value="1389" calcext:value-type="float">
            <text:p>1389</text:p>
          </table:table-cell>
          <table:table-cell office:value-type="float" office:value="4863" calcext:value-type="float">
            <text:p>4863</text:p>
          </table:table-cell>
          <table:table-cell office:value-type="float" office:value="6252" calcext:value-type="float">
            <text:p>6252</text:p>
          </table:table-cell>
          <table:table-cell office:value-type="float" office:value="143" calcext:value-type="float">
            <text:p>143</text:p>
          </table:table-cell>
          <table:table-cell office:value-type="float" office:value="745" calcext:value-type="float">
            <text:p>745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0.425859723795212" calcext:value-type="float">
            <text:p>0.425859723795212</text:p>
          </table:table-cell>
          <table:table-cell office:value-type="float" office:value="0.6654263" calcext:value-type="float">
            <text:p>0.6654263</text:p>
          </table:table-cell>
          <table:table-cell office:value-type="float" office:value="0.7772841" calcext:value-type="float">
            <text:p>0.7772841</text:p>
          </table:table-cell>
          <table:table-cell table:style-name="ce6" office:value-type="float" office:value="3215" calcext:value-type="float">
            <text:p>3215</text:p>
          </table:table-cell>
          <table:table-cell office:value-type="float" office:value="1.17788490372354" calcext:value-type="float">
            <text:p>1.1778849037235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14" calcext:value-type="date">
            <text:p>14/04/20</text:p>
          </table:table-cell>
          <table:table-cell office:value-type="float" office:value="1434" calcext:value-type="float">
            <text:p>1434</text:p>
          </table:table-cell>
          <table:table-cell office:value-type="float" office:value="4979" calcext:value-type="float">
            <text:p>4979</text:p>
          </table:table-cell>
          <table:table-cell office:value-type="float" office:value="6413" calcext:value-type="float">
            <text:p>6413</text:p>
          </table:table-cell>
          <table:table-cell office:value-type="float" office:value="161" calcext:value-type="float">
            <text:p>161</text:p>
          </table:table-cell>
          <table:table-cell office:value-type="float" office:value="764" calcext:value-type="float">
            <text:p>764</text:p>
          </table:table-cell>
          <table:table-cell office:value-type="float" office:value="244" calcext:value-type="float">
            <text:p>244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0.4343983564698" calcext:value-type="float">
            <text:p>0.4343983564698</text:p>
          </table:table-cell>
          <table:table-cell office:value-type="float" office:value="0.6641341" calcext:value-type="float">
            <text:p>0.6641341</text:p>
          </table:table-cell>
          <table:table-cell office:value-type="float" office:value="0.7740059" calcext:value-type="float">
            <text:p>0.7740059</text:p>
          </table:table-cell>
          <table:table-cell table:style-name="ce6" office:value-type="float" office:value="6173" calcext:value-type="float">
            <text:p>6173</text:p>
          </table:table-cell>
          <table:table-cell office:value-type="float" office:value="1.30099911199523" calcext:value-type="float">
            <text:p>1.3009991119952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15" calcext:value-type="date">
            <text:p>15/04/20</text:p>
          </table:table-cell>
          <table:table-cell office:value-type="float" office:value="1496" calcext:value-type="float">
            <text:p>1496</text:p>
          </table:table-cell>
          <table:table-cell office:value-type="float" office:value="5063" calcext:value-type="float">
            <text:p>5063</text:p>
          </table:table-cell>
          <table:table-cell office:value-type="float" office:value="6559" calcext:value-type="float">
            <text:p>6559</text:p>
          </table:table-cell>
          <table:table-cell office:value-type="float" office:value="166" calcext:value-type="float">
            <text:p>166</text:p>
          </table:table-cell>
          <table:table-cell office:value-type="float" office:value="778" calcext:value-type="float">
            <text:p>778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0.442936989144388" calcext:value-type="float">
            <text:p>0.442936989144388</text:p>
          </table:table-cell>
          <table:table-cell office:value-type="float" office:value="0.6628418" calcext:value-type="float">
            <text:p>0.6628418</text:p>
          </table:table-cell>
          <table:table-cell office:value-type="float" office:value="0.7707277" calcext:value-type="float">
            <text:p>0.7707277</text:p>
          </table:table-cell>
          <table:table-cell table:style-name="ce6" office:value-type="float" office:value="8476" calcext:value-type="float">
            <text:p>8476</text:p>
          </table:table-cell>
          <table:table-cell office:value-type="float" office:value="1.11689447482127" calcext:value-type="float">
            <text:p>1.1168944748212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16" calcext:value-type="date">
            <text:p>16/04/20</text:p>
          </table:table-cell>
          <table:table-cell office:value-type="float" office:value="1522" calcext:value-type="float">
            <text:p>1522</text:p>
          </table:table-cell>
          <table:table-cell office:value-type="float" office:value="5134" calcext:value-type="float">
            <text:p>5134</text:p>
          </table:table-cell>
          <table:table-cell office:value-type="float" office:value="6656" calcext:value-type="float">
            <text:p>6656</text:p>
          </table:table-cell>
          <table:table-cell office:value-type="float" office:value="169" calcext:value-type="float">
            <text:p>169</text:p>
          </table:table-cell>
          <table:table-cell office:value-type="float" office:value="800" calcext:value-type="float">
            <text:p>800</text:p>
          </table:table-cell>
          <table:table-cell office:value-type="float" office:value="252" calcext:value-type="float">
            <text:p>252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451475621818975" calcext:value-type="float">
            <text:p>0.451475621818975</text:p>
          </table:table-cell>
          <table:table-cell office:value-type="float" office:value="0.6615496" calcext:value-type="float">
            <text:p>0.6615496</text:p>
          </table:table-cell>
          <table:table-cell office:value-type="float" office:value="0.7674496" calcext:value-type="float">
            <text:p>0.7674496</text:p>
          </table:table-cell>
          <table:table-cell table:style-name="ce6" office:value-type="float" office:value="8381" calcext:value-type="float">
            <text:p>8381</text:p>
          </table:table-cell>
          <table:table-cell office:value-type="float" office:value="1.19243210908192" calcext:value-type="float">
            <text:p>1.1924321090819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17" calcext:value-type="date">
            <text:p>17/04/20</text:p>
          </table:table-cell>
          <table:table-cell office:value-type="float" office:value="1573" calcext:value-type="float">
            <text:p>1573</text:p>
          </table:table-cell>
          <table:table-cell office:value-type="float" office:value="5213" calcext:value-type="float">
            <text:p>5213</text:p>
          </table:table-cell>
          <table:table-cell office:value-type="float" office:value="6786" calcext:value-type="float">
            <text:p>6786</text:p>
          </table:table-cell>
          <table:table-cell office:value-type="float" office:value="173" calcext:value-type="float">
            <text:p>173</text:p>
          </table:table-cell>
          <table:table-cell office:value-type="float" office:value="818" calcext:value-type="float">
            <text:p>818</text:p>
          </table:table-cell>
          <table:table-cell office:value-type="float" office:value="254" calcext:value-type="float">
            <text:p>254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453526676335483" calcext:value-type="float">
            <text:p>0.453526676335483</text:p>
          </table:table-cell>
          <table:table-cell office:value-type="float" office:value="0.6591889" calcext:value-type="float">
            <text:p>0.6591889</text:p>
          </table:table-cell>
          <table:table-cell office:value-type="float" office:value="0.7649205" calcext:value-type="float">
            <text:p>0.7649205</text:p>
          </table:table-cell>
          <table:table-cell table:style-name="ce6" office:value-type="float" office:value="8288" calcext:value-type="float">
            <text:p>8288</text:p>
          </table:table-cell>
          <table:table-cell office:value-type="float" office:value="1.10769176804653" calcext:value-type="float">
            <text:p>1.1076917680465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18" calcext:value-type="date">
            <text:p>18/04/20</text:p>
          </table:table-cell>
          <table:table-cell office:value-type="float" office:value="1602" calcext:value-type="float">
            <text:p>1602</text:p>
          </table:table-cell>
          <table:table-cell office:value-type="float" office:value="5241" calcext:value-type="float">
            <text:p>5241</text:p>
          </table:table-cell>
          <table:table-cell office:value-type="float" office:value="6843" calcext:value-type="float">
            <text:p>6843</text:p>
          </table:table-cell>
          <table:table-cell office:value-type="float" office:value="181" calcext:value-type="float">
            <text:p>181</text:p>
          </table:table-cell>
          <table:table-cell office:value-type="float" office:value="817" calcext:value-type="float">
            <text:p>817</text:p>
          </table:table-cell>
          <table:table-cell office:value-type="float" office:value="256" calcext:value-type="float">
            <text:p>256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.45557773085199" calcext:value-type="float">
            <text:p>0.45557773085199</text:p>
          </table:table-cell>
          <table:table-cell office:value-type="float" office:value="0.6568282" calcext:value-type="float">
            <text:p>0.6568282</text:p>
          </table:table-cell>
          <table:table-cell office:value-type="float" office:value="0.7623914" calcext:value-type="float">
            <text:p>0.7623914</text:p>
          </table:table-cell>
          <table:table-cell table:style-name="ce6" office:value-type="float" office:value="5605" calcext:value-type="float">
            <text:p>5605</text:p>
          </table:table-cell>
          <table:table-cell office:value-type="float" office:value="0.677491642315582" calcext:value-type="float">
            <text:p>0.67749164231558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19" calcext:value-type="date">
            <text:p>19/04/20</text:p>
          </table:table-cell>
          <table:table-cell office:value-type="float" office:value="1632" calcext:value-type="float">
            <text:p>1632</text:p>
          </table:table-cell>
          <table:table-cell office:value-type="float" office:value="5270" calcext:value-type="float">
            <text:p>5270</text:p>
          </table:table-cell>
          <table:table-cell office:value-type="float" office:value="6902" calcext:value-type="float">
            <text:p>6902</text:p>
          </table:table-cell>
          <table:table-cell office:value-type="float" office:value="186" calcext:value-type="float">
            <text:p>186</text:p>
          </table:table-cell>
          <table:table-cell office:value-type="float" office:value="836" calcext:value-type="float">
            <text:p>836</text:p>
          </table:table-cell>
          <table:table-cell office:value-type="float" office:value="267" calcext:value-type="float">
            <text:p>267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0.457628785368498" calcext:value-type="float">
            <text:p>0.457628785368498</text:p>
          </table:table-cell>
          <table:table-cell office:value-type="float" office:value="0.6544675" calcext:value-type="float">
            <text:p>0.6544675</text:p>
          </table:table-cell>
          <table:table-cell office:value-type="float" office:value="0.7598622" calcext:value-type="float">
            <text:p>0.7598622</text:p>
          </table:table-cell>
          <table:table-cell table:style-name="ce6" office:value-type="float" office:value="4027" calcext:value-type="float">
            <text:p>4027</text:p>
          </table:table-cell>
          <table:table-cell office:value-type="float" office:value="0.57042280440679" calcext:value-type="float">
            <text:p>0.5704228044067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20" calcext:value-type="date">
            <text:p>20/04/20</text:p>
          </table:table-cell>
          <table:table-cell office:value-type="float" office:value="1680" calcext:value-type="float">
            <text:p>1680</text:p>
          </table:table-cell>
          <table:table-cell office:value-type="float" office:value="5345" calcext:value-type="float">
            <text:p>5345</text:p>
          </table:table-cell>
          <table:table-cell office:value-type="float" office:value="7025" calcext:value-type="float">
            <text:p>7025</text:p>
          </table:table-cell>
          <table:table-cell office:value-type="float" office:value="194" calcext:value-type="float">
            <text:p>194</text:p>
          </table:table-cell>
          <table:table-cell office:value-type="float" office:value="863" calcext:value-type="float">
            <text:p>863</text:p>
          </table:table-cell>
          <table:table-cell office:value-type="float" office:value="272" calcext:value-type="float">
            <text:p>272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459679839885005" calcext:value-type="float">
            <text:p>0.459679839885005</text:p>
          </table:table-cell>
          <table:table-cell office:value-type="float" office:value="0.6521068" calcext:value-type="float">
            <text:p>0.6521068</text:p>
          </table:table-cell>
          <table:table-cell office:value-type="float" office:value="0.7573331" calcext:value-type="float">
            <text:p>0.7573331</text:p>
          </table:table-cell>
          <table:table-cell table:style-name="ce6" office:value-type="float" office:value="6567" calcext:value-type="float">
            <text:p>6567</text:p>
          </table:table-cell>
          <table:table-cell office:value-type="float" office:value="0.940958647237695" calcext:value-type="float">
            <text:p>0.94095864723769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21" calcext:value-type="date">
            <text:p>21/04/20</text:p>
          </table:table-cell>
          <table:table-cell office:value-type="float" office:value="1721" calcext:value-type="float">
            <text:p>1721</text:p>
          </table:table-cell>
          <table:table-cell office:value-type="float" office:value="5432" calcext:value-type="float">
            <text:p>5432</text:p>
          </table:table-cell>
          <table:table-cell office:value-type="float" office:value="7153" calcext:value-type="float">
            <text:p>7153</text:p>
          </table:table-cell>
          <table:table-cell office:value-type="float" office:value="201" calcext:value-type="float">
            <text:p>201</text:p>
          </table:table-cell>
          <table:table-cell office:value-type="float" office:value="914" calcext:value-type="float">
            <text:p>914</text:p>
          </table:table-cell>
          <table:table-cell office:value-type="float" office:value="280" calcext:value-type="float">
            <text:p>280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461730894401512" calcext:value-type="float">
            <text:p>0.461730894401512</text:p>
          </table:table-cell>
          <table:table-cell office:value-type="float" office:value="0.6497461" calcext:value-type="float">
            <text:p>0.6497461</text:p>
          </table:table-cell>
          <table:table-cell office:value-type="float" office:value="0.754804" calcext:value-type="float">
            <text:p>0.7548040</text:p>
          </table:table-cell>
          <table:table-cell table:style-name="ce6" office:value-type="float" office:value="8341" calcext:value-type="float">
            <text:p>8341</text:p>
          </table:table-cell>
          <table:table-cell office:value-type="float" office:value="1.51124157130519" calcext:value-type="float">
            <text:p>1.5112415713051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22" calcext:value-type="date">
            <text:p>22/04/20</text:p>
          </table:table-cell>
          <table:table-cell office:value-type="float" office:value="1760" calcext:value-type="float">
            <text:p>1760</text:p>
          </table:table-cell>
          <table:table-cell office:value-type="float" office:value="5508" calcext:value-type="float">
            <text:p>5508</text:p>
          </table:table-cell>
          <table:table-cell office:value-type="float" office:value="7268" calcext:value-type="float">
            <text:p>7268</text:p>
          </table:table-cell>
          <table:table-cell office:value-type="float" office:value="208" calcext:value-type="float">
            <text:p>208</text:p>
          </table:table-cell>
          <table:table-cell office:value-type="float" office:value="922" calcext:value-type="float">
            <text:p>922</text:p>
          </table:table-cell>
          <table:table-cell office:value-type="float" office:value="283" calcext:value-type="float">
            <text:p>283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0.46378194891802" calcext:value-type="float">
            <text:p>0.46378194891802</text:p>
          </table:table-cell>
          <table:table-cell office:value-type="float" office:value="0.6473854" calcext:value-type="float">
            <text:p>0.6473854</text:p>
          </table:table-cell>
          <table:table-cell office:value-type="float" office:value="0.7522749" calcext:value-type="float">
            <text:p>0.7522749</text:p>
          </table:table-cell>
          <table:table-cell table:style-name="ce6" office:value-type="float" office:value="8818" calcext:value-type="float">
            <text:p>8818</text:p>
          </table:table-cell>
          <table:table-cell office:value-type="float" office:value="1.31186155601772" calcext:value-type="float">
            <text:p>1.3118615560177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23" calcext:value-type="date">
            <text:p>23/04/20</text:p>
          </table:table-cell>
          <table:table-cell office:value-type="float" office:value="1793" calcext:value-type="float">
            <text:p>1793</text:p>
          </table:table-cell>
          <table:table-cell office:value-type="float" office:value="5556" calcext:value-type="float">
            <text:p>5556</text:p>
          </table:table-cell>
          <table:table-cell office:value-type="float" office:value="7349" calcext:value-type="float">
            <text:p>7349</text:p>
          </table:table-cell>
          <table:table-cell office:value-type="float" office:value="210" calcext:value-type="float">
            <text:p>210</text:p>
          </table:table-cell>
          <table:table-cell office:value-type="float" office:value="936" calcext:value-type="float">
            <text:p>936</text:p>
          </table:table-cell>
          <table:table-cell office:value-type="float" office:value="288" calcext:value-type="float">
            <text:p>288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0.465833003434527" calcext:value-type="float">
            <text:p>0.465833003434527</text:p>
          </table:table-cell>
          <table:table-cell office:value-type="float" office:value="0.6450247" calcext:value-type="float">
            <text:p>0.6450247</text:p>
          </table:table-cell>
          <table:table-cell office:value-type="float" office:value="0.7497458" calcext:value-type="float">
            <text:p>0.7497458</text:p>
          </table:table-cell>
          <table:table-cell table:style-name="ce6" office:value-type="float" office:value="7901" calcext:value-type="float">
            <text:p>7901</text:p>
          </table:table-cell>
          <table:table-cell office:value-type="float" office:value="1.20901177751322" calcext:value-type="float">
            <text:p>1.2090117775132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24" calcext:value-type="date">
            <text:p>24/04/20</text:p>
          </table:table-cell>
          <table:table-cell office:value-type="float" office:value="1837" calcext:value-type="float">
            <text:p>1837</text:p>
          </table:table-cell>
          <table:table-cell office:value-type="float" office:value="5598" calcext:value-type="float">
            <text:p>5598</text:p>
          </table:table-cell>
          <table:table-cell office:value-type="float" office:value="7435" calcext:value-type="float">
            <text:p>7435</text:p>
          </table:table-cell>
          <table:table-cell office:value-type="float" office:value="214" calcext:value-type="float">
            <text:p>214</text:p>
          </table:table-cell>
          <table:table-cell office:value-type="float" office:value="953" calcext:value-type="float">
            <text:p>953</text:p>
          </table:table-cell>
          <table:table-cell office:value-type="float" office:value="289" calcext:value-type="float">
            <text:p>289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0.476180579353816" calcext:value-type="float">
            <text:p>0.476180579353816</text:p>
          </table:table-cell>
          <table:table-cell office:value-type="float" office:value="0.6427163" calcext:value-type="float">
            <text:p>0.6427163</text:p>
          </table:table-cell>
          <table:table-cell office:value-type="float" office:value="0.7465886" calcext:value-type="float">
            <text:p>0.7465886</text:p>
          </table:table-cell>
          <table:table-cell table:style-name="ce6" office:value-type="float" office:value="7129" calcext:value-type="float">
            <text:p>7129</text:p>
          </table:table-cell>
          <table:table-cell office:value-type="float" office:value="1.11823794155867" calcext:value-type="float">
            <text:p>1.1182379415586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25" calcext:value-type="date">
            <text:p>25/04/20</text:p>
          </table:table-cell>
          <table:table-cell office:value-type="float" office:value="1866" calcext:value-type="float">
            <text:p>1866</text:p>
          </table:table-cell>
          <table:table-cell office:value-type="float" office:value="5627" calcext:value-type="float">
            <text:p>5627</text:p>
          </table:table-cell>
          <table:table-cell office:value-type="float" office:value="7493" calcext:value-type="float">
            <text:p>7493</text:p>
          </table:table-cell>
          <table:table-cell office:value-type="float" office:value="218" calcext:value-type="float">
            <text:p>218</text:p>
          </table:table-cell>
          <table:table-cell office:value-type="float" office:value="947" calcext:value-type="float">
            <text:p>947</text:p>
          </table:table-cell>
          <table:table-cell office:value-type="float" office:value="289" calcext:value-type="float">
            <text:p>289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.486528155273104" calcext:value-type="float">
            <text:p>0.486528155273104</text:p>
          </table:table-cell>
          <table:table-cell office:value-type="float" office:value="0.6404079" calcext:value-type="float">
            <text:p>0.6404079</text:p>
          </table:table-cell>
          <table:table-cell office:value-type="float" office:value="0.7434315" calcext:value-type="float">
            <text:p>0.7434315</text:p>
          </table:table-cell>
          <table:table-cell table:style-name="ce6" office:value-type="float" office:value="4446" calcext:value-type="float">
            <text:p>4446</text:p>
          </table:table-cell>
          <table:table-cell office:value-type="float" office:value="0.695097826745476" calcext:value-type="float">
            <text:p>0.69509782674547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26" calcext:value-type="date">
            <text:p>26/04/20</text:p>
          </table:table-cell>
          <table:table-cell office:value-type="float" office:value="1882" calcext:value-type="float">
            <text:p>1882</text:p>
          </table:table-cell>
          <table:table-cell office:value-type="float" office:value="5641" calcext:value-type="float">
            <text:p>5641</text:p>
          </table:table-cell>
          <table:table-cell office:value-type="float" office:value="7523" calcext:value-type="float">
            <text:p>7523</text:p>
          </table:table-cell>
          <table:table-cell office:value-type="float" office:value="220" calcext:value-type="float">
            <text:p>220</text:p>
          </table:table-cell>
          <table:table-cell office:value-type="float" office:value="956" calcext:value-type="float">
            <text:p>956</text:p>
          </table:table-cell>
          <table:table-cell office:value-type="float" office:value="292" calcext:value-type="float">
            <text:p>292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.496875731192393" calcext:value-type="float">
            <text:p>0.496875731192393</text:p>
          </table:table-cell>
          <table:table-cell office:value-type="float" office:value="0.6380995" calcext:value-type="float">
            <text:p>0.6380995</text:p>
          </table:table-cell>
          <table:table-cell office:value-type="float" office:value="0.7402743" calcext:value-type="float">
            <text:p>0.7402743</text:p>
          </table:table-cell>
          <table:table-cell table:style-name="ce6" office:value-type="float" office:value="3381" calcext:value-type="float">
            <text:p>3381</text:p>
          </table:table-cell>
          <table:table-cell office:value-type="float" office:value="0.590681914231409" calcext:value-type="float">
            <text:p>0.59068191423140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27" calcext:value-type="date">
            <text:p>27/04/20</text:p>
          </table:table-cell>
          <table:table-cell office:value-type="float" office:value="1911" calcext:value-type="float">
            <text:p>1911</text:p>
          </table:table-cell>
          <table:table-cell office:value-type="float" office:value="5679" calcext:value-type="float">
            <text:p>5679</text:p>
          </table:table-cell>
          <table:table-cell office:value-type="float" office:value="7590" calcext:value-type="float">
            <text:p>7590</text:p>
          </table:table-cell>
          <table:table-cell office:value-type="float" office:value="223" calcext:value-type="float">
            <text:p>223</text:p>
          </table:table-cell>
          <table:table-cell office:value-type="float" office:value="971" calcext:value-type="float">
            <text:p>971</text:p>
          </table:table-cell>
          <table:table-cell office:value-type="float" office:value="291" calcext:value-type="float">
            <text:p>291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.507223307111681" calcext:value-type="float">
            <text:p>0.507223307111681</text:p>
          </table:table-cell>
          <table:table-cell office:value-type="float" office:value="0.6357911" calcext:value-type="float">
            <text:p>0.6357911</text:p>
          </table:table-cell>
          <table:table-cell office:value-type="float" office:value="0.7371171" calcext:value-type="float">
            <text:p>0.7371171</text:p>
          </table:table-cell>
          <table:table-cell table:style-name="ce6" office:value-type="float" office:value="7754" calcext:value-type="float">
            <text:p>7754</text:p>
          </table:table-cell>
          <table:table-cell office:value-type="float" office:value="0.957315455651588" calcext:value-type="float">
            <text:p>0.95731545565158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28" calcext:value-type="date">
            <text:p>28/04/20</text:p>
          </table:table-cell>
          <table:table-cell office:value-type="float" office:value="1928" calcext:value-type="float">
            <text:p>1928</text:p>
          </table:table-cell>
          <table:table-cell office:value-type="float" office:value="5712" calcext:value-type="float">
            <text:p>5712</text:p>
          </table:table-cell>
          <table:table-cell office:value-type="float" office:value="7640" calcext:value-type="float">
            <text:p>7640</text:p>
          </table:table-cell>
          <table:table-cell office:value-type="float" office:value="227" calcext:value-type="float">
            <text:p>227</text:p>
          </table:table-cell>
          <table:table-cell office:value-type="float" office:value="986" calcext:value-type="float">
            <text:p>986</text:p>
          </table:table-cell>
          <table:table-cell office:value-type="float" office:value="295" calcext:value-type="float">
            <text:p>295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51757088303097" calcext:value-type="float">
            <text:p>0.51757088303097</text:p>
          </table:table-cell>
          <table:table-cell office:value-type="float" office:value="0.6334827" calcext:value-type="float">
            <text:p>0.6334827</text:p>
          </table:table-cell>
          <table:table-cell office:value-type="float" office:value="0.73396" calcext:value-type="float">
            <text:p>0.7339600</text:p>
          </table:table-cell>
          <table:table-cell table:style-name="ce6" office:value-type="float" office:value="8741" calcext:value-type="float">
            <text:p>8741</text:p>
          </table:table-cell>
          <table:table-cell office:value-type="float" office:value="1.41749569991809" calcext:value-type="float">
            <text:p>1.4174956999180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29" calcext:value-type="date">
            <text:p>29/04/20</text:p>
          </table:table-cell>
          <table:table-cell office:value-type="float" office:value="1956.84615384615" calcext:value-type="float">
            <text:p>1956.84615384615</text:p>
          </table:table-cell>
          <table:table-cell office:value-type="float" office:value="5758.15384615385" calcext:value-type="float">
            <text:p>5758.15384615385</text:p>
          </table:table-cell>
          <table:table-cell office:value-type="float" office:value="7715" calcext:value-type="float">
            <text:p>7715</text:p>
          </table:table-cell>
          <table:table-cell office:value-type="float" office:value="227" calcext:value-type="float">
            <text:p>227</text:p>
          </table:table-cell>
          <table:table-cell office:value-type="float" office:value="992" calcext:value-type="float">
            <text:p>992</text:p>
          </table:table-cell>
          <table:table-cell office:value-type="float" office:value="291" calcext:value-type="float">
            <text:p>291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527918458950258" calcext:value-type="float">
            <text:p>0.527918458950258</text:p>
          </table:table-cell>
          <table:table-cell office:value-type="float" office:value="0.6311743" calcext:value-type="float">
            <text:p>0.6311743</text:p>
          </table:table-cell>
          <table:table-cell office:value-type="float" office:value="0.7308028" calcext:value-type="float">
            <text:p>0.7308028</text:p>
          </table:table-cell>
          <table:table-cell table:style-name="ce6" office:value-type="float" office:value="7322" calcext:value-type="float">
            <text:p>7322</text:p>
          </table:table-cell>
          <table:table-cell office:value-type="float" office:value="1.37273728907393" calcext:value-type="float">
            <text:p>1.3727372890739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4-30" calcext:value-type="date">
            <text:p>30/04/20</text:p>
          </table:table-cell>
          <table:table-cell office:value-type="float" office:value="1993.08689458689" calcext:value-type="float">
            <text:p>1993.08689458689</text:p>
          </table:table-cell>
          <table:table-cell office:value-type="float" office:value="5824.9131054131" calcext:value-type="float">
            <text:p>5824.9131054131</text:p>
          </table:table-cell>
          <table:table-cell office:value-type="float" office:value="7818" calcext:value-type="float">
            <text:p>7818</text:p>
          </table:table-cell>
          <table:table-cell office:value-type="float" office:value="236" calcext:value-type="float">
            <text:p>236</text:p>
          </table:table-cell>
          <table:table-cell office:value-type="float" office:value="1004" calcext:value-type="float">
            <text:p>1004</text:p>
          </table:table-cell>
          <table:table-cell office:value-type="float" office:value="296" calcext:value-type="float">
            <text:p>296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538266034869547" calcext:value-type="float">
            <text:p>0.538266034869547</text:p>
          </table:table-cell>
          <table:table-cell office:value-type="float" office:value="0.6288659" calcext:value-type="float">
            <text:p>0.6288659</text:p>
          </table:table-cell>
          <table:table-cell office:value-type="float" office:value="0.7276457" calcext:value-type="float">
            <text:p>0.7276457</text:p>
          </table:table-cell>
          <table:table-cell table:style-name="ce6" office:value-type="float" office:value="7396" calcext:value-type="float">
            <text:p>7396</text:p>
          </table:table-cell>
          <table:table-cell office:value-type="float" office:value="1.13819925830411" calcext:value-type="float">
            <text:p>1.1381992583041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01" calcext:value-type="date">
            <text:p>01/05/20</text:p>
          </table:table-cell>
          <table:table-cell office:value-type="float" office:value="2018.29522792023" calcext:value-type="float">
            <text:p>2018.29522792023</text:p>
          </table:table-cell>
          <table:table-cell office:value-type="float" office:value="5854.70477207977" calcext:value-type="float">
            <text:p>5854.70477207977</text:p>
          </table:table-cell>
          <table:table-cell office:value-type="float" office:value="7873" calcext:value-type="float">
            <text:p>7873</text:p>
          </table:table-cell>
          <table:table-cell office:value-type="float" office:value="240" calcext:value-type="float">
            <text:p>240</text:p>
          </table:table-cell>
          <table:table-cell office:value-type="float" office:value="991" calcext:value-type="float">
            <text:p>991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.542342829137162" calcext:value-type="float">
            <text:p>0.542342829137162</text:p>
          </table:table-cell>
          <table:table-cell office:value-type="float" office:value="0.6264775" calcext:value-type="float">
            <text:p>0.6264775</text:p>
          </table:table-cell>
          <table:table-cell office:value-type="float" office:value="0.7251606" calcext:value-type="float">
            <text:p>0.7251606</text:p>
          </table:table-cell>
          <table:table-cell table:style-name="ce6" office:value-type="float" office:value="4497" calcext:value-type="float">
            <text:p>4497</text:p>
          </table:table-cell>
          <table:table-cell office:value-type="float" office:value="1.12881088603111" calcext:value-type="float">
            <text:p>1.1288108860311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02" calcext:value-type="date">
            <text:p>02/05/20</text:p>
          </table:table-cell>
          <table:table-cell office:value-type="float" office:value="2026.9039235724" calcext:value-type="float">
            <text:p>2026.9039235724</text:p>
          </table:table-cell>
          <table:table-cell office:value-type="float" office:value="5864.0960764276" calcext:value-type="float">
            <text:p>5864.0960764276</text:p>
          </table:table-cell>
          <table:table-cell office:value-type="float" office:value="7891" calcext:value-type="float">
            <text:p>7891</text:p>
          </table:table-cell>
          <table:table-cell office:value-type="float" office:value="245" calcext:value-type="float">
            <text:p>245</text:p>
          </table:table-cell>
          <table:table-cell office:value-type="float" office:value="986" calcext:value-type="float">
            <text:p>986</text:p>
          </table:table-cell>
          <table:table-cell office:value-type="float" office:value="295" calcext:value-type="float">
            <text:p>295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0.546419623404777" calcext:value-type="float">
            <text:p>0.546419623404777</text:p>
          </table:table-cell>
          <table:table-cell office:value-type="float" office:value="0.6240891" calcext:value-type="float">
            <text:p>0.6240891</text:p>
          </table:table-cell>
          <table:table-cell office:value-type="float" office:value="0.7226756" calcext:value-type="float">
            <text:p>0.7226756</text:p>
          </table:table-cell>
          <table:table-cell table:style-name="ce6" office:value-type="float" office:value="3885" calcext:value-type="float">
            <text:p>3885</text:p>
          </table:table-cell>
          <table:table-cell office:value-type="float" office:value="0.707363403825797" calcext:value-type="float">
            <text:p>0.70736340382579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03" calcext:value-type="date">
            <text:p>03/05/20</text:p>
          </table:table-cell>
          <table:table-cell office:value-type="float" office:value="2034.1839235724" calcext:value-type="float">
            <text:p>2034.1839235724</text:p>
          </table:table-cell>
          <table:table-cell office:value-type="float" office:value="5882.8160764276" calcext:value-type="float">
            <text:p>5882.8160764276</text:p>
          </table:table-cell>
          <table:table-cell office:value-type="float" office:value="7917" calcext:value-type="float">
            <text:p>7917</text:p>
          </table:table-cell>
          <table:table-cell office:value-type="float" office:value="248" calcext:value-type="float">
            <text:p>248</text:p>
          </table:table-cell>
          <table:table-cell office:value-type="float" office:value="998" calcext:value-type="float">
            <text:p>998</text:p>
          </table:table-cell>
          <table:table-cell office:value-type="float" office:value="298" calcext:value-type="float">
            <text:p>298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0.550496417672393" calcext:value-type="float">
            <text:p>0.550496417672393</text:p>
          </table:table-cell>
          <table:table-cell office:value-type="float" office:value="0.6217006" calcext:value-type="float">
            <text:p>0.6217006</text:p>
          </table:table-cell>
          <table:table-cell office:value-type="float" office:value="0.7201905" calcext:value-type="float">
            <text:p>0.7201905</text:p>
          </table:table-cell>
          <table:table-cell table:style-name="ce6" office:value-type="float" office:value="3881" calcext:value-type="float">
            <text:p>3881</text:p>
          </table:table-cell>
          <table:table-cell office:value-type="float" office:value="0.581820320142434" calcext:value-type="float">
            <text:p>0.58182032014243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04" calcext:value-type="date">
            <text:p>04/05/20</text:p>
          </table:table-cell>
          <table:table-cell office:value-type="float" office:value="2052.11650784206" calcext:value-type="float">
            <text:p>2052.11650784206</text:p>
          </table:table-cell>
          <table:table-cell office:value-type="float" office:value="5902.88349215794" calcext:value-type="float">
            <text:p>5902.88349215794</text:p>
          </table:table-cell>
          <table:table-cell office:value-type="float" office:value="7955" calcext:value-type="float">
            <text:p>7955</text:p>
          </table:table-cell>
          <table:table-cell office:value-type="float" office:value="252" calcext:value-type="float">
            <text:p>252</text:p>
          </table:table-cell>
          <table:table-cell office:value-type="float" office:value="1022" calcext:value-type="float">
            <text:p>1022</text:p>
          </table:table-cell>
          <table:table-cell office:value-type="float" office:value="307" calcext:value-type="float">
            <text:p>307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0.554573211940008" calcext:value-type="float">
            <text:p>0.554573211940008</text:p>
          </table:table-cell>
          <table:table-cell office:value-type="float" office:value="0.6193122" calcext:value-type="float">
            <text:p>0.6193122</text:p>
          </table:table-cell>
          <table:table-cell office:value-type="float" office:value="0.7177055" calcext:value-type="float">
            <text:p>0.7177055</text:p>
          </table:table-cell>
          <table:table-cell table:style-name="ce6" office:value-type="float" office:value="7756" calcext:value-type="float">
            <text:p>7756</text:p>
          </table:table-cell>
          <table:table-cell office:value-type="float" office:value="0.941810680777641" calcext:value-type="float">
            <text:p>0.94181068077764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05" calcext:value-type="date">
            <text:p>05/05/20</text:p>
          </table:table-cell>
          <table:table-cell office:value-type="float" office:value="2079.2291838984" calcext:value-type="float">
            <text:p>2079.2291838984</text:p>
          </table:table-cell>
          <table:table-cell office:value-type="float" office:value="5952.7708161016" calcext:value-type="float">
            <text:p>5952.7708161016</text:p>
          </table:table-cell>
          <table:table-cell office:value-type="float" office:value="8032" calcext:value-type="float">
            <text:p>8032</text:p>
          </table:table-cell>
          <table:table-cell office:value-type="float" office:value="257" calcext:value-type="float">
            <text:p>257</text:p>
          </table:table-cell>
          <table:table-cell office:value-type="float" office:value="1025" calcext:value-type="float">
            <text:p>1025</text:p>
          </table:table-cell>
          <table:table-cell office:value-type="float" office:value="304" calcext:value-type="float">
            <text:p>304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0.558650006207623" calcext:value-type="float">
            <text:p>0.558650006207623</text:p>
          </table:table-cell>
          <table:table-cell office:value-type="float" office:value="0.6169238" calcext:value-type="float">
            <text:p>0.6169238</text:p>
          </table:table-cell>
          <table:table-cell office:value-type="float" office:value="0.7152204" calcext:value-type="float">
            <text:p>0.7152204</text:p>
          </table:table-cell>
          <table:table-cell table:style-name="ce6" office:value-type="float" office:value="9383" calcext:value-type="float">
            <text:p>9383</text:p>
          </table:table-cell>
          <table:table-cell office:value-type="float" office:value="1.26799664580615" calcext:value-type="float">
            <text:p>1.2679966458061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06" calcext:value-type="date">
            <text:p>06/05/20</text:p>
          </table:table-cell>
          <table:table-cell office:value-type="float" office:value="2109.01100208022" calcext:value-type="float">
            <text:p>2109.01100208022</text:p>
          </table:table-cell>
          <table:table-cell office:value-type="float" office:value="6000.98899791978" calcext:value-type="float">
            <text:p>6000.98899791978</text:p>
          </table:table-cell>
          <table:table-cell office:value-type="float" office:value="8110" calcext:value-type="float">
            <text:p>8110</text:p>
          </table:table-cell>
          <table:table-cell office:value-type="float" office:value="262" calcext:value-type="float">
            <text:p>262</text:p>
          </table:table-cell>
          <table:table-cell office:value-type="float" office:value="1034" calcext:value-type="float">
            <text:p>1034</text:p>
          </table:table-cell>
          <table:table-cell office:value-type="float" office:value="306" calcext:value-type="float">
            <text:p>306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.562726800475238" calcext:value-type="float">
            <text:p>0.562726800475238</text:p>
          </table:table-cell>
          <table:table-cell office:value-type="float" office:value="0.6145354" calcext:value-type="float">
            <text:p>0.6145354</text:p>
          </table:table-cell>
          <table:table-cell office:value-type="float" office:value="0.7127354" calcext:value-type="float">
            <text:p>0.7127354</text:p>
          </table:table-cell>
          <table:table-cell table:style-name="ce6" office:value-type="float" office:value="8052" calcext:value-type="float">
            <text:p>8052</text:p>
          </table:table-cell>
          <table:table-cell office:value-type="float" office:value="1.46105763693883" calcext:value-type="float">
            <text:p>1.4610576369388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07" calcext:value-type="date">
            <text:p>07/05/20</text:p>
          </table:table-cell>
          <table:table-cell office:value-type="float" office:value="2133.94850208022" calcext:value-type="float">
            <text:p>2133.94850208022</text:p>
          </table:table-cell>
          <table:table-cell office:value-type="float" office:value="6033.05149791978" calcext:value-type="float">
            <text:p>6033.05149791978</text:p>
          </table:table-cell>
          <table:table-cell office:value-type="float" office:value="8167" calcext:value-type="float">
            <text:p>8167</text:p>
          </table:table-cell>
          <table:table-cell office:value-type="float" office:value="270" calcext:value-type="float">
            <text:p>270</text:p>
          </table:table-cell>
          <table:table-cell office:value-type="float" office:value="1026" calcext:value-type="float">
            <text:p>1026</text:p>
          </table:table-cell>
          <table:table-cell office:value-type="float" office:value="311" calcext:value-type="float">
            <text:p>311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.566803594742854" calcext:value-type="float">
            <text:p>0.566803594742854</text:p>
          </table:table-cell>
          <table:table-cell office:value-type="float" office:value="0.6121469" calcext:value-type="float">
            <text:p>0.6121469</text:p>
          </table:table-cell>
          <table:table-cell office:value-type="float" office:value="0.7102503" calcext:value-type="float">
            <text:p>0.7102503</text:p>
          </table:table-cell>
          <table:table-cell table:style-name="ce6" office:value-type="float" office:value="7599" calcext:value-type="float">
            <text:p>7599</text:p>
          </table:table-cell>
          <table:table-cell office:value-type="float" office:value="1.36106545372874" calcext:value-type="float">
            <text:p>1.3610654537287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08" calcext:value-type="date">
            <text:p>08/05/20</text:p>
          </table:table-cell>
          <table:table-cell office:value-type="float" office:value="2148.58486571658" calcext:value-type="float">
            <text:p>2148.58486571658</text:p>
          </table:table-cell>
          <table:table-cell office:value-type="float" office:value="6064.41513428342" calcext:value-type="float">
            <text:p>6064.41513428342</text:p>
          </table:table-cell>
          <table:table-cell office:value-type="float" office:value="8213" calcext:value-type="float">
            <text:p>8213</text:p>
          </table:table-cell>
          <table:table-cell office:value-type="float" office:value="273" calcext:value-type="float">
            <text:p>273</text:p>
          </table:table-cell>
          <table:table-cell office:value-type="float" office:value="1031" calcext:value-type="float">
            <text:p>1031</text:p>
          </table:table-cell>
          <table:table-cell office:value-type="float" office:value="317" calcext:value-type="float">
            <text:p>317</text:p>
          </table:table-cell>
          <table:table-cell office:value-type="float" office:value="3.57142857142857" calcext:value-type="float">
            <text:p>3.57142857142857</text:p>
          </table:table-cell>
          <table:table-cell office:value-type="float" office:value="0.579073445590791" calcext:value-type="float">
            <text:p>0.579073445590791</text:p>
          </table:table-cell>
          <table:table-cell office:value-type="float" office:value="0.6098102" calcext:value-type="float">
            <text:p>0.6098102</text:p>
          </table:table-cell>
          <table:table-cell office:value-type="float" office:value="0.707145" calcext:value-type="float">
            <text:p>0.7071450</text:p>
          </table:table-cell>
          <table:table-cell table:style-name="ce6" office:value-type="float" office:value="4510" calcext:value-type="float">
            <text:p>4510</text:p>
          </table:table-cell>
          <table:table-cell office:value-type="float" office:value="1.17061734568873" calcext:value-type="float">
            <text:p>1.1706173456887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09" calcext:value-type="date">
            <text:p>09/05/20</text:p>
          </table:table-cell>
          <table:table-cell office:value-type="float" office:value="2156.94200857373" calcext:value-type="float">
            <text:p>2156.94200857373</text:p>
          </table:table-cell>
          <table:table-cell office:value-type="float" office:value="6074.05799142627" calcext:value-type="float">
            <text:p>6074.05799142627</text:p>
          </table:table-cell>
          <table:table-cell office:value-type="float" office:value="8231" calcext:value-type="float">
            <text:p>8231</text:p>
          </table:table-cell>
          <table:table-cell office:value-type="float" office:value="276" calcext:value-type="float">
            <text:p>276</text:p>
          </table:table-cell>
          <table:table-cell office:value-type="float" office:value="1028" calcext:value-type="float">
            <text:p>1028</text:p>
          </table:table-cell>
          <table:table-cell office:value-type="float" office:value="315" calcext:value-type="float">
            <text:p>315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.591343296438728" calcext:value-type="float">
            <text:p>0.591343296438728</text:p>
          </table:table-cell>
          <table:table-cell office:value-type="float" office:value="0.6074734" calcext:value-type="float">
            <text:p>0.6074734</text:p>
          </table:table-cell>
          <table:table-cell office:value-type="float" office:value="0.7040398" calcext:value-type="float">
            <text:p>0.7040398</text:p>
          </table:table-cell>
          <table:table-cell table:style-name="ce6" office:value-type="float" office:value="3788" calcext:value-type="float">
            <text:p>3788</text:p>
          </table:table-cell>
          <table:table-cell office:value-type="float" office:value="0.618255636420615" calcext:value-type="float">
            <text:p>0.61825563642061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10" calcext:value-type="date">
            <text:p>10/05/20</text:p>
          </table:table-cell>
          <table:table-cell office:value-type="float" office:value="2165.94200857373" calcext:value-type="float">
            <text:p>2165.94200857373</text:p>
          </table:table-cell>
          <table:table-cell office:value-type="float" office:value="6093.05799142627" calcext:value-type="float">
            <text:p>6093.05799142627</text:p>
          </table:table-cell>
          <table:table-cell office:value-type="float" office:value="8259" calcext:value-type="float">
            <text:p>8259</text:p>
          </table:table-cell>
          <table:table-cell office:value-type="float" office:value="280" calcext:value-type="float">
            <text:p>280</text:p>
          </table:table-cell>
          <table:table-cell office:value-type="float" office:value="1027" calcext:value-type="float">
            <text:p>1027</text:p>
          </table:table-cell>
          <table:table-cell office:value-type="float" office:value="320" calcext:value-type="float">
            <text:p>320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.603613147286664" calcext:value-type="float">
            <text:p>0.603613147286664</text:p>
          </table:table-cell>
          <table:table-cell office:value-type="float" office:value="0.6051366" calcext:value-type="float">
            <text:p>0.6051366</text:p>
          </table:table-cell>
          <table:table-cell office:value-type="float" office:value="0.7009345" calcext:value-type="float">
            <text:p>0.7009345</text:p>
          </table:table-cell>
          <table:table-cell table:style-name="ce6" office:value-type="float" office:value="4052" calcext:value-type="float">
            <text:p>4052</text:p>
          </table:table-cell>
          <table:table-cell office:value-type="float" office:value="0.585274488015876" calcext:value-type="float">
            <text:p>0.58527448801587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11" calcext:value-type="date">
            <text:p>11/05/20</text:p>
          </table:table-cell>
          <table:table-cell office:value-type="float" office:value="2186.92117524039" calcext:value-type="float">
            <text:p>2186.92117524039</text:p>
          </table:table-cell>
          <table:table-cell office:value-type="float" office:value="6125.07882475961" calcext:value-type="float">
            <text:p>6125.07882475961</text:p>
          </table:table-cell>
          <table:table-cell office:value-type="float" office:value="8312" calcext:value-type="float">
            <text:p>8312</text:p>
          </table:table-cell>
          <table:table-cell office:value-type="float" office:value="282" calcext:value-type="float">
            <text:p>282</text:p>
          </table:table-cell>
          <table:table-cell office:value-type="float" office:value="1045" calcext:value-type="float">
            <text:p>1045</text:p>
          </table:table-cell>
          <table:table-cell office:value-type="float" office:value="324" calcext:value-type="float">
            <text:p>324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0.615882998134601" calcext:value-type="float">
            <text:p>0.615882998134601</text:p>
          </table:table-cell>
          <table:table-cell office:value-type="float" office:value="0.6027999" calcext:value-type="float">
            <text:p>0.6027999</text:p>
          </table:table-cell>
          <table:table-cell office:value-type="float" office:value="0.6978292" calcext:value-type="float">
            <text:p>0.6978292</text:p>
          </table:table-cell>
          <table:table-cell table:style-name="ce6" office:value-type="float" office:value="7809" calcext:value-type="float">
            <text:p>7809</text:p>
          </table:table-cell>
          <table:table-cell office:value-type="float" office:value="0.877355632999221" calcext:value-type="float">
            <text:p>0.87735563299922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12" calcext:value-type="date">
            <text:p>12/05/20</text:p>
          </table:table-cell>
          <table:table-cell office:value-type="float" office:value="2200.32543055954" calcext:value-type="float">
            <text:p>2200.32543055954</text:p>
          </table:table-cell>
          <table:table-cell office:value-type="float" office:value="6156.67456944046" calcext:value-type="float">
            <text:p>6156.67456944046</text:p>
          </table:table-cell>
          <table:table-cell office:value-type="float" office:value="8357" calcext:value-type="float">
            <text:p>8357</text:p>
          </table:table-cell>
          <table:table-cell office:value-type="float" office:value="283" calcext:value-type="float">
            <text:p>283</text:p>
          </table:table-cell>
          <table:table-cell office:value-type="float" office:value="1050" calcext:value-type="float">
            <text:p>1050</text:p>
          </table:table-cell>
          <table:table-cell office:value-type="float" office:value="323" calcext:value-type="float">
            <text:p>323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.628152848982538" calcext:value-type="float">
            <text:p>0.628152848982538</text:p>
          </table:table-cell>
          <table:table-cell office:value-type="float" office:value="0.6004631" calcext:value-type="float">
            <text:p>0.6004631</text:p>
          </table:table-cell>
          <table:table-cell office:value-type="float" office:value="0.694724" calcext:value-type="float">
            <text:p>0.6947240</text:p>
          </table:table-cell>
          <table:table-cell table:style-name="ce6" office:value-type="float" office:value="8755" calcext:value-type="float">
            <text:p>8755</text:p>
          </table:table-cell>
          <table:table-cell office:value-type="float" office:value="1.41453626398742" calcext:value-type="float">
            <text:p>1.4145362639874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13" calcext:value-type="date">
            <text:p>13/05/20</text:p>
          </table:table-cell>
          <table:table-cell office:value-type="float" office:value="2227.28433466913" calcext:value-type="float">
            <text:p>2227.28433466913</text:p>
          </table:table-cell>
          <table:table-cell office:value-type="float" office:value="6177.71566533087" calcext:value-type="float">
            <text:p>6177.71566533087</text:p>
          </table:table-cell>
          <table:table-cell office:value-type="float" office:value="8405" calcext:value-type="float">
            <text:p>8405</text:p>
          </table:table-cell>
          <table:table-cell office:value-type="float" office:value="290" calcext:value-type="float">
            <text:p>290</text:p>
          </table:table-cell>
          <table:table-cell office:value-type="float" office:value="1056" calcext:value-type="float">
            <text:p>1056</text:p>
          </table:table-cell>
          <table:table-cell office:value-type="float" office:value="329" calcext:value-type="float">
            <text:p>329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.640422699830475" calcext:value-type="float">
            <text:p>0.640422699830475</text:p>
          </table:table-cell>
          <table:table-cell office:value-type="float" office:value="0.5981263" calcext:value-type="float">
            <text:p>0.5981263</text:p>
          </table:table-cell>
          <table:table-cell office:value-type="float" office:value="0.6916187" calcext:value-type="float">
            <text:p>0.6916187</text:p>
          </table:table-cell>
          <table:table-cell table:style-name="ce6" office:value-type="float" office:value="7687" calcext:value-type="float">
            <text:p>7687</text:p>
          </table:table-cell>
          <table:table-cell office:value-type="float" office:value="1.57646626577402" calcext:value-type="float">
            <text:p>1.5764662657740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14" calcext:value-type="date">
            <text:p>14/05/20</text:p>
          </table:table-cell>
          <table:table-cell office:value-type="float" office:value="2265.04749256387" calcext:value-type="float">
            <text:p>2265.04749256387</text:p>
          </table:table-cell>
          <table:table-cell office:value-type="float" office:value="6221.95250743613" calcext:value-type="float">
            <text:p>6221.95250743613</text:p>
          </table:table-cell>
          <table:table-cell office:value-type="float" office:value="8487" calcext:value-type="float">
            <text:p>8487</text:p>
          </table:table-cell>
          <table:table-cell office:value-type="float" office:value="293" calcext:value-type="float">
            <text:p>293</text:p>
          </table:table-cell>
          <table:table-cell office:value-type="float" office:value="1046" calcext:value-type="float">
            <text:p>1046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0.652692550678412" calcext:value-type="float">
            <text:p>0.652692550678412</text:p>
          </table:table-cell>
          <table:table-cell office:value-type="float" office:value="0.5957895" calcext:value-type="float">
            <text:p>0.5957895</text:p>
          </table:table-cell>
          <table:table-cell office:value-type="float" office:value="0.6885134" calcext:value-type="float">
            <text:p>0.6885134</text:p>
          </table:table-cell>
          <table:table-cell table:style-name="ce6" office:value-type="float" office:value="6902" calcext:value-type="float">
            <text:p>6902</text:p>
          </table:table-cell>
          <table:table-cell office:value-type="float" office:value="1.34845790282077" calcext:value-type="float">
            <text:p>1.3484579028207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15" calcext:value-type="date">
            <text:p>15/05/20</text:p>
          </table:table-cell>
          <table:table-cell office:value-type="float" office:value="2283.3808258972" calcext:value-type="float">
            <text:p>2283.3808258972</text:p>
          </table:table-cell>
          <table:table-cell office:value-type="float" office:value="6258.6191741028" calcext:value-type="float">
            <text:p>6258.6191741028</text:p>
          </table:table-cell>
          <table:table-cell office:value-type="float" office:value="8542" calcext:value-type="float">
            <text:p>8542</text:p>
          </table:table-cell>
          <table:table-cell office:value-type="float" office:value="295" calcext:value-type="float">
            <text:p>295</text:p>
          </table:table-cell>
          <table:table-cell office:value-type="float" office:value="1044" calcext:value-type="float">
            <text:p>1044</text:p>
          </table:table-cell>
          <table:table-cell office:value-type="float" office:value="330" calcext:value-type="float">
            <text:p>330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0.659639746410034" calcext:value-type="float">
            <text:p>0.659639746410034</text:p>
          </table:table-cell>
          <table:table-cell office:value-type="float" office:value="0.5945849" calcext:value-type="float">
            <text:p>0.5945849</text:p>
          </table:table-cell>
          <table:table-cell office:value-type="float" office:value="0.6839698" calcext:value-type="float">
            <text:p>0.6839698</text:p>
          </table:table-cell>
          <table:table-cell table:style-name="ce6" office:value-type="float" office:value="6790" calcext:value-type="float">
            <text:p>6790</text:p>
          </table:table-cell>
          <table:table-cell office:value-type="float" office:value="1.18438430523032" calcext:value-type="float">
            <text:p>1.1843843052303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16" calcext:value-type="date">
            <text:p>16/05/20</text:p>
          </table:table-cell>
          <table:table-cell office:value-type="float" office:value="2293.58915923054" calcext:value-type="float">
            <text:p>2293.58915923054</text:p>
          </table:table-cell>
          <table:table-cell office:value-type="float" office:value="6297.41084076946" calcext:value-type="float">
            <text:p>6297.41084076946</text:p>
          </table:table-cell>
          <table:table-cell office:value-type="float" office:value="8591" calcext:value-type="float">
            <text:p>8591</text:p>
          </table:table-cell>
          <table:table-cell office:value-type="float" office:value="296" calcext:value-type="float">
            <text:p>296</text:p>
          </table:table-cell>
          <table:table-cell office:value-type="float" office:value="1047" calcext:value-type="float">
            <text:p>1047</text:p>
          </table:table-cell>
          <table:table-cell office:value-type="float" office:value="330" calcext:value-type="float">
            <text:p>330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.666586942141656" calcext:value-type="float">
            <text:p>0.666586942141656</text:p>
          </table:table-cell>
          <table:table-cell office:value-type="float" office:value="0.5933802" calcext:value-type="float">
            <text:p>0.5933802</text:p>
          </table:table-cell>
          <table:table-cell office:value-type="float" office:value="0.6794262" calcext:value-type="float">
            <text:p>0.6794262</text:p>
          </table:table-cell>
          <table:table-cell table:style-name="ce6" office:value-type="float" office:value="4197" calcext:value-type="float">
            <text:p>4197</text:p>
          </table:table-cell>
          <table:table-cell office:value-type="float" office:value="0.546809351468875" calcext:value-type="float">
            <text:p>0.54680935146887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17" calcext:value-type="date">
            <text:p>17/05/20</text:p>
          </table:table-cell>
          <table:table-cell office:value-type="float" office:value="2301.41524618706" calcext:value-type="float">
            <text:p>2301.41524618706</text:p>
          </table:table-cell>
          <table:table-cell office:value-type="float" office:value="6309.58475381294" calcext:value-type="float">
            <text:p>6309.58475381294</text:p>
          </table:table-cell>
          <table:table-cell office:value-type="float" office:value="8611" calcext:value-type="float">
            <text:p>8611</text:p>
          </table:table-cell>
          <table:table-cell office:value-type="float" office:value="298" calcext:value-type="float">
            <text:p>298</text:p>
          </table:table-cell>
          <table:table-cell office:value-type="float" office:value="1048" calcext:value-type="float">
            <text:p>1048</text:p>
          </table:table-cell>
          <table:table-cell office:value-type="float" office:value="333" calcext:value-type="float">
            <text:p>33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673534137873278" calcext:value-type="float">
            <text:p>0.673534137873278</text:p>
          </table:table-cell>
          <table:table-cell office:value-type="float" office:value="0.5921756" calcext:value-type="float">
            <text:p>0.5921756</text:p>
          </table:table-cell>
          <table:table-cell office:value-type="float" office:value="0.6748827" calcext:value-type="float">
            <text:p>0.6748827</text:p>
          </table:table-cell>
          <table:table-cell table:style-name="ce6" office:value-type="float" office:value="3553" calcext:value-type="float">
            <text:p>3553</text:p>
          </table:table-cell>
          <table:table-cell office:value-type="float" office:value="0.577595495393714" calcext:value-type="float">
            <text:p>0.57759549539371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18" calcext:value-type="date">
            <text:p>18/05/20</text:p>
          </table:table-cell>
          <table:table-cell office:value-type="float" office:value="2365.72476999658" calcext:value-type="float">
            <text:p>2365.72476999658</text:p>
          </table:table-cell>
          <table:table-cell office:value-type="float" office:value="6356.27523000342" calcext:value-type="float">
            <text:p>6356.27523000342</text:p>
          </table:table-cell>
          <table:table-cell office:value-type="float" office:value="8722" calcext:value-type="float">
            <text:p>8722</text:p>
          </table:table-cell>
          <table:table-cell office:value-type="float" office:value="297" calcext:value-type="float">
            <text:p>297</text:p>
          </table:table-cell>
          <table:table-cell office:value-type="float" office:value="1059" calcext:value-type="float">
            <text:p>1059</text:p>
          </table:table-cell>
          <table:table-cell office:value-type="float" office:value="330" calcext:value-type="float">
            <text:p>33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680481333604901" calcext:value-type="float">
            <text:p>0.680481333604901</text:p>
          </table:table-cell>
          <table:table-cell office:value-type="float" office:value="0.5909709" calcext:value-type="float">
            <text:p>0.5909709</text:p>
          </table:table-cell>
          <table:table-cell office:value-type="float" office:value="0.6703391" calcext:value-type="float">
            <text:p>0.6703391</text:p>
          </table:table-cell>
          <table:table-cell table:style-name="ce6" office:value-type="float" office:value="7458" calcext:value-type="float">
            <text:p>7458</text:p>
          </table:table-cell>
          <table:table-cell office:value-type="float" office:value="1.10081191049144" calcext:value-type="float">
            <text:p>1.1008119104914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19" calcext:value-type="date">
            <text:p>19/05/20</text:p>
          </table:table-cell>
          <table:table-cell office:value-type="float" office:value="2391.14143666325" calcext:value-type="float">
            <text:p>2391.14143666325</text:p>
          </table:table-cell>
          <table:table-cell office:value-type="float" office:value="6391.85856333675" calcext:value-type="float">
            <text:p>6391.85856333675</text:p>
          </table:table-cell>
          <table:table-cell office:value-type="float" office:value="8783" calcext:value-type="float">
            <text:p>8783</text:p>
          </table:table-cell>
          <table:table-cell office:value-type="float" office:value="302" calcext:value-type="float">
            <text:p>302</text:p>
          </table:table-cell>
          <table:table-cell office:value-type="float" office:value="1063" calcext:value-type="float">
            <text:p>1063</text:p>
          </table:table-cell>
          <table:table-cell office:value-type="float" office:value="334" calcext:value-type="float">
            <text:p>33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87428529336523" calcext:value-type="float">
            <text:p>0.687428529336523</text:p>
          </table:table-cell>
          <table:table-cell office:value-type="float" office:value="0.5897662" calcext:value-type="float">
            <text:p>0.5897662</text:p>
          </table:table-cell>
          <table:table-cell office:value-type="float" office:value="0.6657955" calcext:value-type="float">
            <text:p>0.6657955</text:p>
          </table:table-cell>
          <table:table-cell table:style-name="ce6" office:value-type="float" office:value="8336" calcext:value-type="float">
            <text:p>8336</text:p>
          </table:table-cell>
          <table:table-cell office:value-type="float" office:value="1.22043946973984" calcext:value-type="float">
            <text:p>1.2204394697398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20" calcext:value-type="date">
            <text:p>20/05/20</text:p>
          </table:table-cell>
          <table:table-cell office:value-type="float" office:value="2417.14143666325" calcext:value-type="float">
            <text:p>2417.14143666325</text:p>
          </table:table-cell>
          <table:table-cell office:value-type="float" office:value="6439.85856333675" calcext:value-type="float">
            <text:p>6439.85856333675</text:p>
          </table:table-cell>
          <table:table-cell office:value-type="float" office:value="8857" calcext:value-type="float">
            <text:p>8857</text:p>
          </table:table-cell>
          <table:table-cell office:value-type="float" office:value="304" calcext:value-type="float">
            <text:p>304</text:p>
          </table:table-cell>
          <table:table-cell office:value-type="float" office:value="1059" calcext:value-type="float">
            <text:p>1059</text:p>
          </table:table-cell>
          <table:table-cell office:value-type="float" office:value="336" calcext:value-type="float">
            <text:p>336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694375725068145" calcext:value-type="float">
            <text:p>0.694375725068145</text:p>
          </table:table-cell>
          <table:table-cell office:value-type="float" office:value="0.5885616" calcext:value-type="float">
            <text:p>0.5885616</text:p>
          </table:table-cell>
          <table:table-cell office:value-type="float" office:value="0.6612519" calcext:value-type="float">
            <text:p>0.6612519</text:p>
          </table:table-cell>
          <table:table-cell table:style-name="ce6" office:value-type="float" office:value="7518" calcext:value-type="float">
            <text:p>7518</text:p>
          </table:table-cell>
          <table:table-cell office:value-type="float" office:value="1.34792226737082" calcext:value-type="float">
            <text:p>1.3479222673708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21" calcext:value-type="date">
            <text:p>21/05/20</text:p>
          </table:table-cell>
          <table:table-cell office:value-type="float" office:value="2432.20665405455" calcext:value-type="float">
            <text:p>2432.20665405455</text:p>
          </table:table-cell>
          <table:table-cell office:value-type="float" office:value="6457.79334594545" calcext:value-type="float">
            <text:p>6457.79334594545</text:p>
          </table:table-cell>
          <table:table-cell office:value-type="float" office:value="8890" calcext:value-type="float">
            <text:p>8890</text:p>
          </table:table-cell>
          <table:table-cell office:value-type="float" office:value="306" calcext:value-type="float">
            <text:p>306</text:p>
          </table:table-cell>
          <table:table-cell office:value-type="float" office:value="1064" calcext:value-type="float">
            <text:p>1064</text:p>
          </table:table-cell>
          <table:table-cell office:value-type="float" office:value="336" calcext:value-type="float">
            <text:p>336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701322920799767" calcext:value-type="float">
            <text:p>0.701322920799767</text:p>
          </table:table-cell>
          <table:table-cell office:value-type="float" office:value="0.5873569" calcext:value-type="float">
            <text:p>0.5873569</text:p>
          </table:table-cell>
          <table:table-cell office:value-type="float" office:value="0.6567083" calcext:value-type="float">
            <text:p>0.6567083</text:p>
          </table:table-cell>
          <table:table-cell table:style-name="ce6" office:value-type="float" office:value="7290" calcext:value-type="float">
            <text:p>7290</text:p>
          </table:table-cell>
          <table:table-cell office:value-type="float" office:value="1.46866656316575" calcext:value-type="float">
            <text:p>1.4686665631657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22" calcext:value-type="date">
            <text:p>22/05/20</text:p>
          </table:table-cell>
          <table:table-cell office:value-type="float" office:value="2464.09854594644" calcext:value-type="float">
            <text:p>2464.09854594644</text:p>
          </table:table-cell>
          <table:table-cell office:value-type="float" office:value="6484.90145405356" calcext:value-type="float">
            <text:p>6484.90145405356</text:p>
          </table:table-cell>
          <table:table-cell office:value-type="float" office:value="8949" calcext:value-type="float">
            <text:p>8949</text:p>
          </table:table-cell>
          <table:table-cell office:value-type="float" office:value="312" calcext:value-type="float">
            <text:p>312</text:p>
          </table:table-cell>
          <table:table-cell office:value-type="float" office:value="1069" calcext:value-type="float">
            <text:p>1069</text:p>
          </table:table-cell>
          <table:table-cell office:value-type="float" office:value="337" calcext:value-type="float">
            <text:p>337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.713394363595509" calcext:value-type="float">
            <text:p>0.713394363595509</text:p>
          </table:table-cell>
          <table:table-cell office:value-type="float" office:value="0.5861846" calcext:value-type="float">
            <text:p>0.5861846</text:p>
          </table:table-cell>
          <table:table-cell office:value-type="float" office:value="0.6517768" calcext:value-type="float">
            <text:p>0.6517768</text:p>
          </table:table-cell>
          <table:table-cell table:style-name="ce6" office:value-type="float" office:value="7748" calcext:value-type="float">
            <text:p>7748</text:p>
          </table:table-cell>
          <table:table-cell office:value-type="float" office:value="1.09713003405849" calcext:value-type="float">
            <text:p>1.0971300340584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23" calcext:value-type="date">
            <text:p>23/05/20</text:p>
          </table:table-cell>
          <table:table-cell office:value-type="float" office:value="2511.76521261311" calcext:value-type="float">
            <text:p>2511.76521261311</text:p>
          </table:table-cell>
          <table:table-cell office:value-type="float" office:value="6514.23478738689" calcext:value-type="float">
            <text:p>6514.23478738689</text:p>
          </table:table-cell>
          <table:table-cell office:value-type="float" office:value="9026" calcext:value-type="float">
            <text:p>9026</text:p>
          </table:table-cell>
          <table:table-cell office:value-type="float" office:value="314" calcext:value-type="float">
            <text:p>314</text:p>
          </table:table-cell>
          <table:table-cell office:value-type="float" office:value="1067" calcext:value-type="float">
            <text:p>1067</text:p>
          </table:table-cell>
          <table:table-cell office:value-type="float" office:value="337" calcext:value-type="float">
            <text:p>337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0.72546580639125" calcext:value-type="float">
            <text:p>0.72546580639125</text:p>
          </table:table-cell>
          <table:table-cell office:value-type="float" office:value="0.5850122" calcext:value-type="float">
            <text:p>0.5850122</text:p>
          </table:table-cell>
          <table:table-cell office:value-type="float" office:value="0.6468453" calcext:value-type="float">
            <text:p>0.6468453</text:p>
          </table:table-cell>
          <table:table-cell table:style-name="ce6" office:value-type="float" office:value="5059" calcext:value-type="float">
            <text:p>5059</text:p>
          </table:table-cell>
          <table:table-cell office:value-type="float" office:value="0.593335971550145" calcext:value-type="float">
            <text:p>0.59333597155014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24" calcext:value-type="date">
            <text:p>24/05/20</text:p>
          </table:table-cell>
          <table:table-cell office:value-type="float" office:value="2556.76521261311" calcext:value-type="float">
            <text:p>2556.76521261311</text:p>
          </table:table-cell>
          <table:table-cell office:value-type="float" office:value="6534.23478738689" calcext:value-type="float">
            <text:p>6534.23478738689</text:p>
          </table:table-cell>
          <table:table-cell office:value-type="float" office:value="9091" calcext:value-type="float">
            <text:p>9091</text:p>
          </table:table-cell>
          <table:table-cell office:value-type="float" office:value="315" calcext:value-type="float">
            <text:p>315</text:p>
          </table:table-cell>
          <table:table-cell office:value-type="float" office:value="1074" calcext:value-type="float">
            <text:p>1074</text:p>
          </table:table-cell>
          <table:table-cell office:value-type="float" office:value="337" calcext:value-type="float">
            <text:p>337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.737537249186992" calcext:value-type="float">
            <text:p>0.737537249186992</text:p>
          </table:table-cell>
          <table:table-cell office:value-type="float" office:value="0.5838399" calcext:value-type="float">
            <text:p>0.5838399</text:p>
          </table:table-cell>
          <table:table-cell office:value-type="float" office:value="0.6419138" calcext:value-type="float">
            <text:p>0.6419138</text:p>
          </table:table-cell>
          <table:table-cell table:style-name="ce6" office:value-type="float" office:value="3849" calcext:value-type="float">
            <text:p>3849</text:p>
          </table:table-cell>
          <table:table-cell office:value-type="float" office:value="0.51111639972662" calcext:value-type="float">
            <text:p>0.5111163997266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25" calcext:value-type="date">
            <text:p>25/05/20</text:p>
          </table:table-cell>
          <table:table-cell office:value-type="float" office:value="2575.73012489381" calcext:value-type="float">
            <text:p>2575.73012489381</text:p>
          </table:table-cell>
          <table:table-cell office:value-type="float" office:value="6562.26987510619" calcext:value-type="float">
            <text:p>6562.26987510619</text:p>
          </table:table-cell>
          <table:table-cell office:value-type="float" office:value="9138" calcext:value-type="float">
            <text:p>9138</text:p>
          </table:table-cell>
          <table:table-cell office:value-type="float" office:value="317" calcext:value-type="float">
            <text:p>317</text:p>
          </table:table-cell>
          <table:table-cell office:value-type="float" office:value="1078" calcext:value-type="float">
            <text:p>1078</text:p>
          </table:table-cell>
          <table:table-cell office:value-type="float" office:value="337" calcext:value-type="float">
            <text:p>337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.749608691982733" calcext:value-type="float">
            <text:p>0.749608691982733</text:p>
          </table:table-cell>
          <table:table-cell office:value-type="float" office:value="0.5826675" calcext:value-type="float">
            <text:p>0.5826675</text:p>
          </table:table-cell>
          <table:table-cell office:value-type="float" office:value="0.6369823" calcext:value-type="float">
            <text:p>0.6369823</text:p>
          </table:table-cell>
          <table:table-cell table:style-name="ce6" office:value-type="float" office:value="7508" calcext:value-type="float">
            <text:p>7508</text:p>
          </table:table-cell>
          <table:table-cell office:value-type="float" office:value="1.2771473571932" calcext:value-type="float">
            <text:p>1.277147357193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26" calcext:value-type="date">
            <text:p>26/05/20</text:p>
          </table:table-cell>
          <table:table-cell office:value-type="float" office:value="2604.75338070777" calcext:value-type="float">
            <text:p>2604.75338070777</text:p>
          </table:table-cell>
          <table:table-cell office:value-type="float" office:value="6581.24661929223" calcext:value-type="float">
            <text:p>6581.24661929223</text:p>
          </table:table-cell>
          <table:table-cell office:value-type="float" office:value="9186" calcext:value-type="float">
            <text:p>9186</text:p>
          </table:table-cell>
          <table:table-cell office:value-type="float" office:value="317" calcext:value-type="float">
            <text:p>317</text:p>
          </table:table-cell>
          <table:table-cell office:value-type="float" office:value="1087" calcext:value-type="float">
            <text:p>1087</text:p>
          </table:table-cell>
          <table:table-cell office:value-type="float" office:value="333" calcext:value-type="float">
            <text:p>333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0.761680134778475" calcext:value-type="float">
            <text:p>0.761680134778475</text:p>
          </table:table-cell>
          <table:table-cell office:value-type="float" office:value="0.5814952" calcext:value-type="float">
            <text:p>0.5814952</text:p>
          </table:table-cell>
          <table:table-cell office:value-type="float" office:value="0.6320508" calcext:value-type="float">
            <text:p>0.6320508</text:p>
          </table:table-cell>
          <table:table-cell table:style-name="ce6" office:value-type="float" office:value="7241" calcext:value-type="float">
            <text:p>7241</text:p>
          </table:table-cell>
          <table:table-cell office:value-type="float" office:value="1.18637498899323" calcext:value-type="float">
            <text:p>1.1863749889932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27" calcext:value-type="date">
            <text:p>27/05/20</text:p>
          </table:table-cell>
          <table:table-cell office:value-type="float" office:value="2623.99476001811" calcext:value-type="float">
            <text:p>2623.99476001811</text:p>
          </table:table-cell>
          <table:table-cell office:value-type="float" office:value="6598.00523998189" calcext:value-type="float">
            <text:p>6598.00523998189</text:p>
          </table:table-cell>
          <table:table-cell office:value-type="float" office:value="9222" calcext:value-type="float">
            <text:p>9222</text:p>
          </table:table-cell>
          <table:table-cell office:value-type="float" office:value="317" calcext:value-type="float">
            <text:p>317</text:p>
          </table:table-cell>
          <table:table-cell office:value-type="float" office:value="1099" calcext:value-type="float">
            <text:p>1099</text:p>
          </table:table-cell>
          <table:table-cell office:value-type="float" office:value="334" calcext:value-type="float">
            <text:p>334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0.773751577574217" calcext:value-type="float">
            <text:p>0.773751577574217</text:p>
          </table:table-cell>
          <table:table-cell office:value-type="float" office:value="0.5803228" calcext:value-type="float">
            <text:p>0.5803228</text:p>
          </table:table-cell>
          <table:table-cell office:value-type="float" office:value="0.6271193" calcext:value-type="float">
            <text:p>0.6271193</text:p>
          </table:table-cell>
          <table:table-cell table:style-name="ce6" office:value-type="float" office:value="6846" calcext:value-type="float">
            <text:p>6846</text:p>
          </table:table-cell>
          <table:table-cell office:value-type="float" office:value="1.39069957214906" calcext:value-type="float">
            <text:p>1.3906995721490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28" calcext:value-type="date">
            <text:p>28/05/20</text:p>
          </table:table-cell>
          <table:table-cell office:value-type="float" office:value="2657.13112365447" calcext:value-type="float">
            <text:p>2657.13112365447</text:p>
          </table:table-cell>
          <table:table-cell office:value-type="float" office:value="6618.86887634553" calcext:value-type="float">
            <text:p>6618.86887634553</text:p>
          </table:table-cell>
          <table:table-cell office:value-type="float" office:value="9276" calcext:value-type="float">
            <text:p>9276</text:p>
          </table:table-cell>
          <table:table-cell office:value-type="float" office:value="319" calcext:value-type="float">
            <text:p>319</text:p>
          </table:table-cell>
          <table:table-cell office:value-type="float" office:value="1089" calcext:value-type="float">
            <text:p>1089</text:p>
          </table:table-cell>
          <table:table-cell office:value-type="float" office:value="334" calcext:value-type="float">
            <text:p>334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0.785823020369958" calcext:value-type="float">
            <text:p>0.785823020369958</text:p>
          </table:table-cell>
          <table:table-cell office:value-type="float" office:value="0.5791505" calcext:value-type="float">
            <text:p>0.5791505</text:p>
          </table:table-cell>
          <table:table-cell office:value-type="float" office:value="0.6221878" calcext:value-type="float">
            <text:p>0.6221878</text:p>
          </table:table-cell>
          <table:table-cell table:style-name="ce6" office:value-type="float" office:value="6013" calcext:value-type="float">
            <text:p>6013</text:p>
          </table:table-cell>
          <table:table-cell office:value-type="float" office:value="1.26500868831026" calcext:value-type="float">
            <text:p>1.2650086883102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29" calcext:value-type="date">
            <text:p>29/05/20</text:p>
          </table:table-cell>
          <table:table-cell office:value-type="float" office:value="2683.73112365447" calcext:value-type="float">
            <text:p>2683.73112365447</text:p>
          </table:table-cell>
          <table:table-cell office:value-type="float" office:value="6648.26887634552" calcext:value-type="float">
            <text:p>6648.26887634552</text:p>
          </table:table-cell>
          <table:table-cell office:value-type="float" office:value="9332" calcext:value-type="float">
            <text:p>9332</text:p>
          </table:table-cell>
          <table:table-cell office:value-type="float" office:value="319" calcext:value-type="float">
            <text:p>319</text:p>
          </table:table-cell>
          <table:table-cell office:value-type="float" office:value="1094" calcext:value-type="float">
            <text:p>1094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0.79395114795133" calcext:value-type="float">
            <text:p>0.79395114795133</text:p>
          </table:table-cell>
          <table:table-cell office:value-type="float" office:value="0.5760216" calcext:value-type="float">
            <text:p>0.5760216</text:p>
          </table:table-cell>
          <table:table-cell office:value-type="float" office:value="0.6155776" calcext:value-type="float">
            <text:p>0.6155776</text:p>
          </table:table-cell>
          <table:table-cell table:style-name="ce6" office:value-type="float" office:value="6113" calcext:value-type="float">
            <text:p>6113</text:p>
          </table:table-cell>
          <table:table-cell office:value-type="float" office:value="1.08621681705114" calcext:value-type="float">
            <text:p>1.0862168170511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30" calcext:value-type="date">
            <text:p>30/05/20</text:p>
          </table:table-cell>
          <table:table-cell office:value-type="float" office:value="2699.42343134678" calcext:value-type="float">
            <text:p>2699.42343134678</text:p>
          </table:table-cell>
          <table:table-cell office:value-type="float" office:value="6666.57656865322" calcext:value-type="float">
            <text:p>6666.57656865322</text:p>
          </table:table-cell>
          <table:table-cell office:value-type="float" office:value="9366" calcext:value-type="float">
            <text:p>9366</text:p>
          </table:table-cell>
          <table:table-cell office:value-type="float" office:value="319" calcext:value-type="float">
            <text:p>319</text:p>
          </table:table-cell>
          <table:table-cell office:value-type="float" office:value="1098" calcext:value-type="float">
            <text:p>1098</text:p>
          </table:table-cell>
          <table:table-cell office:value-type="float" office:value="331" calcext:value-type="float">
            <text:p>331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0.802079275532702" calcext:value-type="float">
            <text:p>0.802079275532702</text:p>
          </table:table-cell>
          <table:table-cell office:value-type="float" office:value="0.5728928" calcext:value-type="float">
            <text:p>0.5728928</text:p>
          </table:table-cell>
          <table:table-cell office:value-type="float" office:value="0.6089673" calcext:value-type="float">
            <text:p>0.6089673</text:p>
          </table:table-cell>
          <table:table-cell table:style-name="ce6" office:value-type="float" office:value="3548" calcext:value-type="float">
            <text:p>3548</text:p>
          </table:table-cell>
          <table:table-cell office:value-type="float" office:value="0.675730996411562" calcext:value-type="float">
            <text:p>0.67573099641156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5-31" calcext:value-type="date">
            <text:p>31/05/20</text:p>
          </table:table-cell>
          <table:table-cell office:value-type="float" office:value="2706.33252225587" calcext:value-type="float">
            <text:p>2706.33252225587</text:p>
          </table:table-cell>
          <table:table-cell office:value-type="float" office:value="6697.66747774413" calcext:value-type="float">
            <text:p>6697.66747774413</text:p>
          </table:table-cell>
          <table:table-cell office:value-type="float" office:value="9404" calcext:value-type="float">
            <text:p>9404</text:p>
          </table:table-cell>
          <table:table-cell office:value-type="float" office:value="320" calcext:value-type="float">
            <text:p>320</text:p>
          </table:table-cell>
          <table:table-cell office:value-type="float" office:value="1098" calcext:value-type="float">
            <text:p>1098</text:p>
          </table:table-cell>
          <table:table-cell office:value-type="float" office:value="332" calcext:value-type="float">
            <text:p>332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0.810207403114075" calcext:value-type="float">
            <text:p>0.810207403114075</text:p>
          </table:table-cell>
          <table:table-cell office:value-type="float" office:value="0.569764" calcext:value-type="float">
            <text:p>0.5697640</text:p>
          </table:table-cell>
          <table:table-cell office:value-type="float" office:value="0.6023571" calcext:value-type="float">
            <text:p>0.6023571</text:p>
          </table:table-cell>
          <table:table-cell table:style-name="ce6" office:value-type="float" office:value="2141" calcext:value-type="float">
            <text:p>2141</text:p>
          </table:table-cell>
          <table:table-cell office:value-type="float" office:value="0.640896388291825" calcext:value-type="float">
            <text:p>0.64089638829182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01" calcext:value-type="date">
            <text:p>01/06/20</text:p>
          </table:table-cell>
          <table:table-cell office:value-type="float" office:value="2724.42929644942" calcext:value-type="float">
            <text:p>2724.42929644942</text:p>
          </table:table-cell>
          <table:table-cell office:value-type="float" office:value="6713.57070355058" calcext:value-type="float">
            <text:p>6713.57070355058</text:p>
          </table:table-cell>
          <table:table-cell office:value-type="float" office:value="9438" calcext:value-type="float">
            <text:p>9438</text:p>
          </table:table-cell>
          <table:table-cell office:value-type="float" office:value="321" calcext:value-type="float">
            <text:p>321</text:p>
          </table:table-cell>
          <table:table-cell office:value-type="float" office:value="1102" calcext:value-type="float">
            <text:p>1102</text:p>
          </table:table-cell>
          <table:table-cell office:value-type="float" office:value="334" calcext:value-type="float">
            <text:p>334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.818335530695447" calcext:value-type="float">
            <text:p>0.818335530695447</text:p>
          </table:table-cell>
          <table:table-cell office:value-type="float" office:value="0.5666351" calcext:value-type="float">
            <text:p>0.5666351</text:p>
          </table:table-cell>
          <table:table-cell office:value-type="float" office:value="0.5957468" calcext:value-type="float">
            <text:p>0.5957468</text:p>
          </table:table-cell>
          <table:table-cell table:style-name="ce6" office:value-type="float" office:value="5721" calcext:value-type="float">
            <text:p>5721</text:p>
          </table:table-cell>
          <table:table-cell office:value-type="float" office:value="1.19716787674791" calcext:value-type="float">
            <text:p>1.1971678767479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02" calcext:value-type="date">
            <text:p>02/06/20</text:p>
          </table:table-cell>
          <table:table-cell office:value-type="float" office:value="2757.81391183404" calcext:value-type="float">
            <text:p>2757.81391183404</text:p>
          </table:table-cell>
          <table:table-cell office:value-type="float" office:value="6742.18608816596" calcext:value-type="float">
            <text:p>6742.18608816596</text:p>
          </table:table-cell>
          <table:table-cell office:value-type="float" office:value="9500" calcext:value-type="float">
            <text:p>9500</text:p>
          </table:table-cell>
          <table:table-cell office:value-type="float" office:value="323" calcext:value-type="float">
            <text:p>323</text:p>
          </table:table-cell>
          <table:table-cell office:value-type="float" office:value="1114" calcext:value-type="float">
            <text:p>1114</text:p>
          </table:table-cell>
          <table:table-cell office:value-type="float" office:value="334" calcext:value-type="float">
            <text:p>334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.826463658276819" calcext:value-type="float">
            <text:p>0.826463658276819</text:p>
          </table:table-cell>
          <table:table-cell office:value-type="float" office:value="0.5635063" calcext:value-type="float">
            <text:p>0.5635063</text:p>
          </table:table-cell>
          <table:table-cell office:value-type="float" office:value="0.5891366" calcext:value-type="float">
            <text:p>0.5891366</text:p>
          </table:table-cell>
          <table:table-cell table:style-name="ce6" office:value-type="float" office:value="6478" calcext:value-type="float">
            <text:p>6478</text:p>
          </table:table-cell>
          <table:table-cell office:value-type="float" office:value="1.18597103067139" calcext:value-type="float">
            <text:p>1.1859710306713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03" calcext:value-type="date">
            <text:p>03/06/20</text:p>
          </table:table-cell>
          <table:table-cell office:value-type="float" office:value="2786.27545029557" calcext:value-type="float">
            <text:p>2786.27545029557</text:p>
          </table:table-cell>
          <table:table-cell office:value-type="float" office:value="6787.72454970442" calcext:value-type="float">
            <text:p>6787.72454970442</text:p>
          </table:table-cell>
          <table:table-cell office:value-type="float" office:value="9574" calcext:value-type="float">
            <text:p>9574</text:p>
          </table:table-cell>
          <table:table-cell office:value-type="float" office:value="325" calcext:value-type="float">
            <text:p>325</text:p>
          </table:table-cell>
          <table:table-cell office:value-type="float" office:value="1112" calcext:value-type="float">
            <text:p>1112</text:p>
          </table:table-cell>
          <table:table-cell office:value-type="float" office:value="335" calcext:value-type="float">
            <text:p>335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.834591785858191" calcext:value-type="float">
            <text:p>0.834591785858191</text:p>
          </table:table-cell>
          <table:table-cell office:value-type="float" office:value="0.5603774" calcext:value-type="float">
            <text:p>0.5603774</text:p>
          </table:table-cell>
          <table:table-cell office:value-type="float" office:value="0.5825264" calcext:value-type="float">
            <text:p>0.5825264</text:p>
          </table:table-cell>
          <table:table-cell table:style-name="ce6" office:value-type="float" office:value="5313" calcext:value-type="float">
            <text:p>5313</text:p>
          </table:table-cell>
          <table:table-cell office:value-type="float" office:value="1.15440580876382" calcext:value-type="float">
            <text:p>1.1544058087638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04" calcext:value-type="date">
            <text:p>04/06/20</text:p>
          </table:table-cell>
          <table:table-cell office:value-type="float" office:value="2804.3930973544" calcext:value-type="float">
            <text:p>2804.3930973544</text:p>
          </table:table-cell>
          <table:table-cell office:value-type="float" office:value="6825.6069026456" calcext:value-type="float">
            <text:p>6825.6069026456</text:p>
          </table:table-cell>
          <table:table-cell office:value-type="float" office:value="9630" calcext:value-type="float">
            <text:p>9630</text:p>
          </table:table-cell>
          <table:table-cell office:value-type="float" office:value="326" calcext:value-type="float">
            <text:p>326</text:p>
          </table:table-cell>
          <table:table-cell office:value-type="float" office:value="1112" calcext:value-type="float">
            <text:p>1112</text:p>
          </table:table-cell>
          <table:table-cell office:value-type="float" office:value="335" calcext:value-type="float">
            <text:p>335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0.842719913439563" calcext:value-type="float">
            <text:p>0.842719913439563</text:p>
          </table:table-cell>
          <table:table-cell office:value-type="float" office:value="0.5572486" calcext:value-type="float">
            <text:p>0.5572486</text:p>
          </table:table-cell>
          <table:table-cell office:value-type="float" office:value="0.5759161" calcext:value-type="float">
            <text:p>0.5759161</text:p>
          </table:table-cell>
          <table:table-cell table:style-name="ce6" office:value-type="float" office:value="5011" calcext:value-type="float">
            <text:p>5011</text:p>
          </table:table-cell>
          <table:table-cell office:value-type="float" office:value="1.08868943868067" calcext:value-type="float">
            <text:p>1.0886894386806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05" calcext:value-type="date">
            <text:p>05/06/20</text:p>
          </table:table-cell>
          <table:table-cell office:value-type="float" office:value="2825.20390816521" calcext:value-type="float">
            <text:p>2825.20390816521</text:p>
          </table:table-cell>
          <table:table-cell office:value-type="float" office:value="6839.79609183479" calcext:value-type="float">
            <text:p>6839.79609183479</text:p>
          </table:table-cell>
          <table:table-cell office:value-type="float" office:value="9665" calcext:value-type="float">
            <text:p>9665</text:p>
          </table:table-cell>
          <table:table-cell office:value-type="float" office:value="327" calcext:value-type="float">
            <text:p>327</text:p>
          </table:table-cell>
          <table:table-cell office:value-type="float" office:value="1118" calcext:value-type="float">
            <text:p>1118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0.857395901008944" calcext:value-type="float">
            <text:p>0.857395901008944</text:p>
          </table:table-cell>
          <table:table-cell office:value-type="float" office:value="0.5541611" calcext:value-type="float">
            <text:p>0.5541611</text:p>
          </table:table-cell>
          <table:table-cell office:value-type="float" office:value="0.5688102" calcext:value-type="float">
            <text:p>0.5688102</text:p>
          </table:table-cell>
          <table:table-cell table:style-name="ce6" office:value-type="float" office:value="4173" calcext:value-type="float">
            <text:p>4173</text:p>
          </table:table-cell>
          <table:table-cell office:value-type="float" office:value="1.09400728762195" calcext:value-type="float">
            <text:p>1.0940072876219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06" calcext:value-type="date">
            <text:p>06/06/20</text:p>
          </table:table-cell>
          <table:table-cell office:value-type="float" office:value="2842.41145533502" calcext:value-type="float">
            <text:p>2842.41145533502</text:p>
          </table:table-cell>
          <table:table-cell office:value-type="float" office:value="6860.58854466498" calcext:value-type="float">
            <text:p>6860.58854466498</text:p>
          </table:table-cell>
          <table:table-cell office:value-type="float" office:value="9703" calcext:value-type="float">
            <text:p>9703</text:p>
          </table:table-cell>
          <table:table-cell office:value-type="float" office:value="327" calcext:value-type="float">
            <text:p>327</text:p>
          </table:table-cell>
          <table:table-cell office:value-type="float" office:value="1120" calcext:value-type="float">
            <text:p>1120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0.872071888578324" calcext:value-type="float">
            <text:p>0.872071888578324</text:p>
          </table:table-cell>
          <table:table-cell office:value-type="float" office:value="0.5510735" calcext:value-type="float">
            <text:p>0.5510735</text:p>
          </table:table-cell>
          <table:table-cell office:value-type="float" office:value="0.5617043" calcext:value-type="float">
            <text:p>0.5617043</text:p>
          </table:table-cell>
          <table:table-cell table:style-name="ce6" office:value-type="float" office:value="2150" calcext:value-type="float">
            <text:p>2150</text:p>
          </table:table-cell>
          <table:table-cell office:value-type="float" office:value="0.799282513598993" calcext:value-type="float">
            <text:p>0.79928251359899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07" calcext:value-type="date">
            <text:p>07/06/20</text:p>
          </table:table-cell>
          <table:table-cell office:value-type="float" office:value="2881.2296371532" calcext:value-type="float">
            <text:p>2881.2296371532</text:p>
          </table:table-cell>
          <table:table-cell office:value-type="float" office:value="6882.7703628468" calcext:value-type="float">
            <text:p>6882.7703628468</text:p>
          </table:table-cell>
          <table:table-cell office:value-type="float" office:value="9764" calcext:value-type="float">
            <text:p>9764</text:p>
          </table:table-cell>
          <table:table-cell office:value-type="float" office:value="327" calcext:value-type="float">
            <text:p>327</text:p>
          </table:table-cell>
          <table:table-cell office:value-type="float" office:value="1126" calcext:value-type="float">
            <text:p>1126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0.886747876147704" calcext:value-type="float">
            <text:p>0.886747876147704</text:p>
          </table:table-cell>
          <table:table-cell office:value-type="float" office:value="0.547986" calcext:value-type="float">
            <text:p>0.5479860</text:p>
          </table:table-cell>
          <table:table-cell office:value-type="float" office:value="0.5545984" calcext:value-type="float">
            <text:p>0.5545984</text:p>
          </table:table-cell>
          <table:table-cell table:style-name="ce6" office:value-type="float" office:value="2127" calcext:value-type="float">
            <text:p>2127</text:p>
          </table:table-cell>
          <table:table-cell office:value-type="float" office:value="0.711603581124282" calcext:value-type="float">
            <text:p>0.71160358112428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08" calcext:value-type="date">
            <text:p>08/06/20</text:p>
          </table:table-cell>
          <table:table-cell office:value-type="float" office:value="2907.51535143892" calcext:value-type="float">
            <text:p>2907.51535143892</text:p>
          </table:table-cell>
          <table:table-cell office:value-type="float" office:value="6925.48464856108" calcext:value-type="float">
            <text:p>6925.48464856108</text:p>
          </table:table-cell>
          <table:table-cell office:value-type="float" office:value="9833" calcext:value-type="float">
            <text:p>9833</text:p>
          </table:table-cell>
          <table:table-cell office:value-type="float" office:value="328" calcext:value-type="float">
            <text:p>328</text:p>
          </table:table-cell>
          <table:table-cell office:value-type="float" office:value="1125" calcext:value-type="float">
            <text:p>1125</text:p>
          </table:table-cell>
          <table:table-cell office:value-type="float" office:value="337" calcext:value-type="float">
            <text:p>337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.901423863717084" calcext:value-type="float">
            <text:p>0.901423863717084</text:p>
          </table:table-cell>
          <table:table-cell office:value-type="float" office:value="0.5448984" calcext:value-type="float">
            <text:p>0.5448984</text:p>
          </table:table-cell>
          <table:table-cell office:value-type="float" office:value="0.5474924" calcext:value-type="float">
            <text:p>0.5474924</text:p>
          </table:table-cell>
          <table:table-cell table:style-name="ce6" office:value-type="float" office:value="4684" calcext:value-type="float">
            <text:p>4684</text:p>
          </table:table-cell>
          <table:table-cell office:value-type="float" office:value="1.14970207547356" calcext:value-type="float">
            <text:p>1.1497020754735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09" calcext:value-type="date">
            <text:p>09/06/20</text:p>
          </table:table-cell>
          <table:table-cell office:value-type="float" office:value="2929.48145313383" calcext:value-type="float">
            <text:p>2929.48145313383</text:p>
          </table:table-cell>
          <table:table-cell office:value-type="float" office:value="6957.51854686617" calcext:value-type="float">
            <text:p>6957.51854686617</text:p>
          </table:table-cell>
          <table:table-cell office:value-type="float" office:value="9887" calcext:value-type="float">
            <text:p>9887</text:p>
          </table:table-cell>
          <table:table-cell office:value-type="float" office:value="328" calcext:value-type="float">
            <text:p>328</text:p>
          </table:table-cell>
          <table:table-cell office:value-type="float" office:value="1131" calcext:value-type="float">
            <text:p>1131</text:p>
          </table:table-cell>
          <table:table-cell office:value-type="float" office:value="337" calcext:value-type="float">
            <text:p>337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.916099851286464" calcext:value-type="float">
            <text:p>0.916099851286464</text:p>
          </table:table-cell>
          <table:table-cell office:value-type="float" office:value="0.5418108" calcext:value-type="float">
            <text:p>0.5418108</text:p>
          </table:table-cell>
          <table:table-cell office:value-type="float" office:value="0.5403865" calcext:value-type="float">
            <text:p>0.5403865</text:p>
          </table:table-cell>
          <table:table-cell table:style-name="ce6" office:value-type="float" office:value="4552" calcext:value-type="float">
            <text:p>4552</text:p>
          </table:table-cell>
          <table:table-cell office:value-type="float" office:value="1.12091879023914" calcext:value-type="float">
            <text:p>1.1209187902391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10" calcext:value-type="date">
            <text:p>10/06/20</text:p>
          </table:table-cell>
          <table:table-cell office:value-type="float" office:value="2971.68457813383" calcext:value-type="float">
            <text:p>2971.68457813383</text:p>
          </table:table-cell>
          <table:table-cell office:value-type="float" office:value="6988.31542186617" calcext:value-type="float">
            <text:p>6988.31542186617</text:p>
          </table:table-cell>
          <table:table-cell office:value-type="float" office:value="9960" calcext:value-type="float">
            <text:p>9960</text:p>
          </table:table-cell>
          <table:table-cell office:value-type="float" office:value="330" calcext:value-type="float">
            <text:p>330</text:p>
          </table:table-cell>
          <table:table-cell office:value-type="float" office:value="1137" calcext:value-type="float">
            <text:p>1137</text:p>
          </table:table-cell>
          <table:table-cell office:value-type="float" office:value="341" calcext:value-type="float">
            <text:p>341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.930775838855845" calcext:value-type="float">
            <text:p>0.930775838855845</text:p>
          </table:table-cell>
          <table:table-cell office:value-type="float" office:value="0.5387233" calcext:value-type="float">
            <text:p>0.5387233</text:p>
          </table:table-cell>
          <table:table-cell office:value-type="float" office:value="0.5332806" calcext:value-type="float">
            <text:p>0.5332806</text:p>
          </table:table-cell>
          <table:table-cell table:style-name="ce6" office:value-type="float" office:value="4068" calcext:value-type="float">
            <text:p>4068</text:p>
          </table:table-cell>
          <table:table-cell office:value-type="float" office:value="1.13225029643543" calcext:value-type="float">
            <text:p>1.1322502964354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11" calcext:value-type="date">
            <text:p>11/06/20</text:p>
          </table:table-cell>
          <table:table-cell office:value-type="float" office:value="2982.89734409128" calcext:value-type="float">
            <text:p>2982.89734409128</text:p>
          </table:table-cell>
          <table:table-cell office:value-type="float" office:value="7008.10265590872" calcext:value-type="float">
            <text:p>7008.10265590872</text:p>
          </table:table-cell>
          <table:table-cell office:value-type="float" office:value="9991" calcext:value-type="float">
            <text:p>9991</text:p>
          </table:table-cell>
          <table:table-cell office:value-type="float" office:value="328" calcext:value-type="float">
            <text:p>328</text:p>
          </table:table-cell>
          <table:table-cell office:value-type="float" office:value="1136" calcext:value-type="float">
            <text:p>1136</text:p>
          </table:table-cell>
          <table:table-cell office:value-type="float" office:value="340" calcext:value-type="float">
            <text:p>340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.945451826425225" calcext:value-type="float">
            <text:p>0.945451826425225</text:p>
          </table:table-cell>
          <table:table-cell office:value-type="float" office:value="0.5356357" calcext:value-type="float">
            <text:p>0.5356357</text:p>
          </table:table-cell>
          <table:table-cell office:value-type="float" office:value="0.5261747" calcext:value-type="float">
            <text:p>0.5261747</text:p>
          </table:table-cell>
          <table:table-cell table:style-name="ce6" office:value-type="float" office:value="3739" calcext:value-type="float">
            <text:p>3739</text:p>
          </table:table-cell>
          <table:table-cell office:value-type="float" office:value="1.06191676924968" calcext:value-type="float">
            <text:p>1.0619167692496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12" calcext:value-type="date">
            <text:p>12/06/20</text:p>
          </table:table-cell>
          <table:table-cell office:value-type="float" office:value="3017.17995278693" calcext:value-type="float">
            <text:p>3017.17995278693</text:p>
          </table:table-cell>
          <table:table-cell office:value-type="float" office:value="7056.82004721307" calcext:value-type="float">
            <text:p>7056.82004721307</text:p>
          </table:table-cell>
          <table:table-cell office:value-type="float" office:value="10074" calcext:value-type="float">
            <text:p>10074</text:p>
          </table:table-cell>
          <table:table-cell office:value-type="float" office:value="329" calcext:value-type="float">
            <text:p>329</text:p>
          </table:table-cell>
          <table:table-cell office:value-type="float" office:value="1146" calcext:value-type="float">
            <text:p>1146</text:p>
          </table:table-cell>
          <table:table-cell office:value-type="float" office:value="340" calcext:value-type="float">
            <text:p>340</text:p>
          </table:table-cell>
          <table:table-cell office:value-type="float" office:value="5.71428571428571" calcext:value-type="float">
            <text:p>5.71428571428571</text:p>
          </table:table-cell>
          <table:table-cell office:value-type="float" office:value="0.953244422650193" calcext:value-type="float">
            <text:p>0.953244422650193</text:p>
          </table:table-cell>
          <table:table-cell office:value-type="float" office:value="0.5339154" calcext:value-type="float">
            <text:p>0.5339154</text:p>
          </table:table-cell>
          <table:table-cell office:value-type="float" office:value="0.5220482" calcext:value-type="float">
            <text:p>0.5220482</text:p>
          </table:table-cell>
          <table:table-cell table:style-name="ce6" office:value-type="float" office:value="3726" calcext:value-type="float">
            <text:p>3726</text:p>
          </table:table-cell>
          <table:table-cell office:value-type="float" office:value="0.987731437277551" calcext:value-type="float">
            <text:p>0.98773143727755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13" calcext:value-type="date">
            <text:p>13/06/20</text:p>
          </table:table-cell>
          <table:table-cell office:value-type="float" office:value="3038.86177096875" calcext:value-type="float">
            <text:p>3038.86177096875</text:p>
          </table:table-cell>
          <table:table-cell office:value-type="float" office:value="7088.13822903125" calcext:value-type="float">
            <text:p>7088.13822903125</text:p>
          </table:table-cell>
          <table:table-cell office:value-type="float" office:value="10127" calcext:value-type="float">
            <text:p>10127</text:p>
          </table:table-cell>
          <table:table-cell office:value-type="float" office:value="328" calcext:value-type="float">
            <text:p>328</text:p>
          </table:table-cell>
          <table:table-cell office:value-type="float" office:value="1149" calcext:value-type="float">
            <text:p>1149</text:p>
          </table:table-cell>
          <table:table-cell office:value-type="float" office:value="340" calcext:value-type="float">
            <text:p>340</text:p>
          </table:table-cell>
          <table:table-cell office:value-type="float" office:value="6.71428571428571" calcext:value-type="float">
            <text:p>6.71428571428571</text:p>
          </table:table-cell>
          <table:table-cell office:value-type="float" office:value="0.961037018875161" calcext:value-type="float">
            <text:p>0.961037018875161</text:p>
          </table:table-cell>
          <table:table-cell office:value-type="float" office:value="0.532195" calcext:value-type="float">
            <text:p>0.5321950</text:p>
          </table:table-cell>
          <table:table-cell office:value-type="float" office:value="0.5179218" calcext:value-type="float">
            <text:p>0.5179218</text:p>
          </table:table-cell>
          <table:table-cell table:style-name="ce6" office:value-type="float" office:value="1652" calcext:value-type="float">
            <text:p>1652</text:p>
          </table:table-cell>
          <table:table-cell office:value-type="float" office:value="0.918185883636235" calcext:value-type="float">
            <text:p>0.91818588363623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14" calcext:value-type="date">
            <text:p>14/06/20</text:p>
          </table:table-cell>
          <table:table-cell office:value-type="float" office:value="3055.36177096875" calcext:value-type="float">
            <text:p>3055.36177096875</text:p>
          </table:table-cell>
          <table:table-cell office:value-type="float" office:value="7104.63822903125" calcext:value-type="float">
            <text:p>7104.63822903125</text:p>
          </table:table-cell>
          <table:table-cell office:value-type="float" office:value="10160" calcext:value-type="float">
            <text:p>10160</text:p>
          </table:table-cell>
          <table:table-cell office:value-type="float" office:value="329" calcext:value-type="float">
            <text:p>329</text:p>
          </table:table-cell>
          <table:table-cell office:value-type="float" office:value="1150" calcext:value-type="float">
            <text:p>1150</text:p>
          </table:table-cell>
          <table:table-cell office:value-type="float" office:value="339" calcext:value-type="float">
            <text:p>339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0.968829615100129" calcext:value-type="float">
            <text:p>0.968829615100129</text:p>
          </table:table-cell>
          <table:table-cell office:value-type="float" office:value="0.5304747" calcext:value-type="float">
            <text:p>0.5304747</text:p>
          </table:table-cell>
          <table:table-cell office:value-type="float" office:value="0.5137954" calcext:value-type="float">
            <text:p>0.5137954</text:p>
          </table:table-cell>
          <table:table-cell table:style-name="ce6" office:value-type="float" office:value="1121" calcext:value-type="float">
            <text:p>1121</text:p>
          </table:table-cell>
          <table:table-cell office:value-type="float" office:value="0.792884947568855" calcext:value-type="float">
            <text:p>0.79288494756885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15" calcext:value-type="date">
            <text:p>15/06/20</text:p>
          </table:table-cell>
          <table:table-cell office:value-type="float" office:value="3070.36177096875" calcext:value-type="float">
            <text:p>3070.36177096875</text:p>
          </table:table-cell>
          <table:table-cell office:value-type="float" office:value="7129.63822903125" calcext:value-type="float">
            <text:p>7129.63822903125</text:p>
          </table:table-cell>
          <table:table-cell office:value-type="float" office:value="10200" calcext:value-type="float">
            <text:p>10200</text:p>
          </table:table-cell>
          <table:table-cell office:value-type="float" office:value="330" calcext:value-type="float">
            <text:p>330</text:p>
          </table:table-cell>
          <table:table-cell office:value-type="float" office:value="1163" calcext:value-type="float">
            <text:p>1163</text:p>
          </table:table-cell>
          <table:table-cell office:value-type="float" office:value="339" calcext:value-type="float">
            <text:p>339</text:p>
          </table:table-cell>
          <table:table-cell office:value-type="float" office:value="7.71428571428571" calcext:value-type="float">
            <text:p>7.71428571428571</text:p>
          </table:table-cell>
          <table:table-cell office:value-type="float" office:value="0.976622211325097" calcext:value-type="float">
            <text:p>0.976622211325097</text:p>
          </table:table-cell>
          <table:table-cell office:value-type="float" office:value="0.5287543" calcext:value-type="float">
            <text:p>0.5287543</text:p>
          </table:table-cell>
          <table:table-cell office:value-type="float" office:value="0.5096689" calcext:value-type="float">
            <text:p>0.5096689</text:p>
          </table:table-cell>
          <table:table-cell table:style-name="ce6" office:value-type="float" office:value="3673" calcext:value-type="float">
            <text:p>3673</text:p>
          </table:table-cell>
          <table:table-cell office:value-type="float" office:value="1.16538859974927" calcext:value-type="float">
            <text:p>1.1653885997492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16" calcext:value-type="date">
            <text:p>16/06/20</text:p>
          </table:table-cell>
          <table:table-cell office:value-type="float" office:value="3085.54638635336" calcext:value-type="float">
            <text:p>3085.54638635336</text:p>
          </table:table-cell>
          <table:table-cell office:value-type="float" office:value="7161.45361364663" calcext:value-type="float">
            <text:p>7161.45361364663</text:p>
          </table:table-cell>
          <table:table-cell office:value-type="float" office:value="10247" calcext:value-type="float">
            <text:p>10247</text:p>
          </table:table-cell>
          <table:table-cell office:value-type="float" office:value="331" calcext:value-type="float">
            <text:p>331</text:p>
          </table:table-cell>
          <table:table-cell office:value-type="float" office:value="1167" calcext:value-type="float">
            <text:p>1167</text:p>
          </table:table-cell>
          <table:table-cell office:value-type="float" office:value="339" calcext:value-type="float">
            <text:p>339</text:p>
          </table:table-cell>
          <table:table-cell office:value-type="float" office:value="7.57142857142857" calcext:value-type="float">
            <text:p>7.57142857142857</text:p>
          </table:table-cell>
          <table:table-cell office:value-type="float" office:value="0.984414807550064" calcext:value-type="float">
            <text:p>0.984414807550064</text:p>
          </table:table-cell>
          <table:table-cell office:value-type="float" office:value="0.527034" calcext:value-type="float">
            <text:p>0.5270340</text:p>
          </table:table-cell>
          <table:table-cell office:value-type="float" office:value="0.5055425" calcext:value-type="float">
            <text:p>0.5055425</text:p>
          </table:table-cell>
          <table:table-cell table:style-name="ce6" office:value-type="float" office:value="4023" calcext:value-type="float">
            <text:p>4023</text:p>
          </table:table-cell>
          <table:table-cell office:value-type="float" office:value="1.08640058724624" calcext:value-type="float">
            <text:p>1.0864005872462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17" calcext:value-type="date">
            <text:p>17/06/20</text:p>
          </table:table-cell>
          <table:table-cell office:value-type="float" office:value="3114.6109024824" calcext:value-type="float">
            <text:p>3114.6109024824</text:p>
          </table:table-cell>
          <table:table-cell office:value-type="float" office:value="7183.3890975176" calcext:value-type="float">
            <text:p>7183.3890975176</text:p>
          </table:table-cell>
          <table:table-cell office:value-type="float" office:value="10298" calcext:value-type="float">
            <text:p>10298</text:p>
          </table:table-cell>
          <table:table-cell office:value-type="float" office:value="333" calcext:value-type="float">
            <text:p>333</text:p>
          </table:table-cell>
          <table:table-cell office:value-type="float" office:value="1174" calcext:value-type="float">
            <text:p>1174</text:p>
          </table:table-cell>
          <table:table-cell office:value-type="float" office:value="341" calcext:value-type="float">
            <text:p>341</text:p>
          </table:table-cell>
          <table:table-cell office:value-type="float" office:value="7.57142857142857" calcext:value-type="float">
            <text:p>7.57142857142857</text:p>
          </table:table-cell>
          <table:table-cell office:value-type="float" office:value="0.992207403775032" calcext:value-type="float">
            <text:p>0.992207403775032</text:p>
          </table:table-cell>
          <table:table-cell office:value-type="float" office:value="0.5253136" calcext:value-type="float">
            <text:p>0.5253136</text:p>
          </table:table-cell>
          <table:table-cell office:value-type="float" office:value="0.5014161" calcext:value-type="float">
            <text:p>0.5014161</text:p>
          </table:table-cell>
          <table:table-cell table:style-name="ce6" office:value-type="float" office:value="4036" calcext:value-type="float">
            <text:p>4036</text:p>
          </table:table-cell>
          <table:table-cell office:value-type="float" office:value="1.19249324059683" calcext:value-type="float">
            <text:p>1.1924932405968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18" calcext:value-type="date">
            <text:p>18/06/20</text:p>
          </table:table-cell>
          <table:table-cell office:value-type="float" office:value="3169.67756914906" calcext:value-type="float">
            <text:p>3169.67756914906</text:p>
          </table:table-cell>
          <table:table-cell office:value-type="float" office:value="7246.32243085094" calcext:value-type="float">
            <text:p>7246.32243085094</text:p>
          </table:table-cell>
          <table:table-cell office:value-type="float" office:value="10416" calcext:value-type="float">
            <text:p>10416</text:p>
          </table:table-cell>
          <table:table-cell office:value-type="float" office:value="334" calcext:value-type="float">
            <text:p>334</text:p>
          </table:table-cell>
          <table:table-cell office:value-type="float" office:value="1181" calcext:value-type="float">
            <text:p>1181</text:p>
          </table:table-cell>
          <table:table-cell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235933" calcext:value-type="float">
            <text:p>0.5235933</text:p>
          </table:table-cell>
          <table:table-cell office:value-type="float" office:value="0.4972896" calcext:value-type="float">
            <text:p>0.4972896</text:p>
          </table:table-cell>
          <table:table-cell table:style-name="ce6" office:value-type="float" office:value="4403" calcext:value-type="float">
            <text:p>4403</text:p>
          </table:table-cell>
          <table:table-cell office:value-type="float" office:value="0.797592014815393" calcext:value-type="float">
            <text:p>0.79759201481539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19" calcext:value-type="date">
            <text:p>19/06/20</text:p>
          </table:table-cell>
          <table:table-cell office:value-type="float" office:value="3235.67756914906" calcext:value-type="float">
            <text:p>3235.67756914906</text:p>
          </table:table-cell>
          <table:table-cell office:value-type="float" office:value="7306.32243085094" calcext:value-type="float">
            <text:p>7306.32243085094</text:p>
          </table:table-cell>
          <table:table-cell office:value-type="float" office:value="10542" calcext:value-type="float">
            <text:p>10542</text:p>
          </table:table-cell>
          <table:table-cell office:value-type="float" office:value="335" calcext:value-type="float">
            <text:p>335</text:p>
          </table:table-cell>
          <table:table-cell office:value-type="float" office:value="1188" calcext:value-type="float">
            <text:p>1188</text:p>
          </table:table-cell>
          <table:table-cell office:value-type="float" office:value="343" calcext:value-type="float">
            <text:p>343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.996418255697668" calcext:value-type="float">
            <text:p>0.996418255697668</text:p>
          </table:table-cell>
          <table:table-cell office:value-type="float" office:value="0.5217787" calcext:value-type="float">
            <text:p>0.5217787</text:p>
          </table:table-cell>
          <table:table-cell office:value-type="float" office:value="0.4942954" calcext:value-type="float">
            <text:p>0.4942954</text:p>
          </table:table-cell>
          <table:table-cell table:style-name="ce6" office:value-type="float" office:value="3574" calcext:value-type="float">
            <text:p>3574</text:p>
          </table:table-cell>
          <table:table-cell office:value-type="float" office:value="1.09785202436674" calcext:value-type="float">
            <text:p>1.0978520243667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20" calcext:value-type="date">
            <text:p>20/06/20</text:p>
          </table:table-cell>
          <table:table-cell office:value-type="float" office:value="3248.60064607214" calcext:value-type="float">
            <text:p>3248.60064607214</text:p>
          </table:table-cell>
          <table:table-cell office:value-type="float" office:value="7335.39935392786" calcext:value-type="float">
            <text:p>7335.39935392786</text:p>
          </table:table-cell>
          <table:table-cell office:value-type="float" office:value="10584" calcext:value-type="float">
            <text:p>10584</text:p>
          </table:table-cell>
          <table:table-cell office:value-type="float" office:value="336" calcext:value-type="float">
            <text:p>336</text:p>
          </table:table-cell>
          <table:table-cell office:value-type="float" office:value="1192" calcext:value-type="float">
            <text:p>1192</text:p>
          </table:table-cell>
          <table:table-cell office:value-type="float" office:value="345" calcext:value-type="float">
            <text:p>345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0.992836511395336" calcext:value-type="float">
            <text:p>0.992836511395336</text:p>
          </table:table-cell>
          <table:table-cell office:value-type="float" office:value="0.519964" calcext:value-type="float">
            <text:p>0.5199640</text:p>
          </table:table-cell>
          <table:table-cell office:value-type="float" office:value="0.4913011" calcext:value-type="float">
            <text:p>0.4913011</text:p>
          </table:table-cell>
          <table:table-cell table:style-name="ce6" office:value-type="float" office:value="1699" calcext:value-type="float">
            <text:p>1699</text:p>
          </table:table-cell>
          <table:table-cell office:value-type="float" office:value="0.954000361937194" calcext:value-type="float">
            <text:p>0.95400036193719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21" calcext:value-type="date">
            <text:p>21/06/20</text:p>
          </table:table-cell>
          <table:table-cell office:value-type="float" office:value="3267.71829313096" calcext:value-type="float">
            <text:p>3267.71829313096</text:p>
          </table:table-cell>
          <table:table-cell office:value-type="float" office:value="7366.28170686903" calcext:value-type="float">
            <text:p>7366.28170686903</text:p>
          </table:table-cell>
          <table:table-cell office:value-type="float" office:value="10634" calcext:value-type="float">
            <text:p>10634</text:p>
          </table:table-cell>
          <table:table-cell office:value-type="float" office:value="336" calcext:value-type="float">
            <text:p>336</text:p>
          </table:table-cell>
          <table:table-cell office:value-type="float" office:value="1189" calcext:value-type="float">
            <text:p>1189</text:p>
          </table:table-cell>
          <table:table-cell office:value-type="float" office:value="345" calcext:value-type="float">
            <text:p>345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0.989254767093005" calcext:value-type="float">
            <text:p>0.989254767093005</text:p>
          </table:table-cell>
          <table:table-cell office:value-type="float" office:value="0.5181494" calcext:value-type="float">
            <text:p>0.5181494</text:p>
          </table:table-cell>
          <table:table-cell office:value-type="float" office:value="0.4883069" calcext:value-type="float">
            <text:p>0.4883069</text:p>
          </table:table-cell>
          <table:table-cell table:style-name="ce6" office:value-type="float" office:value="1313" calcext:value-type="float">
            <text:p>1313</text:p>
          </table:table-cell>
          <table:table-cell office:value-type="float" office:value="0.94704314531253" calcext:value-type="float">
            <text:p>0.9470431453125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22" calcext:value-type="date">
            <text:p>22/06/20</text:p>
          </table:table-cell>
          <table:table-cell office:value-type="float" office:value="3276.0516264643" calcext:value-type="float">
            <text:p>3276.0516264643</text:p>
          </table:table-cell>
          <table:table-cell office:value-type="float" office:value="7382.9483735357" calcext:value-type="float">
            <text:p>7382.9483735357</text:p>
          </table:table-cell>
          <table:table-cell office:value-type="float" office:value="10659" calcext:value-type="float">
            <text:p>10659</text:p>
          </table:table-cell>
          <table:table-cell office:value-type="float" office:value="336" calcext:value-type="float">
            <text:p>336</text:p>
          </table:table-cell>
          <table:table-cell office:value-type="float" office:value="1193" calcext:value-type="float">
            <text:p>1193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float" office:value="0.985673022790673" calcext:value-type="float">
            <text:p>0.985673022790673</text:p>
          </table:table-cell>
          <table:table-cell office:value-type="float" office:value="0.5163347" calcext:value-type="float">
            <text:p>0.5163347</text:p>
          </table:table-cell>
          <table:table-cell office:value-type="float" office:value="0.4853126" calcext:value-type="float">
            <text:p>0.4853126</text:p>
          </table:table-cell>
          <table:table-cell table:style-name="ce6" office:value-type="float" office:value="3910" calcext:value-type="float">
            <text:p>3910</text:p>
          </table:table-cell>
          <table:table-cell office:value-type="float" office:value="0.87819892664539" calcext:value-type="float">
            <text:p>0.8781989266453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23" calcext:value-type="date">
            <text:p>23/06/20</text:p>
          </table:table-cell>
          <table:table-cell office:value-type="float" office:value="3336.14984075001" calcext:value-type="float">
            <text:p>3336.14984075001</text:p>
          </table:table-cell>
          <table:table-cell office:value-type="float" office:value="7449.85015924999" calcext:value-type="float">
            <text:p>7449.85015924999</text:p>
          </table:table-cell>
          <table:table-cell office:value-type="float" office:value="10786" calcext:value-type="float">
            <text:p>10786</text:p>
          </table:table-cell>
          <table:table-cell office:value-type="float" office:value="339" calcext:value-type="float">
            <text:p>339</text:p>
          </table:table-cell>
          <table:table-cell office:value-type="float" office:value="1200" calcext:value-type="float">
            <text:p>1200</text:p>
          </table:table-cell>
          <table:table-cell office:value-type="float" office:value="348" calcext:value-type="float">
            <text:p>348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.982091278488341" calcext:value-type="float">
            <text:p>0.982091278488341</text:p>
          </table:table-cell>
          <table:table-cell office:value-type="float" office:value="0.5145201" calcext:value-type="float">
            <text:p>0.5145201</text:p>
          </table:table-cell>
          <table:table-cell office:value-type="float" office:value="0.4823184" calcext:value-type="float">
            <text:p>0.4823184</text:p>
          </table:table-cell>
          <table:table-cell table:style-name="ce6" office:value-type="float" office:value="4567" calcext:value-type="float">
            <text:p>4567</text:p>
          </table:table-cell>
          <table:table-cell office:value-type="float" office:value="0.977764026442788" calcext:value-type="float">
            <text:p>0.97776402644278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24" calcext:value-type="date">
            <text:p>24/06/20</text:p>
          </table:table-cell>
          <table:table-cell office:value-type="float" office:value="3378.94331901088" calcext:value-type="float">
            <text:p>3378.94331901088</text:p>
          </table:table-cell>
          <table:table-cell office:value-type="float" office:value="7534.05668098912" calcext:value-type="float">
            <text:p>7534.05668098912</text:p>
          </table:table-cell>
          <table:table-cell office:value-type="float" office:value="10913" calcext:value-type="float">
            <text:p>10913</text:p>
          </table:table-cell>
          <table:table-cell office:value-type="float" office:value="343" calcext:value-type="float">
            <text:p>343</text:p>
          </table:table-cell>
          <table:table-cell office:value-type="float" office:value="1211" calcext:value-type="float">
            <text:p>1211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office:value-type="float" office:value="0.978509534186009" calcext:value-type="float">
            <text:p>0.978509534186009</text:p>
          </table:table-cell>
          <table:table-cell office:value-type="float" office:value="0.5127055" calcext:value-type="float">
            <text:p>0.5127055</text:p>
          </table:table-cell>
          <table:table-cell office:value-type="float" office:value="0.4793241" calcext:value-type="float">
            <text:p>0.4793241</text:p>
          </table:table-cell>
          <table:table-cell table:style-name="ce6" office:value-type="float" office:value="4287" calcext:value-type="float">
            <text:p>4287</text:p>
          </table:table-cell>
          <table:table-cell office:value-type="float" office:value="1.0695749245647" calcext:value-type="float">
            <text:p>1.069574924564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25" calcext:value-type="date">
            <text:p>25/06/20</text:p>
          </table:table-cell>
          <table:table-cell office:value-type="float" office:value="3398.5222663793" calcext:value-type="float">
            <text:p>3398.5222663793</text:p>
          </table:table-cell>
          <table:table-cell office:value-type="float" office:value="7607.4777336207" calcext:value-type="float">
            <text:p>7607.4777336207</text:p>
          </table:table-cell>
          <table:table-cell office:value-type="float" office:value="11006" calcext:value-type="float">
            <text:p>11006</text:p>
          </table:table-cell>
          <table:table-cell office:value-type="float" office:value="345" calcext:value-type="float">
            <text:p>345</text:p>
          </table:table-cell>
          <table:table-cell office:value-type="float" office:value="1210" calcext:value-type="float">
            <text:p>1210</text:p>
          </table:table-cell>
          <table:table-cell office:value-type="float" office:value="357" calcext:value-type="float">
            <text:p>357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0.974927789883678" calcext:value-type="float">
            <text:p>0.974927789883678</text:p>
          </table:table-cell>
          <table:table-cell office:value-type="float" office:value="0.5108908" calcext:value-type="float">
            <text:p>0.5108908</text:p>
          </table:table-cell>
          <table:table-cell office:value-type="float" office:value="0.4763299" calcext:value-type="float">
            <text:p>0.4763299</text:p>
          </table:table-cell>
          <table:table-cell table:style-name="ce6" office:value-type="float" office:value="4047" calcext:value-type="float">
            <text:p>4047</text:p>
          </table:table-cell>
          <table:table-cell office:value-type="float" office:value="1.10950733034838" calcext:value-type="float">
            <text:p>1.1095073303483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26" calcext:value-type="date">
            <text:p>26/06/20</text:p>
          </table:table-cell>
          <table:table-cell office:value-type="float" office:value="3485.68544629562" calcext:value-type="float">
            <text:p>3485.68544629562</text:p>
          </table:table-cell>
          <table:table-cell office:value-type="float" office:value="7688.31455370438" calcext:value-type="float">
            <text:p>7688.31455370438</text:p>
          </table:table-cell>
          <table:table-cell office:value-type="float" office:value="11174" calcext:value-type="float">
            <text:p>11174</text:p>
          </table:table-cell>
          <table:table-cell office:value-type="float" office:value="349" calcext:value-type="float">
            <text:p>349</text:p>
          </table:table-cell>
          <table:table-cell office:value-type="float" office:value="1211" calcext:value-type="float">
            <text:p>1211</text:p>
          </table:table-cell>
          <table:table-cell office:value-type="float" office:value="359" calcext:value-type="float">
            <text:p>359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0.971346045581346" calcext:value-type="float">
            <text:p>0.971346045581346</text:p>
          </table:table-cell>
          <table:table-cell office:value-type="float" office:value="0.5076493" calcext:value-type="float">
            <text:p>0.5076493</text:p>
          </table:table-cell>
          <table:table-cell office:value-type="float" office:value="0.4725625" calcext:value-type="float">
            <text:p>0.4725625</text:p>
          </table:table-cell>
          <table:table-cell table:style-name="ce6" office:value-type="float" office:value="4533" calcext:value-type="float">
            <text:p>4533</text:p>
          </table:table-cell>
          <table:table-cell office:value-type="float" office:value="1.3240102061324" calcext:value-type="float">
            <text:p>1.324010206132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27" calcext:value-type="date">
            <text:p>27/06/20</text:p>
          </table:table-cell>
          <table:table-cell office:value-type="float" office:value="3643.48891450371" calcext:value-type="float">
            <text:p>3643.48891450371</text:p>
          </table:table-cell>
          <table:table-cell office:value-type="float" office:value="7790.51108549629" calcext:value-type="float">
            <text:p>7790.51108549629</text:p>
          </table:table-cell>
          <table:table-cell office:value-type="float" office:value="11434" calcext:value-type="float">
            <text:p>11434</text:p>
          </table:table-cell>
          <table:table-cell office:value-type="float" office:value="349" calcext:value-type="float">
            <text:p>349</text:p>
          </table:table-cell>
          <table:table-cell office:value-type="float" office:value="1211" calcext:value-type="float">
            <text:p>1211</text:p>
          </table:table-cell>
          <table:table-cell office:value-type="float" office:value="360" calcext:value-type="float">
            <text:p>360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.967764301279014" calcext:value-type="float">
            <text:p>0.967764301279014</text:p>
          </table:table-cell>
          <table:table-cell office:value-type="float" office:value="0.5044077" calcext:value-type="float">
            <text:p>0.5044077</text:p>
          </table:table-cell>
          <table:table-cell office:value-type="float" office:value="0.4687952" calcext:value-type="float">
            <text:p>0.4687952</text:p>
          </table:table-cell>
          <table:table-cell table:style-name="ce6" office:value-type="float" office:value="2554" calcext:value-type="float">
            <text:p>2554</text:p>
          </table:table-cell>
          <table:table-cell office:value-type="float" office:value="0.78265534731421" calcext:value-type="float">
            <text:p>0.7826553473142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28" calcext:value-type="date">
            <text:p>28/06/20</text:p>
          </table:table-cell>
          <table:table-cell office:value-type="float" office:value="3789.47182048662" calcext:value-type="float">
            <text:p>3789.47182048662</text:p>
          </table:table-cell>
          <table:table-cell office:value-type="float" office:value="7949.52817951338" calcext:value-type="float">
            <text:p>7949.52817951338</text:p>
          </table:table-cell>
          <table:table-cell office:value-type="float" office:value="11739" calcext:value-type="float">
            <text:p>11739</text:p>
          </table:table-cell>
          <table:table-cell office:value-type="float" office:value="348" calcext:value-type="float">
            <text:p>348</text:p>
          </table:table-cell>
          <table:table-cell office:value-type="float" office:value="1218" calcext:value-type="float">
            <text:p>1218</text:p>
          </table:table-cell>
          <table:table-cell office:value-type="float" office:value="362" calcext:value-type="float">
            <text:p>362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.964182556976682" calcext:value-type="float">
            <text:p>0.964182556976682</text:p>
          </table:table-cell>
          <table:table-cell office:value-type="float" office:value="0.5011662" calcext:value-type="float">
            <text:p>0.5011662</text:p>
          </table:table-cell>
          <table:table-cell office:value-type="float" office:value="0.4650278" calcext:value-type="float">
            <text:p>0.4650278</text:p>
          </table:table-cell>
          <table:table-cell table:style-name="ce6" office:value-type="float" office:value="2423" calcext:value-type="float">
            <text:p>2423</text:p>
          </table:table-cell>
          <table:table-cell office:value-type="float" office:value="0.819595678478" calcext:value-type="float">
            <text:p>0.81959567847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29" calcext:value-type="date">
            <text:p>29/06/20</text:p>
          </table:table-cell>
          <table:table-cell office:value-type="float" office:value="3892.66747266053" calcext:value-type="float">
            <text:p>3892.66747266053</text:p>
          </table:table-cell>
          <table:table-cell office:value-type="float" office:value="8048.33252733947" calcext:value-type="float">
            <text:p>8048.33252733947</text:p>
          </table:table-cell>
          <table:table-cell office:value-type="float" office:value="11941" calcext:value-type="float">
            <text:p>11941</text:p>
          </table:table-cell>
          <table:table-cell office:value-type="float" office:value="348" calcext:value-type="float">
            <text:p>348</text:p>
          </table:table-cell>
          <table:table-cell office:value-type="float" office:value="1223" calcext:value-type="float">
            <text:p>1223</text:p>
          </table:table-cell>
          <table:table-cell office:value-type="float" office:value="359" calcext:value-type="float">
            <text:p>359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.960600812674351" calcext:value-type="float">
            <text:p>0.960600812674351</text:p>
          </table:table-cell>
          <table:table-cell office:value-type="float" office:value="0.4979246" calcext:value-type="float">
            <text:p>0.4979246</text:p>
          </table:table-cell>
          <table:table-cell office:value-type="float" office:value="0.4612604" calcext:value-type="float">
            <text:p>0.4612604</text:p>
          </table:table-cell>
          <table:table-cell table:style-name="ce6" office:value-type="float" office:value="4485" calcext:value-type="float">
            <text:p>4485</text:p>
          </table:table-cell>
          <table:table-cell office:value-type="float" office:value="0.711378214482428" calcext:value-type="float">
            <text:p>0.71137821448242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6-30" calcext:value-type="date">
            <text:p>30/06/20</text:p>
          </table:table-cell>
          <table:table-cell office:value-type="float" office:value="3960.3947453878" calcext:value-type="float">
            <text:p>3960.3947453878</text:p>
          </table:table-cell>
          <table:table-cell office:value-type="float" office:value="8129.60525461219" calcext:value-type="float">
            <text:p>8129.60525461219</text:p>
          </table:table-cell>
          <table:table-cell office:value-type="float" office:value="12090" calcext:value-type="float">
            <text:p>12090</text:p>
          </table:table-cell>
          <table:table-cell office:value-type="float" office:value="349" calcext:value-type="float">
            <text:p>349</text:p>
          </table:table-cell>
          <table:table-cell office:value-type="float" office:value="1230" calcext:value-type="float">
            <text:p>1230</text:p>
          </table:table-cell>
          <table:table-cell office:value-type="float" office:value="360" calcext:value-type="float">
            <text:p>360</text:p>
          </table:table-cell>
          <table:table-cell office:value-type="float" office:value="4.85714285714286" calcext:value-type="float">
            <text:p>4.85714285714286</text:p>
          </table:table-cell>
          <table:table-cell office:value-type="float" office:value="0.957019068372019" calcext:value-type="float">
            <text:p>0.957019068372019</text:p>
          </table:table-cell>
          <table:table-cell office:value-type="float" office:value="0.4946831" calcext:value-type="float">
            <text:p>0.4946831</text:p>
          </table:table-cell>
          <table:table-cell office:value-type="float" office:value="0.4574931" calcext:value-type="float">
            <text:p>0.4574931</text:p>
          </table:table-cell>
          <table:table-cell table:style-name="ce6" office:value-type="float" office:value="4412" calcext:value-type="float">
            <text:p>4412</text:p>
          </table:table-cell>
          <table:table-cell office:value-type="float" office:value="1.16855799567414" calcext:value-type="float">
            <text:p>1.1685579956741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01" calcext:value-type="date">
            <text:p>01/07/20</text:p>
          </table:table-cell>
          <table:table-cell office:value-type="float" office:value="3995.71617395923" calcext:value-type="float">
            <text:p>3995.71617395923</text:p>
          </table:table-cell>
          <table:table-cell office:value-type="float" office:value="8186.28382604077" calcext:value-type="float">
            <text:p>8186.28382604077</text:p>
          </table:table-cell>
          <table:table-cell office:value-type="float" office:value="12182" calcext:value-type="float">
            <text:p>12182</text:p>
          </table:table-cell>
          <table:table-cell office:value-type="float" office:value="349" calcext:value-type="float">
            <text:p>349</text:p>
          </table:table-cell>
          <table:table-cell office:value-type="float" office:value="1241" calcext:value-type="float">
            <text:p>1241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0.953437324069687" calcext:value-type="float">
            <text:p>0.953437324069687</text:p>
          </table:table-cell>
          <table:table-cell office:value-type="float" office:value="0.4914416" calcext:value-type="float">
            <text:p>0.4914416</text:p>
          </table:table-cell>
          <table:table-cell office:value-type="float" office:value="0.4537257" calcext:value-type="float">
            <text:p>0.4537257</text:p>
          </table:table-cell>
          <table:table-cell table:style-name="ce6" office:value-type="float" office:value="4593" calcext:value-type="float">
            <text:p>4593</text:p>
          </table:table-cell>
          <table:table-cell office:value-type="float" office:value="1.24999207908197" calcext:value-type="float">
            <text:p>1.2499920790819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02" calcext:value-type="date">
            <text:p>02/07/20</text:p>
          </table:table-cell>
          <table:table-cell office:value-type="float" office:value="4053.38607687185" calcext:value-type="float">
            <text:p>4053.38607687185</text:p>
          </table:table-cell>
          <table:table-cell office:value-type="float" office:value="8260.61392312814" calcext:value-type="float">
            <text:p>8260.61392312814</text:p>
          </table:table-cell>
          <table:table-cell office:value-type="float" office:value="12314" calcext:value-type="float">
            <text:p>12314</text:p>
          </table:table-cell>
          <table:table-cell office:value-type="float" office:value="353" calcext:value-type="float">
            <text:p>353</text:p>
          </table:table-cell>
          <table:table-cell office:value-type="float" office:value="1245" calcext:value-type="float">
            <text:p>1245</text:p>
          </table:table-cell>
          <table:table-cell office:value-type="float" office:value="364" calcext:value-type="float">
            <text:p>364</text:p>
          </table:table-cell>
          <table:table-cell office:value-type="float" office:value="5.14285714285714" calcext:value-type="float">
            <text:p>5.14285714285714</text:p>
          </table:table-cell>
          <table:table-cell office:value-type="float" office:value="0.949855579767355" calcext:value-type="float">
            <text:p>0.949855579767355</text:p>
          </table:table-cell>
          <table:table-cell office:value-type="float" office:value="0.4882" calcext:value-type="float">
            <text:p>0.4882000</text:p>
          </table:table-cell>
          <table:table-cell office:value-type="float" office:value="0.4499583" calcext:value-type="float">
            <text:p>0.4499583</text:p>
          </table:table-cell>
          <table:table-cell table:style-name="ce6" office:value-type="float" office:value="4665" calcext:value-type="float">
            <text:p>4665</text:p>
          </table:table-cell>
          <table:table-cell office:value-type="float" office:value="0.996780789445677" calcext:value-type="float">
            <text:p>0.99678078944567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03" calcext:value-type="date">
            <text:p>03/07/20</text:p>
          </table:table-cell>
          <table:table-cell office:value-type="float" office:value="4101.00859342814" calcext:value-type="float">
            <text:p>4101.00859342814</text:p>
          </table:table-cell>
          <table:table-cell office:value-type="float" office:value="8353.99140657185" calcext:value-type="float">
            <text:p>8353.99140657185</text:p>
          </table:table-cell>
          <table:table-cell office:value-type="float" office:value="12455" calcext:value-type="float">
            <text:p>12455</text:p>
          </table:table-cell>
          <table:table-cell office:value-type="float" office:value="353" calcext:value-type="float">
            <text:p>353</text:p>
          </table:table-cell>
          <table:table-cell office:value-type="float" office:value="1246" calcext:value-type="float">
            <text:p>1246</text:p>
          </table:table-cell>
          <table:table-cell office:value-type="float" office:value="364" calcext:value-type="float">
            <text:p>364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0.951470122482433" calcext:value-type="float">
            <text:p>0.951470122482433</text:p>
          </table:table-cell>
          <table:table-cell office:value-type="float" office:value="0.4871053" calcext:value-type="float">
            <text:p>0.4871053</text:p>
          </table:table-cell>
          <table:table-cell office:value-type="float" office:value="0.4488728" calcext:value-type="float">
            <text:p>0.4488728</text:p>
          </table:table-cell>
          <table:table-cell table:style-name="ce6" office:value-type="float" office:value="5109" calcext:value-type="float">
            <text:p>5109</text:p>
          </table:table-cell>
          <table:table-cell office:value-type="float" office:value="1.25368716382665" calcext:value-type="float">
            <text:p>1.2536871638266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04" calcext:value-type="date">
            <text:p>04/07/20</text:p>
          </table:table-cell>
          <table:table-cell office:value-type="float" office:value="4148.22810562327" calcext:value-type="float">
            <text:p>4148.22810562327</text:p>
          </table:table-cell>
          <table:table-cell office:value-type="float" office:value="8427.77189437673" calcext:value-type="float">
            <text:p>8427.77189437673</text:p>
          </table:table-cell>
          <table:table-cell office:value-type="float" office:value="12576" calcext:value-type="float">
            <text:p>12576</text:p>
          </table:table-cell>
          <table:table-cell office:value-type="float" office:value="351" calcext:value-type="float">
            <text:p>351</text:p>
          </table:table-cell>
          <table:table-cell office:value-type="float" office:value="1249" calcext:value-type="float">
            <text:p>1249</text:p>
          </table:table-cell>
          <table:table-cell office:value-type="float" office:value="364" calcext:value-type="float">
            <text:p>364</text:p>
          </table:table-cell>
          <table:table-cell office:value-type="float" office:value="6.42857142857143" calcext:value-type="float">
            <text:p>6.42857142857143</text:p>
          </table:table-cell>
          <table:table-cell office:value-type="float" office:value="0.95308466519751" calcext:value-type="float">
            <text:p>0.95308466519751</text:p>
          </table:table-cell>
          <table:table-cell office:value-type="float" office:value="0.4860106" calcext:value-type="float">
            <text:p>0.4860106</text:p>
          </table:table-cell>
          <table:table-cell office:value-type="float" office:value="0.4477872" calcext:value-type="float">
            <text:p>0.4477872</text:p>
          </table:table-cell>
          <table:table-cell table:style-name="ce6" office:value-type="float" office:value="1687" calcext:value-type="float">
            <text:p>1687</text:p>
          </table:table-cell>
          <table:table-cell office:value-type="float" office:value="0.939622500801" calcext:value-type="float">
            <text:p>0.93962250080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05" calcext:value-type="date">
            <text:p>05/07/20</text:p>
          </table:table-cell>
          <table:table-cell office:value-type="float" office:value="4172.83748062327" calcext:value-type="float">
            <text:p>4172.83748062327</text:p>
          </table:table-cell>
          <table:table-cell office:value-type="float" office:value="8478.16251937673" calcext:value-type="float">
            <text:p>8478.16251937673</text:p>
          </table:table-cell>
          <table:table-cell office:value-type="float" office:value="12651" calcext:value-type="float">
            <text:p>12651</text:p>
          </table:table-cell>
          <table:table-cell office:value-type="float" office:value="348" calcext:value-type="float">
            <text:p>348</text:p>
          </table:table-cell>
          <table:table-cell office:value-type="float" office:value="1256" calcext:value-type="float">
            <text:p>1256</text:p>
          </table:table-cell>
          <table:table-cell office:value-type="float" office:value="361" calcext:value-type="float">
            <text:p>361</text:p>
          </table:table-cell>
          <table:table-cell office:value-type="float" office:value="8.14285714285714" calcext:value-type="float">
            <text:p>8.14285714285714</text:p>
          </table:table-cell>
          <table:table-cell office:value-type="float" office:value="0.954699207912587" calcext:value-type="float">
            <text:p>0.954699207912587</text:p>
          </table:table-cell>
          <table:table-cell office:value-type="float" office:value="0.484916" calcext:value-type="float">
            <text:p>0.4849160</text:p>
          </table:table-cell>
          <table:table-cell office:value-type="float" office:value="0.4467017" calcext:value-type="float">
            <text:p>0.4467017</text:p>
          </table:table-cell>
          <table:table-cell table:style-name="ce6" office:value-type="float" office:value="1524" calcext:value-type="float">
            <text:p>1524</text:p>
          </table:table-cell>
          <table:table-cell office:value-type="float" office:value="0.972090837057056" calcext:value-type="float">
            <text:p>0.97209083705705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06" calcext:value-type="date">
            <text:p>06/07/20</text:p>
          </table:table-cell>
          <table:table-cell office:value-type="float" office:value="4185.74887302833" calcext:value-type="float">
            <text:p>4185.74887302833</text:p>
          </table:table-cell>
          <table:table-cell office:value-type="float" office:value="8516.25112697167" calcext:value-type="float">
            <text:p>8516.25112697167</text:p>
          </table:table-cell>
          <table:table-cell office:value-type="float" office:value="12702" calcext:value-type="float">
            <text:p>12702</text:p>
          </table:table-cell>
          <table:table-cell office:value-type="float" office:value="350" calcext:value-type="float">
            <text:p>350</text:p>
          </table:table-cell>
          <table:table-cell office:value-type="float" office:value="1255" calcext:value-type="float">
            <text:p>1255</text:p>
          </table:table-cell>
          <table:table-cell office:value-type="float" office:value="360" calcext:value-type="float">
            <text:p>360</text:p>
          </table:table-cell>
          <table:table-cell office:value-type="float" office:value="9.28571428571429" calcext:value-type="float">
            <text:p>9.28571428571429</text:p>
          </table:table-cell>
          <table:table-cell office:value-type="float" office:value="0.956313750627665" calcext:value-type="float">
            <text:p>0.956313750627665</text:p>
          </table:table-cell>
          <table:table-cell office:value-type="float" office:value="0.4838213" calcext:value-type="float">
            <text:p>0.4838213</text:p>
          </table:table-cell>
          <table:table-cell office:value-type="float" office:value="0.4456161" calcext:value-type="float">
            <text:p>0.4456161</text:p>
          </table:table-cell>
          <table:table-cell table:style-name="ce6" office:value-type="float" office:value="1714" calcext:value-type="float">
            <text:p>1714</text:p>
          </table:table-cell>
          <table:table-cell office:value-type="float" office:value="0.77388969430552" calcext:value-type="float">
            <text:p>0.7738896943055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07" calcext:value-type="date">
            <text:p>07/07/20</text:p>
          </table:table-cell>
          <table:table-cell office:value-type="float" office:value="4239.93637302833" calcext:value-type="float">
            <text:p>4239.93637302833</text:p>
          </table:table-cell>
          <table:table-cell office:value-type="float" office:value="8581.06362697167" calcext:value-type="float">
            <text:p>8581.06362697167</text:p>
          </table:table-cell>
          <table:table-cell office:value-type="float" office:value="12821" calcext:value-type="float">
            <text:p>12821</text:p>
          </table:table-cell>
          <table:table-cell office:value-type="float" office:value="351" calcext:value-type="float">
            <text:p>351</text:p>
          </table:table-cell>
          <table:table-cell office:value-type="float" office:value="1265" calcext:value-type="float">
            <text:p>1265</text:p>
          </table:table-cell>
          <table:table-cell office:value-type="float" office:value="362" calcext:value-type="float">
            <text:p>362</text:p>
          </table:table-cell>
          <table:table-cell office:value-type="float" office:value="9.85714285714286" calcext:value-type="float">
            <text:p>9.85714285714286</text:p>
          </table:table-cell>
          <table:table-cell office:value-type="float" office:value="0.957928293342742" calcext:value-type="float">
            <text:p>0.957928293342742</text:p>
          </table:table-cell>
          <table:table-cell office:value-type="float" office:value="0.4827266" calcext:value-type="float">
            <text:p>0.4827266</text:p>
          </table:table-cell>
          <table:table-cell office:value-type="float" office:value="0.4445306" calcext:value-type="float">
            <text:p>0.4445306</text:p>
          </table:table-cell>
          <table:table-cell table:style-name="ce6" office:value-type="float" office:value="4159" calcext:value-type="float">
            <text:p>4159</text:p>
          </table:table-cell>
          <table:table-cell office:value-type="float" office:value="1.00319835624581" calcext:value-type="float">
            <text:p>1.0031983562458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08" calcext:value-type="date">
            <text:p>08/07/20</text:p>
          </table:table-cell>
          <table:table-cell office:value-type="float" office:value="4281.10658579429" calcext:value-type="float">
            <text:p>4281.10658579429</text:p>
          </table:table-cell>
          <table:table-cell office:value-type="float" office:value="8668.89341420571" calcext:value-type="float">
            <text:p>8668.89341420571</text:p>
          </table:table-cell>
          <table:table-cell office:value-type="float" office:value="12950" calcext:value-type="float">
            <text:p>12950</text:p>
          </table:table-cell>
          <table:table-cell office:value-type="float" office:value="351" calcext:value-type="float">
            <text:p>351</text:p>
          </table:table-cell>
          <table:table-cell office:value-type="float" office:value="1291" calcext:value-type="float">
            <text:p>1291</text:p>
          </table:table-cell>
          <table:table-cell office:value-type="float" office:value="361" calcext:value-type="float">
            <text:p>361</text:p>
          </table:table-cell>
          <table:table-cell office:value-type="float" office:value="12.4285714285714" calcext:value-type="float">
            <text:p>12.4285714285714</text:p>
          </table:table-cell>
          <table:table-cell office:value-type="float" office:value="0.95954283605782" calcext:value-type="float">
            <text:p>0.95954283605782</text:p>
          </table:table-cell>
          <table:table-cell office:value-type="float" office:value="0.4816319" calcext:value-type="float">
            <text:p>0.4816319</text:p>
          </table:table-cell>
          <table:table-cell office:value-type="float" office:value="0.443445" calcext:value-type="float">
            <text:p>0.4434450</text:p>
          </table:table-cell>
          <table:table-cell table:style-name="ce6" office:value-type="float" office:value="5406" calcext:value-type="float">
            <text:p>5406</text:p>
          </table:table-cell>
          <table:table-cell office:value-type="float" office:value="0.939016464552572" calcext:value-type="float">
            <text:p>0.93901646455257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09" calcext:value-type="date">
            <text:p>09/07/20</text:p>
          </table:table-cell>
          <table:table-cell office:value-type="float" office:value="4317.16719185489" calcext:value-type="float">
            <text:p>4317.16719185489</text:p>
          </table:table-cell>
          <table:table-cell office:value-type="float" office:value="8737.8328081451" calcext:value-type="float">
            <text:p>8737.8328081451</text:p>
          </table:table-cell>
          <table:table-cell office:value-type="float" office:value="13055" calcext:value-type="float">
            <text:p>13055</text:p>
          </table:table-cell>
          <table:table-cell office:value-type="float" office:value="352" calcext:value-type="float">
            <text:p>352</text:p>
          </table:table-cell>
          <table:table-cell office:value-type="float" office:value="1286" calcext:value-type="float">
            <text:p>1286</text:p>
          </table:table-cell>
          <table:table-cell office:value-type="float" office:value="367" calcext:value-type="float">
            <text:p>367</text:p>
          </table:table-cell>
          <table:table-cell office:value-type="float" office:value="13.7142857142857" calcext:value-type="float">
            <text:p>13.7142857142857</text:p>
          </table:table-cell>
          <table:table-cell office:value-type="float" office:value="0.961157378772897" calcext:value-type="float">
            <text:p>0.961157378772897</text:p>
          </table:table-cell>
          <table:table-cell office:value-type="float" office:value="0.4805372" calcext:value-type="float">
            <text:p>0.4805372</text:p>
          </table:table-cell>
          <table:table-cell office:value-type="float" office:value="0.4423595" calcext:value-type="float">
            <text:p>0.4423595</text:p>
          </table:table-cell>
          <table:table-cell table:style-name="ce6" office:value-type="float" office:value="4682" calcext:value-type="float">
            <text:p>4682</text:p>
          </table:table-cell>
          <table:table-cell office:value-type="float" office:value="0.939555658407403" calcext:value-type="float">
            <text:p>0.93955565840740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10" calcext:value-type="date">
            <text:p>10/07/20</text:p>
          </table:table-cell>
          <table:table-cell office:value-type="float" office:value="4349.60675229445" calcext:value-type="float">
            <text:p>4349.60675229445</text:p>
          </table:table-cell>
          <table:table-cell office:value-type="float" office:value="8787.39324770554" calcext:value-type="float">
            <text:p>8787.39324770554</text:p>
          </table:table-cell>
          <table:table-cell office:value-type="float" office:value="13137" calcext:value-type="float">
            <text:p>13137</text:p>
          </table:table-cell>
          <table:table-cell office:value-type="float" office:value="352" calcext:value-type="float">
            <text:p>352</text:p>
          </table:table-cell>
          <table:table-cell office:value-type="float" office:value="1290" calcext:value-type="float">
            <text:p>1290</text:p>
          </table:table-cell>
          <table:table-cell office:value-type="float" office:value="367" calcext:value-type="float">
            <text:p>367</text:p>
          </table:table-cell>
          <table:table-cell office:value-type="float" office:value="13.5714285714286" calcext:value-type="float">
            <text:p>13.5714285714286</text:p>
          </table:table-cell>
          <table:table-cell office:value-type="float" office:value="0.958591307502941" calcext:value-type="float">
            <text:p>0.958591307502941</text:p>
          </table:table-cell>
          <table:table-cell office:value-type="float" office:value="0.4794425" calcext:value-type="float">
            <text:p>0.4794425</text:p>
          </table:table-cell>
          <table:table-cell office:value-type="float" office:value="0.4412739" calcext:value-type="float">
            <text:p>0.4412739</text:p>
          </table:table-cell>
          <table:table-cell table:style-name="ce6" office:value-type="float" office:value="5333" calcext:value-type="float">
            <text:p>5333</text:p>
          </table:table-cell>
          <table:table-cell office:value-type="float" office:value="1.45556015251764" calcext:value-type="float">
            <text:p>1.4555601525176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11" calcext:value-type="date">
            <text:p>11/07/20</text:p>
          </table:table-cell>
          <table:table-cell office:value-type="float" office:value="4379.4638951516" calcext:value-type="float">
            <text:p>4379.4638951516</text:p>
          </table:table-cell>
          <table:table-cell office:value-type="float" office:value="8871.5361048484" calcext:value-type="float">
            <text:p>8871.5361048484</text:p>
          </table:table-cell>
          <table:table-cell office:value-type="float" office:value="13251" calcext:value-type="float">
            <text:p>13251</text:p>
          </table:table-cell>
          <table:table-cell office:value-type="float" office:value="352" calcext:value-type="float">
            <text:p>352</text:p>
          </table:table-cell>
          <table:table-cell office:value-type="float" office:value="1287" calcext:value-type="float">
            <text:p>1287</text:p>
          </table:table-cell>
          <table:table-cell office:value-type="float" office:value="366" calcext:value-type="float">
            <text:p>366</text:p>
          </table:table-cell>
          <table:table-cell office:value-type="float" office:value="14.1428571428571" calcext:value-type="float">
            <text:p>14.1428571428571</text:p>
          </table:table-cell>
          <table:table-cell office:value-type="float" office:value="0.956025236232985" calcext:value-type="float">
            <text:p>0.956025236232985</text:p>
          </table:table-cell>
          <table:table-cell office:value-type="float" office:value="0.4783478" calcext:value-type="float">
            <text:p>0.4783478</text:p>
          </table:table-cell>
          <table:table-cell office:value-type="float" office:value="0.4401884" calcext:value-type="float">
            <text:p>0.4401884</text:p>
          </table:table-cell>
          <table:table-cell table:style-name="ce6" office:value-type="float" office:value="2321" calcext:value-type="float">
            <text:p>2321</text:p>
          </table:table-cell>
          <table:table-cell office:value-type="float" office:value="1.03181395651748" calcext:value-type="float">
            <text:p>1.0318139565174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12" calcext:value-type="date">
            <text:p>12/07/20</text:p>
          </table:table-cell>
          <table:table-cell office:value-type="float" office:value="4401.37818086588" calcext:value-type="float">
            <text:p>4401.37818086588</text:p>
          </table:table-cell>
          <table:table-cell office:value-type="float" office:value="8908.62181913411" calcext:value-type="float">
            <text:p>8908.62181913411</text:p>
          </table:table-cell>
          <table:table-cell office:value-type="float" office:value="13310" calcext:value-type="float">
            <text:p>13310</text:p>
          </table:table-cell>
          <table:table-cell office:value-type="float" office:value="352" calcext:value-type="float">
            <text:p>352</text:p>
          </table:table-cell>
          <table:table-cell office:value-type="float" office:value="1290" calcext:value-type="float">
            <text:p>1290</text:p>
          </table:table-cell>
          <table:table-cell office:value-type="float" office:value="367" calcext:value-type="float">
            <text:p>367</text:p>
          </table:table-cell>
          <table:table-cell office:value-type="float" office:value="13.5714285714286" calcext:value-type="float">
            <text:p>13.5714285714286</text:p>
          </table:table-cell>
          <table:table-cell office:value-type="float" office:value="0.953459164963029" calcext:value-type="float">
            <text:p>0.953459164963029</text:p>
          </table:table-cell>
          <table:table-cell office:value-type="float" office:value="0.4772531" calcext:value-type="float">
            <text:p>0.4772531</text:p>
          </table:table-cell>
          <table:table-cell office:value-type="float" office:value="0.4391029" calcext:value-type="float">
            <text:p>0.4391029</text:p>
          </table:table-cell>
          <table:table-cell table:style-name="ce6" office:value-type="float" office:value="1787" calcext:value-type="float">
            <text:p>1787</text:p>
          </table:table-cell>
          <table:table-cell office:value-type="float" office:value="0.894525923620833" calcext:value-type="float">
            <text:p>0.89452592362083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13" calcext:value-type="date">
            <text:p>13/07/20</text:p>
          </table:table-cell>
          <table:table-cell office:value-type="float" office:value="4420.46590016413" calcext:value-type="float">
            <text:p>4420.46590016413</text:p>
          </table:table-cell>
          <table:table-cell office:value-type="float" office:value="8953.53409983587" calcext:value-type="float">
            <text:p>8953.53409983587</text:p>
          </table:table-cell>
          <table:table-cell office:value-type="float" office:value="13374" calcext:value-type="float">
            <text:p>13374</text:p>
          </table:table-cell>
          <table:table-cell office:value-type="float" office:value="353" calcext:value-type="float">
            <text:p>353</text:p>
          </table:table-cell>
          <table:table-cell office:value-type="float" office:value="1297" calcext:value-type="float">
            <text:p>1297</text:p>
          </table:table-cell>
          <table:table-cell office:value-type="float" office:value="372" calcext:value-type="float">
            <text:p>372</text:p>
          </table:table-cell>
          <table:table-cell office:value-type="float" office:value="13.2857142857143" calcext:value-type="float">
            <text:p>13.2857142857143</text:p>
          </table:table-cell>
          <table:table-cell office:value-type="float" office:value="0.950893093693074" calcext:value-type="float">
            <text:p>0.950893093693074</text:p>
          </table:table-cell>
          <table:table-cell office:value-type="float" office:value="0.4761584" calcext:value-type="float">
            <text:p>0.4761584</text:p>
          </table:table-cell>
          <table:table-cell office:value-type="float" office:value="0.4380173" calcext:value-type="float">
            <text:p>0.4380173</text:p>
          </table:table-cell>
          <table:table-cell table:style-name="ce6" office:value-type="float" office:value="4424" calcext:value-type="float">
            <text:p>4424</text:p>
          </table:table-cell>
          <table:table-cell office:value-type="float" office:value="0.61899856361422" calcext:value-type="float">
            <text:p>0.6189985636142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14" calcext:value-type="date">
            <text:p>14/07/20</text:p>
          </table:table-cell>
          <table:table-cell office:value-type="float" office:value="4464.10996796074" calcext:value-type="float">
            <text:p>4464.10996796074</text:p>
          </table:table-cell>
          <table:table-cell office:value-type="float" office:value="9012.89003203926" calcext:value-type="float">
            <text:p>9012.89003203926</text:p>
          </table:table-cell>
          <table:table-cell office:value-type="float" office:value="13477" calcext:value-type="float">
            <text:p>13477</text:p>
          </table:table-cell>
          <table:table-cell office:value-type="float" office:value="355" calcext:value-type="float">
            <text:p>355</text:p>
          </table:table-cell>
          <table:table-cell office:value-type="float" office:value="1300" calcext:value-type="float">
            <text:p>1300</text:p>
          </table:table-cell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  <table:table-cell office:value-type="float" office:value="0.948327022423118" calcext:value-type="float">
            <text:p>0.948327022423118</text:p>
          </table:table-cell>
          <table:table-cell office:value-type="float" office:value="0.4750637" calcext:value-type="float">
            <text:p>0.4750637</text:p>
          </table:table-cell>
          <table:table-cell office:value-type="float" office:value="0.4369318" calcext:value-type="float">
            <text:p>0.4369318</text:p>
          </table:table-cell>
          <table:table-cell table:style-name="ce6" office:value-type="float" office:value="4802" calcext:value-type="float">
            <text:p>4802</text:p>
          </table:table-cell>
          <table:table-cell office:value-type="float" office:value="1.10867936803046" calcext:value-type="float">
            <text:p>1.1086793680304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15" calcext:value-type="date">
            <text:p>15/07/20</text:p>
          </table:table-cell>
          <table:table-cell office:value-type="float" office:value="4516.83127943615" calcext:value-type="float">
            <text:p>4516.83127943615</text:p>
          </table:table-cell>
          <table:table-cell office:value-type="float" office:value="9094.16872056385" calcext:value-type="float">
            <text:p>9094.16872056385</text:p>
          </table:table-cell>
          <table:table-cell office:value-type="float" office:value="13611" calcext:value-type="float">
            <text:p>13611</text:p>
          </table:table-cell>
          <table:table-cell office:value-type="float" office:value="355" calcext:value-type="float">
            <text:p>355</text:p>
          </table:table-cell>
          <table:table-cell office:value-type="float" office:value="1317" calcext:value-type="float">
            <text:p>1317</text:p>
          </table:table-cell>
          <table:table-cell office:value-type="float" office:value="372" calcext:value-type="float">
            <text:p>372</text:p>
          </table:table-cell>
          <table:table-cell office:value-type="float" office:value="13.2857142857143" calcext:value-type="float">
            <text:p>13.2857142857143</text:p>
          </table:table-cell>
          <table:table-cell office:value-type="float" office:value="0.945760951153162" calcext:value-type="float">
            <text:p>0.945760951153162</text:p>
          </table:table-cell>
          <table:table-cell office:value-type="float" office:value="0.473969" calcext:value-type="float">
            <text:p>0.4739690</text:p>
          </table:table-cell>
          <table:table-cell office:value-type="float" office:value="0.4358462" calcext:value-type="float">
            <text:p>0.4358462</text:p>
          </table:table-cell>
          <table:table-cell table:style-name="ce6" office:value-type="float" office:value="4694" calcext:value-type="float">
            <text:p>4694</text:p>
          </table:table-cell>
          <table:table-cell office:value-type="float" office:value="0.995876571767223" calcext:value-type="float">
            <text:p>0.99587657176722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16" calcext:value-type="date">
            <text:p>16/07/20</text:p>
          </table:table-cell>
          <table:table-cell office:value-type="float" office:value="4557.38327943615" calcext:value-type="float">
            <text:p>4557.38327943615</text:p>
          </table:table-cell>
          <table:table-cell office:value-type="float" office:value="9190.61672056385" calcext:value-type="float">
            <text:p>9190.61672056385</text:p>
          </table:table-cell>
          <table:table-cell office:value-type="float" office:value="13748" calcext:value-type="float">
            <text:p>13748</text:p>
          </table:table-cell>
          <table:table-cell office:value-type="float" office:value="355" calcext:value-type="float">
            <text:p>355</text:p>
          </table:table-cell>
          <table:table-cell office:value-type="float" office:value="1322" calcext:value-type="float">
            <text:p>1322</text:p>
          </table:table-cell>
          <table:table-cell office:value-type="float" office:value="376" calcext:value-type="float">
            <text:p>376</text:p>
          </table:table-cell>
          <table:table-cell office:value-type="float" office:value="14.7142857142857" calcext:value-type="float">
            <text:p>14.7142857142857</text:p>
          </table:table-cell>
          <table:table-cell office:value-type="float" office:value="0.943194879883206" calcext:value-type="float">
            <text:p>0.943194879883206</text:p>
          </table:table-cell>
          <table:table-cell office:value-type="float" office:value="0.4728743" calcext:value-type="float">
            <text:p>0.4728743</text:p>
          </table:table-cell>
          <table:table-cell office:value-type="float" office:value="0.4347607" calcext:value-type="float">
            <text:p>0.4347607</text:p>
          </table:table-cell>
          <table:table-cell table:style-name="ce6" office:value-type="float" office:value="4730" calcext:value-type="float">
            <text:p>4730</text:p>
          </table:table-cell>
          <table:table-cell office:value-type="float" office:value="1.1568781789366" calcext:value-type="float">
            <text:p>1.156878178936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17" calcext:value-type="date">
            <text:p>17/07/20</text:p>
          </table:table-cell>
          <table:table-cell office:value-type="float" office:value="4623.80663710038" calcext:value-type="float">
            <text:p>4623.80663710038</text:p>
          </table:table-cell>
          <table:table-cell office:value-type="float" office:value="9254.19336289961" calcext:value-type="float">
            <text:p>9254.19336289961</text:p>
          </table:table-cell>
          <table:table-cell office:value-type="float" office:value="13878" calcext:value-type="float">
            <text:p>13878</text:p>
          </table:table-cell>
          <table:table-cell office:value-type="float" office:value="358" calcext:value-type="float">
            <text:p>358</text:p>
          </table:table-cell>
          <table:table-cell office:value-type="float" office:value="1327" calcext:value-type="float">
            <text:p>1327</text:p>
          </table:table-cell>
          <table:table-cell office:value-type="float" office:value="378" calcext:value-type="float">
            <text:p>378</text:p>
          </table:table-cell>
          <table:table-cell office:value-type="float" office:value="16.1428571428571" calcext:value-type="float">
            <text:p>16.1428571428571</text:p>
          </table:table-cell>
          <table:table-cell office:value-type="float" office:value="0.940628808613251" calcext:value-type="float">
            <text:p>0.940628808613251</text:p>
          </table:table-cell>
          <table:table-cell office:value-type="float" office:value="0.4717796" calcext:value-type="float">
            <text:p>0.4717796</text:p>
          </table:table-cell>
          <table:table-cell office:value-type="float" office:value="0.4336751" calcext:value-type="float">
            <text:p>0.4336751</text:p>
          </table:table-cell>
          <table:table-cell table:style-name="ce6" office:value-type="float" office:value="4727" calcext:value-type="float">
            <text:p>4727</text:p>
          </table:table-cell>
          <table:table-cell office:value-type="float" office:value="1.28127921643273" calcext:value-type="float">
            <text:p>1.2812792164327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18" calcext:value-type="date">
            <text:p>18/07/20</text:p>
          </table:table-cell>
          <table:table-cell office:value-type="float" office:value="4680.30663710038" calcext:value-type="float">
            <text:p>4680.30663710038</text:p>
          </table:table-cell>
          <table:table-cell office:value-type="float" office:value="9310.69336289961" calcext:value-type="float">
            <text:p>9310.69336289961</text:p>
          </table:table-cell>
          <table:table-cell office:value-type="float" office:value="13991" calcext:value-type="float">
            <text:p>13991</text:p>
          </table:table-cell>
          <table:table-cell office:value-type="float" office:value="358" calcext:value-type="float">
            <text:p>358</text:p>
          </table:table-cell>
          <table:table-cell office:value-type="float" office:value="1330" calcext:value-type="float">
            <text:p>1330</text:p>
          </table:table-cell>
          <table:table-cell office:value-type="float" office:value="377" calcext:value-type="float">
            <text:p>377</text:p>
          </table:table-cell>
          <table:table-cell office:value-type="float" office:value="16.4285714285714" calcext:value-type="float">
            <text:p>16.4285714285714</text:p>
          </table:table-cell>
          <table:table-cell office:value-type="float" office:value="0.938062737343295" calcext:value-type="float">
            <text:p>0.938062737343295</text:p>
          </table:table-cell>
          <table:table-cell office:value-type="float" office:value="0.470685" calcext:value-type="float">
            <text:p>0.4706850</text:p>
          </table:table-cell>
          <table:table-cell office:value-type="float" office:value="0.4325896" calcext:value-type="float">
            <text:p>0.4325896</text:p>
          </table:table-cell>
          <table:table-cell table:style-name="ce6" office:value-type="float" office:value="2334" calcext:value-type="float">
            <text:p>2334</text:p>
          </table:table-cell>
          <table:table-cell office:value-type="float" office:value="1.10350558484789" calcext:value-type="float">
            <text:p>1.1035055848478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19" calcext:value-type="date">
            <text:p>19/07/20</text:p>
          </table:table-cell>
          <table:table-cell office:value-type="float" office:value="4717.80663710038" calcext:value-type="float">
            <text:p>4717.80663710038</text:p>
          </table:table-cell>
          <table:table-cell office:value-type="float" office:value="9363.19336289961" calcext:value-type="float">
            <text:p>9363.19336289961</text:p>
          </table:table-cell>
          <table:table-cell office:value-type="float" office:value="14081" calcext:value-type="float">
            <text:p>14081</text:p>
          </table:table-cell>
          <table:table-cell office:value-type="float" office:value="359" calcext:value-type="float">
            <text:p>359</text:p>
          </table:table-cell>
          <table:table-cell office:value-type="float" office:value="1335" calcext:value-type="float">
            <text:p>1335</text:p>
          </table:table-cell>
          <table:table-cell office:value-type="float" office:value="378" calcext:value-type="float">
            <text:p>378</text:p>
          </table:table-cell>
          <table:table-cell office:value-type="float" office:value="18" calcext:value-type="float">
            <text:p>18</text:p>
          </table:table-cell>
          <table:table-cell office:value-type="float" office:value="0.935496666073339" calcext:value-type="float">
            <text:p>0.935496666073339</text:p>
          </table:table-cell>
          <table:table-cell office:value-type="float" office:value="0.4695903" calcext:value-type="float">
            <text:p>0.4695903</text:p>
          </table:table-cell>
          <table:table-cell office:value-type="float" office:value="0.431504" calcext:value-type="float">
            <text:p>0.4315040</text:p>
          </table:table-cell>
          <table:table-cell table:style-name="ce6" office:value-type="float" office:value="1830" calcext:value-type="float">
            <text:p>1830</text:p>
          </table:table-cell>
          <table:table-cell office:value-type="float" office:value="0.884768951088764" calcext:value-type="float">
            <text:p>0.88476895108876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20" calcext:value-type="date">
            <text:p>20/07/20</text:p>
          </table:table-cell>
          <table:table-cell office:value-type="float" office:value="4785.10362958158" calcext:value-type="float">
            <text:p>4785.10362958158</text:p>
          </table:table-cell>
          <table:table-cell office:value-type="float" office:value="9448.89637041841" calcext:value-type="float">
            <text:p>9448.89637041841</text:p>
          </table:table-cell>
          <table:table-cell office:value-type="float" office:value="14234" calcext:value-type="float">
            <text:p>14234</text:p>
          </table:table-cell>
          <table:table-cell office:value-type="float" office:value="359" calcext:value-type="float">
            <text:p>359</text:p>
          </table:table-cell>
          <table:table-cell office:value-type="float" office:value="1335" calcext:value-type="float">
            <text:p>1335</text:p>
          </table:table-cell>
          <table:table-cell office:value-type="float" office:value="377" calcext:value-type="float">
            <text:p>377</text:p>
          </table:table-cell>
          <table:table-cell office:value-type="float" office:value="18.7142857142857" calcext:value-type="float">
            <text:p>18.7142857142857</text:p>
          </table:table-cell>
          <table:table-cell office:value-type="float" office:value="0.932930594803383" calcext:value-type="float">
            <text:p>0.932930594803383</text:p>
          </table:table-cell>
          <table:table-cell office:value-type="float" office:value="0.4684956" calcext:value-type="float">
            <text:p>0.4684956</text:p>
          </table:table-cell>
          <table:table-cell office:value-type="float" office:value="0.4304185" calcext:value-type="float">
            <text:p>0.4304185</text:p>
          </table:table-cell>
          <table:table-cell table:style-name="ce6" office:value-type="float" office:value="5785" calcext:value-type="float">
            <text:p>5785</text:p>
          </table:table-cell>
          <table:table-cell office:value-type="float" office:value="0.618698143980509" calcext:value-type="float">
            <text:p>0.61869814398050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21" calcext:value-type="date">
            <text:p>21/07/20</text:p>
          </table:table-cell>
          <table:table-cell office:value-type="float" office:value="4880.12635685431" calcext:value-type="float">
            <text:p>4880.12635685431</text:p>
          </table:table-cell>
          <table:table-cell office:value-type="float" office:value="9579.87364314568" calcext:value-type="float">
            <text:p>9579.87364314568</text:p>
          </table:table-cell>
          <table:table-cell office:value-type="float" office:value="14460" calcext:value-type="float">
            <text:p>14460</text:p>
          </table:table-cell>
          <table:table-cell office:value-type="float" office:value="360" calcext:value-type="float">
            <text:p>360</text:p>
          </table:table-cell>
          <table:table-cell office:value-type="float" office:value="1344" calcext:value-type="float">
            <text:p>1344</text:p>
          </table:table-cell>
          <table:table-cell office:value-type="float" office:value="382" calcext:value-type="float">
            <text:p>382</text:p>
          </table:table-cell>
          <table:table-cell office:value-type="float" office:value="18.8571428571429" calcext:value-type="float">
            <text:p>18.8571428571429</text:p>
          </table:table-cell>
          <table:table-cell office:value-type="float" office:value="0.930364523533427" calcext:value-type="float">
            <text:p>0.930364523533427</text:p>
          </table:table-cell>
          <table:table-cell office:value-type="float" office:value="0.4674009" calcext:value-type="float">
            <text:p>0.4674009</text:p>
          </table:table-cell>
          <table:table-cell office:value-type="float" office:value="0.4293329" calcext:value-type="float">
            <text:p>0.4293329</text:p>
          </table:table-cell>
          <table:table-cell table:style-name="ce6" office:value-type="float" office:value="6089" calcext:value-type="float">
            <text:p>6089</text:p>
          </table:table-cell>
          <table:table-cell office:value-type="float" office:value="1.19695337019867" calcext:value-type="float">
            <text:p>1.1969533701986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22" calcext:value-type="date">
            <text:p>22/07/20</text:p>
          </table:table-cell>
          <table:table-cell office:value-type="float" office:value="4986.35362958158" calcext:value-type="float">
            <text:p>4986.35362958158</text:p>
          </table:table-cell>
          <table:table-cell office:value-type="float" office:value="9719.64637041841" calcext:value-type="float">
            <text:p>9719.64637041841</text:p>
          </table:table-cell>
          <table:table-cell office:value-type="float" office:value="14706" calcext:value-type="float">
            <text:p>14706</text:p>
          </table:table-cell>
          <table:table-cell office:value-type="float" office:value="364" calcext:value-type="float">
            <text:p>364</text:p>
          </table:table-cell>
          <table:table-cell office:value-type="float" office:value="1367" calcext:value-type="float">
            <text:p>1367</text:p>
          </table:table-cell>
          <table:table-cell office:value-type="float" office:value="385" calcext:value-type="float">
            <text:p>385</text:p>
          </table:table-cell>
          <table:table-cell office:value-type="float" office:value="18.4285714285714" calcext:value-type="float">
            <text:p>18.4285714285714</text:p>
          </table:table-cell>
          <table:table-cell office:value-type="float" office:value="0.927798452263472" calcext:value-type="float">
            <text:p>0.927798452263472</text:p>
          </table:table-cell>
          <table:table-cell office:value-type="float" office:value="0.4663062" calcext:value-type="float">
            <text:p>0.4663062</text:p>
          </table:table-cell>
          <table:table-cell office:value-type="float" office:value="0.4282474" calcext:value-type="float">
            <text:p>0.4282474</text:p>
          </table:table-cell>
          <table:table-cell table:style-name="ce6" office:value-type="float" office:value="6609" calcext:value-type="float">
            <text:p>6609</text:p>
          </table:table-cell>
          <table:table-cell office:value-type="float" office:value="1.11610270600207" calcext:value-type="float">
            <text:p>1.1161027060020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23" calcext:value-type="date">
            <text:p>23/07/20</text:p>
          </table:table-cell>
          <table:table-cell office:value-type="float" office:value="5106.73660830499" calcext:value-type="float">
            <text:p>5106.73660830499</text:p>
          </table:table-cell>
          <table:table-cell office:value-type="float" office:value="9829.26339169501" calcext:value-type="float">
            <text:p>9829.26339169501</text:p>
          </table:table-cell>
          <table:table-cell office:value-type="float" office:value="14936" calcext:value-type="float">
            <text:p>14936</text:p>
          </table:table-cell>
          <table:table-cell office:value-type="float" office:value="365" calcext:value-type="float">
            <text:p>365</text:p>
          </table:table-cell>
          <table:table-cell office:value-type="float" office:value="1371" calcext:value-type="float">
            <text:p>1371</text:p>
          </table:table-cell>
          <table:table-cell office:value-type="float" office:value="385" calcext:value-type="float">
            <text:p>385</text:p>
          </table:table-cell>
          <table:table-cell office:value-type="float" office:value="19.7142857142857" calcext:value-type="float">
            <text:p>19.7142857142857</text:p>
          </table:table-cell>
          <table:table-cell office:value-type="float" office:value="0.925232380993516" calcext:value-type="float">
            <text:p>0.925232380993516</text:p>
          </table:table-cell>
          <table:table-cell office:value-type="float" office:value="0.4652115" calcext:value-type="float">
            <text:p>0.4652115</text:p>
          </table:table-cell>
          <table:table-cell office:value-type="float" office:value="0.4271618" calcext:value-type="float">
            <text:p>0.4271618</text:p>
          </table:table-cell>
          <table:table-cell table:style-name="ce6" office:value-type="float" office:value="5557" calcext:value-type="float">
            <text:p>5557</text:p>
          </table:table-cell>
          <table:table-cell office:value-type="float" office:value="1.0568356581467" calcext:value-type="float">
            <text:p>1.056835658146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24" calcext:value-type="date">
            <text:p>24/07/20</text:p>
          </table:table-cell>
          <table:table-cell office:value-type="float" office:value="5240.3829497684" calcext:value-type="float">
            <text:p>5240.3829497684</text:p>
          </table:table-cell>
          <table:table-cell office:value-type="float" office:value="9976.61705023159" calcext:value-type="float">
            <text:p>9976.61705023159</text:p>
          </table:table-cell>
          <table:table-cell office:value-type="float" office:value="15217" calcext:value-type="float">
            <text:p>15217</text:p>
          </table:table-cell>
          <table:table-cell office:value-type="float" office:value="369" calcext:value-type="float">
            <text:p>369</text:p>
          </table:table-cell>
          <table:table-cell office:value-type="float" office:value="1384" calcext:value-type="float">
            <text:p>1384</text:p>
          </table:table-cell>
          <table:table-cell office:value-type="float" office:value="385" calcext:value-type="float">
            <text:p>385</text:p>
          </table:table-cell>
          <table:table-cell office:value-type="float" office:value="20.8571428571429" calcext:value-type="float">
            <text:p>20.8571428571429</text:p>
          </table:table-cell>
          <table:table-cell office:value-type="float" office:value="0.924043791461273" calcext:value-type="float">
            <text:p>0.924043791461273</text:p>
          </table:table-cell>
          <table:table-cell office:value-type="float" office:value="0.4644741" calcext:value-type="float">
            <text:p>0.4644741</text:p>
          </table:table-cell>
          <table:table-cell office:value-type="float" office:value="0.4272992" calcext:value-type="float">
            <text:p>0.4272992</text:p>
          </table:table-cell>
          <table:table-cell table:style-name="ce6" office:value-type="float" office:value="6238" calcext:value-type="float">
            <text:p>6238</text:p>
          </table:table-cell>
          <table:table-cell office:value-type="float" office:value="1.08327546347813" calcext:value-type="float">
            <text:p>1.0832754634781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25" calcext:value-type="date">
            <text:p>25/07/20</text:p>
          </table:table-cell>
          <table:table-cell office:value-type="float" office:value="5289.5079497684" calcext:value-type="float">
            <text:p>5289.5079497684</text:p>
          </table:table-cell>
          <table:table-cell office:value-type="float" office:value="10058.4920502316" calcext:value-type="float">
            <text:p>10058.4920502316</text:p>
          </table:table-cell>
          <table:table-cell office:value-type="float" office:value="15348" calcext:value-type="float">
            <text:p>15348</text:p>
          </table:table-cell>
          <table:table-cell office:value-type="float" office:value="369" calcext:value-type="float">
            <text:p>369</text:p>
          </table:table-cell>
          <table:table-cell office:value-type="float" office:value="1387" calcext:value-type="float">
            <text:p>1387</text:p>
          </table:table-cell>
          <table:table-cell office:value-type="float" office:value="384" calcext:value-type="float">
            <text:p>384</text:p>
          </table:table-cell>
          <table:table-cell office:value-type="float" office:value="22.1428571428571" calcext:value-type="float">
            <text:p>22.1428571428571</text:p>
          </table:table-cell>
          <table:table-cell office:value-type="float" office:value="0.92285520192903" calcext:value-type="float">
            <text:p>0.92285520192903</text:p>
          </table:table-cell>
          <table:table-cell office:value-type="float" office:value="0.4637367" calcext:value-type="float">
            <text:p>0.4637367</text:p>
          </table:table-cell>
          <table:table-cell office:value-type="float" office:value="0.4274366" calcext:value-type="float">
            <text:p>0.4274366</text:p>
          </table:table-cell>
          <table:table-cell table:style-name="ce6" office:value-type="float" office:value="3337" calcext:value-type="float">
            <text:p>3337</text:p>
          </table:table-cell>
          <table:table-cell office:value-type="float" office:value="1.19443784600134" calcext:value-type="float">
            <text:p>1.1944378460013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26" calcext:value-type="date">
            <text:p>26/07/20</text:p>
          </table:table-cell>
          <table:table-cell office:value-type="float" office:value="5341.5079497684" calcext:value-type="float">
            <text:p>5341.5079497684</text:p>
          </table:table-cell>
          <table:table-cell office:value-type="float" office:value="10118.4920502316" calcext:value-type="float">
            <text:p>10118.4920502316</text:p>
          </table:table-cell>
          <table:table-cell office:value-type="float" office:value="15460" calcext:value-type="float">
            <text:p>15460</text:p>
          </table:table-cell>
          <table:table-cell office:value-type="float" office:value="371" calcext:value-type="float">
            <text:p>371</text:p>
          </table:table-cell>
          <table:table-cell office:value-type="float" office:value="1390" calcext:value-type="float">
            <text:p>1390</text:p>
          </table:table-cell>
          <table:table-cell office:value-type="float" office:value="385" calcext:value-type="float">
            <text:p>385</text:p>
          </table:table-cell>
          <table:table-cell office:value-type="float" office:value="23.4285714285714" calcext:value-type="float">
            <text:p>23.4285714285714</text:p>
          </table:table-cell>
          <table:table-cell office:value-type="float" office:value="0.921666612396787" calcext:value-type="float">
            <text:p>0.921666612396787</text:p>
          </table:table-cell>
          <table:table-cell office:value-type="float" office:value="0.4629993" calcext:value-type="float">
            <text:p>0.4629993</text:p>
          </table:table-cell>
          <table:table-cell office:value-type="float" office:value="0.427574" calcext:value-type="float">
            <text:p>0.4275740</text:p>
          </table:table-cell>
          <table:table-cell table:style-name="ce6" office:value-type="float" office:value="1781" calcext:value-type="float">
            <text:p>1781</text:p>
          </table:table-cell>
          <table:table-cell office:value-type="float" office:value="0.840874110310826" calcext:value-type="float">
            <text:p>0.84087411031082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27" calcext:value-type="date">
            <text:p>27/07/20</text:p>
          </table:table-cell>
          <table:table-cell office:value-type="float" office:value="5419.6672418038" calcext:value-type="float">
            <text:p>5419.6672418038</text:p>
          </table:table-cell>
          <table:table-cell office:value-type="float" office:value="10232.3327581962" calcext:value-type="float">
            <text:p>10232.3327581962</text:p>
          </table:table-cell>
          <table:table-cell office:value-type="float" office:value="15652" calcext:value-type="float">
            <text:p>15652</text:p>
          </table:table-cell>
          <table:table-cell office:value-type="float" office:value="373" calcext:value-type="float">
            <text:p>373</text:p>
          </table:table-cell>
          <table:table-cell office:value-type="float" office:value="1412" calcext:value-type="float">
            <text:p>1412</text:p>
          </table:table-cell>
          <table:table-cell office:value-type="float" office:value="390" calcext:value-type="float">
            <text:p>390</text:p>
          </table:table-cell>
          <table:table-cell office:value-type="float" office:value="25.4285714285714" calcext:value-type="float">
            <text:p>25.4285714285714</text:p>
          </table:table-cell>
          <table:table-cell office:value-type="float" office:value="0.920478022864545" calcext:value-type="float">
            <text:p>0.920478022864545</text:p>
          </table:table-cell>
          <table:table-cell office:value-type="float" office:value="0.4622619" calcext:value-type="float">
            <text:p>0.4622619</text:p>
          </table:table-cell>
          <table:table-cell office:value-type="float" office:value="0.4277114" calcext:value-type="float">
            <text:p>0.4277114</text:p>
          </table:table-cell>
          <table:table-cell table:style-name="ce6" office:value-type="float" office:value="6527" calcext:value-type="float">
            <text:p>6527</text:p>
          </table:table-cell>
          <table:table-cell office:value-type="float" office:value="0.777178633951064" calcext:value-type="float">
            <text:p>0.77717863395106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28" calcext:value-type="date">
            <text:p>28/07/20</text:p>
          </table:table-cell>
          <table:table-cell office:value-type="float" office:value="5517.99775027838" calcext:value-type="float">
            <text:p>5517.99775027838</text:p>
          </table:table-cell>
          <table:table-cell office:value-type="float" office:value="10417.0022497216" calcext:value-type="float">
            <text:p>10417.0022497216</text:p>
          </table:table-cell>
          <table:table-cell office:value-type="float" office:value="15935" calcext:value-type="float">
            <text:p>15935</text:p>
          </table:table-cell>
          <table:table-cell office:value-type="float" office:value="374" calcext:value-type="float">
            <text:p>374</text:p>
          </table:table-cell>
          <table:table-cell office:value-type="float" office:value="1429" calcext:value-type="float">
            <text:p>1429</text:p>
          </table:table-cell>
          <table:table-cell office:value-type="float" office:value="393" calcext:value-type="float">
            <text:p>393</text:p>
          </table:table-cell>
          <table:table-cell office:value-type="float" office:value="26.4285714285714" calcext:value-type="float">
            <text:p>26.4285714285714</text:p>
          </table:table-cell>
          <table:table-cell office:value-type="float" office:value="0.919289433332302" calcext:value-type="float">
            <text:p>0.919289433332302</text:p>
          </table:table-cell>
          <table:table-cell office:value-type="float" office:value="0.4615245" calcext:value-type="float">
            <text:p>0.4615245</text:p>
          </table:table-cell>
          <table:table-cell office:value-type="float" office:value="0.4278488" calcext:value-type="float">
            <text:p>0.4278488</text:p>
          </table:table-cell>
          <table:table-cell table:style-name="ce6" office:value-type="float" office:value="7877" calcext:value-type="float">
            <text:p>7877</text:p>
          </table:table-cell>
          <table:table-cell office:value-type="float" office:value="1.08521021409775" calcext:value-type="float">
            <text:p>1.0852102140977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29" calcext:value-type="date">
            <text:p>29/07/20</text:p>
          </table:table-cell>
          <table:table-cell office:value-type="float" office:value="5641.17561589103" calcext:value-type="float">
            <text:p>5641.17561589103</text:p>
          </table:table-cell>
          <table:table-cell office:value-type="float" office:value="10587.824384109" calcext:value-type="float">
            <text:p>10587.824384109</text:p>
          </table:table-cell>
          <table:table-cell office:value-type="float" office:value="16229" calcext:value-type="float">
            <text:p>16229</text:p>
          </table:table-cell>
          <table:table-cell office:value-type="float" office:value="374" calcext:value-type="float">
            <text:p>374</text:p>
          </table:table-cell>
          <table:table-cell office:value-type="float" office:value="1444" calcext:value-type="float">
            <text:p>1444</text:p>
          </table:table-cell>
          <table:table-cell office:value-type="float" office:value="394" calcext:value-type="float">
            <text:p>394</text:p>
          </table:table-cell>
          <table:table-cell office:value-type="float" office:value="27.5714285714286" calcext:value-type="float">
            <text:p>27.5714285714286</text:p>
          </table:table-cell>
          <table:table-cell office:value-type="float" office:value="0.918100843800059" calcext:value-type="float">
            <text:p>0.918100843800059</text:p>
          </table:table-cell>
          <table:table-cell office:value-type="float" office:value="0.460787" calcext:value-type="float">
            <text:p>0.4607870</text:p>
          </table:table-cell>
          <table:table-cell office:value-type="float" office:value="0.4279862" calcext:value-type="float">
            <text:p>0.4279862</text:p>
          </table:table-cell>
          <table:table-cell table:style-name="ce6" office:value-type="float" office:value="7492" calcext:value-type="float">
            <text:p>7492</text:p>
          </table:table-cell>
          <table:table-cell office:value-type="float" office:value="1.09731351007309" calcext:value-type="float">
            <text:p>1.0973135100730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30" calcext:value-type="date">
            <text:p>30/07/20</text:p>
          </table:table-cell>
          <table:table-cell office:value-type="float" office:value="5739.21426323402" calcext:value-type="float">
            <text:p>5739.21426323402</text:p>
          </table:table-cell>
          <table:table-cell office:value-type="float" office:value="10767.785736766" calcext:value-type="float">
            <text:p>10767.785736766</text:p>
          </table:table-cell>
          <table:table-cell office:value-type="float" office:value="16507" calcext:value-type="float">
            <text:p>16507</text:p>
          </table:table-cell>
          <table:table-cell office:value-type="float" office:value="379" calcext:value-type="float">
            <text:p>379</text:p>
          </table:table-cell>
          <table:table-cell office:value-type="float" office:value="1458" calcext:value-type="float">
            <text:p>1458</text:p>
          </table:table-cell>
          <table:table-cell office:value-type="float" office:value="399" calcext:value-type="float">
            <text:p>399</text:p>
          </table:table-cell>
          <table:table-cell office:value-type="float" office:value="30.7142857142857" calcext:value-type="float">
            <text:p>30.7142857142857</text:p>
          </table:table-cell>
          <table:table-cell office:value-type="float" office:value="0.916912254267816" calcext:value-type="float">
            <text:p>0.916912254267816</text:p>
          </table:table-cell>
          <table:table-cell office:value-type="float" office:value="0.4600496" calcext:value-type="float">
            <text:p>0.4600496</text:p>
          </table:table-cell>
          <table:table-cell office:value-type="float" office:value="0.4281235" calcext:value-type="float">
            <text:p>0.4281235</text:p>
          </table:table-cell>
          <table:table-cell table:style-name="ce6" office:value-type="float" office:value="7610" calcext:value-type="float">
            <text:p>7610</text:p>
          </table:table-cell>
          <table:table-cell office:value-type="float" office:value="1.16900914914069" calcext:value-type="float">
            <text:p>1.1690091491406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7-31" calcext:value-type="date">
            <text:p>31/07/20</text:p>
          </table:table-cell>
          <table:table-cell office:value-type="float" office:value="5822.68126831016" calcext:value-type="float">
            <text:p>5822.68126831016</text:p>
          </table:table-cell>
          <table:table-cell office:value-type="float" office:value="10887.3187316898" calcext:value-type="float">
            <text:p>10887.3187316898</text:p>
          </table:table-cell>
          <table:table-cell office:value-type="float" office:value="16710" calcext:value-type="float">
            <text:p>16710</text:p>
          </table:table-cell>
          <table:table-cell office:value-type="float" office:value="382" calcext:value-type="float">
            <text:p>382</text:p>
          </table:table-cell>
          <table:table-cell office:value-type="float" office:value="1459" calcext:value-type="float">
            <text:p>1459</text:p>
          </table:table-cell>
          <table:table-cell office:value-type="float" office:value="401" calcext:value-type="float">
            <text:p>401</text:p>
          </table:table-cell>
          <table:table-cell office:value-type="float" office:value="33" calcext:value-type="float">
            <text:p>33</text:p>
          </table:table-cell>
          <table:table-cell office:value-type="float" office:value="0.917925253957203" calcext:value-type="float">
            <text:p>0.917925253957203</text:p>
          </table:table-cell>
          <table:table-cell office:value-type="float" office:value="0.4593122" calcext:value-type="float">
            <text:p>0.4593122</text:p>
          </table:table-cell>
          <table:table-cell office:value-type="float" office:value="0.4282609" calcext:value-type="float">
            <text:p>0.4282609</text:p>
          </table:table-cell>
          <table:table-cell table:style-name="ce6" office:value-type="float" office:value="8178" calcext:value-type="float">
            <text:p>8178</text:p>
          </table:table-cell>
          <table:table-cell office:value-type="float" office:value="1.16137685328482" calcext:value-type="float">
            <text:p>1.1613768532848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01" calcext:value-type="date">
            <text:p>01/08/20</text:p>
          </table:table-cell>
          <table:table-cell office:value-type="float" office:value="5871.29237942127" calcext:value-type="float">
            <text:p>5871.29237942127</text:p>
          </table:table-cell>
          <table:table-cell office:value-type="float" office:value="10963.7076205787" calcext:value-type="float">
            <text:p>10963.7076205787</text:p>
          </table:table-cell>
          <table:table-cell office:value-type="float" office:value="16835" calcext:value-type="float">
            <text:p>16835</text:p>
          </table:table-cell>
          <table:table-cell office:value-type="float" office:value="383" calcext:value-type="float">
            <text:p>383</text:p>
          </table:table-cell>
          <table:table-cell office:value-type="float" office:value="1468" calcext:value-type="float">
            <text:p>1468</text:p>
          </table:table-cell>
          <table:table-cell office:value-type="float" office:value="402" calcext:value-type="float">
            <text:p>402</text:p>
          </table:table-cell>
          <table:table-cell office:value-type="float" office:value="35.2857142857143" calcext:value-type="float">
            <text:p>35.2857142857143</text:p>
          </table:table-cell>
          <table:table-cell office:value-type="float" office:value="0.918938253646589" calcext:value-type="float">
            <text:p>0.918938253646589</text:p>
          </table:table-cell>
          <table:table-cell office:value-type="float" office:value="0.4585748" calcext:value-type="float">
            <text:p>0.4585748</text:p>
          </table:table-cell>
          <table:table-cell office:value-type="float" office:value="0.4283983" calcext:value-type="float">
            <text:p>0.4283983</text:p>
          </table:table-cell>
          <table:table-cell table:style-name="ce6" office:value-type="float" office:value="4703" calcext:value-type="float">
            <text:p>4703</text:p>
          </table:table-cell>
          <table:table-cell office:value-type="float" office:value="0.946482287628888" calcext:value-type="float">
            <text:p>0.94648228762888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02" calcext:value-type="date">
            <text:p>02/08/20</text:p>
          </table:table-cell>
          <table:table-cell office:value-type="float" office:value="5912.12216665532" calcext:value-type="float">
            <text:p>5912.12216665532</text:p>
          </table:table-cell>
          <table:table-cell office:value-type="float" office:value="11023.8778333447" calcext:value-type="float">
            <text:p>11023.8778333447</text:p>
          </table:table-cell>
          <table:table-cell office:value-type="float" office:value="16936" calcext:value-type="float">
            <text:p>16936</text:p>
          </table:table-cell>
          <table:table-cell office:value-type="float" office:value="384" calcext:value-type="float">
            <text:p>384</text:p>
          </table:table-cell>
          <table:table-cell office:value-type="float" office:value="1468" calcext:value-type="float">
            <text:p>1468</text:p>
          </table:table-cell>
          <table:table-cell office:value-type="float" office:value="403" calcext:value-type="float">
            <text:p>403</text:p>
          </table:table-cell>
          <table:table-cell office:value-type="float" office:value="35.4285714285714" calcext:value-type="float">
            <text:p>35.4285714285714</text:p>
          </table:table-cell>
          <table:table-cell office:value-type="float" office:value="0.919951253335975" calcext:value-type="float">
            <text:p>0.919951253335975</text:p>
          </table:table-cell>
          <table:table-cell office:value-type="float" office:value="0.4578374" calcext:value-type="float">
            <text:p>0.4578374</text:p>
          </table:table-cell>
          <table:table-cell office:value-type="float" office:value="0.4285357" calcext:value-type="float">
            <text:p>0.4285357</text:p>
          </table:table-cell>
          <table:table-cell table:style-name="ce6" office:value-type="float" office:value="2647" calcext:value-type="float">
            <text:p>2647</text:p>
          </table:table-cell>
          <table:table-cell office:value-type="float" office:value="0.637858967179863" calcext:value-type="float">
            <text:p>0.63785896717986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03" calcext:value-type="date">
            <text:p>03/08/20</text:p>
          </table:table-cell>
          <table:table-cell office:value-type="float" office:value="5993.27368180683" calcext:value-type="float">
            <text:p>5993.27368180683</text:p>
          </table:table-cell>
          <table:table-cell office:value-type="float" office:value="11150.7263181932" calcext:value-type="float">
            <text:p>11150.7263181932</text:p>
          </table:table-cell>
          <table:table-cell office:value-type="float" office:value="17144" calcext:value-type="float">
            <text:p>17144</text:p>
          </table:table-cell>
          <table:table-cell office:value-type="float" office:value="386" calcext:value-type="float">
            <text:p>386</text:p>
          </table:table-cell>
          <table:table-cell office:value-type="float" office:value="1482" calcext:value-type="float">
            <text:p>1482</text:p>
          </table:table-cell>
          <table:table-cell office:value-type="float" office:value="402" calcext:value-type="float">
            <text:p>402</text:p>
          </table:table-cell>
          <table:table-cell office:value-type="float" office:value="35.4285714285714" calcext:value-type="float">
            <text:p>35.4285714285714</text:p>
          </table:table-cell>
          <table:table-cell office:value-type="float" office:value="0.920964253025362" calcext:value-type="float">
            <text:p>0.920964253025362</text:p>
          </table:table-cell>
          <table:table-cell office:value-type="float" office:value="0.4571" calcext:value-type="float">
            <text:p>0.4571000</text:p>
          </table:table-cell>
          <table:table-cell office:value-type="float" office:value="0.4286731" calcext:value-type="float">
            <text:p>0.4286731</text:p>
          </table:table-cell>
          <table:table-cell table:style-name="ce6" office:value-type="float" office:value="7719" calcext:value-type="float">
            <text:p>7719</text:p>
          </table:table-cell>
          <table:table-cell office:value-type="float" office:value="0.752080598109862" calcext:value-type="float">
            <text:p>0.75208059810986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04" calcext:value-type="date">
            <text:p>04/08/20</text:p>
          </table:table-cell>
          <table:table-cell office:value-type="float" office:value="6089.02923736239" calcext:value-type="float">
            <text:p>6089.02923736239</text:p>
          </table:table-cell>
          <table:table-cell office:value-type="float" office:value="11332.9707626376" calcext:value-type="float">
            <text:p>11332.9707626376</text:p>
          </table:table-cell>
          <table:table-cell office:value-type="float" office:value="17422" calcext:value-type="float">
            <text:p>17422</text:p>
          </table:table-cell>
          <table:table-cell office:value-type="float" office:value="383" calcext:value-type="float">
            <text:p>383</text:p>
          </table:table-cell>
          <table:table-cell office:value-type="float" office:value="1498" calcext:value-type="float">
            <text:p>1498</text:p>
          </table:table-cell>
          <table:table-cell office:value-type="float" office:value="396" calcext:value-type="float">
            <text:p>396</text:p>
          </table:table-cell>
          <table:table-cell office:value-type="float" office:value="35.2857142857143" calcext:value-type="float">
            <text:p>35.2857142857143</text:p>
          </table:table-cell>
          <table:table-cell office:value-type="float" office:value="0.921977252714748" calcext:value-type="float">
            <text:p>0.921977252714748</text:p>
          </table:table-cell>
          <table:table-cell office:value-type="float" office:value="0.4563626" calcext:value-type="float">
            <text:p>0.4563626</text:p>
          </table:table-cell>
          <table:table-cell office:value-type="float" office:value="0.4288105" calcext:value-type="float">
            <text:p>0.4288105</text:p>
          </table:table-cell>
          <table:table-cell table:style-name="ce6" office:value-type="float" office:value="8393" calcext:value-type="float">
            <text:p>8393</text:p>
          </table:table-cell>
          <table:table-cell office:value-type="float" office:value="1.25529471541178" calcext:value-type="float">
            <text:p>1.2552947154117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05" calcext:value-type="date">
            <text:p>05/08/20</text:p>
          </table:table-cell>
          <table:table-cell office:value-type="float" office:value="6175.40814361239" calcext:value-type="float">
            <text:p>6175.40814361239</text:p>
          </table:table-cell>
          <table:table-cell office:value-type="float" office:value="11489.5918563876" calcext:value-type="float">
            <text:p>11489.5918563876</text:p>
          </table:table-cell>
          <table:table-cell office:value-type="float" office:value="17665" calcext:value-type="float">
            <text:p>17665</text:p>
          </table:table-cell>
          <table:table-cell office:value-type="float" office:value="388" calcext:value-type="float">
            <text:p>388</text:p>
          </table:table-cell>
          <table:table-cell office:value-type="float" office:value="1501" calcext:value-type="float">
            <text:p>1501</text:p>
          </table:table-cell>
          <table:table-cell office:value-type="float" office:value="403" calcext:value-type="float">
            <text:p>403</text:p>
          </table:table-cell>
          <table:table-cell office:value-type="float" office:value="34.4285714285714" calcext:value-type="float">
            <text:p>34.4285714285714</text:p>
          </table:table-cell>
          <table:table-cell office:value-type="float" office:value="0.922990252404134" calcext:value-type="float">
            <text:p>0.922990252404134</text:p>
          </table:table-cell>
          <table:table-cell office:value-type="float" office:value="0.4556252" calcext:value-type="float">
            <text:p>0.4556252</text:p>
          </table:table-cell>
          <table:table-cell office:value-type="float" office:value="0.4289478" calcext:value-type="float">
            <text:p>0.4289478</text:p>
          </table:table-cell>
          <table:table-cell table:style-name="ce6" office:value-type="float" office:value="6926" calcext:value-type="float">
            <text:p>6926</text:p>
          </table:table-cell>
          <table:table-cell office:value-type="float" office:value="1.40901533686038" calcext:value-type="float">
            <text:p>1.4090153368603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06" calcext:value-type="date">
            <text:p>06/08/20</text:p>
          </table:table-cell>
          <table:table-cell office:value-type="float" office:value="6264.15291348686" calcext:value-type="float">
            <text:p>6264.15291348686</text:p>
          </table:table-cell>
          <table:table-cell office:value-type="float" office:value="11602.8470865131" calcext:value-type="float">
            <text:p>11602.8470865131</text:p>
          </table:table-cell>
          <table:table-cell office:value-type="float" office:value="17867" calcext:value-type="float">
            <text:p>17867</text:p>
          </table:table-cell>
          <table:table-cell office:value-type="float" office:value="390" calcext:value-type="float">
            <text:p>390</text:p>
          </table:table-cell>
          <table:table-cell office:value-type="float" office:value="1508" calcext:value-type="float">
            <text:p>1508</text:p>
          </table:table-cell>
          <table:table-cell office:value-type="float" office:value="404" calcext:value-type="float">
            <text:p>404</text:p>
          </table:table-cell>
          <table:table-cell office:value-type="float" office:value="30.5714285714286" calcext:value-type="float">
            <text:p>30.5714285714286</text:p>
          </table:table-cell>
          <table:table-cell office:value-type="float" office:value="0.92400325209352" calcext:value-type="float">
            <text:p>0.92400325209352</text:p>
          </table:table-cell>
          <table:table-cell office:value-type="float" office:value="0.4548878" calcext:value-type="float">
            <text:p>0.4548878</text:p>
          </table:table-cell>
          <table:table-cell office:value-type="float" office:value="0.4290852" calcext:value-type="float">
            <text:p>0.4290852</text:p>
          </table:table-cell>
          <table:table-cell table:style-name="ce6" office:value-type="float" office:value="7349" calcext:value-type="float">
            <text:p>7349</text:p>
          </table:table-cell>
          <table:table-cell office:value-type="float" office:value="1.29114695641661" calcext:value-type="float">
            <text:p>1.2911469564166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07" calcext:value-type="date">
            <text:p>07/08/20</text:p>
          </table:table-cell>
          <table:table-cell office:value-type="float" office:value="6403.00842679485" calcext:value-type="float">
            <text:p>6403.00842679485</text:p>
          </table:table-cell>
          <table:table-cell office:value-type="float" office:value="11792.9915732051" calcext:value-type="float">
            <text:p>11792.9915732051</text:p>
          </table:table-cell>
          <table:table-cell office:value-type="float" office:value="18196" calcext:value-type="float">
            <text:p>18196</text:p>
          </table:table-cell>
          <table:table-cell office:value-type="float" office:value="389" calcext:value-type="float">
            <text:p>389</text:p>
          </table:table-cell>
          <table:table-cell office:value-type="float" office:value="1518" calcext:value-type="float">
            <text:p>1518</text:p>
          </table:table-cell>
          <table:table-cell office:value-type="float" office:value="405" calcext:value-type="float">
            <text:p>405</text:p>
          </table:table-cell>
          <table:table-cell office:value-type="float" office:value="30.5714285714286" calcext:value-type="float">
            <text:p>30.5714285714286</text:p>
          </table:table-cell>
          <table:table-cell office:value-type="float" office:value="0.925016251782907" calcext:value-type="float">
            <text:p>0.925016251782907</text:p>
          </table:table-cell>
          <table:table-cell office:value-type="float" office:value="0.4541504" calcext:value-type="float">
            <text:p>0.4541504</text:p>
          </table:table-cell>
          <table:table-cell office:value-type="float" office:value="0.4292226" calcext:value-type="float">
            <text:p>0.4292226</text:p>
          </table:table-cell>
          <table:table-cell table:style-name="ce6" office:value-type="float" office:value="9186" calcext:value-type="float">
            <text:p>9186</text:p>
          </table:table-cell>
          <table:table-cell office:value-type="float" office:value="1.10723961286659" calcext:value-type="float">
            <text:p>1.1072396128665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08" calcext:value-type="date">
            <text:p>08/08/20</text:p>
          </table:table-cell>
          <table:table-cell office:value-type="float" office:value="6447.5538813403" calcext:value-type="float">
            <text:p>6447.5538813403</text:p>
          </table:table-cell>
          <table:table-cell office:value-type="float" office:value="11923.4461186597" calcext:value-type="float">
            <text:p>11923.4461186597</text:p>
          </table:table-cell>
          <table:table-cell office:value-type="float" office:value="18371" calcext:value-type="float">
            <text:p>18371</text:p>
          </table:table-cell>
          <table:table-cell office:value-type="float" office:value="389" calcext:value-type="float">
            <text:p>389</text:p>
          </table:table-cell>
          <table:table-cell office:value-type="float" office:value="1527" calcext:value-type="float">
            <text:p>1527</text:p>
          </table:table-cell>
          <table:table-cell office:value-type="float" office:value="405" calcext:value-type="float">
            <text:p>405</text:p>
          </table:table-cell>
          <table:table-cell office:value-type="float" office:value="28.4285714285714" calcext:value-type="float">
            <text:p>28.4285714285714</text:p>
          </table:table-cell>
          <table:table-cell office:value-type="float" office:value="0.926029251472293" calcext:value-type="float">
            <text:p>0.926029251472293</text:p>
          </table:table-cell>
          <table:table-cell office:value-type="float" office:value="0.453413" calcext:value-type="float">
            <text:p>0.4534130</text:p>
          </table:table-cell>
          <table:table-cell office:value-type="float" office:value="0.42936" calcext:value-type="float">
            <text:p>0.4293600</text:p>
          </table:table-cell>
          <table:table-cell table:style-name="ce6" office:value-type="float" office:value="5488" calcext:value-type="float">
            <text:p>5488</text:p>
          </table:table-cell>
          <table:table-cell office:value-type="float" office:value="0.824389094623168" calcext:value-type="float">
            <text:p>0.82438909462316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09" calcext:value-type="date">
            <text:p>09/08/20</text:p>
          </table:table-cell>
          <table:table-cell office:value-type="float" office:value="6483.22829994495" calcext:value-type="float">
            <text:p>6483.22829994495</text:p>
          </table:table-cell>
          <table:table-cell office:value-type="float" office:value="12005.771700055" calcext:value-type="float">
            <text:p>12005.771700055</text:p>
          </table:table-cell>
          <table:table-cell office:value-type="float" office:value="18489" calcext:value-type="float">
            <text:p>18489</text:p>
          </table:table-cell>
          <table:table-cell office:value-type="float" office:value="390" calcext:value-type="float">
            <text:p>390</text:p>
          </table:table-cell>
          <table:table-cell office:value-type="float" office:value="1535" calcext:value-type="float">
            <text:p>1535</text:p>
          </table:table-cell>
          <table:table-cell office:value-type="float" office:value="407" calcext:value-type="float">
            <text:p>407</text:p>
          </table:table-cell>
          <table:table-cell office:value-type="float" office:value="29.5714285714286" calcext:value-type="float">
            <text:p>29.5714285714286</text:p>
          </table:table-cell>
          <table:table-cell office:value-type="float" office:value="0.927042251161679" calcext:value-type="float">
            <text:p>0.927042251161679</text:p>
          </table:table-cell>
          <table:table-cell office:value-type="float" office:value="0.4526756" calcext:value-type="float">
            <text:p>0.4526756</text:p>
          </table:table-cell>
          <table:table-cell office:value-type="float" office:value="0.4294974" calcext:value-type="float">
            <text:p>0.4294974</text:p>
          </table:table-cell>
          <table:table-cell table:style-name="ce6" office:value-type="float" office:value="2915" calcext:value-type="float">
            <text:p>2915</text:p>
          </table:table-cell>
          <table:table-cell office:value-type="float" office:value="0.579774846260024" calcext:value-type="float">
            <text:p>0.57977484626002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10" calcext:value-type="date">
            <text:p>10/08/20</text:p>
          </table:table-cell>
          <table:table-cell office:value-type="float" office:value="6541.65061070193" calcext:value-type="float">
            <text:p>6541.65061070193</text:p>
          </table:table-cell>
          <table:table-cell office:value-type="float" office:value="12088.3493892981" calcext:value-type="float">
            <text:p>12088.3493892981</text:p>
          </table:table-cell>
          <table:table-cell office:value-type="float" office:value="18630" calcext:value-type="float">
            <text:p>18630</text:p>
          </table:table-cell>
          <table:table-cell office:value-type="float" office:value="390" calcext:value-type="float">
            <text:p>390</text:p>
          </table:table-cell>
          <table:table-cell office:value-type="float" office:value="1551" calcext:value-type="float">
            <text:p>1551</text:p>
          </table:table-cell>
          <table:table-cell office:value-type="float" office:value="412" calcext:value-type="float">
            <text:p>412</text:p>
          </table:table-cell>
          <table:table-cell office:value-type="float" office:value="29.4285714285714" calcext:value-type="float">
            <text:p>29.4285714285714</text:p>
          </table:table-cell>
          <table:table-cell office:value-type="float" office:value="0.928055250851065" calcext:value-type="float">
            <text:p>0.928055250851065</text:p>
          </table:table-cell>
          <table:table-cell office:value-type="float" office:value="0.4519382" calcext:value-type="float">
            <text:p>0.4519382</text:p>
          </table:table-cell>
          <table:table-cell office:value-type="float" office:value="0.4296348" calcext:value-type="float">
            <text:p>0.4296348</text:p>
          </table:table-cell>
          <table:table-cell table:style-name="ce6" office:value-type="float" office:value="6450" calcext:value-type="float">
            <text:p>6450</text:p>
          </table:table-cell>
          <table:table-cell office:value-type="float" office:value="0.904713845653337" calcext:value-type="float">
            <text:p>0.90471384565333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11" calcext:value-type="date">
            <text:p>11/08/20</text:p>
          </table:table-cell>
          <table:table-cell office:value-type="float" office:value="6644.33559238691" calcext:value-type="float">
            <text:p>6644.33559238691</text:p>
          </table:table-cell>
          <table:table-cell office:value-type="float" office:value="12274.6644076131" calcext:value-type="float">
            <text:p>12274.6644076131</text:p>
          </table:table-cell>
          <table:table-cell office:value-type="float" office:value="18919" calcext:value-type="float">
            <text:p>18919</text:p>
          </table:table-cell>
          <table:table-cell office:value-type="float" office:value="391" calcext:value-type="float">
            <text:p>391</text:p>
          </table:table-cell>
          <table:table-cell office:value-type="float" office:value="1569" calcext:value-type="float">
            <text:p>1569</text:p>
          </table:table-cell>
          <table:table-cell office:value-type="float" office:value="414" calcext:value-type="float">
            <text:p>414</text:p>
          </table:table-cell>
          <table:table-cell office:value-type="float" office:value="29.5714285714286" calcext:value-type="float">
            <text:p>29.5714285714286</text:p>
          </table:table-cell>
          <table:table-cell office:value-type="float" office:value="0.929068250540452" calcext:value-type="float">
            <text:p>0.929068250540452</text:p>
          </table:table-cell>
          <table:table-cell office:value-type="float" office:value="0.4512008" calcext:value-type="float">
            <text:p>0.4512008</text:p>
          </table:table-cell>
          <table:table-cell office:value-type="float" office:value="0.4297722" calcext:value-type="float">
            <text:p>0.4297722</text:p>
          </table:table-cell>
          <table:table-cell table:style-name="ce6" office:value-type="float" office:value="8454" calcext:value-type="float">
            <text:p>8454</text:p>
          </table:table-cell>
          <table:table-cell office:value-type="float" office:value="1.26647642423488" calcext:value-type="float">
            <text:p>1.2664764242348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12" calcext:value-type="date">
            <text:p>12/08/20</text:p>
          </table:table-cell>
          <table:table-cell office:value-type="float" office:value="6754.10201574457" calcext:value-type="float">
            <text:p>6754.10201574457</text:p>
          </table:table-cell>
          <table:table-cell office:value-type="float" office:value="12456.8979842554" calcext:value-type="float">
            <text:p>12456.8979842554</text:p>
          </table:table-cell>
          <table:table-cell office:value-type="float" office:value="19211" calcext:value-type="float">
            <text:p>19211</text:p>
          </table:table-cell>
          <table:table-cell office:value-type="float" office:value="391" calcext:value-type="float">
            <text:p>391</text:p>
          </table:table-cell>
          <table:table-cell office:value-type="float" office:value="1569" calcext:value-type="float">
            <text:p>1569</text:p>
          </table:table-cell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  <table:table-cell office:value-type="float" office:value="0.930081250229838" calcext:value-type="float">
            <text:p>0.930081250229838</text:p>
          </table:table-cell>
          <table:table-cell office:value-type="float" office:value="0.4504633" calcext:value-type="float">
            <text:p>0.4504633</text:p>
          </table:table-cell>
          <table:table-cell office:value-type="float" office:value="0.4299095" calcext:value-type="float">
            <text:p>0.4299095</text:p>
          </table:table-cell>
          <table:table-cell table:style-name="ce6" office:value-type="float" office:value="7758" calcext:value-type="float">
            <text:p>7758</text:p>
          </table:table-cell>
          <table:table-cell office:value-type="float" office:value="1.32816994696965" calcext:value-type="float">
            <text:p>1.3281699469696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13" calcext:value-type="date">
            <text:p>13/08/20</text:p>
          </table:table-cell>
          <table:table-cell office:value-type="float" office:value="6888.87940090358" calcext:value-type="float">
            <text:p>6888.87940090358</text:p>
          </table:table-cell>
          <table:table-cell office:value-type="float" office:value="12648.1205990964" calcext:value-type="float">
            <text:p>12648.1205990964</text:p>
          </table:table-cell>
          <table:table-cell office:value-type="float" office:value="19537" calcext:value-type="float">
            <text:p>19537</text:p>
          </table:table-cell>
          <table:table-cell office:value-type="float" office:value="391" calcext:value-type="float">
            <text:p>391</text:p>
          </table:table-cell>
          <table:table-cell office:value-type="float" office:value="1583" calcext:value-type="float">
            <text:p>1583</text:p>
          </table:table-cell>
          <table:table-cell office:value-type="float" office:value="415" calcext:value-type="float">
            <text:p>415</text:p>
          </table:table-cell>
          <table:table-cell office:value-type="float" office:value="34.8571428571429" calcext:value-type="float">
            <text:p>34.8571428571429</text:p>
          </table:table-cell>
          <table:table-cell office:value-type="float" office:value="0.931094249919224" calcext:value-type="float">
            <text:p>0.931094249919224</text:p>
          </table:table-cell>
          <table:table-cell office:value-type="float" office:value="0.4497259" calcext:value-type="float">
            <text:p>0.4497259</text:p>
          </table:table-cell>
          <table:table-cell office:value-type="float" office:value="0.4300469" calcext:value-type="float">
            <text:p>0.4300469</text:p>
          </table:table-cell>
          <table:table-cell table:style-name="ce6" office:value-type="float" office:value="7193" calcext:value-type="float">
            <text:p>7193</text:p>
          </table:table-cell>
          <table:table-cell office:value-type="float" office:value="1.20632781731478" calcext:value-type="float">
            <text:p>1.2063278173147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14" calcext:value-type="date">
            <text:p>14/08/20</text:p>
          </table:table-cell>
          <table:table-cell office:value-type="float" office:value="7023.73883865459" calcext:value-type="float">
            <text:p>7023.73883865459</text:p>
          </table:table-cell>
          <table:table-cell office:value-type="float" office:value="12805.2611613454" calcext:value-type="float">
            <text:p>12805.2611613454</text:p>
          </table:table-cell>
          <table:table-cell office:value-type="float" office:value="19829" calcext:value-type="float">
            <text:p>19829</text:p>
          </table:table-cell>
          <table:table-cell office:value-type="float" office:value="394" calcext:value-type="float">
            <text:p>394</text:p>
          </table:table-cell>
          <table:table-cell office:value-type="float" office:value="1610" calcext:value-type="float">
            <text:p>1610</text:p>
          </table:table-cell>
          <table:table-cell office:value-type="float" office:value="419" calcext:value-type="float">
            <text:p>419</text:p>
          </table:table-cell>
          <table:table-cell office:value-type="float" office:value="35.4285714285714" calcext:value-type="float">
            <text:p>35.4285714285714</text:p>
          </table:table-cell>
          <table:table-cell office:value-type="float" office:value="0.936608713110465" calcext:value-type="float">
            <text:p>0.936608713110465</text:p>
          </table:table-cell>
          <table:table-cell office:value-type="float" office:value="0.450643" calcext:value-type="float">
            <text:p>0.4506430</text:p>
          </table:table-cell>
          <table:table-cell office:value-type="float" office:value="0.4301032" calcext:value-type="float">
            <text:p>0.4301032</text:p>
          </table:table-cell>
          <table:table-cell table:style-name="ce6" office:value-type="float" office:value="7793" calcext:value-type="float">
            <text:p>7793</text:p>
          </table:table-cell>
          <table:table-cell office:value-type="float" office:value="1.27083218330819" calcext:value-type="float">
            <text:p>1.2708321833081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15" calcext:value-type="date">
            <text:p>15/08/20</text:p>
          </table:table-cell>
          <table:table-cell office:value-type="float" office:value="7110.69829811405" calcext:value-type="float">
            <text:p>7110.69829811405</text:p>
          </table:table-cell>
          <table:table-cell office:value-type="float" office:value="12916.301701886" calcext:value-type="float">
            <text:p>12916.301701886</text:p>
          </table:table-cell>
          <table:table-cell office:value-type="float" office:value="20027" calcext:value-type="float">
            <text:p>20027</text:p>
          </table:table-cell>
          <table:table-cell office:value-type="float" office:value="395" calcext:value-type="float">
            <text:p>395</text:p>
          </table:table-cell>
          <table:table-cell office:value-type="float" office:value="1611" calcext:value-type="float">
            <text:p>1611</text:p>
          </table:table-cell>
          <table:table-cell office:value-type="float" office:value="422" calcext:value-type="float">
            <text:p>422</text:p>
          </table:table-cell>
          <table:table-cell office:value-type="float" office:value="36.8571428571429" calcext:value-type="float">
            <text:p>36.8571428571429</text:p>
          </table:table-cell>
          <table:table-cell office:value-type="float" office:value="0.942123176301705" calcext:value-type="float">
            <text:p>0.942123176301705</text:p>
          </table:table-cell>
          <table:table-cell office:value-type="float" office:value="0.4515601" calcext:value-type="float">
            <text:p>0.4515601</text:p>
          </table:table-cell>
          <table:table-cell office:value-type="float" office:value="0.4301595" calcext:value-type="float">
            <text:p>0.4301595</text:p>
          </table:table-cell>
          <table:table-cell table:style-name="ce6" office:value-type="float" office:value="4942" calcext:value-type="float">
            <text:p>4942</text:p>
          </table:table-cell>
          <table:table-cell office:value-type="float" office:value="0.739307458988803" calcext:value-type="float">
            <text:p>0.73930745898880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16" calcext:value-type="date">
            <text:p>16/08/20</text:p>
          </table:table-cell>
          <table:table-cell office:value-type="float" office:value="7159.67448859024" calcext:value-type="float">
            <text:p>7159.67448859024</text:p>
          </table:table-cell>
          <table:table-cell office:value-type="float" office:value="12988.3255114098" calcext:value-type="float">
            <text:p>12988.3255114098</text:p>
          </table:table-cell>
          <table:table-cell office:value-type="float" office:value="20148" calcext:value-type="float">
            <text:p>20148</text:p>
          </table:table-cell>
          <table:table-cell office:value-type="float" office:value="397" calcext:value-type="float">
            <text:p>397</text:p>
          </table:table-cell>
          <table:table-cell office:value-type="float" office:value="1612" calcext:value-type="float">
            <text:p>1612</text:p>
          </table:table-cell>
          <table:table-cell office:value-type="float" office:value="423" calcext:value-type="float">
            <text:p>423</text:p>
          </table:table-cell>
          <table:table-cell office:value-type="float" office:value="36.4285714285714" calcext:value-type="float">
            <text:p>36.4285714285714</text:p>
          </table:table-cell>
          <table:table-cell office:value-type="float" office:value="0.947637639492945" calcext:value-type="float">
            <text:p>0.947637639492945</text:p>
          </table:table-cell>
          <table:table-cell office:value-type="float" office:value="0.4524772" calcext:value-type="float">
            <text:p>0.4524772</text:p>
          </table:table-cell>
          <table:table-cell office:value-type="float" office:value="0.4302158" calcext:value-type="float">
            <text:p>0.4302158</text:p>
          </table:table-cell>
          <table:table-cell table:style-name="ce6" office:value-type="float" office:value="2872" calcext:value-type="float">
            <text:p>2872</text:p>
          </table:table-cell>
          <table:table-cell office:value-type="float" office:value="0.553759946009371" calcext:value-type="float">
            <text:p>0.55375994600937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17" calcext:value-type="date">
            <text:p>17/08/20</text:p>
          </table:table-cell>
          <table:table-cell office:value-type="float" office:value="7241.70623462199" calcext:value-type="float">
            <text:p>7241.70623462199</text:p>
          </table:table-cell>
          <table:table-cell office:value-type="float" office:value="13096.293765378" calcext:value-type="float">
            <text:p>13096.293765378</text:p>
          </table:table-cell>
          <table:table-cell office:value-type="float" office:value="20338" calcext:value-type="float">
            <text:p>20338</text:p>
          </table:table-cell>
          <table:table-cell office:value-type="float" office:value="399" calcext:value-type="float">
            <text:p>399</text:p>
          </table:table-cell>
          <table:table-cell office:value-type="float" office:value="1637" calcext:value-type="float">
            <text:p>1637</text:p>
          </table:table-cell>
          <table:table-cell office:value-type="float" office:value="427" calcext:value-type="float">
            <text:p>427</text:p>
          </table:table-cell>
          <table:table-cell office:value-type="float" office:value="36.1428571428571" calcext:value-type="float">
            <text:p>36.1428571428571</text:p>
          </table:table-cell>
          <table:table-cell office:value-type="float" office:value="0.953152102684185" calcext:value-type="float">
            <text:p>0.953152102684185</text:p>
          </table:table-cell>
          <table:table-cell office:value-type="float" office:value="0.4533942" calcext:value-type="float">
            <text:p>0.4533942</text:p>
          </table:table-cell>
          <table:table-cell office:value-type="float" office:value="0.4302721" calcext:value-type="float">
            <text:p>0.4302721</text:p>
          </table:table-cell>
          <table:table-cell table:style-name="ce6" office:value-type="float" office:value="7192" calcext:value-type="float">
            <text:p>7192</text:p>
          </table:table-cell>
          <table:table-cell office:value-type="float" office:value="0.878573329627982" calcext:value-type="float">
            <text:p>0.87857332962798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18" calcext:value-type="date">
            <text:p>18/08/20</text:p>
          </table:table-cell>
          <table:table-cell office:value-type="float" office:value="7335.37290128865" calcext:value-type="float">
            <text:p>7335.37290128865</text:p>
          </table:table-cell>
          <table:table-cell office:value-type="float" office:value="13283.6270987114" calcext:value-type="float">
            <text:p>13283.6270987114</text:p>
          </table:table-cell>
          <table:table-cell office:value-type="float" office:value="20619" calcext:value-type="float">
            <text:p>20619</text:p>
          </table:table-cell>
          <table:table-cell office:value-type="float" office:value="401" calcext:value-type="float">
            <text:p>401</text:p>
          </table:table-cell>
          <table:table-cell office:value-type="float" office:value="1639" calcext:value-type="float">
            <text:p>1639</text:p>
          </table:table-cell>
          <table:table-cell office:value-type="float" office:value="428" calcext:value-type="float">
            <text:p>428</text:p>
          </table:table-cell>
          <table:table-cell office:value-type="float" office:value="38.7142857142857" calcext:value-type="float">
            <text:p>38.7142857142857</text:p>
          </table:table-cell>
          <table:table-cell office:value-type="float" office:value="0.958666565875425" calcext:value-type="float">
            <text:p>0.958666565875425</text:p>
          </table:table-cell>
          <table:table-cell office:value-type="float" office:value="0.4543113" calcext:value-type="float">
            <text:p>0.4543113</text:p>
          </table:table-cell>
          <table:table-cell office:value-type="float" office:value="0.4303284" calcext:value-type="float">
            <text:p>0.4303284</text:p>
          </table:table-cell>
          <table:table-cell table:style-name="ce6" office:value-type="float" office:value="7599" calcext:value-type="float">
            <text:p>7599</text:p>
          </table:table-cell>
          <table:table-cell office:value-type="float" office:value="1.33388136830653" calcext:value-type="float">
            <text:p>1.3338813683065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19" calcext:value-type="date">
            <text:p>19/08/20</text:p>
          </table:table-cell>
          <table:table-cell office:value-type="float" office:value="7446.34851104475" calcext:value-type="float">
            <text:p>7446.34851104475</text:p>
          </table:table-cell>
          <table:table-cell office:value-type="float" office:value="13487.6514889553" calcext:value-type="float">
            <text:p>13487.6514889553</text:p>
          </table:table-cell>
          <table:table-cell office:value-type="float" office:value="20934" calcext:value-type="float">
            <text:p>20934</text:p>
          </table:table-cell>
          <table:table-cell office:value-type="float" office:value="404" calcext:value-type="float">
            <text:p>404</text:p>
          </table:table-cell>
          <table:table-cell office:value-type="float" office:value="1655" calcext:value-type="float">
            <text:p>1655</text:p>
          </table:table-cell>
          <table:table-cell office:value-type="float" office:value="429" calcext:value-type="float">
            <text:p>429</text:p>
          </table:table-cell>
          <table:table-cell office:value-type="float" office:value="37.7142857142857" calcext:value-type="float">
            <text:p>37.7142857142857</text:p>
          </table:table-cell>
          <table:table-cell office:value-type="float" office:value="0.964181029066665" calcext:value-type="float">
            <text:p>0.964181029066665</text:p>
          </table:table-cell>
          <table:table-cell office:value-type="float" office:value="0.4552284" calcext:value-type="float">
            <text:p>0.4552284</text:p>
          </table:table-cell>
          <table:table-cell office:value-type="float" office:value="0.4303847" calcext:value-type="float">
            <text:p>0.4303847</text:p>
          </table:table-cell>
          <table:table-cell table:style-name="ce6" office:value-type="float" office:value="7546" calcext:value-type="float">
            <text:p>7546</text:p>
          </table:table-cell>
          <table:table-cell office:value-type="float" office:value="1.30700181895818" calcext:value-type="float">
            <text:p>1.3070018189581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20" calcext:value-type="date">
            <text:p>20/08/20</text:p>
          </table:table-cell>
          <table:table-cell office:value-type="float" office:value="7528.21536656883" calcext:value-type="float">
            <text:p>7528.21536656883</text:p>
          </table:table-cell>
          <table:table-cell office:value-type="float" office:value="13652.7846334312" calcext:value-type="float">
            <text:p>13652.7846334312</text:p>
          </table:table-cell>
          <table:table-cell office:value-type="float" office:value="21181" calcext:value-type="float">
            <text:p>21181</text:p>
          </table:table-cell>
          <table:table-cell office:value-type="float" office:value="406" calcext:value-type="float">
            <text:p>406</text:p>
          </table:table-cell>
          <table:table-cell office:value-type="float" office:value="1676" calcext:value-type="float">
            <text:p>1676</text:p>
          </table:table-cell>
          <table:table-cell office:value-type="float" office:value="430" calcext:value-type="float">
            <text:p>430</text:p>
          </table:table-cell>
          <table:table-cell office:value-type="float" office:value="39.8571428571429" calcext:value-type="float">
            <text:p>39.8571428571429</text:p>
          </table:table-cell>
          <table:table-cell office:value-type="float" office:value="0.969695492257905" calcext:value-type="float">
            <text:p>0.969695492257905</text:p>
          </table:table-cell>
          <table:table-cell office:value-type="float" office:value="0.4561454" calcext:value-type="float">
            <text:p>0.4561454</text:p>
          </table:table-cell>
          <table:table-cell office:value-type="float" office:value="0.430441" calcext:value-type="float">
            <text:p>0.4304410</text:p>
          </table:table-cell>
          <table:table-cell table:style-name="ce6" office:value-type="float" office:value="8218" calcext:value-type="float">
            <text:p>8218</text:p>
          </table:table-cell>
          <table:table-cell office:value-type="float" office:value="1.23084363812345" calcext:value-type="float">
            <text:p>1.2308436381234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21" calcext:value-type="date">
            <text:p>21/08/20</text:p>
          </table:table-cell>
          <table:table-cell office:value-type="float" office:value="7714.72731196132" calcext:value-type="float">
            <text:p>7714.72731196132</text:p>
          </table:table-cell>
          <table:table-cell office:value-type="float" office:value="13972.2726880387" calcext:value-type="float">
            <text:p>13972.2726880387</text:p>
          </table:table-cell>
          <table:table-cell office:value-type="float" office:value="21687" calcext:value-type="float">
            <text:p>21687</text:p>
          </table:table-cell>
          <table:table-cell office:value-type="float" office:value="411" calcext:value-type="float">
            <text:p>411</text:p>
          </table:table-cell>
          <table:table-cell office:value-type="float" office:value="1688" calcext:value-type="float">
            <text:p>1688</text:p>
          </table:table-cell>
          <table:table-cell office:value-type="float" office:value="434" calcext:value-type="float">
            <text:p>434</text:p>
          </table:table-cell>
          <table:table-cell office:value-type="float" office:value="40.8571428571429" calcext:value-type="float">
            <text:p>40.8571428571429</text:p>
          </table:table-cell>
          <table:table-cell office:value-type="float" office:value="0.970728408411865" calcext:value-type="float">
            <text:p>0.970728408411865</text:p>
          </table:table-cell>
          <table:table-cell office:value-type="float" office:value="0.4570625" calcext:value-type="float">
            <text:p>0.4570625</text:p>
          </table:table-cell>
          <table:table-cell office:value-type="float" office:value="0.4304972" calcext:value-type="float">
            <text:p>0.4304972</text:p>
          </table:table-cell>
          <table:table-cell table:style-name="ce6" office:value-type="float" office:value="9682" calcext:value-type="float">
            <text:p>9682</text:p>
          </table:table-cell>
          <table:table-cell office:value-type="float" office:value="1.30452798008758" calcext:value-type="float">
            <text:p>1.3045279800875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22" calcext:value-type="date">
            <text:p>22/08/20</text:p>
          </table:table-cell>
          <table:table-cell office:value-type="float" office:value="7809.10947756642" calcext:value-type="float">
            <text:p>7809.10947756642</text:p>
          </table:table-cell>
          <table:table-cell office:value-type="float" office:value="14116.8905224336" calcext:value-type="float">
            <text:p>14116.8905224336</text:p>
          </table:table-cell>
          <table:table-cell office:value-type="float" office:value="21926" calcext:value-type="float">
            <text:p>21926</text:p>
          </table:table-cell>
          <table:table-cell office:value-type="float" office:value="411" calcext:value-type="float">
            <text:p>411</text:p>
          </table:table-cell>
          <table:table-cell office:value-type="float" office:value="1693" calcext:value-type="float">
            <text:p>1693</text:p>
          </table:table-cell>
          <table:table-cell office:value-type="float" office:value="437" calcext:value-type="float">
            <text:p>437</text:p>
          </table:table-cell>
          <table:table-cell office:value-type="float" office:value="43.2857142857143" calcext:value-type="float">
            <text:p>43.2857142857143</text:p>
          </table:table-cell>
          <table:table-cell office:value-type="float" office:value="0.971761324565825" calcext:value-type="float">
            <text:p>0.971761324565825</text:p>
          </table:table-cell>
          <table:table-cell office:value-type="float" office:value="0.4579796" calcext:value-type="float">
            <text:p>0.4579796</text:p>
          </table:table-cell>
          <table:table-cell office:value-type="float" office:value="0.4305535" calcext:value-type="float">
            <text:p>0.4305535</text:p>
          </table:table-cell>
          <table:table-cell table:style-name="ce6" office:value-type="float" office:value="5113" calcext:value-type="float">
            <text:p>5113</text:p>
          </table:table-cell>
          <table:table-cell office:value-type="float" office:value="0.734261509578969" calcext:value-type="float">
            <text:p>0.73426150957896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23" calcext:value-type="date">
            <text:p>23/08/20</text:p>
          </table:table-cell>
          <table:table-cell office:value-type="float" office:value="7853.08528401803" calcext:value-type="float">
            <text:p>7853.08528401803</text:p>
          </table:table-cell>
          <table:table-cell office:value-type="float" office:value="14205.914715982" calcext:value-type="float">
            <text:p>14205.914715982</text:p>
          </table:table-cell>
          <table:table-cell office:value-type="float" office:value="22059" calcext:value-type="float">
            <text:p>22059</text:p>
          </table:table-cell>
          <table:table-cell office:value-type="float" office:value="412" calcext:value-type="float">
            <text:p>412</text:p>
          </table:table-cell>
          <table:table-cell office:value-type="float" office:value="1704" calcext:value-type="float">
            <text:p>1704</text:p>
          </table:table-cell>
          <table:table-cell office:value-type="float" office:value="436" calcext:value-type="float">
            <text:p>436</text:p>
          </table:table-cell>
          <table:table-cell office:value-type="float" office:value="42" calcext:value-type="float">
            <text:p>42</text:p>
          </table:table-cell>
          <table:table-cell office:value-type="float" office:value="0.972794240719785" calcext:value-type="float">
            <text:p>0.972794240719785</text:p>
          </table:table-cell>
          <table:table-cell office:value-type="float" office:value="0.4588967" calcext:value-type="float">
            <text:p>0.4588967</text:p>
          </table:table-cell>
          <table:table-cell office:value-type="float" office:value="0.4306098" calcext:value-type="float">
            <text:p>0.4306098</text:p>
          </table:table-cell>
          <table:table-cell table:style-name="ce6" office:value-type="float" office:value="2397" calcext:value-type="float">
            <text:p>2397</text:p>
          </table:table-cell>
          <table:table-cell office:value-type="float" office:value="0.534180638888973" calcext:value-type="float">
            <text:p>0.53418063888897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24" calcext:value-type="date">
            <text:p>24/08/20</text:p>
          </table:table-cell>
          <table:table-cell office:value-type="float" office:value="7956.42215404455" calcext:value-type="float">
            <text:p>7956.42215404455</text:p>
          </table:table-cell>
          <table:table-cell office:value-type="float" office:value="14360.5778459554" calcext:value-type="float">
            <text:p>14360.5778459554</text:p>
          </table:table-cell>
          <table:table-cell office:value-type="float" office:value="22317" calcext:value-type="float">
            <text:p>22317</text:p>
          </table:table-cell>
          <table:table-cell office:value-type="float" office:value="415" calcext:value-type="float">
            <text:p>415</text:p>
          </table:table-cell>
          <table:table-cell office:value-type="float" office:value="1717" calcext:value-type="float">
            <text:p>1717</text:p>
          </table:table-cell>
          <table:table-cell office:value-type="float" office:value="446" calcext:value-type="float">
            <text:p>446</text:p>
          </table:table-cell>
          <table:table-cell office:value-type="float" office:value="41.8571428571429" calcext:value-type="float">
            <text:p>41.8571428571429</text:p>
          </table:table-cell>
          <table:table-cell office:value-type="float" office:value="0.973827156873745" calcext:value-type="float">
            <text:p>0.973827156873745</text:p>
          </table:table-cell>
          <table:table-cell office:value-type="float" office:value="0.4598137" calcext:value-type="float">
            <text:p>0.4598137</text:p>
          </table:table-cell>
          <table:table-cell office:value-type="float" office:value="0.4306661" calcext:value-type="float">
            <text:p>0.4306661</text:p>
          </table:table-cell>
          <table:table-cell table:style-name="ce6" office:value-type="float" office:value="7396" calcext:value-type="float">
            <text:p>7396</text:p>
          </table:table-cell>
          <table:table-cell office:value-type="float" office:value="0.854800424334677" calcext:value-type="float">
            <text:p>0.85480042433467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25" calcext:value-type="date">
            <text:p>25/08/20</text:p>
          </table:table-cell>
          <table:table-cell office:value-type="float" office:value="8084.12098445391" calcext:value-type="float">
            <text:p>8084.12098445391</text:p>
          </table:table-cell>
          <table:table-cell office:value-type="float" office:value="14599.8790155461" calcext:value-type="float">
            <text:p>14599.8790155461</text:p>
          </table:table-cell>
          <table:table-cell office:value-type="float" office:value="22684" calcext:value-type="float">
            <text:p>22684</text:p>
          </table:table-cell>
          <table:table-cell office:value-type="float" office:value="416" calcext:value-type="float">
            <text:p>416</text:p>
          </table:table-cell>
          <table:table-cell office:value-type="float" office:value="1733" calcext:value-type="float">
            <text:p>1733</text:p>
          </table:table-cell>
          <table:table-cell office:value-type="float" office:value="448" calcext:value-type="float">
            <text:p>448</text:p>
          </table:table-cell>
          <table:table-cell office:value-type="float" office:value="40.2857142857143" calcext:value-type="float">
            <text:p>40.2857142857143</text:p>
          </table:table-cell>
          <table:table-cell office:value-type="float" office:value="0.974860073027705" calcext:value-type="float">
            <text:p>0.974860073027705</text:p>
          </table:table-cell>
          <table:table-cell office:value-type="float" office:value="0.4607308" calcext:value-type="float">
            <text:p>0.4607308</text:p>
          </table:table-cell>
          <table:table-cell office:value-type="float" office:value="0.4307224" calcext:value-type="float">
            <text:p>0.4307224</text:p>
          </table:table-cell>
          <table:table-cell table:style-name="ce6" office:value-type="float" office:value="8757" calcext:value-type="float">
            <text:p>8757</text:p>
          </table:table-cell>
          <table:table-cell office:value-type="float" office:value="1.30847747635316" calcext:value-type="float">
            <text:p>1.3084774763531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26" calcext:value-type="date">
            <text:p>26/08/20</text:p>
          </table:table-cell>
          <table:table-cell office:value-type="float" office:value="8213.91838705131" calcext:value-type="float">
            <text:p>8213.91838705131</text:p>
          </table:table-cell>
          <table:table-cell office:value-type="float" office:value="14873.0816129487" calcext:value-type="float">
            <text:p>14873.0816129487</text:p>
          </table:table-cell>
          <table:table-cell office:value-type="float" office:value="23087" calcext:value-type="float">
            <text:p>23087</text:p>
          </table:table-cell>
          <table:table-cell office:value-type="float" office:value="418" calcext:value-type="float">
            <text:p>418</text:p>
          </table:table-cell>
          <table:table-cell office:value-type="float" office:value="1745" calcext:value-type="float">
            <text:p>1745</text:p>
          </table:table-cell>
          <table:table-cell office:value-type="float" office:value="452" calcext:value-type="float">
            <text:p>452</text:p>
          </table:table-cell>
          <table:table-cell office:value-type="float" office:value="39.5714285714286" calcext:value-type="float">
            <text:p>39.5714285714286</text:p>
          </table:table-cell>
          <table:table-cell office:value-type="float" office:value="0.975892989181664" calcext:value-type="float">
            <text:p>0.975892989181664</text:p>
          </table:table-cell>
          <table:table-cell office:value-type="float" office:value="0.4616479" calcext:value-type="float">
            <text:p>0.4616479</text:p>
          </table:table-cell>
          <table:table-cell office:value-type="float" office:value="0.4307787" calcext:value-type="float">
            <text:p>0.4307787</text:p>
          </table:table-cell>
          <table:table-cell table:style-name="ce6" office:value-type="float" office:value="8854" calcext:value-type="float">
            <text:p>8854</text:p>
          </table:table-cell>
          <table:table-cell office:value-type="float" office:value="1.28971337836387" calcext:value-type="float">
            <text:p>1.2897133783638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27" calcext:value-type="date">
            <text:p>27/08/20</text:p>
          </table:table-cell>
          <table:table-cell office:value-type="float" office:value="8283.05393692344" calcext:value-type="float">
            <text:p>8283.05393692344</text:p>
          </table:table-cell>
          <table:table-cell office:value-type="float" office:value="15021.9460630766" calcext:value-type="float">
            <text:p>15021.9460630766</text:p>
          </table:table-cell>
          <table:table-cell office:value-type="float" office:value="23305" calcext:value-type="float">
            <text:p>23305</text:p>
          </table:table-cell>
          <table:table-cell office:value-type="float" office:value="418" calcext:value-type="float">
            <text:p>418</text:p>
          </table:table-cell>
          <table:table-cell office:value-type="float" office:value="1768" calcext:value-type="float">
            <text:p>1768</text:p>
          </table:table-cell>
          <table:table-cell office:value-type="float" office:value="452" calcext:value-type="float">
            <text:p>452</text:p>
          </table:table-cell>
          <table:table-cell office:value-type="float" office:value="35.4285714285714" calcext:value-type="float">
            <text:p>35.4285714285714</text:p>
          </table:table-cell>
          <table:table-cell office:value-type="float" office:value="0.976925905335624" calcext:value-type="float">
            <text:p>0.976925905335624</text:p>
          </table:table-cell>
          <table:table-cell office:value-type="float" office:value="0.462565" calcext:value-type="float">
            <text:p>0.4625650</text:p>
          </table:table-cell>
          <table:table-cell office:value-type="float" office:value="0.430835" calcext:value-type="float">
            <text:p>0.4308350</text:p>
          </table:table-cell>
          <table:table-cell table:style-name="ce6" office:value-type="float" office:value="9193" calcext:value-type="float">
            <text:p>9193</text:p>
          </table:table-cell>
          <table:table-cell office:value-type="float" office:value="1.16746439875459" calcext:value-type="float">
            <text:p>1.1674643987545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28" calcext:value-type="date">
            <text:p>28/08/20</text:p>
          </table:table-cell>
          <table:table-cell office:value-type="float" office:value="8516.01393692343" calcext:value-type="float">
            <text:p>8516.01393692343</text:p>
          </table:table-cell>
          <table:table-cell office:value-type="float" office:value="15396.9860630766" calcext:value-type="float">
            <text:p>15396.9860630766</text:p>
          </table:table-cell>
          <table:table-cell office:value-type="float" office:value="23913" calcext:value-type="float">
            <text:p>23913</text:p>
          </table:table-cell>
          <table:table-cell office:value-type="float" office:value="419" calcext:value-type="float">
            <text:p>419</text:p>
          </table:table-cell>
          <table:table-cell office:value-type="float" office:value="1793" calcext:value-type="float">
            <text:p>1793</text:p>
          </table:table-cell>
          <table:table-cell office:value-type="float" office:value="456" calcext:value-type="float">
            <text:p>456</text:p>
          </table:table-cell>
          <table:table-cell office:value-type="float" office:value="34.1428571428571" calcext:value-type="float">
            <text:p>34.1428571428571</text:p>
          </table:table-cell>
          <table:table-cell office:value-type="float" office:value="0.977958821489584" calcext:value-type="float">
            <text:p>0.977958821489584</text:p>
          </table:table-cell>
          <table:table-cell office:value-type="float" office:value="0.463482" calcext:value-type="float">
            <text:p>0.4634820</text:p>
          </table:table-cell>
          <table:table-cell office:value-type="float" office:value="0.4308913" calcext:value-type="float">
            <text:p>0.4308913</text:p>
          </table:table-cell>
          <table:table-cell table:style-name="ce6" office:value-type="float" office:value="10790" calcext:value-type="float">
            <text:p>10790</text:p>
          </table:table-cell>
          <table:table-cell office:value-type="float" office:value="1.40407235794759" calcext:value-type="float">
            <text:p>1.4040723579475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29" calcext:value-type="date">
            <text:p>29/08/20</text:p>
          </table:table-cell>
          <table:table-cell office:value-type="float" office:value="8623.35785226735" calcext:value-type="float">
            <text:p>8623.35785226735</text:p>
          </table:table-cell>
          <table:table-cell office:value-type="float" office:value="15606.6421477327" calcext:value-type="float">
            <text:p>15606.6421477327</text:p>
          </table:table-cell>
          <table:table-cell office:value-type="float" office:value="24230" calcext:value-type="float">
            <text:p>24230</text:p>
          </table:table-cell>
          <table:table-cell office:value-type="float" office:value="421" calcext:value-type="float">
            <text:p>421</text:p>
          </table:table-cell>
          <table:table-cell office:value-type="float" office:value="1807" calcext:value-type="float">
            <text:p>1807</text:p>
          </table:table-cell>
          <table:table-cell office:value-type="float" office:value="458" calcext:value-type="float">
            <text:p>458</text:p>
          </table:table-cell>
          <table:table-cell office:value-type="float" office:value="32.8571428571429" calcext:value-type="float">
            <text:p>32.8571428571429</text:p>
          </table:table-cell>
          <table:table-cell office:value-type="float" office:value="0.978991737643544" calcext:value-type="float">
            <text:p>0.978991737643544</text:p>
          </table:table-cell>
          <table:table-cell office:value-type="float" office:value="0.4643991" calcext:value-type="float">
            <text:p>0.4643991</text:p>
          </table:table-cell>
          <table:table-cell office:value-type="float" office:value="0.4309476" calcext:value-type="float">
            <text:p>0.4309476</text:p>
          </table:table-cell>
          <table:table-cell table:style-name="ce6" office:value-type="float" office:value="6568" calcext:value-type="float">
            <text:p>6568</text:p>
          </table:table-cell>
          <table:table-cell office:value-type="float" office:value="0.791688864344321" calcext:value-type="float">
            <text:p>0.79168886434432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30" calcext:value-type="date">
            <text:p>30/08/20</text:p>
          </table:table-cell>
          <table:table-cell office:value-type="float" office:value="8732.9423593096" calcext:value-type="float">
            <text:p>8732.9423593096</text:p>
          </table:table-cell>
          <table:table-cell office:value-type="float" office:value="15770.0576406904" calcext:value-type="float">
            <text:p>15770.0576406904</text:p>
          </table:table-cell>
          <table:table-cell office:value-type="float" office:value="24503" calcext:value-type="float">
            <text:p>24503</text:p>
          </table:table-cell>
          <table:table-cell office:value-type="float" office:value="423" calcext:value-type="float">
            <text:p>423</text:p>
          </table:table-cell>
          <table:table-cell office:value-type="float" office:value="1807" calcext:value-type="float">
            <text:p>1807</text:p>
          </table:table-cell>
          <table:table-cell office:value-type="float" office:value="458" calcext:value-type="float">
            <text:p>458</text:p>
          </table:table-cell>
          <table:table-cell office:value-type="float" office:value="33.4285714285714" calcext:value-type="float">
            <text:p>33.4285714285714</text:p>
          </table:table-cell>
          <table:table-cell office:value-type="float" office:value="0.980024653797504" calcext:value-type="float">
            <text:p>0.980024653797504</text:p>
          </table:table-cell>
          <table:table-cell office:value-type="float" office:value="0.4653162" calcext:value-type="float">
            <text:p>0.4653162</text:p>
          </table:table-cell>
          <table:table-cell office:value-type="float" office:value="0.4310038" calcext:value-type="float">
            <text:p>0.4310038</text:p>
          </table:table-cell>
          <table:table-cell table:style-name="ce6" office:value-type="float" office:value="3944" calcext:value-type="float">
            <text:p>3944</text:p>
          </table:table-cell>
          <table:table-cell office:value-type="float" office:value="0.515922546930081" calcext:value-type="float">
            <text:p>0.51592254693008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8-31" calcext:value-type="date">
            <text:p>31/08/20</text:p>
          </table:table-cell>
          <table:table-cell office:value-type="float" office:value="8821.19566743815" calcext:value-type="float">
            <text:p>8821.19566743815</text:p>
          </table:table-cell>
          <table:table-cell office:value-type="float" office:value="15932.8043325619" calcext:value-type="float">
            <text:p>15932.8043325619</text:p>
          </table:table-cell>
          <table:table-cell office:value-type="float" office:value="24754" calcext:value-type="float">
            <text:p>24754</text:p>
          </table:table-cell>
          <table:table-cell office:value-type="float" office:value="424" calcext:value-type="float">
            <text:p>424</text:p>
          </table:table-cell>
          <table:table-cell office:value-type="float" office:value="1837" calcext:value-type="float">
            <text:p>1837</text:p>
          </table:table-cell>
          <table:table-cell office:value-type="float" office:value="459" calcext:value-type="float">
            <text:p>459</text:p>
          </table:table-cell>
          <table:table-cell office:value-type="float" office:value="36.2857142857143" calcext:value-type="float">
            <text:p>36.2857142857143</text:p>
          </table:table-cell>
          <table:table-cell office:value-type="float" office:value="0.981057569951464" calcext:value-type="float">
            <text:p>0.981057569951464</text:p>
          </table:table-cell>
          <table:table-cell office:value-type="float" office:value="0.4662332" calcext:value-type="float">
            <text:p>0.4662332</text:p>
          </table:table-cell>
          <table:table-cell office:value-type="float" office:value="0.4310601" calcext:value-type="float">
            <text:p>0.4310601</text:p>
          </table:table-cell>
          <table:table-cell table:style-name="ce6" office:value-type="float" office:value="9353" calcext:value-type="float">
            <text:p>9353</text:p>
          </table:table-cell>
          <table:table-cell office:value-type="float" office:value="0.861111440581479" calcext:value-type="float">
            <text:p>0.86111144058147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01" calcext:value-type="date">
            <text:p>01/09/20</text:p>
          </table:table-cell>
          <table:table-cell office:value-type="float" office:value="8991.08693303529" calcext:value-type="float">
            <text:p>8991.08693303529</text:p>
          </table:table-cell>
          <table:table-cell office:value-type="float" office:value="16261.9130669647" calcext:value-type="float">
            <text:p>16261.9130669647</text:p>
          </table:table-cell>
          <table:table-cell office:value-type="float" office:value="25253" calcext:value-type="float">
            <text:p>25253</text:p>
          </table:table-cell>
          <table:table-cell office:value-type="float" office:value="425" calcext:value-type="float">
            <text:p>425</text:p>
          </table:table-cell>
          <table:table-cell office:value-type="float" office:value="1844" calcext:value-type="float">
            <text:p>1844</text:p>
          </table:table-cell>
          <table:table-cell office:value-type="float" office:value="465" calcext:value-type="float">
            <text:p>465</text:p>
          </table:table-cell>
          <table:table-cell office:value-type="float" office:value="36.1428571428571" calcext:value-type="float">
            <text:p>36.1428571428571</text:p>
          </table:table-cell>
          <table:table-cell office:value-type="float" office:value="0.982090486105423" calcext:value-type="float">
            <text:p>0.982090486105423</text:p>
          </table:table-cell>
          <table:table-cell office:value-type="float" office:value="0.4671503" calcext:value-type="float">
            <text:p>0.4671503</text:p>
          </table:table-cell>
          <table:table-cell office:value-type="float" office:value="0.4311164" calcext:value-type="float">
            <text:p>0.4311164</text:p>
          </table:table-cell>
          <table:table-cell table:style-name="ce6" office:value-type="float" office:value="11125" calcext:value-type="float">
            <text:p>11125</text:p>
          </table:table-cell>
          <table:table-cell office:value-type="float" office:value="1.28294967556209" calcext:value-type="float">
            <text:p>1.2829496755620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02" calcext:value-type="date">
            <text:p>02/09/20</text:p>
          </table:table-cell>
          <table:table-cell office:value-type="float" office:value="9205.79583197949" calcext:value-type="float">
            <text:p>9205.79583197949</text:p>
          </table:table-cell>
          <table:table-cell office:value-type="float" office:value="16703.2041680205" calcext:value-type="float">
            <text:p>16703.2041680205</text:p>
          </table:table-cell>
          <table:table-cell office:value-type="float" office:value="25909" calcext:value-type="float">
            <text:p>25909</text:p>
          </table:table-cell>
          <table:table-cell office:value-type="float" office:value="425" calcext:value-type="float">
            <text:p>425</text:p>
          </table:table-cell>
          <table:table-cell office:value-type="float" office:value="1869" calcext:value-type="float">
            <text:p>1869</text:p>
          </table:table-cell>
          <table:table-cell office:value-type="float" office:value="465" calcext:value-type="float">
            <text:p>465</text:p>
          </table:table-cell>
          <table:table-cell office:value-type="float" office:value="35.5714285714286" calcext:value-type="float">
            <text:p>35.5714285714286</text:p>
          </table:table-cell>
          <table:table-cell office:value-type="float" office:value="0.983123402259383" calcext:value-type="float">
            <text:p>0.983123402259383</text:p>
          </table:table-cell>
          <table:table-cell office:value-type="float" office:value="0.4680674" calcext:value-type="float">
            <text:p>0.4680674</text:p>
          </table:table-cell>
          <table:table-cell office:value-type="float" office:value="0.4311727" calcext:value-type="float">
            <text:p>0.4311727</text:p>
          </table:table-cell>
          <table:table-cell table:style-name="ce6" office:value-type="float" office:value="11798" calcext:value-type="float">
            <text:p>11798</text:p>
          </table:table-cell>
          <table:table-cell office:value-type="float" office:value="1.26720869749166" calcext:value-type="float">
            <text:p>1.2672086974916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03" calcext:value-type="date">
            <text:p>03/09/20</text:p>
          </table:table-cell>
          <table:table-cell office:value-type="float" office:value="9461.58350321236" calcext:value-type="float">
            <text:p>9461.58350321236</text:p>
          </table:table-cell>
          <table:table-cell office:value-type="float" office:value="17126.4164967876" calcext:value-type="float">
            <text:p>17126.4164967876</text:p>
          </table:table-cell>
          <table:table-cell office:value-type="float" office:value="26588" calcext:value-type="float">
            <text:p>26588</text:p>
          </table:table-cell>
          <table:table-cell office:value-type="float" office:value="426" calcext:value-type="float">
            <text:p>426</text:p>
          </table:table-cell>
          <table:table-cell office:value-type="float" office:value="1904" calcext:value-type="float">
            <text:p>1904</text:p>
          </table:table-cell>
          <table:table-cell office:value-type="float" office:value="470" calcext:value-type="float">
            <text:p>470</text:p>
          </table:table-cell>
          <table:table-cell office:value-type="float" office:value="37" calcext:value-type="float">
            <text:p>37</text:p>
          </table:table-cell>
          <table:table-cell office:value-type="float" office:value="0.984156318413343" calcext:value-type="float">
            <text:p>0.984156318413343</text:p>
          </table:table-cell>
          <table:table-cell office:value-type="float" office:value="0.4689845" calcext:value-type="float">
            <text:p>0.4689845</text:p>
          </table:table-cell>
          <table:table-cell office:value-type="float" office:value="0.431229" calcext:value-type="float">
            <text:p>0.4312290</text:p>
          </table:table-cell>
          <table:table-cell table:style-name="ce6" office:value-type="float" office:value="11537" calcext:value-type="float">
            <text:p>11537</text:p>
          </table:table-cell>
          <table:table-cell office:value-type="float" office:value="0.968734273649153" calcext:value-type="float">
            <text:p>0.96873427364915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04" calcext:value-type="date">
            <text:p>04/09/20</text:p>
          </table:table-cell>
          <table:table-cell office:value-type="float" office:value="9747.55247359318" calcext:value-type="float">
            <text:p>9747.55247359318</text:p>
          </table:table-cell>
          <table:table-cell office:value-type="float" office:value="17632.4475264068" calcext:value-type="float">
            <text:p>17632.4475264068</text:p>
          </table:table-cell>
          <table:table-cell office:value-type="float" office:value="27380" calcext:value-type="float">
            <text:p>27380</text:p>
          </table:table-cell>
          <table:table-cell office:value-type="float" office:value="429" calcext:value-type="float">
            <text:p>429</text:p>
          </table:table-cell>
          <table:table-cell office:value-type="float" office:value="1935" calcext:value-type="float">
            <text:p>1935</text:p>
          </table:table-cell>
          <table:table-cell office:value-type="float" office:value="479" calcext:value-type="float">
            <text:p>479</text:p>
          </table:table-cell>
          <table:table-cell office:value-type="float" office:value="37.7142857142857" calcext:value-type="float">
            <text:p>37.7142857142857</text:p>
          </table:table-cell>
          <table:table-cell office:value-type="float" office:value="0.98576955212651" calcext:value-type="float">
            <text:p>0.98576955212651</text:p>
          </table:table-cell>
          <table:table-cell office:value-type="float" office:value="0.4717281" calcext:value-type="float">
            <text:p>0.4717281</text:p>
          </table:table-cell>
          <table:table-cell office:value-type="float" office:value="0.4349796" calcext:value-type="float">
            <text:p>0.4349796</text:p>
          </table:table-cell>
          <table:table-cell table:style-name="ce6" office:value-type="float" office:value="13610" calcext:value-type="float">
            <text:p>13610</text:p>
          </table:table-cell>
          <table:table-cell office:value-type="float" office:value="1.6349994687851" calcext:value-type="float">
            <text:p>1.634999468785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05" calcext:value-type="date">
            <text:p>05/09/20</text:p>
          </table:table-cell>
          <table:table-cell office:value-type="float" office:value="9893.29017851121" calcext:value-type="float">
            <text:p>9893.29017851121</text:p>
          </table:table-cell>
          <table:table-cell office:value-type="float" office:value="17994.7098214888" calcext:value-type="float">
            <text:p>17994.7098214888</text:p>
          </table:table-cell>
          <table:table-cell office:value-type="float" office:value="27888" calcext:value-type="float">
            <text:p>27888</text:p>
          </table:table-cell>
          <table:table-cell office:value-type="float" office:value="431" calcext:value-type="float">
            <text:p>431</text:p>
          </table:table-cell>
          <table:table-cell office:value-type="float" office:value="1949" calcext:value-type="float">
            <text:p>1949</text:p>
          </table:table-cell>
          <table:table-cell office:value-type="float" office:value="483" calcext:value-type="float">
            <text:p>483</text:p>
          </table:table-cell>
          <table:table-cell office:value-type="float" office:value="37.5714285714286" calcext:value-type="float">
            <text:p>37.5714285714286</text:p>
          </table:table-cell>
          <table:table-cell office:value-type="float" office:value="0.987382785839676" calcext:value-type="float">
            <text:p>0.987382785839676</text:p>
          </table:table-cell>
          <table:table-cell office:value-type="float" office:value="0.4744717" calcext:value-type="float">
            <text:p>0.4744717</text:p>
          </table:table-cell>
          <table:table-cell office:value-type="float" office:value="0.4387302" calcext:value-type="float">
            <text:p>0.4387302</text:p>
          </table:table-cell>
          <table:table-cell table:style-name="ce6" office:value-type="float" office:value="7466" calcext:value-type="float">
            <text:p>7466</text:p>
          </table:table-cell>
          <table:table-cell office:value-type="float" office:value="0.874130120772281" calcext:value-type="float">
            <text:p>0.87413012077228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06" calcext:value-type="date">
            <text:p>06/09/20</text:p>
          </table:table-cell>
          <table:table-cell office:value-type="float" office:value="10036.4292513589" calcext:value-type="float">
            <text:p>10036.4292513589</text:p>
          </table:table-cell>
          <table:table-cell office:value-type="float" office:value="18255.5707486411" calcext:value-type="float">
            <text:p>18255.5707486411</text:p>
          </table:table-cell>
          <table:table-cell office:value-type="float" office:value="28292" calcext:value-type="float">
            <text:p>28292</text:p>
          </table:table-cell>
          <table:table-cell office:value-type="float" office:value="436" calcext:value-type="float">
            <text:p>436</text:p>
          </table:table-cell>
          <table:table-cell office:value-type="float" office:value="1965" calcext:value-type="float">
            <text:p>1965</text:p>
          </table:table-cell>
          <table:table-cell office:value-type="float" office:value="490" calcext:value-type="float">
            <text:p>490</text:p>
          </table:table-cell>
          <table:table-cell office:value-type="float" office:value="37.4285714285714" calcext:value-type="float">
            <text:p>37.4285714285714</text:p>
          </table:table-cell>
          <table:table-cell office:value-type="float" office:value="0.988996019552842" calcext:value-type="float">
            <text:p>0.988996019552842</text:p>
          </table:table-cell>
          <table:table-cell office:value-type="float" office:value="0.4772152" calcext:value-type="float">
            <text:p>0.4772152</text:p>
          </table:table-cell>
          <table:table-cell office:value-type="float" office:value="0.4424808" calcext:value-type="float">
            <text:p>0.4424808</text:p>
          </table:table-cell>
          <table:table-cell table:style-name="ce6" office:value-type="float" office:value="4535" calcext:value-type="float">
            <text:p>4535</text:p>
          </table:table-cell>
          <table:table-cell office:value-type="float" office:value="0.569552130286206" calcext:value-type="float">
            <text:p>0.56955213028620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07" calcext:value-type="date">
            <text:p>07/09/20</text:p>
          </table:table-cell>
          <table:table-cell office:value-type="float" office:value="10207.0959180256" calcext:value-type="float">
            <text:p>10207.0959180256</text:p>
          </table:table-cell>
          <table:table-cell office:value-type="float" office:value="18644.9040819744" calcext:value-type="float">
            <text:p>18644.9040819744</text:p>
          </table:table-cell>
          <table:table-cell office:value-type="float" office:value="28852" calcext:value-type="float">
            <text:p>28852</text:p>
          </table:table-cell>
          <table:table-cell office:value-type="float" office:value="437" calcext:value-type="float">
            <text:p>437</text:p>
          </table:table-cell>
          <table:table-cell office:value-type="float" office:value="2008" calcext:value-type="float">
            <text:p>2008</text:p>
          </table:table-cell>
          <table:table-cell office:value-type="float" office:value="499" calcext:value-type="float">
            <text:p>499</text:p>
          </table:table-cell>
          <table:table-cell office:value-type="float" office:value="37.5714285714286" calcext:value-type="float">
            <text:p>37.5714285714286</text:p>
          </table:table-cell>
          <table:table-cell office:value-type="float" office:value="0.990609253266009" calcext:value-type="float">
            <text:p>0.990609253266009</text:p>
          </table:table-cell>
          <table:table-cell office:value-type="float" office:value="0.4799588" calcext:value-type="float">
            <text:p>0.4799588</text:p>
          </table:table-cell>
          <table:table-cell office:value-type="float" office:value="0.4462313" calcext:value-type="float">
            <text:p>0.4462313</text:p>
          </table:table-cell>
          <table:table-cell table:style-name="ce6" office:value-type="float" office:value="11577" calcext:value-type="float">
            <text:p>11577</text:p>
          </table:table-cell>
          <table:table-cell office:value-type="float" office:value="0.737692504441851" calcext:value-type="float">
            <text:p>0.73769250444185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08" calcext:value-type="date">
            <text:p>08/09/20</text:p>
          </table:table-cell>
          <table:table-cell office:value-type="float" office:value="10589.743841901" calcext:value-type="float">
            <text:p>10589.743841901</text:p>
          </table:table-cell>
          <table:table-cell office:value-type="float" office:value="19423.256158099" calcext:value-type="float">
            <text:p>19423.256158099</text:p>
          </table:table-cell>
          <table:table-cell office:value-type="float" office:value="30013" calcext:value-type="float">
            <text:p>30013</text:p>
          </table:table-cell>
          <table:table-cell office:value-type="float" office:value="441" calcext:value-type="float">
            <text:p>441</text:p>
          </table:table-cell>
          <table:table-cell office:value-type="float" office:value="2044" calcext:value-type="float">
            <text:p>2044</text:p>
          </table:table-cell>
          <table:table-cell office:value-type="float" office:value="498" calcext:value-type="float">
            <text:p>498</text:p>
          </table:table-cell>
          <table:table-cell office:value-type="float" office:value="37.8571428571429" calcext:value-type="float">
            <text:p>37.8571428571429</text:p>
          </table:table-cell>
          <table:table-cell office:value-type="float" office:value="0.992222486979175" calcext:value-type="float">
            <text:p>0.992222486979175</text:p>
          </table:table-cell>
          <table:table-cell office:value-type="float" office:value="0.4827024" calcext:value-type="float">
            <text:p>0.4827024</text:p>
          </table:table-cell>
          <table:table-cell office:value-type="float" office:value="0.4499819" calcext:value-type="float">
            <text:p>0.4499819</text:p>
          </table:table-cell>
          <table:table-cell table:style-name="ce6" office:value-type="float" office:value="16095" calcext:value-type="float">
            <text:p>16095</text:p>
          </table:table-cell>
          <table:table-cell office:value-type="float" office:value="1.22327889422033" calcext:value-type="float">
            <text:p>1.2232788942203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09" calcext:value-type="date">
            <text:p>09/09/20</text:p>
          </table:table-cell>
          <table:table-cell office:value-type="float" office:value="10974.8187604678" calcext:value-type="float">
            <text:p>10974.8187604678</text:p>
          </table:table-cell>
          <table:table-cell office:value-type="float" office:value="20197.1812395322" calcext:value-type="float">
            <text:p>20197.1812395322</text:p>
          </table:table-cell>
          <table:table-cell office:value-type="float" office:value="31172" calcext:value-type="float">
            <text:p>31172</text:p>
          </table:table-cell>
          <table:table-cell office:value-type="float" office:value="444" calcext:value-type="float">
            <text:p>444</text:p>
          </table:table-cell>
          <table:table-cell office:value-type="float" office:value="2071" calcext:value-type="float">
            <text:p>2071</text:p>
          </table:table-cell>
          <table:table-cell office:value-type="float" office:value="508" calcext:value-type="float">
            <text:p>508</text:p>
          </table:table-cell>
          <table:table-cell office:value-type="float" office:value="39.4285714285714" calcext:value-type="float">
            <text:p>39.4285714285714</text:p>
          </table:table-cell>
          <table:table-cell office:value-type="float" office:value="0.993835720692342" calcext:value-type="float">
            <text:p>0.993835720692342</text:p>
          </table:table-cell>
          <table:table-cell office:value-type="float" office:value="0.485446" calcext:value-type="float">
            <text:p>0.4854460</text:p>
          </table:table-cell>
          <table:table-cell office:value-type="float" office:value="0.4537325" calcext:value-type="float">
            <text:p>0.4537325</text:p>
          </table:table-cell>
          <table:table-cell table:style-name="ce6" office:value-type="float" office:value="15474" calcext:value-type="float">
            <text:p>15474</text:p>
          </table:table-cell>
          <table:table-cell office:value-type="float" office:value="1.33161559992479" calcext:value-type="float">
            <text:p>1.3316155999247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10" calcext:value-type="date">
            <text:p>10/09/20</text:p>
          </table:table-cell>
          <table:table-cell office:value-type="float" office:value="11472.2873318963" calcext:value-type="float">
            <text:p>11472.2873318963</text:p>
          </table:table-cell>
          <table:table-cell office:value-type="float" office:value="21076.7126681037" calcext:value-type="float">
            <text:p>21076.7126681037</text:p>
          </table:table-cell>
          <table:table-cell office:value-type="float" office:value="32549" calcext:value-type="float">
            <text:p>32549</text:p>
          </table:table-cell>
          <table:table-cell office:value-type="float" office:value="448" calcext:value-type="float">
            <text:p>448</text:p>
          </table:table-cell>
          <table:table-cell office:value-type="float" office:value="2106" calcext:value-type="float">
            <text:p>2106</text:p>
          </table:table-cell>
          <table:table-cell office:value-type="float" office:value="513" calcext:value-type="float">
            <text:p>513</text:p>
          </table:table-cell>
          <table:table-cell office:value-type="float" office:value="41.4285714285714" calcext:value-type="float">
            <text:p>41.4285714285714</text:p>
          </table:table-cell>
          <table:table-cell office:value-type="float" office:value="0.995448954405508" calcext:value-type="float">
            <text:p>0.995448954405508</text:p>
          </table:table-cell>
          <table:table-cell office:value-type="float" office:value="0.4881896" calcext:value-type="float">
            <text:p>0.4881896</text:p>
          </table:table-cell>
          <table:table-cell office:value-type="float" office:value="0.4574831" calcext:value-type="float">
            <text:p>0.4574831</text:p>
          </table:table-cell>
          <table:table-cell table:style-name="ce6" office:value-type="float" office:value="16298" calcext:value-type="float">
            <text:p>16298</text:p>
          </table:table-cell>
          <table:table-cell office:value-type="float" office:value="1.0662873185272" calcext:value-type="float">
            <text:p>1.066287318527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11" calcext:value-type="date">
            <text:p>11/09/20</text:p>
          </table:table-cell>
          <table:table-cell office:value-type="float" office:value="11955.5627225213" calcext:value-type="float">
            <text:p>11955.5627225213</text:p>
          </table:table-cell>
          <table:table-cell office:value-type="float" office:value="22040.4372774787" calcext:value-type="float">
            <text:p>22040.4372774787</text:p>
          </table:table-cell>
          <table:table-cell office:value-type="float" office:value="33996" calcext:value-type="float">
            <text:p>33996</text:p>
          </table:table-cell>
          <table:table-cell office:value-type="float" office:value="450" calcext:value-type="float">
            <text:p>450</text:p>
          </table:table-cell>
          <table:table-cell office:value-type="float" office:value="2166" calcext:value-type="float">
            <text:p>2166</text:p>
          </table:table-cell>
          <table:table-cell office:value-type="float" office:value="519" calcext:value-type="float">
            <text:p>519</text:p>
          </table:table-cell>
          <table:table-cell office:value-type="float" office:value="38.4285714285714" calcext:value-type="float">
            <text:p>38.4285714285714</text:p>
          </table:table-cell>
          <table:table-cell office:value-type="float" office:value="0.989108881498797" calcext:value-type="float">
            <text:p>0.989108881498797</text:p>
          </table:table-cell>
          <table:table-cell office:value-type="float" office:value="0.4908831" calcext:value-type="float">
            <text:p>0.4908831</text:p>
          </table:table-cell>
          <table:table-cell office:value-type="float" office:value="0.4618358" calcext:value-type="float">
            <text:p>0.4618358</text:p>
          </table:table-cell>
          <table:table-cell table:style-name="ce6" office:value-type="float" office:value="19192" calcext:value-type="float">
            <text:p>19192</text:p>
          </table:table-cell>
          <table:table-cell office:value-type="float" office:value="1.58658310080936" calcext:value-type="float">
            <text:p>1.5865831008093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12" calcext:value-type="date">
            <text:p>12/09/20</text:p>
          </table:table-cell>
          <table:table-cell office:value-type="float" office:value="12356.7321440089" calcext:value-type="float">
            <text:p>12356.7321440089</text:p>
          </table:table-cell>
          <table:table-cell office:value-type="float" office:value="23180.2678559911" calcext:value-type="float">
            <text:p>23180.2678559911</text:p>
          </table:table-cell>
          <table:table-cell office:value-type="float" office:value="35537" calcext:value-type="float">
            <text:p>35537</text:p>
          </table:table-cell>
          <table:table-cell office:value-type="float" office:value="453" calcext:value-type="float">
            <text:p>453</text:p>
          </table:table-cell>
          <table:table-cell office:value-type="float" office:value="2194" calcext:value-type="float">
            <text:p>2194</text:p>
          </table:table-cell>
          <table:table-cell office:value-type="float" office:value="523" calcext:value-type="float">
            <text:p>523</text:p>
          </table:table-cell>
          <table:table-cell office:value-type="float" office:value="39" calcext:value-type="float">
            <text:p>39</text:p>
          </table:table-cell>
          <table:table-cell office:value-type="float" office:value="0.982768808592085" calcext:value-type="float">
            <text:p>0.982768808592085</text:p>
          </table:table-cell>
          <table:table-cell office:value-type="float" office:value="0.4935765" calcext:value-type="float">
            <text:p>0.4935765</text:p>
          </table:table-cell>
          <table:table-cell office:value-type="float" office:value="0.4661884" calcext:value-type="float">
            <text:p>0.4661884</text:p>
          </table:table-cell>
          <table:table-cell table:style-name="ce6" office:value-type="float" office:value="13057" calcext:value-type="float">
            <text:p>13057</text:p>
          </table:table-cell>
          <table:table-cell office:value-type="float" office:value="0.863673756590082" calcext:value-type="float">
            <text:p>0.86367375659008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13" calcext:value-type="date">
            <text:p>13/09/20</text:p>
          </table:table-cell>
          <table:table-cell office:value-type="float" office:value="12626.4812606167" calcext:value-type="float">
            <text:p>12626.4812606167</text:p>
          </table:table-cell>
          <table:table-cell office:value-type="float" office:value="23697.5187393833" calcext:value-type="float">
            <text:p>23697.5187393833</text:p>
          </table:table-cell>
          <table:table-cell office:value-type="float" office:value="36324" calcext:value-type="float">
            <text:p>36324</text:p>
          </table:table-cell>
          <table:table-cell office:value-type="float" office:value="456" calcext:value-type="float">
            <text:p>456</text:p>
          </table:table-cell>
          <table:table-cell office:value-type="float" office:value="2203" calcext:value-type="float">
            <text:p>2203</text:p>
          </table:table-cell>
          <table:table-cell office:value-type="float" office:value="530" calcext:value-type="float">
            <text:p>530</text:p>
          </table:table-cell>
          <table:table-cell office:value-type="float" office:value="39.4285714285714" calcext:value-type="float">
            <text:p>39.4285714285714</text:p>
          </table:table-cell>
          <table:table-cell office:value-type="float" office:value="0.976428735685374" calcext:value-type="float">
            <text:p>0.976428735685374</text:p>
          </table:table-cell>
          <table:table-cell office:value-type="float" office:value="0.49627" calcext:value-type="float">
            <text:p>0.4962700</text:p>
          </table:table-cell>
          <table:table-cell office:value-type="float" office:value="0.4705411" calcext:value-type="float">
            <text:p>0.4705411</text:p>
          </table:table-cell>
          <table:table-cell table:style-name="ce6" office:value-type="float" office:value="7090" calcext:value-type="float">
            <text:p>7090</text:p>
          </table:table-cell>
          <table:table-cell office:value-type="float" office:value="0.566290707955353" calcext:value-type="float">
            <text:p>0.56629070795535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14" calcext:value-type="date">
            <text:p>14/09/20</text:p>
          </table:table-cell>
          <table:table-cell office:value-type="float" office:value="12959.2740874218" calcext:value-type="float">
            <text:p>12959.2740874218</text:p>
          </table:table-cell>
          <table:table-cell office:value-type="float" office:value="24398.7259125782" calcext:value-type="float">
            <text:p>24398.7259125782</text:p>
          </table:table-cell>
          <table:table-cell office:value-type="float" office:value="37358" calcext:value-type="float">
            <text:p>37358</text:p>
          </table:table-cell>
          <table:table-cell office:value-type="float" office:value="465" calcext:value-type="float">
            <text:p>465</text:p>
          </table:table-cell>
          <table:table-cell office:value-type="float" office:value="2263" calcext:value-type="float">
            <text:p>2263</text:p>
          </table:table-cell>
          <table:table-cell office:value-type="float" office:value="543" calcext:value-type="float">
            <text:p>543</text:p>
          </table:table-cell>
          <table:table-cell office:value-type="float" office:value="36.1428571428571" calcext:value-type="float">
            <text:p>36.1428571428571</text:p>
          </table:table-cell>
          <table:table-cell office:value-type="float" office:value="0.970088662778664" calcext:value-type="float">
            <text:p>0.970088662778664</text:p>
          </table:table-cell>
          <table:table-cell office:value-type="float" office:value="0.4989634" calcext:value-type="float">
            <text:p>0.4989634</text:p>
          </table:table-cell>
          <table:table-cell office:value-type="float" office:value="0.4748937" calcext:value-type="float">
            <text:p>0.4748937</text:p>
          </table:table-cell>
          <table:table-cell table:style-name="ce6" office:value-type="float" office:value="17493" calcext:value-type="float">
            <text:p>17493</text:p>
          </table:table-cell>
          <table:table-cell office:value-type="float" office:value="0.755015610986148" calcext:value-type="float">
            <text:p>0.75501561098614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15" calcext:value-type="date">
            <text:p>15/09/20</text:p>
          </table:table-cell>
          <table:table-cell office:value-type="float" office:value="13466.92431998" calcext:value-type="float">
            <text:p>13466.92431998</text:p>
          </table:table-cell>
          <table:table-cell office:value-type="float" office:value="25565.07568002" calcext:value-type="float">
            <text:p>25565.07568002</text:p>
          </table:table-cell>
          <table:table-cell office:value-type="float" office:value="39032" calcext:value-type="float">
            <text:p>39032</text:p>
          </table:table-cell>
          <table:table-cell office:value-type="float" office:value="476" calcext:value-type="float">
            <text:p>476</text:p>
          </table:table-cell>
          <table:table-cell office:value-type="float" office:value="2362" calcext:value-type="float">
            <text:p>2362</text:p>
          </table:table-cell>
          <table:table-cell office:value-type="float" office:value="557" calcext:value-type="float">
            <text:p>557</text:p>
          </table:table-cell>
          <table:table-cell office:value-type="float" office:value="35.4285714285714" calcext:value-type="float">
            <text:p>35.4285714285714</text:p>
          </table:table-cell>
          <table:table-cell office:value-type="float" office:value="0.963748589871952" calcext:value-type="float">
            <text:p>0.963748589871952</text:p>
          </table:table-cell>
          <table:table-cell office:value-type="float" office:value="0.5016569" calcext:value-type="float">
            <text:p>0.5016569</text:p>
          </table:table-cell>
          <table:table-cell office:value-type="float" office:value="0.4792464" calcext:value-type="float">
            <text:p>0.4792464</text:p>
          </table:table-cell>
          <table:table-cell table:style-name="ce6" office:value-type="float" office:value="20303" calcext:value-type="float">
            <text:p>20303</text:p>
          </table:table-cell>
          <table:table-cell office:value-type="float" office:value="1.2236267604079" calcext:value-type="float">
            <text:p>1.223626760407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16" calcext:value-type="date">
            <text:p>16/09/20</text:p>
          </table:table-cell>
          <table:table-cell office:value-type="float" office:value="14132.95435001" calcext:value-type="float">
            <text:p>14132.95435001</text:p>
          </table:table-cell>
          <table:table-cell office:value-type="float" office:value="27035.04564999" calcext:value-type="float">
            <text:p>27035.04564999</text:p>
          </table:table-cell>
          <table:table-cell office:value-type="float" office:value="41168" calcext:value-type="float">
            <text:p>41168</text:p>
          </table:table-cell>
          <table:table-cell office:value-type="float" office:value="482" calcext:value-type="float">
            <text:p>482</text:p>
          </table:table-cell>
          <table:table-cell office:value-type="float" office:value="2420" calcext:value-type="float">
            <text:p>2420</text:p>
          </table:table-cell>
          <table:table-cell office:value-type="float" office:value="573" calcext:value-type="float">
            <text:p>573</text:p>
          </table:table-cell>
          <table:table-cell office:value-type="float" office:value="33.1428571428571" calcext:value-type="float">
            <text:p>33.1428571428571</text:p>
          </table:table-cell>
          <table:table-cell office:value-type="float" office:value="0.957408516965241" calcext:value-type="float">
            <text:p>0.957408516965241</text:p>
          </table:table-cell>
          <table:table-cell office:value-type="float" office:value="0.5043503" calcext:value-type="float">
            <text:p>0.5043503</text:p>
          </table:table-cell>
          <table:table-cell office:value-type="float" office:value="0.483599" calcext:value-type="float">
            <text:p>0.4835990</text:p>
          </table:table-cell>
          <table:table-cell table:style-name="ce6" office:value-type="float" office:value="20460" calcext:value-type="float">
            <text:p>20460</text:p>
          </table:table-cell>
          <table:table-cell office:value-type="float" office:value="1.28202667122578" calcext:value-type="float">
            <text:p>1.2820266712257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17" calcext:value-type="date">
            <text:p>17/09/20</text:p>
          </table:table-cell>
          <table:table-cell office:value-type="float" office:value="15102.1113671475" calcext:value-type="float">
            <text:p>15102.1113671475</text:p>
          </table:table-cell>
          <table:table-cell office:value-type="float" office:value="29188.8886328524" calcext:value-type="float">
            <text:p>29188.8886328524</text:p>
          </table:table-cell>
          <table:table-cell office:value-type="float" office:value="44291" calcext:value-type="float">
            <text:p>44291</text:p>
          </table:table-cell>
          <table:table-cell office:value-type="float" office:value="489" calcext:value-type="float">
            <text:p>489</text:p>
          </table:table-cell>
          <table:table-cell office:value-type="float" office:value="2538" calcext:value-type="float">
            <text:p>2538</text:p>
          </table:table-cell>
          <table:table-cell office:value-type="float" office:value="582" calcext:value-type="float">
            <text:p>582</text:p>
          </table:table-cell>
          <table:table-cell office:value-type="float" office:value="30.2857142857143" calcext:value-type="float">
            <text:p>30.2857142857143</text:p>
          </table:table-cell>
          <table:table-cell office:value-type="float" office:value="0.95106844405853" calcext:value-type="float">
            <text:p>0.95106844405853</text:p>
          </table:table-cell>
          <table:table-cell office:value-type="float" office:value="0.5070438" calcext:value-type="float">
            <text:p>0.5070438</text:p>
          </table:table-cell>
          <table:table-cell office:value-type="float" office:value="0.4879517" calcext:value-type="float">
            <text:p>0.4879517</text:p>
          </table:table-cell>
          <table:table-cell table:style-name="ce6" office:value-type="float" office:value="23428" calcext:value-type="float">
            <text:p>23428</text:p>
          </table:table-cell>
          <table:table-cell office:value-type="float" office:value="1.0190445124116" calcext:value-type="float">
            <text:p>1.019044512411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18" calcext:value-type="date">
            <text:p>18/09/20</text:p>
          </table:table-cell>
          <table:table-cell office:value-type="float" office:value="15827.4014590781" calcext:value-type="float">
            <text:p>15827.4014590781</text:p>
          </table:table-cell>
          <table:table-cell office:value-type="float" office:value="30570.5985409219" calcext:value-type="float">
            <text:p>30570.5985409219</text:p>
          </table:table-cell>
          <table:table-cell office:value-type="float" office:value="46398" calcext:value-type="float">
            <text:p>46398</text:p>
          </table:table-cell>
          <table:table-cell office:value-type="float" office:value="495" calcext:value-type="float">
            <text:p>495</text:p>
          </table:table-cell>
          <table:table-cell office:value-type="float" office:value="2632" calcext:value-type="float">
            <text:p>2632</text:p>
          </table:table-cell>
          <table:table-cell office:value-type="float" office:value="589" calcext:value-type="float">
            <text:p>589</text:p>
          </table:table-cell>
          <table:table-cell office:value-type="float" office:value="33.5714285714286" calcext:value-type="float">
            <text:p>33.5714285714286</text:p>
          </table:table-cell>
          <table:table-cell office:value-type="float" office:value="0.94632840471517" calcext:value-type="float">
            <text:p>0.94632840471517</text:p>
          </table:table-cell>
          <table:table-cell office:value-type="float" office:value="0.5070837" calcext:value-type="float">
            <text:p>0.5070837</text:p>
          </table:table-cell>
          <table:table-cell office:value-type="float" office:value="0.4887189" calcext:value-type="float">
            <text:p>0.4887189</text:p>
          </table:table-cell>
          <table:table-cell table:style-name="ce6" office:value-type="float" office:value="21570" calcext:value-type="float">
            <text:p>21570</text:p>
          </table:table-cell>
          <table:table-cell office:value-type="float" office:value="1.56040892569938" calcext:value-type="float">
            <text:p>1.5604089256993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19" calcext:value-type="date">
            <text:p>19/09/20</text:p>
          </table:table-cell>
          <table:table-cell office:value-type="float" office:value="16424.1554820666" calcext:value-type="float">
            <text:p>16424.1554820666</text:p>
          </table:table-cell>
          <table:table-cell office:value-type="float" office:value="32017.8445179334" calcext:value-type="float">
            <text:p>32017.8445179334</text:p>
          </table:table-cell>
          <table:table-cell office:value-type="float" office:value="48442" calcext:value-type="float">
            <text:p>48442</text:p>
          </table:table-cell>
          <table:table-cell office:value-type="float" office:value="499" calcext:value-type="float">
            <text:p>499</text:p>
          </table:table-cell>
          <table:table-cell office:value-type="float" office:value="2659" calcext:value-type="float">
            <text:p>2659</text:p>
          </table:table-cell>
          <table:table-cell office:value-type="float" office:value="586" calcext:value-type="float">
            <text:p>586</text:p>
          </table:table-cell>
          <table:table-cell office:value-type="float" office:value="32" calcext:value-type="float">
            <text:p>32</text:p>
          </table:table-cell>
          <table:table-cell office:value-type="float" office:value="0.941588365371809" calcext:value-type="float">
            <text:p>0.941588365371809</text:p>
          </table:table-cell>
          <table:table-cell office:value-type="float" office:value="0.5071237" calcext:value-type="float">
            <text:p>0.5071237</text:p>
          </table:table-cell>
          <table:table-cell office:value-type="float" office:value="0.4894861" calcext:value-type="float">
            <text:p>0.4894861</text:p>
          </table:table-cell>
          <table:table-cell table:style-name="ce6" office:value-type="float" office:value="15050" calcext:value-type="float">
            <text:p>15050</text:p>
          </table:table-cell>
          <table:table-cell office:value-type="float" office:value="0.937620352883157" calcext:value-type="float">
            <text:p>0.93762035288315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20" calcext:value-type="date">
            <text:p>20/09/20</text:p>
          </table:table-cell>
          <table:table-cell office:value-type="float" office:value="16679.4315001661" calcext:value-type="float">
            <text:p>16679.4315001661</text:p>
          </table:table-cell>
          <table:table-cell office:value-type="float" office:value="32746.5684998339" calcext:value-type="float">
            <text:p>32746.5684998339</text:p>
          </table:table-cell>
          <table:table-cell office:value-type="float" office:value="49426" calcext:value-type="float">
            <text:p>49426</text:p>
          </table:table-cell>
          <table:table-cell office:value-type="float" office:value="503" calcext:value-type="float">
            <text:p>503</text:p>
          </table:table-cell>
          <table:table-cell office:value-type="float" office:value="2723" calcext:value-type="float">
            <text:p>2723</text:p>
          </table:table-cell>
          <table:table-cell office:value-type="float" office:value="613" calcext:value-type="float">
            <text:p>613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.936848326028449" calcext:value-type="float">
            <text:p>0.936848326028449</text:p>
          </table:table-cell>
          <table:table-cell office:value-type="float" office:value="0.5071636" calcext:value-type="float">
            <text:p>0.5071636</text:p>
          </table:table-cell>
          <table:table-cell office:value-type="float" office:value="0.4902533" calcext:value-type="float">
            <text:p>0.4902533</text:p>
          </table:table-cell>
          <table:table-cell table:style-name="ce6" office:value-type="float" office:value="10179" calcext:value-type="float">
            <text:p>10179</text:p>
          </table:table-cell>
          <table:table-cell office:value-type="float" office:value="0.580280203002064" calcext:value-type="float">
            <text:p>0.58028020300206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21" calcext:value-type="date">
            <text:p>21/09/20</text:p>
          </table:table-cell>
          <table:table-cell office:value-type="float" office:value="17151.8915940629" calcext:value-type="float">
            <text:p>17151.8915940629</text:p>
          </table:table-cell>
          <table:table-cell office:value-type="float" office:value="33748.1084059371" calcext:value-type="float">
            <text:p>33748.1084059371</text:p>
          </table:table-cell>
          <table:table-cell office:value-type="float" office:value="50900" calcext:value-type="float">
            <text:p>50900</text:p>
          </table:table-cell>
          <table:table-cell office:value-type="float" office:value="522" calcext:value-type="float">
            <text:p>522</text:p>
          </table:table-cell>
          <table:table-cell office:value-type="float" office:value="2818" calcext:value-type="float">
            <text:p>2818</text:p>
          </table:table-cell>
          <table:table-cell office:value-type="float" office:value="637" calcext:value-type="float">
            <text:p>637</text:p>
          </table:table-cell>
          <table:table-cell office:value-type="float" office:value="36" calcext:value-type="float">
            <text:p>36</text:p>
          </table:table-cell>
          <table:table-cell office:value-type="float" office:value="0.932108286685088" calcext:value-type="float">
            <text:p>0.932108286685088</text:p>
          </table:table-cell>
          <table:table-cell office:value-type="float" office:value="0.5072036" calcext:value-type="float">
            <text:p>0.5072036</text:p>
          </table:table-cell>
          <table:table-cell office:value-type="float" office:value="0.4910205" calcext:value-type="float">
            <text:p>0.4910205</text:p>
          </table:table-cell>
          <table:table-cell table:style-name="ce6" office:value-type="float" office:value="19405" calcext:value-type="float">
            <text:p>19405</text:p>
          </table:table-cell>
          <table:table-cell office:value-type="float" office:value="0.711529608014374" calcext:value-type="float">
            <text:p>0.71152960801437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22" calcext:value-type="date">
            <text:p>22/09/20</text:p>
          </table:table-cell>
          <table:table-cell office:value-type="float" office:value="17760.6320883594" calcext:value-type="float">
            <text:p>17760.6320883594</text:p>
          </table:table-cell>
          <table:table-cell office:value-type="float" office:value="35533.3679116406" calcext:value-type="float">
            <text:p>35533.3679116406</text:p>
          </table:table-cell>
          <table:table-cell office:value-type="float" office:value="53294" calcext:value-type="float">
            <text:p>53294</text:p>
          </table:table-cell>
          <table:table-cell office:value-type="float" office:value="531" calcext:value-type="float">
            <text:p>531</text:p>
          </table:table-cell>
          <table:table-cell office:value-type="float" office:value="2908" calcext:value-type="float">
            <text:p>2908</text:p>
          </table:table-cell>
          <table:table-cell office:value-type="float" office:value="651" calcext:value-type="float">
            <text:p>651</text:p>
          </table:table-cell>
          <table:table-cell office:value-type="float" office:value="37" calcext:value-type="float">
            <text:p>37</text:p>
          </table:table-cell>
          <table:table-cell office:value-type="float" office:value="0.927368247341728" calcext:value-type="float">
            <text:p>0.927368247341728</text:p>
          </table:table-cell>
          <table:table-cell office:value-type="float" office:value="0.5072435" calcext:value-type="float">
            <text:p>0.5072435</text:p>
          </table:table-cell>
          <table:table-cell office:value-type="float" office:value="0.4917877" calcext:value-type="float">
            <text:p>0.4917877</text:p>
          </table:table-cell>
          <table:table-cell table:style-name="ce6" office:value-type="float" office:value="22381" calcext:value-type="float">
            <text:p>22381</text:p>
          </table:table-cell>
          <table:table-cell office:value-type="float" office:value="1.1868765477068" calcext:value-type="float">
            <text:p>1.1868765477068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23" calcext:value-type="date">
            <text:p>23/09/20</text:p>
          </table:table-cell>
          <table:table-cell office:value-type="float" office:value="18372.0492844628" calcext:value-type="float">
            <text:p>18372.0492844628</text:p>
          </table:table-cell>
          <table:table-cell office:value-type="float" office:value="37227.9507155372" calcext:value-type="float">
            <text:p>37227.9507155372</text:p>
          </table:table-cell>
          <table:table-cell office:value-type="float" office:value="55600" calcext:value-type="float">
            <text:p>55600</text:p>
          </table:table-cell>
          <table:table-cell office:value-type="float" office:value="555" calcext:value-type="float">
            <text:p>555</text:p>
          </table:table-cell>
          <table:table-cell office:value-type="float" office:value="3019" calcext:value-type="float">
            <text:p>3019</text:p>
          </table:table-cell>
          <table:table-cell office:value-type="float" office:value="686" calcext:value-type="float">
            <text:p>686</text:p>
          </table:table-cell>
          <table:table-cell office:value-type="float" office:value="38.7142857142857" calcext:value-type="float">
            <text:p>38.7142857142857</text:p>
          </table:table-cell>
          <table:table-cell office:value-type="float" office:value="0.922628207998367" calcext:value-type="float">
            <text:p>0.922628207998367</text:p>
          </table:table-cell>
          <table:table-cell office:value-type="float" office:value="0.5072834" calcext:value-type="float">
            <text:p>0.5072834</text:p>
          </table:table-cell>
          <table:table-cell office:value-type="float" office:value="0.4925549" calcext:value-type="float">
            <text:p>0.4925549</text:p>
          </table:table-cell>
          <table:table-cell table:style-name="ce6" office:value-type="float" office:value="22373" calcext:value-type="float">
            <text:p>22373</text:p>
          </table:table-cell>
          <table:table-cell office:value-type="float" office:value="1.28012297402939" calcext:value-type="float">
            <text:p>1.2801229740293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24" calcext:value-type="date">
            <text:p>24/09/20</text:p>
          </table:table-cell>
          <table:table-cell office:value-type="float" office:value="19202.9959614334" calcext:value-type="float">
            <text:p>19202.9959614334</text:p>
          </table:table-cell>
          <table:table-cell office:value-type="float" office:value="39307.0040385666" calcext:value-type="float">
            <text:p>39307.0040385666</text:p>
          </table:table-cell>
          <table:table-cell office:value-type="float" office:value="58510" calcext:value-type="float">
            <text:p>58510</text:p>
          </table:table-cell>
          <table:table-cell office:value-type="float" office:value="567" calcext:value-type="float">
            <text:p>567</text:p>
          </table:table-cell>
          <table:table-cell office:value-type="float" office:value="3144" calcext:value-type="float">
            <text:p>3144</text:p>
          </table:table-cell>
          <table:table-cell office:value-type="float" office:value="718" calcext:value-type="float">
            <text:p>718</text:p>
          </table:table-cell>
          <table:table-cell office:value-type="float" office:value="36.5714285714286" calcext:value-type="float">
            <text:p>36.5714285714286</text:p>
          </table:table-cell>
          <table:table-cell office:value-type="float" office:value="0.917888168655007" calcext:value-type="float">
            <text:p>0.917888168655007</text:p>
          </table:table-cell>
          <table:table-cell office:value-type="float" office:value="0.5073234" calcext:value-type="float">
            <text:p>0.5073234</text:p>
          </table:table-cell>
          <table:table-cell office:value-type="float" office:value="0.4933221" calcext:value-type="float">
            <text:p>0.4933221</text:p>
          </table:table-cell>
          <table:table-cell table:style-name="ce6" office:value-type="float" office:value="23147" calcext:value-type="float">
            <text:p>23147</text:p>
          </table:table-cell>
          <table:table-cell office:value-type="float" office:value="1.18357425453015" calcext:value-type="float">
            <text:p>1.1835742545301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25" calcext:value-type="date">
            <text:p>25/09/20</text:p>
          </table:table-cell>
          <table:table-cell office:value-type="float" office:value="20099.7767467937" calcext:value-type="float">
            <text:p>20099.7767467937</text:p>
          </table:table-cell>
          <table:table-cell office:value-type="float" office:value="41354.2232532063" calcext:value-type="float">
            <text:p>41354.2232532063</text:p>
          </table:table-cell>
          <table:table-cell office:value-type="float" office:value="61454" calcext:value-type="float">
            <text:p>61454</text:p>
          </table:table-cell>
          <table:table-cell office:value-type="float" office:value="581" calcext:value-type="float">
            <text:p>581</text:p>
          </table:table-cell>
          <table:table-cell office:value-type="float" office:value="3314" calcext:value-type="float">
            <text:p>3314</text:p>
          </table:table-cell>
          <table:table-cell office:value-type="float" office:value="749" calcext:value-type="float">
            <text:p>749</text:p>
          </table:table-cell>
          <table:table-cell office:value-type="float" office:value="36.1428571428571" calcext:value-type="float">
            <text:p>36.1428571428571</text:p>
          </table:table-cell>
          <table:table-cell office:value-type="float" office:value="0.913210655328955" calcext:value-type="float">
            <text:p>0.913210655328955</text:p>
          </table:table-cell>
          <table:table-cell office:value-type="float" office:value="0.5073637" calcext:value-type="float">
            <text:p>0.5073637</text:p>
          </table:table-cell>
          <table:table-cell office:value-type="float" office:value="0.4940845" calcext:value-type="float">
            <text:p>0.4940845</text:p>
          </table:table-cell>
          <table:table-cell table:style-name="ce6" office:value-type="float" office:value="23124" calcext:value-type="float">
            <text:p>23124</text:p>
          </table:table-cell>
          <table:table-cell office:value-type="float" office:value="1.37055531856601" calcext:value-type="float">
            <text:p>1.3705553185660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26" calcext:value-type="date">
            <text:p>26/09/20</text:p>
          </table:table-cell>
          <table:table-cell office:value-type="float" office:value="20687.4525976851" calcext:value-type="float">
            <text:p>20687.4525976851</text:p>
          </table:table-cell>
          <table:table-cell office:value-type="float" office:value="42742.5474023149" calcext:value-type="float">
            <text:p>42742.5474023149</text:p>
          </table:table-cell>
          <table:table-cell office:value-type="float" office:value="63430" calcext:value-type="float">
            <text:p>63430</text:p>
          </table:table-cell>
          <table:table-cell office:value-type="float" office:value="591" calcext:value-type="float">
            <text:p>591</text:p>
          </table:table-cell>
          <table:table-cell office:value-type="float" office:value="3334" calcext:value-type="float">
            <text:p>3334</text:p>
          </table:table-cell>
          <table:table-cell office:value-type="float" office:value="772" calcext:value-type="float">
            <text:p>772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.908533142002904" calcext:value-type="float">
            <text:p>0.908533142002904</text:p>
          </table:table-cell>
          <table:table-cell office:value-type="float" office:value="0.5074041" calcext:value-type="float">
            <text:p>0.5074041</text:p>
          </table:table-cell>
          <table:table-cell office:value-type="float" office:value="0.494847" calcext:value-type="float">
            <text:p>0.4948470</text:p>
          </table:table-cell>
          <table:table-cell table:style-name="ce6" office:value-type="float" office:value="15385" calcext:value-type="float">
            <text:p>15385</text:p>
          </table:table-cell>
          <table:table-cell office:value-type="float" office:value="0.982697723393764" calcext:value-type="float">
            <text:p>0.98269772339376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27" calcext:value-type="date">
            <text:p>27/09/20</text:p>
          </table:table-cell>
          <table:table-cell office:value-type="float" office:value="21159.9690812016" calcext:value-type="float">
            <text:p>21159.9690812016</text:p>
          </table:table-cell>
          <table:table-cell office:value-type="float" office:value="43573.0309187984" calcext:value-type="float">
            <text:p>43573.0309187984</text:p>
          </table:table-cell>
          <table:table-cell office:value-type="float" office:value="64733" calcext:value-type="float">
            <text:p>64733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142857142857" calcext:value-type="float">
            <text:p>31.7142857142857</text:p>
          </table:table-cell>
          <table:table-cell office:value-type="float" office:value="0.903855628676852" calcext:value-type="float">
            <text:p>0.903855628676852</text:p>
          </table:table-cell>
          <table:table-cell office:value-type="float" office:value="0.5074444" calcext:value-type="float">
            <text:p>0.5074444</text:p>
          </table:table-cell>
          <table:table-cell office:value-type="float" office:value="0.4956095" calcext:value-type="float">
            <text:p>0.4956095</text:p>
          </table:table-cell>
          <table:table-cell table:style-name="ce6" office:value-type="float" office:value="10460" calcext:value-type="float">
            <text:p>10460</text:p>
          </table:table-cell>
          <table:table-cell office:value-type="float" office:value="0.587130193764763" calcext:value-type="float">
            <text:p>0.58713019376476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28" calcext:value-type="date">
            <text:p>28/09/20</text:p>
          </table:table-cell>
          <table:table-cell office:value-type="float" office:value="21611.461860985" calcext:value-type="float">
            <text:p>21611.461860985</text:p>
          </table:table-cell>
          <table:table-cell office:value-type="float" office:value="44407.538139015" calcext:value-type="float">
            <text:p>44407.538139015</text:p>
          </table:table-cell>
          <table:table-cell office:value-type="float" office:value="66019" calcext:value-type="float">
            <text:p>66019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142857142857" calcext:value-type="float">
            <text:p>32.7142857142857</text:p>
          </table:table-cell>
          <table:table-cell office:value-type="float" office:value="0.899178115350801" calcext:value-type="float">
            <text:p>0.899178115350801</text:p>
          </table:table-cell>
          <table:table-cell office:value-type="float" office:value="0.5074847" calcext:value-type="float">
            <text:p>0.5074847</text:p>
          </table:table-cell>
          <table:table-cell office:value-type="float" office:value="0.4963719" calcext:value-type="float">
            <text:p>0.4963719</text:p>
          </table:table-cell>
          <table:table-cell table:style-name="ce6" office:value-type="float" office:value="12218" calcext:value-type="float">
            <text:p>12218</text:p>
          </table:table-cell>
          <table:table-cell office:value-type="float" office:value="0.673568449709927" calcext:value-type="float">
            <text:p>0.67356844970992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29" calcext:value-type="date">
            <text:p>29/09/20</text:p>
          </table:table-cell>
          <table:table-cell office:value-type="float" office:value="22196.7490582168" calcext:value-type="float">
            <text:p>22196.7490582168</text:p>
          </table:table-cell>
          <table:table-cell office:value-type="float" office:value="45782.2509417832" calcext:value-type="float">
            <text:p>45782.2509417832</text:p>
          </table:table-cell>
          <table:table-cell office:value-type="float" office:value="67979" calcext:value-type="float">
            <text:p>67979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857142857143" calcext:value-type="float">
            <text:p>32.2857142857143</text:p>
          </table:table-cell>
          <table:table-cell office:value-type="float" office:value="0.89450060202475" calcext:value-type="float">
            <text:p>0.89450060202475</text:p>
          </table:table-cell>
          <table:table-cell office:value-type="float" office:value="0.5075251" calcext:value-type="float">
            <text:p>0.5075251</text:p>
          </table:table-cell>
          <table:table-cell office:value-type="float" office:value="0.4971344" calcext:value-type="float">
            <text:p>0.4971344</text:p>
          </table:table-cell>
          <table:table-cell table:style-name="ce6" office:value-type="float" office:value="18303" calcext:value-type="float">
            <text:p>18303</text:p>
          </table:table-cell>
          <table:table-cell office:value-type="float" office:value="1.15517924372665" calcext:value-type="float">
            <text:p>1.1551792437266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09-30" calcext:value-type="date">
            <text:p>30/09/20</text:p>
          </table:table-cell>
          <table:table-cell office:value-type="float" office:value="23102.1485236163" calcext:value-type="float">
            <text:p>23102.1485236163</text:p>
          </table:table-cell>
          <table:table-cell office:value-type="float" office:value="47796.8514763837" calcext:value-type="float">
            <text:p>47796.8514763837</text:p>
          </table:table-cell>
          <table:table-cell office:value-type="float" office:value="70899" calcext:value-type="float">
            <text:p>70899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285714285714" calcext:value-type="float">
            <text:p>34.4285714285714</text:p>
          </table:table-cell>
          <table:table-cell office:value-type="float" office:value="0.889823088698698" calcext:value-type="float">
            <text:p>0.889823088698698</text:p>
          </table:table-cell>
          <table:table-cell office:value-type="float" office:value="0.5075654" calcext:value-type="float">
            <text:p>0.5075654</text:p>
          </table:table-cell>
          <table:table-cell office:value-type="float" office:value="0.4978969" calcext:value-type="float">
            <text:p>0.4978969</text:p>
          </table:table-cell>
          <table:table-cell table:style-name="ce6" office:value-type="float" office:value="21080" calcext:value-type="float">
            <text:p>21080</text:p>
          </table:table-cell>
          <table:table-cell office:value-type="float" office:value="1.21948120413626" calcext:value-type="float">
            <text:p>1.2194812041362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01" calcext:value-type="date">
            <text:p>01/10/20</text:p>
          </table:table-cell>
          <table:table-cell office:value-type="float" office:value="24172.0291469624" calcext:value-type="float">
            <text:p>24172.0291469624</text:p>
          </table:table-cell>
          <table:table-cell office:value-type="float" office:value="50218.9708530377" calcext:value-type="float">
            <text:p>50218.9708530377</text:p>
          </table:table-cell>
          <table:table-cell office:value-type="float" office:value="74391" calcext:value-type="float">
            <text:p>74391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142857142857" calcext:value-type="float">
            <text:p>41.7142857142857</text:p>
          </table:table-cell>
          <table:table-cell office:value-type="float" office:value="0.885145575372647" calcext:value-type="float">
            <text:p>0.885145575372647</text:p>
          </table:table-cell>
          <table:table-cell office:value-type="float" office:value="0.5076057" calcext:value-type="float">
            <text:p>0.5076057</text:p>
          </table:table-cell>
          <table:table-cell office:value-type="float" office:value="0.4986593" calcext:value-type="float">
            <text:p>0.4986593</text:p>
          </table:table-cell>
          <table:table-cell table:style-name="ce6" office:value-type="float" office:value="23906" calcext:value-type="float">
            <text:p>23906</text:p>
          </table:table-cell>
          <table:table-cell office:value-type="float" office:value="1.41542910029575" calcext:value-type="float">
            <text:p>1.4154291002957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02" calcext:value-type="date">
            <text:p>02/10/20</text:p>
          </table:table-cell>
          <table:table-cell office:value-type="float" office:value="25478.3085471202" calcext:value-type="float">
            <text:p>25478.3085471202</text:p>
          </table:table-cell>
          <table:table-cell office:value-type="float" office:value="52708.6914528798" calcext:value-type="float">
            <text:p>52708.6914528798</text:p>
          </table:table-cell>
          <table:table-cell office:value-type="float" office:value="78187" calcext:value-type="float">
            <text:p>78187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877804815218402" calcext:value-type="float">
            <text:p>0.877804815218402</text:p>
          </table:table-cell>
          <table:table-cell office:value-type="float" office:value="0.511021" calcext:value-type="float">
            <text:p>0.5110210</text:p>
          </table:table-cell>
          <table:table-cell office:value-type="float" office:value="0.5028009" calcext:value-type="float">
            <text:p>0.5028009</text:p>
          </table:table-cell>
          <table:table-cell table:style-name="ce6" office:value-type="float" office:value="23630" calcext:value-type="float">
            <text:p>23630</text:p>
          </table:table-cell>
          <table:table-cell office:value-type="float" office:value="1.2769628840564" calcext:value-type="float">
            <text:p>1.2769628840564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03" calcext:value-type="date">
            <text:p>03/10/20</text:p>
          </table:table-cell>
          <table:table-cell office:value-type="float" office:value="26371.4703968312" calcext:value-type="float">
            <text:p>26371.4703968312</text:p>
          </table:table-cell>
          <table:table-cell office:value-type="float" office:value="54369.5296031688" calcext:value-type="float">
            <text:p>54369.5296031688</text:p>
          </table:table-cell>
          <table:table-cell office:value-type="float" office:value="80741" calcext:value-type="float">
            <text:p>80741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428571428571" calcext:value-type="float">
            <text:p>38.1428571428571</text:p>
          </table:table-cell>
          <table:table-cell office:value-type="float" office:value="0.870464055064158" calcext:value-type="float">
            <text:p>0.870464055064158</text:p>
          </table:table-cell>
          <table:table-cell office:value-type="float" office:value="0.5144363" calcext:value-type="float">
            <text:p>0.5144363</text:p>
          </table:table-cell>
          <table:table-cell office:value-type="float" office:value="0.5069424" calcext:value-type="float">
            <text:p>0.5069424</text:p>
          </table:table-cell>
          <table:table-cell table:style-name="ce6" office:value-type="float" office:value="15201" calcext:value-type="float">
            <text:p>15201</text:p>
          </table:table-cell>
          <table:table-cell office:value-type="float" office:value="0.993099964373052" calcext:value-type="float">
            <text:p>0.99309996437305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04" calcext:value-type="date">
            <text:p>04/10/20</text:p>
          </table:table-cell>
          <table:table-cell office:value-type="float" office:value="27064.3882145107" calcext:value-type="float">
            <text:p>27064.3882145107</text:p>
          </table:table-cell>
          <table:table-cell office:value-type="float" office:value="55517.6117854893" calcext:value-type="float">
            <text:p>55517.6117854893</text:p>
          </table:table-cell>
          <table:table-cell office:value-type="float" office:value="82582" calcext:value-type="float">
            <text:p>82582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571428571429" calcext:value-type="float">
            <text:p>37.8571428571429</text:p>
          </table:table-cell>
          <table:table-cell office:value-type="float" office:value="0.863123294909913" calcext:value-type="float">
            <text:p>0.863123294909913</text:p>
          </table:table-cell>
          <table:table-cell office:value-type="float" office:value="0.5178515" calcext:value-type="float">
            <text:p>0.5178515</text:p>
          </table:table-cell>
          <table:table-cell office:value-type="float" office:value="0.5110839" calcext:value-type="float">
            <text:p>0.5110839</text:p>
          </table:table-cell>
          <table:table-cell table:style-name="ce6" office:value-type="float" office:value="7766" calcext:value-type="float">
            <text:p>7766</text:p>
          </table:table-cell>
          <table:table-cell office:value-type="float" office:value="0.568883781600322" calcext:value-type="float">
            <text:p>0.56888378160032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05" calcext:value-type="date">
            <text:p>05/10/20</text:p>
          </table:table-cell>
          <table:table-cell office:value-type="float" office:value="28110.3344695136" calcext:value-type="float">
            <text:p>28110.3344695136</text:p>
          </table:table-cell>
          <table:table-cell office:value-type="float" office:value="57591.6655304864" calcext:value-type="float">
            <text:p>57591.6655304864</text:p>
          </table:table-cell>
          <table:table-cell office:value-type="float" office:value="85702" calcext:value-type="float">
            <text:p>85702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428571428571" calcext:value-type="float">
            <text:p>37.1428571428571</text:p>
          </table:table-cell>
          <table:table-cell office:value-type="float" office:value="0.855782534755669" calcext:value-type="float">
            <text:p>0.855782534755669</text:p>
          </table:table-cell>
          <table:table-cell office:value-type="float" office:value="0.5212668" calcext:value-type="float">
            <text:p>0.5212668</text:p>
          </table:table-cell>
          <table:table-cell office:value-type="float" office:value="0.5152254" calcext:value-type="float">
            <text:p>0.5152254</text:p>
          </table:table-cell>
          <table:table-cell table:style-name="ce6" office:value-type="float" office:value="17716" calcext:value-type="float">
            <text:p>17716</text:p>
          </table:table-cell>
          <table:table-cell office:value-type="float" office:value="0.687323582099246" calcext:value-type="float">
            <text:p>0.68732358209924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06" calcext:value-type="date">
            <text:p>06/10/20</text:p>
          </table:table-cell>
          <table:table-cell office:value-type="float" office:value="29594.8789906678" calcext:value-type="float">
            <text:p>29594.8789906678</text:p>
          </table:table-cell>
          <table:table-cell office:value-type="float" office:value="60563.1210093322" calcext:value-type="float">
            <text:p>60563.1210093322</text:p>
          </table:table-cell>
          <table:table-cell office:value-type="float" office:value="90158" calcext:value-type="float">
            <text:p>90158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428571428571" calcext:value-type="float">
            <text:p>39.1428571428571</text:p>
          </table:table-cell>
          <table:table-cell office:value-type="float" office:value="0.848441774601425" calcext:value-type="float">
            <text:p>0.848441774601425</text:p>
          </table:table-cell>
          <table:table-cell office:value-type="float" office:value="0.5246821" calcext:value-type="float">
            <text:p>0.5246821</text:p>
          </table:table-cell>
          <table:table-cell office:value-type="float" office:value="0.5193669" calcext:value-type="float">
            <text:p>0.5193669</text:p>
          </table:table-cell>
          <table:table-cell table:style-name="ce6" office:value-type="float" office:value="22988" calcext:value-type="float">
            <text:p>22988</text:p>
          </table:table-cell>
          <table:table-cell office:value-type="float" office:value="1.10340331323883" calcext:value-type="float">
            <text:p>1.10340331323883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07" calcext:value-type="date">
            <text:p>07/10/20</text:p>
          </table:table-cell>
          <table:table-cell office:value-type="float" office:value="31540.6437619217" calcext:value-type="float">
            <text:p>31540.6437619217</text:p>
          </table:table-cell>
          <table:table-cell office:value-type="float" office:value="63955.3562380783" calcext:value-type="float">
            <text:p>63955.3562380783</text:p>
          </table:table-cell>
          <table:table-cell office:value-type="float" office:value="95496" calcext:value-type="float">
            <text:p>95496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84110101444718" calcext:value-type="float">
            <text:p>0.84110101444718</text:p>
          </table:table-cell>
          <table:table-cell office:value-type="float" office:value="0.5280973" calcext:value-type="float">
            <text:p>0.5280973</text:p>
          </table:table-cell>
          <table:table-cell office:value-type="float" office:value="0.5235084" calcext:value-type="float">
            <text:p>0.5235084</text:p>
          </table:table-cell>
          <table:table-cell table:style-name="ce6" office:value-type="float" office:value="23964" calcext:value-type="float">
            <text:p>23964</text:p>
          </table:table-cell>
          <table:table-cell office:value-type="float" office:value="1.21108757883352" calcext:value-type="float">
            <text:p>1.2110875788335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08" calcext:value-type="date">
            <text:p>08/10/20</text:p>
          </table:table-cell>
          <table:table-cell office:value-type="float" office:value="33467.2869487913" calcext:value-type="float">
            <text:p>33467.2869487913</text:p>
          </table:table-cell>
          <table:table-cell office:value-type="float" office:value="67425.7130512087" calcext:value-type="float">
            <text:p>67425.7130512087</text:p>
          </table:table-cell>
          <table:table-cell office:value-type="float" office:value="100893" calcext:value-type="float">
            <text:p>100893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428571428571" calcext:value-type="float">
            <text:p>32.1428571428571</text:p>
          </table:table-cell>
          <table:table-cell office:value-type="float" office:value="0.833760254292936" calcext:value-type="float">
            <text:p>0.833760254292936</text:p>
          </table:table-cell>
          <table:table-cell office:value-type="float" office:value="0.5315126" calcext:value-type="float">
            <text:p>0.5315126</text:p>
          </table:table-cell>
          <table:table-cell office:value-type="float" office:value="0.52765" calcext:value-type="float">
            <text:p>0.5276500</text:p>
          </table:table-cell>
          <table:table-cell table:style-name="ce6" office:value-type="float" office:value="25051" calcext:value-type="float">
            <text:p>25051</text:p>
          </table:table-cell>
          <table:table-cell office:value-type="float" office:value="1.45978236311641" calcext:value-type="float">
            <text:p>1.45978236311641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09" calcext:value-type="date">
            <text:p>09/10/20</text:p>
          </table:table-cell>
          <table:table-cell office:value-type="float" office:value="36622.3954484217" calcext:value-type="float">
            <text:p>36622.3954484217</text:p>
          </table:table-cell>
          <table:table-cell office:value-type="float" office:value="72887.6045515783" calcext:value-type="float">
            <text:p>72887.6045515783</text:p>
          </table:table-cell>
          <table:table-cell office:value-type="float" office:value="109510" calcext:value-type="float">
            <text:p>109510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571428571429" calcext:value-type="float">
            <text:p>31.8571428571429</text:p>
          </table:table-cell>
          <table:table-cell office:value-type="float" office:value="0.815387581484664" calcext:value-type="float">
            <text:p>0.815387581484664</text:p>
          </table:table-cell>
          <table:table-cell office:value-type="float" office:value="0.5348583" calcext:value-type="float">
            <text:p>0.5348583</text:p>
          </table:table-cell>
          <table:table-cell office:value-type="float" office:value="0.5326266" calcext:value-type="float">
            <text:p>0.5326266</text:p>
          </table:table-cell>
          <table:table-cell table:style-name="ce6" office:value-type="float" office:value="27726" calcext:value-type="float">
            <text:p>27726</text:p>
          </table:table-cell>
          <table:table-cell office:value-type="float" office:value="1.29011204816659" calcext:value-type="float">
            <text:p>1.29011204816659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10" calcext:value-type="date">
            <text:p>10/10/20</text:p>
          </table:table-cell>
          <table:table-cell office:value-type="float" office:value="38272.1144538713" calcext:value-type="float">
            <text:p>38272.1144538713</text:p>
          </table:table-cell>
          <table:table-cell office:value-type="float" office:value="75872.8855461287" calcext:value-type="float">
            <text:p>75872.8855461287</text:p>
          </table:table-cell>
          <table:table-cell office:value-type="float" office:value="114145" calcext:value-type="float">
            <text:p>114145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428571428571" calcext:value-type="float">
            <text:p>34.1428571428571</text:p>
          </table:table-cell>
          <table:table-cell office:value-type="float" office:value="0.797014908676392" calcext:value-type="float">
            <text:p>0.797014908676392</text:p>
          </table:table-cell>
          <table:table-cell office:value-type="float" office:value="0.538204" calcext:value-type="float">
            <text:p>0.5382040</text:p>
          </table:table-cell>
          <table:table-cell office:value-type="float" office:value="0.5376033" calcext:value-type="float">
            <text:p>0.5376033</text:p>
          </table:table-cell>
          <table:table-cell table:style-name="ce6" office:value-type="float" office:value="18069" calcext:value-type="float">
            <text:p>18069</text:p>
          </table:table-cell>
          <table:table-cell office:value-type="float" office:value="1.01622488515187" calcext:value-type="float">
            <text:p>1.01622488515187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11" calcext:value-type="date">
            <text:p>11/10/20</text:p>
          </table:table-cell>
          <table:table-cell office:value-type="float" office:value="39394.2276086094" calcext:value-type="float">
            <text:p>39394.2276086094</text:p>
          </table:table-cell>
          <table:table-cell office:value-type="float" office:value="77851.7723913906" calcext:value-type="float">
            <text:p>77851.7723913906</text:p>
          </table:table-cell>
          <table:table-cell office:value-type="float" office:value="117246" calcext:value-type="float">
            <text:p>117246</text:p>
          </table:table-cell>
          <table:table-cell office:value-type="float" office:value="987" calcext:value-type="float">
            <text:p>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714285714286" calcext:value-type="float">
            <text:p>34.5714285714286</text:p>
          </table:table-cell>
          <table:table-cell office:value-type="float" office:value="0.77864223586812" calcext:value-type="float">
            <text:p>0.77864223586812</text:p>
          </table:table-cell>
          <table:table-cell office:value-type="float" office:value="0.5415497" calcext:value-type="float">
            <text:p>0.5415497</text:p>
          </table:table-cell>
          <table:table-cell office:value-type="float" office:value="0.5425799" calcext:value-type="float">
            <text:p>0.5425799</text:p>
          </table:table-cell>
          <table:table-cell table:style-name="ce6" office:value-type="float" office:value="11502" calcext:value-type="float">
            <text:p>11502</text:p>
          </table:table-cell>
          <table:table-cell office:value-type="float" office:value="0.564413582376745" calcext:value-type="float">
            <text:p>0.564413582376745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12" calcext:value-type="date">
            <text:p>12/10/20</text:p>
          </table:table-cell>
          <table:table-cell office:value-type="float" office:value="40910.6033251284" calcext:value-type="float">
            <text:p>40910.6033251284</text:p>
          </table:table-cell>
          <table:table-cell office:value-type="float" office:value="80646.3966748716" calcext:value-type="float">
            <text:p>80646.3966748716</text:p>
          </table:table-cell>
          <table:table-cell office:value-type="float" office:value="121557" calcext:value-type="float">
            <text:p>121557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285714285714" calcext:value-type="float">
            <text:p>36.4285714285714</text:p>
          </table:table-cell>
          <table:table-cell office:value-type="float" office:value="0.760269563059848" calcext:value-type="float">
            <text:p>0.760269563059848</text:p>
          </table:table-cell>
          <table:table-cell office:value-type="float" office:value="0.5448954" calcext:value-type="float">
            <text:p>0.5448954</text:p>
          </table:table-cell>
          <table:table-cell office:value-type="float" office:value="0.5475565" calcext:value-type="float">
            <text:p>0.5475565</text:p>
          </table:table-cell>
          <table:table-cell table:style-name="ce6" office:value-type="float" office:value="22029" calcext:value-type="float">
            <text:p>22029</text:p>
          </table:table-cell>
          <table:table-cell office:value-type="float" office:value="0.724056521582776" calcext:value-type="float">
            <text:p>0.724056521582776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13" calcext:value-type="date">
            <text:p>13/10/20</text:p>
          </table:table-cell>
          <table:table-cell office:value-type="float" office:value="43549.5995551002" calcext:value-type="float">
            <text:p>43549.5995551002</text:p>
          </table:table-cell>
          <table:table-cell office:value-type="float" office:value="86332.4004448998" calcext:value-type="float">
            <text:p>86332.4004448998</text:p>
          </table:table-cell>
          <table:table-cell office:value-type="float" office:value="129882" calcext:value-type="float">
            <text:p>129882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571428571429" calcext:value-type="float">
            <text:p>36.8571428571429</text:p>
          </table:table-cell>
          <table:table-cell office:value-type="float" office:value="0.741896890251576" calcext:value-type="float">
            <text:p>0.741896890251576</text:p>
          </table:table-cell>
          <table:table-cell office:value-type="float" office:value="0.5482411" calcext:value-type="float">
            <text:p>0.5482411</text:p>
          </table:table-cell>
          <table:table-cell office:value-type="float" office:value="0.5525332" calcext:value-type="float">
            <text:p>0.5525332</text:p>
          </table:table-cell>
          <table:table-cell table:style-name="ce6" office:value-type="float" office:value="31563" calcext:value-type="float">
            <text:p>31563</text:p>
          </table:table-cell>
          <table:table-cell office:value-type="float" office:value="1.05078709605932" calcext:value-type="float">
            <text:p>1.05078709605932</text:p>
          </table:table-cell>
          <table:table-cell/>
          <table:table-cell table:style-name="ce7"/>
        </table:table-row>
        <table:table-row table:style-name="ro2">
          <table:table-cell table:style-name="ce4" office:value-type="date" office:date-value="2020-10-14" calcext:value-type="date">
            <text:p>14/10/20</text:p>
          </table:table-cell>
          <table:table-cell office:value-type="float" office:value="47081.6467416541" calcext:value-type="float">
            <text:p>47081.6467416541</text:p>
          </table:table-cell>
          <table:table-cell office:value-type="float" office:value="92344.3532583459" calcext:value-type="float">
            <text:p>92344.3532583459</text:p>
          </table:table-cell>
          <table:table-cell office:value-type="float" office:value="139426" calcext:value-type="float">
            <text:p>139426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723524217443304" calcext:value-type="float">
            <text:p>0.723524217443304</text:p>
          </table:table-cell>
          <table:table-cell office:value-type="float" office:value="0.5515868" calcext:value-type="float">
            <text:p>0.5515868</text:p>
          </table:table-cell>
          <table:table-cell office:value-type="float" office:value="0.5575098" calcext:value-type="float">
            <text:p>0.5575098</text:p>
          </table:table-cell>
          <table:table-cell table:style-name="ce6" office:value-type="float" office:value="34786" calcext:value-type="float">
            <text:p>34786</text:p>
          </table:table-cell>
          <table:table-cell office:value-type="float" office:value="1.22947515514742" calcext:value-type="float">
            <text:p>1.22947515514742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15" calcext:value-type="date">
            <text:p>15/10/20</text:p>
          </table:table-cell>
          <table:table-cell office:value-type="float" office:value="50682.4896613324" calcext:value-type="float">
            <text:p>50682.4896613324</text:p>
          </table:table-cell>
          <table:table-cell office:value-type="float" office:value="98463.5103386676" calcext:value-type="float">
            <text:p>98463.5103386676</text:p>
          </table:table-cell>
          <table:table-cell office:value-type="float" office:value="149146" calcext:value-type="float">
            <text:p>149146</text:p>
          </table:table-cell>
          <table:table-cell office:value-type="float" office:value="1230" calcext:value-type="float">
            <text:p>1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705151544635033" calcext:value-type="float">
            <text:p>0.705151544635033</text:p>
          </table:table-cell>
          <table:table-cell office:value-type="float" office:value="0.5549325" calcext:value-type="float">
            <text:p>0.5549325</text:p>
          </table:table-cell>
          <table:table-cell office:value-type="float" office:value="0.5624865" calcext:value-type="float">
            <text:p>0.5624865</text:p>
          </table:table-cell>
          <table:table-cell table:style-name="ce6" office:value-type="float" office:value="34775" calcext:value-type="float">
            <text:p>34775</text:p>
          </table:table-cell>
          <table:table-cell office:value-type="float" office:value="1.43076513262364" calcext:value-type="float">
            <text:p>1.43076513262364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16" calcext:value-type="date">
            <text:p>16/10/20</text:p>
          </table:table-cell>
          <table:table-cell office:value-type="float" office:value="55011.5059800488" calcext:value-type="float">
            <text:p>55011.5059800488</text:p>
          </table:table-cell>
          <table:table-cell office:value-type="float" office:value="105239.494019951" calcext:value-type="float">
            <text:p>105239.494019951</text:p>
          </table:table-cell>
          <table:table-cell office:value-type="float" office:value="160251" calcext:value-type="float">
            <text:p>160251</text:p>
          </table:table-cell>
          <table:table-cell office:value-type="float" office:value="1283" calcext:value-type="float">
            <text:p>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689778193719621" calcext:value-type="float">
            <text:p>0.689778193719621</text:p>
          </table:table-cell>
          <table:table-cell office:value-type="float" office:value="0.5548356" calcext:value-type="float">
            <text:p>0.5548356</text:p>
          </table:table-cell>
          <table:table-cell office:value-type="float" office:value="0.5636502" calcext:value-type="float">
            <text:p>0.5636502</text:p>
          </table:table-cell>
          <table:table-cell table:style-name="ce6" office:value-type="float" office:value="38687" calcext:value-type="float">
            <text:p>38687</text:p>
          </table:table-cell>
          <table:table-cell office:value-type="float" office:value="1.41847501561477" calcext:value-type="float">
            <text:p>1.4184750156147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17" calcext:value-type="date">
            <text:p>17/10/20</text:p>
          </table:table-cell>
          <table:table-cell office:value-type="float" office:value="58297.5245783704" calcext:value-type="float">
            <text:p>58297.5245783704</text:p>
          </table:table-cell>
          <table:table-cell office:value-type="float" office:value="110665.47542163" calcext:value-type="float">
            <text:p>110665.47542163</text:p>
          </table:table-cell>
          <table:table-cell office:value-type="float" office:value="168963" calcext:value-type="float">
            <text:p>168963</text:p>
          </table:table-cell>
          <table:table-cell office:value-type="float" office:value="1352" calcext:value-type="float">
            <text:p>1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67440484280421" calcext:value-type="float">
            <text:p>0.67440484280421</text:p>
          </table:table-cell>
          <table:table-cell office:value-type="float" office:value="0.5547387" calcext:value-type="float">
            <text:p>0.5547387</text:p>
          </table:table-cell>
          <table:table-cell office:value-type="float" office:value="0.564814" calcext:value-type="float">
            <text:p>0.5648140</text:p>
          </table:table-cell>
          <table:table-cell table:style-name="ce6" office:value-type="float" office:value="29276" calcext:value-type="float">
            <text:p>29276</text:p>
          </table:table-cell>
          <table:table-cell office:value-type="float" office:value="0.93326622172516" calcext:value-type="float">
            <text:p>0.93326622172516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18" calcext:value-type="date">
            <text:p>18/10/20</text:p>
          </table:table-cell>
          <table:table-cell office:value-type="float" office:value="60151.9064671155" calcext:value-type="float">
            <text:p>60151.9064671155</text:p>
          </table:table-cell>
          <table:table-cell office:value-type="float" office:value="113869.093532884" calcext:value-type="float">
            <text:p>113869.093532884</text:p>
          </table:table-cell>
          <table:table-cell office:value-type="float" office:value="174021" calcext:value-type="float">
            <text:p>174021</text:p>
          </table:table-cell>
          <table:table-cell office:value-type="float" office:value="1422" calcext:value-type="float">
            <text:p>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659031491888798" calcext:value-type="float">
            <text:p>0.659031491888798</text:p>
          </table:table-cell>
          <table:table-cell office:value-type="float" office:value="0.5546418" calcext:value-type="float">
            <text:p>0.5546418</text:p>
          </table:table-cell>
          <table:table-cell office:value-type="float" office:value="0.5659778" calcext:value-type="float">
            <text:p>0.5659778</text:p>
          </table:table-cell>
          <table:table-cell table:style-name="ce6" office:value-type="float" office:value="17185" calcext:value-type="float">
            <text:p>17185</text:p>
          </table:table-cell>
          <table:table-cell office:value-type="float" office:value="0.555588832537157" calcext:value-type="float">
            <text:p>0.55558883253715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19" calcext:value-type="date">
            <text:p>19/10/20</text:p>
          </table:table-cell>
          <table:table-cell office:value-type="float" office:value="62928.7598654697" calcext:value-type="float">
            <text:p>62928.7598654697</text:p>
          </table:table-cell>
          <table:table-cell office:value-type="float" office:value="119169.24013453" calcext:value-type="float">
            <text:p>119169.24013453</text:p>
          </table:table-cell>
          <table:table-cell office:value-type="float" office:value="182098" calcext:value-type="float">
            <text:p>182098</text:p>
          </table:table-cell>
          <table:table-cell office:value-type="float" office:value="1513" calcext:value-type="float">
            <text:p>1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643658140973387" calcext:value-type="float">
            <text:p>0.643658140973387</text:p>
          </table:table-cell>
          <table:table-cell office:value-type="float" office:value="0.5545449" calcext:value-type="float">
            <text:p>0.5545449</text:p>
          </table:table-cell>
          <table:table-cell office:value-type="float" office:value="0.5671416" calcext:value-type="float">
            <text:p>0.5671416</text:p>
          </table:table-cell>
          <table:table-cell table:style-name="ce6" office:value-type="float" office:value="31053" calcext:value-type="float">
            <text:p>31053</text:p>
          </table:table-cell>
          <table:table-cell office:value-type="float" office:value="0.728848052600304" calcext:value-type="float">
            <text:p>0.728848052600304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20" calcext:value-type="date">
            <text:p>20/10/20</text:p>
          </table:table-cell>
          <table:table-cell office:value-type="float" office:value="67363.1499626793" calcext:value-type="float">
            <text:p>67363.1499626793</text:p>
          </table:table-cell>
          <table:table-cell office:value-type="float" office:value="126718.850037321" calcext:value-type="float">
            <text:p>126718.850037321</text:p>
          </table:table-cell>
          <table:table-cell office:value-type="float" office:value="194082" calcext:value-type="float">
            <text:p>194082</text:p>
          </table:table-cell>
          <table:table-cell office:value-type="float" office:value="1619" calcext:value-type="float">
            <text:p>1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628284790057976" calcext:value-type="float">
            <text:p>0.628284790057976</text:p>
          </table:table-cell>
          <table:table-cell office:value-type="float" office:value="0.5544479" calcext:value-type="float">
            <text:p>0.5544479</text:p>
          </table:table-cell>
          <table:table-cell office:value-type="float" office:value="0.5683053" calcext:value-type="float">
            <text:p>0.5683053</text:p>
          </table:table-cell>
          <table:table-cell table:style-name="ce6" office:value-type="float" office:value="40403" calcext:value-type="float">
            <text:p>40403</text:p>
          </table:table-cell>
          <table:table-cell office:value-type="float" office:value="1.11023813333001" calcext:value-type="float">
            <text:p>1.11023813333001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21" calcext:value-type="date">
            <text:p>21/10/20</text:p>
          </table:table-cell>
          <table:table-cell office:value-type="float" office:value="73781.5125526074" calcext:value-type="float">
            <text:p>73781.5125526074</text:p>
          </table:table-cell>
          <table:table-cell office:value-type="float" office:value="135269.487447393" calcext:value-type="float">
            <text:p>135269.487447393</text:p>
          </table:table-cell>
          <table:table-cell office:value-type="float" office:value="209051" calcext:value-type="float">
            <text:p>209051</text:p>
          </table:table-cell>
          <table:table-cell office:value-type="float" office:value="1739" calcext:value-type="float">
            <text:p>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612911439142565" calcext:value-type="float">
            <text:p>0.612911439142565</text:p>
          </table:table-cell>
          <table:table-cell office:value-type="float" office:value="0.554351" calcext:value-type="float">
            <text:p>0.5543510</text:p>
          </table:table-cell>
          <table:table-cell office:value-type="float" office:value="0.5694691" calcext:value-type="float">
            <text:p>0.5694691</text:p>
          </table:table-cell>
          <table:table-cell table:style-name="ce6" office:value-type="float" office:value="44039" calcext:value-type="float">
            <text:p>44039</text:p>
          </table:table-cell>
          <table:table-cell office:value-type="float" office:value="1.24907778173985" calcext:value-type="float">
            <text:p>1.2490777817398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22" calcext:value-type="date">
            <text:p>22/10/20</text:p>
          </table:table-cell>
          <table:table-cell office:value-type="float" office:value="80489.4991987296" calcext:value-type="float">
            <text:p>80489.4991987296</text:p>
          </table:table-cell>
          <table:table-cell office:value-type="float" office:value="142711.50080127" calcext:value-type="float">
            <text:p>142711.50080127</text:p>
          </table:table-cell>
          <table:table-cell office:value-type="float" office:value="223201" calcext:value-type="float">
            <text:p>223201</text:p>
          </table:table-cell>
          <table:table-cell office:value-type="float" office:value="1845" calcext:value-type="float">
            <text:p>1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597538088227153" calcext:value-type="float">
            <text:p>0.597538088227153</text:p>
          </table:table-cell>
          <table:table-cell office:value-type="float" office:value="0.5542541" calcext:value-type="float">
            <text:p>0.5542541</text:p>
          </table:table-cell>
          <table:table-cell office:value-type="float" office:value="0.5706329" calcext:value-type="float">
            <text:p>0.5706329</text:p>
          </table:table-cell>
          <table:table-cell table:style-name="ce6" office:value-type="float" office:value="46389" calcext:value-type="float">
            <text:p>46389</text:p>
          </table:table-cell>
          <table:table-cell office:value-type="float" office:value="1.31539411793205" calcext:value-type="float">
            <text:p>1.3153941179320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23" calcext:value-type="date">
            <text:p>23/10/20</text:p>
          </table:table-cell>
          <table:table-cell office:value-type="float" office:value="89177.8422359239" calcext:value-type="float">
            <text:p>89177.8422359239</text:p>
          </table:table-cell>
          <table:table-cell office:value-type="float" office:value="149283.157764076" calcext:value-type="float">
            <text:p>149283.157764076</text:p>
          </table:table-cell>
          <table:table-cell office:value-type="float" office:value="238461" calcext:value-type="float">
            <text:p>238461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592492741886501" calcext:value-type="float">
            <text:p>0.592492741886501</text:p>
          </table:table-cell>
          <table:table-cell office:value-type="float" office:value="0.5607391" calcext:value-type="float">
            <text:p>0.5607391</text:p>
          </table:table-cell>
          <table:table-cell office:value-type="float" office:value="0.5764412" calcext:value-type="float">
            <text:p>0.5764412</text:p>
          </table:table-cell>
          <table:table-cell table:style-name="ce6" office:value-type="float" office:value="45186" calcext:value-type="float">
            <text:p>45186</text:p>
          </table:table-cell>
          <table:table-cell office:value-type="float" office:value="1.47319441466207" calcext:value-type="float">
            <text:p>1.4731944146620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24" calcext:value-type="date">
            <text:p>24/10/20</text:p>
          </table:table-cell>
          <table:table-cell office:value-type="float" office:value="96278.826138931" calcext:value-type="float">
            <text:p>96278.826138931</text:p>
          </table:table-cell>
          <table:table-cell office:value-type="float" office:value="154654.173861069" calcext:value-type="float">
            <text:p>154654.173861069</text:p>
          </table:table-cell>
          <table:table-cell office:value-type="float" office:value="250933" calcext:value-type="float">
            <text:p>250933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587447395545849" calcext:value-type="float">
            <text:p>0.587447395545849</text:p>
          </table:table-cell>
          <table:table-cell office:value-type="float" office:value="0.5672241" calcext:value-type="float">
            <text:p>0.5672241</text:p>
          </table:table-cell>
          <table:table-cell office:value-type="float" office:value="0.5822495" calcext:value-type="float">
            <text:p>0.5822495</text:p>
          </table:table-cell>
          <table:table-cell table:style-name="ce6" office:value-type="float" office:value="38864" calcext:value-type="float">
            <text:p>38864</text:p>
          </table:table-cell>
          <table:table-cell office:value-type="float" office:value="0.93326622172516" calcext:value-type="float">
            <text:p>0.93326622172516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25" calcext:value-type="date">
            <text:p>25/10/20</text:p>
          </table:table-cell>
          <table:table-cell office:value-type="float" office:value="100435.110815964" calcext:value-type="float">
            <text:p>100435.110815964</text:p>
          </table:table-cell>
          <table:table-cell office:value-type="float" office:value="157797.889184036" calcext:value-type="float">
            <text:p>157797.889184036</text:p>
          </table:table-cell>
          <table:table-cell office:value-type="float" office:value="258233" calcext:value-type="float">
            <text:p>258233</text:p>
          </table:table-cell>
          <table:table-cell office:value-type="float" office:value="2201" calcext:value-type="float">
            <text:p>2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582402049205196" calcext:value-type="float">
            <text:p>0.582402049205196</text:p>
          </table:table-cell>
          <table:table-cell office:value-type="float" office:value="0.573709" calcext:value-type="float">
            <text:p>0.5737090</text:p>
          </table:table-cell>
          <table:table-cell office:value-type="float" office:value="0.5880577" calcext:value-type="float">
            <text:p>0.5880577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555588832537157" calcext:value-type="float">
            <text:p>0.55558883253715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26" calcext:value-type="date">
            <text:p>26/10/20</text:p>
          </table:table-cell>
          <table:table-cell office:value-type="float" office:value="106284.085129273" calcext:value-type="float">
            <text:p>106284.085129273</text:p>
          </table:table-cell>
          <table:table-cell office:value-type="float" office:value="162221.914870727" calcext:value-type="float">
            <text:p>162221.914870727</text:p>
          </table:table-cell>
          <table:table-cell office:value-type="float" office:value="268506" calcext:value-type="float">
            <text:p>268506</text:p>
          </table:table-cell>
          <table:table-cell office:value-type="float" office:value="2365" calcext:value-type="float">
            <text:p>2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577356702864544" calcext:value-type="float">
            <text:p>0.577356702864544</text:p>
          </table:table-cell>
          <table:table-cell office:value-type="float" office:value="0.580194" calcext:value-type="float">
            <text:p>0.5801940</text:p>
          </table:table-cell>
          <table:table-cell office:value-type="float" office:value="0.593866" calcext:value-type="float">
            <text:p>0.5938660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728848052600304" calcext:value-type="float">
            <text:p>0.728848052600304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27" calcext:value-type="date">
            <text:p>27/10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572311356523892" calcext:value-type="float">
            <text:p>0.572311356523892</text:p>
          </table:table-cell>
          <table:table-cell office:value-type="float" office:value="0.586679" calcext:value-type="float">
            <text:p>0.5866790</text:p>
          </table:table-cell>
          <table:table-cell office:value-type="float" office:value="0.5996743" calcext:value-type="float">
            <text:p>0.5996743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11023813333001" calcext:value-type="float">
            <text:p>1.11023813333001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28" calcext:value-type="date">
            <text:p>28/10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567266010183239" calcext:value-type="float">
            <text:p>0.567266010183239</text:p>
          </table:table-cell>
          <table:table-cell office:value-type="float" office:value="0.593164" calcext:value-type="float">
            <text:p>0.5931640</text:p>
          </table:table-cell>
          <table:table-cell office:value-type="float" office:value="0.6054826" calcext:value-type="float">
            <text:p>0.6054826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24907778173985" calcext:value-type="float">
            <text:p>1.2490777817398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29" calcext:value-type="date">
            <text:p>29/10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562220663842587" calcext:value-type="float">
            <text:p>0.562220663842587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31539411793205" calcext:value-type="float">
            <text:p>1.3153941179320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30" calcext:value-type="date">
            <text:p>30/10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562220663842587" calcext:value-type="float">
            <text:p>0.562220663842587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47319441466207" calcext:value-type="float">
            <text:p>1.4731944146620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0-31" calcext:value-type="date">
            <text:p>31/10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535448251278654" calcext:value-type="float">
            <text:p>0.535448251278654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93326622172516" calcext:value-type="float">
            <text:p>0.93326622172516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01" calcext:value-type="date">
            <text:p>01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522062044996688" calcext:value-type="float">
            <text:p>0.522062044996688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555588832537157" calcext:value-type="float">
            <text:p>0.55558883253715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02" calcext:value-type="date">
            <text:p>02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508675838714721" calcext:value-type="float">
            <text:p>0.508675838714721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728848052600304" calcext:value-type="float">
            <text:p>0.728848052600304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03" calcext:value-type="date">
            <text:p>03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95289632432755" calcext:value-type="float">
            <text:p>0.495289632432755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11023813333001" calcext:value-type="float">
            <text:p>1.11023813333001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04" calcext:value-type="date">
            <text:p>04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81903426150789" calcext:value-type="float">
            <text:p>0.481903426150789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24907778173985" calcext:value-type="float">
            <text:p>1.2490777817398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05" calcext:value-type="date">
            <text:p>05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31539411793205" calcext:value-type="float">
            <text:p>1.3153941179320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06" calcext:value-type="date">
            <text:p>06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47319441466207" calcext:value-type="float">
            <text:p>1.4731944146620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07" calcext:value-type="date">
            <text:p>07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93326622172516" calcext:value-type="float">
            <text:p>0.93326622172516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08" calcext:value-type="date">
            <text:p>08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555588832537157" calcext:value-type="float">
            <text:p>0.55558883253715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09" calcext:value-type="date">
            <text:p>09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728848052600304" calcext:value-type="float">
            <text:p>0.728848052600304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10" calcext:value-type="date">
            <text:p>10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11023813333001" calcext:value-type="float">
            <text:p>1.11023813333001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11" calcext:value-type="date">
            <text:p>11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24907778173985" calcext:value-type="float">
            <text:p>1.2490777817398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12" calcext:value-type="date">
            <text:p>12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31539411793205" calcext:value-type="float">
            <text:p>1.3153941179320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13" calcext:value-type="date">
            <text:p>13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47319441466207" calcext:value-type="float">
            <text:p>1.4731944146620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14" calcext:value-type="date">
            <text:p>14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93326622172516" calcext:value-type="float">
            <text:p>0.93326622172516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15" calcext:value-type="date">
            <text:p>15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555588832537157" calcext:value-type="float">
            <text:p>0.55558883253715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16" calcext:value-type="date">
            <text:p>16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728848052600304" calcext:value-type="float">
            <text:p>0.728848052600304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17" calcext:value-type="date">
            <text:p>17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11023813333001" calcext:value-type="float">
            <text:p>1.11023813333001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18" calcext:value-type="date">
            <text:p>18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24907778173985" calcext:value-type="float">
            <text:p>1.2490777817398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19" calcext:value-type="date">
            <text:p>19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31539411793205" calcext:value-type="float">
            <text:p>1.3153941179320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20" calcext:value-type="date">
            <text:p>20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47319441466207" calcext:value-type="float">
            <text:p>1.4731944146620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21" calcext:value-type="date">
            <text:p>21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93326622172516" calcext:value-type="float">
            <text:p>0.93326622172516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22" calcext:value-type="date">
            <text:p>22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555588832537157" calcext:value-type="float">
            <text:p>0.55558883253715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23" calcext:value-type="date">
            <text:p>23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728848052600304" calcext:value-type="float">
            <text:p>0.728848052600304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24" calcext:value-type="date">
            <text:p>24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11023813333001" calcext:value-type="float">
            <text:p>1.11023813333001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25" calcext:value-type="date">
            <text:p>25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24907778173985" calcext:value-type="float">
            <text:p>1.2490777817398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26" calcext:value-type="date">
            <text:p>26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31539411793205" calcext:value-type="float">
            <text:p>1.3153941179320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27" calcext:value-type="date">
            <text:p>27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47319441466207" calcext:value-type="float">
            <text:p>1.4731944146620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28" calcext:value-type="date">
            <text:p>28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93326622172516" calcext:value-type="float">
            <text:p>0.93326622172516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29" calcext:value-type="date">
            <text:p>29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555588832537157" calcext:value-type="float">
            <text:p>0.55558883253715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1-30" calcext:value-type="date">
            <text:p>30/11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728848052600304" calcext:value-type="float">
            <text:p>0.728848052600304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01" calcext:value-type="date">
            <text:p>01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11023813333001" calcext:value-type="float">
            <text:p>1.11023813333001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02" calcext:value-type="date">
            <text:p>02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24907778173985" calcext:value-type="float">
            <text:p>1.2490777817398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03" calcext:value-type="date">
            <text:p>03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31539411793205" calcext:value-type="float">
            <text:p>1.3153941179320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04" calcext:value-type="date">
            <text:p>04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47319441466207" calcext:value-type="float">
            <text:p>1.4731944146620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05" calcext:value-type="date">
            <text:p>05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93326622172516" calcext:value-type="float">
            <text:p>0.93326622172516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06" calcext:value-type="date">
            <text:p>06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555588832537157" calcext:value-type="float">
            <text:p>0.55558883253715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07" calcext:value-type="date">
            <text:p>07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728848052600304" calcext:value-type="float">
            <text:p>0.728848052600304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08" calcext:value-type="date">
            <text:p>08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11023813333001" calcext:value-type="float">
            <text:p>1.11023813333001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09" calcext:value-type="date">
            <text:p>09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24907778173985" calcext:value-type="float">
            <text:p>1.2490777817398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10" calcext:value-type="date">
            <text:p>10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31539411793205" calcext:value-type="float">
            <text:p>1.3153941179320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11" calcext:value-type="date">
            <text:p>11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47319441466207" calcext:value-type="float">
            <text:p>1.4731944146620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12" calcext:value-type="date">
            <text:p>12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93326622172516" calcext:value-type="float">
            <text:p>0.93326622172516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13" calcext:value-type="date">
            <text:p>13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555588832537157" calcext:value-type="float">
            <text:p>0.55558883253715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14" calcext:value-type="date">
            <text:p>14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728848052600304" calcext:value-type="float">
            <text:p>0.728848052600304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15" calcext:value-type="date">
            <text:p>15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11023813333001" calcext:value-type="float">
            <text:p>1.11023813333001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16" calcext:value-type="date">
            <text:p>16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24907778173985" calcext:value-type="float">
            <text:p>1.2490777817398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17" calcext:value-type="date">
            <text:p>17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31539411793205" calcext:value-type="float">
            <text:p>1.3153941179320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18" calcext:value-type="date">
            <text:p>18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47319441466207" calcext:value-type="float">
            <text:p>1.4731944146620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19" calcext:value-type="date">
            <text:p>19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93326622172516" calcext:value-type="float">
            <text:p>0.93326622172516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20" calcext:value-type="date">
            <text:p>20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555588832537157" calcext:value-type="float">
            <text:p>0.555588832537157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21" calcext:value-type="date">
            <text:p>21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0.728848052600304" calcext:value-type="float">
            <text:p>0.728848052600304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22" calcext:value-type="date">
            <text:p>22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11023813333001" calcext:value-type="float">
            <text:p>1.11023813333001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23" calcext:value-type="date">
            <text:p>23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24907778173985" calcext:value-type="float">
            <text:p>1.2490777817398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24" calcext:value-type="date">
            <text:p>24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31539411793205" calcext:value-type="float">
            <text:p>1.31539411793205</text:p>
          </table:table-cell>
          <table:table-cell table:number-columns-repeated="2"/>
        </table:table-row>
        <table:table-row table:style-name="ro2">
          <table:table-cell table:style-name="ce4" office:value-type="date" office:date-value="2020-12-25" calcext:value-type="date">
            <text:p>25/12/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468517219868822" calcext:value-type="float">
            <text:p>0.468517219868822</text:p>
          </table:table-cell>
          <table:table-cell office:value-type="float" office:value="0.599649" calcext:value-type="float">
            <text:p>0.5996490</text:p>
          </table:table-cell>
          <table:table-cell office:value-type="float" office:value="0.6112909" calcext:value-type="float">
            <text:p>0.6112909</text:p>
          </table:table-cell>
          <table:table-cell table:style-name="ce6" office:value-type="float" office:value="21208" calcext:value-type="float">
            <text:p>21208</text:p>
          </table:table-cell>
          <table:table-cell office:value-type="float" office:value="1.47319441466207" calcext:value-type="float">
            <text:p>1.47319441466207</text:p>
          </table:table-cell>
          <table:table-cell table:number-columns-repeated="2"/>
        </table:table-row>
        <table:table-row table:style-name="ro2" table:number-rows-repeated="799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date-style style:name="N128">
      <number:day number:style="long"/>
      <number:text>-</number:text>
      <number:month number:textual="true"/>
      <number:text>-</number:text>
      <number:year/>
    </number:date-style>
    <number:date-style style:name="N129">
      <number:day number:style="long"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£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decimal-places="3" loext:min-decimal-places="3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4:48:31.462242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5:42:19.384880613</meta:creation-date>
    <dc:date>2020-11-15T22:09:50.950687678</dc:date>
    <meta:editing-duration>P1DT3H28M55S</meta:editing-duration>
    <meta:editing-cycles>14</meta:editing-cycles>
    <meta:generator>LibreOffice/6.4.6.2$Linux_X86_64 LibreOffice_project/40$Build-2</meta:generator>
    <meta:document-statistic meta:table-count="3" meta:cell-count="816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703cm" style:legend-expansion="high" chart:style-name="ch2"/>
        <chart:plot-area chart:style-name="ch3" table:cell-range-address="Papergraphs.B2:Papergraphs.E247 Papergraphs.C1:Papergraphs.E1" chart:data-source-has-labels="both" svg:x="0.32cm" svg:y="0.18cm" svg:width="12.693cm" svg:height="8.64cm">
          <chartooo:coordinate-region svg:x="1.047cm" svg:y="0.38cm" svg:width="11.419cm" svg:height="7.793cm"/>
          <chart:axis chart:dimension="x" chart:name="primary-x" chart:style-name="ch4" chartooo:axis-type="auto">
            <chartooo:date-scale/>
            <chart:categories table:cell-range-address="Papergraphs.B2:Papergraphs.B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pergraphs.C2:Papergraphs.C247" chart:label-cell-address="Papergraphs.C1:Papergraphs.C1" chart:class="chart:line">
            <chart:data-point chart:repeated="246"/>
          </chart:series>
          <chart:series chart:style-name="ch8" chart:values-cell-range-address="Papergraphs.D2:Papergraphs.D247" chart:label-cell-address="Papergraphs.D1:Papergraphs.D1" chart:class="chart:line">
            <chart:data-point chart:repeated="246"/>
          </chart:series>
          <chart:series chart:style-name="ch9" chart:values-cell-range-address="Papergraphs.E2:Papergraphs.E247" chart:label-cell-address="Papergraphs.E1:Papergraphs.E1" chart:class="chart:line">
            <chart:data-point chart:repeated="2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Papergraphs.C1:Papergraphs.C1</svg:desc>
                </draw:g>
              </table:table-cell>
              <table:table-cell office:value-type="string">
                <text:p>p</text:p>
                <draw:g>
                  <svg:desc>Papergraphs.D1:Papergraphs.D1</svg:desc>
                </draw:g>
              </table:table-cell>
              <table:table-cell office:value-type="string">
                <text:p>p (linear)</text:p>
                <draw:g>
                  <svg:desc>Papergraphs.E1:Papergraphs.E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Papergraphs.B2:Papergraphs.B247</svg:desc>
                </draw:g>
              </table:table-cell>
              <table:table-cell office:value-type="float" office:value="0.937034439737645">
                <text:p>0.937034439737645</text:p>
                <draw:g>
                  <svg:desc>Papergraphs.C2:Papergraphs.C247</svg:desc>
                </draw:g>
              </table:table-cell>
              <table:table-cell office:value-type="float" office:value="1">
                <text:p>1</text:p>
                <draw:g>
                  <svg:desc>Papergraphs.D2:Papergraphs.D247</svg:desc>
                </draw:g>
              </table:table-cell>
              <table:table-cell office:value-type="float" office:value="1">
                <text:p>1</text:p>
                <draw:g>
                  <svg:desc>Papergraphs.E2:Papergraphs.E247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937034439737645">
                <text:p>0.9370344397376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937034439737645">
                <text:p>0.9370344397376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.937034439737645">
                <text:p>0.9370344397376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937034439737645">
                <text:p>0.9370344397376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937034439737645">
                <text:p>0.9370344397376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937034439737645">
                <text:p>0.9370344397376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937034439737645">
                <text:p>0.9370344397376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937034439737645">
                <text:p>0.9370344397376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937034439737645">
                <text:p>0.9370344397376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937034439737645">
                <text:p>0.9370344397376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902473868187464">
                <text:p>0.902473868187464</text:p>
              </table:table-cell>
              <table:table-cell office:value-type="float" office:value="0.992445178098461">
                <text:p>0.992445178098461</text:p>
              </table:table-cell>
              <table:table-cell office:value-type="float" office:value="0.999062349706824">
                <text:p>0.99906234970682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867913296637283">
                <text:p>0.867913296637283</text:p>
              </table:table-cell>
              <table:table-cell office:value-type="float" office:value="0.984947410850241">
                <text:p>0.984947410850241</text:p>
              </table:table-cell>
              <table:table-cell office:value-type="float" office:value="0.998124696817544">
                <text:p>0.99812469681754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833352725087102">
                <text:p>0.833352725087102</text:p>
              </table:table-cell>
              <table:table-cell office:value-type="float" office:value="0.977506308578886">
                <text:p>0.977506308578886</text:p>
              </table:table-cell>
              <table:table-cell office:value-type="float" office:value="0.997187046524368">
                <text:p>0.997187046524368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798792153536921">
                <text:p>0.798792153536921</text:p>
              </table:table-cell>
              <table:table-cell office:value-type="float" office:value="0.970121422509942">
                <text:p>0.970121422509942</text:p>
              </table:table-cell>
              <table:table-cell office:value-type="float" office:value="0.996249396231192">
                <text:p>0.99624939623119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76423158198674">
                <text:p>0.76423158198674</text:p>
              </table:table-cell>
              <table:table-cell office:value-type="float" office:value="0.962792307724551">
                <text:p>0.962792307724551</text:p>
              </table:table-cell>
              <table:table-cell office:value-type="float" office:value="0.995311743341913">
                <text:p>0.99531174334191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729671010436559">
                <text:p>0.729671010436559</text:p>
              </table:table-cell>
              <table:table-cell office:value-type="float" office:value="0.955518583311521">
                <text:p>0.955518583311521</text:p>
              </table:table-cell>
              <table:table-cell office:value-type="float" office:value="0.994374093048737">
                <text:p>0.99437409304873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695110438886378">
                <text:p>0.695110438886378</text:p>
              </table:table-cell>
              <table:table-cell office:value-type="float" office:value="0.948299810590992">
                <text:p>0.948299810590992</text:p>
              </table:table-cell>
              <table:table-cell office:value-type="float" office:value="0.993436442755561">
                <text:p>0.99343644275556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644732229050812">
                <text:p>0.644732229050812</text:p>
              </table:table-cell>
              <table:table-cell office:value-type="float" office:value="0.93516735061604">
                <text:p>0.93516735061604</text:p>
              </table:table-cell>
              <table:table-cell office:value-type="float" office:value="0.991712209434365">
                <text:p>0.99171220943436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594354019215246">
                <text:p>0.594354019215246</text:p>
              </table:table-cell>
              <table:table-cell office:value-type="float" office:value="0.922216773907835">
                <text:p>0.922216773907835</text:p>
              </table:table-cell>
              <table:table-cell office:value-type="float" office:value="0.989987978709272">
                <text:p>0.98998797870927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54397580937968">
                <text:p>0.54397580937968</text:p>
              </table:table-cell>
              <table:table-cell office:value-type="float" office:value="0.909445522942356">
                <text:p>0.909445522942356</text:p>
              </table:table-cell>
              <table:table-cell office:value-type="float" office:value="0.988263745388076">
                <text:p>0.98826374538807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93597599544114">
                <text:p>0.493597599544114</text:p>
              </table:table-cell>
              <table:table-cell office:value-type="float" office:value="0.896851152534706">
                <text:p>0.896851152534706</text:p>
              </table:table-cell>
              <table:table-cell office:value-type="float" office:value="0.986539514662984">
                <text:p>0.9865395146629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443219389708548">
                <text:p>0.443219389708548</text:p>
              </table:table-cell>
              <table:table-cell office:value-type="float" office:value="0.884431194075836">
                <text:p>0.884431194075836</text:p>
              </table:table-cell>
              <table:table-cell office:value-type="float" office:value="0.984815283937891">
                <text:p>0.9848152839378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392841179872982">
                <text:p>0.392841179872982</text:p>
              </table:table-cell>
              <table:table-cell office:value-type="float" office:value="0.87218321392538">
                <text:p>0.87218321392538</text:p>
              </table:table-cell>
              <table:table-cell office:value-type="float" office:value="0.983091050616695">
                <text:p>0.98309105061669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342462970037416">
                <text:p>0.342462970037416</text:p>
              </table:table-cell>
              <table:table-cell office:value-type="float" office:value="0.86010486708392">
                <text:p>0.86010486708392</text:p>
              </table:table-cell>
              <table:table-cell office:value-type="float" office:value="0.981366819891602">
                <text:p>0.9813668198916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36532018928575">
                <text:p>0.336532018928575</text:p>
              </table:table-cell>
              <table:table-cell office:value-type="float" office:value="0.860602311580503">
                <text:p>0.860602311580503</text:p>
              </table:table-cell>
              <table:table-cell office:value-type="float" office:value="0.98143830879486">
                <text:p>0.9814383087948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330601067819734">
                <text:p>0.330601067819734</text:p>
              </table:table-cell>
              <table:table-cell office:value-type="float" office:value="0.861100061856016">
                <text:p>0.861100061856016</text:p>
              </table:table-cell>
              <table:table-cell office:value-type="float" office:value="0.981509800294222">
                <text:p>0.98150980029422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324670116710893">
                <text:p>0.324670116710893</text:p>
              </table:table-cell>
              <table:table-cell office:value-type="float" office:value="0.86159808192679">
                <text:p>0.86159808192679</text:p>
              </table:table-cell>
              <table:table-cell office:value-type="float" office:value="0.98158128919748">
                <text:p>0.981581289197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318739165602052">
                <text:p>0.318739165602052</text:p>
              </table:table-cell>
              <table:table-cell office:value-type="float" office:value="0.862096408130298">
                <text:p>0.862096408130298</text:p>
              </table:table-cell>
              <table:table-cell office:value-type="float" office:value="0.981652780696842">
                <text:p>0.98165278069684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312808214493211">
                <text:p>0.312808214493211</text:p>
              </table:table-cell>
              <table:table-cell office:value-type="float" office:value="0.862595004441237">
                <text:p>0.862595004441237</text:p>
              </table:table-cell>
              <table:table-cell office:value-type="float" office:value="0.9817242696001">
                <text:p>0.981724269600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30687726338437">
                <text:p>0.30687726338437</text:p>
              </table:table-cell>
              <table:table-cell office:value-type="float" office:value="0.863093907239126">
                <text:p>0.863093907239126</text:p>
              </table:table-cell>
              <table:table-cell office:value-type="float" office:value="0.981795761099462">
                <text:p>0.98179576109946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300946312275529">
                <text:p>0.300946312275529</text:p>
              </table:table-cell>
              <table:table-cell office:value-type="float" office:value="0.863593080456975">
                <text:p>0.863593080456975</text:p>
              </table:table-cell>
              <table:table-cell office:value-type="float" office:value="0.98186725000272">
                <text:p>0.981867250002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315214009188029">
                <text:p>0.315214009188029</text:p>
              </table:table-cell>
              <table:table-cell office:value-type="float" office:value="0.864069446526002">
                <text:p>0.864069446526002</text:p>
              </table:table-cell>
              <table:table-cell office:value-type="float" office:value="0.981935434066168">
                <text:p>0.98193543406616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329481706100529">
                <text:p>0.329481706100529</text:p>
              </table:table-cell>
              <table:table-cell office:value-type="float" office:value="0.864546075363035">
                <text:p>0.864546075363035</text:p>
              </table:table-cell>
              <table:table-cell office:value-type="float" office:value="0.982003618129617">
                <text:p>0.98200361812961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343749403013029">
                <text:p>0.343749403013029</text:p>
              </table:table-cell>
              <table:table-cell office:value-type="float" office:value="0.865022967113019">
                <text:p>0.865022967113019</text:p>
              </table:table-cell>
              <table:table-cell office:value-type="float" office:value="0.982071802193065">
                <text:p>0.98207180219306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358017099925529">
                <text:p>0.358017099925529</text:p>
              </table:table-cell>
              <table:table-cell office:value-type="float" office:value="0.86550012192098">
                <text:p>0.86550012192098</text:p>
              </table:table-cell>
              <table:table-cell office:value-type="float" office:value="0.982139986256513">
                <text:p>0.98213998625651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37228479683803">
                <text:p>0.37228479683803</text:p>
              </table:table-cell>
              <table:table-cell office:value-type="float" office:value="0.865977539932022">
                <text:p>0.865977539932022</text:p>
              </table:table-cell>
              <table:table-cell office:value-type="float" office:value="0.982208170319962">
                <text:p>0.9822081703199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38655249375053">
                <text:p>0.38655249375053</text:p>
              </table:table-cell>
              <table:table-cell office:value-type="float" office:value="0.866455221291332">
                <text:p>0.866455221291332</text:p>
              </table:table-cell>
              <table:table-cell office:value-type="float" office:value="0.98227635438341">
                <text:p>0.9822763543834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40082019066303">
                <text:p>0.40082019066303</text:p>
              </table:table-cell>
              <table:table-cell office:value-type="float" office:value="0.866933166144174">
                <text:p>0.866933166144174</text:p>
              </table:table-cell>
              <table:table-cell office:value-type="float" office:value="0.982344538446858">
                <text:p>0.98234453844685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399518048153577">
                <text:p>0.399518048153577</text:p>
              </table:table-cell>
              <table:table-cell office:value-type="float" office:value="0.867179720845811">
                <text:p>0.867179720845811</text:p>
              </table:table-cell>
              <table:table-cell office:value-type="float" office:value="0.982379697477138">
                <text:p>0.98237969747713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398215905644125">
                <text:p>0.398215905644125</text:p>
              </table:table-cell>
              <table:table-cell office:value-type="float" office:value="0.867426345667297">
                <text:p>0.867426345667297</text:p>
              </table:table-cell>
              <table:table-cell office:value-type="float" office:value="0.982414856507418">
                <text:p>0.9824148565074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396913763134672">
                <text:p>0.396913763134672</text:p>
              </table:table-cell>
              <table:table-cell office:value-type="float" office:value="0.86767304062857">
                <text:p>0.86767304062857</text:p>
              </table:table-cell>
              <table:table-cell office:value-type="float" office:value="0.982450015537698">
                <text:p>0.9824500155376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395611620625219">
                <text:p>0.395611620625219</text:p>
              </table:table-cell>
              <table:table-cell office:value-type="float" office:value="0.867919805749581">
                <text:p>0.867919805749581</text:p>
              </table:table-cell>
              <table:table-cell office:value-type="float" office:value="0.982485174567979">
                <text:p>0.98248517456797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394309478115767">
                <text:p>0.394309478115767</text:p>
              </table:table-cell>
              <table:table-cell office:value-type="float" office:value="0.868166641050281">
                <text:p>0.868166641050281</text:p>
              </table:table-cell>
              <table:table-cell office:value-type="float" office:value="0.982520333598259">
                <text:p>0.98252033359825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393007335606314">
                <text:p>0.393007335606314</text:p>
              </table:table-cell>
              <table:table-cell office:value-type="float" office:value="0.868413546550631">
                <text:p>0.868413546550631</text:p>
              </table:table-cell>
              <table:table-cell office:value-type="float" office:value="0.982555492628539">
                <text:p>0.98255549262853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391705193096862">
                <text:p>0.391705193096862</text:p>
              </table:table-cell>
              <table:table-cell office:value-type="float" office:value="0.868660522270594">
                <text:p>0.868660522270594</text:p>
              </table:table-cell>
              <table:table-cell office:value-type="float" office:value="0.982590651658819">
                <text:p>0.98259065165881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400243825771449">
                <text:p>0.400243825771449</text:p>
              </table:table-cell>
              <table:table-cell office:value-type="float" office:value="0.868896238661059">
                <text:p>0.868896238661059</text:p>
              </table:table-cell>
              <table:table-cell office:value-type="float" office:value="0.9826241985088">
                <text:p>0.982624198508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408782458446037">
                <text:p>0.408782458446037</text:p>
              </table:table-cell>
              <table:table-cell office:value-type="float" office:value="0.869132037263525">
                <text:p>0.869132037263525</text:p>
              </table:table-cell>
              <table:table-cell office:value-type="float" office:value="0.982657747954883">
                <text:p>0.98265774795488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417321091120625">
                <text:p>0.417321091120625</text:p>
              </table:table-cell>
              <table:table-cell office:value-type="float" office:value="0.869367881602491">
                <text:p>0.869367881602491</text:p>
              </table:table-cell>
              <table:table-cell office:value-type="float" office:value="0.982691294804863">
                <text:p>0.98269129480486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425859723795212">
                <text:p>0.425859723795212</text:p>
              </table:table-cell>
              <table:table-cell office:value-type="float" office:value="0.869603808198084">
                <text:p>0.869603808198084</text:p>
              </table:table-cell>
              <table:table-cell office:value-type="float" office:value="0.982724844250947">
                <text:p>0.98272484425094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4343983564698">
                <text:p>0.4343983564698</text:p>
              </table:table-cell>
              <table:table-cell office:value-type="float" office:value="0.869839780555003">
                <text:p>0.869839780555003</text:p>
              </table:table-cell>
              <table:table-cell office:value-type="float" office:value="0.982758391100927">
                <text:p>0.98275839110092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442936989144388">
                <text:p>0.442936989144388</text:p>
              </table:table-cell>
              <table:table-cell office:value-type="float" office:value="0.870075835213198">
                <text:p>0.870075835213198</text:p>
              </table:table-cell>
              <table:table-cell office:value-type="float" office:value="0.982791940547011">
                <text:p>0.98279194054701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451475621818975">
                <text:p>0.451475621818975</text:p>
              </table:table-cell>
              <table:table-cell office:value-type="float" office:value="0.87031193565756">
                <text:p>0.87031193565756</text:p>
              </table:table-cell>
              <table:table-cell office:value-type="float" office:value="0.982825487396991">
                <text:p>0.98282548739699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453526676335483">
                <text:p>0.453526676335483</text:p>
              </table:table-cell>
              <table:table-cell office:value-type="float" office:value="0.870743429318931">
                <text:p>0.870743429318931</text:p>
              </table:table-cell>
              <table:table-cell office:value-type="float" office:value="0.982886773613326">
                <text:p>0.9828867736133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45557773085199">
                <text:p>0.45557773085199</text:p>
              </table:table-cell>
              <table:table-cell office:value-type="float" office:value="0.87117513691139">
                <text:p>0.87117513691139</text:p>
              </table:table-cell>
              <table:table-cell office:value-type="float" office:value="0.982948059829661">
                <text:p>0.9829480598296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457628785368498">
                <text:p>0.457628785368498</text:p>
              </table:table-cell>
              <table:table-cell office:value-type="float" office:value="0.871607058541004">
                <text:p>0.871607058541004</text:p>
              </table:table-cell>
              <table:table-cell office:value-type="float" office:value="0.983009346045996">
                <text:p>0.9830093460459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459679839885005">
                <text:p>0.459679839885005</text:p>
              </table:table-cell>
              <table:table-cell office:value-type="float" office:value="0.872039194313889">
                <text:p>0.872039194313889</text:p>
              </table:table-cell>
              <table:table-cell office:value-type="float" office:value="0.983070632262331">
                <text:p>0.9830706322623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461730894401512">
                <text:p>0.461730894401512</text:p>
              </table:table-cell>
              <table:table-cell office:value-type="float" office:value="0.872471544336217">
                <text:p>0.872471544336217</text:p>
              </table:table-cell>
              <table:table-cell office:value-type="float" office:value="0.983131918478666">
                <text:p>0.98313191847866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46378194891802">
                <text:p>0.46378194891802</text:p>
              </table:table-cell>
              <table:table-cell office:value-type="float" office:value="0.87290410871421">
                <text:p>0.87290410871421</text:p>
              </table:table-cell>
              <table:table-cell office:value-type="float" office:value="0.983193204695001">
                <text:p>0.9831932046950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465833003434527">
                <text:p>0.465833003434527</text:p>
              </table:table-cell>
              <table:table-cell office:value-type="float" office:value="0.873336887554144">
                <text:p>0.873336887554144</text:p>
              </table:table-cell>
              <table:table-cell office:value-type="float" office:value="0.983254490911336">
                <text:p>0.98325449091133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476180579353816">
                <text:p>0.476180579353816</text:p>
              </table:table-cell>
              <table:table-cell office:value-type="float" office:value="0.873760285908468">
                <text:p>0.873760285908468</text:p>
              </table:table-cell>
              <table:table-cell office:value-type="float" office:value="0.983314419365518">
                <text:p>0.98331441936551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486528155273104">
                <text:p>0.486528155273104</text:p>
              </table:table-cell>
              <table:table-cell office:value-type="float" office:value="0.874183889528559">
                <text:p>0.874183889528559</text:p>
              </table:table-cell>
              <table:table-cell office:value-type="float" office:value="0.9833743478197">
                <text:p>0.983374347819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496875731192393">
                <text:p>0.496875731192393</text:p>
              </table:table-cell>
              <table:table-cell office:value-type="float" office:value="0.874607698513932">
                <text:p>0.874607698513932</text:p>
              </table:table-cell>
              <table:table-cell office:value-type="float" office:value="0.983434276273882">
                <text:p>0.98343427627388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507223307111681">
                <text:p>0.507223307111681</text:p>
              </table:table-cell>
              <table:table-cell office:value-type="float" office:value="0.875031712964148">
                <text:p>0.875031712964148</text:p>
              </table:table-cell>
              <table:table-cell office:value-type="float" office:value="0.983494204728064">
                <text:p>0.98349420472806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51757088303097">
                <text:p>0.51757088303097</text:p>
              </table:table-cell>
              <table:table-cell office:value-type="float" office:value="0.875455932978819">
                <text:p>0.875455932978819</text:p>
              </table:table-cell>
              <table:table-cell office:value-type="float" office:value="0.983554133182246">
                <text:p>0.983554133182246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527918458950258">
                <text:p>0.527918458950258</text:p>
              </table:table-cell>
              <table:table-cell office:value-type="float" office:value="0.875880358657602">
                <text:p>0.875880358657602</text:p>
              </table:table-cell>
              <table:table-cell office:value-type="float" office:value="0.983614061636428">
                <text:p>0.98361406163642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538266034869547">
                <text:p>0.538266034869547</text:p>
              </table:table-cell>
              <table:table-cell office:value-type="float" office:value="0.876304990100205">
                <text:p>0.876304990100205</text:p>
              </table:table-cell>
              <table:table-cell office:value-type="float" office:value="0.98367399009061">
                <text:p>0.9836739900906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542342829137162">
                <text:p>0.542342829137162</text:p>
              </table:table-cell>
              <table:table-cell office:value-type="float" office:value="0.876744554276602">
                <text:p>0.876744554276602</text:p>
              </table:table-cell>
              <table:table-cell office:value-type="float" office:value="0.983735995427627">
                <text:p>0.98373599542762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546419623404777">
                <text:p>0.546419623404777</text:p>
              </table:table-cell>
              <table:table-cell office:value-type="float" office:value="0.877184338943203">
                <text:p>0.877184338943203</text:p>
              </table:table-cell>
              <table:table-cell office:value-type="float" office:value="0.983798000764643">
                <text:p>0.983798000764643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550496417672393">
                <text:p>0.550496417672393</text:p>
              </table:table-cell>
              <table:table-cell office:value-type="float" office:value="0.877624362637822">
                <text:p>0.877624362637822</text:p>
              </table:table-cell>
              <table:table-cell office:value-type="float" office:value="0.983860008697763">
                <text:p>0.983860008697763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554573211940008">
                <text:p>0.554573211940008</text:p>
              </table:table-cell>
              <table:table-cell office:value-type="float" office:value="0.878064588625928">
                <text:p>0.878064588625928</text:p>
              </table:table-cell>
              <table:table-cell office:value-type="float" office:value="0.983922014034779">
                <text:p>0.983922014034779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558650006207623">
                <text:p>0.558650006207623</text:p>
              </table:table-cell>
              <table:table-cell office:value-type="float" office:value="0.87850503543621">
                <text:p>0.87850503543621</text:p>
              </table:table-cell>
              <table:table-cell office:value-type="float" office:value="0.983984019371796">
                <text:p>0.98398401937179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562726800475238">
                <text:p>0.562726800475238</text:p>
              </table:table-cell>
              <table:table-cell office:value-type="float" office:value="0.878945703179433">
                <text:p>0.878945703179433</text:p>
              </table:table-cell>
              <table:table-cell office:value-type="float" office:value="0.984046024708812">
                <text:p>0.984046024708812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566803594742854">
                <text:p>0.566803594742854</text:p>
              </table:table-cell>
              <table:table-cell office:value-type="float" office:value="0.879386610430637">
                <text:p>0.879386610430637</text:p>
              </table:table-cell>
              <table:table-cell office:value-type="float" office:value="0.984108032641932">
                <text:p>0.98410803264193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579073445590791">
                <text:p>0.579073445590791</text:p>
              </table:table-cell>
              <table:table-cell office:value-type="float" office:value="0.87981816964488">
                <text:p>0.87981816964488</text:p>
              </table:table-cell>
              <table:table-cell office:value-type="float" office:value="0.984168695793417">
                <text:p>0.984168695793417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591343296438728">
                <text:p>0.591343296438728</text:p>
              </table:table-cell>
              <table:table-cell office:value-type="float" office:value="0.880249959129267">
                <text:p>0.880249959129267</text:p>
              </table:table-cell>
              <table:table-cell office:value-type="float" office:value="0.984229361541005">
                <text:p>0.98422936154100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603613147286664">
                <text:p>0.603613147286664</text:p>
              </table:table-cell>
              <table:table-cell office:value-type="float" office:value="0.88068196052353">
                <text:p>0.88068196052353</text:p>
              </table:table-cell>
              <table:table-cell office:value-type="float" office:value="0.984290027288593">
                <text:p>0.9842900272885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615882998134601">
                <text:p>0.615882998134601</text:p>
              </table:table-cell>
              <table:table-cell office:value-type="float" office:value="0.881114155431178">
                <text:p>0.881114155431178</text:p>
              </table:table-cell>
              <table:table-cell office:value-type="float" office:value="0.984350690440078">
                <text:p>0.98435069044007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628152848982538">
                <text:p>0.628152848982538</text:p>
              </table:table-cell>
              <table:table-cell office:value-type="float" office:value="0.881546580948161">
                <text:p>0.881546580948161</text:p>
              </table:table-cell>
              <table:table-cell office:value-type="float" office:value="0.984411356187666">
                <text:p>0.984411356187666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640422699830475">
                <text:p>0.640422699830475</text:p>
              </table:table-cell>
              <table:table-cell office:value-type="float" office:value="0.881979218687167">
                <text:p>0.881979218687167</text:p>
              </table:table-cell>
              <table:table-cell office:value-type="float" office:value="0.984472021935254">
                <text:p>0.98447202193525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652692550678412">
                <text:p>0.652692550678412</text:p>
              </table:table-cell>
              <table:table-cell office:value-type="float" office:value="0.882412068752347">
                <text:p>0.882412068752347</text:p>
              </table:table-cell>
              <table:table-cell office:value-type="float" office:value="0.984532687682843">
                <text:p>0.98453268768284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659639746410034">
                <text:p>0.659639746410034</text:p>
              </table:table-cell>
              <table:table-cell office:value-type="float" office:value="0.882635282153337">
                <text:p>0.882635282153337</text:p>
              </table:table-cell>
              <table:table-cell office:value-type="float" office:value="0.984563960346119">
                <text:p>0.984563960346119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666586942141656">
                <text:p>0.666586942141656</text:p>
              </table:table-cell>
              <table:table-cell office:value-type="float" office:value="0.882858570555112">
                <text:p>0.882858570555112</text:p>
              </table:table-cell>
              <table:table-cell office:value-type="float" office:value="0.984595235605499">
                <text:p>0.98459523560549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673534137873278">
                <text:p>0.673534137873278</text:p>
              </table:table-cell>
              <table:table-cell office:value-type="float" office:value="0.88308189690241">
                <text:p>0.88308189690241</text:p>
              </table:table-cell>
              <table:table-cell office:value-type="float" office:value="0.984626508268776">
                <text:p>0.98462650826877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680481333604901">
                <text:p>0.680481333604901</text:p>
              </table:table-cell>
              <table:table-cell office:value-type="float" office:value="0.883305298288444">
                <text:p>0.883305298288444</text:p>
              </table:table-cell>
              <table:table-cell office:value-type="float" office:value="0.984657783528156">
                <text:p>0.98465778352815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687428529336523">
                <text:p>0.687428529336523</text:p>
              </table:table-cell>
              <table:table-cell office:value-type="float" office:value="0.883528756190391">
                <text:p>0.883528756190391</text:p>
              </table:table-cell>
              <table:table-cell office:value-type="float" office:value="0.984689058787536">
                <text:p>0.984689058787536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694375725068145">
                <text:p>0.694375725068145</text:p>
              </table:table-cell>
              <table:table-cell office:value-type="float" office:value="0.883752252066666">
                <text:p>0.883752252066666</text:p>
              </table:table-cell>
              <table:table-cell office:value-type="float" office:value="0.984720331450813">
                <text:p>0.9847203314508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701322920799767">
                <text:p>0.701322920799767</text:p>
              </table:table-cell>
              <table:table-cell office:value-type="float" office:value="0.883975823038639">
                <text:p>0.883975823038639</text:p>
              </table:table-cell>
              <table:table-cell office:value-type="float" office:value="0.984751606710193">
                <text:p>0.98475160671019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713394363595509">
                <text:p>0.713394363595509</text:p>
              </table:table-cell>
              <table:table-cell office:value-type="float" office:value="0.884193435442211">
                <text:p>0.884193435442211</text:p>
              </table:table-cell>
              <table:table-cell office:value-type="float" office:value="0.984782040832025">
                <text:p>0.9847820408320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72546580639125">
                <text:p>0.72546580639125</text:p>
              </table:table-cell>
              <table:table-cell office:value-type="float" office:value="0.884411119986146">
                <text:p>0.884411119986146</text:p>
              </table:table-cell>
              <table:table-cell office:value-type="float" office:value="0.984812477549961">
                <text:p>0.98481247754996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737537249186992">
                <text:p>0.737537249186992</text:p>
              </table:table-cell>
              <table:table-cell office:value-type="float" office:value="0.884628839548775">
                <text:p>0.884628839548775</text:p>
              </table:table-cell>
              <table:table-cell office:value-type="float" office:value="0.984842911671794">
                <text:p>0.98484291167179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749608691982733">
                <text:p>0.749608691982733</text:p>
              </table:table-cell>
              <table:table-cell office:value-type="float" office:value="0.884846631287291">
                <text:p>0.884846631287291</text:p>
              </table:table-cell>
              <table:table-cell office:value-type="float" office:value="0.984873348389729">
                <text:p>0.984873348389729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761680134778475">
                <text:p>0.761680134778475</text:p>
              </table:table-cell>
              <table:table-cell office:value-type="float" office:value="0.885064458061744">
                <text:p>0.885064458061744</text:p>
              </table:table-cell>
              <table:table-cell office:value-type="float" office:value="0.984903782511562">
                <text:p>0.984903782511562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773751577574217">
                <text:p>0.773751577574217</text:p>
              </table:table-cell>
              <table:table-cell office:value-type="float" office:value="0.885282357047626">
                <text:p>0.885282357047626</text:p>
              </table:table-cell>
              <table:table-cell office:value-type="float" office:value="0.984934219229497">
                <text:p>0.984934219229497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785823020369958">
                <text:p>0.785823020369958</text:p>
              </table:table-cell>
              <table:table-cell office:value-type="float" office:value="0.885500291086698">
                <text:p>0.885500291086698</text:p>
              </table:table-cell>
              <table:table-cell office:value-type="float" office:value="0.98496465335133">
                <text:p>0.98496465335133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9395114795133">
                <text:p>0.79395114795133</text:p>
              </table:table-cell>
              <table:table-cell office:value-type="float" office:value="0.886082225580865">
                <text:p>0.886082225580865</text:p>
              </table:table-cell>
              <table:table-cell office:value-type="float" office:value="0.985045882835081">
                <text:p>0.98504588283508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802079275532702">
                <text:p>0.802079275532702</text:p>
              </table:table-cell>
              <table:table-cell office:value-type="float" office:value="0.886664523894642">
                <text:p>0.886664523894642</text:p>
              </table:table-cell>
              <table:table-cell office:value-type="float" office:value="0.985127109722728">
                <text:p>0.98512710972272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810207403114075">
                <text:p>0.810207403114075</text:p>
              </table:table-cell>
              <table:table-cell office:value-type="float" office:value="0.88724720487192">
                <text:p>0.88724720487192</text:p>
              </table:table-cell>
              <table:table-cell office:value-type="float" office:value="0.985208336610375">
                <text:p>0.98520833661037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818335530695447">
                <text:p>0.818335530695447</text:p>
              </table:table-cell>
              <table:table-cell office:value-type="float" office:value="0.887830287405675">
                <text:p>0.887830287405675</text:p>
              </table:table-cell>
              <table:table-cell office:value-type="float" office:value="0.985289566094126">
                <text:p>0.98528956609412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826463658276819">
                <text:p>0.826463658276819</text:p>
              </table:table-cell>
              <table:table-cell office:value-type="float" office:value="0.888413734476784">
                <text:p>0.888413734476784</text:p>
              </table:table-cell>
              <table:table-cell office:value-type="float" office:value="0.985370792981773">
                <text:p>0.98537079298177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834591785858191">
                <text:p>0.834591785858191</text:p>
              </table:table-cell>
              <table:table-cell office:value-type="float" office:value="0.888997583632326">
                <text:p>0.888997583632326</text:p>
              </table:table-cell>
              <table:table-cell office:value-type="float" office:value="0.985452022465524">
                <text:p>0.98545202246552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842719913439563">
                <text:p>0.842719913439563</text:p>
              </table:table-cell>
              <table:table-cell office:value-type="float" office:value="0.889581797804506">
                <text:p>0.889581797804506</text:p>
              </table:table-cell>
              <table:table-cell office:value-type="float" office:value="0.985533249353171">
                <text:p>0.985533249353171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857395901008944">
                <text:p>0.857395901008944</text:p>
              </table:table-cell>
              <table:table-cell office:value-type="float" office:value="0.890158676732738">
                <text:p>0.890158676732738</text:p>
              </table:table-cell>
              <table:table-cell office:value-type="float" office:value="0.985613404050056">
                <text:p>0.985613404050056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872071888578324">
                <text:p>0.872071888578324</text:p>
              </table:table-cell>
              <table:table-cell office:value-type="float" office:value="0.890735948459829">
                <text:p>0.890735948459829</text:p>
              </table:table-cell>
              <table:table-cell office:value-type="float" office:value="0.985693561343043">
                <text:p>0.98569356134304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886747876147704">
                <text:p>0.886747876147704</text:p>
              </table:table-cell>
              <table:table-cell office:value-type="float" office:value="0.891313575835472">
                <text:p>0.891313575835472</text:p>
              </table:table-cell>
              <table:table-cell office:value-type="float" office:value="0.985773716039927">
                <text:p>0.985773716039927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901423863717084">
                <text:p>0.901423863717084</text:p>
              </table:table-cell>
              <table:table-cell office:value-type="float" office:value="0.891891596519594">
                <text:p>0.891891596519594</text:p>
              </table:table-cell>
              <table:table-cell office:value-type="float" office:value="0.985853873332915">
                <text:p>0.9858538733329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916099851286464">
                <text:p>0.916099851286464</text:p>
              </table:table-cell>
              <table:table-cell office:value-type="float" office:value="0.892469992052613">
                <text:p>0.892469992052613</text:p>
              </table:table-cell>
              <table:table-cell office:value-type="float" office:value="0.985934030625903">
                <text:p>0.98593403062590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930775838855845">
                <text:p>0.930775838855845</text:p>
              </table:table-cell>
              <table:table-cell office:value-type="float" office:value="0.893048743926545">
                <text:p>0.893048743926545</text:p>
              </table:table-cell>
              <table:table-cell office:value-type="float" office:value="0.986014185322786">
                <text:p>0.986014185322786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945451826425225">
                <text:p>0.945451826425225</text:p>
              </table:table-cell>
              <table:table-cell office:value-type="float" office:value="0.89362788987463">
                <text:p>0.89362788987463</text:p>
              </table:table-cell>
              <table:table-cell office:value-type="float" office:value="0.986094342615774">
                <text:p>0.98609434261577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953244422650193">
                <text:p>0.953244422650193</text:p>
              </table:table-cell>
              <table:table-cell office:value-type="float" office:value="0.893950732138652">
                <text:p>0.893950732138652</text:p>
              </table:table-cell>
              <table:table-cell office:value-type="float" office:value="0.986139003385021">
                <text:p>0.986139003385021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961037018875161">
                <text:p>0.961037018875161</text:p>
              </table:table-cell>
              <table:table-cell office:value-type="float" office:value="0.894273709813171">
                <text:p>0.894273709813171</text:p>
              </table:table-cell>
              <table:table-cell office:value-type="float" office:value="0.986183666750371">
                <text:p>0.986183666750371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968829615100129">
                <text:p>0.968829615100129</text:p>
              </table:table-cell>
              <table:table-cell office:value-type="float" office:value="0.894596785393514">
                <text:p>0.894596785393514</text:p>
              </table:table-cell>
              <table:table-cell office:value-type="float" office:value="0.986228327519618">
                <text:p>0.986228327519618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976622211325097">
                <text:p>0.976622211325097</text:p>
              </table:table-cell>
              <table:table-cell office:value-type="float" office:value="0.894919996482214">
                <text:p>0.894919996482214</text:p>
              </table:table-cell>
              <table:table-cell office:value-type="float" office:value="0.986272990884969">
                <text:p>0.986272990884969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984414807550064">
                <text:p>0.984414807550064</text:p>
              </table:table-cell>
              <table:table-cell office:value-type="float" office:value="0.895243305547494">
                <text:p>0.895243305547494</text:p>
              </table:table-cell>
              <table:table-cell office:value-type="float" office:value="0.986317651654216">
                <text:p>0.986317651654216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992207403775032">
                <text:p>0.992207403775032</text:p>
              </table:table-cell>
              <table:table-cell office:value-type="float" office:value="0.895566750219062">
                <text:p>0.895566750219062</text:p>
              </table:table-cell>
              <table:table-cell office:value-type="float" office:value="0.986362315019566">
                <text:p>0.98636231501956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">
                <text:p>1</text:p>
              </table:table-cell>
              <table:table-cell office:value-type="float" office:value="0.895890292938016">
                <text:p>0.895890292938016</text:p>
              </table:table-cell>
              <table:table-cell office:value-type="float" office:value="0.986406975788813">
                <text:p>0.9864069757888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996418255697668">
                <text:p>0.996418255697668</text:p>
              </table:table-cell>
              <table:table-cell office:value-type="float" office:value="0.896231697655375">
                <text:p>0.896231697655375</text:p>
              </table:table-cell>
              <table:table-cell office:value-type="float" office:value="0.986454084683701">
                <text:p>0.986454084683701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992836511395336">
                <text:p>0.992836511395336</text:p>
              </table:table-cell>
              <table:table-cell office:value-type="float" office:value="0.896573251299882">
                <text:p>0.896573251299882</text:p>
              </table:table-cell>
              <table:table-cell office:value-type="float" office:value="0.986501196174692">
                <text:p>0.98650119617469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989254767093005">
                <text:p>0.989254767093005</text:p>
              </table:table-cell>
              <table:table-cell office:value-type="float" office:value="0.896914916278132">
                <text:p>0.896914916278132</text:p>
              </table:table-cell>
              <table:table-cell office:value-type="float" office:value="0.98654830506958">
                <text:p>0.9865483050695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985673022790673">
                <text:p>0.985673022790673</text:p>
              </table:table-cell>
              <table:table-cell office:value-type="float" office:value="0.897256730297062">
                <text:p>0.897256730297062</text:p>
              </table:table-cell>
              <table:table-cell office:value-type="float" office:value="0.986595416560571">
                <text:p>0.98659541656057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982091278488341">
                <text:p>0.982091278488341</text:p>
              </table:table-cell>
              <table:table-cell office:value-type="float" office:value="0.897598655734607">
                <text:p>0.897598655734607</text:p>
              </table:table-cell>
              <table:table-cell office:value-type="float" office:value="0.986642525455459">
                <text:p>0.98664252545545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978509534186009">
                <text:p>0.978509534186009</text:p>
              </table:table-cell>
              <table:table-cell office:value-type="float" office:value="0.897940711472656">
                <text:p>0.897940711472656</text:p>
              </table:table-cell>
              <table:table-cell office:value-type="float" office:value="0.986689634350346">
                <text:p>0.98668963435034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974927789883678">
                <text:p>0.974927789883678</text:p>
              </table:table-cell>
              <table:table-cell office:value-type="float" office:value="0.898282916421842">
                <text:p>0.898282916421842</text:p>
              </table:table-cell>
              <table:table-cell office:value-type="float" office:value="0.986736745841338">
                <text:p>0.986736745841338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971346045581346">
                <text:p>0.971346045581346</text:p>
              </table:table-cell>
              <table:table-cell office:value-type="float" office:value="0.89889450309021">
                <text:p>0.89889450309021</text:p>
              </table:table-cell>
              <table:table-cell office:value-type="float" office:value="0.986820898537678">
                <text:p>0.98682089853767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967764301279014">
                <text:p>0.967764301279014</text:p>
              </table:table-cell>
              <table:table-cell office:value-type="float" office:value="0.899506525037728">
                <text:p>0.899506525037728</text:p>
              </table:table-cell>
              <table:table-cell office:value-type="float" office:value="0.986905053830121">
                <text:p>0.98690505383012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964182556976682">
                <text:p>0.964182556976682</text:p>
              </table:table-cell>
              <table:table-cell office:value-type="float" office:value="0.900118944787415">
                <text:p>0.900118944787415</text:p>
              </table:table-cell>
              <table:table-cell office:value-type="float" office:value="0.986989206526461">
                <text:p>0.98698920652646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960600812674351">
                <text:p>0.960600812674351</text:p>
              </table:table-cell>
              <table:table-cell office:value-type="float" office:value="0.900731800409173">
                <text:p>0.900731800409173</text:p>
              </table:table-cell>
              <table:table-cell office:value-type="float" office:value="0.987073361818905">
                <text:p>0.9870733618189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957019068372019">
                <text:p>0.957019068372019</text:p>
              </table:table-cell>
              <table:table-cell office:value-type="float" office:value="0.901345054374973">
                <text:p>0.901345054374973</text:p>
              </table:table-cell>
              <table:table-cell office:value-type="float" office:value="0.987157514515245">
                <text:p>0.98715751451524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953437324069687">
                <text:p>0.953437324069687</text:p>
              </table:table-cell>
              <table:table-cell office:value-type="float" office:value="0.901958725868416">
                <text:p>0.901958725868416</text:p>
              </table:table-cell>
              <table:table-cell office:value-type="float" office:value="0.987241667211585">
                <text:p>0.98724166721158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949855579767355">
                <text:p>0.949855579767355</text:p>
              </table:table-cell>
              <table:table-cell office:value-type="float" office:value="0.902572834124823">
                <text:p>0.902572834124823</text:p>
              </table:table-cell>
              <table:table-cell office:value-type="float" office:value="0.987325822504028">
                <text:p>0.98732582250402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951470122482433">
                <text:p>0.951470122482433</text:p>
              </table:table-cell>
              <table:table-cell office:value-type="float" office:value="0.902780315124339">
                <text:p>0.902780315124339</text:p>
              </table:table-cell>
              <table:table-cell office:value-type="float" office:value="0.987354242049511">
                <text:p>0.98735424204951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95308466519751">
                <text:p>0.95308466519751</text:p>
              </table:table-cell>
              <table:table-cell office:value-type="float" office:value="0.902987843819025">
                <text:p>0.902987843819025</text:p>
              </table:table-cell>
              <table:table-cell office:value-type="float" office:value="0.987382661594994">
                <text:p>0.98738266159499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954699207912587">
                <text:p>0.954699207912587</text:p>
              </table:table-cell>
              <table:table-cell office:value-type="float" office:value="0.903195401255723">
                <text:p>0.903195401255723</text:p>
              </table:table-cell>
              <table:table-cell office:value-type="float" office:value="0.987411078544374">
                <text:p>0.98741107854437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956313750627665">
                <text:p>0.956313750627665</text:p>
              </table:table-cell>
              <table:table-cell office:value-type="float" office:value="0.903403025369285">
                <text:p>0.903403025369285</text:p>
              </table:table-cell>
              <table:table-cell office:value-type="float" office:value="0.987439498089857">
                <text:p>0.98743949808985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957928293342742">
                <text:p>0.957928293342742</text:p>
              </table:table-cell>
              <table:table-cell office:value-type="float" office:value="0.903610697210917">
                <text:p>0.903610697210917</text:p>
              </table:table-cell>
              <table:table-cell office:value-type="float" office:value="0.98746791763534">
                <text:p>0.9874679176353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5954283605782">
                <text:p>0.95954283605782</text:p>
              </table:table-cell>
              <table:table-cell office:value-type="float" office:value="0.903818416791589">
                <text:p>0.903818416791589</text:p>
              </table:table-cell>
              <table:table-cell office:value-type="float" office:value="0.987496337180823">
                <text:p>0.987496337180823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961157378772897">
                <text:p>0.961157378772897</text:p>
              </table:table-cell>
              <table:table-cell office:value-type="float" office:value="0.904026184122275">
                <text:p>0.904026184122275</text:p>
              </table:table-cell>
              <table:table-cell office:value-type="float" office:value="0.987524756726306">
                <text:p>0.98752475672630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958591307502941">
                <text:p>0.958591307502941</text:p>
              </table:table-cell>
              <table:table-cell office:value-type="float" office:value="0.904233999213954">
                <text:p>0.904233999213954</text:p>
              </table:table-cell>
              <table:table-cell office:value-type="float" office:value="0.987553176271789">
                <text:p>0.987553176271789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956025236232985">
                <text:p>0.956025236232985</text:p>
              </table:table-cell>
              <table:table-cell office:value-type="float" office:value="0.904441862077603">
                <text:p>0.904441862077603</text:p>
              </table:table-cell>
              <table:table-cell office:value-type="float" office:value="0.987581595817272">
                <text:p>0.98758159581727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953459164963029">
                <text:p>0.953459164963029</text:p>
              </table:table-cell>
              <table:table-cell office:value-type="float" office:value="0.904649772724204">
                <text:p>0.904649772724204</text:p>
              </table:table-cell>
              <table:table-cell office:value-type="float" office:value="0.987610015362756">
                <text:p>0.98761001536275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950893093693074">
                <text:p>0.950893093693074</text:p>
              </table:table-cell>
              <table:table-cell office:value-type="float" office:value="0.904857731164742">
                <text:p>0.904857731164742</text:p>
              </table:table-cell>
              <table:table-cell office:value-type="float" office:value="0.987638434908239">
                <text:p>0.987638434908239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948327022423118">
                <text:p>0.948327022423118</text:p>
              </table:table-cell>
              <table:table-cell office:value-type="float" office:value="0.905065737410204">
                <text:p>0.905065737410204</text:p>
              </table:table-cell>
              <table:table-cell office:value-type="float" office:value="0.987666854453722">
                <text:p>0.98766685445372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945760951153162">
                <text:p>0.945760951153162</text:p>
              </table:table-cell>
              <table:table-cell office:value-type="float" office:value="0.905273791471577">
                <text:p>0.905273791471577</text:p>
              </table:table-cell>
              <table:table-cell office:value-type="float" office:value="0.987695273999205">
                <text:p>0.98769527399920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943194879883206">
                <text:p>0.943194879883206</text:p>
              </table:table-cell>
              <table:table-cell office:value-type="float" office:value="0.905481893359855">
                <text:p>0.905481893359855</text:p>
              </table:table-cell>
              <table:table-cell office:value-type="float" office:value="0.987723693544688">
                <text:p>0.98772369354468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940628808613251">
                <text:p>0.940628808613251</text:p>
              </table:table-cell>
              <table:table-cell office:value-type="float" office:value="0.905690043086032">
                <text:p>0.905690043086032</text:p>
              </table:table-cell>
              <table:table-cell office:value-type="float" office:value="0.987752113090171">
                <text:p>0.98775211309017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938062737343295">
                <text:p>0.938062737343295</text:p>
              </table:table-cell>
              <table:table-cell office:value-type="float" office:value="0.905898221640231">
                <text:p>0.905898221640231</text:p>
              </table:table-cell>
              <table:table-cell office:value-type="float" office:value="0.98778053003955">
                <text:p>0.9877805300395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935496666073339">
                <text:p>0.935496666073339</text:p>
              </table:table-cell>
              <table:table-cell office:value-type="float" office:value="0.906106467070826">
                <text:p>0.906106467070826</text:p>
              </table:table-cell>
              <table:table-cell office:value-type="float" office:value="0.987808949585034">
                <text:p>0.9878089495850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932930594803383">
                <text:p>0.932930594803383</text:p>
              </table:table-cell>
              <table:table-cell office:value-type="float" office:value="0.906314760372316">
                <text:p>0.906314760372316</text:p>
              </table:table-cell>
              <table:table-cell office:value-type="float" office:value="0.987837369130517">
                <text:p>0.98783736913051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930364523533427">
                <text:p>0.930364523533427</text:p>
              </table:table-cell>
              <table:table-cell office:value-type="float" office:value="0.906523101555707">
                <text:p>0.906523101555707</text:p>
              </table:table-cell>
              <table:table-cell office:value-type="float" office:value="0.987865788676">
                <text:p>0.987865788676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927798452263472">
                <text:p>0.927798452263472</text:p>
              </table:table-cell>
              <table:table-cell office:value-type="float" office:value="0.906731490632005">
                <text:p>0.906731490632005</text:p>
              </table:table-cell>
              <table:table-cell office:value-type="float" office:value="0.987894208221483">
                <text:p>0.98789420822148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925232380993516">
                <text:p>0.925232380993516</text:p>
              </table:table-cell>
              <table:table-cell office:value-type="float" office:value="0.90693992761222">
                <text:p>0.90693992761222</text:p>
              </table:table-cell>
              <table:table-cell office:value-type="float" office:value="0.987922627766966">
                <text:p>0.98792262776696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924043791461273">
                <text:p>0.924043791461273</text:p>
              </table:table-cell>
              <table:table-cell office:value-type="float" office:value="0.907080359689358">
                <text:p>0.907080359689358</text:p>
              </table:table-cell>
              <table:table-cell office:value-type="float" office:value="0.987941771434491">
                <text:p>0.98794177143449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92285520192903">
                <text:p>0.92285520192903</text:p>
              </table:table-cell>
              <table:table-cell office:value-type="float" office:value="0.907220813511231">
                <text:p>0.907220813511231</text:p>
              </table:table-cell>
              <table:table-cell office:value-type="float" office:value="0.987960915102015">
                <text:p>0.98796091510201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921666612396787">
                <text:p>0.921666612396787</text:p>
              </table:table-cell>
              <table:table-cell office:value-type="float" office:value="0.907361289081206">
                <text:p>0.907361289081206</text:p>
              </table:table-cell>
              <table:table-cell office:value-type="float" office:value="0.98798005876954">
                <text:p>0.9879800587695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920478022864545">
                <text:p>0.920478022864545</text:p>
              </table:table-cell>
              <table:table-cell office:value-type="float" office:value="0.90750178640265">
                <text:p>0.90750178640265</text:p>
              </table:table-cell>
              <table:table-cell office:value-type="float" office:value="0.987999202437064">
                <text:p>0.98799920243706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919289433332302">
                <text:p>0.919289433332302</text:p>
              </table:table-cell>
              <table:table-cell office:value-type="float" office:value="0.907642305478932">
                <text:p>0.907642305478932</text:p>
              </table:table-cell>
              <table:table-cell office:value-type="float" office:value="0.988018346104589">
                <text:p>0.988018346104589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918100843800059">
                <text:p>0.918100843800059</text:p>
              </table:table-cell>
              <table:table-cell office:value-type="float" office:value="0.907782865373864">
                <text:p>0.907782865373864</text:p>
              </table:table-cell>
              <table:table-cell office:value-type="float" office:value="0.988037492368217">
                <text:p>0.98803749236821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916912254267816">
                <text:p>0.916912254267816</text:p>
              </table:table-cell>
              <table:table-cell office:value-type="float" office:value="0.907923427972878">
                <text:p>0.907923427972878</text:p>
              </table:table-cell>
              <table:table-cell office:value-type="float" office:value="0.988056636035742">
                <text:p>0.988056636035742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917925253957203">
                <text:p>0.917925253957203</text:p>
              </table:table-cell>
              <table:table-cell office:value-type="float" office:value="0.908064012336837">
                <text:p>0.908064012336837</text:p>
              </table:table-cell>
              <table:table-cell office:value-type="float" office:value="0.988075779703267">
                <text:p>0.98807577970326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918938253646589">
                <text:p>0.918938253646589</text:p>
              </table:table-cell>
              <table:table-cell office:value-type="float" office:value="0.908204618469112">
                <text:p>0.908204618469112</text:p>
              </table:table-cell>
              <table:table-cell office:value-type="float" office:value="0.988094923370791">
                <text:p>0.98809492337079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919951253335975">
                <text:p>0.919951253335975</text:p>
              </table:table-cell>
              <table:table-cell office:value-type="float" office:value="0.908345246373072">
                <text:p>0.908345246373072</text:p>
              </table:table-cell>
              <table:table-cell office:value-type="float" office:value="0.988114067038316">
                <text:p>0.98811406703831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920964253025362">
                <text:p>0.920964253025362</text:p>
              </table:table-cell>
              <table:table-cell office:value-type="float" office:value="0.908485896052089">
                <text:p>0.908485896052089</text:p>
              </table:table-cell>
              <table:table-cell office:value-type="float" office:value="0.98813321070584">
                <text:p>0.9881332107058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921977252714748">
                <text:p>0.921977252714748</text:p>
              </table:table-cell>
              <table:table-cell office:value-type="float" office:value="0.908626567509535">
                <text:p>0.908626567509535</text:p>
              </table:table-cell>
              <table:table-cell office:value-type="float" office:value="0.988152354373365">
                <text:p>0.98815235437336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922990252404134">
                <text:p>0.922990252404134</text:p>
              </table:table-cell>
              <table:table-cell office:value-type="float" office:value="0.908767260748783">
                <text:p>0.908767260748783</text:p>
              </table:table-cell>
              <table:table-cell office:value-type="float" office:value="0.98817149804089">
                <text:p>0.98817149804089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92400325209352">
                <text:p>0.92400325209352</text:p>
              </table:table-cell>
              <table:table-cell office:value-type="float" office:value="0.908907975773203">
                <text:p>0.908907975773203</text:p>
              </table:table-cell>
              <table:table-cell office:value-type="float" office:value="0.988190641708414">
                <text:p>0.98819064170841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25016251782907">
                <text:p>0.925016251782907</text:p>
              </table:table-cell>
              <table:table-cell office:value-type="float" office:value="0.909048712586171">
                <text:p>0.909048712586171</text:p>
              </table:table-cell>
              <table:table-cell office:value-type="float" office:value="0.988209785375939">
                <text:p>0.988209785375939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926029251472293">
                <text:p>0.926029251472293</text:p>
              </table:table-cell>
              <table:table-cell office:value-type="float" office:value="0.909189471191059">
                <text:p>0.909189471191059</text:p>
              </table:table-cell>
              <table:table-cell office:value-type="float" office:value="0.988228929043464">
                <text:p>0.98822892904346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927042251161679">
                <text:p>0.927042251161679</text:p>
              </table:table-cell>
              <table:table-cell office:value-type="float" office:value="0.909330251591242">
                <text:p>0.909330251591242</text:p>
              </table:table-cell>
              <table:table-cell office:value-type="float" office:value="0.988248072710988">
                <text:p>0.98824807271098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928055250851065">
                <text:p>0.928055250851065</text:p>
              </table:table-cell>
              <table:table-cell office:value-type="float" office:value="0.909471053790096">
                <text:p>0.909471053790096</text:p>
              </table:table-cell>
              <table:table-cell office:value-type="float" office:value="0.988267216378513">
                <text:p>0.98826721637851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929068250540452">
                <text:p>0.929068250540452</text:p>
              </table:table-cell>
              <table:table-cell office:value-type="float" office:value="0.909611877790994">
                <text:p>0.909611877790994</text:p>
              </table:table-cell>
              <table:table-cell office:value-type="float" office:value="0.988286360046038">
                <text:p>0.988286360046038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930081250229838">
                <text:p>0.930081250229838</text:p>
              </table:table-cell>
              <table:table-cell office:value-type="float" office:value="0.909752742699118">
                <text:p>0.909752742699118</text:p>
              </table:table-cell>
              <table:table-cell office:value-type="float" office:value="0.988305506309666">
                <text:p>0.98830550630966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931094249919224">
                <text:p>0.931094249919224</text:p>
              </table:table-cell>
              <table:table-cell office:value-type="float" office:value="0.909893610317193">
                <text:p>0.909893610317193</text:p>
              </table:table-cell>
              <table:table-cell office:value-type="float" office:value="0.98832464997719">
                <text:p>0.98832464997719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936608713110465">
                <text:p>0.936608713110465</text:p>
              </table:table-cell>
              <table:table-cell office:value-type="float" office:value="0.909718417402361">
                <text:p>0.909718417402361</text:p>
              </table:table-cell>
              <table:table-cell office:value-type="float" office:value="0.988300841111599">
                <text:p>0.988300841111599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942123176301705">
                <text:p>0.942123176301705</text:p>
              </table:table-cell>
              <table:table-cell office:value-type="float" office:value="0.909543258219558">
                <text:p>0.909543258219558</text:p>
              </table:table-cell>
              <table:table-cell office:value-type="float" office:value="0.988277032246008">
                <text:p>0.9882770322460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947637639492945">
                <text:p>0.947637639492945</text:p>
              </table:table-cell>
              <table:table-cell office:value-type="float" office:value="0.909368132762289">
                <text:p>0.909368132762289</text:p>
              </table:table-cell>
              <table:table-cell office:value-type="float" office:value="0.988253223380417">
                <text:p>0.98825322338041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953152102684185">
                <text:p>0.953152102684185</text:p>
              </table:table-cell>
              <table:table-cell office:value-type="float" office:value="0.909193060114114">
                <text:p>0.909193060114114</text:p>
              </table:table-cell>
              <table:table-cell office:value-type="float" office:value="0.98822941711093">
                <text:p>0.988229417110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958666565875425">
                <text:p>0.958666565875425</text:p>
              </table:table-cell>
              <table:table-cell office:value-type="float" office:value="0.909018002084757">
                <text:p>0.909018002084757</text:p>
              </table:table-cell>
              <table:table-cell office:value-type="float" office:value="0.988205608245339">
                <text:p>0.98820560824533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964181029066665">
                <text:p>0.964181029066665</text:p>
              </table:table-cell>
              <table:table-cell office:value-type="float" office:value="0.908842977761458">
                <text:p>0.908842977761458</text:p>
              </table:table-cell>
              <table:table-cell office:value-type="float" office:value="0.988181799379748">
                <text:p>0.98818179937974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969695492257905">
                <text:p>0.969695492257905</text:p>
              </table:table-cell>
              <table:table-cell office:value-type="float" office:value="0.908668006216756">
                <text:p>0.908668006216756</text:p>
              </table:table-cell>
              <table:table-cell office:value-type="float" office:value="0.98815799311026">
                <text:p>0.9881579931102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970728408411865">
                <text:p>0.970728408411865</text:p>
              </table:table-cell>
              <table:table-cell office:value-type="float" office:value="0.908493049282431">
                <text:p>0.908493049282431</text:p>
              </table:table-cell>
              <table:table-cell office:value-type="float" office:value="0.988134184244669">
                <text:p>0.98813418424466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971761324565825">
                <text:p>0.971761324565825</text:p>
              </table:table-cell>
              <table:table-cell office:value-type="float" office:value="0.908318126034698">
                <text:p>0.908318126034698</text:p>
              </table:table-cell>
              <table:table-cell office:value-type="float" office:value="0.988110375379078">
                <text:p>0.988110375379078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972794240719785">
                <text:p>0.972794240719785</text:p>
              </table:table-cell>
              <table:table-cell office:value-type="float" office:value="0.908143236467071">
                <text:p>0.908143236467071</text:p>
              </table:table-cell>
              <table:table-cell office:value-type="float" office:value="0.988086566513487">
                <text:p>0.98808656651348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973827156873745">
                <text:p>0.973827156873745</text:p>
              </table:table-cell>
              <table:table-cell office:value-type="float" office:value="0.907968399637406">
                <text:p>0.907968399637406</text:p>
              </table:table-cell>
              <table:table-cell office:value-type="float" office:value="0.988062760243999">
                <text:p>0.988062760243999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974860073027705">
                <text:p>0.974860073027705</text:p>
              </table:table-cell>
              <table:table-cell office:value-type="float" office:value="0.907793577406869">
                <text:p>0.907793577406869</text:p>
              </table:table-cell>
              <table:table-cell office:value-type="float" office:value="0.988038951378408">
                <text:p>0.98803895137840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975892989181664">
                <text:p>0.975892989181664</text:p>
              </table:table-cell>
              <table:table-cell office:value-type="float" office:value="0.907618788836987">
                <text:p>0.907618788836987</text:p>
              </table:table-cell>
              <table:table-cell office:value-type="float" office:value="0.988015142512817">
                <text:p>0.98801514251281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76925905335624">
                <text:p>0.976925905335624</text:p>
              </table:table-cell>
              <table:table-cell office:value-type="float" office:value="0.907444033921281">
                <text:p>0.907444033921281</text:p>
              </table:table-cell>
              <table:table-cell office:value-type="float" office:value="0.987991333647226">
                <text:p>0.98799133364722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977958821489584">
                <text:p>0.977958821489584</text:p>
              </table:table-cell>
              <table:table-cell office:value-type="float" office:value="0.907269331702932">
                <text:p>0.907269331702932</text:p>
              </table:table-cell>
              <table:table-cell office:value-type="float" office:value="0.987967527377739">
                <text:p>0.98796752737773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978991737643544">
                <text:p>0.978991737643544</text:p>
              </table:table-cell>
              <table:table-cell office:value-type="float" office:value="0.907094644072471">
                <text:p>0.907094644072471</text:p>
              </table:table-cell>
              <table:table-cell office:value-type="float" office:value="0.987943718512148">
                <text:p>0.98794371851214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980024653797504">
                <text:p>0.980024653797504</text:p>
              </table:table-cell>
              <table:table-cell office:value-type="float" office:value="0.906919990076749">
                <text:p>0.906919990076749</text:p>
              </table:table-cell>
              <table:table-cell office:value-type="float" office:value="0.987919909646557">
                <text:p>0.987919909646557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981057569951464">
                <text:p>0.981057569951464</text:p>
              </table:table-cell>
              <table:table-cell office:value-type="float" office:value="0.906745388747952">
                <text:p>0.906745388747952</text:p>
              </table:table-cell>
              <table:table-cell office:value-type="float" office:value="0.987896103377069">
                <text:p>0.98789610337706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982090486105423">
                <text:p>0.982090486105423</text:p>
              </table:table-cell>
              <table:table-cell office:value-type="float" office:value="0.906570801998618">
                <text:p>0.906570801998618</text:p>
              </table:table-cell>
              <table:table-cell office:value-type="float" office:value="0.987872294511478">
                <text:p>0.98787229451147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983123402259383">
                <text:p>0.983123402259383</text:p>
              </table:table-cell>
              <table:table-cell office:value-type="float" office:value="0.906396248864601">
                <text:p>0.906396248864601</text:p>
              </table:table-cell>
              <table:table-cell office:value-type="float" office:value="0.987848485645887">
                <text:p>0.98784848564588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984156318413343">
                <text:p>0.984156318413343</text:p>
              </table:table-cell>
              <table:table-cell office:value-type="float" office:value="0.906221729339427">
                <text:p>0.906221729339427</text:p>
              </table:table-cell>
              <table:table-cell office:value-type="float" office:value="0.987824676780296">
                <text:p>0.98782467678029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98576955212651">
                <text:p>0.98576955212651</text:p>
              </table:table-cell>
              <table:table-cell office:value-type="float" office:value="0.905699836637578">
                <text:p>0.905699836637578</text:p>
              </table:table-cell>
              <table:table-cell office:value-type="float" office:value="0.987753450083495">
                <text:p>0.98775345008349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987382785839676">
                <text:p>0.987382785839676</text:p>
              </table:table-cell>
              <table:table-cell office:value-type="float" office:value="0.905178244493511">
                <text:p>0.905178244493511</text:p>
              </table:table-cell>
              <table:table-cell office:value-type="float" office:value="0.987682223386695">
                <text:p>0.98768222338669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988996019552842">
                <text:p>0.988996019552842</text:p>
              </table:table-cell>
              <table:table-cell office:value-type="float" office:value="0.904656971728944">
                <text:p>0.904656971728944</text:p>
              </table:table-cell>
              <table:table-cell office:value-type="float" office:value="0.987610999285998">
                <text:p>0.98761099928599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990609253266009">
                <text:p>0.990609253266009</text:p>
              </table:table-cell>
              <table:table-cell office:value-type="float" office:value="0.904135980170326">
                <text:p>0.904135980170326</text:p>
              </table:table-cell>
              <table:table-cell office:value-type="float" office:value="0.987539772589198">
                <text:p>0.98753977258919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992222486979175">
                <text:p>0.992222486979175</text:p>
              </table:table-cell>
              <table:table-cell office:value-type="float" office:value="0.903615288650521">
                <text:p>0.903615288650521</text:p>
              </table:table-cell>
              <table:table-cell office:value-type="float" office:value="0.987468545892397">
                <text:p>0.98746854589239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993835720692342">
                <text:p>0.993835720692342</text:p>
              </table:table-cell>
              <table:table-cell office:value-type="float" office:value="0.903094896996737">
                <text:p>0.903094896996737</text:p>
              </table:table-cell>
              <table:table-cell office:value-type="float" office:value="0.987397319195597">
                <text:p>0.98739731919559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995448954405508">
                <text:p>0.995448954405508</text:p>
              </table:table-cell>
              <table:table-cell office:value-type="float" office:value="0.902574805036282">
                <text:p>0.902574805036282</text:p>
              </table:table-cell>
              <table:table-cell office:value-type="float" office:value="0.987326092498797">
                <text:p>0.98732609249879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989108881498797">
                <text:p>0.989108881498797</text:p>
              </table:table-cell>
              <table:table-cell office:value-type="float" office:value="0.902064501675891">
                <text:p>0.902064501675891</text:p>
              </table:table-cell>
              <table:table-cell office:value-type="float" office:value="0.987256166449871">
                <text:p>0.98725616644987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982768808592085">
                <text:p>0.982768808592085</text:p>
              </table:table-cell>
              <table:table-cell office:value-type="float" office:value="0.901554505763659">
                <text:p>0.901554505763659</text:p>
              </table:table-cell>
              <table:table-cell office:value-type="float" office:value="0.987186242997049">
                <text:p>0.987186242997049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976428735685374">
                <text:p>0.976428735685374</text:p>
              </table:table-cell>
              <table:table-cell office:value-type="float" office:value="0.90104477926642">
                <text:p>0.90104477926642</text:p>
              </table:table-cell>
              <table:table-cell office:value-type="float" office:value="0.987116316948124">
                <text:p>0.98711631694812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970088662778664">
                <text:p>0.970088662778664</text:p>
              </table:table-cell>
              <table:table-cell office:value-type="float" office:value="0.900535359869791">
                <text:p>0.900535359869791</text:p>
              </table:table-cell>
              <table:table-cell office:value-type="float" office:value="0.987046393495302">
                <text:p>0.98704639349530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963748589871952">
                <text:p>0.963748589871952</text:p>
              </table:table-cell>
              <table:table-cell office:value-type="float" office:value="0.900026209583601">
                <text:p>0.900026209583601</text:p>
              </table:table-cell>
              <table:table-cell office:value-type="float" office:value="0.986976467446377">
                <text:p>0.98697646744637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957408516965241">
                <text:p>0.957408516965241</text:p>
              </table:table-cell>
              <table:table-cell office:value-type="float" office:value="0.899517366050864">
                <text:p>0.899517366050864</text:p>
              </table:table-cell>
              <table:table-cell office:value-type="float" office:value="0.986906543993555">
                <text:p>0.98690654399355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95106844405853">
                <text:p>0.95106844405853</text:p>
              </table:table-cell>
              <table:table-cell office:value-type="float" office:value="0.899008791324354">
                <text:p>0.899008791324354</text:p>
              </table:table-cell>
              <table:table-cell office:value-type="float" office:value="0.986836617944629">
                <text:p>0.986836617944629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94632840471517">
                <text:p>0.94632840471517</text:p>
              </table:table-cell>
              <table:table-cell office:value-type="float" office:value="0.899001259744965">
                <text:p>0.899001259744965</text:p>
              </table:table-cell>
              <table:table-cell office:value-type="float" office:value="0.986835582099316">
                <text:p>0.98683558209931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941588365371809">
                <text:p>0.941588365371809</text:p>
              </table:table-cell>
              <table:table-cell office:value-type="float" office:value="0.898993709352772">
                <text:p>0.898993709352772</text:p>
              </table:table-cell>
              <table:table-cell office:value-type="float" office:value="0.986834543657899">
                <text:p>0.986834543657899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936848326028449">
                <text:p>0.936848326028449</text:p>
              </table:table-cell>
              <table:table-cell office:value-type="float" office:value="0.898986177899734">
                <text:p>0.898986177899734</text:p>
              </table:table-cell>
              <table:table-cell office:value-type="float" office:value="0.986833507812585">
                <text:p>0.98683350781258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932108286685088">
                <text:p>0.932108286685088</text:p>
              </table:table-cell>
              <table:table-cell office:value-type="float" office:value="0.898978627634208">
                <text:p>0.898978627634208</text:p>
              </table:table-cell>
              <table:table-cell office:value-type="float" office:value="0.986832469371168">
                <text:p>0.98683246937116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927368247341728">
                <text:p>0.927368247341728</text:p>
              </table:table-cell>
              <table:table-cell office:value-type="float" office:value="0.898971096307519">
                <text:p>0.898971096307519</text:p>
              </table:table-cell>
              <table:table-cell office:value-type="float" office:value="0.986831433525854">
                <text:p>0.98683143352585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922628207998367">
                <text:p>0.922628207998367</text:p>
              </table:table-cell>
              <table:table-cell office:value-type="float" office:value="0.898963565043926">
                <text:p>0.898963565043926</text:p>
              </table:table-cell>
              <table:table-cell office:value-type="float" office:value="0.986830397680541">
                <text:p>0.98683039768054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917888168655007">
                <text:p>0.917888168655007</text:p>
              </table:table-cell>
              <table:table-cell office:value-type="float" office:value="0.898956014968317">
                <text:p>0.898956014968317</text:p>
              </table:table-cell>
              <table:table-cell office:value-type="float" office:value="0.986829359239124">
                <text:p>0.986829359239124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913210655328955">
                <text:p>0.913210655328955</text:p>
              </table:table-cell>
              <table:table-cell office:value-type="float" office:value="0.898948408331266">
                <text:p>0.898948408331266</text:p>
              </table:table-cell>
              <table:table-cell office:value-type="float" office:value="0.986828313009396">
                <text:p>0.9868283130093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08533142002904">
                <text:p>0.908533142002904</text:p>
              </table:table-cell>
              <table:table-cell office:value-type="float" office:value="0.89894078288379">
                <text:p>0.89894078288379</text:p>
              </table:table-cell>
              <table:table-cell office:value-type="float" office:value="0.986827264183565">
                <text:p>0.98682726418356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903855628676852">
                <text:p>0.903855628676852</text:p>
              </table:table-cell>
              <table:table-cell office:value-type="float" office:value="0.898933176375628">
                <text:p>0.898933176375628</text:p>
              </table:table-cell>
              <table:table-cell office:value-type="float" office:value="0.986826217953837">
                <text:p>0.986826217953837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899178115350801">
                <text:p>0.899178115350801</text:p>
              </table:table-cell>
              <table:table-cell office:value-type="float" office:value="0.898925569931829">
                <text:p>0.898925569931829</text:p>
              </table:table-cell>
              <table:table-cell office:value-type="float" office:value="0.986825171724109">
                <text:p>0.986825171724109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89450060202475">
                <text:p>0.89450060202475</text:p>
              </table:table-cell>
              <table:table-cell office:value-type="float" office:value="0.898917944678083">
                <text:p>0.898917944678083</text:p>
              </table:table-cell>
              <table:table-cell office:value-type="float" office:value="0.986824122898278">
                <text:p>0.98682412289827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889823088698698">
                <text:p>0.889823088698698</text:p>
              </table:table-cell>
              <table:table-cell office:value-type="float" office:value="0.898910338363169">
                <text:p>0.898910338363169</text:p>
              </table:table-cell>
              <table:table-cell office:value-type="float" office:value="0.98682307666855">
                <text:p>0.9868230766685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885145575372647">
                <text:p>0.885145575372647</text:p>
              </table:table-cell>
              <table:table-cell office:value-type="float" office:value="0.898902732112617">
                <text:p>0.898902732112617</text:p>
              </table:table-cell>
              <table:table-cell office:value-type="float" office:value="0.986822030438822">
                <text:p>0.98682203043882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877804815218402">
                <text:p>0.877804815218402</text:p>
              </table:table-cell>
              <table:table-cell office:value-type="float" office:value="0.898258359765566">
                <text:p>0.898258359765566</text:p>
              </table:table-cell>
              <table:table-cell office:value-type="float" office:value="0.986733365714525">
                <text:p>0.98673336571452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870464055064158">
                <text:p>0.870464055064158</text:p>
              </table:table-cell>
              <table:table-cell office:value-type="float" office:value="0.897614449332476">
                <text:p>0.897614449332476</text:p>
              </table:table-cell>
              <table:table-cell office:value-type="float" office:value="0.986644700990227">
                <text:p>0.98664470099022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863123294909913">
                <text:p>0.863123294909913</text:p>
              </table:table-cell>
              <table:table-cell office:value-type="float" office:value="0.896971019315659">
                <text:p>0.896971019315659</text:p>
              </table:table-cell>
              <table:table-cell office:value-type="float" office:value="0.986556038862033">
                <text:p>0.986556038862033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855782534755669">
                <text:p>0.855782534755669</text:p>
              </table:table-cell>
              <table:table-cell office:value-type="float" office:value="0.896328031703868">
                <text:p>0.896328031703868</text:p>
              </table:table-cell>
              <table:table-cell office:value-type="float" office:value="0.986467374137736">
                <text:p>0.98646737413773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848441774601425">
                <text:p>0.848441774601425</text:p>
              </table:table-cell>
              <table:table-cell office:value-type="float" office:value="0.895685505013401">
                <text:p>0.895685505013401</text:p>
              </table:table-cell>
              <table:table-cell office:value-type="float" office:value="0.986378709413439">
                <text:p>0.98637870941343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84110101444718">
                <text:p>0.84110101444718</text:p>
              </table:table-cell>
              <table:table-cell office:value-type="float" office:value="0.895043457706807">
                <text:p>0.895043457706807</text:p>
              </table:table-cell>
              <table:table-cell office:value-type="float" office:value="0.986290047285245">
                <text:p>0.98629004728524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833760254292936">
                <text:p>0.833760254292936</text:p>
              </table:table-cell>
              <table:table-cell office:value-type="float" office:value="0.894401851854525">
                <text:p>0.894401851854525</text:p>
              </table:table-cell>
              <table:table-cell office:value-type="float" office:value="0.986201382560948">
                <text:p>0.986201382560948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815387581484664">
                <text:p>0.815387581484664</text:p>
              </table:table-cell>
              <table:table-cell office:value-type="float" office:value="0.893773767182187">
                <text:p>0.893773767182187</text:p>
              </table:table-cell>
              <table:table-cell office:value-type="float" office:value="0.986114524724716">
                <text:p>0.98611452472471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797014908676392">
                <text:p>0.797014908676392</text:p>
              </table:table-cell>
              <table:table-cell office:value-type="float" office:value="0.89314612357597">
                <text:p>0.89314612357597</text:p>
              </table:table-cell>
              <table:table-cell office:value-type="float" office:value="0.986027666888484">
                <text:p>0.98602766688848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77864223586812">
                <text:p>0.77864223586812</text:p>
              </table:table-cell>
              <table:table-cell office:value-type="float" office:value="0.892518920726139">
                <text:p>0.892518920726139</text:p>
              </table:table-cell>
              <table:table-cell office:value-type="float" office:value="0.985940809052253">
                <text:p>0.98594080905225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760269563059848">
                <text:p>0.760269563059848</text:p>
              </table:table-cell>
              <table:table-cell office:value-type="float" office:value="0.891892158323179">
                <text:p>0.891892158323179</text:p>
              </table:table-cell>
              <table:table-cell office:value-type="float" office:value="0.985853951216021">
                <text:p>0.98585395121602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741896890251576">
                <text:p>0.741896890251576</text:p>
              </table:table-cell>
              <table:table-cell office:value-type="float" office:value="0.89126583605779">
                <text:p>0.89126583605779</text:p>
              </table:table-cell>
              <table:table-cell office:value-type="float" office:value="0.98576709337979">
                <text:p>0.98576709337979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723524217443304">
                <text:p>0.723524217443304</text:p>
              </table:table-cell>
              <table:table-cell office:value-type="float" office:value="0.89063995362089">
                <text:p>0.89063995362089</text:p>
              </table:table-cell>
              <table:table-cell office:value-type="float" office:value="0.985680235543558">
                <text:p>0.98568023554355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705151544635033">
                <text:p>0.705151544635033</text:p>
              </table:table-cell>
              <table:table-cell office:value-type="float" office:value="0.890014510703613">
                <text:p>0.890014510703613</text:p>
              </table:table-cell>
              <table:table-cell office:value-type="float" office:value="0.985593377707326">
                <text:p>0.98559337770732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689778193719621">
                <text:p>0.689778193719621</text:p>
              </table:table-cell>
              <table:table-cell office:value-type="float" office:value="0.890032618947105">
                <text:p>0.890032618947105</text:p>
              </table:table-cell>
              <table:table-cell office:value-type="float" office:value="0.985595893331659">
                <text:p>0.98559589333165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67440484280421">
                <text:p>0.67440484280421</text:p>
              </table:table-cell>
              <table:table-cell office:value-type="float" office:value="0.890050727559027">
                <text:p>0.890050727559027</text:p>
              </table:table-cell>
              <table:table-cell office:value-type="float" office:value="0.985598408955992">
                <text:p>0.98559840895599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659031491888798">
                <text:p>0.659031491888798</text:p>
              </table:table-cell>
              <table:table-cell office:value-type="float" office:value="0.890068836539387">
                <text:p>0.890068836539387</text:p>
              </table:table-cell>
              <table:table-cell office:value-type="float" office:value="0.985600924580325">
                <text:p>0.98560092458032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643658140973387">
                <text:p>0.643658140973387</text:p>
              </table:table-cell>
              <table:table-cell office:value-type="float" office:value="0.890086945888192">
                <text:p>0.890086945888192</text:p>
              </table:table-cell>
              <table:table-cell office:value-type="float" office:value="0.985603440204658">
                <text:p>0.98560344020465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628284790057976">
                <text:p>0.628284790057976</text:p>
              </table:table-cell>
              <table:table-cell office:value-type="float" office:value="0.89010507429472">
                <text:p>0.89010507429472</text:p>
              </table:table-cell>
              <table:table-cell office:value-type="float" office:value="0.985605958425095">
                <text:p>0.98560595842509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612911439142565">
                <text:p>0.612911439142565</text:p>
              </table:table-cell>
              <table:table-cell office:value-type="float" office:value="0.890123184380819">
                <text:p>0.890123184380819</text:p>
              </table:table-cell>
              <table:table-cell office:value-type="float" office:value="0.985608474049428">
                <text:p>0.985608474049428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597538088227153">
                <text:p>0.597538088227153</text:p>
              </table:table-cell>
              <table:table-cell office:value-type="float" office:value="0.890141294835387">
                <text:p>0.890141294835387</text:p>
              </table:table-cell>
              <table:table-cell office:value-type="float" office:value="0.985610989673761">
                <text:p>0.98561098967376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592492741886501">
                <text:p>0.592492741886501</text:p>
              </table:table-cell>
              <table:table-cell office:value-type="float" office:value="0.88893007121768">
                <text:p>0.88893007121768</text:p>
              </table:table-cell>
              <table:table-cell office:value-type="float" office:value="0.98544263235901">
                <text:p>0.9854426323590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587447395545849">
                <text:p>0.587447395545849</text:p>
              </table:table-cell>
              <table:table-cell office:value-type="float" office:value="0.887720495723323">
                <text:p>0.887720495723323</text:p>
              </table:table-cell>
              <table:table-cell office:value-type="float" office:value="0.985274275044259">
                <text:p>0.98527427504425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582402049205196">
                <text:p>0.582402049205196</text:p>
              </table:table-cell>
              <table:table-cell office:value-type="float" office:value="0.886512584723537">
                <text:p>0.886512584723537</text:p>
              </table:table-cell>
              <table:table-cell office:value-type="float" office:value="0.985105920325612">
                <text:p>0.98510592032561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577356702864544">
                <text:p>0.577356702864544</text:p>
              </table:table-cell>
              <table:table-cell office:value-type="float" office:value="0.88530629872575">
                <text:p>0.88530629872575</text:p>
              </table:table-cell>
              <table:table-cell office:value-type="float" office:value="0.984937563010861">
                <text:p>0.9849375630108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952cm" style:legend-expansion="high" chart:style-name="ch2"/>
        <chart:plot-area chart:style-name="ch3" table:cell-range-address="Papergraphs.G2:Papergraphs.I247 Papergraphs.H1:Papergraphs.I1" chart:data-source-has-labels="both" svg:x="0.32cm" svg:y="0.18cm" svg:width="12.693cm" svg:height="8.64cm">
          <chartooo:coordinate-region svg:x="1.047cm" svg:y="0.379cm" svg:width="11.419cm" svg:height="7.794cm"/>
          <chart:axis chart:dimension="x" chart:name="primary-x" chart:style-name="ch4" chartooo:axis-type="auto">
            <chartooo:date-scale/>
            <chart:categories table:cell-range-address="Papergraphs.G2:Papergraphs.G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pergraphs.H2:Papergraphs.H247" chart:label-cell-address="Papergraphs.H1:Papergraphs.H1" chart:class="chart:line">
            <chart:data-point chart:repeated="246"/>
          </chart:series>
          <chart:series chart:style-name="ch8" chart:values-cell-range-address="Papergraphs.I2:Papergraphs.I247" chart:label-cell-address="Papergraphs.I1:Papergraphs.I1" chart:class="chart:line">
            <chart:data-point chart:repeated="2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γ</text:p>
                <draw:g>
                  <svg:desc>Papergraphs.H1:Papergraphs.H1</svg:desc>
                </draw:g>
              </table:table-cell>
              <table:table-cell office:value-type="string">
                <text:p>γ (linear)</text:p>
                <draw:g>
                  <svg:desc>Papergraphs.I1:Papergraphs.I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Papergraphs.G2:Papergraphs.G247</svg:desc>
                </draw:g>
              </table:table-cell>
              <table:table-cell office:value-type="float" office:value="0.369042580780714">
                <text:p>0.369042580780714</text:p>
                <draw:g>
                  <svg:desc>Papergraphs.H2:Papergraphs.H247</svg:desc>
                </draw:g>
              </table:table-cell>
              <table:table-cell office:value-type="float" office:value="4.47780647717428">
                <text:p>4.47780647717428</text:p>
                <draw:g>
                  <svg:desc>Papergraphs.I2:Papergraphs.I247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369042580780714">
                <text:p>0.369042580780714</text:p>
              </table:table-cell>
              <table:table-cell office:value-type="float" office:value="4.47780647717428">
                <text:p>4.4778064771742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369042580780714">
                <text:p>0.369042580780714</text:p>
              </table:table-cell>
              <table:table-cell office:value-type="float" office:value="4.47780647717428">
                <text:p>4.47780647717428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.369042580780714">
                <text:p>0.369042580780714</text:p>
              </table:table-cell>
              <table:table-cell office:value-type="float" office:value="4.47780647717428">
                <text:p>4.47780647717428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369042580780714">
                <text:p>0.369042580780714</text:p>
              </table:table-cell>
              <table:table-cell office:value-type="float" office:value="4.47780647717428">
                <text:p>4.47780647717428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369042580780714">
                <text:p>0.369042580780714</text:p>
              </table:table-cell>
              <table:table-cell office:value-type="float" office:value="4.47780647717428">
                <text:p>4.47780647717428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369042580780714">
                <text:p>0.369042580780714</text:p>
              </table:table-cell>
              <table:table-cell office:value-type="float" office:value="4.47780647717428">
                <text:p>4.47780647717428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369042580780714">
                <text:p>0.369042580780714</text:p>
              </table:table-cell>
              <table:table-cell office:value-type="float" office:value="4.47780647717428">
                <text:p>4.47780647717428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369042580780714">
                <text:p>0.369042580780714</text:p>
              </table:table-cell>
              <table:table-cell office:value-type="float" office:value="4.47780647717428">
                <text:p>4.4778064771742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369042580780714">
                <text:p>0.369042580780714</text:p>
              </table:table-cell>
              <table:table-cell office:value-type="float" office:value="4.47780647717428">
                <text:p>4.4778064771742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369042580780714">
                <text:p>0.369042580780714</text:p>
              </table:table-cell>
              <table:table-cell office:value-type="float" office:value="4.47780647717428">
                <text:p>4.47780647717428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52745991225575">
                <text:p>0.352745991225575</text:p>
              </table:table-cell>
              <table:table-cell office:value-type="float" office:value="4.3086081146135">
                <text:p>4.308608114613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36674567036219">
                <text:p>0.336674567036219</text:p>
              </table:table-cell>
              <table:table-cell office:value-type="float" office:value="4.13971945580973">
                <text:p>4.13971945580973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320825850541534">
                <text:p>0.320825850541534</text:p>
              </table:table-cell>
              <table:table-cell office:value-type="float" office:value="3.97114052272639">
                <text:p>3.9711405227263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197386694469">
                <text:p>0.305197386694469</text:p>
              </table:table-cell>
              <table:table-cell office:value-type="float" office:value="3.8028713041674">
                <text:p>3.802871304167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289786746042192">
                <text:p>0.289786746042192</text:p>
              </table:table-cell>
              <table:table-cell office:value-type="float" office:value="3.63491179065169">
                <text:p>3.6349117906516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274591541749858">
                <text:p>0.274591541749858</text:p>
              </table:table-cell>
              <table:table-cell office:value-type="float" office:value="3.46726200157015">
                <text:p>3.4672620015701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59609391906586">
                <text:p>0.259609391906586</text:p>
              </table:table-cell>
              <table:table-cell office:value-type="float" office:value="3.29992192701295">
                <text:p>3.2999219270129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23745955074395">
                <text:p>0.23745955074395</text:p>
              </table:table-cell>
              <table:table-cell office:value-type="float" office:value="3.05544737021683">
                <text:p>3.0554473702168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215873407390837">
                <text:p>0.215873407390837</text:p>
              </table:table-cell>
              <table:table-cell office:value-type="float" office:value="2.81180301276227">
                <text:p>2.8118030127622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194839587683198">
                <text:p>0.194839587683198</text:p>
              </table:table-cell>
              <table:table-cell office:value-type="float" office:value="2.56898883927718">
                <text:p>2.5689888392771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74346942270974">
                <text:p>0.174346942270974</text:p>
              </table:table-cell>
              <table:table-cell office:value-type="float" office:value="2.32700486388366">
                <text:p>2.3270048638836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154384511774934">
                <text:p>0.154384511774934</text:p>
              </table:table-cell>
              <table:table-cell office:value-type="float" office:value="2.08585107920818">
                <text:p>2.0858510792081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13494153814483">
                <text:p>0.13494153814483</text:p>
              </table:table-cell>
              <table:table-cell office:value-type="float" office:value="1.84552748037714">
                <text:p>1.845527480377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16007468429423">
                <text:p>0.116007468429423</text:p>
              </table:table-cell>
              <table:table-cell office:value-type="float" office:value="1.6060340777627">
                <text:p>1.606034077762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114064322346737">
                <text:p>0.114064322346737</text:p>
              </table:table-cell>
              <table:table-cell office:value-type="float" office:value="1.57833491510997">
                <text:p>1.5783349151099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112118892164608">
                <text:p>0.112118892164608</text:p>
              </table:table-cell>
              <table:table-cell office:value-type="float" office:value="1.55063170424793">
                <text:p>1.5506317042479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110171171139098">
                <text:p>0.110171171139098</text:p>
              </table:table-cell>
              <table:table-cell office:value-type="float" office:value="1.52292443690014">
                <text:p>1.522924436900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08221161941138">
                <text:p>0.108221161941138</text:p>
              </table:table-cell>
              <table:table-cell office:value-type="float" office:value="1.49521312119587">
                <text:p>1.495213121195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06268857987287">
                <text:p>0.106268857987287</text:p>
              </table:table-cell>
              <table:table-cell office:value-type="float" office:value="1.46749774915301">
                <text:p>1.4674977491530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104314261781612">
                <text:p>0.104314261781612</text:p>
              </table:table-cell>
              <table:table-cell office:value-type="float" office:value="1.43977832860652">
                <text:p>1.4397783286065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02357366901549">
                <text:p>0.102357366901549</text:p>
              </table:table-cell>
              <table:table-cell office:value-type="float" office:value="1.41205485186859">
                <text:p>1.412054851868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0726921069548">
                <text:p>0.10726921069548</text:p>
              </table:table-cell>
              <table:table-cell office:value-type="float" office:value="1.47910229184663">
                <text:p>1.4791022918466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12186442183343">
                <text:p>0.112186442183343</text:p>
              </table:table-cell>
              <table:table-cell office:value-type="float" office:value="1.54615902954583">
                <text:p>1.5461590295458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171090658144">
                <text:p>0.1171090658144</text:p>
              </table:table-cell>
              <table:table-cell office:value-type="float" office:value="1.61322506496619">
                <text:p>1.613225064966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122037086041186">
                <text:p>0.122037086041186</text:p>
              </table:table-cell>
              <table:table-cell office:value-type="float" office:value="1.6803003981077">
                <text:p>1.680300398107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26970507319506">
                <text:p>0.126970507319506</text:p>
              </table:table-cell>
              <table:table-cell office:value-type="float" office:value="1.74738502897037">
                <text:p>1.7473850289703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31909334108437">
                <text:p>0.131909334108437</text:p>
              </table:table-cell>
              <table:table-cell office:value-type="float" office:value="1.81447895755419">
                <text:p>1.8144789575541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36853570870334">
                <text:p>0.136853570870334</text:p>
              </table:table-cell>
              <table:table-cell office:value-type="float" office:value="1.88158218385917">
                <text:p>1.8815821838591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136447769913483">
                <text:p>0.136447769913483</text:p>
              </table:table-cell>
              <table:table-cell office:value-type="float" office:value="1.87553662222178">
                <text:p>1.8755366222217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13604172706899">
                <text:p>0.13604172706899</text:p>
              </table:table-cell>
              <table:table-cell office:value-type="float" office:value="1.86949062302686">
                <text:p>1.8694906230268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35635442232093">
                <text:p>0.135635442232093</text:p>
              </table:table-cell>
              <table:table-cell office:value-type="float" office:value="1.86344418627441">
                <text:p>1.86344418627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35228915297988">
                <text:p>0.135228915297988</text:p>
              </table:table-cell>
              <table:table-cell office:value-type="float" office:value="1.85739731196441">
                <text:p>1.8573973119644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134822146161833">
                <text:p>0.134822146161833</text:p>
              </table:table-cell>
              <table:table-cell office:value-type="float" office:value="1.85135000009688">
                <text:p>1.8513500000968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134415134718744">
                <text:p>0.134415134718744</text:p>
              </table:table-cell>
              <table:table-cell office:value-type="float" office:value="1.84530225067182">
                <text:p>1.8453022506718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1340078808638">
                <text:p>0.1340078808638</text:p>
              </table:table-cell>
              <table:table-cell office:value-type="float" office:value="1.83925406368922">
                <text:p>1.8392540636892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136966224289082">
                <text:p>0.136966224289082</text:p>
              </table:table-cell>
              <table:table-cell office:value-type="float" office:value="1.87941142741328">
                <text:p>1.8794114274132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139926166314264">
                <text:p>0.139926166314264</text:p>
              </table:table-cell>
              <table:table-cell office:value-type="float" office:value="1.91957153387078">
                <text:p>1.9195715338707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142887701773701">
                <text:p>0.142887701773701</text:p>
              </table:table-cell>
              <table:table-cell office:value-type="float" office:value="1.95973437302493">
                <text:p>1.9597343730249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145850837254004">
                <text:p>0.145850837254004</text:p>
              </table:table-cell>
              <table:table-cell office:value-type="float" office:value="1.99989995512438">
                <text:p>1.999899955124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48815567341268">
                <text:p>0.148815567341268</text:p>
              </table:table-cell>
              <table:table-cell office:value-type="float" office:value="2.04006826970861">
                <text:p>2.040068269708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51781898871436">
                <text:p>0.151781898871436</text:p>
              </table:table-cell>
              <table:table-cell office:value-type="float" office:value="2.08023932745001">
                <text:p>2.08023932745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154749826182074">
                <text:p>0.154749826182074</text:p>
              </table:table-cell>
              <table:table-cell office:value-type="float" office:value="2.12041311746433">
                <text:p>2.1204131174643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155529927180973">
                <text:p>0.155529927180973</text:p>
              </table:table-cell>
              <table:table-cell office:value-type="float" office:value="2.13017898150843">
                <text:p>2.1301789815084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156310763676477">
                <text:p>0.156310763676477</text:p>
              </table:table-cell>
              <table:table-cell office:value-type="float" office:value="2.13994604693082">
                <text:p>2.1399460469308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157092336206136">
                <text:p>0.157092336206136</text:p>
              </table:table-cell>
              <table:table-cell office:value-type="float" office:value="2.14971431373148">
                <text:p>2.1497143137314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157874645307852">
                <text:p>0.157874645307852</text:p>
              </table:table-cell>
              <table:table-cell office:value-type="float" office:value="2.15948378191043">
                <text:p>2.1594837819104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15865769151988">
                <text:p>0.15865769151988</text:p>
              </table:table-cell>
              <table:table-cell office:value-type="float" office:value="2.16925445146766">
                <text:p>2.1692544514676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159441475380829">
                <text:p>0.159441475380829</text:p>
              </table:table-cell>
              <table:table-cell office:value-type="float" office:value="2.17902632240317">
                <text:p>2.1790263224031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160225997429657">
                <text:p>0.160225997429657</text:p>
              </table:table-cell>
              <table:table-cell office:value-type="float" office:value="2.18879939471696">
                <text:p>2.188799394716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163864510828152">
                <text:p>0.163864510828152</text:p>
              </table:table-cell>
              <table:table-cell office:value-type="float" office:value="2.2375556931252">
                <text:p>2.237555693125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16750651450892">
                <text:p>0.16750651450892</text:p>
              </table:table-cell>
              <table:table-cell office:value-type="float" office:value="2.28631791821317">
                <text:p>2.2863179182131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171152011000996">
                <text:p>0.171152011000996</text:p>
              </table:table-cell>
              <table:table-cell office:value-type="float" office:value="2.33508606998089">
                <text:p>2.33508606998089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174801002835041">
                <text:p>0.174801002835041</text:p>
              </table:table-cell>
              <table:table-cell office:value-type="float" office:value="2.38386014842833">
                <text:p>2.3838601484283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178453492543355">
                <text:p>0.178453492543355</text:p>
              </table:table-cell>
              <table:table-cell office:value-type="float" office:value="2.43264015355551">
                <text:p>2.4326401535555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182109482659867">
                <text:p>0.182109482659867</text:p>
              </table:table-cell>
              <table:table-cell office:value-type="float" office:value="2.48142608536243">
                <text:p>2.481426085362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185768975720143">
                <text:p>0.185768975720143</text:p>
              </table:table-cell>
              <table:table-cell office:value-type="float" office:value="2.53021794384909">
                <text:p>2.5302179438490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18726986818341">
                <text:p>0.18726986818341</text:p>
              </table:table-cell>
              <table:table-cell office:value-type="float" office:value="2.54954235977512">
                <text:p>2.5495423597751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188772219632867">
                <text:p>0.188772219632867</text:p>
              </table:table-cell>
              <table:table-cell office:value-type="float" office:value="2.56886919164941">
                <text:p>2.5688691916494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190276035149727">
                <text:p>0.190276035149727</text:p>
              </table:table-cell>
              <table:table-cell office:value-type="float" office:value="2.58819844630144">
                <text:p>2.5881984463014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191781307862021">
                <text:p>0.191781307862021</text:p>
              </table:table-cell>
              <table:table-cell office:value-type="float" office:value="2.60753011012285">
                <text:p>2.6075301101228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193288042820831">
                <text:p>0.193288042820831</text:p>
              </table:table-cell>
              <table:table-cell office:value-type="float" office:value="2.62686418989253">
                <text:p>2.626864189892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194796241114367">
                <text:p>0.194796241114367</text:p>
              </table:table-cell>
              <table:table-cell office:value-type="float" office:value="2.64620068561048">
                <text:p>2.646200685610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196305907953341">
                <text:p>0.196305907953341</text:p>
              </table:table-cell>
              <table:table-cell office:value-type="float" office:value="2.66553960430846">
                <text:p>2.665539604308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20065385234702">
                <text:p>0.20065385234702</text:p>
              </table:table-cell>
              <table:table-cell office:value-type="float" office:value="2.72340960013596">
                <text:p>2.7234096001359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205006021277402">
                <text:p>0.205006021277402</text:p>
              </table:table-cell>
              <table:table-cell office:value-type="float" office:value="2.78128671713838">
                <text:p>2.78128671713838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209362413717996">
                <text:p>0.209362413717996</text:p>
              </table:table-cell>
              <table:table-cell office:value-type="float" office:value="2.83917094828394">
                <text:p>2.8391709482839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21372302827863">
                <text:p>0.21372302827863</text:p>
              </table:table-cell>
              <table:table-cell office:value-type="float" office:value="2.89706228593202">
                <text:p>2.8970622859320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218087876941944">
                <text:p>0.218087876941944</text:p>
              </table:table-cell>
              <table:table-cell office:value-type="float" office:value="2.95496074521167">
                <text:p>2.9549607452116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222456958413372">
                <text:p>0.222456958413372</text:p>
              </table:table-cell>
              <table:table-cell office:value-type="float" office:value="3.01286631863448">
                <text:p>3.01286631863448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226830275796292">
                <text:p>0.226830275796292</text:p>
              </table:table-cell>
              <table:table-cell office:value-type="float" office:value="3.07077900620044">
                <text:p>3.0707790062004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22930262440584">
                <text:p>0.22930262440584</text:p>
              </table:table-cell>
              <table:table-cell office:value-type="float" office:value="3.10356265621042">
                <text:p>3.1035626562104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231776214169427">
                <text:p>0.231776214169427</text:p>
              </table:table-cell>
              <table:table-cell office:value-type="float" office:value="3.13634839090512">
                <text:p>3.1363483909051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234251035873203">
                <text:p>0.234251035873203</text:p>
              </table:table-cell>
              <table:table-cell office:value-type="float" office:value="3.16913619383137">
                <text:p>3.1691361938313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23672709976967">
                <text:p>0.23672709976967</text:p>
              </table:table-cell>
              <table:table-cell office:value-type="float" office:value="3.20192608161471">
                <text:p>3.2019260816147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239204401459943">
                <text:p>0.239204401459943</text:p>
              </table:table-cell>
              <table:table-cell office:value-type="float" office:value="3.23471804598547">
                <text:p>3.2347180459854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241682936337284">
                <text:p>0.241682936337284</text:p>
              </table:table-cell>
              <table:table-cell office:value-type="float" office:value="3.26751207832922">
                <text:p>3.2675120783292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244162714966681">
                <text:p>0.244162714966681</text:p>
              </table:table-cell>
              <table:table-cell office:value-type="float" office:value="3.30030819578862">
                <text:p>3.3003081957886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248426479790519">
                <text:p>0.248426479790519</text:p>
              </table:table-cell>
              <table:table-cell office:value-type="float" office:value="3.35721813654783">
                <text:p>3.35721813654783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252692334384614">
                <text:p>0.252692334384614</text:p>
              </table:table-cell>
              <table:table-cell office:value-type="float" office:value="3.41413159754073">
                <text:p>3.4141315975407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256960268995061">
                <text:p>0.256960268995061</text:p>
              </table:table-cell>
              <table:table-cell office:value-type="float" office:value="3.47104856091681">
                <text:p>3.4710485609168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261230295091114">
                <text:p>0.261230295091114</text:p>
              </table:table-cell>
              <table:table-cell office:value-type="float" office:value="3.52796904482609">
                <text:p>3.52796904482609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265502402560921">
                <text:p>0.265502402560921</text:p>
              </table:table-cell>
              <table:table-cell office:value-type="float" office:value="3.58489303081904">
                <text:p>3.58489303081904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269776603232866">
                <text:p>0.269776603232866</text:p>
              </table:table-cell>
              <table:table-cell office:value-type="float" office:value="3.64182053764471">
                <text:p>3.6418205376447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274052886636798">
                <text:p>0.274052886636798</text:p>
              </table:table-cell>
              <table:table-cell office:value-type="float" office:value="3.69875154625452">
                <text:p>3.6987515462545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277069506616575">
                <text:p>0.277069506616575</text:p>
              </table:table-cell>
              <table:table-cell office:value-type="float" office:value="3.73731761742436">
                <text:p>3.7373176174243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280089967289594">
                <text:p>0.280089967289594</text:p>
              </table:table-cell>
              <table:table-cell office:value-type="float" office:value="3.77588998885585">
                <text:p>3.7758899888558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283114278162772">
                <text:p>0.283114278162772</text:p>
              </table:table-cell>
              <table:table-cell office:value-type="float" office:value="3.81446867029792">
                <text:p>3.8144686702979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28614244900014">
                <text:p>0.28614244900014</text:p>
              </table:table-cell>
              <table:table-cell office:value-type="float" office:value="3.85305367190284">
                <text:p>3.8530536719028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289174471608523">
                <text:p>0.289174471608523</text:p>
              </table:table-cell>
              <table:table-cell office:value-type="float" office:value="3.8916449734669">
                <text:p>3.8916449734669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292210361830373">
                <text:p>0.292210361830373</text:p>
              </table:table-cell>
              <table:table-cell office:value-type="float" office:value="3.93024259539549">
                <text:p>3.93024259539549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295250111224423">
                <text:p>0.295250111224423</text:p>
              </table:table-cell>
              <table:table-cell office:value-type="float" office:value="3.96884651708154">
                <text:p>3.9688465170815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300586698141501">
                <text:p>0.300586698141501</text:p>
              </table:table-cell>
              <table:table-cell office:value-type="float" office:value="4.03829248752492">
                <text:p>4.0382924875249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305930088695252">
                <text:p>0.305930088695252</text:p>
              </table:table-cell>
              <table:table-cell office:value-type="float" office:value="4.10774971162835">
                <text:p>4.1077497116283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31128027672253">
                <text:p>0.31128027672253</text:p>
              </table:table-cell>
              <table:table-cell office:value-type="float" office:value="4.17721816793606">
                <text:p>4.1772181679360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6637281760224">
                <text:p>0.316637281760224</text:p>
              </table:table-cell>
              <table:table-cell office:value-type="float" office:value="4.24669787826797">
                <text:p>4.24669787826797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322001103968138">
                <text:p>0.322001103968138</text:p>
              </table:table-cell>
              <table:table-cell office:value-type="float" office:value="4.31618883180516">
                <text:p>4.31618883180516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327371743061542">
                <text:p>0.327371743061542</text:p>
              </table:table-cell>
              <table:table-cell office:value-type="float" office:value="4.38569101700042">
                <text:p>4.3856910170004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332749219269657">
                <text:p>0.332749219269657</text:p>
              </table:table-cell>
              <table:table-cell office:value-type="float" office:value="4.45520445676609">
                <text:p>4.4552044567660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335613006102503">
                <text:p>0.335613006102503</text:p>
              </table:table-cell>
              <table:table-cell office:value-type="float" office:value="4.49212855263093">
                <text:p>4.49212855263093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338478825821807">
                <text:p>0.338478825821807</text:p>
              </table:table-cell>
              <table:table-cell office:value-type="float" office:value="4.52905598661668">
                <text:p>4.5290559866166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341346665363846">
                <text:p>0.341346665363846</text:p>
              </table:table-cell>
              <table:table-cell office:value-type="float" office:value="4.56598673497477">
                <text:p>4.5659867349747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34421654009326">
                <text:p>0.34421654009326</text:p>
              </table:table-cell>
              <table:table-cell office:value-type="float" office:value="4.60292082164713">
                <text:p>4.6029208216471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347088436706513">
                <text:p>0.347088436706513</text:p>
              </table:table-cell>
              <table:table-cell office:value-type="float" office:value="4.63985822249846">
                <text:p>4.63985822249846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349962370810324">
                <text:p>0.349962370810324</text:p>
              </table:table-cell>
              <table:table-cell office:value-type="float" office:value="4.67679896185741">
                <text:p>4.6767989618574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352838328861001">
                <text:p>0.352838328861001</text:p>
              </table:table-cell>
              <table:table-cell office:value-type="float" office:value="4.713743015202">
                <text:p>4.71374301520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351708529763863">
                <text:p>0.351708529763863</text:p>
              </table:table-cell>
              <table:table-cell office:value-type="float" office:value="4.69708390597096">
                <text:p>4.697083905970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350577825703408">
                <text:p>0.350577825703408</text:p>
              </table:table-cell>
              <table:table-cell office:value-type="float" office:value="4.68042319641768">
                <text:p>4.6804231964176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349446201402656">
                <text:p>0.349446201402656</text:p>
              </table:table-cell>
              <table:table-cell office:value-type="float" office:value="4.66376086186347">
                <text:p>4.6637608618634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348313671028227">
                <text:p>0.348313671028227</text:p>
              </table:table-cell>
              <table:table-cell office:value-type="float" office:value="4.64709692689815">
                <text:p>4.6470969268981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347180219397638">
                <text:p>0.347180219397638</text:p>
              </table:table-cell>
              <table:table-cell office:value-type="float" office:value="4.63043136702076">
                <text:p>4.6304313670207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346045853316024">
                <text:p>0.346045853316024</text:p>
              </table:table-cell>
              <table:table-cell office:value-type="float" office:value="4.61376419450401">
                <text:p>4.6137641945040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344910579493015">
                <text:p>0.344910579493015</text:p>
              </table:table-cell>
              <table:table-cell office:value-type="float" office:value="4.59709542144285">
                <text:p>4.5970954214428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34387739378103">
                <text:p>0.34387739378103</text:p>
              </table:table-cell>
              <table:table-cell office:value-type="float" office:value="4.58059697245913">
                <text:p>4.58059697245913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342842648519138">
                <text:p>0.342842648519138</text:p>
              </table:table-cell>
              <table:table-cell office:value-type="float" office:value="4.56409565475267">
                <text:p>4.5640956547526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341806327633966">
                <text:p>0.341806327633966</text:p>
              </table:table-cell>
              <table:table-cell office:value-type="float" office:value="4.54759144426688">
                <text:p>4.54759144426688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340768443844809">
                <text:p>0.340768443844809</text:p>
              </table:table-cell>
              <table:table-cell office:value-type="float" office:value="4.53108436496949">
                <text:p>4.53108436496949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339728981162276">
                <text:p>0.339728981162276</text:p>
              </table:table-cell>
              <table:table-cell office:value-type="float" office:value="4.51457439298163">
                <text:p>4.514574392981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338687945104107">
                <text:p>0.338687945104107</text:p>
              </table:table-cell>
              <table:table-cell office:value-type="float" office:value="4.49806154026495">
                <text:p>4.4980615402649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33764534109914">
                <text:p>0.33764534109914</text:p>
              </table:table-cell>
              <table:table-cell office:value-type="float" office:value="4.48154581860336">
                <text:p>4.4815458186033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338297011829373">
                <text:p>0.338297011829373</text:p>
              </table:table-cell>
              <table:table-cell office:value-type="float" office:value="4.48929266504628">
                <text:p>4.48929266504628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338948964325827">
                <text:p>0.338948964325827</text:p>
              </table:table-cell>
              <table:table-cell office:value-type="float" office:value="4.4970399500264">
                <text:p>4.497039950026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339601191553104">
                <text:p>0.339601191553104</text:p>
              </table:table-cell>
              <table:table-cell office:value-type="float" office:value="4.5047876616997">
                <text:p>4.504787661699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340253707853649">
                <text:p>0.340253707853649</text:p>
              </table:table-cell>
              <table:table-cell office:value-type="float" office:value="4.51253582373417">
                <text:p>4.5125358237341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340906506205815">
                <text:p>0.340906506205815</text:p>
              </table:table-cell>
              <table:table-cell office:value-type="float" office:value="4.52028442430582">
                <text:p>4.5202844243058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341559586704797">
                <text:p>0.341559586704797</text:p>
              </table:table-cell>
              <table:table-cell office:value-type="float" office:value="4.52803346341467">
                <text:p>4.5280334634146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342212949445816">
                <text:p>0.342212949445816</text:p>
              </table:table-cell>
              <table:table-cell office:value-type="float" office:value="4.53578294106071">
                <text:p>4.535782941060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341377775783073">
                <text:p>0.341377775783073</text:p>
              </table:table-cell>
              <table:table-cell office:value-type="float" office:value="4.52380361859404">
                <text:p>4.5238036185940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340542200061655">
                <text:p>0.340542200061655</text:p>
              </table:table-cell>
              <table:table-cell office:value-type="float" office:value="4.51182359913889">
                <text:p>4.5118235991388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339706222140847">
                <text:p>0.339706222140847</text:p>
              </table:table-cell>
              <table:table-cell office:value-type="float" office:value="4.49984288269525">
                <text:p>4.4998428826952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338869841879892">
                <text:p>0.338869841879892</text:p>
              </table:table-cell>
              <table:table-cell office:value-type="float" office:value="4.48786146926312">
                <text:p>4.4878614692631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338033059137987">
                <text:p>0.338033059137987</text:p>
              </table:table-cell>
              <table:table-cell office:value-type="float" office:value="4.4758793588425">
                <text:p>4.475879358842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337195873774288">
                <text:p>0.337195873774288</text:p>
              </table:table-cell>
              <table:table-cell office:value-type="float" office:value="4.4638965514334">
                <text:p>4.463896551433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336358285647906">
                <text:p>0.336358285647906</text:p>
              </table:table-cell>
              <table:table-cell office:value-type="float" office:value="4.45191304703581">
                <text:p>4.4519130470358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335520294617908">
                <text:p>0.335520294617908</text:p>
              </table:table-cell>
              <table:table-cell office:value-type="float" office:value="4.43992884564973">
                <text:p>4.4399288456497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334681893516104">
                <text:p>0.334681893516104</text:p>
              </table:table-cell>
              <table:table-cell office:value-type="float" office:value="4.42794393563756">
                <text:p>4.42794393563756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333843096273517">
                <text:p>0.333843096273517</text:p>
              </table:table-cell>
              <table:table-cell office:value-type="float" office:value="4.41595834030633">
                <text:p>4.4159583403063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333003895704266">
                <text:p>0.333003895704266</text:p>
              </table:table-cell>
              <table:table-cell office:value-type="float" office:value="4.40397204798663">
                <text:p>4.4039720479866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332164291667244">
                <text:p>0.332164291667244</text:p>
              </table:table-cell>
              <table:table-cell office:value-type="float" office:value="4.39198505867843">
                <text:p>4.391985058678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331324284021302">
                <text:p>0.331324284021302</text:p>
              </table:table-cell>
              <table:table-cell office:value-type="float" office:value="4.37999737238175">
                <text:p>4.3799973723817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330483872625246">
                <text:p>0.330483872625246</text:p>
              </table:table-cell>
              <table:table-cell office:value-type="float" office:value="4.36800898909658">
                <text:p>4.3680089890965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330110427108618">
                <text:p>0.330110427108618</text:p>
              </table:table-cell>
              <table:table-cell office:value-type="float" office:value="4.36248220794994">
                <text:p>4.3624822079499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329736858018487">
                <text:p>0.329736858018487</text:p>
              </table:table-cell>
              <table:table-cell office:value-type="float" office:value="4.35695520933457">
                <text:p>4.356955209334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329363165325539">
                <text:p>0.329363165325539</text:p>
              </table:table-cell>
              <table:table-cell office:value-type="float" office:value="4.35142799325048">
                <text:p>4.35142799325048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328989349000453">
                <text:p>0.328989349000453</text:p>
              </table:table-cell>
              <table:table-cell office:value-type="float" office:value="4.34590055969767">
                <text:p>4.34590055969767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328615409013901">
                <text:p>0.328615409013901</text:p>
              </table:table-cell>
              <table:table-cell office:value-type="float" office:value="4.34037290867613">
                <text:p>4.3403729086761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328241352228535">
                <text:p>0.328241352228535</text:p>
              </table:table-cell>
              <table:table-cell office:value-type="float" office:value="4.33484505157583">
                <text:p>4.3348450515758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327867164823189">
                <text:p>0.327867164823189</text:p>
              </table:table-cell>
              <table:table-cell office:value-type="float" office:value="4.3293169656021">
                <text:p>4.329316965602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328280214271301">
                <text:p>0.328280214271301</text:p>
              </table:table-cell>
              <table:table-cell office:value-type="float" office:value="4.33418394501822">
                <text:p>4.3341839450182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328693383773008">
                <text:p>0.328693383773008</text:p>
              </table:table-cell>
              <table:table-cell office:value-type="float" office:value="4.33905110977649">
                <text:p>4.33905110977649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329106673355587">
                <text:p>0.329106673355587</text:p>
              </table:table-cell>
              <table:table-cell office:value-type="float" office:value="4.34391845987692">
                <text:p>4.3439184598769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329520083046317">
                <text:p>0.329520083046317</text:p>
              </table:table-cell>
              <table:table-cell office:value-type="float" office:value="4.34878599531952">
                <text:p>4.3487859953195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329933612872486">
                <text:p>0.329933612872486</text:p>
              </table:table-cell>
              <table:table-cell office:value-type="float" office:value="4.35365371610426">
                <text:p>4.3536537161042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330347262861385">
                <text:p>0.330347262861385</text:p>
              </table:table-cell>
              <table:table-cell office:value-type="float" office:value="4.35852162223117">
                <text:p>4.35852162223117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330761033040313">
                <text:p>0.330761033040313</text:p>
              </table:table-cell>
              <table:table-cell office:value-type="float" office:value="4.36338971370024">
                <text:p>4.3633897137002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331174923436572">
                <text:p>0.331174923436572</text:p>
              </table:table-cell>
              <table:table-cell office:value-type="float" office:value="4.36825799051147">
                <text:p>4.3682579905114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33158893407747">
                <text:p>0.33158893407747</text:p>
              </table:table-cell>
              <table:table-cell office:value-type="float" office:value="4.37312645266486">
                <text:p>4.3731264526648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332003064990323">
                <text:p>0.332003064990323</text:p>
              </table:table-cell>
              <table:table-cell office:value-type="float" office:value="4.3779951001604">
                <text:p>4.377995100160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33241731620245">
                <text:p>0.33241731620245</text:p>
              </table:table-cell>
              <table:table-cell office:value-type="float" office:value="4.38286393299811">
                <text:p>4.3828639329981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332831687741178">
                <text:p>0.332831687741178</text:p>
              </table:table-cell>
              <table:table-cell office:value-type="float" office:value="4.38773295117798">
                <text:p>4.38773295117798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333246186630906">
                <text:p>0.333246186630906</text:p>
              </table:table-cell>
              <table:table-cell office:value-type="float" office:value="4.39260216623859">
                <text:p>4.3926021662385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333660798913537">
                <text:p>0.333660798913537</text:p>
              </table:table-cell>
              <table:table-cell office:value-type="float" office:value="4.39747155511534">
                <text:p>4.3974715551153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335572301327951">
                <text:p>0.335572301327951</text:p>
              </table:table-cell>
              <table:table-cell office:value-type="float" office:value="4.42340928889388">
                <text:p>4.42340928889388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337483055282976">
                <text:p>0.337483055282976</text:p>
              </table:table-cell>
              <table:table-cell office:value-type="float" office:value="4.44934576785163">
                <text:p>4.4493457678516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339393060995968">
                <text:p>0.339393060995968</text:p>
              </table:table-cell>
              <table:table-cell office:value-type="float" office:value="4.47528099198858">
                <text:p>4.4752809919885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341302325850451">
                <text:p>0.341302325850451</text:p>
              </table:table-cell>
              <table:table-cell office:value-type="float" office:value="4.50121497312953">
                <text:p>4.5012149731295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343210835771294">
                <text:p>0.343210835771294</text:p>
              </table:table-cell>
              <table:table-cell office:value-type="float" office:value="4.5271476876933">
                <text:p>4.527147687693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345118598101822">
                <text:p>0.345118598101822</text:p>
              </table:table-cell>
              <table:table-cell office:value-type="float" office:value="4.55307914743627">
                <text:p>4.5530791474362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347025620345558">
                <text:p>0.347025620345558</text:p>
              </table:table-cell>
              <table:table-cell office:value-type="float" office:value="4.57900936438848">
                <text:p>4.5790093643884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347328382540698">
                <text:p>0.347328382540698</text:p>
              </table:table-cell>
              <table:table-cell office:value-type="float" office:value="4.58377646367154">
                <text:p>4.5837764636715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347631015281735">
                <text:p>0.347631015281735</text:p>
              </table:table-cell>
              <table:table-cell office:value-type="float" office:value="4.58854332791365">
                <text:p>4.5885433279136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347933518607295">
                <text:p>0.347933518607295</text:p>
              </table:table-cell>
              <table:table-cell office:value-type="float" office:value="4.59330995711481">
                <text:p>4.5933099571148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3482358998678">
                <text:p>0.3482358998678</text:p>
              </table:table-cell>
              <table:table-cell office:value-type="float" office:value="4.59807636335631">
                <text:p>4.5980763633563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348538144484594">
                <text:p>0.348538144484594</text:p>
              </table:table-cell>
              <table:table-cell office:value-type="float" office:value="4.60284252248838">
                <text:p>4.6028425224883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348840259801727">
                <text:p>0.348840259801727</text:p>
              </table:table-cell>
              <table:table-cell office:value-type="float" office:value="4.6076084465795">
                <text:p>4.607608446579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349142245857787">
                <text:p>0.349142245857787</text:p>
              </table:table-cell>
              <table:table-cell office:value-type="float" office:value="4.61237413562967">
                <text:p>4.612374135629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349444110028523">
                <text:p>0.349444110028523</text:p>
              </table:table-cell>
              <table:table-cell office:value-type="float" office:value="4.61713960177144">
                <text:p>4.6171396017714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349745837684491">
                <text:p>0.349745837684491</text:p>
              </table:table-cell>
              <table:table-cell office:value-type="float" office:value="4.62190482075252">
                <text:p>4.62190482075252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35004743619508">
                <text:p>0.35004743619508</text:p>
              </table:table-cell>
              <table:table-cell office:value-type="float" office:value="4.62666980469265">
                <text:p>4.6266698046926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35034891295501">
                <text:p>0.35034891295501</text:p>
              </table:table-cell>
              <table:table-cell office:value-type="float" office:value="4.63143456576283">
                <text:p>4.6314345657628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350650253296799">
                <text:p>0.350650253296799</text:p>
              </table:table-cell>
              <table:table-cell office:value-type="float" office:value="4.63619907963387">
                <text:p>4.6361990796338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350951464608817">
                <text:p>0.350951464608817</text:p>
              </table:table-cell>
              <table:table-cell office:value-type="float" office:value="4.64096335846396">
                <text:p>4.64096335846396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351252546929579">
                <text:p>0.351252546929579</text:p>
              </table:table-cell>
              <table:table-cell office:value-type="float" office:value="4.6457274022531">
                <text:p>4.645727402253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351625703995122">
                <text:p>0.351625703995122</text:p>
              </table:table-cell>
              <table:table-cell office:value-type="float" office:value="4.65300717330013">
                <text:p>4.6530071733001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351998314762151">
                <text:p>0.351998314762151</text:p>
              </table:table-cell>
              <table:table-cell office:value-type="float" office:value="4.66028584615116">
                <text:p>4.6602858461511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352370387134745">
                <text:p>0.352370387134745</text:p>
              </table:table-cell>
              <table:table-cell office:value-type="float" office:value="4.66756343307568">
                <text:p>4.6675634330756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35274190682854">
                <text:p>0.35274190682854</text:p>
              </table:table-cell>
              <table:table-cell office:value-type="float" office:value="4.67483990955473">
                <text:p>4.6748399095547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353112881738999">
                <text:p>0.353112881738999</text:p>
              </table:table-cell>
              <table:table-cell office:value-type="float" office:value="4.68211528783778">
                <text:p>4.6821152878377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353483312370388">
                <text:p>0.353483312370388</text:p>
              </table:table-cell>
              <table:table-cell office:value-type="float" office:value="4.68938956792484">
                <text:p>4.6893895679248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353853199226567">
                <text:p>0.353853199226567</text:p>
              </table:table-cell>
              <table:table-cell office:value-type="float" office:value="4.69666274981591">
                <text:p>4.6966627498159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351400697893573">
                <text:p>0.351400697893573</text:p>
              </table:table-cell>
              <table:table-cell office:value-type="float" office:value="4.66641891239379">
                <text:p>4.66641891239379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348950863995056">
                <text:p>0.348950863995056</text:p>
              </table:table-cell>
              <table:table-cell office:value-type="float" office:value="4.63617932430576">
                <text:p>4.63617932430576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346503680601993">
                <text:p>0.346503680601993</text:p>
              </table:table-cell>
              <table:table-cell office:value-type="float" office:value="4.60594396108871">
                <text:p>4.60594396108871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344059160094406">
                <text:p>0.344059160094406</text:p>
              </table:table-cell>
              <table:table-cell office:value-type="float" office:value="4.57571284704845">
                <text:p>4.5757128470484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34161728575213">
                <text:p>0.34161728575213</text:p>
              </table:table-cell>
              <table:table-cell office:value-type="float" office:value="4.54548595803646">
                <text:p>4.5454859580364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339178069753205">
                <text:p>0.339178069753205</text:p>
              </table:table-cell>
              <table:table-cell office:value-type="float" office:value="4.51526331804394">
                <text:p>4.5152633180439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336741495585873">
                <text:p>0.336741495585873</text:p>
              </table:table-cell>
              <table:table-cell office:value-type="float" office:value="4.48504490323702">
                <text:p>4.4850449032370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335060399302677">
                <text:p>0.335060399302677</text:p>
              </table:table-cell>
              <table:table-cell office:value-type="float" office:value="4.46268715964897">
                <text:p>4.4626871596489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333379324163246">
                <text:p>0.333379324163246</text:p>
              </table:table-cell>
              <table:table-cell office:value-type="float" office:value="4.44032945130591">
                <text:p>4.4403294513059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331698284202257">
                <text:p>0.331698284202257</text:p>
              </table:table-cell>
              <table:table-cell office:value-type="float" office:value="4.41797180162933">
                <text:p>4.4179718016293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330017265454918">
                <text:p>0.330017265454918</text:p>
              </table:table-cell>
              <table:table-cell office:value-type="float" office:value="4.39561418731535">
                <text:p>4.39561418731535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32833628181472">
                <text:p>0.32833628181472</text:p>
              </table:table-cell>
              <table:table-cell office:value-type="float" office:value="4.37325663155024">
                <text:p>4.3732566315502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326655326316738">
                <text:p>0.326655326316738</text:p>
              </table:table-cell>
              <table:table-cell office:value-type="float" office:value="4.35089912271146">
                <text:p>4.35089912271146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32497439213723">
                <text:p>0.32497439213723</text:p>
              </table:table-cell>
              <table:table-cell office:value-type="float" office:value="4.3285416494117">
                <text:p>4.3285416494117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323315602688024">
                <text:p>0.323315602688024</text:p>
              </table:table-cell>
              <table:table-cell office:value-type="float" office:value="4.30647904664034">
                <text:p>4.3064790466403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321656834533959">
                <text:p>0.321656834533959</text:p>
              </table:table-cell>
              <table:table-cell office:value-type="float" office:value="4.28441647936927">
                <text:p>4.2844164793692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319998101216968">
                <text:p>0.319998101216968</text:p>
              </table:table-cell>
              <table:table-cell office:value-type="float" office:value="4.26235397019905">
                <text:p>4.2623539701990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318339395948137">
                <text:p>0.318339395948137</text:p>
              </table:table-cell>
              <table:table-cell office:value-type="float" office:value="4.2402915078004">
                <text:p>4.2402915078004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316680712077859">
                <text:p>0.316680712077859</text:p>
              </table:table-cell>
              <table:table-cell office:value-type="float" office:value="4.21822908107613">
                <text:p>4.21822908107613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315022062939104">
                <text:p>0.315022062939104</text:p>
              </table:table-cell>
              <table:table-cell office:value-type="float" office:value="4.19616671227862">
                <text:p>4.19616671227862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31336344184744">
                <text:p>0.31336344184744</text:p>
              </table:table-cell>
              <table:table-cell office:value-type="float" office:value="4.17410439025268">
                <text:p>4.17410439025268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310541861537236">
                <text:p>0.310541861537236</text:p>
              </table:table-cell>
              <table:table-cell office:value-type="float" office:value="4.13911544576727">
                <text:p>4.1391154457672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307724165462312">
                <text:p>0.307724165462312</text:p>
              </table:table-cell>
              <table:table-cell office:value-type="float" office:value="4.10413272187312">
                <text:p>4.1041327218731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304910355905912">
                <text:p>0.304910355905912</text:p>
              </table:table-cell>
              <table:table-cell office:value-type="float" office:value="4.06915622927812">
                <text:p>4.0691562292781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302100415889858">
                <text:p>0.302100415889858</text:p>
              </table:table-cell>
              <table:table-cell office:value-type="float" office:value="4.0341859464754">
                <text:p>4.034185946475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299294347764289">
                <text:p>0.299294347764289</text:p>
              </table:table-cell>
              <table:table-cell office:value-type="float" office:value="3.99922188426393">
                <text:p>3.99922188426393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296492153647414">
                <text:p>0.296492153647414</text:p>
              </table:table-cell>
              <table:table-cell office:value-type="float" office:value="3.96426405307841">
                <text:p>3.9642640530784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293693816926512">
                <text:p>0.293693816926512</text:p>
              </table:table-cell>
              <table:table-cell office:value-type="float" office:value="3.92931243195837">
                <text:p>3.9293124319583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287020305231509">
                <text:p>0.287020305231509</text:p>
              </table:table-cell>
              <table:table-cell office:value-type="float" office:value="3.84238798348825">
                <text:p>3.8423879834882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280356021516528">
                <text:p>0.280356021516528</text:p>
              </table:table-cell>
              <table:table-cell office:value-type="float" office:value="3.75547878681841">
                <text:p>3.7554787868184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273700956112038">
                <text:p>0.273700956112038</text:p>
              </table:table-cell>
              <table:table-cell office:value-type="float" office:value="3.66858484194886">
                <text:p>3.66858484194886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267055099357539">
                <text:p>0.267055099357539</text:p>
              </table:table-cell>
              <table:table-cell office:value-type="float" office:value="3.58170614887959">
                <text:p>3.5817061488795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260418441601552">
                <text:p>0.260418441601552</text:p>
              </table:table-cell>
              <table:table-cell office:value-type="float" office:value="3.49484270761061">
                <text:p>3.49484270761061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253790973201615">
                <text:p>0.253790973201615</text:p>
              </table:table-cell>
              <table:table-cell office:value-type="float" office:value="3.40799451814191">
                <text:p>3.4079945181419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247172684524269">
                <text:p>0.247172684524269</text:p>
              </table:table-cell>
              <table:table-cell office:value-type="float" office:value="3.32116158047351">
                <text:p>3.3211615804735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24178887225639">
                <text:p>0.24178887225639</text:p>
              </table:table-cell>
              <table:table-cell office:value-type="float" office:value="3.24876361776864">
                <text:p>3.2487636177686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236404840808004">
                <text:p>0.236404840808004</text:p>
              </table:table-cell>
              <table:table-cell office:value-type="float" office:value="3.17636528544494">
                <text:p>3.1763652854449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231020590172419">
                <text:p>0.231020590172419</text:p>
              </table:table-cell>
              <table:table-cell office:value-type="float" office:value="3.10396658350241">
                <text:p>3.1039665835024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225636120342945">
                <text:p>0.225636120342945</text:p>
              </table:table-cell>
              <table:table-cell office:value-type="float" office:value="3.03156751194105">
                <text:p>3.0315675119410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220251435937445">
                <text:p>0.220251435937445</text:p>
              </table:table-cell>
              <table:table-cell office:value-type="float" office:value="2.95916807855535">
                <text:p>2.9591680785553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214866527587056">
                <text:p>0.214866527587056</text:p>
              </table:table-cell>
              <table:table-cell office:value-type="float" office:value="2.88676826756561">
                <text:p>2.8867682675656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209481400022701">
                <text:p>0.209481400022701</text:p>
              </table:table-cell>
              <table:table-cell office:value-type="float" office:value="2.81436808695703">
                <text:p>2.8143680869570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20742999555118">
                <text:p>0.20742999555118</text:p>
              </table:table-cell>
              <table:table-cell office:value-type="float" office:value="2.79012813461381">
                <text:p>2.7901281346138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205383785949206">
                <text:p>0.205383785949206</text:p>
              </table:table-cell>
              <table:table-cell office:value-type="float" office:value="2.76589630052649">
                <text:p>2.7658963005264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203342765147126">
                <text:p>0.203342765147126</text:p>
              </table:table-cell>
              <table:table-cell office:value-type="float" office:value="2.74167259192035">
                <text:p>2.7416725919203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20130691424248">
                <text:p>0.20130691424248</text:p>
              </table:table-cell>
              <table:table-cell office:value-type="float" office:value="2.71745699428224">
                <text:p>2.717456994282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92cm" svg:y="0.316cm" chart:style-name="ch2">
          <text:p>Detected Asymptomatic - A</text:p>
        </chart:title>
        <chart:plot-area chart:style-name="ch3" table:cell-range-address="Papergraphs.U2:Papergraphs.V247 Papergraphs.V1:Papergraphs.V1" chart:data-source-has-labels="both" svg:x="0.32cm" svg:y="1.275cm" svg:width="15.36cm" svg:height="7.545cm">
          <chartooo:coordinate-region svg:x="1.408cm" svg:y="1.474cm" svg:width="13.662cm" svg:height="6.699cm"/>
          <chart:axis chart:dimension="x" chart:name="primary-x" chart:style-name="ch4" chartooo:axis-type="auto">
            <chartooo:date-scale/>
            <chart:categories table:cell-range-address="Papergraphs.U2:Papergraphs.U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pergraphs.V2:Papergraphs.V247" chart:label-cell-address="Papergraphs.V1:Papergraphs.V1" chart:class="chart:line">
            <chart:data-point chart:repeated="2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Papergraphs.V1:Papergraphs.V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Papergraphs.U2:Papergraphs.U247</svg:desc>
                </draw:g>
              </table:table-cell>
              <table:table-cell office:value-type="float" office:value="0">
                <text:p>0</text:p>
                <draw:g>
                  <svg:desc>Papergraphs.V2:Papergraphs.V247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8.8461538461499">
                <text:p>28.846153846149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6.24074074074">
                <text:p>36.2407407407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5.2083333333401">
                <text:p>25.208333333340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8.6086956521699">
                <text:p>8.6086956521699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7.2800000000002">
                <text:p>7.2800000000002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7.9325842696599">
                <text:p>17.9325842696599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7.1126760563402">
                <text:p>27.112676056340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9.7818181818197">
                <text:p>29.781818181819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4.9375">
                <text:p>24.937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4.6363636363603">
                <text:p>14.636363636360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.35714285714994">
                <text:p>8.3571428571499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0.9791666666597">
                <text:p>20.979166666659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3.4042553191503">
                <text:p>13.404255319150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6.9589041095901">
                <text:p>26.958904109590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37.7631578947398">
                <text:p>37.763157894739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8.3333333333298">
                <text:p>18.3333333333298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.2083333333403">
                <text:p>10.208333333340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.8260869565197">
                <text:p>7.826086956519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64.3095238095202">
                <text:p>64.3095238095202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5.4166666666697">
                <text:p>25.416666666669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5.0652173913004">
                <text:p>15.0652173913004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31.8918918918898">
                <text:p>31.8918918918898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.6666666666702">
                <text:p>47.666666666670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8.9649122807">
                <text:p>18.964912280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9.0232558139596">
                <text:p>29.023255813959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9.2413793103401">
                <text:p>19.241379310340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33.1363636363599">
                <text:p>33.136363636359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6.6000000000004">
                <text:p>26.600000000000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5.6923076923099">
                <text:p>15.692307692309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6.90909090909008">
                <text:p>6.9090909090900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8.0967741935497">
                <text:p>18.096774193549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33.3846153846202">
                <text:p>33.384615384620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8.4615384615299">
                <text:p>28.4615384615299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8.1176470588302">
                <text:p>18.1176470588302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0.8108108108099">
                <text:p>20.810810810809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7.2075471698099">
                <text:p>17.2075471698099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38.8181818181802">
                <text:p>38.8181818181802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6.2857142857197">
                <text:p>26.2857142857197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1.9661016949103">
                <text:p>21.966101694910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2.203125">
                <text:p>42.20312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1.2127659574498">
                <text:p>11.2127659574498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34.2826086956497">
                <text:p>34.282608695649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1.6818181818203">
                <text:p>21.681818181820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5.18461538461">
                <text:p>15.1846153846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9.0645161290399">
                <text:p>29.064516129039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5.0666666666602">
                <text:p>55.066666666660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.9230769230799">
                <text:p>12.923076923079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9.1176470588198">
                <text:p>19.117647058819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8.33333333334031">
                <text:p>8.333333333340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60.0982142857097">
                <text:p>60.0982142857097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2.79347826087">
                <text:p>42.79347826087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9.5789473684204">
                <text:p>19.578947368420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87.1631799163197">
                <text:p>87.163179916319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57.80346820809">
                <text:p>157.80346820809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5.98290598291">
                <text:p>145.9829059829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03.19565217391">
                <text:p>103.1956521739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7.7272727272698">
                <text:p>67.727272727269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35.3214285714303">
                <text:p>35.321428571430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7.6699029126198">
                <text:p>57.669902912619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7.6225165562896">
                <text:p>47.622516556289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7.2195121951299">
                <text:p>47.219512195129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4.609375">
                <text:p>24.60937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2.9113924050607">
                <text:p>12.911392405060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4.1875">
                <text:p>54.187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1.1702127659601">
                <text:p>41.1702127659601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6.0606060605996">
                <text:p>36.060606060599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2.4395604395604">
                <text:p>32.439560439560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9.8571428571495">
                <text:p>29.857142857149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1.9142857142797">
                <text:p>21.9142857142797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9.0877192982507">
                <text:p>19.0877192982507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3.6440677966093">
                <text:p>43.6440677966093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52.7213114754104">
                <text:p>52.721311475410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0.5519999999997">
                <text:p>40.551999999999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6.42335766423">
                <text:p>66.4233576642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7.2969924812005">
                <text:p>67.296992481200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95.0227272727298">
                <text:p>95.022727272729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06.22727272727">
                <text:p>106.2272727272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20.38297872341">
                <text:p>120.3829787234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33.64634146341">
                <text:p>133.6463414634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9.125">
                <text:p>49.12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8.1592920353996">
                <text:p>78.159292035399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98.3305084745807">
                <text:p>98.330508474580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23.17786561265">
                <text:p>123.1778656126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98.0386473429899">
                <text:p>98.0386473429899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83.4670050761397">
                <text:p>83.467005076139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8.6111111111104">
                <text:p>48.611111111110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0.8297872340499">
                <text:p>40.8297872340499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81.1515151515096">
                <text:p>81.151515151509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95.75555555556">
                <text:p>95.7555555555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86.37890625">
                <text:p>86.3789062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88.74476987447">
                <text:p>88.7447698744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38.85551330799">
                <text:p>138.85551330799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4.5454545454504">
                <text:p>44.545454545450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35.6744186046499">
                <text:p>35.6744186046499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58.4223107569806">
                <text:p>58.422310756980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02.68498168498">
                <text:p>102.68498168498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09.76642335766">
                <text:p>109.7664233576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34.77738515901">
                <text:p>134.7773851590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34.85943775101">
                <text:p>134.8594377510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86.95945945946">
                <text:p>86.9594594594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8.9761904761899">
                <text:p>48.976190476189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82.0317460317501">
                <text:p>82.031746031750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3.6666666666597">
                <text:p>93.666666666659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10.9756097561">
                <text:p>110.975609756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81.8668555240802">
                <text:p>81.866855524080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86.51194539249">
                <text:p>186.5119453924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4.3821656050995">
                <text:p>94.382165605099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3.97580645161">
                <text:p>43.9758064516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03.33687002652">
                <text:p>103.33687002652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27.69883040936">
                <text:p>127.69883040936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29.7974025974">
                <text:p>129.797402597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69.1355498721296">
                <text:p>69.135549872129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32.95999999999">
                <text:p>232.9599999999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07.343915343921">
                <text:p>107.34391534392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09.584507042249">
                <text:p>109.584507042249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8.253308128551">
                <text:p>88.25330812855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69.89126559714">
                <text:p>169.8912655971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14.7088989442">
                <text:p>214.708898944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55.787671232869">
                <text:p>255.78767123286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85.96897038082">
                <text:p>285.9689703808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45.73770491803">
                <text:p>145.7377049180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43.139072847691">
                <text:p>143.139072847691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70.666666666699">
                <text:p>170.666666666699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382.6479238754">
                <text:p>382.647923875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85.074918566801">
                <text:p>385.074918566801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97.468571428499">
                <text:p>497.46857142849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83.275390625">
                <text:p>483.27539062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01.169421487601">
                <text:p>401.169421487601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69.7491166078">
                <text:p>269.749116607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332.7928268051">
                <text:p>332.792826805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07.650232558201">
                <text:p>507.65023255820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66.030030030001">
                <text:p>666.03003003000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69.157017137499">
                <text:p>969.157017137499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25.290091930601">
                <text:p>725.29009193060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596.754022988498">
                <text:p>596.75402298849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55.276018099503">
                <text:p>255.27601809950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72.4600938968">
                <text:p>472.460093896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608.7404942965">
                <text:p>608.740494296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611.417196103397">
                <text:p>611.417196103397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30.946676970601">
                <text:p>830.94667697060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96.780785360301">
                <text:p>896.78078536030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87.675850891399">
                <text:p>587.67585089139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72.516483516502">
                <text:p>472.51648351650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51.492779783399">
                <text:p>451.492779783399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585.287197231799">
                <text:p>585.287197231799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05.3994653995">
                <text:p>905.399465399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069.8806233461">
                <text:p>1069.880623346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306.2794001578">
                <text:p>1306.2794001578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893.161849710999">
                <text:p>893.161849710999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692.917817679503">
                <text:p>692.917817679503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045.9462550029">
                <text:p>1045.946255002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484.5445211542">
                <text:p>1484.544521154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945.7647712539">
                <text:p>1945.7647712539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926.6431868696">
                <text:p>1926.643186869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155.10849963041">
                <text:p>3155.10849963041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1649.7190054496">
                <text:p>1649.719005449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122.1131547381">
                <text:p>1122.1131547381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516.375716519">
                <text:p>1516.37571651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2638.9962299718">
                <text:p>2638.9962299718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532.0471865539">
                <text:p>3532.0471865539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3600.8429196783">
                <text:p>3600.842919678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329.0163187164">
                <text:p>4329.016318716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3286.0185983216">
                <text:p>3286.018598321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854.3818887451">
                <text:p>1854.381888745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2776.8533983542">
                <text:p>2776.853398354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434.39009720959">
                <text:p>4434.3900972095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418.3625899281">
                <text:p>6418.362589928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6707.9866461222">
                <text:p>6707.986646122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8688.34303719431">
                <text:p>8688.3430371943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100.9839030071">
                <text:p>7100.983903007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156.28467703299">
                <text:p>4156.2846770329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848.97431330899">
                <text:p>5848.974313308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11cm" svg:y="0.316cm" chart:style-name="ch2">
          <text:p>Detected Symptomatic - S</text:p>
        </chart:title>
        <chart:plot-area chart:style-name="ch3" table:cell-range-address="Papergraphs.X2:Papergraphs.Y247 Papergraphs.Y1:Papergraphs.Y1" chart:data-source-has-labels="both" svg:x="0.32cm" svg:y="1.275cm" svg:width="15.36cm" svg:height="7.545cm">
          <chartooo:coordinate-region svg:x="1.408cm" svg:y="1.474cm" svg:width="13.662cm" svg:height="6.699cm"/>
          <chart:axis chart:dimension="x" chart:name="primary-x" chart:style-name="ch4" chartooo:axis-type="auto">
            <chartooo:date-scale/>
            <chart:categories table:cell-range-address="Papergraphs.X2:Papergraphs.X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pergraphs.Y2:Papergraphs.Y247" chart:label-cell-address="Papergraphs.Y1:Papergraphs.Y1" chart:class="chart:line">
            <chart:data-point chart:repeated="2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Papergraphs.Y1:Papergraphs.Y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Papergraphs.X2:Papergraphs.X247</svg:desc>
                </draw:g>
              </table:table-cell>
              <table:table-cell office:value-type="float" office:value="0">
                <text:p>0</text:p>
                <draw:g>
                  <svg:desc>Papergraphs.Y2:Papergraphs.Y247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6.1538461538503">
                <text:p>46.153846153850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6.75925925925">
                <text:p>66.7592592592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9.7916666666697">
                <text:p>29.791666666669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.39130434782965">
                <text:p>9.391304347829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8.7200000000003">
                <text:p>18.7200000000003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20.0674157303401">
                <text:p>20.067415730340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9.8873239436598">
                <text:p>49.8873239436598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8.2181818181798">
                <text:p>48.218181818179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32.0625">
                <text:p>32.062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31.3636363636406">
                <text:p>31.363636363640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9.64285714284961">
                <text:p>9.6428571428496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32.0208333333403">
                <text:p>32.0208333333403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31.5957446808497">
                <text:p>31.595744680849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1.0410958904104">
                <text:p>21.041095890410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4.2368421052597">
                <text:p>44.2368421052597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36.6666666666697">
                <text:p>36.666666666669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38.7916666666606">
                <text:p>38.791666666660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2.1739130434798">
                <text:p>12.173913043479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.6904761904798">
                <text:p>46.6904761904798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5.5833333333303">
                <text:p>35.583333333330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7.9347826086996">
                <text:p>17.93478260869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7.1081081081102">
                <text:p>27.108108108110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9.3333333333303">
                <text:p>29.333333333330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8.0350877192996">
                <text:p>28.0350877192996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8.9767441860404">
                <text:p>18.9767441860404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6.7586206896594">
                <text:p>16.758620689659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0.8636363636406">
                <text:p>20.863636363640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9.3999999999896">
                <text:p>29.399999999989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8.3076923077006">
                <text:p>18.3076923077006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31.0909090909099">
                <text:p>31.090909090909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5.9032258064499">
                <text:p>15.903225806449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8.6153846153802">
                <text:p>28.615384615380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5.5384615384592">
                <text:p>45.538461538459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37.8823529411802">
                <text:p>37.8823529411802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4.1891891891901">
                <text:p>14.189189189190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0.7924528301901">
                <text:p>20.792452830190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2.1818181818198">
                <text:p>22.181818181819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2.7142857142799">
                <text:p>42.71428571427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32.0338983050906">
                <text:p>32.0338983050906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30.796875">
                <text:p>30.79687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9.7872340425502">
                <text:p>19.7872340425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8.7173913043498">
                <text:p>48.7173913043498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31.3181818181802">
                <text:p>31.318181818180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31.81538461538">
                <text:p>31.81538461538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1.9354838709696">
                <text:p>21.935483870969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62.9333333333398">
                <text:p>62.933333333339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9.0769230769201">
                <text:p>29.076923076920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30.8823529411702">
                <text:p>30.882352941170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6.6666666666697">
                <text:p>16.6666666666697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66.9017857142899">
                <text:p>66.901785714289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84.20652173913">
                <text:p>84.2065217391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73.4210526315801">
                <text:p>73.42105263158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80.8368200836803">
                <text:p>80.8368200836803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02.19653179191">
                <text:p>102.1965317919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59.017094017089">
                <text:p>159.01709401708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98.8043478260906">
                <text:p>98.804347826090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81.2727272727198">
                <text:p>81.272727272719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56.6785714285797">
                <text:p>56.678571428579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74.3300970873697">
                <text:p>74.330097087369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93.3774834437099">
                <text:p>93.3774834437099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73.780487804881">
                <text:p>73.780487804881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50.390625">
                <text:p>50.39062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8.0886075949402">
                <text:p>38.088607594940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4.8125">
                <text:p>64.81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87.829787234039">
                <text:p>87.82978723403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8.9393939393904">
                <text:p>68.939393939390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49.5604395604405">
                <text:p>49.560439560440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4.1428571428587">
                <text:p>84.142857142858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7.0857142857112">
                <text:p>37.085714285711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4.9122807017593">
                <text:p>44.912280701759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59.3559322033907">
                <text:p>59.355932203390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81.2786885245896">
                <text:p>81.278688524589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96.4480000000003">
                <text:p>96.4480000000003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3.57664233576">
                <text:p>63.5766423357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85.7030075187995">
                <text:p>85.703007518799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30.97727272727">
                <text:p>130.9772727272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39.77272727273">
                <text:p>139.7727272727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09.617021276601">
                <text:p>109.61702127660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47.35365853658">
                <text:p>147.35365853658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81.8750000000091">
                <text:p>81.875000000009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13.8407079646">
                <text:p>113.840707964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84.669491525399">
                <text:p>184.669491525399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70.822134387401">
                <text:p>170.82213438740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79.961352656999">
                <text:p>179.961352656999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19.5329949238">
                <text:p>119.532994923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6.3888888888996">
                <text:p>76.388888888899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60.170212766001">
                <text:p>60.17021276600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26.848484848499">
                <text:p>126.84848484849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82.244444444401">
                <text:p>182.244444444401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56.62109375">
                <text:p>156.621093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13.2552301255">
                <text:p>113.255230125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90.144486691999">
                <text:p>190.144486691999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30.454545454601">
                <text:p>130.45454545460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82.3255813953001">
                <text:p>82.325581395300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82.5776892431004">
                <text:p>82.577689243100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86.315018314999">
                <text:p>186.315018314999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82.2335766423">
                <text:p>182.233576642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91.222614841001">
                <text:p>191.22261484100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57.140562248998">
                <text:p>157.140562248998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11.0405405406">
                <text:p>111.040540540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2.0238095238001">
                <text:p>72.023809523800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7.968253968202">
                <text:p>107.9682539682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87.333333333399">
                <text:p>187.3333333333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204.0243902439">
                <text:p>204.024390243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65.1331444759">
                <text:p>165.133144475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319.4880546075">
                <text:p>319.488054607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44.6178343949">
                <text:p>144.6178343949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9.024193548401">
                <text:p>89.02419354840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54.6631299734">
                <text:p>154.663129973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239.301169590699">
                <text:p>239.30116959069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73.2025974026">
                <text:p>273.202597402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48.864450127901">
                <text:p>148.86445012790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375.039999999999">
                <text:p>375.03999999999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09.656084656101">
                <text:p>209.65608465610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63.4154929577">
                <text:p>163.4154929577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62.7466918715">
                <text:p>162.74669187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329.1087344028">
                <text:p>329.108734402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41.2911010558">
                <text:p>441.2911010558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23.212328767098">
                <text:p>423.21232876709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06.0310296192">
                <text:p>506.031029619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362.262295082">
                <text:p>362.26229508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60.860927152302">
                <text:p>260.86092715230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389.333333333299">
                <text:p>389.333333333299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778.3520761246">
                <text:p>778.352076124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773.925081433201">
                <text:p>773.925081433201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79.531428571499">
                <text:p>879.53142857149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963.724609375">
                <text:p>963.72460937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139.8305785124">
                <text:p>1139.830578512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517.2508833922">
                <text:p>517.250883392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01.2071731949">
                <text:p>701.207173194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166.3497674418">
                <text:p>1166.349767441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469.96996997">
                <text:p>1469.96996997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153.8429828624">
                <text:p>2153.842982862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381.7099080695">
                <text:p>1381.709908069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447.2459770115">
                <text:p>1447.245977011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728.723981900497">
                <text:p>728.723981900497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01.5399061032">
                <text:p>1001.539906103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785.2595057035">
                <text:p>1785.259505703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694.5828038966">
                <text:p>1694.5828038966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079.0533230294">
                <text:p>2079.0533230294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047.2192146397">
                <text:p>2047.219214639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388.3241491086">
                <text:p>1388.324149108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830.483516483502">
                <text:p>830.48351648350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834.507220216598">
                <text:p>834.50722021659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374.7128027682">
                <text:p>1374.7128027682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014.6005346005">
                <text:p>2014.600534600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422.119376654">
                <text:p>2422.11937665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489.7205998421">
                <text:p>2489.720599842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660.838150289">
                <text:p>1660.838150289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148.0821823205">
                <text:p>1148.082182320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074.0537449971">
                <text:p>2074.053744997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971.4554788458">
                <text:p>2971.4554788458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3392.2352287461">
                <text:p>3392.235228746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3470.35681313041">
                <text:p>3470.3568131304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461.8915003696">
                <text:p>5461.891500369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985.2809945504">
                <text:p>2985.280994550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978.88684526189">
                <text:p>1978.88684526189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794.62428348101">
                <text:p>2794.6242834810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686.0037700282">
                <text:p>5686.003770028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011.9528134461">
                <text:p>6011.952813446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6119.1570803217">
                <text:p>6119.157080321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6775.9836812834">
                <text:p>6775.983681283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425.981401679">
                <text:p>5425.981401679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203.61811125399">
                <text:p>3203.6181112539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300.146601646">
                <text:p>5300.146601646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549.609902791">
                <text:p>7549.60990279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8550.63741007201">
                <text:p>8550.6374100720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442.013353877">
                <text:p>7442.01335387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6571.65696280598">
                <text:p>6571.6569628059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371.016096993">
                <text:p>5371.01609699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3143.71532296701">
                <text:p>3143.7153229670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424.02568669099">
                <text:p>4424.025686690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3cm" svg:y="0.316cm" chart:style-name="ch2">
          <text:p>Dead - D</text:p>
        </chart:title>
        <chart:plot-area chart:style-name="ch3" table:cell-range-address="Papergraphs.AA2:Papergraphs.AB247 Papergraphs.AB1:Papergraphs.AB1" chart:data-source-has-labels="both" svg:x="0.676cm" svg:y="0.749cm" svg:width="15.01cm" svg:height="7.542cm">
          <chartooo:coordinate-region svg:x="1.668cm" svg:y="0.948cm" svg:width="13.493cm" svg:height="6.696cm"/>
          <chart:axis chart:dimension="x" chart:name="primary-x" chart:style-name="ch4" chartooo:axis-type="auto">
            <chartooo:date-scale/>
            <chart:categories table:cell-range-address="Papergraphs.AA2:Papergraphs.AA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pergraphs.AB2:Papergraphs.AB247" chart:label-cell-address="Papergraphs.AB1:Papergraphs.AB1" chart:class="chart:line">
            <chart:data-point chart:repeated="2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  <draw:g>
                  <svg:desc>Papergraphs.AB1:Papergraphs.AB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Papergraphs.AA2:Papergraphs.AA247</svg:desc>
                </draw:g>
              </table:table-cell>
              <table:table-cell office:value-type="float" office:value="0">
                <text:p>0</text:p>
                <draw:g>
                  <svg:desc>Papergraphs.AB2:Papergraphs.AB247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Imports - M</text:p>
        </chart:title>
        <chart:plot-area chart:style-name="ch3" table:cell-range-address="Papergraphs.AD2:Papergraphs.AE247 Papergraphs.AE1:Papergraphs.AE1" chart:data-source-has-labels="both" svg:x="0.32cm" svg:y="1.275cm" svg:width="15.36cm" svg:height="7.545cm">
          <chartooo:coordinate-region svg:x="0.954cm" svg:y="1.475cm" svg:width="14.207cm" svg:height="6.698cm"/>
          <chart:axis chart:dimension="x" chart:name="primary-x" chart:style-name="ch4" chartooo:axis-type="auto">
            <chartooo:date-scale/>
            <chart:categories table:cell-range-address="Papergraphs.AD2:Papergraphs.AD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pergraphs.AE2:Papergraphs.AE247" chart:label-cell-address="Papergraphs.AE1:Papergraphs.AE1" chart:class="chart:line">
            <chart:data-point chart:repeated="2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</text:p>
                <draw:g>
                  <svg:desc>Papergraphs.AE1:Papergraphs.AE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Papergraphs.AD2:Papergraphs.AD247</svg:desc>
                </draw:g>
              </table:table-cell>
              <table:table-cell office:value-type="float" office:value="0">
                <text:p>0</text:p>
                <draw:g>
                  <svg:desc>Papergraphs.AE2:Papergraphs.AE247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